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7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9.022cm"/>
    </style:style>
    <style:style style:name="co4" style:family="table-column">
      <style:table-column-properties fo:break-before="auto" style:column-width="1.226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7" table:default-cell-style-name="Default"/>
        <table:table-column table:style-name="co6" table:default-cell-style-name="Default"/>
        <table:table-row table:style-name="ro1">
          <table:table-cell office:value-type="string">
            <text:p>series</text:p>
          </table:table-cell>
          <table:table-cell office:value-type="string">
            <text:p>series_code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float" office:value="1960">
            <text:p>1960</text:p>
          </table:table-cell>
          <table:table-cell office:value-type="float" office:value="1961">
            <text:p>1961</text:p>
          </table:table-cell>
          <table:table-cell office:value-type="float" office:value="1962">
            <text:p>1962</text:p>
          </table:table-cell>
          <table:table-cell office:value-type="float" office:value="1963">
            <text:p>1963</text:p>
          </table:table-cell>
          <table:table-cell office:value-type="float" office:value="1964">
            <text:p>1964</text:p>
          </table:table-cell>
          <table:table-cell office:value-type="float" office:value="1965">
            <text:p>1965</text:p>
          </table:table-cell>
          <table:table-cell office:value-type="float" office:value="1966">
            <text:p>1966</text:p>
          </table:table-cell>
          <table:table-cell office:value-type="float" office:value="1967">
            <text:p>1967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Algeria</text:p>
          </table:table-cell>
          <table:table-cell office:value-type="string">
            <text:p>DZA</text:p>
          </table:table-cell>
          <table:table-cell table:number-columns-repeated="3" office:value-type="string">
            <text:p>..</text:p>
          </table:table-cell>
          <table:table-cell office:value-type="string">
            <text:p>2.457889091</text:p>
          </table:table-cell>
          <table:table-cell office:value-type="string">
            <text:p>3.432318283</text:p>
          </table:table-cell>
          <table:table-cell office:value-type="string">
            <text:p>3.364758455</text:p>
          </table:table-cell>
          <table:table-cell office:value-type="string">
            <text:p>3.438173825</text:p>
          </table:table-cell>
          <table:table-cell office:value-type="string">
            <text:p>2.944324158</text:p>
          </table:table-cell>
          <table:table-cell office:value-type="string">
            <text:p>2.576468399</text:p>
          </table:table-cell>
          <table:table-cell office:value-type="string">
            <text:p>2.331300129</text:p>
          </table:table-cell>
          <table:table-cell office:value-type="string">
            <text:p>2.032357455</text:p>
          </table:table-cell>
          <table:table-cell office:value-type="string">
            <text:p>1.968538458</text:p>
          </table:table-cell>
          <table:table-cell office:value-type="string">
            <text:p>1.624750683</text:p>
          </table:table-cell>
          <table:table-cell office:value-type="string">
            <text:p>1.570503975</text:p>
          </table:table-cell>
          <table:table-cell office:value-type="string">
            <text:p>1.969501577</text:p>
          </table:table-cell>
          <table:table-cell office:value-type="string">
            <text:p>2.135585578</text:p>
          </table:table-cell>
          <table:table-cell office:value-type="string">
            <text:p>2.711153341</text:p>
          </table:table-cell>
          <table:table-cell office:value-type="string">
            <text:p>2.249032608</text:p>
          </table:table-cell>
          <table:table-cell office:value-type="string">
            <text:p>2.381432035</text:p>
          </table:table-cell>
          <table:table-cell office:value-type="string">
            <text:p>2.140801579</text:p>
          </table:table-cell>
          <table:table-cell office:value-type="string">
            <text:p>2.102153823</text:p>
          </table:table-cell>
          <table:table-cell office:value-type="string">
            <text:p>1.81870427</text:p>
          </table:table-cell>
          <table:table-cell office:value-type="string">
            <text:p>2.062620495</text:p>
          </table:table-cell>
          <table:table-cell office:value-type="string">
            <text:p>1.951647414</text:p>
          </table:table-cell>
          <table:table-cell office:value-type="string">
            <text:p>1.730567992</text:p>
          </table:table-cell>
          <table:table-cell office:value-type="string">
            <text:p>1.645382676</text:p>
          </table:table-cell>
          <table:table-cell office:value-type="string">
            <text:p>1.769615959</text:p>
          </table:table-cell>
          <table:table-cell office:value-type="string">
            <text:p>1.793327162</text:p>
          </table:table-cell>
          <table:table-cell office:value-type="string">
            <text:p>1.740772459</text:p>
          </table:table-cell>
          <table:table-cell office:value-type="string">
            <text:p>1.535553959</text:p>
          </table:table-cell>
          <table:table-cell office:value-type="string">
            <text:p>1.457358755</text:p>
          </table:table-cell>
          <table:table-cell office:value-type="string">
            <text:p>1.23611608</text:p>
          </table:table-cell>
          <table:table-cell office:value-type="string">
            <text:p>2.194237699</text:p>
          </table:table-cell>
          <table:table-cell office:value-type="string">
            <text:p>2.55660378</text:p>
          </table:table-cell>
          <table:table-cell office:value-type="string">
            <text:p>3.137780742</text:p>
          </table:table-cell>
          <table:table-cell office:value-type="string">
            <text:p>2.9562443</text:p>
          </table:table-cell>
          <table:table-cell office:value-type="string">
            <text:p>3.094124505</text:p>
          </table:table-cell>
          <table:table-cell office:value-type="string">
            <text:p>3.637364334</text:p>
          </table:table-cell>
          <table:table-cell office:value-type="string">
            <text:p>3.965659634</text:p>
          </table:table-cell>
          <table:table-cell office:value-type="string">
            <text:p>3.755082753</text:p>
          </table:table-cell>
          <table:table-cell office:value-type="string">
            <text:p>3.433382401</text:p>
          </table:table-cell>
          <table:table-cell office:value-type="string">
            <text:p>3.820692641</text:p>
          </table:table-cell>
          <table:table-cell office:value-type="string">
            <text:p>3.700826621</text:p>
          </table:table-cell>
          <table:table-cell office:value-type="string">
            <text:p>3.251210204</text:p>
          </table:table-cell>
          <table:table-cell office:value-type="string">
            <text:p>3.283886291</text:p>
          </table:table-cell>
          <table:table-cell office:value-type="string">
            <text:p>2.834176721</text:p>
          </table:table-cell>
          <table:table-cell office:value-type="string">
            <text:p>2.643808855</text:p>
          </table:table-cell>
          <table:table-cell office:value-type="string">
            <text:p>2.923322167</text:p>
          </table:table-cell>
          <table:table-cell office:value-type="string">
            <text:p>3.024746187</text:p>
          </table:table-cell>
          <table:table-cell office:value-type="string">
            <text:p>3.848515513</text:p>
          </table:table-cell>
          <table:table-cell office:value-type="string">
            <text:p>3.518023204</text:p>
          </table:table-cell>
          <table:table-cell office:value-type="string">
            <text:p>4.325706338</text:p>
          </table:table-cell>
          <table:table-cell office:value-type="string">
            <text:p>4.461079171</text:p>
          </table:table-cell>
          <table:table-cell office:value-type="string">
            <text:p>4.844503388</text:p>
          </table:table-cell>
          <table:table-cell office:value-type="string">
            <text:p>5.548484044</text:p>
          </table:table-cell>
          <table:table-cell office:value-type="string">
            <text:p>6.274210027</text:p>
          </table:table-cell>
          <table:table-cell office:value-type="string">
            <text:p>6.42447386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Afghanistan</text:p>
          </table:table-cell>
          <table:table-cell office:value-type="string">
            <text:p>AFG</text:p>
          </table:table-cell>
          <table:table-cell table:number-columns-repeated="10" office:value-type="string">
            <text:p>..</text:p>
          </table:table-cell>
          <table:table-cell office:value-type="string">
            <text:p>1.629608236</text:p>
          </table:table-cell>
          <table:table-cell table:number-columns-repeated="2" office:value-type="string">
            <text:p>..</text:p>
          </table:table-cell>
          <table:table-cell office:value-type="string">
            <text:p>1.868910331</text:p>
          </table:table-cell>
          <table:table-cell office:value-type="string">
            <text:p>1.610824785</text:p>
          </table:table-cell>
          <table:table-cell office:value-type="string">
            <text:p>1.722065765</text:p>
          </table:table-cell>
          <table:table-cell office:value-type="string">
            <text:p>2.046086948</text:p>
          </table:table-cell>
          <table:table-cell office:value-type="string">
            <text:p>2.011474736</text:p>
          </table:table-cell>
          <table:table-cell table:number-columns-repeated="26" office:value-type="string">
            <text:p>..</text:p>
          </table:table-cell>
          <table:table-cell office:value-type="string">
            <text:p>2.369786136</text:p>
          </table:table-cell>
          <table:table-cell office:value-type="string">
            <text:p>1.950429571</text:p>
          </table:table-cell>
          <table:table-cell office:value-type="string">
            <text:p>1.861299883</text:p>
          </table:table-cell>
          <table:table-cell office:value-type="string">
            <text:p>2.237069422</text:p>
          </table:table-cell>
          <table:table-cell office:value-type="string">
            <text:p>2.328002758</text:p>
          </table:table-cell>
          <table:table-cell office:value-type="string">
            <text:p>2.060751318</text:p>
          </table:table-cell>
          <table:table-cell office:value-type="string">
            <text:p>1.897472751</text:p>
          </table:table-cell>
          <table:table-cell office:value-type="string">
            <text:p>1.778592618</text:p>
          </table:table-cell>
          <table:table-cell office:value-type="string">
            <text:p>1.144715113</text:p>
          </table:table-cell>
          <table:table-cell office:value-type="string">
            <text:p>1.050018937</text:p>
          </table:table-cell>
          <table:table-cell office:value-type="string">
            <text:p>1.297728435</text:p>
          </table:table-cell>
          <table:table-cell office:value-type="string">
            <text:p>0.993453782</text:p>
          </table:table-cell>
          <table:table-cell office:value-type="string">
            <text:p>0.89233619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Albania</text:p>
          </table:table-cell>
          <table:table-cell office:value-type="string">
            <text:p>ALB</text:p>
          </table:table-cell>
          <table:table-cell table:number-columns-repeated="20" office:value-type="string">
            <text:p>..</text:p>
          </table:table-cell>
          <table:table-cell office:value-type="string">
            <text:p>6.049684683</text:p>
          </table:table-cell>
          <table:table-cell office:value-type="string">
            <text:p>5.84831709</text:p>
          </table:table-cell>
          <table:table-cell office:value-type="string">
            <text:p>5.651595745</text:p>
          </table:table-cell>
          <table:table-cell office:value-type="string">
            <text:p>5.441282088</text:p>
          </table:table-cell>
          <table:table-cell office:value-type="string">
            <text:p>6.117504506</text:p>
          </table:table-cell>
          <table:table-cell office:value-type="string">
            <text:p>5.651426333</text:p>
          </table:table-cell>
          <table:table-cell office:value-type="string">
            <text:p>5.623921762</text:p>
          </table:table-cell>
          <table:table-cell office:value-type="string">
            <text:p>5.859850733</text:p>
          </table:table-cell>
          <table:table-cell office:value-type="string">
            <text:p>5.615004704</text:p>
          </table:table-cell>
          <table:table-cell office:value-type="string">
            <text:p>5.165676383</text:p>
          </table:table-cell>
          <table:table-cell office:value-type="string">
            <text:p>5.888300825</text:p>
          </table:table-cell>
          <table:table-cell office:value-type="string">
            <text:p>5.791270528</text:p>
          </table:table-cell>
          <table:table-cell office:value-type="string">
            <text:p>4.448451975</text:p>
          </table:table-cell>
          <table:table-cell office:value-type="string">
            <text:p>3.199297902</text:p>
          </table:table-cell>
          <table:table-cell office:value-type="string">
            <text:p>2.500385762</text:p>
          </table:table-cell>
          <table:table-cell office:value-type="string">
            <text:p>2.099713037</text:p>
          </table:table-cell>
          <table:table-cell office:value-type="string">
            <text:p>1.379028731</text:p>
          </table:table-cell>
          <table:table-cell office:value-type="string">
            <text:p>1.283081573</text:p>
          </table:table-cell>
          <table:table-cell office:value-type="string">
            <text:p>1.238243077</text:p>
          </table:table-cell>
          <table:table-cell office:value-type="string">
            <text:p>1.249208821</text:p>
          </table:table-cell>
          <table:table-cell office:value-type="string">
            <text:p>1.246359339</text:p>
          </table:table-cell>
          <table:table-cell office:value-type="string">
            <text:p>1.309292251</text:p>
          </table:table-cell>
          <table:table-cell office:value-type="string">
            <text:p>1.320034991</text:p>
          </table:table-cell>
          <table:table-cell office:value-type="string">
            <text:p>1.336844537</text:p>
          </table:table-cell>
          <table:table-cell office:value-type="string">
            <text:p>1.381158684</text:p>
          </table:table-cell>
          <table:table-cell office:value-type="string">
            <text:p>1.350005455</text:p>
          </table:table-cell>
          <table:table-cell office:value-type="string">
            <text:p>1.567769463</text:p>
          </table:table-cell>
          <table:table-cell office:value-type="string">
            <text:p>1.82076528</text:p>
          </table:table-cell>
          <table:table-cell office:value-type="string">
            <text:p>1.984868857</text:p>
          </table:table-cell>
          <table:table-cell office:value-type="string">
            <text:p>1.51721714</text:p>
          </table:table-cell>
          <table:table-cell office:value-type="string">
            <text:p>1.558591893</text:p>
          </table:table-cell>
          <table:table-cell office:value-type="string">
            <text:p>1.528266338</text:p>
          </table:table-cell>
          <table:table-cell office:value-type="string">
            <text:p>1.487082577</text:p>
          </table:table-cell>
          <table:table-cell office:value-type="string">
            <text:p>1.408982101</text:p>
          </table:table-cell>
          <table:table-cell office:value-type="string">
            <text:p>1.346515991</text:p>
          </table:table-cell>
          <table:table-cell office:value-type="string">
            <text:p>1.167601287</text:p>
          </table:table-cell>
          <table:table-cell office:value-type="string">
            <text:p>1.23615638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American Samoa</text:p>
          </table:table-cell>
          <table:table-cell office:value-type="string">
            <text:p>ASM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Andorra</text:p>
          </table:table-cell>
          <table:table-cell office:value-type="string">
            <text:p>AND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Angola</text:p>
          </table:table-cell>
          <table:table-cell office:value-type="string">
            <text:p>AGO</text:p>
          </table:table-cell>
          <table:table-cell table:number-columns-repeated="25" office:value-type="string">
            <text:p>..</text:p>
          </table:table-cell>
          <table:table-cell office:value-type="string">
            <text:p>17.15</text:p>
          </table:table-cell>
          <table:table-cell office:value-type="string">
            <text:p>17.3</text:p>
          </table:table-cell>
          <table:table-cell office:value-type="string">
            <text:p>22.25</text:p>
          </table:table-cell>
          <table:table-cell office:value-type="string">
            <text:p>21.9805</text:p>
          </table:table-cell>
          <table:table-cell office:value-type="string">
            <text:p>19.43233333</text:p>
          </table:table-cell>
          <table:table-cell office:value-type="string">
            <text:p>17.46366667</text:p>
          </table:table-cell>
          <table:table-cell office:value-type="string">
            <text:p>7.1025</text:p>
          </table:table-cell>
          <table:table-cell office:value-type="string">
            <text:p>7.679230769</text:p>
          </table:table-cell>
          <table:table-cell office:value-type="string">
            <text:p>17.5472119</text:p>
          </table:table-cell>
          <table:table-cell office:value-type="string">
            <text:p>5.709593679</text:p>
          </table:table-cell>
          <table:table-cell office:value-type="string">
            <text:p>4.707392768</text:p>
          </table:table-cell>
          <table:table-cell office:value-type="string">
            <text:p>2.447848157</text:p>
          </table:table-cell>
          <table:table-cell office:value-type="string">
            <text:p>5.972251161</text:p>
          </table:table-cell>
          <table:table-cell office:value-type="string">
            <text:p>2.642007707</text:p>
          </table:table-cell>
          <table:table-cell office:value-type="string">
            <text:p>17.33469221</text:p>
          </table:table-cell>
          <table:table-cell office:value-type="string">
            <text:p>6.392603154</text:p>
          </table:table-cell>
          <table:table-cell office:value-type="string">
            <text:p>4.524353815</text:p>
          </table:table-cell>
          <table:table-cell office:value-type="string">
            <text:p>3.510235068</text:p>
          </table:table-cell>
          <table:table-cell office:value-type="string">
            <text:p>4.722133792</text:p>
          </table:table-cell>
          <table:table-cell office:value-type="string">
            <text:p>4.162414738</text:p>
          </table:table-cell>
          <table:table-cell office:value-type="string">
            <text:p>4.834841974</text:p>
          </table:table-cell>
          <table:table-cell office:value-type="string">
            <text:p>4.714844928</text:p>
          </table:table-cell>
          <table:table-cell office:value-type="string">
            <text:p>3.362231849</text:p>
          </table:table-cell>
          <table:table-cell office:value-type="string">
            <text:p>3.758214638</text:p>
          </table:table-cell>
          <table:table-cell office:value-type="string">
            <text:p>4.386128818</text:p>
          </table:table-cell>
          <table:table-cell office:value-type="string">
            <text:p>4.244884292</text:p>
          </table:table-cell>
          <table:table-cell office:value-type="string">
            <text:p>3.495619369</text:p>
          </table:table-cell>
          <table:table-cell office:value-type="string">
            <text:p>3.593357737</text:p>
          </table:table-cell>
          <table:table-cell office:value-type="string">
            <text:p>4.876031618</text:p>
          </table:table-cell>
          <table:table-cell office:value-type="string">
            <text:p>5.400213168</text:p>
          </table:table-cell>
          <table:table-cell office:value-type="string">
            <text:p>3.515938573</text:p>
          </table:table-cell>
          <table:table-cell office:value-type="string">
            <text:p>2.96369398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Antigua and Barbuda</text:p>
          </table:table-cell>
          <table:table-cell office:value-type="string">
            <text:p>ATG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Arab World</text:p>
          </table:table-cell>
          <table:table-cell office:value-type="string">
            <text:p>ARB</text:p>
          </table:table-cell>
          <table:table-cell office:value-type="string">
            <text:p>4.624765951</text:p>
          </table:table-cell>
          <table:table-cell office:value-type="string">
            <text:p>4.625487898</text:p>
          </table:table-cell>
          <table:table-cell office:value-type="string">
            <text:p>5.25810991</text:p>
          </table:table-cell>
          <table:table-cell office:value-type="string">
            <text:p>3.786178177</text:p>
          </table:table-cell>
          <table:table-cell office:value-type="string">
            <text:p>4.688721881</text:p>
          </table:table-cell>
          <table:table-cell office:value-type="string">
            <text:p>5.833810849</text:p>
          </table:table-cell>
          <table:table-cell office:value-type="string">
            <text:p>5.473423952</text:p>
          </table:table-cell>
          <table:table-cell office:value-type="string">
            <text:p>5.646633563</text:p>
          </table:table-cell>
          <table:table-cell office:value-type="string">
            <text:p>7.38456517</text:p>
          </table:table-cell>
          <table:table-cell office:value-type="string">
            <text:p>8.422073669</text:p>
          </table:table-cell>
          <table:table-cell office:value-type="string">
            <text:p>8.129826373</text:p>
          </table:table-cell>
          <table:table-cell office:value-type="string">
            <text:p>7.944765865</text:p>
          </table:table-cell>
          <table:table-cell office:value-type="string">
            <text:p>7.513712107</text:p>
          </table:table-cell>
          <table:table-cell office:value-type="string">
            <text:p>7.965756098</text:p>
          </table:table-cell>
          <table:table-cell table:number-columns-repeated="3" office:value-type="string">
            <text:p>..</text:p>
          </table:table-cell>
          <table:table-cell office:value-type="string">
            <text:p>10.96812711</text:p>
          </table:table-cell>
          <table:table-cell office:value-type="string">
            <text:p>10.75568418</text:p>
          </table:table-cell>
          <table:table-cell office:value-type="string">
            <text:p>9.752906662</text:p>
          </table:table-cell>
          <table:table-cell office:value-type="string">
            <text:p>8.627451278</text:p>
          </table:table-cell>
          <table:table-cell office:value-type="string">
            <text:p>9.988937059</text:p>
          </table:table-cell>
          <table:table-cell office:value-type="string">
            <text:p>12.28580057</text:p>
          </table:table-cell>
          <table:table-cell office:value-type="string">
            <text:p>11.40702293</text:p>
          </table:table-cell>
          <table:table-cell office:value-type="string">
            <text:p>11.9787328</text:p>
          </table:table-cell>
          <table:table-cell office:value-type="string">
            <text:p>10.69622506</text:p>
          </table:table-cell>
          <table:table-cell office:value-type="string">
            <text:p>..</text:p>
          </table:table-cell>
          <table:table-cell office:value-type="string">
            <text:p>8.532694167</text:p>
          </table:table-cell>
          <table:table-cell office:value-type="string">
            <text:p>8.054725538</text:p>
          </table:table-cell>
          <table:table-cell office:value-type="string">
            <text:p>7.804263709</text:p>
          </table:table-cell>
          <table:table-cell office:value-type="string">
            <text:p>..</text:p>
          </table:table-cell>
          <table:table-cell office:value-type="string">
            <text:p>11.44870183</text:p>
          </table:table-cell>
          <table:table-cell office:value-type="string">
            <text:p>8.705722317</text:p>
          </table:table-cell>
          <table:table-cell office:value-type="string">
            <text:p>7.919333799</text:p>
          </table:table-cell>
          <table:table-cell office:value-type="string">
            <text:p>7.332354439</text:p>
          </table:table-cell>
          <table:table-cell office:value-type="string">
            <text:p>6.642951372</text:p>
          </table:table-cell>
          <table:table-cell office:value-type="string">
            <text:p>6.070481825</text:p>
          </table:table-cell>
          <table:table-cell office:value-type="string">
            <text:p>6.254937</text:p>
          </table:table-cell>
          <table:table-cell office:value-type="string">
            <text:p>7.159931923</text:p>
          </table:table-cell>
          <table:table-cell office:value-type="string">
            <text:p>6.187021777</text:p>
          </table:table-cell>
          <table:table-cell office:value-type="string">
            <text:p>6.076589268</text:p>
          </table:table-cell>
          <table:table-cell office:value-type="string">
            <text:p>6.507778825</text:p>
          </table:table-cell>
          <table:table-cell office:value-type="string">
            <text:p>5.989643096</text:p>
          </table:table-cell>
          <table:table-cell office:value-type="string">
            <text:p>5.55705237</text:p>
          </table:table-cell>
          <table:table-cell office:value-type="string">
            <text:p>5.163154142</text:p>
          </table:table-cell>
          <table:table-cell office:value-type="string">
            <text:p>4.719598977</text:p>
          </table:table-cell>
          <table:table-cell office:value-type="string">
            <text:p>4.47096301</text:p>
          </table:table-cell>
          <table:table-cell office:value-type="string">
            <text:p>4.602682035</text:p>
          </table:table-cell>
          <table:table-cell office:value-type="string">
            <text:p>4.25602669</text:p>
          </table:table-cell>
          <table:table-cell office:value-type="string">
            <text:p>5.40702653</text:p>
          </table:table-cell>
          <table:table-cell office:value-type="string">
            <text:p>5.116700852</text:p>
          </table:table-cell>
          <table:table-cell office:value-type="string">
            <text:p>5.000641336</text:p>
          </table:table-cell>
          <table:table-cell office:value-type="string">
            <text:p>5.180449845</text:p>
          </table:table-cell>
          <table:table-cell office:value-type="string">
            <text:p>5.816010317</text:p>
          </table:table-cell>
          <table:table-cell office:value-type="string">
            <text:p>6.289190618</text:p>
          </table:table-cell>
          <table:table-cell office:value-type="string">
            <text:p>7.451171841</text:p>
          </table:table-cell>
          <table:table-cell office:value-type="string">
            <text:p>6.20146651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Argentina</text:p>
          </table:table-cell>
          <table:table-cell office:value-type="string">
            <text:p>ARG</text:p>
          </table:table-cell>
          <table:table-cell office:value-type="string">
            <text:p>1.178627305</text:p>
          </table:table-cell>
          <table:table-cell office:value-type="string">
            <text:p>1.282918323</text:p>
          </table:table-cell>
          <table:table-cell office:value-type="string">
            <text:p>1.248029849</text:p>
          </table:table-cell>
          <table:table-cell office:value-type="string">
            <text:p>1.325595968</text:p>
          </table:table-cell>
          <table:table-cell office:value-type="string">
            <text:p>0.959740697</text:p>
          </table:table-cell>
          <table:table-cell office:value-type="string">
            <text:p>0.888224774</text:p>
          </table:table-cell>
          <table:table-cell office:value-type="string">
            <text:p>0.97132596</text:p>
          </table:table-cell>
          <table:table-cell office:value-type="string">
            <text:p>1.049383494</text:p>
          </table:table-cell>
          <table:table-cell office:value-type="string">
            <text:p>1.275275875</text:p>
          </table:table-cell>
          <table:table-cell office:value-type="string">
            <text:p>1.416857943</text:p>
          </table:table-cell>
          <table:table-cell office:value-type="string">
            <text:p>1.408098695</text:p>
          </table:table-cell>
          <table:table-cell office:value-type="string">
            <text:p>1.411699706</text:p>
          </table:table-cell>
          <table:table-cell office:value-type="string">
            <text:p>1.378372138</text:p>
          </table:table-cell>
          <table:table-cell office:value-type="string">
            <text:p>1.368165506</text:p>
          </table:table-cell>
          <table:table-cell office:value-type="string">
            <text:p>1.24706449</text:p>
          </table:table-cell>
          <table:table-cell office:value-type="string">
            <text:p>1.504976223</text:p>
          </table:table-cell>
          <table:table-cell office:value-type="string">
            <text:p>2.804405053</text:p>
          </table:table-cell>
          <table:table-cell office:value-type="string">
            <text:p>2.955213905</text:p>
          </table:table-cell>
          <table:table-cell office:value-type="string">
            <text:p>3.485692319</text:p>
          </table:table-cell>
          <table:table-cell office:value-type="string">
            <text:p>3.446955163</text:p>
          </table:table-cell>
          <table:table-cell office:value-type="string">
            <text:p>3.098635638</text:p>
          </table:table-cell>
          <table:table-cell office:value-type="string">
            <text:p>3.465207535</text:p>
          </table:table-cell>
          <table:table-cell office:value-type="string">
            <text:p>2.704496053</text:p>
          </table:table-cell>
          <table:table-cell office:value-type="string">
            <text:p>2.739062928</text:p>
          </table:table-cell>
          <table:table-cell office:value-type="string">
            <text:p>2.162039144</text:p>
          </table:table-cell>
          <table:table-cell office:value-type="string">
            <text:p>2.299717248</text:p>
          </table:table-cell>
          <table:table-cell office:value-type="string">
            <text:p>2.313678749</text:p>
          </table:table-cell>
          <table:table-cell office:value-type="string">
            <text:p>2.28438688</text:p>
          </table:table-cell>
          <table:table-cell office:value-type="string">
            <text:p>2.124939223</text:p>
          </table:table-cell>
          <table:table-cell office:value-type="string">
            <text:p>1.880371426</text:p>
          </table:table-cell>
          <table:table-cell office:value-type="string">
            <text:p>1.450915541</text:p>
          </table:table-cell>
          <table:table-cell office:value-type="string">
            <text:p>1.506926514</text:p>
          </table:table-cell>
          <table:table-cell office:value-type="string">
            <text:p>1.422532823</text:p>
          </table:table-cell>
          <table:table-cell office:value-type="string">
            <text:p>1.422803061</text:p>
          </table:table-cell>
          <table:table-cell office:value-type="string">
            <text:p>1.457038533</text:p>
          </table:table-cell>
          <table:table-cell office:value-type="string">
            <text:p>1.473074534</text:p>
          </table:table-cell>
          <table:table-cell office:value-type="string">
            <text:p>1.241228405</text:p>
          </table:table-cell>
          <table:table-cell office:value-type="string">
            <text:p>1.140139111</text:p>
          </table:table-cell>
          <table:table-cell office:value-type="string">
            <text:p>1.136317072</text:p>
          </table:table-cell>
          <table:table-cell office:value-type="string">
            <text:p>1.220359548</text:p>
          </table:table-cell>
          <table:table-cell office:value-type="string">
            <text:p>1.148823687</text:p>
          </table:table-cell>
          <table:table-cell office:value-type="string">
            <text:p>1.184234644</text:p>
          </table:table-cell>
          <table:table-cell office:value-type="string">
            <text:p>1.091880479</text:p>
          </table:table-cell>
          <table:table-cell office:value-type="string">
            <text:p>1.060893646</text:p>
          </table:table-cell>
          <table:table-cell office:value-type="string">
            <text:p>0.883295359</text:p>
          </table:table-cell>
          <table:table-cell office:value-type="string">
            <text:p>0.847154784</text:p>
          </table:table-cell>
          <table:table-cell office:value-type="string">
            <text:p>0.788233877</text:p>
          </table:table-cell>
          <table:table-cell office:value-type="string">
            <text:p>0.792548175</text:p>
          </table:table-cell>
          <table:table-cell office:value-type="string">
            <text:p>0.762756475</text:p>
          </table:table-cell>
          <table:table-cell office:value-type="string">
            <text:p>0.886508577</text:p>
          </table:table-cell>
          <table:table-cell office:value-type="string">
            <text:p>0.814878106</text:p>
          </table:table-cell>
          <table:table-cell office:value-type="string">
            <text:p>0.764287094</text:p>
          </table:table-cell>
          <table:table-cell office:value-type="string">
            <text:p>0.784824721</text:p>
          </table:table-cell>
          <table:table-cell office:value-type="string">
            <text:p>0.83773643</text:p>
          </table:table-cell>
          <table:table-cell office:value-type="string">
            <text:p>0.878100919</text:p>
          </table:table-cell>
          <table:table-cell office:value-type="string">
            <text:p>0.86472284</text:p>
          </table:table-cell>
          <table:table-cell office:value-type="string">
            <text:p>0.95544913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Armenia</text:p>
          </table:table-cell>
          <table:table-cell office:value-type="string">
            <text:p>ARM</text:p>
          </table:table-cell>
          <table:table-cell table:number-columns-repeated="32" office:value-type="string">
            <text:p>..</text:p>
          </table:table-cell>
          <table:table-cell office:value-type="string">
            <text:p>2.095489861</text:p>
          </table:table-cell>
          <table:table-cell office:value-type="string">
            <text:p>2.121652471</text:p>
          </table:table-cell>
          <table:table-cell office:value-type="string">
            <text:p>..</text:p>
          </table:table-cell>
          <table:table-cell office:value-type="string">
            <text:p>4.05931198</text:p>
          </table:table-cell>
          <table:table-cell office:value-type="string">
            <text:p>3.281866893</text:p>
          </table:table-cell>
          <table:table-cell office:value-type="string">
            <text:p>3.909403452</text:p>
          </table:table-cell>
          <table:table-cell office:value-type="string">
            <text:p>3.528096049</text:p>
          </table:table-cell>
          <table:table-cell office:value-type="string">
            <text:p>3.697375386</text:p>
          </table:table-cell>
          <table:table-cell office:value-type="string">
            <text:p>3.560024873</text:p>
          </table:table-cell>
          <table:table-cell office:value-type="string">
            <text:p>3.127249385</text:p>
          </table:table-cell>
          <table:table-cell office:value-type="string">
            <text:p>2.697714749</text:p>
          </table:table-cell>
          <table:table-cell office:value-type="string">
            <text:p>2.728372214</text:p>
          </table:table-cell>
          <table:table-cell office:value-type="string">
            <text:p>2.741996705</text:p>
          </table:table-cell>
          <table:table-cell office:value-type="string">
            <text:p>2.871931363</text:p>
          </table:table-cell>
          <table:table-cell office:value-type="string">
            <text:p>2.947613156</text:p>
          </table:table-cell>
          <table:table-cell office:value-type="string">
            <text:p>3.042574701</text:p>
          </table:table-cell>
          <table:table-cell office:value-type="string">
            <text:p>3.395579363</text:p>
          </table:table-cell>
          <table:table-cell office:value-type="string">
            <text:p>4.157049908</text:p>
          </table:table-cell>
          <table:table-cell office:value-type="string">
            <text:p>4.265646056</text:p>
          </table:table-cell>
          <table:table-cell office:value-type="string">
            <text:p>3.853946441</text:p>
          </table:table-cell>
          <table:table-cell office:value-type="string">
            <text:p>3.583766919</text:p>
          </table:table-cell>
          <table:table-cell office:value-type="string">
            <text:p>3.997244557</text:p>
          </table:table-cell>
          <table:table-cell office:value-type="string">
            <text:p>3.943378265</text:p>
          </table:table-cell>
          <table:table-cell office:value-type="string">
            <text:p>4.239225803</text:p>
          </table:table-cell>
          <table:table-cell office:value-type="string">
            <text:p>4.08022686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Aruba</text:p>
          </table:table-cell>
          <table:table-cell office:value-type="string">
            <text:p>ABW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Australia</text:p>
          </table:table-cell>
          <table:table-cell office:value-type="string">
            <text:p>AUS</text:p>
          </table:table-cell>
          <table:table-cell office:value-type="string">
            <text:p>2.472593663</text:p>
          </table:table-cell>
          <table:table-cell office:value-type="string">
            <text:p>2.394646925</text:p>
          </table:table-cell>
          <table:table-cell office:value-type="string">
            <text:p>2.457956016</text:p>
          </table:table-cell>
          <table:table-cell office:value-type="string">
            <text:p>2.569971907</text:p>
          </table:table-cell>
          <table:table-cell office:value-type="string">
            <text:p>2.756591337</text:p>
          </table:table-cell>
          <table:table-cell office:value-type="string">
            <text:p>3.032525235</text:p>
          </table:table-cell>
          <table:table-cell office:value-type="string">
            <text:p>3.615694</text:p>
          </table:table-cell>
          <table:table-cell office:value-type="string">
            <text:p>3.937341236</text:p>
          </table:table-cell>
          <table:table-cell office:value-type="string">
            <text:p>4.04289581</text:p>
          </table:table-cell>
          <table:table-cell office:value-type="string">
            <text:p>3.586594568</text:p>
          </table:table-cell>
          <table:table-cell office:value-type="string">
            <text:p>3.092378189</text:p>
          </table:table-cell>
          <table:table-cell office:value-type="string">
            <text:p>2.913692247</text:p>
          </table:table-cell>
          <table:table-cell office:value-type="string">
            <text:p>2.796810064</text:p>
          </table:table-cell>
          <table:table-cell office:value-type="string">
            <text:p>2.622433811</text:p>
          </table:table-cell>
          <table:table-cell office:value-type="string">
            <text:p>2.456774365</text:p>
          </table:table-cell>
          <table:table-cell office:value-type="string">
            <text:p>2.43402295</text:p>
          </table:table-cell>
          <table:table-cell office:value-type="string">
            <text:p>2.398650271</text:p>
          </table:table-cell>
          <table:table-cell office:value-type="string">
            <text:p>2.345781754</text:p>
          </table:table-cell>
          <table:table-cell office:value-type="string">
            <text:p>2.343913731</text:p>
          </table:table-cell>
          <table:table-cell office:value-type="string">
            <text:p>2.337791487</text:p>
          </table:table-cell>
          <table:table-cell office:value-type="string">
            <text:p>2.388049716</text:p>
          </table:table-cell>
          <table:table-cell office:value-type="string">
            <text:p>2.470745065</text:p>
          </table:table-cell>
          <table:table-cell office:value-type="string">
            <text:p>2.501123557</text:p>
          </table:table-cell>
          <table:table-cell office:value-type="string">
            <text:p>2.645354519</text:p>
          </table:table-cell>
          <table:table-cell office:value-type="string">
            <text:p>2.626750972</text:p>
          </table:table-cell>
          <table:table-cell office:value-type="string">
            <text:p>2.669797688</text:p>
          </table:table-cell>
          <table:table-cell office:value-type="string">
            <text:p>2.64457577</text:p>
          </table:table-cell>
          <table:table-cell office:value-type="string">
            <text:p>2.523717176</text:p>
          </table:table-cell>
          <table:table-cell office:value-type="string">
            <text:p>2.301683896</text:p>
          </table:table-cell>
          <table:table-cell office:value-type="string">
            <text:p>2.162841583</text:p>
          </table:table-cell>
          <table:table-cell office:value-type="string">
            <text:p>2.122199764</text:p>
          </table:table-cell>
          <table:table-cell office:value-type="string">
            <text:p>2.170328612</text:p>
          </table:table-cell>
          <table:table-cell office:value-type="string">
            <text:p>2.212761335</text:p>
          </table:table-cell>
          <table:table-cell office:value-type="string">
            <text:p>2.22743826</text:p>
          </table:table-cell>
          <table:table-cell office:value-type="string">
            <text:p>2.183814559</text:p>
          </table:table-cell>
          <table:table-cell office:value-type="string">
            <text:p>2.084349491</text:p>
          </table:table-cell>
          <table:table-cell office:value-type="string">
            <text:p>1.979237082</text:p>
          </table:table-cell>
          <table:table-cell office:value-type="string">
            <text:p>1.919080621</text:p>
          </table:table-cell>
          <table:table-cell office:value-type="string">
            <text:p>1.919598774</text:p>
          </table:table-cell>
          <table:table-cell office:value-type="string">
            <text:p>1.939371981</text:p>
          </table:table-cell>
          <table:table-cell office:value-type="string">
            <text:p>1.896555634</text:p>
          </table:table-cell>
          <table:table-cell office:value-type="string">
            <text:p>1.928709624</text:p>
          </table:table-cell>
          <table:table-cell office:value-type="string">
            <text:p>1.939267702</text:p>
          </table:table-cell>
          <table:table-cell office:value-type="string">
            <text:p>1.909462105</text:p>
          </table:table-cell>
          <table:table-cell office:value-type="string">
            <text:p>1.89168877</text:p>
          </table:table-cell>
          <table:table-cell office:value-type="string">
            <text:p>1.878376109</text:p>
          </table:table-cell>
          <table:table-cell office:value-type="string">
            <text:p>1.893920425</text:p>
          </table:table-cell>
          <table:table-cell office:value-type="string">
            <text:p>1.888747885</text:p>
          </table:table-cell>
          <table:table-cell office:value-type="string">
            <text:p>1.884444384</text:p>
          </table:table-cell>
          <table:table-cell office:value-type="string">
            <text:p>1.930507909</text:p>
          </table:table-cell>
          <table:table-cell office:value-type="string">
            <text:p>1.950739417</text:p>
          </table:table-cell>
          <table:table-cell office:value-type="string">
            <text:p>1.828150325</text:p>
          </table:table-cell>
          <table:table-cell office:value-type="string">
            <text:p>1.697345585</text:p>
          </table:table-cell>
          <table:table-cell office:value-type="string">
            <text:p>1.683437761</text:p>
          </table:table-cell>
          <table:table-cell office:value-type="string">
            <text:p>1.799030152</text:p>
          </table:table-cell>
          <table:table-cell office:value-type="string">
            <text:p>1.978861063</text:p>
          </table:table-cell>
          <table:table-cell office:value-type="string">
            <text:p>2.00131249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Austria</text:p>
          </table:table-cell>
          <table:table-cell office:value-type="string">
            <text:p>AUT</text:p>
          </table:table-cell>
          <table:table-cell table:number-columns-repeated="28" office:value-type="string">
            <text:p>..</text:p>
          </table:table-cell>
          <table:table-cell office:value-type="string">
            <text:p>1.285464776</text:p>
          </table:table-cell>
          <table:table-cell office:value-type="string">
            <text:p>1.219710086</text:p>
          </table:table-cell>
          <table:table-cell office:value-type="string">
            <text:p>1.185034859</text:p>
          </table:table-cell>
          <table:table-cell office:value-type="string">
            <text:p>1.147395888</text:p>
          </table:table-cell>
          <table:table-cell office:value-type="string">
            <text:p>1.096993821</text:p>
          </table:table-cell>
          <table:table-cell office:value-type="string">
            <text:p>1.111056027</text:p>
          </table:table-cell>
          <table:table-cell office:value-type="string">
            <text:p>1.0943768</text:p>
          </table:table-cell>
          <table:table-cell office:value-type="string">
            <text:p>1.061102578</text:p>
          </table:table-cell>
          <table:table-cell office:value-type="string">
            <text:p>1.035932335</text:p>
          </table:table-cell>
          <table:table-cell office:value-type="string">
            <text:p>1.017359976</text:p>
          </table:table-cell>
          <table:table-cell office:value-type="string">
            <text:p>0.989576545</text:p>
          </table:table-cell>
          <table:table-cell office:value-type="string">
            <text:p>0.97816744</text:p>
          </table:table-cell>
          <table:table-cell office:value-type="string">
            <text:p>0.978434737</text:p>
          </table:table-cell>
          <table:table-cell office:value-type="string">
            <text:p>0.90647286</text:p>
          </table:table-cell>
          <table:table-cell office:value-type="string">
            <text:p>0.881843588</text:p>
          </table:table-cell>
          <table:table-cell office:value-type="string">
            <text:p>0.910237906</text:p>
          </table:table-cell>
          <table:table-cell office:value-type="string">
            <text:p>0.890371567</text:p>
          </table:table-cell>
          <table:table-cell office:value-type="string">
            <text:p>0.850142574</text:p>
          </table:table-cell>
          <table:table-cell office:value-type="string">
            <text:p>0.785813244</text:p>
          </table:table-cell>
          <table:table-cell office:value-type="string">
            <text:p>0.900457173</text:p>
          </table:table-cell>
          <table:table-cell office:value-type="string">
            <text:p>0.870705123</text:p>
          </table:table-cell>
          <table:table-cell office:value-type="string">
            <text:p>0.833379565</text:p>
          </table:table-cell>
          <table:table-cell office:value-type="string">
            <text:p>0.821232712</text:p>
          </table:table-cell>
          <table:table-cell office:value-type="string">
            <text:p>0.790897558</text:p>
          </table:table-cell>
          <table:table-cell office:value-type="string">
            <text:p>0.778464251</text:p>
          </table:table-cell>
          <table:table-cell office:value-type="string">
            <text:p>0.750825383</text:p>
          </table:table-cell>
          <table:table-cell office:value-type="string">
            <text:p>0.747967454</text:p>
          </table:table-cell>
          <table:table-cell office:value-type="string">
            <text:p>0.66401897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Azerbaijan</text:p>
          </table:table-cell>
          <table:table-cell office:value-type="string">
            <text:p>AZE</text:p>
          </table:table-cell>
          <table:table-cell table:number-columns-repeated="32" office:value-type="string">
            <text:p>..</text:p>
          </table:table-cell>
          <table:table-cell office:value-type="string">
            <text:p>2.489574905</text:p>
          </table:table-cell>
          <table:table-cell office:value-type="string">
            <text:p>4.93372888</text:p>
          </table:table-cell>
          <table:table-cell office:value-type="string">
            <text:p>3.683168507</text:p>
          </table:table-cell>
          <table:table-cell office:value-type="string">
            <text:p>2.736901303</text:p>
          </table:table-cell>
          <table:table-cell office:value-type="string">
            <text:p>2.254230341</text:p>
          </table:table-cell>
          <table:table-cell office:value-type="string">
            <text:p>2.324049799</text:p>
          </table:table-cell>
          <table:table-cell office:value-type="string">
            <text:p>2.412355913</text:p>
          </table:table-cell>
          <table:table-cell office:value-type="string">
            <text:p>2.625109931</text:p>
          </table:table-cell>
          <table:table-cell office:value-type="string">
            <text:p>2.267862063</text:p>
          </table:table-cell>
          <table:table-cell office:value-type="string">
            <text:p>2.312062608</text:p>
          </table:table-cell>
          <table:table-cell office:value-type="string">
            <text:p>2.243321171</text:p>
          </table:table-cell>
          <table:table-cell office:value-type="string">
            <text:p>2.426362555</text:p>
          </table:table-cell>
          <table:table-cell office:value-type="string">
            <text:p>2.629450312</text:p>
          </table:table-cell>
          <table:table-cell office:value-type="string">
            <text:p>2.299069675</text:p>
          </table:table-cell>
          <table:table-cell office:value-type="string">
            <text:p>3.417753863</text:p>
          </table:table-cell>
          <table:table-cell office:value-type="string">
            <text:p>2.864194919</text:p>
          </table:table-cell>
          <table:table-cell office:value-type="string">
            <text:p>3.291211146</text:p>
          </table:table-cell>
          <table:table-cell office:value-type="string">
            <text:p>3.325421682</text:p>
          </table:table-cell>
          <table:table-cell office:value-type="string">
            <text:p>2.791004357</text:p>
          </table:table-cell>
          <table:table-cell office:value-type="string">
            <text:p>4.670135555</text:p>
          </table:table-cell>
          <table:table-cell office:value-type="string">
            <text:p>4.658592722</text:p>
          </table:table-cell>
          <table:table-cell office:value-type="string">
            <text:p>4.54092331</text:p>
          </table:table-cell>
          <table:table-cell office:value-type="string">
            <text:p>4.555020843</text:p>
          </table:table-cell>
          <table:table-cell office:value-type="string">
            <text:p>5.608679662</text:p>
          </table:table-cell>
          <table:table-cell office:value-type="string">
            <text:p>3.64277009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ahamas, The</text:p>
          </table:table-cell>
          <table:table-cell office:value-type="string">
            <text:p>BHS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ahrain</text:p>
          </table:table-cell>
          <table:table-cell office:value-type="string">
            <text:p>BHR</text:p>
          </table:table-cell>
          <table:table-cell table:number-columns-repeated="28" office:value-type="string">
            <text:p>..</text:p>
          </table:table-cell>
          <table:table-cell office:value-type="string">
            <text:p>5.603045758</text:p>
          </table:table-cell>
          <table:table-cell office:value-type="string">
            <text:p>5.644661664</text:p>
          </table:table-cell>
          <table:table-cell office:value-type="string">
            <text:p>5.658953722</text:p>
          </table:table-cell>
          <table:table-cell office:value-type="string">
            <text:p>5.703750648</text:p>
          </table:table-cell>
          <table:table-cell office:value-type="string">
            <text:p>5.877742947</text:p>
          </table:table-cell>
          <table:table-cell office:value-type="string">
            <text:p>5.370019946</text:p>
          </table:table-cell>
          <table:table-cell office:value-type="string">
            <text:p>5.111301944</text:p>
          </table:table-cell>
          <table:table-cell office:value-type="string">
            <text:p>5.183232026</text:p>
          </table:table-cell>
          <table:table-cell office:value-type="string">
            <text:p>5.273939994</text:p>
          </table:table-cell>
          <table:table-cell office:value-type="string">
            <text:p>5.0684872</text:p>
          </table:table-cell>
          <table:table-cell office:value-type="string">
            <text:p>5.333103953</text:p>
          </table:table-cell>
          <table:table-cell office:value-type="string">
            <text:p>5.503113296</text:p>
          </table:table-cell>
          <table:table-cell office:value-type="string">
            <text:p>3.96167098</text:p>
          </table:table-cell>
          <table:table-cell office:value-type="string">
            <text:p>4.148081656</text:p>
          </table:table-cell>
          <table:table-cell office:value-type="string">
            <text:p>4.611106587</text:p>
          </table:table-cell>
          <table:table-cell office:value-type="string">
            <text:p>4.658832831</text:p>
          </table:table-cell>
          <table:table-cell office:value-type="string">
            <text:p>4.044928886</text:p>
          </table:table-cell>
          <table:table-cell office:value-type="string">
            <text:p>3.214394465</text:p>
          </table:table-cell>
          <table:table-cell office:value-type="string">
            <text:p>3.102947728</text:p>
          </table:table-cell>
          <table:table-cell office:value-type="string">
            <text:p>2.956986615</text:p>
          </table:table-cell>
          <table:table-cell office:value-type="string">
            <text:p>2.800164265</text:p>
          </table:table-cell>
          <table:table-cell office:value-type="string">
            <text:p>3.610531063</text:p>
          </table:table-cell>
          <table:table-cell office:value-type="string">
            <text:p>3.277759332</text:p>
          </table:table-cell>
          <table:table-cell office:value-type="string">
            <text:p>3.591497227</text:p>
          </table:table-cell>
          <table:table-cell office:value-type="string">
            <text:p>3.844577027</text:p>
          </table:table-cell>
          <table:table-cell office:value-type="string">
            <text:p>4.141441634</text:p>
          </table:table-cell>
          <table:table-cell office:value-type="string">
            <text:p>4.418589461</text:p>
          </table:table-cell>
          <table:table-cell office:value-type="string">
            <text:p>4.592713862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angladesh</text:p>
          </table:table-cell>
          <table:table-cell office:value-type="string">
            <text:p>BGD</text:p>
          </table:table-cell>
          <table:table-cell table:number-columns-repeated="13" office:value-type="string">
            <text:p>..</text:p>
          </table:table-cell>
          <table:table-cell office:value-type="string">
            <text:p>0.606385211</text:p>
          </table:table-cell>
          <table:table-cell office:value-type="string">
            <text:p>0.596668868</text:p>
          </table:table-cell>
          <table:table-cell office:value-type="string">
            <text:p>0.570615907</text:p>
          </table:table-cell>
          <table:table-cell office:value-type="string">
            <text:p>1.079177419</text:p>
          </table:table-cell>
          <table:table-cell office:value-type="string">
            <text:p>1.323515852</text:p>
          </table:table-cell>
          <table:table-cell office:value-type="string">
            <text:p>1.008482064</text:p>
          </table:table-cell>
          <table:table-cell office:value-type="string">
            <text:p>0.894435335</text:p>
          </table:table-cell>
          <table:table-cell office:value-type="string">
            <text:p>0.92058143</text:p>
          </table:table-cell>
          <table:table-cell office:value-type="string">
            <text:p>0.946444296</text:p>
          </table:table-cell>
          <table:table-cell office:value-type="string">
            <text:p>1.100235558</text:p>
          </table:table-cell>
          <table:table-cell office:value-type="string">
            <text:p>1.363786579</text:p>
          </table:table-cell>
          <table:table-cell office:value-type="string">
            <text:p>1.309648061</text:p>
          </table:table-cell>
          <table:table-cell office:value-type="string">
            <text:p>1.087172908</text:p>
          </table:table-cell>
          <table:table-cell office:value-type="string">
            <text:p>1.158126848</text:p>
          </table:table-cell>
          <table:table-cell office:value-type="string">
            <text:p>1.184643092</text:p>
          </table:table-cell>
          <table:table-cell office:value-type="string">
            <text:p>1.270436151</text:p>
          </table:table-cell>
          <table:table-cell office:value-type="string">
            <text:p>1.323070018</text:p>
          </table:table-cell>
          <table:table-cell office:value-type="string">
            <text:p>1.240395616</text:p>
          </table:table-cell>
          <table:table-cell office:value-type="string">
            <text:p>1.264000251</text:p>
          </table:table-cell>
          <table:table-cell office:value-type="string">
            <text:p>1.393661947</text:p>
          </table:table-cell>
          <table:table-cell office:value-type="string">
            <text:p>1.486643424</text:p>
          </table:table-cell>
          <table:table-cell office:value-type="string">
            <text:p>1.625597104</text:p>
          </table:table-cell>
          <table:table-cell office:value-type="string">
            <text:p>1.637604289</text:p>
          </table:table-cell>
          <table:table-cell office:value-type="string">
            <text:p>1.406007251</text:p>
          </table:table-cell>
          <table:table-cell office:value-type="string">
            <text:p>1.452923392</text:p>
          </table:table-cell>
          <table:table-cell office:value-type="string">
            <text:p>1.450155475</text:p>
          </table:table-cell>
          <table:table-cell office:value-type="string">
            <text:p>1.468352305</text:p>
          </table:table-cell>
          <table:table-cell office:value-type="string">
            <text:p>1.43858422</text:p>
          </table:table-cell>
          <table:table-cell office:value-type="string">
            <text:p>1.351376767</text:p>
          </table:table-cell>
          <table:table-cell office:value-type="string">
            <text:p>1.255852225</text:p>
          </table:table-cell>
          <table:table-cell office:value-type="string">
            <text:p>1.201067522</text:p>
          </table:table-cell>
          <table:table-cell office:value-type="string">
            <text:p>1.196547198</text:p>
          </table:table-cell>
          <table:table-cell office:value-type="string">
            <text:p>1.165342272</text:p>
          </table:table-cell>
          <table:table-cell office:value-type="string">
            <text:p>1.185741381</text:p>
          </table:table-cell>
          <table:table-cell office:value-type="string">
            <text:p>1.1944305</text:p>
          </table:table-cell>
          <table:table-cell office:value-type="string">
            <text:p>1.123900473</text:p>
          </table:table-cell>
          <table:table-cell office:value-type="string">
            <text:p>1.232580973</text:p>
          </table:table-cell>
          <table:table-cell office:value-type="string">
            <text:p>1.418790085</text:p>
          </table:table-cell>
          <table:table-cell office:value-type="string">
            <text:p>1.458662361</text:p>
          </table:table-cell>
          <table:table-cell office:value-type="string">
            <text:p>1.414612667</text:p>
          </table:table-cell>
          <table:table-cell office:value-type="string">
            <text:p>1.334151376</text:p>
          </table:table-cell>
          <table:table-cell office:value-type="string">
            <text:p>1.361360312</text:p>
          </table:table-cell>
          <table:table-cell office:value-type="string">
            <text:p>1.460266386</text:p>
          </table:table-cell>
          <table:table-cell office:value-type="string">
            <text:p>1.4417896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arbados</text:p>
          </table:table-cell>
          <table:table-cell office:value-type="string">
            <text:p>BRB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elarus</text:p>
          </table:table-cell>
          <table:table-cell office:value-type="string">
            <text:p>BLR</text:p>
          </table:table-cell>
          <table:table-cell table:number-columns-repeated="32" office:value-type="string">
            <text:p>..</text:p>
          </table:table-cell>
          <table:table-cell office:value-type="string">
            <text:p>1.622498648</text:p>
          </table:table-cell>
          <table:table-cell office:value-type="string">
            <text:p>2.790971461</text:p>
          </table:table-cell>
          <table:table-cell office:value-type="string">
            <text:p>3.621608255</text:p>
          </table:table-cell>
          <table:table-cell office:value-type="string">
            <text:p>1.699469369</text:p>
          </table:table-cell>
          <table:table-cell office:value-type="string">
            <text:p>1.260691246</text:p>
          </table:table-cell>
          <table:table-cell office:value-type="string">
            <text:p>1.768966069</text:p>
          </table:table-cell>
          <table:table-cell office:value-type="string">
            <text:p>1.49509849</text:p>
          </table:table-cell>
          <table:table-cell office:value-type="string">
            <text:p>1.366759067</text:p>
          </table:table-cell>
          <table:table-cell office:value-type="string">
            <text:p>1.34698592</text:p>
          </table:table-cell>
          <table:table-cell office:value-type="string">
            <text:p>1.438287564</text:p>
          </table:table-cell>
          <table:table-cell office:value-type="string">
            <text:p>1.400244086</text:p>
          </table:table-cell>
          <table:table-cell office:value-type="string">
            <text:p>1.29906358</text:p>
          </table:table-cell>
          <table:table-cell office:value-type="string">
            <text:p>1.358222749</text:p>
          </table:table-cell>
          <table:table-cell office:value-type="string">
            <text:p>1.498453135</text:p>
          </table:table-cell>
          <table:table-cell office:value-type="string">
            <text:p>1.709412492</text:p>
          </table:table-cell>
          <table:table-cell office:value-type="string">
            <text:p>1.649765914</text:p>
          </table:table-cell>
          <table:table-cell office:value-type="string">
            <text:p>1.453492852</text:p>
          </table:table-cell>
          <table:table-cell office:value-type="string">
            <text:p>1.372576981</text:p>
          </table:table-cell>
          <table:table-cell office:value-type="string">
            <text:p>1.341383433</text:p>
          </table:table-cell>
          <table:table-cell office:value-type="string">
            <text:p>1.22449511</text:p>
          </table:table-cell>
          <table:table-cell office:value-type="string">
            <text:p>1.243904724</text:p>
          </table:table-cell>
          <table:table-cell office:value-type="string">
            <text:p>1.285766194</text:p>
          </table:table-cell>
          <table:table-cell office:value-type="string">
            <text:p>1.282562997</text:p>
          </table:table-cell>
          <table:table-cell office:value-type="string">
            <text:p>1.281840102</text:p>
          </table:table-cell>
          <table:table-cell office:value-type="string">
            <text:p>1.27256380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-type="string">
            <text:p>3.286989462</text:p>
          </table:table-cell>
          <table:table-cell office:value-type="string">
            <text:p>3.15495965</text:p>
          </table:table-cell>
          <table:table-cell office:value-type="string">
            <text:p>3.183210942</text:p>
          </table:table-cell>
          <table:table-cell office:value-type="string">
            <text:p>3.117823512</text:p>
          </table:table-cell>
          <table:table-cell office:value-type="string">
            <text:p>3.114391344</text:p>
          </table:table-cell>
          <table:table-cell office:value-type="string">
            <text:p>2.882446915</text:p>
          </table:table-cell>
          <table:table-cell office:value-type="string">
            <text:p>3.020493762</text:p>
          </table:table-cell>
          <table:table-cell office:value-type="string">
            <text:p>3.040809493</text:p>
          </table:table-cell>
          <table:table-cell office:value-type="string">
            <text:p>3.0238196</text:p>
          </table:table-cell>
          <table:table-cell office:value-type="string">
            <text:p>2.84714976</text:p>
          </table:table-cell>
          <table:table-cell office:value-type="string">
            <text:p>2.784956092</text:p>
          </table:table-cell>
          <table:table-cell office:value-type="string">
            <text:p>2.764106358</text:p>
          </table:table-cell>
          <table:table-cell office:value-type="string">
            <text:p>2.744232396</text:p>
          </table:table-cell>
          <table:table-cell office:value-type="string">
            <text:p>2.701124299</text:p>
          </table:table-cell>
          <table:table-cell office:value-type="string">
            <text:p>2.631300532</text:p>
          </table:table-cell>
          <table:table-cell office:value-type="string">
            <text:p>2.919468091</text:p>
          </table:table-cell>
          <table:table-cell office:value-type="string">
            <text:p>2.950733566</text:p>
          </table:table-cell>
          <table:table-cell office:value-type="string">
            <text:p>2.997679482</text:p>
          </table:table-cell>
          <table:table-cell office:value-type="string">
            <text:p>3.110879916</text:p>
          </table:table-cell>
          <table:table-cell office:value-type="string">
            <text:p>3.10552038</text:p>
          </table:table-cell>
          <table:table-cell office:value-type="string">
            <text:p>3.104488149</text:p>
          </table:table-cell>
          <table:table-cell office:value-type="string">
            <text:p>3.215113693</text:p>
          </table:table-cell>
          <table:table-cell office:value-type="string">
            <text:p>3.123351992</text:p>
          </table:table-cell>
          <table:table-cell office:value-type="string">
            <text:p>3.048312431</text:p>
          </table:table-cell>
          <table:table-cell office:value-type="string">
            <text:p>2.873057277</text:p>
          </table:table-cell>
          <table:table-cell office:value-type="string">
            <text:p>2.799825757</text:p>
          </table:table-cell>
          <table:table-cell office:value-type="string">
            <text:p>2.821354108</text:p>
          </table:table-cell>
          <table:table-cell office:value-type="string">
            <text:p>2.771706459</text:p>
          </table:table-cell>
          <table:table-cell office:value-type="string">
            <text:p>2.510900834</text:p>
          </table:table-cell>
          <table:table-cell office:value-type="string">
            <text:p>2.350533484</text:p>
          </table:table-cell>
          <table:table-cell office:value-type="string">
            <text:p>2.249845355</text:p>
          </table:table-cell>
          <table:table-cell office:value-type="string">
            <text:p>2.185134888</text:p>
          </table:table-cell>
          <table:table-cell office:value-type="string">
            <text:p>1.750188512</text:p>
          </table:table-cell>
          <table:table-cell office:value-type="string">
            <text:p>1.65814202</text:p>
          </table:table-cell>
          <table:table-cell office:value-type="string">
            <text:p>1.601956318</text:p>
          </table:table-cell>
          <table:table-cell office:value-type="string">
            <text:p>1.536416468</text:p>
          </table:table-cell>
          <table:table-cell office:value-type="string">
            <text:p>1.507670564</text:p>
          </table:table-cell>
          <table:table-cell office:value-type="string">
            <text:p>1.445819709</text:p>
          </table:table-cell>
          <table:table-cell office:value-type="string">
            <text:p>1.406117798</text:p>
          </table:table-cell>
          <table:table-cell office:value-type="string">
            <text:p>1.382981337</text:p>
          </table:table-cell>
          <table:table-cell office:value-type="string">
            <text:p>1.341210276</text:p>
          </table:table-cell>
          <table:table-cell office:value-type="string">
            <text:p>1.276504166</text:p>
          </table:table-cell>
          <table:table-cell office:value-type="string">
            <text:p>1.215712208</text:p>
          </table:table-cell>
          <table:table-cell office:value-type="string">
            <text:p>1.214988156</text:p>
          </table:table-cell>
          <table:table-cell office:value-type="string">
            <text:p>1.149272139</text:p>
          </table:table-cell>
          <table:table-cell office:value-type="string">
            <text:p>1.091560058</text:p>
          </table:table-cell>
          <table:table-cell office:value-type="string">
            <text:p>1.051239186</text:p>
          </table:table-cell>
          <table:table-cell office:value-type="string">
            <text:p>1.094535301</text:p>
          </table:table-cell>
          <table:table-cell office:value-type="string">
            <text:p>1.213898317</text:p>
          </table:table-cell>
          <table:table-cell office:value-type="string">
            <text:p>1.160039922</text:p>
          </table:table-cell>
          <table:table-cell office:value-type="string">
            <text:p>1.084632861</text:p>
          </table:table-cell>
          <table:table-cell office:value-type="string">
            <text:p>1.043506795</text:p>
          </table:table-cell>
          <table:table-cell office:value-type="string">
            <text:p>1.03819328</text:p>
          </table:table-cell>
          <table:table-cell office:value-type="string">
            <text:p>1.010348682</text:p>
          </table:table-cell>
          <table:table-cell office:value-type="string">
            <text:p>0.976046758</text:p>
          </table:table-cell>
          <table:table-cell office:value-type="string">
            <text:p>0.926577448</text:p>
          </table:table-cell>
          <table:table-cell office:value-type="string">
            <text:p>0.8684585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elize</text:p>
          </table:table-cell>
          <table:table-cell office:value-type="string">
            <text:p>BLZ</text:p>
          </table:table-cell>
          <table:table-cell table:number-columns-repeated="21" office:value-type="string">
            <text:p>..</text:p>
          </table:table-cell>
          <table:table-cell office:value-type="string">
            <text:p>1.077890098</text:p>
          </table:table-cell>
          <table:table-cell office:value-type="string">
            <text:p>1.437587169</text:p>
          </table:table-cell>
          <table:table-cell office:value-type="string">
            <text:p>1.534259259</text:p>
          </table:table-cell>
          <table:table-cell office:value-type="string">
            <text:p>1.543918919</text:p>
          </table:table-cell>
          <table:table-cell office:value-type="string">
            <text:p>1.560124313</text:p>
          </table:table-cell>
          <table:table-cell table:number-columns-repeated="3" office:value-type="string">
            <text:p>..</text:p>
          </table:table-cell>
          <table:table-cell office:value-type="string">
            <text:p>1.199332232</text:p>
          </table:table-cell>
          <table:table-cell office:value-type="string">
            <text:p>1.154521244</text:p>
          </table:table-cell>
          <table:table-cell office:value-type="string">
            <text:p>1.064235253</text:p>
          </table:table-cell>
          <table:table-cell office:value-type="string">
            <text:p>1.021174396</text:p>
          </table:table-cell>
          <table:table-cell office:value-type="string">
            <text:p>1.09498699</text:p>
          </table:table-cell>
          <table:table-cell office:value-type="string">
            <text:p>1.359936075</text:p>
          </table:table-cell>
          <table:table-cell office:value-type="string">
            <text:p>1.298556746</text:p>
          </table:table-cell>
          <table:table-cell office:value-type="string">
            <text:p>1.24198257</text:p>
          </table:table-cell>
          <table:table-cell office:value-type="string">
            <text:p>1.435854188</text:p>
          </table:table-cell>
          <table:table-cell table:number-columns-repeated="2" office:value-type="string">
            <text:p>..</text:p>
          </table:table-cell>
          <table:table-cell office:value-type="string">
            <text:p>0.855229013</text:p>
          </table:table-cell>
          <table:table-cell office:value-type="string">
            <text:p>0.855029176</text:p>
          </table:table-cell>
          <table:table-cell office:value-type="string">
            <text:p>0.839624896</text:p>
          </table:table-cell>
          <table:table-cell office:value-type="string">
            <text:p>0.863534843</text:p>
          </table:table-cell>
          <table:table-cell office:value-type="string">
            <text:p>0.896742483</text:p>
          </table:table-cell>
          <table:table-cell office:value-type="string">
            <text:p>0.961294716</text:p>
          </table:table-cell>
          <table:table-cell office:value-type="string">
            <text:p>1.008900565</text:p>
          </table:table-cell>
          <table:table-cell office:value-type="string">
            <text:p>1.066121075</text:p>
          </table:table-cell>
          <table:table-cell office:value-type="string">
            <text:p>1.367630684</text:p>
          </table:table-cell>
          <table:table-cell office:value-type="string">
            <text:p>1.291554947</text:p>
          </table:table-cell>
          <table:table-cell office:value-type="string">
            <text:p>1.097781286</text:p>
          </table:table-cell>
          <table:table-cell office:value-type="string">
            <text:p>1.03693566</text:p>
          </table:table-cell>
          <table:table-cell office:value-type="string">
            <text:p>0.967141819</text:p>
          </table:table-cell>
          <table:table-cell office:value-type="string">
            <text:p>1.101741993</text:p>
          </table:table-cell>
          <table:table-cell office:value-type="string">
            <text:p>1.055817266</text:p>
          </table:table-cell>
          <table:table-cell office:value-type="string">
            <text:p>1.094454671</text:p>
          </table:table-cell>
          <table:table-cell office:value-type="string">
            <text:p>1.18523490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enin</text:p>
          </table:table-cell>
          <table:table-cell office:value-type="string">
            <text:p>BEN</text:p>
          </table:table-cell>
          <table:table-cell office:value-type="string">
            <text:p>0.575168089</text:p>
          </table:table-cell>
          <table:table-cell office:value-type="string">
            <text:p>0.92214514</text:p>
          </table:table-cell>
          <table:table-cell office:value-type="string">
            <text:p>1.156571494</text:p>
          </table:table-cell>
          <table:table-cell office:value-type="string">
            <text:p>1.166894193</text:p>
          </table:table-cell>
          <table:table-cell office:value-type="string">
            <text:p>1.409707809</text:p>
          </table:table-cell>
          <table:table-cell office:value-type="string">
            <text:p>1.377994196</text:p>
          </table:table-cell>
          <table:table-cell office:value-type="string">
            <text:p>1.229471879</text:p>
          </table:table-cell>
          <table:table-cell office:value-type="string">
            <text:p>1.277032608</text:p>
          </table:table-cell>
          <table:table-cell office:value-type="string">
            <text:p>1.31582075</text:p>
          </table:table-cell>
          <table:table-cell office:value-type="string">
            <text:p>1.214214636</text:p>
          </table:table-cell>
          <table:table-cell office:value-type="string">
            <text:p>1.228640489</text:p>
          </table:table-cell>
          <table:table-cell office:value-type="string">
            <text:p>1.278931466</text:p>
          </table:table-cell>
          <table:table-cell office:value-type="string">
            <text:p>1.195184865</text:p>
          </table:table-cell>
          <table:table-cell office:value-type="string">
            <text:p>1.328055848</text:p>
          </table:table-cell>
          <table:table-cell office:value-type="string">
            <text:p>1.162477032</text:p>
          </table:table-cell>
          <table:table-cell office:value-type="string">
            <text:p>1.160882911</text:p>
          </table:table-cell>
          <table:table-cell office:value-type="string">
            <text:p>1.025256918</text:p>
          </table:table-cell>
          <table:table-cell office:value-type="string">
            <text:p>1.352891415</text:p>
          </table:table-cell>
          <table:table-cell office:value-type="string">
            <text:p>0.920806043</text:p>
          </table:table-cell>
          <table:table-cell office:value-type="string">
            <text:p>1.480559653</text:p>
          </table:table-cell>
          <table:table-cell office:value-type="string">
            <text:p>1.680694998</text:p>
          </table:table-cell>
          <table:table-cell office:value-type="string">
            <text:p>1.331098817</text:p>
          </table:table-cell>
          <table:table-cell office:value-type="string">
            <text:p>1.305808934</text:p>
          </table:table-cell>
          <table:table-cell office:value-type="string">
            <text:p>1.62194539</text:p>
          </table:table-cell>
          <table:table-cell office:value-type="string">
            <text:p>2.020465874</text:p>
          </table:table-cell>
          <table:table-cell office:value-type="string">
            <text:p>1.894423054</text:p>
          </table:table-cell>
          <table:table-cell office:value-type="string">
            <text:p>1.966717012</text:p>
          </table:table-cell>
          <table:table-cell office:value-type="string">
            <text:p>2.27871932</text:p>
          </table:table-cell>
          <table:table-cell office:value-type="string">
            <text:p>2.27937981</text:p>
          </table:table-cell>
          <table:table-cell office:value-type="string">
            <text:p>1.898822451</text:p>
          </table:table-cell>
          <table:table-cell office:value-type="string">
            <text:p>1.674382553</text:p>
          </table:table-cell>
          <table:table-cell table:number-columns-repeated="8" office:value-type="string">
            <text:p>..</text:p>
          </table:table-cell>
          <table:table-cell office:value-type="string">
            <text:p>0.663365739</text:p>
          </table:table-cell>
          <table:table-cell office:value-type="string">
            <text:p>0.564235731</text:p>
          </table:table-cell>
          <table:table-cell office:value-type="string">
            <text:p>0.489234998</text:p>
          </table:table-cell>
          <table:table-cell office:value-type="string">
            <text:p>0.851197745</text:p>
          </table:table-cell>
          <table:table-cell office:value-type="string">
            <text:p>0.884527271</text:p>
          </table:table-cell>
          <table:table-cell office:value-type="string">
            <text:p>0.924055932</text:p>
          </table:table-cell>
          <table:table-cell office:value-type="string">
            <text:p>0.93065751</text:p>
          </table:table-cell>
          <table:table-cell office:value-type="string">
            <text:p>0.909814422</text:p>
          </table:table-cell>
          <table:table-cell office:value-type="string">
            <text:p>..</text:p>
          </table:table-cell>
          <table:table-cell office:value-type="string">
            <text:p>0.907423061</text:p>
          </table:table-cell>
          <table:table-cell table:number-columns-repeated="3" office:value-type="string">
            <text:p>..</text:p>
          </table:table-cell>
          <table:table-cell office:value-type="string">
            <text:p>0.959491603</text:p>
          </table:table-cell>
          <table:table-cell office:value-type="string">
            <text:p>0.939232504</text:p>
          </table:table-cell>
          <table:table-cell office:value-type="string">
            <text:p>0.957933118</text:p>
          </table:table-cell>
          <table:table-cell office:value-type="string">
            <text:p>1.09632502</text:p>
          </table:table-cell>
          <table:table-cell office:value-type="string">
            <text:p>1.14324548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ermuda</text:p>
          </table:table-cell>
          <table:table-cell office:value-type="string">
            <text:p>BMU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hutan</text:p>
          </table:table-cell>
          <table:table-cell office:value-type="string">
            <text:p>BTN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olivia</text:p>
          </table:table-cell>
          <table:table-cell office:value-type="string">
            <text:p>BOL</text:p>
          </table:table-cell>
          <table:table-cell office:value-type="string">
            <text:p>..</text:p>
          </table:table-cell>
          <table:table-cell office:value-type="string">
            <text:p>0.799045135</text:p>
          </table:table-cell>
          <table:table-cell office:value-type="string">
            <text:p>0.769323887</text:p>
          </table:table-cell>
          <table:table-cell office:value-type="string">
            <text:p>0.880677003</text:p>
          </table:table-cell>
          <table:table-cell table:number-columns-repeated="4" office:value-type="string">
            <text:p>..</text:p>
          </table:table-cell>
          <table:table-cell office:value-type="string">
            <text:p>1.274446947</text:p>
          </table:table-cell>
          <table:table-cell office:value-type="string">
            <text:p>1.270413621</text:p>
          </table:table-cell>
          <table:table-cell office:value-type="string">
            <text:p>1.65037384</text:p>
          </table:table-cell>
          <table:table-cell office:value-type="string">
            <text:p>1.448151685</text:p>
          </table:table-cell>
          <table:table-cell office:value-type="string">
            <text:p>1.646022855</text:p>
          </table:table-cell>
          <table:table-cell office:value-type="string">
            <text:p>1.672908205</text:p>
          </table:table-cell>
          <table:table-cell office:value-type="string">
            <text:p>1.893424042</text:p>
          </table:table-cell>
          <table:table-cell office:value-type="string">
            <text:p>2.424606952</text:p>
          </table:table-cell>
          <table:table-cell office:value-type="string">
            <text:p>2.444143613</text:p>
          </table:table-cell>
          <table:table-cell office:value-type="string">
            <text:p>2.269737439</text:p>
          </table:table-cell>
          <table:table-cell office:value-type="string">
            <text:p>2.598900978</text:p>
          </table:table-cell>
          <table:table-cell office:value-type="string">
            <text:p>2.708160838</text:p>
          </table:table-cell>
          <table:table-cell office:value-type="string">
            <text:p>3.504320903</text:p>
          </table:table-cell>
          <table:table-cell office:value-type="string">
            <text:p>4.051790127</text:p>
          </table:table-cell>
          <table:table-cell office:value-type="string">
            <text:p>2.21173087</text:p>
          </table:table-cell>
          <table:table-cell office:value-type="string">
            <text:p>1.659214198</text:p>
          </table:table-cell>
          <table:table-cell office:value-type="string">
            <text:p>2.34510444</text:p>
          </table:table-cell>
          <table:table-cell office:value-type="string">
            <text:p>2.440045218</text:p>
          </table:table-cell>
          <table:table-cell office:value-type="string">
            <text:p>2.345549537</text:p>
          </table:table-cell>
          <table:table-cell office:value-type="string">
            <text:p>2.377263709</text:p>
          </table:table-cell>
          <table:table-cell office:value-type="string">
            <text:p>2.02098132</text:p>
          </table:table-cell>
          <table:table-cell office:value-type="string">
            <text:p>2.156304667</text:p>
          </table:table-cell>
          <table:table-cell office:value-type="string">
            <text:p>2.815876755</text:p>
          </table:table-cell>
          <table:table-cell office:value-type="string">
            <text:p>2.688320923</text:p>
          </table:table-cell>
          <table:table-cell office:value-type="string">
            <text:p>2.50611815</text:p>
          </table:table-cell>
          <table:table-cell office:value-type="string">
            <text:p>1.916352239</text:p>
          </table:table-cell>
          <table:table-cell office:value-type="string">
            <text:p>2.250297814</text:p>
          </table:table-cell>
          <table:table-cell office:value-type="string">
            <text:p>2.096164014</text:p>
          </table:table-cell>
          <table:table-cell office:value-type="string">
            <text:p>1.986805055</text:p>
          </table:table-cell>
          <table:table-cell office:value-type="string">
            <text:p>2.273612157</text:p>
          </table:table-cell>
          <table:table-cell office:value-type="string">
            <text:p>2.691109365</text:p>
          </table:table-cell>
          <table:table-cell office:value-type="string">
            <text:p>2.133288202</text:p>
          </table:table-cell>
          <table:table-cell office:value-type="string">
            <text:p>2.062971519</text:p>
          </table:table-cell>
          <table:table-cell office:value-type="string">
            <text:p>2.264905361</text:p>
          </table:table-cell>
          <table:table-cell office:value-type="string">
            <text:p>2.029450836</text:p>
          </table:table-cell>
          <table:table-cell office:value-type="string">
            <text:p>2.145790846</text:p>
          </table:table-cell>
          <table:table-cell office:value-type="string">
            <text:p>1.924981795</text:p>
          </table:table-cell>
          <table:table-cell office:value-type="string">
            <text:p>1.772542641</text:p>
          </table:table-cell>
          <table:table-cell office:value-type="string">
            <text:p>1.567656204</text:p>
          </table:table-cell>
          <table:table-cell office:value-type="string">
            <text:p>1.686580784</text:p>
          </table:table-cell>
          <table:table-cell office:value-type="string">
            <text:p>1.962272052</text:p>
          </table:table-cell>
          <table:table-cell office:value-type="string">
            <text:p>1.994105732</text:p>
          </table:table-cell>
          <table:table-cell office:value-type="string">
            <text:p>1.666248802</text:p>
          </table:table-cell>
          <table:table-cell office:value-type="string">
            <text:p>1.684120001</text:p>
          </table:table-cell>
          <table:table-cell office:value-type="string">
            <text:p>1.845594672</text:p>
          </table:table-cell>
          <table:table-cell office:value-type="string">
            <text:p>1.840906753</text:p>
          </table:table-cell>
          <table:table-cell office:value-type="string">
            <text:p>1.896840612</text:p>
          </table:table-cell>
          <table:table-cell office:value-type="string">
            <text:p>1.743839017</text:p>
          </table:table-cell>
          <table:table-cell office:value-type="string">
            <text:p>1.67515550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osnia and Herzegovina</text:p>
          </table:table-cell>
          <table:table-cell office:value-type="string">
            <text:p>BIH</text:p>
          </table:table-cell>
          <table:table-cell table:number-columns-repeated="42" office:value-type="string">
            <text:p>..</text:p>
          </table:table-cell>
          <table:table-cell office:value-type="string">
            <text:p>3.624072153</text:p>
          </table:table-cell>
          <table:table-cell office:value-type="string">
            <text:p>2.416656871</text:p>
          </table:table-cell>
          <table:table-cell office:value-type="string">
            <text:p>1.996645883</text:p>
          </table:table-cell>
          <table:table-cell office:value-type="string">
            <text:p>1.543919077</text:p>
          </table:table-cell>
          <table:table-cell office:value-type="string">
            <text:p>1.386327224</text:p>
          </table:table-cell>
          <table:table-cell office:value-type="string">
            <text:p>1.236336584</text:p>
          </table:table-cell>
          <table:table-cell office:value-type="string">
            <text:p>1.220611983</text:p>
          </table:table-cell>
          <table:table-cell office:value-type="string">
            <text:p>1.376586183</text:p>
          </table:table-cell>
          <table:table-cell office:value-type="string">
            <text:p>1.280341422</text:p>
          </table:table-cell>
          <table:table-cell office:value-type="string">
            <text:p>1.136430264</text:p>
          </table:table-cell>
          <table:table-cell office:value-type="string">
            <text:p>1.145571911</text:p>
          </table:table-cell>
          <table:table-cell office:value-type="string">
            <text:p>1.087055806</text:p>
          </table:table-cell>
          <table:table-cell office:value-type="string">
            <text:p>1.025826876</text:p>
          </table:table-cell>
          <table:table-cell office:value-type="string">
            <text:p>1.000727249</text:p>
          </table:table-cell>
          <table:table-cell office:value-type="string">
            <text:p>0.97284326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otswana</text:p>
          </table:table-cell>
          <table:table-cell office:value-type="string">
            <text:p>BWA</text:p>
          </table:table-cell>
          <table:table-cell table:number-columns-repeated="17" office:value-type="string">
            <text:p>..</text:p>
          </table:table-cell>
          <table:table-cell office:value-type="string">
            <text:p>1.251150559</text:p>
          </table:table-cell>
          <table:table-cell office:value-type="string">
            <text:p>2.423049392</text:p>
          </table:table-cell>
          <table:table-cell office:value-type="string">
            <text:p>2.970667465</text:p>
          </table:table-cell>
          <table:table-cell office:value-type="string">
            <text:p>3.001637257</text:p>
          </table:table-cell>
          <table:table-cell office:value-type="string">
            <text:p>2.902058987</text:p>
          </table:table-cell>
          <table:table-cell office:value-type="string">
            <text:p>2.320463136</text:p>
          </table:table-cell>
          <table:table-cell office:value-type="string">
            <text:p>2.086168682</text:p>
          </table:table-cell>
          <table:table-cell office:value-type="string">
            <text:p>2.104217746</text:p>
          </table:table-cell>
          <table:table-cell office:value-type="string">
            <text:p>1.883589901</text:p>
          </table:table-cell>
          <table:table-cell office:value-type="string">
            <text:p>2.463793038</text:p>
          </table:table-cell>
          <table:table-cell office:value-type="string">
            <text:p>3.756629792</text:p>
          </table:table-cell>
          <table:table-cell office:value-type="string">
            <text:p>3.544915009</text:p>
          </table:table-cell>
          <table:table-cell office:value-type="string">
            <text:p>3.33348086</text:p>
          </table:table-cell>
          <table:table-cell office:value-type="string">
            <text:p>4.122030245</text:p>
          </table:table-cell>
          <table:table-cell office:value-type="string">
            <text:p>4.369130885</text:p>
          </table:table-cell>
          <table:table-cell office:value-type="string">
            <text:p>4.29248734</text:p>
          </table:table-cell>
          <table:table-cell office:value-type="string">
            <text:p>4.463109003</text:p>
          </table:table-cell>
          <table:table-cell office:value-type="string">
            <text:p>4.001495461</text:p>
          </table:table-cell>
          <table:table-cell office:value-type="string">
            <text:p>3.506409083</text:p>
          </table:table-cell>
          <table:table-cell office:value-type="string">
            <text:p>2.899490534</text:p>
          </table:table-cell>
          <table:table-cell office:value-type="string">
            <text:p>3.197192243</text:p>
          </table:table-cell>
          <table:table-cell office:value-type="string">
            <text:p>3.779391425</text:p>
          </table:table-cell>
          <table:table-cell office:value-type="string">
            <text:p>3.092100594</text:p>
          </table:table-cell>
          <table:table-cell office:value-type="string">
            <text:p>3.191233589</text:p>
          </table:table-cell>
          <table:table-cell office:value-type="string">
            <text:p>3.831250643</text:p>
          </table:table-cell>
          <table:table-cell office:value-type="string">
            <text:p>4.110224895</text:p>
          </table:table-cell>
          <table:table-cell office:value-type="string">
            <text:p>4.007360569</text:p>
          </table:table-cell>
          <table:table-cell office:value-type="string">
            <text:p>3.505881777</text:p>
          </table:table-cell>
          <table:table-cell office:value-type="string">
            <text:p>2.858011393</text:p>
          </table:table-cell>
          <table:table-cell office:value-type="string">
            <text:p>2.695116768</text:p>
          </table:table-cell>
          <table:table-cell office:value-type="string">
            <text:p>2.801452656</text:p>
          </table:table-cell>
          <table:table-cell office:value-type="string">
            <text:p>3.036968181</text:p>
          </table:table-cell>
          <table:table-cell office:value-type="string">
            <text:p>3.21559211</text:p>
          </table:table-cell>
          <table:table-cell office:value-type="string">
            <text:p>2.726856782</text:p>
          </table:table-cell>
          <table:table-cell office:value-type="string">
            <text:p>2.316701524</text:p>
          </table:table-cell>
          <table:table-cell office:value-type="string">
            <text:p>2.225722964</text:p>
          </table:table-cell>
          <table:table-cell office:value-type="string">
            <text:p>2.056395542</text:p>
          </table:table-cell>
          <table:table-cell office:value-type="string">
            <text:p>2.130859641</text:p>
          </table:table-cell>
          <table:table-cell office:value-type="string">
            <text:p>2.662869655</text:p>
          </table:table-cell>
          <table:table-cell office:value-type="string">
            <text:p>3.30474293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razil</text:p>
          </table:table-cell>
          <table:table-cell office:value-type="string">
            <text:p>BRA</text:p>
          </table:table-cell>
          <table:table-cell office:value-type="string">
            <text:p>3.00801578</text:p>
          </table:table-cell>
          <table:table-cell office:value-type="string">
            <text:p>2.68055462</text:p>
          </table:table-cell>
          <table:table-cell office:value-type="string">
            <text:p>2.315014823</text:p>
          </table:table-cell>
          <table:table-cell office:value-type="string">
            <text:p>2.287700985</text:p>
          </table:table-cell>
          <table:table-cell office:value-type="string">
            <text:p>1.990657182</text:p>
          </table:table-cell>
          <table:table-cell office:value-type="string">
            <text:p>3.455838419</text:p>
          </table:table-cell>
          <table:table-cell office:value-type="string">
            <text:p>3.158328317</text:p>
          </table:table-cell>
          <table:table-cell office:value-type="string">
            <text:p>2.90305156</text:p>
          </table:table-cell>
          <table:table-cell office:value-type="string">
            <text:p>2.654676712</text:p>
          </table:table-cell>
          <table:table-cell office:value-type="string">
            <text:p>2.595529939</text:p>
          </table:table-cell>
          <table:table-cell office:value-type="string">
            <text:p>2.887064715</text:p>
          </table:table-cell>
          <table:table-cell office:value-type="string">
            <text:p>2.601275325</text:p>
          </table:table-cell>
          <table:table-cell office:value-type="string">
            <text:p>2.431605989</text:p>
          </table:table-cell>
          <table:table-cell office:value-type="string">
            <text:p>2.271723085</text:p>
          </table:table-cell>
          <table:table-cell office:value-type="string">
            <text:p>2.027271825</text:p>
          </table:table-cell>
          <table:table-cell office:value-type="string">
            <text:p>2.06067642</text:p>
          </table:table-cell>
          <table:table-cell office:value-type="string">
            <text:p>2.009239135</text:p>
          </table:table-cell>
          <table:table-cell office:value-type="string">
            <text:p>1.689396211</text:p>
          </table:table-cell>
          <table:table-cell office:value-type="string">
            <text:p>1.595399444</text:p>
          </table:table-cell>
          <table:table-cell office:value-type="string">
            <text:p>1.497309065</text:p>
          </table:table-cell>
          <table:table-cell office:value-type="string">
            <text:p>1.144593977</text:p>
          </table:table-cell>
          <table:table-cell office:value-type="string">
            <text:p>1.137463498</text:p>
          </table:table-cell>
          <table:table-cell office:value-type="string">
            <text:p>1.281330046</text:p>
          </table:table-cell>
          <table:table-cell office:value-type="string">
            <text:p>1.219720999</text:p>
          </table:table-cell>
          <table:table-cell office:value-type="string">
            <text:p>1.146748373</text:p>
          </table:table-cell>
          <table:table-cell office:value-type="string">
            <text:p>1.43415234</text:p>
          </table:table-cell>
          <table:table-cell office:value-type="string">
            <text:p>1.224119395</text:p>
          </table:table-cell>
          <table:table-cell office:value-type="string">
            <text:p>1.749656204</text:p>
          </table:table-cell>
          <table:table-cell office:value-type="string">
            <text:p>2.118960459</text:p>
          </table:table-cell>
          <table:table-cell office:value-type="string">
            <text:p>2.524698874</text:p>
          </table:table-cell>
          <table:table-cell office:value-type="string">
            <text:p>2.363883077</text:p>
          </table:table-cell>
          <table:table-cell office:value-type="string">
            <text:p>1.954019175</text:p>
          </table:table-cell>
          <table:table-cell office:value-type="string">
            <text:p>1.521626663</text:p>
          </table:table-cell>
          <table:table-cell office:value-type="string">
            <text:p>1.927770437</text:p>
          </table:table-cell>
          <table:table-cell office:value-type="string">
            <text:p>1.97308864</text:p>
          </table:table-cell>
          <table:table-cell office:value-type="string">
            <text:p>1.82250671</text:p>
          </table:table-cell>
          <table:table-cell office:value-type="string">
            <text:p>1.654844676</text:p>
          </table:table-cell>
          <table:table-cell office:value-type="string">
            <text:p>1.57768864</text:p>
          </table:table-cell>
          <table:table-cell office:value-type="string">
            <text:p>1.662291952</text:p>
          </table:table-cell>
          <table:table-cell office:value-type="string">
            <text:p>1.645473844</text:p>
          </table:table-cell>
          <table:table-cell office:value-type="string">
            <text:p>1.730724806</text:p>
          </table:table-cell>
          <table:table-cell office:value-type="string">
            <text:p>1.951881656</text:p>
          </table:table-cell>
          <table:table-cell office:value-type="string">
            <text:p>1.895770251</text:p>
          </table:table-cell>
          <table:table-cell office:value-type="string">
            <text:p>1.503477107</text:p>
          </table:table-cell>
          <table:table-cell office:value-type="string">
            <text:p>1.461269314</text:p>
          </table:table-cell>
          <table:table-cell office:value-type="string">
            <text:p>1.524013814</text:p>
          </table:table-cell>
          <table:table-cell office:value-type="string">
            <text:p>1.481084895</text:p>
          </table:table-cell>
          <table:table-cell office:value-type="string">
            <text:p>1.466292046</text:p>
          </table:table-cell>
          <table:table-cell office:value-type="string">
            <text:p>1.441924135</text:p>
          </table:table-cell>
          <table:table-cell office:value-type="string">
            <text:p>1.538625861</text:p>
          </table:table-cell>
          <table:table-cell office:value-type="string">
            <text:p>1.539406981</text:p>
          </table:table-cell>
          <table:table-cell office:value-type="string">
            <text:p>1.411851159</text:p>
          </table:table-cell>
          <table:table-cell office:value-type="string">
            <text:p>1.378656465</text:p>
          </table:table-cell>
          <table:table-cell office:value-type="string">
            <text:p>1.329446084</text:p>
          </table:table-cell>
          <table:table-cell office:value-type="string">
            <text:p>1.330244653</text:p>
          </table:table-cell>
          <table:table-cell office:value-type="string">
            <text:p>1.364428258</text:p>
          </table:table-cell>
          <table:table-cell office:value-type="string">
            <text:p>1.31794134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ritish Virgin Islands</text:p>
          </table:table-cell>
          <table:table-cell office:value-type="string">
            <text:p>VGB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runei Darussalam</text:p>
          </table:table-cell>
          <table:table-cell office:value-type="string">
            <text:p>BRN</text:p>
          </table:table-cell>
          <table:table-cell table:number-columns-repeated="24" office:value-type="string">
            <text:p>..</text:p>
          </table:table-cell>
          <table:table-cell office:value-type="string">
            <text:p>2.574084402</text:p>
          </table:table-cell>
          <table:table-cell office:value-type="string">
            <text:p>2.88778814</text:p>
          </table:table-cell>
          <table:table-cell office:value-type="string">
            <text:p>4.670729808</text:p>
          </table:table-cell>
          <table:table-cell office:value-type="string">
            <text:p>3.792514955</text:p>
          </table:table-cell>
          <table:table-cell office:value-type="string">
            <text:p>6.6299771</text:p>
          </table:table-cell>
          <table:table-cell office:value-type="string">
            <text:p>6.234373063</text:p>
          </table:table-cell>
          <table:table-cell office:value-type="string">
            <text:p>6.566368908</text:p>
          </table:table-cell>
          <table:table-cell office:value-type="string">
            <text:p>6.630179828</text:p>
          </table:table-cell>
          <table:table-cell office:value-type="string">
            <text:p>6.016140866</text:p>
          </table:table-cell>
          <table:table-cell office:value-type="string">
            <text:p>5.697919807</text:p>
          </table:table-cell>
          <table:table-cell office:value-type="string">
            <text:p>6.407176037</text:p>
          </table:table-cell>
          <table:table-cell office:value-type="string">
            <text:p>6.035767511</text:p>
          </table:table-cell>
          <table:table-cell office:value-type="string">
            <text:p>6.418965756</text:p>
          </table:table-cell>
          <table:table-cell office:value-type="string">
            <text:p>7.101205132</text:p>
          </table:table-cell>
          <table:table-cell office:value-type="string">
            <text:p>7.256637168</text:p>
          </table:table-cell>
          <table:table-cell office:value-type="string">
            <text:p>5.61754521</text:p>
          </table:table-cell>
          <table:table-cell office:value-type="string">
            <text:p>4.069210092</text:p>
          </table:table-cell>
          <table:table-cell office:value-type="string">
            <text:p>3.886214044</text:p>
          </table:table-cell>
          <table:table-cell office:value-type="string">
            <text:p>3.870758675</text:p>
          </table:table-cell>
          <table:table-cell office:value-type="string">
            <text:p>3.711424264</text:p>
          </table:table-cell>
          <table:table-cell office:value-type="string">
            <text:p>2.532726738</text:p>
          </table:table-cell>
          <table:table-cell office:value-type="string">
            <text:p>2.608095406</text:p>
          </table:table-cell>
          <table:table-cell office:value-type="string">
            <text:p>2.558186746</text:p>
          </table:table-cell>
          <table:table-cell office:value-type="string">
            <text:p>2.638350895</text:p>
          </table:table-cell>
          <table:table-cell office:value-type="string">
            <text:p>2.514964776</text:p>
          </table:table-cell>
          <table:table-cell office:value-type="string">
            <text:p>3.258857366</text:p>
          </table:table-cell>
          <table:table-cell office:value-type="string">
            <text:p>2.850454789</text:p>
          </table:table-cell>
          <table:table-cell office:value-type="string">
            <text:p>2.242200575</text:p>
          </table:table-cell>
          <table:table-cell office:value-type="string">
            <text:p>2.158971558</text:p>
          </table:table-cell>
          <table:table-cell office:value-type="string">
            <text:p>2.277485755</text:p>
          </table:table-cell>
          <table:table-cell office:value-type="string">
            <text:p>3.086859986</text:p>
          </table:table-cell>
          <table:table-cell office:value-type="string">
            <text:p>3.279291821</text:p>
          </table:table-cell>
          <table:table-cell office:value-type="string">
            <text:p>3.5393847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ulgaria</text:p>
          </table:table-cell>
          <table:table-cell office:value-type="string">
            <text:p>BGR</text:p>
          </table:table-cell>
          <table:table-cell table:number-columns-repeated="29" office:value-type="string">
            <text:p>..</text:p>
          </table:table-cell>
          <table:table-cell office:value-type="string">
            <text:p>4.396248535</text:p>
          </table:table-cell>
          <table:table-cell office:value-type="string">
            <text:p>3.833392817</text:p>
          </table:table-cell>
          <table:table-cell office:value-type="string">
            <text:p>3.043478261</text:p>
          </table:table-cell>
          <table:table-cell office:value-type="string">
            <text:p>2.97310757</text:p>
          </table:table-cell>
          <table:table-cell office:value-type="string">
            <text:p>2.609568418</text:p>
          </table:table-cell>
          <table:table-cell office:value-type="string">
            <text:p>2.49238965</text:p>
          </table:table-cell>
          <table:table-cell office:value-type="string">
            <text:p>2.380784223</text:p>
          </table:table-cell>
          <table:table-cell office:value-type="string">
            <text:p>2.112915306</text:p>
          </table:table-cell>
          <table:table-cell office:value-type="string">
            <text:p>2.182695199</text:p>
          </table:table-cell>
          <table:table-cell office:value-type="string">
            <text:p>2.189749735</text:p>
          </table:table-cell>
          <table:table-cell office:value-type="string">
            <text:p>2.64517441</text:p>
          </table:table-cell>
          <table:table-cell office:value-type="string">
            <text:p>2.672172536</text:p>
          </table:table-cell>
          <table:table-cell office:value-type="string">
            <text:p>2.87226097</text:p>
          </table:table-cell>
          <table:table-cell office:value-type="string">
            <text:p>2.786897403</text:p>
          </table:table-cell>
          <table:table-cell office:value-type="string">
            <text:p>2.700166772</text:p>
          </table:table-cell>
          <table:table-cell office:value-type="string">
            <text:p>2.493817765</text:p>
          </table:table-cell>
          <table:table-cell office:value-type="string">
            <text:p>2.345433634</text:p>
          </table:table-cell>
          <table:table-cell office:value-type="string">
            <text:p>2.189156344</text:p>
          </table:table-cell>
          <table:table-cell office:value-type="string">
            <text:p>2.305759931</text:p>
          </table:table-cell>
          <table:table-cell office:value-type="string">
            <text:p>1.907749062</text:p>
          </table:table-cell>
          <table:table-cell office:value-type="string">
            <text:p>1.856522972</text:p>
          </table:table-cell>
          <table:table-cell office:value-type="string">
            <text:p>1.765384186</text:p>
          </table:table-cell>
          <table:table-cell office:value-type="string">
            <text:p>1.443802519</text:p>
          </table:table-cell>
          <table:table-cell office:value-type="string">
            <text:p>1.498164155</text:p>
          </table:table-cell>
          <table:table-cell office:value-type="string">
            <text:p>1.613317689</text:p>
          </table:table-cell>
          <table:table-cell office:value-type="string">
            <text:p>1.473079402</text:p>
          </table:table-cell>
          <table:table-cell office:value-type="string">
            <text:p>1.316453182</text:p>
          </table:table-cell>
          <table:table-cell office:value-type="string">
            <text:p>1.42037758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urkina Faso</text:p>
          </table:table-cell>
          <table:table-cell office:value-type="string">
            <text:p>BFA</text:p>
          </table:table-cell>
          <table:table-cell office:value-type="string">
            <text:p>0.383841817</text:p>
          </table:table-cell>
          <table:table-cell office:value-type="string">
            <text:p>0.469141041</text:p>
          </table:table-cell>
          <table:table-cell office:value-type="string">
            <text:p>1.291409004</text:p>
          </table:table-cell>
          <table:table-cell office:value-type="string">
            <text:p>1.340288104</text:p>
          </table:table-cell>
          <table:table-cell office:value-type="string">
            <text:p>1.305948437</text:p>
          </table:table-cell>
          <table:table-cell office:value-type="string">
            <text:p>0.829792375</text:p>
          </table:table-cell>
          <table:table-cell office:value-type="string">
            <text:p>0.900585159</text:p>
          </table:table-cell>
          <table:table-cell office:value-type="string">
            <text:p>0.819761663</text:p>
          </table:table-cell>
          <table:table-cell office:value-type="string">
            <text:p>0.816742943</text:p>
          </table:table-cell>
          <table:table-cell office:value-type="string">
            <text:p>0.84124994</text:p>
          </table:table-cell>
          <table:table-cell office:value-type="string">
            <text:p>0.91314919</text:p>
          </table:table-cell>
          <table:table-cell office:value-type="string">
            <text:p>0.90036489</text:p>
          </table:table-cell>
          <table:table-cell office:value-type="string">
            <text:p>0.855151841</text:p>
          </table:table-cell>
          <table:table-cell office:value-type="string">
            <text:p>0.90093247</text:p>
          </table:table-cell>
          <table:table-cell office:value-type="string">
            <text:p>0.834617787</text:p>
          </table:table-cell>
          <table:table-cell office:value-type="string">
            <text:p>1.921585072</text:p>
          </table:table-cell>
          <table:table-cell office:value-type="string">
            <text:p>2.000030573</text:p>
          </table:table-cell>
          <table:table-cell office:value-type="string">
            <text:p>2.024690837</text:p>
          </table:table-cell>
          <table:table-cell office:value-type="string">
            <text:p>2.193864351</text:p>
          </table:table-cell>
          <table:table-cell office:value-type="string">
            <text:p>1.832017532</text:p>
          </table:table-cell>
          <table:table-cell office:value-type="string">
            <text:p>1.833378374</text:p>
          </table:table-cell>
          <table:table-cell office:value-type="string">
            <text:p>1.909845124</text:p>
          </table:table-cell>
          <table:table-cell office:value-type="string">
            <text:p>1.873298186</text:p>
          </table:table-cell>
          <table:table-cell office:value-type="string">
            <text:p>1.832040566</text:p>
          </table:table-cell>
          <table:table-cell office:value-type="string">
            <text:p>1.847298878</text:p>
          </table:table-cell>
          <table:table-cell office:value-type="string">
            <text:p>1.746005659</text:p>
          </table:table-cell>
          <table:table-cell office:value-type="string">
            <text:p>2.513387022</text:p>
          </table:table-cell>
          <table:table-cell office:value-type="string">
            <text:p>2.139922519</text:p>
          </table:table-cell>
          <table:table-cell office:value-type="string">
            <text:p>2.186007659</text:p>
          </table:table-cell>
          <table:table-cell office:value-type="string">
            <text:p>2.554547977</text:p>
          </table:table-cell>
          <table:table-cell office:value-type="string">
            <text:p>2.723552927</text:p>
          </table:table-cell>
          <table:table-cell office:value-type="string">
            <text:p>2.217051165</text:p>
          </table:table-cell>
          <table:table-cell office:value-type="string">
            <text:p>2.118653166</text:p>
          </table:table-cell>
          <table:table-cell office:value-type="string">
            <text:p>1.891744829</text:p>
          </table:table-cell>
          <table:table-cell office:value-type="string">
            <text:p>1.596541948</text:p>
          </table:table-cell>
          <table:table-cell office:value-type="string">
            <text:p>1.549170175</text:p>
          </table:table-cell>
          <table:table-cell office:value-type="string">
            <text:p>1.435960425</text:p>
          </table:table-cell>
          <table:table-cell office:value-type="string">
            <text:p>1.574935993</text:p>
          </table:table-cell>
          <table:table-cell office:value-type="string">
            <text:p>1.408061617</text:p>
          </table:table-cell>
          <table:table-cell office:value-type="string">
            <text:p>1.38460355</text:p>
          </table:table-cell>
          <table:table-cell office:value-type="string">
            <text:p>1.392430725</text:p>
          </table:table-cell>
          <table:table-cell office:value-type="string">
            <text:p>1.309456569</text:p>
          </table:table-cell>
          <table:table-cell office:value-type="string">
            <text:p>1.324823431</text:p>
          </table:table-cell>
          <table:table-cell office:value-type="string">
            <text:p>1.206865304</text:p>
          </table:table-cell>
          <table:table-cell office:value-type="string">
            <text:p>1.357519347</text:p>
          </table:table-cell>
          <table:table-cell office:value-type="string">
            <text:p>1.351771098</text:p>
          </table:table-cell>
          <table:table-cell office:value-type="string">
            <text:p>1.242719527</text:p>
          </table:table-cell>
          <table:table-cell office:value-type="string">
            <text:p>1.5922666</text:p>
          </table:table-cell>
          <table:table-cell office:value-type="string">
            <text:p>1.397904517</text:p>
          </table:table-cell>
          <table:table-cell office:value-type="string">
            <text:p>1.521455111</text:p>
          </table:table-cell>
          <table:table-cell office:value-type="string">
            <text:p>1.377515952</text:p>
          </table:table-cell>
          <table:table-cell office:value-type="string">
            <text:p>1.294759503</text:p>
          </table:table-cell>
          <table:table-cell office:value-type="string">
            <text:p>1.323023735</text:p>
          </table:table-cell>
          <table:table-cell office:value-type="string">
            <text:p>1.390590885</text:p>
          </table:table-cell>
          <table:table-cell office:value-type="string">
            <text:p>1.431375548</text:p>
          </table:table-cell>
          <table:table-cell office:value-type="string">
            <text:p>1.419815231</text:p>
          </table:table-cell>
          <table:table-cell office:value-type="string">
            <text:p>1.27789045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Burundi</text:p>
          </table:table-cell>
          <table:table-cell office:value-type="string">
            <text:p>BDI</text:p>
          </table:table-cell>
          <table:table-cell table:number-columns-repeated="2" office:value-type="string">
            <text:p>..</text:p>
          </table:table-cell>
          <table:table-cell office:value-type="string">
            <text:p>3.9437938</text:p>
          </table:table-cell>
          <table:table-cell office:value-type="string">
            <text:p>0.434801293</text:p>
          </table:table-cell>
          <table:table-cell office:value-type="string">
            <text:p>0.44563757</text:p>
          </table:table-cell>
          <table:table-cell office:value-type="string">
            <text:p>1.354433777</text:p>
          </table:table-cell>
          <table:table-cell office:value-type="string">
            <text:p>1.382249731</text:p>
          </table:table-cell>
          <table:table-cell office:value-type="string">
            <text:p>1.332606884</text:p>
          </table:table-cell>
          <table:table-cell office:value-type="string">
            <text:p>1.414223331</text:p>
          </table:table-cell>
          <table:table-cell office:value-type="string">
            <text:p>1.754491378</text:p>
          </table:table-cell>
          <table:table-cell office:value-type="string">
            <text:p>..</text:p>
          </table:table-cell>
          <table:table-cell office:value-type="string">
            <text:p>1.039609107</text:p>
          </table:table-cell>
          <table:table-cell office:value-type="string">
            <text:p>1.45864397</text:p>
          </table:table-cell>
          <table:table-cell office:value-type="string">
            <text:p>1.946204286</text:p>
          </table:table-cell>
          <table:table-cell office:value-type="string">
            <text:p>2.225123669</text:p>
          </table:table-cell>
          <table:table-cell office:value-type="string">
            <text:p>2.026984228</text:p>
          </table:table-cell>
          <table:table-cell office:value-type="string">
            <text:p>2.223624197</text:p>
          </table:table-cell>
          <table:table-cell office:value-type="string">
            <text:p>2.548794396</text:p>
          </table:table-cell>
          <table:table-cell office:value-type="string">
            <text:p>2.7913176</text:p>
          </table:table-cell>
          <table:table-cell office:value-type="string">
            <text:p>2.555921431</text:p>
          </table:table-cell>
          <table:table-cell office:value-type="string">
            <text:p>3.018650469</text:p>
          </table:table-cell>
          <table:table-cell office:value-type="string">
            <text:p>3.095367497</text:p>
          </table:table-cell>
          <table:table-cell office:value-type="string">
            <text:p>3.618708192</text:p>
          </table:table-cell>
          <table:table-cell office:value-type="string">
            <text:p>3.173716943</text:p>
          </table:table-cell>
          <table:table-cell office:value-type="string">
            <text:p>3.032808388</text:p>
          </table:table-cell>
          <table:table-cell office:value-type="string">
            <text:p>2.801838736</text:p>
          </table:table-cell>
          <table:table-cell office:value-type="string">
            <text:p>2.879862392</text:p>
          </table:table-cell>
          <table:table-cell office:value-type="string">
            <text:p>2.720880661</text:p>
          </table:table-cell>
          <table:table-cell office:value-type="string">
            <text:p>3.164762707</text:p>
          </table:table-cell>
          <table:table-cell office:value-type="string">
            <text:p>3.402680729</text:p>
          </table:table-cell>
          <table:table-cell office:value-type="string">
            <text:p>3.498127689</text:p>
          </table:table-cell>
          <table:table-cell office:value-type="string">
            <text:p>3.662139331</text:p>
          </table:table-cell>
          <table:table-cell office:value-type="string">
            <text:p>3.599734108</text:p>
          </table:table-cell>
          <table:table-cell office:value-type="string">
            <text:p>3.863536669</text:p>
          </table:table-cell>
          <table:table-cell office:value-type="string">
            <text:p>4.530615485</text:p>
          </table:table-cell>
          <table:table-cell office:value-type="string">
            <text:p>4.209072987</text:p>
          </table:table-cell>
          <table:table-cell office:value-type="string">
            <text:p>5.856328392</text:p>
          </table:table-cell>
          <table:table-cell office:value-type="string">
            <text:p>6.359393232</text:p>
          </table:table-cell>
          <table:table-cell office:value-type="string">
            <text:p>6.571714143</text:p>
          </table:table-cell>
          <table:table-cell office:value-type="string">
            <text:p>6.258234519</text:p>
          </table:table-cell>
          <table:table-cell office:value-type="string">
            <text:p>4.861850184</text:p>
          </table:table-cell>
          <table:table-cell office:value-type="string">
            <text:p>6.071040806</text:p>
          </table:table-cell>
          <table:table-cell office:value-type="string">
            <text:p>5.441041579</text:p>
          </table:table-cell>
          <table:table-cell office:value-type="string">
            <text:p>5.532779782</text:p>
          </table:table-cell>
          <table:table-cell office:value-type="string">
            <text:p>4.902661624</text:p>
          </table:table-cell>
          <table:table-cell office:value-type="string">
            <text:p>4.435617345</text:p>
          </table:table-cell>
          <table:table-cell office:value-type="string">
            <text:p>3.512254715</text:p>
          </table:table-cell>
          <table:table-cell office:value-type="string">
            <text:p>3.414900143</text:p>
          </table:table-cell>
          <table:table-cell office:value-type="string">
            <text:p>2.721230834</text:p>
          </table:table-cell>
          <table:table-cell table:number-columns-repeated="3" office:value-type="string">
            <text:p>..</text:p>
          </table:table-cell>
          <table:table-cell office:value-type="string">
            <text:p>2.385018691</text:p>
          </table:table-cell>
          <table:table-cell office:value-type="string">
            <text:p>2.2420093</text:p>
          </table:table-cell>
          <table:table-cell office:value-type="string">
            <text:p>2.009842197</text:p>
          </table:table-cell>
          <table:table-cell office:value-type="string">
            <text:p>2.157506467</text:p>
          </table:table-cell>
          <table:table-cell office:value-type="string">
            <text:p>2.20784926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abo Verde</text:p>
          </table:table-cell>
          <table:table-cell office:value-type="string">
            <text:p>CPV</text:p>
          </table:table-cell>
          <table:table-cell table:number-columns-repeated="24" office:value-type="string">
            <text:p>..</text:p>
          </table:table-cell>
          <table:table-cell office:value-type="string">
            <text:p>2.793270912</text:p>
          </table:table-cell>
          <table:table-cell office:value-type="string">
            <text:p>2.464290568</text:p>
          </table:table-cell>
          <table:table-cell office:value-type="string">
            <text:p>2.336429943</text:p>
          </table:table-cell>
          <table:table-cell office:value-type="string">
            <text:p>2.111708277</text:p>
          </table:table-cell>
          <table:table-cell office:value-type="string">
            <text:p>1.921458857</text:p>
          </table:table-cell>
          <table:table-cell table:number-columns-repeated="3" office:value-type="string">
            <text:p>..</text:p>
          </table:table-cell>
          <table:table-cell office:value-type="string">
            <text:p>0.996156323</text:p>
          </table:table-cell>
          <table:table-cell office:value-type="string">
            <text:p>0.557769741</text:p>
          </table:table-cell>
          <table:table-cell office:value-type="string">
            <text:p>0.843963058</text:p>
          </table:table-cell>
          <table:table-cell office:value-type="string">
            <text:p>1.274077201</text:p>
          </table:table-cell>
          <table:table-cell office:value-type="string">
            <text:p>0.84902739</text:p>
          </table:table-cell>
          <table:table-cell office:value-type="string">
            <text:p>0.836178851</text:p>
          </table:table-cell>
          <table:table-cell office:value-type="string">
            <text:p>0.864732816</text:p>
          </table:table-cell>
          <table:table-cell office:value-type="string">
            <text:p>0.844799646</text:p>
          </table:table-cell>
          <table:table-cell office:value-type="string">
            <text:p>1.261261698</text:p>
          </table:table-cell>
          <table:table-cell office:value-type="string">
            <text:p>0.823865509</text:p>
          </table:table-cell>
          <table:table-cell office:value-type="string">
            <text:p>0.728028801</text:p>
          </table:table-cell>
          <table:table-cell office:value-type="string">
            <text:p>0.710453146</text:p>
          </table:table-cell>
          <table:table-cell office:value-type="string">
            <text:p>0.698044079</text:p>
          </table:table-cell>
          <table:table-cell office:value-type="string">
            <text:p>0.728660854</text:p>
          </table:table-cell>
          <table:table-cell office:value-type="string">
            <text:p>0.630491126</text:p>
          </table:table-cell>
          <table:table-cell office:value-type="string">
            <text:p>0.52470317</text:p>
          </table:table-cell>
          <table:table-cell office:value-type="string">
            <text:p>0.601269382</text:p>
          </table:table-cell>
          <table:table-cell office:value-type="string">
            <text:p>0.490877611</text:p>
          </table:table-cell>
          <table:table-cell office:value-type="string">
            <text:p>0.495061947</text:p>
          </table:table-cell>
          <table:table-cell office:value-type="string">
            <text:p>0.523241665</text:p>
          </table:table-cell>
          <table:table-cell office:value-type="string">
            <text:p>0.555765135</text:p>
          </table:table-cell>
          <table:table-cell office:value-type="string">
            <text:p>0.530303913</text:p>
          </table:table-cell>
          <table:table-cell office:value-type="string">
            <text:p>0.540807447</text:p>
          </table:table-cell>
          <table:table-cell office:value-type="string">
            <text:p>0.566746281</text:p>
          </table:table-cell>
          <table:table-cell office:value-type="string">
            <text:p>0.62905409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ambodia</text:p>
          </table:table-cell>
          <table:table-cell office:value-type="string">
            <text:p>KHM</text:p>
          </table:table-cell>
          <table:table-cell table:number-columns-repeated="33" office:value-type="string">
            <text:p>..</text:p>
          </table:table-cell>
          <table:table-cell office:value-type="string">
            <text:p>1.761288595</text:p>
          </table:table-cell>
          <table:table-cell office:value-type="string">
            <text:p>3.842342793</text:p>
          </table:table-cell>
          <table:table-cell office:value-type="string">
            <text:p>3.577311888</text:p>
          </table:table-cell>
          <table:table-cell office:value-type="string">
            <text:p>3.238454376</text:p>
          </table:table-cell>
          <table:table-cell office:value-type="string">
            <text:p>3.003352617</text:p>
          </table:table-cell>
          <table:table-cell office:value-type="string">
            <text:p>2.662043769</text:p>
          </table:table-cell>
          <table:table-cell office:value-type="string">
            <text:p>2.510034122</text:p>
          </table:table-cell>
          <table:table-cell office:value-type="string">
            <text:p>2.20981321</text:p>
          </table:table-cell>
          <table:table-cell office:value-type="string">
            <text:p>1.774810532</text:p>
          </table:table-cell>
          <table:table-cell office:value-type="string">
            <text:p>1.519617406</text:p>
          </table:table-cell>
          <table:table-cell office:value-type="string">
            <text:p>1.447518851</text:p>
          </table:table-cell>
          <table:table-cell office:value-type="string">
            <text:p>1.296742212</text:p>
          </table:table-cell>
          <table:table-cell office:value-type="string">
            <text:p>1.127579071</text:p>
          </table:table-cell>
          <table:table-cell office:value-type="string">
            <text:p>1.043100079</text:p>
          </table:table-cell>
          <table:table-cell office:value-type="string">
            <text:p>0.914612028</text:p>
          </table:table-cell>
          <table:table-cell office:value-type="string">
            <text:p>0.798217508</text:p>
          </table:table-cell>
          <table:table-cell office:value-type="string">
            <text:p>1.313127999</text:p>
          </table:table-cell>
          <table:table-cell office:value-type="string">
            <text:p>1.493096881</text:p>
          </table:table-cell>
          <table:table-cell office:value-type="string">
            <text:p>1.497788708</text:p>
          </table:table-cell>
          <table:table-cell office:value-type="string">
            <text:p>1.547939822</text:p>
          </table:table-cell>
          <table:table-cell office:value-type="string">
            <text:p>1.575896014</text:p>
          </table:table-cell>
          <table:table-cell office:value-type="string">
            <text:p>1.656764912</text:p>
          </table:table-cell>
          <table:table-cell office:value-type="string">
            <text:p>2.112698072</text:p>
          </table:table-cell>
          <table:table-cell office:value-type="string">
            <text:p>1.84756957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ameroon</text:p>
          </table:table-cell>
          <table:table-cell office:value-type="string">
            <text:p>CMR</text:p>
          </table:table-cell>
          <table:table-cell table:number-columns-repeated="10" office:value-type="string">
            <text:p>..</text:p>
          </table:table-cell>
          <table:table-cell office:value-type="string">
            <text:p>1.76681339</text:p>
          </table:table-cell>
          <table:table-cell office:value-type="string">
            <text:p>1.738257041</text:p>
          </table:table-cell>
          <table:table-cell office:value-type="string">
            <text:p>1.661542789</text:p>
          </table:table-cell>
          <table:table-cell office:value-type="string">
            <text:p>1.663874419</text:p>
          </table:table-cell>
          <table:table-cell office:value-type="string">
            <text:p>1.604949002</text:p>
          </table:table-cell>
          <table:table-cell office:value-type="string">
            <text:p>1.63702443</text:p>
          </table:table-cell>
          <table:table-cell office:value-type="string">
            <text:p>1.672490884</text:p>
          </table:table-cell>
          <table:table-cell office:value-type="string">
            <text:p>1.625119914</text:p>
          </table:table-cell>
          <table:table-cell office:value-type="string">
            <text:p>1.532028117</text:p>
          </table:table-cell>
          <table:table-cell office:value-type="string">
            <text:p>1.492732851</text:p>
          </table:table-cell>
          <table:table-cell office:value-type="string">
            <text:p>1.496241691</text:p>
          </table:table-cell>
          <table:table-cell office:value-type="string">
            <text:p>1.818915654</text:p>
          </table:table-cell>
          <table:table-cell office:value-type="string">
            <text:p>1.99079397</text:p>
          </table:table-cell>
          <table:table-cell office:value-type="string">
            <text:p>1.890756386</text:p>
          </table:table-cell>
          <table:table-cell office:value-type="string">
            <text:p>1.740219059</text:p>
          </table:table-cell>
          <table:table-cell office:value-type="string">
            <text:p>1.359776246</text:p>
          </table:table-cell>
          <table:table-cell office:value-type="string">
            <text:p>1.226374397</text:p>
          </table:table-cell>
          <table:table-cell office:value-type="string">
            <text:p>1.250057387</text:p>
          </table:table-cell>
          <table:table-cell office:value-type="string">
            <text:p>1.261603862</text:p>
          </table:table-cell>
          <table:table-cell office:value-type="string">
            <text:p>1.333651188</text:p>
          </table:table-cell>
          <table:table-cell office:value-type="string">
            <text:p>1.466386303</text:p>
          </table:table-cell>
          <table:table-cell office:value-type="string">
            <text:p>1.505029616</text:p>
          </table:table-cell>
          <table:table-cell office:value-type="string">
            <text:p>1.522533117</text:p>
          </table:table-cell>
          <table:table-cell office:value-type="string">
            <text:p>1.157898757</text:p>
          </table:table-cell>
          <table:table-cell office:value-type="string">
            <text:p>1.139789386</text:p>
          </table:table-cell>
          <table:table-cell office:value-type="string">
            <text:p>1.133445921</text:p>
          </table:table-cell>
          <table:table-cell office:value-type="string">
            <text:p>1.133843461</text:p>
          </table:table-cell>
          <table:table-cell office:value-type="string">
            <text:p>1.181976047</text:p>
          </table:table-cell>
          <table:table-cell office:value-type="string">
            <text:p>1.267132732</text:p>
          </table:table-cell>
          <table:table-cell office:value-type="string">
            <text:p>1.352061233</text:p>
          </table:table-cell>
          <table:table-cell office:value-type="string">
            <text:p>1.220101663</text:p>
          </table:table-cell>
          <table:table-cell office:value-type="string">
            <text:p>1.198513788</text:p>
          </table:table-cell>
          <table:table-cell office:value-type="string">
            <text:p>1.257641022</text:p>
          </table:table-cell>
          <table:table-cell office:value-type="string">
            <text:p>1.295632393</text:p>
          </table:table-cell>
          <table:table-cell office:value-type="string">
            <text:p>1.26848059</text:p>
          </table:table-cell>
          <table:table-cell office:value-type="string">
            <text:p>1.243220765</text:p>
          </table:table-cell>
          <table:table-cell office:value-type="string">
            <text:p>1.32737745</text:p>
          </table:table-cell>
          <table:table-cell office:value-type="string">
            <text:p>1.326606417</text:p>
          </table:table-cell>
          <table:table-cell office:value-type="string">
            <text:p>1.312339132</text:p>
          </table:table-cell>
          <table:table-cell office:value-type="string">
            <text:p>1.319340142</text:p>
          </table:table-cell>
          <table:table-cell office:value-type="string">
            <text:p>1.354256639</text:p>
          </table:table-cell>
          <table:table-cell office:value-type="string">
            <text:p>1.18443512</text:p>
          </table:table-cell>
          <table:table-cell office:value-type="string">
            <text:p>1.217846576</text:p>
          </table:table-cell>
          <table:table-cell office:value-type="string">
            <text:p>1.214414615</text:p>
          </table:table-cell>
          <table:table-cell office:value-type="string">
            <text:p>1.149099015</text:p>
          </table:table-cell>
          <table:table-cell office:value-type="string">
            <text:p>1.144433296</text:p>
          </table:table-cell>
          <table:table-cell office:value-type="string">
            <text:p>1.20244589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-type="string">
            <text:p>4.142856222</text:p>
          </table:table-cell>
          <table:table-cell office:value-type="string">
            <text:p>4.115549193</text:p>
          </table:table-cell>
          <table:table-cell office:value-type="string">
            <text:p>3.981334503</text:p>
          </table:table-cell>
          <table:table-cell office:value-type="string">
            <text:p>3.605456166</text:p>
          </table:table-cell>
          <table:table-cell office:value-type="string">
            <text:p>3.390672372</text:p>
          </table:table-cell>
          <table:table-cell office:value-type="string">
            <text:p>2.921002924</text:p>
          </table:table-cell>
          <table:table-cell office:value-type="string">
            <text:p>2.674724839</text:p>
          </table:table-cell>
          <table:table-cell office:value-type="string">
            <text:p>2.741293207</text:p>
          </table:table-cell>
          <table:table-cell office:value-type="string">
            <text:p>2.539969119</text:p>
          </table:table-cell>
          <table:table-cell office:value-type="string">
            <text:p>2.272637295</text:p>
          </table:table-cell>
          <table:table-cell office:value-type="string">
            <text:p>2.149328696</text:p>
          </table:table-cell>
          <table:table-cell office:value-type="string">
            <text:p>2.092876081</text:p>
          </table:table-cell>
          <table:table-cell office:value-type="string">
            <text:p>1.975376522</text:p>
          </table:table-cell>
          <table:table-cell office:value-type="string">
            <text:p>1.799406217</text:p>
          </table:table-cell>
          <table:table-cell office:value-type="string">
            <text:p>1.751501239</text:p>
          </table:table-cell>
          <table:table-cell office:value-type="string">
            <text:p>1.829785807</text:p>
          </table:table-cell>
          <table:table-cell office:value-type="string">
            <text:p>1.733940102</text:p>
          </table:table-cell>
          <table:table-cell office:value-type="string">
            <text:p>1.773054145</text:p>
          </table:table-cell>
          <table:table-cell office:value-type="string">
            <text:p>1.815396805</text:p>
          </table:table-cell>
          <table:table-cell office:value-type="string">
            <text:p>1.680248548</text:p>
          </table:table-cell>
          <table:table-cell office:value-type="string">
            <text:p>1.732487535</text:p>
          </table:table-cell>
          <table:table-cell office:value-type="string">
            <text:p>1.678942365</text:p>
          </table:table-cell>
          <table:table-cell office:value-type="string">
            <text:p>1.919407508</text:p>
          </table:table-cell>
          <table:table-cell office:value-type="string">
            <text:p>2.040012771</text:p>
          </table:table-cell>
          <table:table-cell office:value-type="string">
            <text:p>2.06814661</text:p>
          </table:table-cell>
          <table:table-cell office:value-type="string">
            <text:p>2.045324499</text:p>
          </table:table-cell>
          <table:table-cell office:value-type="string">
            <text:p>2.061302317</text:p>
          </table:table-cell>
          <table:table-cell office:value-type="string">
            <text:p>2.015776517</text:p>
          </table:table-cell>
          <table:table-cell office:value-type="string">
            <text:p>1.950789637</text:p>
          </table:table-cell>
          <table:table-cell office:value-type="string">
            <text:p>1.90194402</text:p>
          </table:table-cell>
          <table:table-cell office:value-type="string">
            <text:p>1.921833716</text:p>
          </table:table-cell>
          <table:table-cell office:value-type="string">
            <text:p>1.857803971</text:p>
          </table:table-cell>
          <table:table-cell office:value-type="string">
            <text:p>1.821285469</text:p>
          </table:table-cell>
          <table:table-cell office:value-type="string">
            <text:p>1.779124049</text:p>
          </table:table-cell>
          <table:table-cell office:value-type="string">
            <text:p>1.65663509</text:p>
          </table:table-cell>
          <table:table-cell office:value-type="string">
            <text:p>1.519319688</text:p>
          </table:table-cell>
          <table:table-cell office:value-type="string">
            <text:p>1.370733341</text:p>
          </table:table-cell>
          <table:table-cell office:value-type="string">
            <text:p>1.217056716</text:p>
          </table:table-cell>
          <table:table-cell office:value-type="string">
            <text:p>1.226374834</text:p>
          </table:table-cell>
          <table:table-cell office:value-type="string">
            <text:p>1.21448824</text:p>
          </table:table-cell>
          <table:table-cell office:value-type="string">
            <text:p>1.11808088</text:p>
          </table:table-cell>
          <table:table-cell office:value-type="string">
            <text:p>1.137368973</text:p>
          </table:table-cell>
          <table:table-cell office:value-type="string">
            <text:p>1.120852292</text:p>
          </table:table-cell>
          <table:table-cell office:value-type="string">
            <text:p>1.115878799</text:p>
          </table:table-cell>
          <table:table-cell office:value-type="string">
            <text:p>1.107966027</text:p>
          </table:table-cell>
          <table:table-cell office:value-type="string">
            <text:p>1.110669655</text:p>
          </table:table-cell>
          <table:table-cell office:value-type="string">
            <text:p>1.125832408</text:p>
          </table:table-cell>
          <table:table-cell office:value-type="string">
            <text:p>1.188901783</text:p>
          </table:table-cell>
          <table:table-cell office:value-type="string">
            <text:p>1.248621382</text:p>
          </table:table-cell>
          <table:table-cell office:value-type="string">
            <text:p>1.381043981</text:p>
          </table:table-cell>
          <table:table-cell office:value-type="string">
            <text:p>1.197152932</text:p>
          </table:table-cell>
          <table:table-cell office:value-type="string">
            <text:p>1.196083782</text:p>
          </table:table-cell>
          <table:table-cell office:value-type="string">
            <text:p>1.121099973</text:p>
          </table:table-cell>
          <table:table-cell office:value-type="string">
            <text:p>1.004857889</text:p>
          </table:table-cell>
          <table:table-cell office:value-type="string">
            <text:p>0.992272056</text:p>
          </table:table-cell>
          <table:table-cell office:value-type="string">
            <text:p>0.982111483</text:p>
          </table:table-cell>
          <table:table-cell office:value-type="string">
            <text:p>0.98743260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aribbean small states</text:p>
          </table:table-cell>
          <table:table-cell office:value-type="string">
            <text:p>CSS</text:p>
          </table:table-cell>
          <table:table-cell table:number-columns-repeated="16" office:value-type="string">
            <text:p>..</text:p>
          </table:table-cell>
          <table:table-cell office:value-type="string">
            <text:p>1.262293668</text:p>
          </table:table-cell>
          <table:table-cell office:value-type="string">
            <text:p>1.033953701</text:p>
          </table:table-cell>
          <table:table-cell table:number-columns-repeated="3" office:value-type="string">
            <text:p>..</text:p>
          </table:table-cell>
          <table:table-cell office:value-type="string">
            <text:p>0.97507482</text:p>
          </table:table-cell>
          <table:table-cell table:number-columns-repeated="26" office:value-type="string">
            <text:p>..</text:p>
          </table:table-cell>
          <table:table-cell office:value-type="string">
            <text:p>0.710843805</text:p>
          </table:table-cell>
          <table:table-cell table:number-columns-repeated="9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ayman Islands</text:p>
          </table:table-cell>
          <table:table-cell office:value-type="string">
            <text:p>CYM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entral African Republic</text:p>
          </table:table-cell>
          <table:table-cell office:value-type="string">
            <text:p>CAF</text:p>
          </table:table-cell>
          <table:table-cell table:number-columns-repeated="31" office:value-type="string">
            <text:p>..</text:p>
          </table:table-cell>
          <table:table-cell office:value-type="string">
            <text:p>1.568069342</text:p>
          </table:table-cell>
          <table:table-cell office:value-type="string">
            <text:p>1.642125317</text:p>
          </table:table-cell>
          <table:table-cell office:value-type="string">
            <text:p>1.497087845</text:p>
          </table:table-cell>
          <table:table-cell office:value-type="string">
            <text:p>1.255882652</text:p>
          </table:table-cell>
          <table:table-cell office:value-type="string">
            <text:p>1.16678192</text:p>
          </table:table-cell>
          <table:table-cell office:value-type="string">
            <text:p>1.210192071</text:p>
          </table:table-cell>
          <table:table-cell table:number-columns-repeated="5" office:value-type="string">
            <text:p>..</text:p>
          </table:table-cell>
          <table:table-cell office:value-type="string">
            <text:p>1.077475347</text:p>
          </table:table-cell>
          <table:table-cell office:value-type="string">
            <text:p>1.31773243</text:p>
          </table:table-cell>
          <table:table-cell office:value-type="string">
            <text:p>1.189184355</text:p>
          </table:table-cell>
          <table:table-cell office:value-type="string">
            <text:p>1.151235583</text:p>
          </table:table-cell>
          <table:table-cell office:value-type="string">
            <text:p>..</text:p>
          </table:table-cell>
          <table:table-cell office:value-type="string">
            <text:p>1.125507296</text:p>
          </table:table-cell>
          <table:table-cell office:value-type="string">
            <text:p>1.587183334</text:p>
          </table:table-cell>
          <table:table-cell office:value-type="string">
            <text:p>1.816210849</text:p>
          </table:table-cell>
          <table:table-cell office:value-type="string">
            <text:p>2.59742643</text:p>
          </table:table-cell>
          <table:table-cell table:number-columns-repeated="7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entral Europe and the Baltics</text:p>
          </table:table-cell>
          <table:table-cell office:value-type="string">
            <text:p>CEB</text:p>
          </table:table-cell>
          <table:table-cell table:number-columns-repeated="29" office:value-type="string">
            <text:p>..</text:p>
          </table:table-cell>
          <table:table-cell office:value-type="string">
            <text:p>4.659843811</text:p>
          </table:table-cell>
          <table:table-cell office:value-type="string">
            <text:p>3.268037217</text:p>
          </table:table-cell>
          <table:table-cell office:value-type="string">
            <text:p>2.597326679</text:p>
          </table:table-cell>
          <table:table-cell office:value-type="string">
            <text:p>2.413833389</text:p>
          </table:table-cell>
          <table:table-cell office:value-type="string">
            <text:p>2.168042357</text:p>
          </table:table-cell>
          <table:table-cell office:value-type="string">
            <text:p>2.105898228</text:p>
          </table:table-cell>
          <table:table-cell office:value-type="string">
            <text:p>2.334403164</text:p>
          </table:table-cell>
          <table:table-cell office:value-type="string">
            <text:p>2.203338735</text:p>
          </table:table-cell>
          <table:table-cell office:value-type="string">
            <text:p>2.21951125</text:p>
          </table:table-cell>
          <table:table-cell office:value-type="string">
            <text:p>2.086128048</text:p>
          </table:table-cell>
          <table:table-cell office:value-type="string">
            <text:p>1.951785579</text:p>
          </table:table-cell>
          <table:table-cell office:value-type="string">
            <text:p>1.860322034</text:p>
          </table:table-cell>
          <table:table-cell office:value-type="string">
            <text:p>1.89234285</text:p>
          </table:table-cell>
          <table:table-cell office:value-type="string">
            <text:p>1.895013554</text:p>
          </table:table-cell>
          <table:table-cell office:value-type="string">
            <text:p>1.860974776</text:p>
          </table:table-cell>
          <table:table-cell office:value-type="string">
            <text:p>1.757399802</text:p>
          </table:table-cell>
          <table:table-cell office:value-type="string">
            <text:p>1.784278882</text:p>
          </table:table-cell>
          <table:table-cell office:value-type="string">
            <text:p>1.705767524</text:p>
          </table:table-cell>
          <table:table-cell office:value-type="string">
            <text:p>1.666749307</text:p>
          </table:table-cell>
          <table:table-cell office:value-type="string">
            <text:p>1.534984226</text:p>
          </table:table-cell>
          <table:table-cell office:value-type="string">
            <text:p>1.5433209</text:p>
          </table:table-cell>
          <table:table-cell office:value-type="string">
            <text:p>1.481251847</text:p>
          </table:table-cell>
          <table:table-cell office:value-type="string">
            <text:p>1.415084803</text:p>
          </table:table-cell>
          <table:table-cell office:value-type="string">
            <text:p>1.398900138</text:p>
          </table:table-cell>
          <table:table-cell office:value-type="string">
            <text:p>1.373815077</text:p>
          </table:table-cell>
          <table:table-cell office:value-type="string">
            <text:p>1.406948993</text:p>
          </table:table-cell>
          <table:table-cell office:value-type="string">
            <text:p>1.533083773</text:p>
          </table:table-cell>
          <table:table-cell office:value-type="string">
            <text:p>1.50504612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had</text:p>
          </table:table-cell>
          <table:table-cell office:value-type="string">
            <text:p>TCD</text:p>
          </table:table-cell>
          <table:table-cell table:number-columns-repeated="23" office:value-type="string">
            <text:p>..</text:p>
          </table:table-cell>
          <table:table-cell office:value-type="string">
            <text:p>4.728797304</text:p>
          </table:table-cell>
          <table:table-cell office:value-type="string">
            <text:p>4.357477453</text:p>
          </table:table-cell>
          <table:table-cell office:value-type="string">
            <text:p>3.662846142</text:p>
          </table:table-cell>
          <table:table-cell office:value-type="string">
            <text:p>4.570096857</text:p>
          </table:table-cell>
          <table:table-cell office:value-type="string">
            <text:p>2.945783515</text:p>
          </table:table-cell>
          <table:table-cell office:value-type="string">
            <text:p>5.253754476</text:p>
          </table:table-cell>
          <table:table-cell office:value-type="string">
            <text:p>3.935649234</text:p>
          </table:table-cell>
          <table:table-cell office:value-type="string">
            <text:p>1.975236352</text:p>
          </table:table-cell>
          <table:table-cell office:value-type="string">
            <text:p>..</text:p>
          </table:table-cell>
          <table:table-cell office:value-type="string">
            <text:p>1.877096744</text:p>
          </table:table-cell>
          <table:table-cell office:value-type="string">
            <text:p>2.678972413</text:p>
          </table:table-cell>
          <table:table-cell office:value-type="string">
            <text:p>1.877714736</text:p>
          </table:table-cell>
          <table:table-cell office:value-type="string">
            <text:p>1.385562309</text:p>
          </table:table-cell>
          <table:table-cell office:value-type="string">
            <text:p>1.544558526</text:p>
          </table:table-cell>
          <table:table-cell office:value-type="string">
            <text:p>1.075879454</text:p>
          </table:table-cell>
          <table:table-cell office:value-type="string">
            <text:p>0.922917332</text:p>
          </table:table-cell>
          <table:table-cell office:value-type="string">
            <text:p>1.36522796</text:p>
          </table:table-cell>
          <table:table-cell office:value-type="string">
            <text:p>1.541381137</text:p>
          </table:table-cell>
          <table:table-cell office:value-type="string">
            <text:p>1.532300729</text:p>
          </table:table-cell>
          <table:table-cell office:value-type="string">
            <text:p>1.725196702</text:p>
          </table:table-cell>
          <table:table-cell office:value-type="string">
            <text:p>1.496336428</text:p>
          </table:table-cell>
          <table:table-cell office:value-type="string">
            <text:p>1.144773061</text:p>
          </table:table-cell>
          <table:table-cell office:value-type="string">
            <text:p>0.834877634</text:p>
          </table:table-cell>
          <table:table-cell office:value-type="string">
            <text:p>3.004423666</text:p>
          </table:table-cell>
          <table:table-cell office:value-type="string">
            <text:p>4.504561526</text:p>
          </table:table-cell>
          <table:table-cell office:value-type="string">
            <text:p>5.906398955</text:p>
          </table:table-cell>
          <table:table-cell office:value-type="string">
            <text:p>7.98513575</text:p>
          </table:table-cell>
          <table:table-cell office:value-type="string">
            <text:p>5.778138694</text:p>
          </table:table-cell>
          <table:table-cell office:value-type="string">
            <text:p>5.015529644</text:p>
          </table:table-cell>
          <table:table-cell office:value-type="string">
            <text:p>..</text:p>
          </table:table-cell>
          <table:table-cell office:value-type="string">
            <text:p>5.609788197</text:p>
          </table:table-cell>
          <table:table-cell office:value-type="string">
            <text:p>2.818392656</text:p>
          </table:table-cell>
          <table:table-cell office:value-type="string">
            <text:p>2.02944821</text:p>
          </table:table-cell>
          <table:table-cell office:value-type="string">
            <text:p>2.78606706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hannel Islands</text:p>
          </table:table-cell>
          <table:table-cell office:value-type="string">
            <text:p>CHI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hile</text:p>
          </table:table-cell>
          <table:table-cell office:value-type="string">
            <text:p>CHL</text:p>
          </table:table-cell>
          <table:table-cell office:value-type="string">
            <text:p>2.941827029</text:p>
          </table:table-cell>
          <table:table-cell office:value-type="string">
            <text:p>3.332873173</text:p>
          </table:table-cell>
          <table:table-cell office:value-type="string">
            <text:p>2.886923245</text:p>
          </table:table-cell>
          <table:table-cell office:value-type="string">
            <text:p>2.73456021</text:p>
          </table:table-cell>
          <table:table-cell office:value-type="string">
            <text:p>2.514644534</text:p>
          </table:table-cell>
          <table:table-cell office:value-type="string">
            <text:p>2.753421035</text:p>
          </table:table-cell>
          <table:table-cell office:value-type="string">
            <text:p>2.606649676</text:p>
          </table:table-cell>
          <table:table-cell office:value-type="string">
            <text:p>2.588956952</text:p>
          </table:table-cell>
          <table:table-cell office:value-type="string">
            <text:p>2.416440694</text:p>
          </table:table-cell>
          <table:table-cell office:value-type="string">
            <text:p>2.152880918</text:p>
          </table:table-cell>
          <table:table-cell office:value-type="string">
            <text:p>4.247178002</text:p>
          </table:table-cell>
          <table:table-cell office:value-type="string">
            <text:p>5.990833385</text:p>
          </table:table-cell>
          <table:table-cell office:value-type="string">
            <text:p>6.301118513</text:p>
          </table:table-cell>
          <table:table-cell office:value-type="string">
            <text:p>5.978217904</text:p>
          </table:table-cell>
          <table:table-cell office:value-type="string">
            <text:p>6.805745581</text:p>
          </table:table-cell>
          <table:table-cell office:value-type="string">
            <text:p>6.386090665</text:p>
          </table:table-cell>
          <table:table-cell office:value-type="string">
            <text:p>5.8016277</text:p>
          </table:table-cell>
          <table:table-cell office:value-type="string">
            <text:p>6.616555418</text:p>
          </table:table-cell>
          <table:table-cell office:value-type="string">
            <text:p>6.479123675</text:p>
          </table:table-cell>
          <table:table-cell office:value-type="string">
            <text:p>6.020775645</text:p>
          </table:table-cell>
          <table:table-cell office:value-type="string">
            <text:p>6.154896664</text:p>
          </table:table-cell>
          <table:table-cell office:value-type="string">
            <text:p>6.64246825</text:p>
          </table:table-cell>
          <table:table-cell office:value-type="string">
            <text:p>8.531488642</text:p>
          </table:table-cell>
          <table:table-cell office:value-type="string">
            <text:p>7.357314725</text:p>
          </table:table-cell>
          <table:table-cell office:value-type="string">
            <text:p>7.451771104</text:p>
          </table:table-cell>
          <table:table-cell office:value-type="string">
            <text:p>6.426269986</text:p>
          </table:table-cell>
          <table:table-cell office:value-type="string">
            <text:p>5.899057444</text:p>
          </table:table-cell>
          <table:table-cell office:value-type="string">
            <text:p>5.242615336</text:p>
          </table:table-cell>
          <table:table-cell office:value-type="string">
            <text:p>3.84005515</text:p>
          </table:table-cell>
          <table:table-cell office:value-type="string">
            <text:p>3.309106807</text:p>
          </table:table-cell>
          <table:table-cell office:value-type="string">
            <text:p>3.114964146</text:p>
          </table:table-cell>
          <table:table-cell office:value-type="string">
            <text:p>2.743579394</text:p>
          </table:table-cell>
          <table:table-cell office:value-type="string">
            <text:p>2.542940489</text:p>
          </table:table-cell>
          <table:table-cell office:value-type="string">
            <text:p>2.61886251</text:p>
          </table:table-cell>
          <table:table-cell office:value-type="string">
            <text:p>2.571617014</text:p>
          </table:table-cell>
          <table:table-cell office:value-type="string">
            <text:p>2.488882615</text:p>
          </table:table-cell>
          <table:table-cell office:value-type="string">
            <text:p>2.43990571</text:p>
          </table:table-cell>
          <table:table-cell office:value-type="string">
            <text:p>2.496254043</text:p>
          </table:table-cell>
          <table:table-cell office:value-type="string">
            <text:p>2.589397508</text:p>
          </table:table-cell>
          <table:table-cell office:value-type="string">
            <text:p>2.717865684</text:p>
          </table:table-cell>
          <table:table-cell office:value-type="string">
            <text:p>2.702046781</text:p>
          </table:table-cell>
          <table:table-cell office:value-type="string">
            <text:p>2.667081275</text:p>
          </table:table-cell>
          <table:table-cell office:value-type="string">
            <text:p>2.551802057</text:p>
          </table:table-cell>
          <table:table-cell office:value-type="string">
            <text:p>2.73384906</text:p>
          </table:table-cell>
          <table:table-cell office:value-type="string">
            <text:p>2.708704582</text:p>
          </table:table-cell>
          <table:table-cell office:value-type="string">
            <text:p>2.521367136</text:p>
          </table:table-cell>
          <table:table-cell office:value-type="string">
            <text:p>2.490734069</text:p>
          </table:table-cell>
          <table:table-cell office:value-type="string">
            <text:p>2.317015138</text:p>
          </table:table-cell>
          <table:table-cell office:value-type="string">
            <text:p>2.584010483</text:p>
          </table:table-cell>
          <table:table-cell office:value-type="string">
            <text:p>2.263607888</text:p>
          </table:table-cell>
          <table:table-cell office:value-type="string">
            <text:p>2.239468311</text:p>
          </table:table-cell>
          <table:table-cell office:value-type="string">
            <text:p>2.254395655</text:p>
          </table:table-cell>
          <table:table-cell office:value-type="string">
            <text:p>2.046290407</text:p>
          </table:table-cell>
          <table:table-cell office:value-type="string">
            <text:p>1.986419474</text:p>
          </table:table-cell>
          <table:table-cell office:value-type="string">
            <text:p>1.95515986</text:p>
          </table:table-cell>
          <table:table-cell office:value-type="string">
            <text:p>1.911977471</text:p>
          </table:table-cell>
          <table:table-cell office:value-type="string">
            <text:p>1.86572243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hina</text:p>
          </table:table-cell>
          <table:table-cell office:value-type="string">
            <text:p>CHN</text:p>
          </table:table-cell>
          <table:table-cell table:number-columns-repeated="29" office:value-type="string">
            <text:p>..</text:p>
          </table:table-cell>
          <table:table-cell office:value-type="string">
            <text:p>2.499179304</text:p>
          </table:table-cell>
          <table:table-cell office:value-type="string">
            <text:p>2.556000545</text:p>
          </table:table-cell>
          <table:table-cell office:value-type="string">
            <text:p>2.407889286</text:p>
          </table:table-cell>
          <table:table-cell office:value-type="string">
            <text:p>2.51862653</text:p>
          </table:table-cell>
          <table:table-cell office:value-type="string">
            <text:p>2.031470833</text:p>
          </table:table-cell>
          <table:table-cell office:value-type="string">
            <text:p>1.781001919</text:p>
          </table:table-cell>
          <table:table-cell office:value-type="string">
            <text:p>1.716336885</text:p>
          </table:table-cell>
          <table:table-cell office:value-type="string">
            <text:p>1.686050443</text:p>
          </table:table-cell>
          <table:table-cell office:value-type="string">
            <text:p>1.674801152</text:p>
          </table:table-cell>
          <table:table-cell office:value-type="string">
            <text:p>1.703300232</text:p>
          </table:table-cell>
          <table:table-cell office:value-type="string">
            <text:p>1.922053635</text:p>
          </table:table-cell>
          <table:table-cell office:value-type="string">
            <text:p>1.892937701</text:p>
          </table:table-cell>
          <table:table-cell office:value-type="string">
            <text:p>2.081183765</text:p>
          </table:table-cell>
          <table:table-cell office:value-type="string">
            <text:p>2.185412261</text:p>
          </table:table-cell>
          <table:table-cell office:value-type="string">
            <text:p>2.115685778</text:p>
          </table:table-cell>
          <table:table-cell office:value-type="string">
            <text:p>2.063711098</text:p>
          </table:table-cell>
          <table:table-cell office:value-type="string">
            <text:p>2.008734857</text:p>
          </table:table-cell>
          <table:table-cell office:value-type="string">
            <text:p>2.01072368</text:p>
          </table:table-cell>
          <table:table-cell office:value-type="string">
            <text:p>1.914649206</text:p>
          </table:table-cell>
          <table:table-cell office:value-type="string">
            <text:p>1.878155871</text:p>
          </table:table-cell>
          <table:table-cell office:value-type="string">
            <text:p>2.06742628</text:p>
          </table:table-cell>
          <table:table-cell office:value-type="string">
            <text:p>1.896713106</text:p>
          </table:table-cell>
          <table:table-cell office:value-type="string">
            <text:p>1.821927624</text:p>
          </table:table-cell>
          <table:table-cell office:value-type="string">
            <text:p>1.838563815</text:p>
          </table:table-cell>
          <table:table-cell office:value-type="string">
            <text:p>1.87233358</text:p>
          </table:table-cell>
          <table:table-cell office:value-type="string">
            <text:p>1.915341129</text:p>
          </table:table-cell>
          <table:table-cell office:value-type="string">
            <text:p>1.934922166</text:p>
          </table:table-cell>
          <table:table-cell office:value-type="string">
            <text:p>1.92296237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olombia</text:p>
          </table:table-cell>
          <table:table-cell office:value-type="string">
            <text:p>COL</text:p>
          </table:table-cell>
          <table:table-cell office:value-type="string">
            <text:p>1.879776997</text:p>
          </table:table-cell>
          <table:table-cell office:value-type="string">
            <text:p>2.137387898</text:p>
          </table:table-cell>
          <table:table-cell office:value-type="string">
            <text:p>3.09134083</text:p>
          </table:table-cell>
          <table:table-cell office:value-type="string">
            <text:p>3.513237653</text:p>
          </table:table-cell>
          <table:table-cell office:value-type="string">
            <text:p>3.170804849</text:p>
          </table:table-cell>
          <table:table-cell office:value-type="string">
            <text:p>3.190915431</text:p>
          </table:table-cell>
          <table:table-cell office:value-type="string">
            <text:p>3.165231897</text:p>
          </table:table-cell>
          <table:table-cell office:value-type="string">
            <text:p>3.11737582</text:p>
          </table:table-cell>
          <table:table-cell office:value-type="string">
            <text:p>2.385355164</text:p>
          </table:table-cell>
          <table:table-cell office:value-type="string">
            <text:p>2.054926009</text:p>
          </table:table-cell>
          <table:table-cell office:value-type="string">
            <text:p>2.259580622</text:p>
          </table:table-cell>
          <table:table-cell office:value-type="string">
            <text:p>3.374260678</text:p>
          </table:table-cell>
          <table:table-cell office:value-type="string">
            <text:p>1.967154324</text:p>
          </table:table-cell>
          <table:table-cell office:value-type="string">
            <text:p>1.690245106</text:p>
          </table:table-cell>
          <table:table-cell office:value-type="string">
            <text:p>1.575760584</text:p>
          </table:table-cell>
          <table:table-cell office:value-type="string">
            <text:p>1.740276667</text:p>
          </table:table-cell>
          <table:table-cell office:value-type="string">
            <text:p>1.493602871</text:p>
          </table:table-cell>
          <table:table-cell office:value-type="string">
            <text:p>1.438489223</text:p>
          </table:table-cell>
          <table:table-cell office:value-type="string">
            <text:p>1.550324524</text:p>
          </table:table-cell>
          <table:table-cell office:value-type="string">
            <text:p>1.673932994</text:p>
          </table:table-cell>
          <table:table-cell office:value-type="string">
            <text:p>1.830121649</text:p>
          </table:table-cell>
          <table:table-cell office:value-type="string">
            <text:p>1.755117706</text:p>
          </table:table-cell>
          <table:table-cell office:value-type="string">
            <text:p>1.713852332</text:p>
          </table:table-cell>
          <table:table-cell office:value-type="string">
            <text:p>2.219939708</text:p>
          </table:table-cell>
          <table:table-cell office:value-type="string">
            <text:p>2.325892552</text:p>
          </table:table-cell>
          <table:table-cell office:value-type="string">
            <text:p>2.054015368</text:p>
          </table:table-cell>
          <table:table-cell office:value-type="string">
            <text:p>1.944620737</text:p>
          </table:table-cell>
          <table:table-cell office:value-type="string">
            <text:p>1.983135866</text:p>
          </table:table-cell>
          <table:table-cell office:value-type="string">
            <text:p>2.199235757</text:p>
          </table:table-cell>
          <table:table-cell office:value-type="string">
            <text:p>2.188181204</text:p>
          </table:table-cell>
          <table:table-cell office:value-type="string">
            <text:p>2.209794859</text:p>
          </table:table-cell>
          <table:table-cell office:value-type="string">
            <text:p>2.210160779</text:p>
          </table:table-cell>
          <table:table-cell office:value-type="string">
            <text:p>2.497385801</text:p>
          </table:table-cell>
          <table:table-cell office:value-type="string">
            <text:p>3.006959334</text:p>
          </table:table-cell>
          <table:table-cell office:value-type="string">
            <text:p>2.508408425</text:p>
          </table:table-cell>
          <table:table-cell office:value-type="string">
            <text:p>2.831626279</text:p>
          </table:table-cell>
          <table:table-cell office:value-type="string">
            <text:p>4.445376084</text:p>
          </table:table-cell>
          <table:table-cell office:value-type="string">
            <text:p>2.801799373</text:p>
          </table:table-cell>
          <table:table-cell office:value-type="string">
            <text:p>3.440977855</text:p>
          </table:table-cell>
          <table:table-cell office:value-type="string">
            <text:p>3.762741934</text:p>
          </table:table-cell>
          <table:table-cell office:value-type="string">
            <text:p>3.031683539</text:p>
          </table:table-cell>
          <table:table-cell office:value-type="string">
            <text:p>3.323872819</text:p>
          </table:table-cell>
          <table:table-cell office:value-type="string">
            <text:p>3.417127624</text:p>
          </table:table-cell>
          <table:table-cell office:value-type="string">
            <text:p>3.463988691</text:p>
          </table:table-cell>
          <table:table-cell office:value-type="string">
            <text:p>3.465015174</text:p>
          </table:table-cell>
          <table:table-cell office:value-type="string">
            <text:p>3.352873388</text:p>
          </table:table-cell>
          <table:table-cell office:value-type="string">
            <text:p>3.276130639</text:p>
          </table:table-cell>
          <table:table-cell office:value-type="string">
            <text:p>3.266739663</text:p>
          </table:table-cell>
          <table:table-cell office:value-type="string">
            <text:p>3.709744276</text:p>
          </table:table-cell>
          <table:table-cell office:value-type="string">
            <text:p>3.863294541</text:p>
          </table:table-cell>
          <table:table-cell office:value-type="string">
            <text:p>3.631148564</text:p>
          </table:table-cell>
          <table:table-cell office:value-type="string">
            <text:p>3.072783411</text:p>
          </table:table-cell>
          <table:table-cell office:value-type="string">
            <text:p>3.166777069</text:p>
          </table:table-cell>
          <table:table-cell office:value-type="string">
            <text:p>3.288824583</text:p>
          </table:table-cell>
          <table:table-cell office:value-type="string">
            <text:p>3.132227748</text:p>
          </table:table-cell>
          <table:table-cell office:value-type="string">
            <text:p>3.130892568</text:p>
          </table:table-cell>
          <table:table-cell office:value-type="string">
            <text:p>3.38691859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omoros</text:p>
          </table:table-cell>
          <table:table-cell office:value-type="string">
            <text:p>COM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ongo, Dem. Rep.</text:p>
          </table:table-cell>
          <table:table-cell office:value-type="string">
            <text:p>COD</text:p>
          </table:table-cell>
          <table:table-cell table:number-columns-repeated="3" office:value-type="string">
            <text:p>..</text:p>
          </table:table-cell>
          <table:table-cell office:value-type="string">
            <text:p>0.937004363</text:p>
          </table:table-cell>
          <table:table-cell office:value-type="string">
            <text:p>1.728870347</text:p>
          </table:table-cell>
          <table:table-cell office:value-type="string">
            <text:p>1.951310796</text:p>
          </table:table-cell>
          <table:table-cell office:value-type="string">
            <text:p>1.728866358</text:p>
          </table:table-cell>
          <table:table-cell office:value-type="string">
            <text:p>1.356587513</text:p>
          </table:table-cell>
          <table:table-cell office:value-type="string">
            <text:p>1.291096561</text:p>
          </table:table-cell>
          <table:table-cell office:value-type="string">
            <text:p>1.439762068</text:p>
          </table:table-cell>
          <table:table-cell office:value-type="string">
            <text:p>2.099258377</text:p>
          </table:table-cell>
          <table:table-cell office:value-type="string">
            <text:p>1.819492147</text:p>
          </table:table-cell>
          <table:table-cell office:value-type="string">
            <text:p>1.522778577</text:p>
          </table:table-cell>
          <table:table-cell office:value-type="string">
            <text:p>1.301043127</text:p>
          </table:table-cell>
          <table:table-cell office:value-type="string">
            <text:p>1.971682214</text:p>
          </table:table-cell>
          <table:table-cell office:value-type="string">
            <text:p>1.696267205</text:p>
          </table:table-cell>
          <table:table-cell office:value-type="string">
            <text:p>1.251947574</text:p>
          </table:table-cell>
          <table:table-cell office:value-type="string">
            <text:p>1.308048826</text:p>
          </table:table-cell>
          <table:table-cell office:value-type="string">
            <text:p>1.398280325</text:p>
          </table:table-cell>
          <table:table-cell office:value-type="string">
            <text:p>1.267183744</text:p>
          </table:table-cell>
          <table:table-cell office:value-type="string">
            <text:p>1.057203106</text:p>
          </table:table-cell>
          <table:table-cell office:value-type="string">
            <text:p>0.571641757</text:p>
          </table:table-cell>
          <table:table-cell office:value-type="string">
            <text:p>1.077981338</text:p>
          </table:table-cell>
          <table:table-cell office:value-type="string">
            <text:p>0.717015173</text:p>
          </table:table-cell>
          <table:table-cell office:value-type="string">
            <text:p>0.679629778</text:p>
          </table:table-cell>
          <table:table-cell office:value-type="string">
            <text:p>0.561097757</text:p>
          </table:table-cell>
          <table:table-cell office:value-type="string">
            <text:p>0.833024224</text:p>
          </table:table-cell>
          <table:table-cell office:value-type="string">
            <text:p>0.369337131</text:p>
          </table:table-cell>
          <table:table-cell office:value-type="string">
            <text:p>2.425602673</text:p>
          </table:table-cell>
          <table:table-cell office:value-type="string">
            <text:p>0.748125296</text:p>
          </table:table-cell>
          <table:table-cell office:value-type="string">
            <text:p>0.491283445</text:p>
          </table:table-cell>
          <table:table-cell office:value-type="string">
            <text:p>0.482968308</text:p>
          </table:table-cell>
          <table:table-cell office:value-type="string">
            <text:p>1.042223052</text:p>
          </table:table-cell>
          <table:table-cell office:value-type="string">
            <text:p>4.381616538</text:p>
          </table:table-cell>
          <table:table-cell table:number-columns-repeated="2" office:value-type="string">
            <text:p>..</text:p>
          </table:table-cell>
          <table:table-cell office:value-type="string">
            <text:p>1.54674774</text:p>
          </table:table-cell>
          <table:table-cell office:value-type="string">
            <text:p>1.376250017</text:p>
          </table:table-cell>
          <table:table-cell office:value-type="string">
            <text:p>0.428432721</text:p>
          </table:table-cell>
          <table:table-cell office:value-type="string">
            <text:p>1.158153933</text:p>
          </table:table-cell>
          <table:table-cell office:value-type="string">
            <text:p>0.220260773</text:p>
          </table:table-cell>
          <table:table-cell table:number-columns-repeated="2" office:value-type="string">
            <text:p>..</text:p>
          </table:table-cell>
          <table:table-cell office:value-type="string">
            <text:p>0.880641831</text:p>
          </table:table-cell>
          <table:table-cell office:value-type="string">
            <text:p>1.336616943</text:p>
          </table:table-cell>
          <table:table-cell office:value-type="string">
            <text:p>1.380795458</text:p>
          </table:table-cell>
          <table:table-cell office:value-type="string">
            <text:p>1.43463136</text:p>
          </table:table-cell>
          <table:table-cell office:value-type="string">
            <text:p>1.254075621</text:p>
          </table:table-cell>
          <table:table-cell office:value-type="string">
            <text:p>0.833062936</text:p>
          </table:table-cell>
          <table:table-cell office:value-type="string">
            <text:p>0.670095586</text:p>
          </table:table-cell>
          <table:table-cell office:value-type="string">
            <text:p>0.894993238</text:p>
          </table:table-cell>
          <table:table-cell office:value-type="string">
            <text:p>1.001246892</text:p>
          </table:table-cell>
          <table:table-cell office:value-type="string">
            <text:p>1.210687713</text:p>
          </table:table-cell>
          <table:table-cell office:value-type="string">
            <text:p>1.146177977</text:p>
          </table:table-cell>
          <table:table-cell office:value-type="string">
            <text:p>0.95024714</text:p>
          </table:table-cell>
          <table:table-cell office:value-type="string">
            <text:p>1.295639749</text:p>
          </table:table-cell>
          <table:table-cell office:value-type="string">
            <text:p>1.24831893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ongo, Rep.</text:p>
          </table:table-cell>
          <table:table-cell office:value-type="string">
            <text:p>COG</text:p>
          </table:table-cell>
          <table:table-cell table:number-columns-repeated="10" office:value-type="string">
            <text:p>..</text:p>
          </table:table-cell>
          <table:table-cell office:value-type="string">
            <text:p>4.764473684</text:p>
          </table:table-cell>
          <table:table-cell office:value-type="string">
            <text:p>4.268318737</text:p>
          </table:table-cell>
          <table:table-cell office:value-type="string">
            <text:p>3.103381643</text:p>
          </table:table-cell>
          <table:table-cell office:value-type="string">
            <text:p>3.584437086</text:p>
          </table:table-cell>
          <table:table-cell office:value-type="string">
            <text:p>4.123491838</text:p>
          </table:table-cell>
          <table:table-cell office:value-type="string">
            <text:p>4.366180049</text:p>
          </table:table-cell>
          <table:table-cell office:value-type="string">
            <text:p>4.550748752</text:p>
          </table:table-cell>
          <table:table-cell office:value-type="string">
            <text:p>4.787234043</text:p>
          </table:table-cell>
          <table:table-cell office:value-type="string">
            <text:p>4.3197176</text:p>
          </table:table-cell>
          <table:table-cell office:value-type="string">
            <text:p>4.385098039</text:p>
          </table:table-cell>
          <table:table-cell office:value-type="string">
            <text:p>3.365982242</text:p>
          </table:table-cell>
          <table:table-cell office:value-type="string">
            <text:p>3.187096179</text:p>
          </table:table-cell>
          <table:table-cell office:value-type="string">
            <text:p>3.352112676</text:p>
          </table:table-cell>
          <table:table-cell office:value-type="string">
            <text:p>..</text:p>
          </table:table-cell>
          <table:table-cell office:value-type="string">
            <text:p>2.253103808</text:p>
          </table:table-cell>
          <table:table-cell office:value-type="string">
            <text:p>2.575195715</text:p>
          </table:table-cell>
          <table:table-cell office:value-type="string">
            <text:p>..</text:p>
          </table:table-cell>
          <table:table-cell office:value-type="string">
            <text:p>4.374427202</text:p>
          </table:table-cell>
          <table:table-cell table:number-columns-repeated="4" office:value-type="string">
            <text:p>..</text:p>
          </table:table-cell>
          <table:table-cell office:value-type="string">
            <text:p>4.282586296</text:p>
          </table:table-cell>
          <table:table-cell office:value-type="string">
            <text:p>4.078410735</text:p>
          </table:table-cell>
          <table:table-cell table:number-columns-repeated="7" office:value-type="string">
            <text:p>..</text:p>
          </table:table-cell>
          <table:table-cell office:value-type="string">
            <text:p>1.948493873</text:p>
          </table:table-cell>
          <table:table-cell office:value-type="string">
            <text:p>2.341203858</text:p>
          </table:table-cell>
          <table:table-cell office:value-type="string">
            <text:p>2.682498277</text:p>
          </table:table-cell>
          <table:table-cell office:value-type="string">
            <text:p>2.673874094</text:p>
          </table:table-cell>
          <table:table-cell office:value-type="string">
            <text:p>1.657893917</text:p>
          </table:table-cell>
          <table:table-cell office:value-type="string">
            <text:p>1.637114728</text:p>
          </table:table-cell>
          <table:table-cell office:value-type="string">
            <text:p>2.002214408</text:p>
          </table:table-cell>
          <table:table-cell office:value-type="string">
            <text:p>1.751614575</text:p>
          </table:table-cell>
          <table:table-cell office:value-type="string">
            <text:p>..</text:p>
          </table:table-cell>
          <table:table-cell office:value-type="string">
            <text:p>1.818729973</text:p>
          </table:table-cell>
          <table:table-cell table:number-columns-repeated="2" office:value-type="string">
            <text:p>..</text:p>
          </table:table-cell>
          <table:table-cell office:value-type="string">
            <text:p>2.605858277</text:p>
          </table:table-cell>
          <table:table-cell office:value-type="string">
            <text:p>4.971939663</text:p>
          </table:table-cell>
          <table:table-cell office:value-type="string">
            <text:p>..</text:p>
          </table:table-cell>
          <table:table-cell office:value-type="string">
            <text:p>7.1702471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osta Rica</text:p>
          </table:table-cell>
          <table:table-cell office:value-type="string">
            <text:p>CRI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ote d'Ivoire</text:p>
          </table:table-cell>
          <table:table-cell office:value-type="string">
            <text:p>CIV</text:p>
          </table:table-cell>
          <table:table-cell table:number-columns-repeated="2" office:value-type="string">
            <text:p>..</text:p>
          </table:table-cell>
          <table:table-cell office:value-type="string">
            <text:p>1.358602549</text:p>
          </table:table-cell>
          <table:table-cell office:value-type="string">
            <text:p>1.059693526</text:p>
          </table:table-cell>
          <table:table-cell office:value-type="string">
            <text:p>1.214964787</text:p>
          </table:table-cell>
          <table:table-cell office:value-type="string">
            <text:p>1.402839419</text:p>
          </table:table-cell>
          <table:table-cell office:value-type="string">
            <text:p>1.295707498</text:p>
          </table:table-cell>
          <table:table-cell office:value-type="string">
            <text:p>1.358483452</text:p>
          </table:table-cell>
          <table:table-cell office:value-type="string">
            <text:p>1.194514475</text:p>
          </table:table-cell>
          <table:table-cell office:value-type="string">
            <text:p>1.186775914</text:p>
          </table:table-cell>
          <table:table-cell office:value-type="string">
            <text:p>1.217996488</text:p>
          </table:table-cell>
          <table:table-cell office:value-type="string">
            <text:p>1.513067352</text:p>
          </table:table-cell>
          <table:table-cell office:value-type="string">
            <text:p>1.716369898</text:p>
          </table:table-cell>
          <table:table-cell office:value-type="string">
            <text:p>1.144696829</text:p>
          </table:table-cell>
          <table:table-cell office:value-type="string">
            <text:p>1.339648187</text:p>
          </table:table-cell>
          <table:table-cell office:value-type="string">
            <text:p>1.178430241</text:p>
          </table:table-cell>
          <table:table-cell office:value-type="string">
            <text:p>1.125314118</text:p>
          </table:table-cell>
          <table:table-cell office:value-type="string">
            <text:p>0.821205826</text:p>
          </table:table-cell>
          <table:table-cell office:value-type="string">
            <text:p>1.098216254</text:p>
          </table:table-cell>
          <table:table-cell office:value-type="string">
            <text:p>1.123656775</text:p>
          </table:table-cell>
          <table:table-cell office:value-type="string">
            <text:p>1.164286733</text:p>
          </table:table-cell>
          <table:table-cell office:value-type="string">
            <text:p>1.091036087</text:p>
          </table:table-cell>
          <table:table-cell office:value-type="string">
            <text:p>1.142121799</text:p>
          </table:table-cell>
          <table:table-cell office:value-type="string">
            <text:p>1.115089431</text:p>
          </table:table-cell>
          <table:table-cell office:value-type="string">
            <text:p>1.025556156</text:p>
          </table:table-cell>
          <table:table-cell office:value-type="string">
            <text:p>0.996969503</text:p>
          </table:table-cell>
          <table:table-cell office:value-type="string">
            <text:p>1.054334506</text:p>
          </table:table-cell>
          <table:table-cell office:value-type="string">
            <text:p>1.217135289</text:p>
          </table:table-cell>
          <table:table-cell office:value-type="string">
            <text:p>1.24914713</text:p>
          </table:table-cell>
          <table:table-cell office:value-type="string">
            <text:p>1.329009118</text:p>
          </table:table-cell>
          <table:table-cell office:value-type="string">
            <text:p>1.33360325</text:p>
          </table:table-cell>
          <table:table-cell office:value-type="string">
            <text:p>1.374000303</text:p>
          </table:table-cell>
          <table:table-cell office:value-type="string">
            <text:p>1.405880534</text:p>
          </table:table-cell>
          <table:table-cell office:value-type="string">
            <text:p>1.345633578</text:p>
          </table:table-cell>
          <table:table-cell office:value-type="string">
            <text:p>1.011260163</text:p>
          </table:table-cell>
          <table:table-cell office:value-type="string">
            <text:p>..</text:p>
          </table:table-cell>
          <table:table-cell office:value-type="string">
            <text:p>0.845688055</text:p>
          </table:table-cell>
          <table:table-cell office:value-type="string">
            <text:p>0.797853682</text:p>
          </table:table-cell>
          <table:table-cell table:number-columns-repeated="5" office:value-type="string">
            <text:p>..</text:p>
          </table:table-cell>
          <table:table-cell office:value-type="string">
            <text:p>1.391605092</text:p>
          </table:table-cell>
          <table:table-cell office:value-type="string">
            <text:p>1.51507182</text:p>
          </table:table-cell>
          <table:table-cell office:value-type="string">
            <text:p>1.462534212</text:p>
          </table:table-cell>
          <table:table-cell office:value-type="string">
            <text:p>1.501948666</text:p>
          </table:table-cell>
          <table:table-cell office:value-type="string">
            <text:p>1.590764499</text:p>
          </table:table-cell>
          <table:table-cell office:value-type="string">
            <text:p>1.522855742</text:p>
          </table:table-cell>
          <table:table-cell office:value-type="string">
            <text:p>1.730239456</text:p>
          </table:table-cell>
          <table:table-cell office:value-type="string">
            <text:p>1.557966049</text:p>
          </table:table-cell>
          <table:table-cell office:value-type="string">
            <text:p>1.407830664</text:p>
          </table:table-cell>
          <table:table-cell office:value-type="string">
            <text:p>1.507351975</text:p>
          </table:table-cell>
          <table:table-cell office:value-type="string">
            <text:p>1.37538725</text:p>
          </table:table-cell>
          <table:table-cell office:value-type="string">
            <text:p>1.475969049</text:p>
          </table:table-cell>
          <table:table-cell office:value-type="string">
            <text:p>1.719446027</text:p>
          </table:table-cell>
          <table:table-cell office:value-type="string">
            <text:p>1.17010799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roatia</text:p>
          </table:table-cell>
          <table:table-cell office:value-type="string">
            <text:p>HRV</text:p>
          </table:table-cell>
          <table:table-cell table:number-columns-repeated="35" office:value-type="string">
            <text:p>..</text:p>
          </table:table-cell>
          <table:table-cell office:value-type="string">
            <text:p>9.203204835</text:p>
          </table:table-cell>
          <table:table-cell office:value-type="string">
            <text:p>8.187699921</text:p>
          </table:table-cell>
          <table:table-cell office:value-type="string">
            <text:p>7.544170426</text:p>
          </table:table-cell>
          <table:table-cell office:value-type="string">
            <text:p>5.612041836</text:p>
          </table:table-cell>
          <table:table-cell office:value-type="string">
            <text:p>4.429628618</text:p>
          </table:table-cell>
          <table:table-cell office:value-type="string">
            <text:p>3.030055777</text:p>
          </table:table-cell>
          <table:table-cell office:value-type="string">
            <text:p>2.702773772</text:p>
          </table:table-cell>
          <table:table-cell office:value-type="string">
            <text:p>2.729612503</text:p>
          </table:table-cell>
          <table:table-cell office:value-type="string">
            <text:p>2.046839547</text:p>
          </table:table-cell>
          <table:table-cell office:value-type="string">
            <text:p>1.757979789</text:p>
          </table:table-cell>
          <table:table-cell office:value-type="string">
            <text:p>1.759644104</text:p>
          </table:table-cell>
          <table:table-cell office:value-type="string">
            <text:p>1.684163393</text:p>
          </table:table-cell>
          <table:table-cell office:value-type="string">
            <text:p>1.629209727</text:p>
          </table:table-cell>
          <table:table-cell office:value-type="string">
            <text:p>1.83948113</text:p>
          </table:table-cell>
          <table:table-cell office:value-type="string">
            <text:p>1.802633655</text:p>
          </table:table-cell>
          <table:table-cell office:value-type="string">
            <text:p>1.702625028</text:p>
          </table:table-cell>
          <table:table-cell office:value-type="string">
            <text:p>1.777820659</text:p>
          </table:table-cell>
          <table:table-cell office:value-type="string">
            <text:p>1.691269228</text:p>
          </table:table-cell>
          <table:table-cell office:value-type="string">
            <text:p>1.656485041</text:p>
          </table:table-cell>
          <table:table-cell office:value-type="string">
            <text:p>1.588322679</text:p>
          </table:table-cell>
          <table:table-cell office:value-type="string">
            <text:p>1.54013965</text:p>
          </table:table-cell>
          <table:table-cell office:value-type="string">
            <text:p>1.36978723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uba</text:p>
          </table:table-cell>
          <table:table-cell office:value-type="string">
            <text:p>CUB</text:p>
          </table:table-cell>
          <table:table-cell table:number-columns-repeated="18" office:value-type="string">
            <text:p>..</text:p>
          </table:table-cell>
          <table:table-cell office:value-type="string">
            <text:p>5.705792277</text:p>
          </table:table-cell>
          <table:table-cell office:value-type="string">
            <text:p>5.882499582</text:p>
          </table:table-cell>
          <table:table-cell office:value-type="string">
            <text:p>5.656581725</text:p>
          </table:table-cell>
          <table:table-cell office:value-type="string">
            <text:p>5.034466694</text:p>
          </table:table-cell>
          <table:table-cell office:value-type="string">
            <text:p>6.226669745</text:p>
          </table:table-cell>
          <table:table-cell office:value-type="string">
            <text:p>5.940009397</text:p>
          </table:table-cell>
          <table:table-cell office:value-type="string">
            <text:p>6.562935509</text:p>
          </table:table-cell>
          <table:table-cell office:value-type="string">
            <text:p>6.35929972</text:p>
          </table:table-cell>
          <table:table-cell office:value-type="string">
            <text:p>6.473364732</text:p>
          </table:table-cell>
          <table:table-cell office:value-type="string">
            <text:p>6.557139868</text:p>
          </table:table-cell>
          <table:table-cell office:value-type="string">
            <text:p>6.486043457</text:p>
          </table:table-cell>
          <table:table-cell office:value-type="string">
            <text:p>6.530271536</text:p>
          </table:table-cell>
          <table:table-cell office:value-type="string">
            <text:p>6.406278286</text:p>
          </table:table-cell>
          <table:table-cell office:value-type="string">
            <text:p>6.5107307</text:p>
          </table:table-cell>
          <table:table-cell office:value-type="string">
            <text:p>..</text:p>
          </table:table-cell>
          <table:table-cell office:value-type="string">
            <text:p>1.812495131</text:p>
          </table:table-cell>
          <table:table-cell table:number-columns-repeated="9" office:value-type="string">
            <text:p>..</text:p>
          </table:table-cell>
          <table:table-cell office:value-type="string">
            <text:p>3.506846568</text:p>
          </table:table-cell>
          <table:table-cell office:value-type="string">
            <text:p>3.410726906</text:p>
          </table:table-cell>
          <table:table-cell office:value-type="string">
            <text:p>3.868554408</text:p>
          </table:table-cell>
          <table:table-cell office:value-type="string">
            <text:p>3.238167105</text:p>
          </table:table-cell>
          <table:table-cell office:value-type="string">
            <text:p>3.229136627</text:p>
          </table:table-cell>
          <table:table-cell office:value-type="string">
            <text:p>3.324655504</text:p>
          </table:table-cell>
          <table:table-cell office:value-type="string">
            <text:p>3.380960052</text:p>
          </table:table-cell>
          <table:table-cell office:value-type="string">
            <text:p>3.326856112</text:p>
          </table:table-cell>
          <table:table-cell office:value-type="string">
            <text:p>3.084505001</text:p>
          </table:table-cell>
          <table:table-cell office:value-type="string">
            <text:p>3.937599978</text:p>
          </table:table-cell>
          <table:table-cell office:value-type="string">
            <text:p>3.512728781</text:p>
          </table:table-cell>
          <table:table-cell office:value-type="string">
            <text:p>3.536000377</text:p>
          </table:table-cell>
          <table:table-cell office:value-type="string">
            <text:p>3.083798524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uracao</text:p>
          </table:table-cell>
          <table:table-cell office:value-type="string">
            <text:p>CUW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yprus</text:p>
          </table:table-cell>
          <table:table-cell office:value-type="string">
            <text:p>CYP</text:p>
          </table:table-cell>
          <table:table-cell table:number-columns-repeated="25" office:value-type="string">
            <text:p>..</text:p>
          </table:table-cell>
          <table:table-cell office:value-type="string">
            <text:p>1.270291696</text:p>
          </table:table-cell>
          <table:table-cell office:value-type="string">
            <text:p>1.577157899</text:p>
          </table:table-cell>
          <table:table-cell office:value-type="string">
            <text:p>5.391477698</text:p>
          </table:table-cell>
          <table:table-cell office:value-type="string">
            <text:p>5.700256029</text:p>
          </table:table-cell>
          <table:table-cell office:value-type="string">
            <text:p>5.369355098</text:p>
          </table:table-cell>
          <table:table-cell office:value-type="string">
            <text:p>7.374035613</text:p>
          </table:table-cell>
          <table:table-cell office:value-type="string">
            <text:p>7.264776122</text:p>
          </table:table-cell>
          <table:table-cell office:value-type="string">
            <text:p>9.129286044</text:p>
          </table:table-cell>
          <table:table-cell office:value-type="string">
            <text:p>4.074952605</text:p>
          </table:table-cell>
          <table:table-cell office:value-type="string">
            <text:p>4.023989196</text:p>
          </table:table-cell>
          <table:table-cell office:value-type="string">
            <text:p>3.041034215</text:p>
          </table:table-cell>
          <table:table-cell office:value-type="string">
            <text:p>4.524714829</text:p>
          </table:table-cell>
          <table:table-cell office:value-type="string">
            <text:p>5.57391077</text:p>
          </table:table-cell>
          <table:table-cell office:value-type="string">
            <text:p>4.676317946</text:p>
          </table:table-cell>
          <table:table-cell office:value-type="string">
            <text:p>2.73385097</text:p>
          </table:table-cell>
          <table:table-cell office:value-type="string">
            <text:p>2.76736545</text:p>
          </table:table-cell>
          <table:table-cell office:value-type="string">
            <text:p>3.102672608</text:p>
          </table:table-cell>
          <table:table-cell office:value-type="string">
            <text:p>2.093850865</text:p>
          </table:table-cell>
          <table:table-cell office:value-type="string">
            <text:p>1.981136473</text:p>
          </table:table-cell>
          <table:table-cell office:value-type="string">
            <text:p>1.944338817</text:p>
          </table:table-cell>
          <table:table-cell office:value-type="string">
            <text:p>2.008085536</text:p>
          </table:table-cell>
          <table:table-cell office:value-type="string">
            <text:p>1.869181864</text:p>
          </table:table-cell>
          <table:table-cell office:value-type="string">
            <text:p>1.676993917</text:p>
          </table:table-cell>
          <table:table-cell office:value-type="string">
            <text:p>1.630011575</text:p>
          </table:table-cell>
          <table:table-cell office:value-type="string">
            <text:p>1.817013415</text:p>
          </table:table-cell>
          <table:table-cell office:value-type="string">
            <text:p>1.868442188</text:p>
          </table:table-cell>
          <table:table-cell office:value-type="string">
            <text:p>1.749015514</text:p>
          </table:table-cell>
          <table:table-cell office:value-type="string">
            <text:p>1.655233277</text:p>
          </table:table-cell>
          <table:table-cell office:value-type="string">
            <text:p>1.598136766</text:p>
          </table:table-cell>
          <table:table-cell office:value-type="string">
            <text:p>1.531816039</text:p>
          </table:table-cell>
          <table:table-cell office:value-type="string">
            <text:p>1.666441213</text:p>
          </table:table-cell>
          <table:table-cell office:value-type="string">
            <text:p>1.75974617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Czech Republic</text:p>
          </table:table-cell>
          <table:table-cell office:value-type="string">
            <text:p>CZE</text:p>
          </table:table-cell>
          <table:table-cell table:number-columns-repeated="33" office:value-type="string">
            <text:p>..</text:p>
          </table:table-cell>
          <table:table-cell office:value-type="string">
            <text:p>2.008107646</text:p>
          </table:table-cell>
          <table:table-cell office:value-type="string">
            <text:p>1.97300485</text:p>
          </table:table-cell>
          <table:table-cell office:value-type="string">
            <text:p>1.782297171</text:p>
          </table:table-cell>
          <table:table-cell office:value-type="string">
            <text:p>1.677836183</text:p>
          </table:table-cell>
          <table:table-cell office:value-type="string">
            <text:p>1.599423094</text:p>
          </table:table-cell>
          <table:table-cell office:value-type="string">
            <text:p>1.753787408</text:p>
          </table:table-cell>
          <table:table-cell office:value-type="string">
            <text:p>1.859069923</text:p>
          </table:table-cell>
          <table:table-cell office:value-type="string">
            <text:p>1.877356956</text:p>
          </table:table-cell>
          <table:table-cell office:value-type="string">
            <text:p>1.751249558</text:p>
          </table:table-cell>
          <table:table-cell office:value-type="string">
            <text:p>1.824406968</text:p>
          </table:table-cell>
          <table:table-cell office:value-type="string">
            <text:p>1.892764044</text:p>
          </table:table-cell>
          <table:table-cell office:value-type="string">
            <text:p>1.713703173</text:p>
          </table:table-cell>
          <table:table-cell office:value-type="string">
            <text:p>1.790083772</text:p>
          </table:table-cell>
          <table:table-cell office:value-type="string">
            <text:p>1.575906158</text:p>
          </table:table-cell>
          <table:table-cell office:value-type="string">
            <text:p>1.430914735</text:p>
          </table:table-cell>
          <table:table-cell office:value-type="string">
            <text:p>1.23821201</text:p>
          </table:table-cell>
          <table:table-cell office:value-type="string">
            <text:p>1.318537078</text:p>
          </table:table-cell>
          <table:table-cell office:value-type="string">
            <text:p>1.203940276</text:p>
          </table:table-cell>
          <table:table-cell office:value-type="string">
            <text:p>1.08546999</text:p>
          </table:table-cell>
          <table:table-cell office:value-type="string">
            <text:p>1.034682525</text:p>
          </table:table-cell>
          <table:table-cell office:value-type="string">
            <text:p>0.994729789</text:p>
          </table:table-cell>
          <table:table-cell office:value-type="string">
            <text:p>0.905403579</text:p>
          </table:table-cell>
          <table:table-cell office:value-type="string">
            <text:p>0.94377389</text:p>
          </table:table-cell>
          <table:table-cell office:value-type="string">
            <text:p>1.00106217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Denmark</text:p>
          </table:table-cell>
          <table:table-cell office:value-type="string">
            <text:p>DNK</text:p>
          </table:table-cell>
          <table:table-cell office:value-type="string">
            <text:p>2.578636268</text:p>
          </table:table-cell>
          <table:table-cell office:value-type="string">
            <text:p>2.463824759</text:p>
          </table:table-cell>
          <table:table-cell office:value-type="string">
            <text:p>2.874071056</text:p>
          </table:table-cell>
          <table:table-cell office:value-type="string">
            <text:p>2.874075617</text:p>
          </table:table-cell>
          <table:table-cell office:value-type="string">
            <text:p>2.686405185</text:p>
          </table:table-cell>
          <table:table-cell office:value-type="string">
            <text:p>2.676224179</text:p>
          </table:table-cell>
          <table:table-cell office:value-type="string">
            <text:p>2.569160472</text:p>
          </table:table-cell>
          <table:table-cell office:value-type="string">
            <text:p>2.528000321</text:p>
          </table:table-cell>
          <table:table-cell office:value-type="string">
            <text:p>2.617857526</text:p>
          </table:table-cell>
          <table:table-cell office:value-type="string">
            <text:p>2.345199419</text:p>
          </table:table-cell>
          <table:table-cell office:value-type="string">
            <text:p>2.316774163</text:p>
          </table:table-cell>
          <table:table-cell office:value-type="string">
            <text:p>2.25419089</text:p>
          </table:table-cell>
          <table:table-cell office:value-type="string">
            <text:p>2.097256719</text:p>
          </table:table-cell>
          <table:table-cell office:value-type="string">
            <text:p>1.893440198</text:p>
          </table:table-cell>
          <table:table-cell office:value-type="string">
            <text:p>2.143090431</text:p>
          </table:table-cell>
          <table:table-cell office:value-type="string">
            <text:p>2.30249297</text:p>
          </table:table-cell>
          <table:table-cell office:value-type="string">
            <text:p>2.120529501</text:p>
          </table:table-cell>
          <table:table-cell office:value-type="string">
            <text:p>2.13541231</text:p>
          </table:table-cell>
          <table:table-cell office:value-type="string">
            <text:p>2.191199752</text:p>
          </table:table-cell>
          <table:table-cell office:value-type="string">
            <text:p>2.17316726</text:p>
          </table:table-cell>
          <table:table-cell office:value-type="string">
            <text:p>2.274314737</text:p>
          </table:table-cell>
          <table:table-cell office:value-type="string">
            <text:p>2.336993512</text:p>
          </table:table-cell>
          <table:table-cell office:value-type="string">
            <text:p>2.318111025</text:p>
          </table:table-cell>
          <table:table-cell office:value-type="string">
            <text:p>2.267231882</text:p>
          </table:table-cell>
          <table:table-cell office:value-type="string">
            <text:p>2.131086748</text:p>
          </table:table-cell>
          <table:table-cell office:value-type="string">
            <text:p>2.009774759</text:p>
          </table:table-cell>
          <table:table-cell office:value-type="string">
            <text:p>1.870917497</text:p>
          </table:table-cell>
          <table:table-cell office:value-type="string">
            <text:p>1.957037894</text:p>
          </table:table-cell>
          <table:table-cell office:value-type="string">
            <text:p>2.008114738</text:p>
          </table:table-cell>
          <table:table-cell office:value-type="string">
            <text:p>1.94259943</text:p>
          </table:table-cell>
          <table:table-cell office:value-type="string">
            <text:p>1.916762998</text:p>
          </table:table-cell>
          <table:table-cell office:value-type="string">
            <text:p>1.919148931</text:p>
          </table:table-cell>
          <table:table-cell office:value-type="string">
            <text:p>1.855768168</text:p>
          </table:table-cell>
          <table:table-cell office:value-type="string">
            <text:p>1.872981886</text:p>
          </table:table-cell>
          <table:table-cell office:value-type="string">
            <text:p>1.740989</text:p>
          </table:table-cell>
          <table:table-cell office:value-type="string">
            <text:p>1.685314665</text:p>
          </table:table-cell>
          <table:table-cell office:value-type="string">
            <text:p>1.644816658</text:p>
          </table:table-cell>
          <table:table-cell office:value-type="string">
            <text:p>1.615961205</text:p>
          </table:table-cell>
          <table:table-cell office:value-type="string">
            <text:p>1.608026388</text:p>
          </table:table-cell>
          <table:table-cell office:value-type="string">
            <text:p>1.564854723</text:p>
          </table:table-cell>
          <table:table-cell office:value-type="string">
            <text:p>1.457444051</text:p>
          </table:table-cell>
          <table:table-cell office:value-type="string">
            <text:p>1.53238072</text:p>
          </table:table-cell>
          <table:table-cell office:value-type="string">
            <text:p>1.508149852</text:p>
          </table:table-cell>
          <table:table-cell office:value-type="string">
            <text:p>1.46685125</text:p>
          </table:table-cell>
          <table:table-cell office:value-type="string">
            <text:p>1.423704234</text:p>
          </table:table-cell>
          <table:table-cell office:value-type="string">
            <text:p>1.31148864</text:p>
          </table:table-cell>
          <table:table-cell office:value-type="string">
            <text:p>1.377492183</text:p>
          </table:table-cell>
          <table:table-cell office:value-type="string">
            <text:p>1.307247052</text:p>
          </table:table-cell>
          <table:table-cell office:value-type="string">
            <text:p>1.355004524</text:p>
          </table:table-cell>
          <table:table-cell office:value-type="string">
            <text:p>1.350178237</text:p>
          </table:table-cell>
          <table:table-cell office:value-type="string">
            <text:p>1.398621479</text:p>
          </table:table-cell>
          <table:table-cell office:value-type="string">
            <text:p>1.31353101</text:p>
          </table:table-cell>
          <table:table-cell office:value-type="string">
            <text:p>1.351819154</text:p>
          </table:table-cell>
          <table:table-cell office:value-type="string">
            <text:p>1.227252022</text:p>
          </table:table-cell>
          <table:table-cell office:value-type="string">
            <text:p>1.149273281</text:p>
          </table:table-cell>
          <table:table-cell office:value-type="string">
            <text:p>1.116516732</text:p>
          </table:table-cell>
          <table:table-cell office:value-type="string">
            <text:p>1.14508398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Djibouti</text:p>
          </table:table-cell>
          <table:table-cell office:value-type="string">
            <text:p>DJI</text:p>
          </table:table-cell>
          <table:table-cell table:number-columns-repeated="25" office:value-type="string">
            <text:p>..</text:p>
          </table:table-cell>
          <table:table-cell office:value-type="string">
            <text:p>9.206118726</text:p>
          </table:table-cell>
          <table:table-cell office:value-type="string">
            <text:p>..</text:p>
          </table:table-cell>
          <table:table-cell office:value-type="string">
            <text:p>8.253963631</text:p>
          </table:table-cell>
          <table:table-cell office:value-type="string">
            <text:p>7.847485685</text:p>
          </table:table-cell>
          <table:table-cell office:value-type="string">
            <text:p>7.596903165</text:p>
          </table:table-cell>
          <table:table-cell office:value-type="string">
            <text:p>6.879119075</text:p>
          </table:table-cell>
          <table:table-cell office:value-type="string">
            <text:p>6.871325994</text:p>
          </table:table-cell>
          <table:table-cell office:value-type="string">
            <text:p>7.033815515</text:p>
          </table:table-cell>
          <table:table-cell office:value-type="string">
            <text:p>6.665732989</text:p>
          </table:table-cell>
          <table:table-cell office:value-type="string">
            <text:p>6.246030429</text:p>
          </table:table-cell>
          <table:table-cell office:value-type="string">
            <text:p>5.948720268</text:p>
          </table:table-cell>
          <table:table-cell office:value-type="string">
            <text:p>4.964975226</text:p>
          </table:table-cell>
          <table:table-cell office:value-type="string">
            <text:p>5.282305006</text:p>
          </table:table-cell>
          <table:table-cell office:value-type="string">
            <text:p>5.192776067</text:p>
          </table:table-cell>
          <table:table-cell office:value-type="string">
            <text:p>4.995344941</text:p>
          </table:table-cell>
          <table:table-cell office:value-type="string">
            <text:p>4.721263549</text:p>
          </table:table-cell>
          <table:table-cell office:value-type="string">
            <text:p>4.550548213</text:p>
          </table:table-cell>
          <table:table-cell office:value-type="string">
            <text:p>5.625064252</text:p>
          </table:table-cell>
          <table:table-cell office:value-type="string">
            <text:p>6.713951284</text:p>
          </table:table-cell>
          <table:table-cell office:value-type="string">
            <text:p>5.608363252</text:p>
          </table:table-cell>
          <table:table-cell office:value-type="string">
            <text:p>6.328698815</text:p>
          </table:table-cell>
          <table:table-cell office:value-type="string">
            <text:p>6.440045373</text:p>
          </table:table-cell>
          <table:table-cell office:value-type="string">
            <text:p>4.070992017</text:p>
          </table:table-cell>
          <table:table-cell office:value-type="string">
            <text:p>3.630731801</text:p>
          </table:table-cell>
          <table:table-cell table:number-columns-repeated="9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Dominica</text:p>
          </table:table-cell>
          <table:table-cell office:value-type="string">
            <text:p>DMA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Dominican Republic</text:p>
          </table:table-cell>
          <table:table-cell office:value-type="string">
            <text:p>DOM</text:p>
          </table:table-cell>
          <table:table-cell office:value-type="string">
            <text:p>5.696016819</text:p>
          </table:table-cell>
          <table:table-cell office:value-type="string">
            <text:p>5.549608454</text:p>
          </table:table-cell>
          <table:table-cell office:value-type="string">
            <text:p>4.611090887</text:p>
          </table:table-cell>
          <table:table-cell office:value-type="string">
            <text:p>4.145408604</text:p>
          </table:table-cell>
          <table:table-cell office:value-type="string">
            <text:p>4.143916161</text:p>
          </table:table-cell>
          <table:table-cell office:value-type="string">
            <text:p>4.526517284</text:p>
          </table:table-cell>
          <table:table-cell office:value-type="string">
            <text:p>3.78087204</text:p>
          </table:table-cell>
          <table:table-cell office:value-type="string">
            <text:p>3.459605721</text:p>
          </table:table-cell>
          <table:table-cell office:value-type="string">
            <text:p>3.456584191</text:p>
          </table:table-cell>
          <table:table-cell office:value-type="string">
            <text:p>2.893132873</text:p>
          </table:table-cell>
          <table:table-cell office:value-type="string">
            <text:p>2.416857249</text:p>
          </table:table-cell>
          <table:table-cell office:value-type="string">
            <text:p>2.196351416</text:p>
          </table:table-cell>
          <table:table-cell office:value-type="string">
            <text:p>1.987621396</text:p>
          </table:table-cell>
          <table:table-cell office:value-type="string">
            <text:p>1.791274013</text:p>
          </table:table-cell>
          <table:table-cell office:value-type="string">
            <text:p>1.968826907</text:p>
          </table:table-cell>
          <table:table-cell office:value-type="string">
            <text:p>1.830911515</text:p>
          </table:table-cell>
          <table:table-cell office:value-type="string">
            <text:p>1.928430479</text:p>
          </table:table-cell>
          <table:table-cell office:value-type="string">
            <text:p>1.885722924</text:p>
          </table:table-cell>
          <table:table-cell office:value-type="string">
            <text:p>2.157339142</text:p>
          </table:table-cell>
          <table:table-cell office:value-type="string">
            <text:p>2.182294279</text:p>
          </table:table-cell>
          <table:table-cell office:value-type="string">
            <text:p>1.583471549</text:p>
          </table:table-cell>
          <table:table-cell office:value-type="string">
            <text:p>1.72010463</text:p>
          </table:table-cell>
          <table:table-cell office:value-type="string">
            <text:p>1.582119478</text:p>
          </table:table-cell>
          <table:table-cell office:value-type="string">
            <text:p>1.461377854</text:p>
          </table:table-cell>
          <table:table-cell office:value-type="string">
            <text:p>1.34554329</text:p>
          </table:table-cell>
          <table:table-cell office:value-type="string">
            <text:p>1.210052358</text:p>
          </table:table-cell>
          <table:table-cell office:value-type="string">
            <text:p>1.344154123</text:p>
          </table:table-cell>
          <table:table-cell office:value-type="string">
            <text:p>1.018139924</text:p>
          </table:table-cell>
          <table:table-cell office:value-type="string">
            <text:p>0.880047445</text:p>
          </table:table-cell>
          <table:table-cell office:value-type="string">
            <text:p>0.800368025</text:p>
          </table:table-cell>
          <table:table-cell office:value-type="string">
            <text:p>0.675729466</text:p>
          </table:table-cell>
          <table:table-cell office:value-type="string">
            <text:p>0.348548928</text:p>
          </table:table-cell>
          <table:table-cell office:value-type="string">
            <text:p>0.559753941</text:p>
          </table:table-cell>
          <table:table-cell office:value-type="string">
            <text:p>0.75016137</text:p>
          </table:table-cell>
          <table:table-cell office:value-type="string">
            <text:p>0.726645056</text:p>
          </table:table-cell>
          <table:table-cell office:value-type="string">
            <text:p>0.544154568</text:p>
          </table:table-cell>
          <table:table-cell office:value-type="string">
            <text:p>0.630320831</text:p>
          </table:table-cell>
          <table:table-cell office:value-type="string">
            <text:p>0.783204378</text:p>
          </table:table-cell>
          <table:table-cell office:value-type="string">
            <text:p>0.780062374</text:p>
          </table:table-cell>
          <table:table-cell office:value-type="string">
            <text:p>0.816243888</text:p>
          </table:table-cell>
          <table:table-cell office:value-type="string">
            <text:p>1.043363424</text:p>
          </table:table-cell>
          <table:table-cell office:value-type="string">
            <text:p>1.247951667</text:p>
          </table:table-cell>
          <table:table-cell office:value-type="string">
            <text:p>1.090451903</text:p>
          </table:table-cell>
          <table:table-cell office:value-type="string">
            <text:p>0.777279333</text:p>
          </table:table-cell>
          <table:table-cell office:value-type="string">
            <text:p>0.70800214</text:p>
          </table:table-cell>
          <table:table-cell office:value-type="string">
            <text:p>0.81421409</text:p>
          </table:table-cell>
          <table:table-cell office:value-type="string">
            <text:p>0.724549188</text:p>
          </table:table-cell>
          <table:table-cell office:value-type="string">
            <text:p>0.627619057</text:p>
          </table:table-cell>
          <table:table-cell office:value-type="string">
            <text:p>0.699861657</text:p>
          </table:table-cell>
          <table:table-cell office:value-type="string">
            <text:p>0.66746117</text:p>
          </table:table-cell>
          <table:table-cell office:value-type="string">
            <text:p>0.667881925</text:p>
          </table:table-cell>
          <table:table-cell office:value-type="string">
            <text:p>0.603601455</text:p>
          </table:table-cell>
          <table:table-cell office:value-type="string">
            <text:p>0.653627047</text:p>
          </table:table-cell>
          <table:table-cell office:value-type="string">
            <text:p>0.618695111</text:p>
          </table:table-cell>
          <table:table-cell office:value-type="string">
            <text:p>0.670803566</text:p>
          </table:table-cell>
          <table:table-cell office:value-type="string">
            <text:p>0.672525002</text:p>
          </table:table-cell>
          <table:table-cell office:value-type="string">
            <text:p>0.63910161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Early-demographic dividend</text:p>
          </table:table-cell>
          <table:table-cell office:value-type="string">
            <text:p>EAR</text:p>
          </table:table-cell>
          <table:table-cell office:value-type="string">
            <text:p>2.301095308</text:p>
          </table:table-cell>
          <table:table-cell office:value-type="string">
            <text:p>2.165513966</text:p>
          </table:table-cell>
          <table:table-cell office:value-type="string">
            <text:p>2.316801487</text:p>
          </table:table-cell>
          <table:table-cell office:value-type="string">
            <text:p>2.735853635</text:p>
          </table:table-cell>
          <table:table-cell office:value-type="string">
            <text:p>2.680944529</text:p>
          </table:table-cell>
          <table:table-cell office:value-type="string">
            <text:p>2.949447516</text:p>
          </table:table-cell>
          <table:table-cell office:value-type="string">
            <text:p>2.846029536</text:p>
          </table:table-cell>
          <table:table-cell office:value-type="string">
            <text:p>3.012859509</text:p>
          </table:table-cell>
          <table:table-cell office:value-type="string">
            <text:p>3.239246225</text:p>
          </table:table-cell>
          <table:table-cell office:value-type="string">
            <text:p>3.38407766</text:p>
          </table:table-cell>
          <table:table-cell office:value-type="string">
            <text:p>3.594198343</text:p>
          </table:table-cell>
          <table:table-cell office:value-type="string">
            <text:p>3.575392611</text:p>
          </table:table-cell>
          <table:table-cell office:value-type="string">
            <text:p>3.525718192</text:p>
          </table:table-cell>
          <table:table-cell office:value-type="string">
            <text:p>3.464408794</text:p>
          </table:table-cell>
          <table:table-cell office:value-type="string">
            <text:p>3.746071803</text:p>
          </table:table-cell>
          <table:table-cell office:value-type="string">
            <text:p>4.452252925</text:p>
          </table:table-cell>
          <table:table-cell office:value-type="string">
            <text:p>4.622708043</text:p>
          </table:table-cell>
          <table:table-cell office:value-type="string">
            <text:p>5.548413855</text:p>
          </table:table-cell>
          <table:table-cell office:value-type="string">
            <text:p>5.37456532</text:p>
          </table:table-cell>
          <table:table-cell office:value-type="string">
            <text:p>4.745525523</text:p>
          </table:table-cell>
          <table:table-cell office:value-type="string">
            <text:p>4.416751911</text:p>
          </table:table-cell>
          <table:table-cell office:value-type="string">
            <text:p>4.702898378</text:p>
          </table:table-cell>
          <table:table-cell office:value-type="string">
            <text:p>5.339534858</text:p>
          </table:table-cell>
          <table:table-cell office:value-type="string">
            <text:p>5.008590323</text:p>
          </table:table-cell>
          <table:table-cell office:value-type="string">
            <text:p>4.997115649</text:p>
          </table:table-cell>
          <table:table-cell office:value-type="string">
            <text:p>4.631889748</text:p>
          </table:table-cell>
          <table:table-cell office:value-type="string">
            <text:p>3.79720427</text:p>
          </table:table-cell>
          <table:table-cell office:value-type="string">
            <text:p>4.464305256</text:p>
          </table:table-cell>
          <table:table-cell office:value-type="string">
            <text:p>4.175605065</text:p>
          </table:table-cell>
          <table:table-cell office:value-type="string">
            <text:p>3.768904976</text:p>
          </table:table-cell>
          <table:table-cell office:value-type="string">
            <text:p>3.612499417</text:p>
          </table:table-cell>
          <table:table-cell office:value-type="string">
            <text:p>3.533551513</text:p>
          </table:table-cell>
          <table:table-cell office:value-type="string">
            <text:p>3.142716876</text:p>
          </table:table-cell>
          <table:table-cell office:value-type="string">
            <text:p>2.965080399</text:p>
          </table:table-cell>
          <table:table-cell office:value-type="string">
            <text:p>2.759348702</text:p>
          </table:table-cell>
          <table:table-cell office:value-type="string">
            <text:p>2.787018029</text:p>
          </table:table-cell>
          <table:table-cell office:value-type="string">
            <text:p>2.659423932</text:p>
          </table:table-cell>
          <table:table-cell office:value-type="string">
            <text:p>2.791907295</text:p>
          </table:table-cell>
          <table:table-cell office:value-type="string">
            <text:p>2.892715332</text:p>
          </table:table-cell>
          <table:table-cell office:value-type="string">
            <text:p>2.7234347</text:p>
          </table:table-cell>
          <table:table-cell office:value-type="string">
            <text:p>2.609644565</text:p>
          </table:table-cell>
          <table:table-cell office:value-type="string">
            <text:p>2.622094953</text:p>
          </table:table-cell>
          <table:table-cell office:value-type="string">
            <text:p>2.621266958</text:p>
          </table:table-cell>
          <table:table-cell office:value-type="string">
            <text:p>2.5566818</text:p>
          </table:table-cell>
          <table:table-cell office:value-type="string">
            <text:p>2.467176529</text:p>
          </table:table-cell>
          <table:table-cell office:value-type="string">
            <text:p>2.384416398</text:p>
          </table:table-cell>
          <table:table-cell office:value-type="string">
            <text:p>2.317591522</text:p>
          </table:table-cell>
          <table:table-cell office:value-type="string">
            <text:p>2.257856923</text:p>
          </table:table-cell>
          <table:table-cell office:value-type="string">
            <text:p>2.23002288</text:p>
          </table:table-cell>
          <table:table-cell office:value-type="string">
            <text:p>2.529631846</text:p>
          </table:table-cell>
          <table:table-cell office:value-type="string">
            <text:p>2.327407322</text:p>
          </table:table-cell>
          <table:table-cell office:value-type="string">
            <text:p>2.210489505</text:p>
          </table:table-cell>
          <table:table-cell office:value-type="string">
            <text:p>2.290590823</text:p>
          </table:table-cell>
          <table:table-cell office:value-type="string">
            <text:p>2.380672619</text:p>
          </table:table-cell>
          <table:table-cell office:value-type="string">
            <text:p>2.509396702</text:p>
          </table:table-cell>
          <table:table-cell office:value-type="string">
            <text:p>2.699928472</text:p>
          </table:table-cell>
          <table:table-cell office:value-type="string">
            <text:p>2.45328335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East Asia &amp; Pacific</text:p>
          </table:table-cell>
          <table:table-cell office:value-type="string">
            <text:p>EAS</text:p>
          </table:table-cell>
          <table:table-cell table:number-columns-repeated="7" office:value-type="string">
            <text:p>..</text:p>
          </table:table-cell>
          <table:table-cell office:value-type="string">
            <text:p>1.662257077</text:p>
          </table:table-cell>
          <table:table-cell office:value-type="string">
            <text:p>1.618365369</text:p>
          </table:table-cell>
          <table:table-cell office:value-type="string">
            <text:p>1.518713844</text:p>
          </table:table-cell>
          <table:table-cell office:value-type="string">
            <text:p>1.390249334</text:p>
          </table:table-cell>
          <table:table-cell office:value-type="string">
            <text:p>1.433935279</text:p>
          </table:table-cell>
          <table:table-cell office:value-type="string">
            <text:p>1.363925054</text:p>
          </table:table-cell>
          <table:table-cell office:value-type="string">
            <text:p>1.253117213</text:p>
          </table:table-cell>
          <table:table-cell office:value-type="string">
            <text:p>1.417469453</text:p>
          </table:table-cell>
          <table:table-cell office:value-type="string">
            <text:p>1.454417114</text:p>
          </table:table-cell>
          <table:table-cell office:value-type="string">
            <text:p>1.658012297</text:p>
          </table:table-cell>
          <table:table-cell office:value-type="string">
            <text:p>1.654932235</text:p>
          </table:table-cell>
          <table:table-cell office:value-type="string">
            <text:p>1.564024128</text:p>
          </table:table-cell>
          <table:table-cell office:value-type="string">
            <text:p>1.638565907</text:p>
          </table:table-cell>
          <table:table-cell office:value-type="string">
            <text:p>1.730223452</text:p>
          </table:table-cell>
          <table:table-cell office:value-type="string">
            <text:p>1.767159875</text:p>
          </table:table-cell>
          <table:table-cell office:value-type="string">
            <text:p>1.844744157</text:p>
          </table:table-cell>
          <table:table-cell office:value-type="string">
            <text:p>1.756476174</text:p>
          </table:table-cell>
          <table:table-cell office:value-type="string">
            <text:p>1.710362474</text:p>
          </table:table-cell>
          <table:table-cell office:value-type="string">
            <text:p>1.694865218</text:p>
          </table:table-cell>
          <table:table-cell office:value-type="string">
            <text:p>1.507883308</text:p>
          </table:table-cell>
          <table:table-cell office:value-type="string">
            <text:p>1.485753694</text:p>
          </table:table-cell>
          <table:table-cell office:value-type="string">
            <text:p>1.441016949</text:p>
          </table:table-cell>
          <table:table-cell office:value-type="string">
            <text:p>1.560626539</text:p>
          </table:table-cell>
          <table:table-cell office:value-type="string">
            <text:p>1.572993553</text:p>
          </table:table-cell>
          <table:table-cell office:value-type="string">
            <text:p>1.532221848</text:p>
          </table:table-cell>
          <table:table-cell office:value-type="string">
            <text:p>1.539319637</text:p>
          </table:table-cell>
          <table:table-cell office:value-type="string">
            <text:p>1.464662353</text:p>
          </table:table-cell>
          <table:table-cell office:value-type="string">
            <text:p>1.429344649</text:p>
          </table:table-cell>
          <table:table-cell office:value-type="string">
            <text:p>1.403251064</text:p>
          </table:table-cell>
          <table:table-cell office:value-type="string">
            <text:p>1.436875051</text:p>
          </table:table-cell>
          <table:table-cell office:value-type="string">
            <text:p>1.451027899</text:p>
          </table:table-cell>
          <table:table-cell office:value-type="string">
            <text:p>1.419152839</text:p>
          </table:table-cell>
          <table:table-cell office:value-type="string">
            <text:p>1.418436838</text:p>
          </table:table-cell>
          <table:table-cell office:value-type="string">
            <text:p>1.37181005</text:p>
          </table:table-cell>
          <table:table-cell office:value-type="string">
            <text:p>1.445559834</text:p>
          </table:table-cell>
          <table:table-cell office:value-type="string">
            <text:p>1.489399388</text:p>
          </table:table-cell>
          <table:table-cell office:value-type="string">
            <text:p>1.488762611</text:p>
          </table:table-cell>
          <table:table-cell office:value-type="string">
            <text:p>1.471365817</text:p>
          </table:table-cell>
          <table:table-cell office:value-type="string">
            <text:p>1.492021408</text:p>
          </table:table-cell>
          <table:table-cell office:value-type="string">
            <text:p>1.524097981</text:p>
          </table:table-cell>
          <table:table-cell office:value-type="string">
            <text:p>1.539315735</text:p>
          </table:table-cell>
          <table:table-cell office:value-type="string">
            <text:p>1.547127168</text:p>
          </table:table-cell>
          <table:table-cell office:value-type="string">
            <text:p>1.649346655</text:p>
          </table:table-cell>
          <table:table-cell office:value-type="string">
            <text:p>1.562901973</text:p>
          </table:table-cell>
          <table:table-cell office:value-type="string">
            <text:p>1.550492436</text:p>
          </table:table-cell>
          <table:table-cell office:value-type="string">
            <text:p>1.564116894</text:p>
          </table:table-cell>
          <table:table-cell office:value-type="string">
            <text:p>1.63101441</text:p>
          </table:table-cell>
          <table:table-cell office:value-type="string">
            <text:p>1.679991572</text:p>
          </table:table-cell>
          <table:table-cell office:value-type="string">
            <text:p>1.726402194</text:p>
          </table:table-cell>
          <table:table-cell office:value-type="string">
            <text:p>1.69405336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East Asia &amp; Pacific (excluding high income)</text:p>
          </table:table-cell>
          <table:table-cell office:value-type="string">
            <text:p>EAP</text:p>
          </table:table-cell>
          <table:table-cell table:number-columns-repeated="29" office:value-type="string">
            <text:p>..</text:p>
          </table:table-cell>
          <table:table-cell office:value-type="string">
            <text:p>2.406532792</text:p>
          </table:table-cell>
          <table:table-cell office:value-type="string">
            <text:p>2.398531175</text:p>
          </table:table-cell>
          <table:table-cell office:value-type="string">
            <text:p>2.331490182</text:p>
          </table:table-cell>
          <table:table-cell office:value-type="string">
            <text:p>2.360085925</text:p>
          </table:table-cell>
          <table:table-cell office:value-type="string">
            <text:p>2.003879525</text:p>
          </table:table-cell>
          <table:table-cell office:value-type="string">
            <text:p>1.893804146</text:p>
          </table:table-cell>
          <table:table-cell office:value-type="string">
            <text:p>1.807766146</text:p>
          </table:table-cell>
          <table:table-cell office:value-type="string">
            <text:p>1.749099723</text:p>
          </table:table-cell>
          <table:table-cell office:value-type="string">
            <text:p>1.727965569</text:p>
          </table:table-cell>
          <table:table-cell office:value-type="string">
            <text:p>1.657778654</text:p>
          </table:table-cell>
          <table:table-cell office:value-type="string">
            <text:p>1.775724358</text:p>
          </table:table-cell>
          <table:table-cell office:value-type="string">
            <text:p>1.706764946</text:p>
          </table:table-cell>
          <table:table-cell office:value-type="string">
            <text:p>1.862513657</text:p>
          </table:table-cell>
          <table:table-cell office:value-type="string">
            <text:p>1.935789755</text:p>
          </table:table-cell>
          <table:table-cell office:value-type="string">
            <text:p>1.919101846</text:p>
          </table:table-cell>
          <table:table-cell office:value-type="string">
            <text:p>1.859045641</text:p>
          </table:table-cell>
          <table:table-cell office:value-type="string">
            <text:p>1.795727387</text:p>
          </table:table-cell>
          <table:table-cell office:value-type="string">
            <text:p>1.78595194</text:p>
          </table:table-cell>
          <table:table-cell office:value-type="string">
            <text:p>1.754919512</text:p>
          </table:table-cell>
          <table:table-cell office:value-type="string">
            <text:p>1.72678028</text:p>
          </table:table-cell>
          <table:table-cell office:value-type="string">
            <text:p>1.89166763</text:p>
          </table:table-cell>
          <table:table-cell office:value-type="string">
            <text:p>1.72397243</text:p>
          </table:table-cell>
          <table:table-cell office:value-type="string">
            <text:p>1.673950348</text:p>
          </table:table-cell>
          <table:table-cell office:value-type="string">
            <text:p>1.706833495</text:p>
          </table:table-cell>
          <table:table-cell office:value-type="string">
            <text:p>1.766518927</text:p>
          </table:table-cell>
          <table:table-cell office:value-type="string">
            <text:p>1.798496959</text:p>
          </table:table-cell>
          <table:table-cell office:value-type="string">
            <text:p>1.83753023</text:p>
          </table:table-cell>
          <table:table-cell office:value-type="string">
            <text:p>1.81386230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East Asia &amp; Pacific (IDA &amp; IBRD countries)</text:p>
          </table:table-cell>
          <table:table-cell office:value-type="string">
            <text:p>TEA</text:p>
          </table:table-cell>
          <table:table-cell table:number-columns-repeated="29" office:value-type="string">
            <text:p>..</text:p>
          </table:table-cell>
          <table:table-cell office:value-type="string">
            <text:p>2.406532792</text:p>
          </table:table-cell>
          <table:table-cell office:value-type="string">
            <text:p>2.398531175</text:p>
          </table:table-cell>
          <table:table-cell office:value-type="string">
            <text:p>2.331490182</text:p>
          </table:table-cell>
          <table:table-cell office:value-type="string">
            <text:p>2.360085925</text:p>
          </table:table-cell>
          <table:table-cell office:value-type="string">
            <text:p>2.003879525</text:p>
          </table:table-cell>
          <table:table-cell office:value-type="string">
            <text:p>1.893804146</text:p>
          </table:table-cell>
          <table:table-cell office:value-type="string">
            <text:p>1.807766146</text:p>
          </table:table-cell>
          <table:table-cell office:value-type="string">
            <text:p>1.749099723</text:p>
          </table:table-cell>
          <table:table-cell office:value-type="string">
            <text:p>1.727965569</text:p>
          </table:table-cell>
          <table:table-cell office:value-type="string">
            <text:p>1.657778654</text:p>
          </table:table-cell>
          <table:table-cell office:value-type="string">
            <text:p>1.775724358</text:p>
          </table:table-cell>
          <table:table-cell office:value-type="string">
            <text:p>1.706764946</text:p>
          </table:table-cell>
          <table:table-cell office:value-type="string">
            <text:p>1.862513657</text:p>
          </table:table-cell>
          <table:table-cell office:value-type="string">
            <text:p>1.935789755</text:p>
          </table:table-cell>
          <table:table-cell office:value-type="string">
            <text:p>1.919101846</text:p>
          </table:table-cell>
          <table:table-cell office:value-type="string">
            <text:p>1.859045641</text:p>
          </table:table-cell>
          <table:table-cell office:value-type="string">
            <text:p>1.795727387</text:p>
          </table:table-cell>
          <table:table-cell office:value-type="string">
            <text:p>1.78595194</text:p>
          </table:table-cell>
          <table:table-cell office:value-type="string">
            <text:p>1.754919512</text:p>
          </table:table-cell>
          <table:table-cell office:value-type="string">
            <text:p>1.72678028</text:p>
          </table:table-cell>
          <table:table-cell office:value-type="string">
            <text:p>1.89166763</text:p>
          </table:table-cell>
          <table:table-cell office:value-type="string">
            <text:p>1.72397243</text:p>
          </table:table-cell>
          <table:table-cell office:value-type="string">
            <text:p>1.673950348</text:p>
          </table:table-cell>
          <table:table-cell office:value-type="string">
            <text:p>1.706833495</text:p>
          </table:table-cell>
          <table:table-cell office:value-type="string">
            <text:p>1.766518927</text:p>
          </table:table-cell>
          <table:table-cell office:value-type="string">
            <text:p>1.798496959</text:p>
          </table:table-cell>
          <table:table-cell office:value-type="string">
            <text:p>1.83753023</text:p>
          </table:table-cell>
          <table:table-cell office:value-type="string">
            <text:p>1.81386230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Ecuador</text:p>
          </table:table-cell>
          <table:table-cell office:value-type="string">
            <text:p>ECU</text:p>
          </table:table-cell>
          <table:table-cell office:value-type="string">
            <text:p>2.661805702</text:p>
          </table:table-cell>
          <table:table-cell office:value-type="string">
            <text:p>2.084526548</text:p>
          </table:table-cell>
          <table:table-cell office:value-type="string">
            <text:p>1.909953121</text:p>
          </table:table-cell>
          <table:table-cell office:value-type="string">
            <text:p>1.647570426</text:p>
          </table:table-cell>
          <table:table-cell office:value-type="string">
            <text:p>1.782628836</text:p>
          </table:table-cell>
          <table:table-cell office:value-type="string">
            <text:p>0.997525466</text:p>
          </table:table-cell>
          <table:table-cell office:value-type="string">
            <text:p>0.943106775</text:p>
          </table:table-cell>
          <table:table-cell office:value-type="string">
            <text:p>0.99123482</text:p>
          </table:table-cell>
          <table:table-cell office:value-type="string">
            <text:p>1.135243979</text:p>
          </table:table-cell>
          <table:table-cell office:value-type="string">
            <text:p>1.276250332</text:p>
          </table:table-cell>
          <table:table-cell office:value-type="string">
            <text:p>1.073001875</text:p>
          </table:table-cell>
          <table:table-cell office:value-type="string">
            <text:p>1.078862291</text:p>
          </table:table-cell>
          <table:table-cell office:value-type="string">
            <text:p>1.17131319</text:p>
          </table:table-cell>
          <table:table-cell office:value-type="string">
            <text:p>1.264817257</text:p>
          </table:table-cell>
          <table:table-cell office:value-type="string">
            <text:p>1.134004114</text:p>
          </table:table-cell>
          <table:table-cell office:value-type="string">
            <text:p>1.319880729</text:p>
          </table:table-cell>
          <table:table-cell office:value-type="string">
            <text:p>1.287473455</text:p>
          </table:table-cell>
          <table:table-cell office:value-type="string">
            <text:p>1.860074996</text:p>
          </table:table-cell>
          <table:table-cell office:value-type="string">
            <text:p>1.376209879</text:p>
          </table:table-cell>
          <table:table-cell office:value-type="string">
            <text:p>1.312783241</text:p>
          </table:table-cell>
          <table:table-cell office:value-type="string">
            <text:p>1.169365336</text:p>
          </table:table-cell>
          <table:table-cell office:value-type="string">
            <text:p>1.073379133</text:p>
          </table:table-cell>
          <table:table-cell office:value-type="string">
            <text:p>1.149581081</text:p>
          </table:table-cell>
          <table:table-cell office:value-type="string">
            <text:p>1.166571134</text:p>
          </table:table-cell>
          <table:table-cell office:value-type="string">
            <text:p>1.141714043</text:p>
          </table:table-cell>
          <table:table-cell office:value-type="string">
            <text:p>1.656858338</text:p>
          </table:table-cell>
          <table:table-cell office:value-type="string">
            <text:p>1.352339871</text:p>
          </table:table-cell>
          <table:table-cell office:value-type="string">
            <text:p>1.485068923</text:p>
          </table:table-cell>
          <table:table-cell office:value-type="string">
            <text:p>1.517749622</text:p>
          </table:table-cell>
          <table:table-cell office:value-type="string">
            <text:p>1.361262503</text:p>
          </table:table-cell>
          <table:table-cell office:value-type="string">
            <text:p>1.326157813</text:p>
          </table:table-cell>
          <table:table-cell office:value-type="string">
            <text:p>1.230856863</text:p>
          </table:table-cell>
          <table:table-cell office:value-type="string">
            <text:p>1.166700424</text:p>
          </table:table-cell>
          <table:table-cell office:value-type="string">
            <text:p>1.458061091</text:p>
          </table:table-cell>
          <table:table-cell office:value-type="string">
            <text:p>1.282089748</text:p>
          </table:table-cell>
          <table:table-cell office:value-type="string">
            <text:p>1.945073738</text:p>
          </table:table-cell>
          <table:table-cell office:value-type="string">
            <text:p>1.661789704</text:p>
          </table:table-cell>
          <table:table-cell office:value-type="string">
            <text:p>1.772774252</text:p>
          </table:table-cell>
          <table:table-cell office:value-type="string">
            <text:p>1.962964263</text:p>
          </table:table-cell>
          <table:table-cell office:value-type="string">
            <text:p>1.507477547</text:p>
          </table:table-cell>
          <table:table-cell office:value-type="string">
            <text:p>1.452075953</text:p>
          </table:table-cell>
          <table:table-cell office:value-type="string">
            <text:p>1.569375982</text:p>
          </table:table-cell>
          <table:table-cell office:value-type="string">
            <text:p>1.768891985</text:p>
          </table:table-cell>
          <table:table-cell office:value-type="string">
            <text:p>2.278553365</text:p>
          </table:table-cell>
          <table:table-cell office:value-type="string">
            <text:p>1.940332799</text:p>
          </table:table-cell>
          <table:table-cell office:value-type="string">
            <text:p>2.298402791</text:p>
          </table:table-cell>
          <table:table-cell office:value-type="string">
            <text:p>2.029825877</text:p>
          </table:table-cell>
          <table:table-cell office:value-type="string">
            <text:p>2.56823582</text:p>
          </table:table-cell>
          <table:table-cell office:value-type="string">
            <text:p>2.665041736</text:p>
          </table:table-cell>
          <table:table-cell office:value-type="string">
            <text:p>3.117418088</text:p>
          </table:table-cell>
          <table:table-cell office:value-type="string">
            <text:p>3.010551292</text:p>
          </table:table-cell>
          <table:table-cell office:value-type="string">
            <text:p>3.095110057</text:p>
          </table:table-cell>
          <table:table-cell office:value-type="string">
            <text:p>2.945452865</text:p>
          </table:table-cell>
          <table:table-cell office:value-type="string">
            <text:p>2.875890683</text:p>
          </table:table-cell>
          <table:table-cell office:value-type="string">
            <text:p>2.739230809</text:p>
          </table:table-cell>
          <table:table-cell office:value-type="string">
            <text:p>2.466530355</text:p>
          </table:table-cell>
          <table:table-cell office:value-type="string">
            <text:p>2.19517918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Egypt, Arab Rep.</text:p>
          </table:table-cell>
          <table:table-cell office:value-type="string">
            <text:p>EGY</text:p>
          </table:table-cell>
          <table:table-cell table:number-columns-repeated="5" office:value-type="string">
            <text:p>..</text:p>
          </table:table-cell>
          <table:table-cell office:value-type="string">
            <text:p>9.572240093</text:p>
          </table:table-cell>
          <table:table-cell office:value-type="string">
            <text:p>8.468752869</text:p>
          </table:table-cell>
          <table:table-cell office:value-type="string">
            <text:p>8.759760593</text:p>
          </table:table-cell>
          <table:table-cell office:value-type="string">
            <text:p>10.78517612</text:p>
          </table:table-cell>
          <table:table-cell office:value-type="string">
            <text:p>13.63844878</text:p>
          </table:table-cell>
          <table:table-cell office:value-type="string">
            <text:p>15.5309966</text:p>
          </table:table-cell>
          <table:table-cell office:value-type="string">
            <text:p>16.98497424</text:p>
          </table:table-cell>
          <table:table-cell office:value-type="string">
            <text:p>13.6729697</text:p>
          </table:table-cell>
          <table:table-cell office:value-type="string">
            <text:p>13.00475562</text:p>
          </table:table-cell>
          <table:table-cell office:value-type="string">
            <text:p>16.70891988</text:p>
          </table:table-cell>
          <table:table-cell office:value-type="string">
            <text:p>14.44998111</text:p>
          </table:table-cell>
          <table:table-cell office:value-type="string">
            <text:p>12.80660008</text:p>
          </table:table-cell>
          <table:table-cell office:value-type="string">
            <text:p>12.9014861</text:p>
          </table:table-cell>
          <table:table-cell office:value-type="string">
            <text:p>9.928534663</text:p>
          </table:table-cell>
          <table:table-cell office:value-type="string">
            <text:p>6.351829788</text:p>
          </table:table-cell>
          <table:table-cell office:value-type="string">
            <text:p>5.776807764</text:p>
          </table:table-cell>
          <table:table-cell office:value-type="string">
            <text:p>7.344111067</text:p>
          </table:table-cell>
          <table:table-cell office:value-type="string">
            <text:p>7.771521802</text:p>
          </table:table-cell>
          <table:table-cell office:value-type="string">
            <text:p>8.700868702</text:p>
          </table:table-cell>
          <table:table-cell office:value-type="string">
            <text:p>9.189938093</text:p>
          </table:table-cell>
          <table:table-cell office:value-type="string">
            <text:p>8.881142313</text:p>
          </table:table-cell>
          <table:table-cell office:value-type="string">
            <text:p>8.627072508</text:p>
          </table:table-cell>
          <table:table-cell office:value-type="string">
            <text:p>6.523602462</text:p>
          </table:table-cell>
          <table:table-cell office:value-type="string">
            <text:p>5.051560717</text:p>
          </table:table-cell>
          <table:table-cell office:value-type="string">
            <text:p>3.968558676</text:p>
          </table:table-cell>
          <table:table-cell office:value-type="string">
            <text:p>3.644772057</text:p>
          </table:table-cell>
          <table:table-cell office:value-type="string">
            <text:p>3.796146051</text:p>
          </table:table-cell>
          <table:table-cell office:value-type="string">
            <text:p>3.381020848</text:p>
          </table:table-cell>
          <table:table-cell office:value-type="string">
            <text:p>3.296713918</text:p>
          </table:table-cell>
          <table:table-cell office:value-type="string">
            <text:p>3.316285714</text:p>
          </table:table-cell>
          <table:table-cell office:value-type="string">
            <text:p>3.240686275</text:p>
          </table:table-cell>
          <table:table-cell office:value-type="string">
            <text:p>3.127942459</text:p>
          </table:table-cell>
          <table:table-cell office:value-type="string">
            <text:p>2.889996239</text:p>
          </table:table-cell>
          <table:table-cell office:value-type="string">
            <text:p>2.796276966</text:p>
          </table:table-cell>
          <table:table-cell office:value-type="string">
            <text:p>2.702048114</text:p>
          </table:table-cell>
          <table:table-cell office:value-type="string">
            <text:p>2.682593355</text:p>
          </table:table-cell>
          <table:table-cell office:value-type="string">
            <text:p>3.139252858</text:p>
          </table:table-cell>
          <table:table-cell office:value-type="string">
            <text:p>3.447215624</text:p>
          </table:table-cell>
          <table:table-cell office:value-type="string">
            <text:p>3.340838323</text:p>
          </table:table-cell>
          <table:table-cell office:value-type="string">
            <text:p>3.025654234</text:p>
          </table:table-cell>
          <table:table-cell office:value-type="string">
            <text:p>2.853936862</text:p>
          </table:table-cell>
          <table:table-cell office:value-type="string">
            <text:p>2.740375587</text:p>
          </table:table-cell>
          <table:table-cell office:value-type="string">
            <text:p>2.502128088</text:p>
          </table:table-cell>
          <table:table-cell office:value-type="string">
            <text:p>2.293042993</text:p>
          </table:table-cell>
          <table:table-cell office:value-type="string">
            <text:p>2.137276914</text:p>
          </table:table-cell>
          <table:table-cell office:value-type="string">
            <text:p>2.053497431</text:p>
          </table:table-cell>
          <table:table-cell office:value-type="string">
            <text:p>1.931587776</text:p>
          </table:table-cell>
          <table:table-cell office:value-type="string">
            <text:p>1.648175793</text:p>
          </table:table-cell>
          <table:table-cell office:value-type="string">
            <text:p>1.610056977</text:p>
          </table:table-cell>
          <table:table-cell office:value-type="string">
            <text:p>1.689694836</text:p>
          </table:table-cell>
          <table:table-cell office:value-type="string">
            <text:p>1.723147428</text:p>
          </table:table-cell>
          <table:table-cell office:value-type="string">
            <text:p>1.66728205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El Salvador</text:p>
          </table:table-cell>
          <table:table-cell office:value-type="string">
            <text:p>SLV</text:p>
          </table:table-cell>
          <table:table-cell table:number-columns-repeated="5" office:value-type="string">
            <text:p>..</text:p>
          </table:table-cell>
          <table:table-cell office:value-type="string">
            <text:p>0.738683897</text:p>
          </table:table-cell>
          <table:table-cell office:value-type="string">
            <text:p>0.709079836</text:p>
          </table:table-cell>
          <table:table-cell office:value-type="string">
            <text:p>0.694253983</text:p>
          </table:table-cell>
          <table:table-cell office:value-type="string">
            <text:p>0.655571118</text:p>
          </table:table-cell>
          <table:table-cell office:value-type="string">
            <text:p>0.715461501</text:p>
          </table:table-cell>
          <table:table-cell office:value-type="string">
            <text:p>0.629834058</text:p>
          </table:table-cell>
          <table:table-cell office:value-type="string">
            <text:p>0.718020405</text:p>
          </table:table-cell>
          <table:table-cell office:value-type="string">
            <text:p>0.881572825</text:p>
          </table:table-cell>
          <table:table-cell office:value-type="string">
            <text:p>0.864970612</text:p>
          </table:table-cell>
          <table:table-cell office:value-type="string">
            <text:p>0.801397477</text:p>
          </table:table-cell>
          <table:table-cell office:value-type="string">
            <text:p>0.830737894</text:p>
          </table:table-cell>
          <table:table-cell office:value-type="string">
            <text:p>0.881847158</text:p>
          </table:table-cell>
          <table:table-cell office:value-type="string">
            <text:p>0.971842193</text:p>
          </table:table-cell>
          <table:table-cell office:value-type="string">
            <text:p>1.118526013</text:p>
          </table:table-cell>
          <table:table-cell office:value-type="string">
            <text:p>1.57765367</text:p>
          </table:table-cell>
          <table:table-cell office:value-type="string">
            <text:p>1.736336536</text:p>
          </table:table-cell>
          <table:table-cell office:value-type="string">
            <text:p>2.279546283</text:p>
          </table:table-cell>
          <table:table-cell office:value-type="string">
            <text:p>2.776337266</text:p>
          </table:table-cell>
          <table:table-cell office:value-type="string">
            <text:p>3.551452122</text:p>
          </table:table-cell>
          <table:table-cell office:value-type="string">
            <text:p>6.443276454</text:p>
          </table:table-cell>
          <table:table-cell office:value-type="string">
            <text:p>6.589718542</text:p>
          </table:table-cell>
          <table:table-cell office:value-type="string">
            <text:p>4.329953044</text:p>
          </table:table-cell>
          <table:table-cell office:value-type="string">
            <text:p>4.469168694</text:p>
          </table:table-cell>
          <table:table-cell office:value-type="string">
            <text:p>4.271323885</text:p>
          </table:table-cell>
          <table:table-cell office:value-type="string">
            <text:p>4.872351087</text:p>
          </table:table-cell>
          <table:table-cell office:value-type="string">
            <text:p>3.413665987</text:p>
          </table:table-cell>
          <table:table-cell office:value-type="string">
            <text:p>2.732577455</text:p>
          </table:table-cell>
          <table:table-cell office:value-type="string">
            <text:p>2.253576782</text:p>
          </table:table-cell>
          <table:table-cell office:value-type="string">
            <text:p>1.678726371</text:p>
          </table:table-cell>
          <table:table-cell office:value-type="string">
            <text:p>1.352212818</text:p>
          </table:table-cell>
          <table:table-cell office:value-type="string">
            <text:p>1.175057091</text:p>
          </table:table-cell>
          <table:table-cell office:value-type="string">
            <text:p>1.074409153</text:p>
          </table:table-cell>
          <table:table-cell office:value-type="string">
            <text:p>1.007766206</text:p>
          </table:table-cell>
          <table:table-cell office:value-type="string">
            <text:p>0.922942908</text:p>
          </table:table-cell>
          <table:table-cell office:value-type="string">
            <text:p>0.92054924</text:p>
          </table:table-cell>
          <table:table-cell office:value-type="string">
            <text:p>0.840334094</text:p>
          </table:table-cell>
          <table:table-cell office:value-type="string">
            <text:p>1.090673504</text:p>
          </table:table-cell>
          <table:table-cell office:value-type="string">
            <text:p>1.130239678</text:p>
          </table:table-cell>
          <table:table-cell office:value-type="string">
            <text:p>0.841380502</text:p>
          </table:table-cell>
          <table:table-cell office:value-type="string">
            <text:p>0.810213757</text:p>
          </table:table-cell>
          <table:table-cell office:value-type="string">
            <text:p>0.777474874</text:p>
          </table:table-cell>
          <table:table-cell office:value-type="string">
            <text:p>0.76600883</text:p>
          </table:table-cell>
          <table:table-cell office:value-type="string">
            <text:p>0.823679799</text:p>
          </table:table-cell>
          <table:table-cell office:value-type="string">
            <text:p>0.807243729</text:p>
          </table:table-cell>
          <table:table-cell office:value-type="string">
            <text:p>0.919121651</text:p>
          </table:table-cell>
          <table:table-cell office:value-type="string">
            <text:p>0.938448516</text:p>
          </table:table-cell>
          <table:table-cell office:value-type="string">
            <text:p>0.953799293</text:p>
          </table:table-cell>
          <table:table-cell office:value-type="string">
            <text:p>0.941898747</text:p>
          </table:table-cell>
          <table:table-cell office:value-type="string">
            <text:p>0.975322092</text:p>
          </table:table-cell>
          <table:table-cell office:value-type="string">
            <text:p>0.931579218</text:p>
          </table:table-cell>
          <table:table-cell office:value-type="string">
            <text:p>0.951929846</text:p>
          </table:table-cell>
          <table:table-cell office:value-type="string">
            <text:p>0.86799238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Equatorial Guinea</text:p>
          </table:table-cell>
          <table:table-cell office:value-type="string">
            <text:p>GNQ</text:p>
          </table:table-cell>
          <table:table-cell table:number-columns-repeated="34" office:value-type="string">
            <text:p>..</text:p>
          </table:table-cell>
          <table:table-cell office:value-type="string">
            <text:p>2.360255322</text:p>
          </table:table-cell>
          <table:table-cell office:value-type="string">
            <text:p>2.430589036</text:p>
          </table:table-cell>
          <table:table-cell table:number-columns-repeated="11" office:value-type="string">
            <text:p>..</text:p>
          </table:table-cell>
          <table:table-cell office:value-type="string">
            <text:p>1.501825868</text:p>
          </table:table-cell>
          <table:table-cell office:value-type="string">
            <text:p>1.482309067</text:p>
          </table:table-cell>
          <table:table-cell office:value-type="string">
            <text:p>2.474929604</text:p>
          </table:table-cell>
          <table:table-cell table:number-columns-repeated="4" office:value-type="string">
            <text:p>..</text:p>
          </table:table-cell>
          <table:table-cell office:value-type="string">
            <text:p>0.766177854</text:p>
          </table:table-cell>
          <table:table-cell office:value-type="string">
            <text:p>..</text:p>
          </table:table-cell>
          <table:table-cell office:value-type="string">
            <text:p>0.17079625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Eritrea</text:p>
          </table:table-cell>
          <table:table-cell office:value-type="string">
            <text:p>ERI</text:p>
          </table:table-cell>
          <table:table-cell table:number-columns-repeated="33" office:value-type="string">
            <text:p>..</text:p>
          </table:table-cell>
          <table:table-cell office:value-type="string">
            <text:p>22.03874765</text:p>
          </table:table-cell>
          <table:table-cell office:value-type="string">
            <text:p>13.39460186</text:p>
          </table:table-cell>
          <table:table-cell office:value-type="string">
            <text:p>20.82826481</text:p>
          </table:table-cell>
          <table:table-cell office:value-type="string">
            <text:p>21.95935218</text:p>
          </table:table-cell>
          <table:table-cell office:value-type="string">
            <text:p>12.8311476</text:p>
          </table:table-cell>
          <table:table-cell office:value-type="string">
            <text:p>35.2774689</text:p>
          </table:table-cell>
          <table:table-cell office:value-type="string">
            <text:p>39.60651651</text:p>
          </table:table-cell>
          <table:table-cell office:value-type="string">
            <text:p>32.65567104</text:p>
          </table:table-cell>
          <table:table-cell office:value-type="string">
            <text:p>22.13679153</text:p>
          </table:table-cell>
          <table:table-cell office:value-type="string">
            <text:p>20.67187828</text:p>
          </table:table-cell>
          <table:table-cell office:value-type="string">
            <text:p>20.86574527</text:p>
          </table:table-cell>
          <table:table-cell table:number-columns-repeated="14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Estonia</text:p>
          </table:table-cell>
          <table:table-cell office:value-type="string">
            <text:p>EST</text:p>
          </table:table-cell>
          <table:table-cell table:number-columns-repeated="35" office:value-type="string">
            <text:p>..</text:p>
          </table:table-cell>
          <table:table-cell office:value-type="string">
            <text:p>0.958098327</text:p>
          </table:table-cell>
          <table:table-cell office:value-type="string">
            <text:p>0.873596074</text:p>
          </table:table-cell>
          <table:table-cell office:value-type="string">
            <text:p>1.046772487</text:p>
          </table:table-cell>
          <table:table-cell office:value-type="string">
            <text:p>1.067491718</text:p>
          </table:table-cell>
          <table:table-cell office:value-type="string">
            <text:p>1.287113364</text:p>
          </table:table-cell>
          <table:table-cell office:value-type="string">
            <text:p>1.376327115</text:p>
          </table:table-cell>
          <table:table-cell office:value-type="string">
            <text:p>1.502214462</text:p>
          </table:table-cell>
          <table:table-cell office:value-type="string">
            <text:p>1.667129501</text:p>
          </table:table-cell>
          <table:table-cell office:value-type="string">
            <text:p>1.743049295</text:p>
          </table:table-cell>
          <table:table-cell office:value-type="string">
            <text:p>1.699689225</text:p>
          </table:table-cell>
          <table:table-cell office:value-type="string">
            <text:p>1.899257555</text:p>
          </table:table-cell>
          <table:table-cell office:value-type="string">
            <text:p>1.857014265</text:p>
          </table:table-cell>
          <table:table-cell office:value-type="string">
            <text:p>1.997981423</text:p>
          </table:table-cell>
          <table:table-cell office:value-type="string">
            <text:p>2.092960807</text:p>
          </table:table-cell>
          <table:table-cell office:value-type="string">
            <text:p>2.209126255</text:p>
          </table:table-cell>
          <table:table-cell office:value-type="string">
            <text:p>1.70352622</text:p>
          </table:table-cell>
          <table:table-cell office:value-type="string">
            <text:p>1.679902519</text:p>
          </table:table-cell>
          <table:table-cell office:value-type="string">
            <text:p>1.895745981</text:p>
          </table:table-cell>
          <table:table-cell office:value-type="string">
            <text:p>1.906796455</text:p>
          </table:table-cell>
          <table:table-cell office:value-type="string">
            <text:p>1.952818291</text:p>
          </table:table-cell>
          <table:table-cell office:value-type="string">
            <text:p>2.078859138</text:p>
          </table:table-cell>
          <table:table-cell office:value-type="string">
            <text:p>2.15183333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Ethiopia</text:p>
          </table:table-cell>
          <table:table-cell office:value-type="string">
            <text:p>ETH</text:p>
          </table:table-cell>
          <table:table-cell table:number-columns-repeated="21" office:value-type="string">
            <text:p>..</text:p>
          </table:table-cell>
          <table:table-cell office:value-type="string">
            <text:p>5.010041319</text:p>
          </table:table-cell>
          <table:table-cell office:value-type="string">
            <text:p>5.02573082</text:p>
          </table:table-cell>
          <table:table-cell office:value-type="string">
            <text:p>4.766701696</text:p>
          </table:table-cell>
          <table:table-cell office:value-type="string">
            <text:p>5.224845917</text:p>
          </table:table-cell>
          <table:table-cell office:value-type="string">
            <text:p>4.5296031</text:p>
          </table:table-cell>
          <table:table-cell office:value-type="string">
            <text:p>4.459546126</text:p>
          </table:table-cell>
          <table:table-cell office:value-type="string">
            <text:p>4.527434459</text:p>
          </table:table-cell>
          <table:table-cell office:value-type="string">
            <text:p>5.636251662</text:p>
          </table:table-cell>
          <table:table-cell office:value-type="string">
            <text:p>6.809706436</text:p>
          </table:table-cell>
          <table:table-cell office:value-type="string">
            <text:p>6.447947075</text:p>
          </table:table-cell>
          <table:table-cell office:value-type="string">
            <text:p>3.929285421</text:p>
          </table:table-cell>
          <table:table-cell office:value-type="string">
            <text:p>2.433466233</text:p>
          </table:table-cell>
          <table:table-cell office:value-type="string">
            <text:p>2.171800601</text:p>
          </table:table-cell>
          <table:table-cell office:value-type="string">
            <text:p>2.028132464</text:p>
          </table:table-cell>
          <table:table-cell office:value-type="string">
            <text:p>1.573623362</text:p>
          </table:table-cell>
          <table:table-cell office:value-type="string">
            <text:p>1.487174758</text:p>
          </table:table-cell>
          <table:table-cell office:value-type="string">
            <text:p>2.70961094</text:p>
          </table:table-cell>
          <table:table-cell office:value-type="string">
            <text:p>6.064489465</text:p>
          </table:table-cell>
          <table:table-cell office:value-type="string">
            <text:p>9.662831295</text:p>
          </table:table-cell>
          <table:table-cell office:value-type="string">
            <text:p>7.55585536</text:p>
          </table:table-cell>
          <table:table-cell office:value-type="string">
            <text:p>4.315901098</text:p>
          </table:table-cell>
          <table:table-cell office:value-type="string">
            <text:p>3.691078964</text:p>
          </table:table-cell>
          <table:table-cell office:value-type="string">
            <text:p>3.238706821</text:p>
          </table:table-cell>
          <table:table-cell office:value-type="string">
            <text:p>3.075838945</text:p>
          </table:table-cell>
          <table:table-cell office:value-type="string">
            <text:p>2.763079823</text:p>
          </table:table-cell>
          <table:table-cell office:value-type="string">
            <text:p>2.266839782</text:p>
          </table:table-cell>
          <table:table-cell office:value-type="string">
            <text:p>1.863148517</text:p>
          </table:table-cell>
          <table:table-cell office:value-type="string">
            <text:p>1.48936954</text:p>
          </table:table-cell>
          <table:table-cell office:value-type="string">
            <text:p>1.18355396</text:p>
          </table:table-cell>
          <table:table-cell office:value-type="string">
            <text:p>1.133782467</text:p>
          </table:table-cell>
          <table:table-cell office:value-type="string">
            <text:p>1.090707446</text:p>
          </table:table-cell>
          <table:table-cell office:value-type="string">
            <text:p>0.86836209</text:p>
          </table:table-cell>
          <table:table-cell office:value-type="string">
            <text:p>0.806417117</text:p>
          </table:table-cell>
          <table:table-cell office:value-type="string">
            <text:p>0.768419074</text:p>
          </table:table-cell>
          <table:table-cell office:value-type="string">
            <text:p>0.705490912</text:p>
          </table:table-cell>
          <table:table-cell office:value-type="string">
            <text:p>0.670792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Euro area</text:p>
          </table:table-cell>
          <table:table-cell office:value-type="string">
            <text:p>EMU</text:p>
          </table:table-cell>
          <table:table-cell office:value-type="string">
            <text:p>4.197251578</text:p>
          </table:table-cell>
          <table:table-cell office:value-type="string">
            <text:p>4.110532887</text:p>
          </table:table-cell>
          <table:table-cell office:value-type="string">
            <text:p>4.10825737</text:p>
          </table:table-cell>
          <table:table-cell office:value-type="string">
            <text:p>3.870217492</text:p>
          </table:table-cell>
          <table:table-cell office:value-type="string">
            <text:p>3.775128125</text:p>
          </table:table-cell>
          <table:table-cell office:value-type="string">
            <text:p>3.640875194</text:p>
          </table:table-cell>
          <table:table-cell office:value-type="string">
            <text:p>3.608902293</text:p>
          </table:table-cell>
          <table:table-cell office:value-type="string">
            <text:p>3.566324154</text:p>
          </table:table-cell>
          <table:table-cell office:value-type="string">
            <text:p>3.516077964</text:p>
          </table:table-cell>
          <table:table-cell office:value-type="string">
            <text:p>3.216651685</text:p>
          </table:table-cell>
          <table:table-cell office:value-type="string">
            <text:p>2.956551841</text:p>
          </table:table-cell>
          <table:table-cell office:value-type="string">
            <text:p>2.957866997</text:p>
          </table:table-cell>
          <table:table-cell office:value-type="string">
            <text:p>3.006708706</text:p>
          </table:table-cell>
          <table:table-cell office:value-type="string">
            <text:p>2.906575705</text:p>
          </table:table-cell>
          <table:table-cell office:value-type="string">
            <text:p>2.912078209</text:p>
          </table:table-cell>
          <table:table-cell office:value-type="string">
            <text:p>2.952710535</text:p>
          </table:table-cell>
          <table:table-cell office:value-type="string">
            <text:p>2.876202539</text:p>
          </table:table-cell>
          <table:table-cell office:value-type="string">
            <text:p>2.892972138</text:p>
          </table:table-cell>
          <table:table-cell office:value-type="string">
            <text:p>2.901187287</text:p>
          </table:table-cell>
          <table:table-cell office:value-type="string">
            <text:p>2.865785042</text:p>
          </table:table-cell>
          <table:table-cell office:value-type="string">
            <text:p>2.849849732</text:p>
          </table:table-cell>
          <table:table-cell office:value-type="string">
            <text:p>2.938105629</text:p>
          </table:table-cell>
          <table:table-cell office:value-type="string">
            <text:p>2.977352684</text:p>
          </table:table-cell>
          <table:table-cell office:value-type="string">
            <text:p>2.960838195</text:p>
          </table:table-cell>
          <table:table-cell office:value-type="string">
            <text:p>2.88850605</text:p>
          </table:table-cell>
          <table:table-cell office:value-type="string">
            <text:p>2.831622054</text:p>
          </table:table-cell>
          <table:table-cell office:value-type="string">
            <text:p>2.762199625</text:p>
          </table:table-cell>
          <table:table-cell office:value-type="string">
            <text:p>2.776062402</text:p>
          </table:table-cell>
          <table:table-cell office:value-type="string">
            <text:p>2.621909576</text:p>
          </table:table-cell>
          <table:table-cell office:value-type="string">
            <text:p>2.517900007</text:p>
          </table:table-cell>
          <table:table-cell office:value-type="string">
            <text:p>2.442264184</text:p>
          </table:table-cell>
          <table:table-cell office:value-type="string">
            <text:p>2.322891466</text:p>
          </table:table-cell>
          <table:table-cell office:value-type="string">
            <text:p>2.217028532</text:p>
          </table:table-cell>
          <table:table-cell office:value-type="string">
            <text:p>2.147979401</text:p>
          </table:table-cell>
          <table:table-cell office:value-type="string">
            <text:p>2.05909663</text:p>
          </table:table-cell>
          <table:table-cell office:value-type="string">
            <text:p>1.940899762</text:p>
          </table:table-cell>
          <table:table-cell office:value-type="string">
            <text:p>1.92507626</text:p>
          </table:table-cell>
          <table:table-cell office:value-type="string">
            <text:p>1.886029448</text:p>
          </table:table-cell>
          <table:table-cell office:value-type="string">
            <text:p>1.835084196</text:p>
          </table:table-cell>
          <table:table-cell office:value-type="string">
            <text:p>1.827389235</text:p>
          </table:table-cell>
          <table:table-cell office:value-type="string">
            <text:p>1.790142456</text:p>
          </table:table-cell>
          <table:table-cell office:value-type="string">
            <text:p>1.738898424</text:p>
          </table:table-cell>
          <table:table-cell office:value-type="string">
            <text:p>1.724381923</text:p>
          </table:table-cell>
          <table:table-cell office:value-type="string">
            <text:p>1.722388552</text:p>
          </table:table-cell>
          <table:table-cell office:value-type="string">
            <text:p>1.705899864</text:p>
          </table:table-cell>
          <table:table-cell office:value-type="string">
            <text:p>1.660977635</text:p>
          </table:table-cell>
          <table:table-cell office:value-type="string">
            <text:p>1.605691197</text:p>
          </table:table-cell>
          <table:table-cell office:value-type="string">
            <text:p>1.558233547</text:p>
          </table:table-cell>
          <table:table-cell office:value-type="string">
            <text:p>1.595298477</text:p>
          </table:table-cell>
          <table:table-cell office:value-type="string">
            <text:p>1.69379713</text:p>
          </table:table-cell>
          <table:table-cell office:value-type="string">
            <text:p>1.618462116</text:p>
          </table:table-cell>
          <table:table-cell office:value-type="string">
            <text:p>1.554375148</text:p>
          </table:table-cell>
          <table:table-cell office:value-type="string">
            <text:p>1.550056148</text:p>
          </table:table-cell>
          <table:table-cell office:value-type="string">
            <text:p>1.492356298</text:p>
          </table:table-cell>
          <table:table-cell office:value-type="string">
            <text:p>1.447984703</text:p>
          </table:table-cell>
          <table:table-cell office:value-type="string">
            <text:p>1.428784555</text:p>
          </table:table-cell>
          <table:table-cell office:value-type="string">
            <text:p>1.46969799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Europe &amp; Central Asia</text:p>
          </table:table-cell>
          <table:table-cell office:value-type="string">
            <text:p>ECS</text:p>
          </table:table-cell>
          <table:table-cell office:value-type="string">
            <text:p>4.555245032</text:p>
          </table:table-cell>
          <table:table-cell office:value-type="string">
            <text:p>4.478017931</text:p>
          </table:table-cell>
          <table:table-cell office:value-type="string">
            <text:p>4.482266132</text:p>
          </table:table-cell>
          <table:table-cell office:value-type="string">
            <text:p>4.281342489</text:p>
          </table:table-cell>
          <table:table-cell office:value-type="string">
            <text:p>4.163963435</text:p>
          </table:table-cell>
          <table:table-cell office:value-type="string">
            <text:p>4.054466662</text:p>
          </table:table-cell>
          <table:table-cell office:value-type="string">
            <text:p>3.967943751</text:p>
          </table:table-cell>
          <table:table-cell office:value-type="string">
            <text:p>3.906533374</text:p>
          </table:table-cell>
          <table:table-cell office:value-type="string">
            <text:p>3.767266873</text:p>
          </table:table-cell>
          <table:table-cell office:value-type="string">
            <text:p>3.479434048</text:p>
          </table:table-cell>
          <table:table-cell office:value-type="string">
            <text:p>3.21606423</text:p>
          </table:table-cell>
          <table:table-cell office:value-type="string">
            <text:p>3.204122856</text:p>
          </table:table-cell>
          <table:table-cell office:value-type="string">
            <text:p>3.23753007</text:p>
          </table:table-cell>
          <table:table-cell office:value-type="string">
            <text:p>3.088677597</text:p>
          </table:table-cell>
          <table:table-cell office:value-type="string">
            <text:p>3.10150327</text:p>
          </table:table-cell>
          <table:table-cell office:value-type="string">
            <text:p>3.210648316</text:p>
          </table:table-cell>
          <table:table-cell office:value-type="string">
            <text:p>3.108392596</text:p>
          </table:table-cell>
          <table:table-cell office:value-type="string">
            <text:p>3.093154425</text:p>
          </table:table-cell>
          <table:table-cell office:value-type="string">
            <text:p>3.075567989</text:p>
          </table:table-cell>
          <table:table-cell office:value-type="string">
            <text:p>3.03329306</text:p>
          </table:table-cell>
          <table:table-cell office:value-type="string">
            <text:p>3.051036505</text:p>
          </table:table-cell>
          <table:table-cell office:value-type="string">
            <text:p>3.132073137</text:p>
          </table:table-cell>
          <table:table-cell office:value-type="string">
            <text:p>3.216493663</text:p>
          </table:table-cell>
          <table:table-cell office:value-type="string">
            <text:p>3.19189551</text:p>
          </table:table-cell>
          <table:table-cell office:value-type="string">
            <text:p>3.131644321</text:p>
          </table:table-cell>
          <table:table-cell office:value-type="string">
            <text:p>3.078225023</text:p>
          </table:table-cell>
          <table:table-cell office:value-type="string">
            <text:p>2.952860808</text:p>
          </table:table-cell>
          <table:table-cell office:value-type="string">
            <text:p>2.921056067</text:p>
          </table:table-cell>
          <table:table-cell office:value-type="string">
            <text:p>2.756142433</text:p>
          </table:table-cell>
          <table:table-cell office:value-type="string">
            <text:p>2.669117052</text:p>
          </table:table-cell>
          <table:table-cell office:value-type="string">
            <text:p>2.597700933</text:p>
          </table:table-cell>
          <table:table-cell office:value-type="string">
            <text:p>2.515397294</text:p>
          </table:table-cell>
          <table:table-cell office:value-type="string">
            <text:p>2.509687681</text:p>
          </table:table-cell>
          <table:table-cell office:value-type="string">
            <text:p>2.398945116</text:p>
          </table:table-cell>
          <table:table-cell office:value-type="string">
            <text:p>2.314372767</text:p>
          </table:table-cell>
          <table:table-cell office:value-type="string">
            <text:p>2.130511317</text:p>
          </table:table-cell>
          <table:table-cell office:value-type="string">
            <text:p>2.105603916</text:p>
          </table:table-cell>
          <table:table-cell office:value-type="string">
            <text:p>2.092489474</text:p>
          </table:table-cell>
          <table:table-cell office:value-type="string">
            <text:p>1.967543457</text:p>
          </table:table-cell>
          <table:table-cell office:value-type="string">
            <text:p>1.956213179</text:p>
          </table:table-cell>
          <table:table-cell office:value-type="string">
            <text:p>1.9301232</text:p>
          </table:table-cell>
          <table:table-cell office:value-type="string">
            <text:p>1.899550335</text:p>
          </table:table-cell>
          <table:table-cell office:value-type="string">
            <text:p>1.920827317</text:p>
          </table:table-cell>
          <table:table-cell office:value-type="string">
            <text:p>1.907322614</text:p>
          </table:table-cell>
          <table:table-cell office:value-type="string">
            <text:p>1.863996553</text:p>
          </table:table-cell>
          <table:table-cell office:value-type="string">
            <text:p>1.832583044</text:p>
          </table:table-cell>
          <table:table-cell office:value-type="string">
            <text:p>1.796016224</text:p>
          </table:table-cell>
          <table:table-cell office:value-type="string">
            <text:p>1.770806277</text:p>
          </table:table-cell>
          <table:table-cell office:value-type="string">
            <text:p>1.803660686</text:p>
          </table:table-cell>
          <table:table-cell office:value-type="string">
            <text:p>1.917170925</text:p>
          </table:table-cell>
          <table:table-cell office:value-type="string">
            <text:p>1.858718738</text:p>
          </table:table-cell>
          <table:table-cell office:value-type="string">
            <text:p>1.787965829</text:p>
          </table:table-cell>
          <table:table-cell office:value-type="string">
            <text:p>1.82556489</text:p>
          </table:table-cell>
          <table:table-cell office:value-type="string">
            <text:p>1.788708114</text:p>
          </table:table-cell>
          <table:table-cell office:value-type="string">
            <text:p>1.748428656</text:p>
          </table:table-cell>
          <table:table-cell office:value-type="string">
            <text:p>1.735179556</text:p>
          </table:table-cell>
          <table:table-cell office:value-type="string">
            <text:p>1.75996558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Europe &amp; Central Asia (excluding high income)</text:p>
          </table:table-cell>
          <table:table-cell office:value-type="string">
            <text:p>ECA</text:p>
          </table:table-cell>
          <table:table-cell office:value-type="string">
            <text:p>3.531571219</text:p>
          </table:table-cell>
          <table:table-cell office:value-type="string">
            <text:p>3.764542936</text:p>
          </table:table-cell>
          <table:table-cell office:value-type="string">
            <text:p>3.711083437</text:p>
          </table:table-cell>
          <table:table-cell office:value-type="string">
            <text:p>3.387339056</text:p>
          </table:table-cell>
          <table:table-cell office:value-type="string">
            <text:p>3.422465209</text:p>
          </table:table-cell>
          <table:table-cell office:value-type="string">
            <text:p>3.554418605</text:p>
          </table:table-cell>
          <table:table-cell office:value-type="string">
            <text:p>3.143981117</text:p>
          </table:table-cell>
          <table:table-cell office:value-type="string">
            <text:p>3.259574468</text:p>
          </table:table-cell>
          <table:table-cell office:value-type="string">
            <text:p>3.275555556</text:p>
          </table:table-cell>
          <table:table-cell office:value-type="string">
            <text:p>3.0793379</text:p>
          </table:table-cell>
          <table:table-cell office:value-type="string">
            <text:p>3.25648855</text:p>
          </table:table-cell>
          <table:table-cell office:value-type="string">
            <text:p>3.499793814</text:p>
          </table:table-cell>
          <table:table-cell office:value-type="string">
            <text:p>3.445520581</text:p>
          </table:table-cell>
          <table:table-cell office:value-type="string">
            <text:p>3.349450549</text:p>
          </table:table-cell>
          <table:table-cell office:value-type="string">
            <text:p>3.19302138</text:p>
          </table:table-cell>
          <table:table-cell office:value-type="string">
            <text:p>5.119453925</text:p>
          </table:table-cell>
          <table:table-cell office:value-type="string">
            <text:p>4.943027211</text:p>
          </table:table-cell>
          <table:table-cell office:value-type="string">
            <text:p>4.713623024</text:p>
          </table:table-cell>
          <table:table-cell office:value-type="string">
            <text:p>4.187306404</text:p>
          </table:table-cell>
          <table:table-cell office:value-type="string">
            <text:p>3.357258558</text:p>
          </table:table-cell>
          <table:table-cell office:value-type="string">
            <text:p>3.884296257</text:p>
          </table:table-cell>
          <table:table-cell office:value-type="string">
            <text:p>3.962371852</text:p>
          </table:table-cell>
          <table:table-cell office:value-type="string">
            <text:p>4.26783706</text:p>
          </table:table-cell>
          <table:table-cell office:value-type="string">
            <text:p>4.003638769</text:p>
          </table:table-cell>
          <table:table-cell office:value-type="string">
            <text:p>3.727348126</text:p>
          </table:table-cell>
          <table:table-cell office:value-type="string">
            <text:p>3.579534369</text:p>
          </table:table-cell>
          <table:table-cell office:value-type="string">
            <text:p>3.711941554</text:p>
          </table:table-cell>
          <table:table-cell table:number-columns-repeated="5" office:value-type="string">
            <text:p>..</text:p>
          </table:table-cell>
          <table:table-cell office:value-type="string">
            <text:p>4.381072397</text:p>
          </table:table-cell>
          <table:table-cell office:value-type="string">
            <text:p>3.770946862</text:p>
          </table:table-cell>
          <table:table-cell office:value-type="string">
            <text:p>4.159090122</text:p>
          </table:table-cell>
          <table:table-cell office:value-type="string">
            <text:p>3.790367403</text:p>
          </table:table-cell>
          <table:table-cell office:value-type="string">
            <text:p>3.792075374</text:p>
          </table:table-cell>
          <table:table-cell office:value-type="string">
            <text:p>4.016362667</text:p>
          </table:table-cell>
          <table:table-cell office:value-type="string">
            <text:p>3.033464039</text:p>
          </table:table-cell>
          <table:table-cell office:value-type="string">
            <text:p>3.34036185</text:p>
          </table:table-cell>
          <table:table-cell office:value-type="string">
            <text:p>3.314373418</text:p>
          </table:table-cell>
          <table:table-cell office:value-type="string">
            <text:p>3.345111815</text:p>
          </table:table-cell>
          <table:table-cell office:value-type="string">
            <text:p>3.488104843</text:p>
          </table:table-cell>
          <table:table-cell office:value-type="string">
            <text:p>3.247176446</text:p>
          </table:table-cell>
          <table:table-cell office:value-type="string">
            <text:p>2.896959586</text:p>
          </table:table-cell>
          <table:table-cell office:value-type="string">
            <text:p>2.838069089</text:p>
          </table:table-cell>
          <table:table-cell office:value-type="string">
            <text:p>2.825871296</text:p>
          </table:table-cell>
          <table:table-cell office:value-type="string">
            <text:p>2.740630158</text:p>
          </table:table-cell>
          <table:table-cell office:value-type="string">
            <text:p>2.740268342</text:p>
          </table:table-cell>
          <table:table-cell office:value-type="string">
            <text:p>3.149220597</text:p>
          </table:table-cell>
          <table:table-cell office:value-type="string">
            <text:p>2.9330373</text:p>
          </table:table-cell>
          <table:table-cell office:value-type="string">
            <text:p>2.725007257</text:p>
          </table:table-cell>
          <table:table-cell office:value-type="string">
            <text:p>2.890648385</text:p>
          </table:table-cell>
          <table:table-cell office:value-type="string">
            <text:p>2.938329568</text:p>
          </table:table-cell>
          <table:table-cell office:value-type="string">
            <text:p>3.032637031</text:p>
          </table:table-cell>
          <table:table-cell office:value-type="string">
            <text:p>3.247245112</text:p>
          </table:table-cell>
          <table:table-cell office:value-type="string">
            <text:p>3.373321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Europe &amp; Central Asia (IDA &amp; IBRD countries)</text:p>
          </table:table-cell>
          <table:table-cell office:value-type="string">
            <text:p>TEC</text:p>
          </table:table-cell>
          <table:table-cell office:value-type="string">
            <text:p>3.531571219</text:p>
          </table:table-cell>
          <table:table-cell office:value-type="string">
            <text:p>3.764542936</text:p>
          </table:table-cell>
          <table:table-cell office:value-type="string">
            <text:p>3.711083437</text:p>
          </table:table-cell>
          <table:table-cell office:value-type="string">
            <text:p>3.387339056</text:p>
          </table:table-cell>
          <table:table-cell office:value-type="string">
            <text:p>3.422465209</text:p>
          </table:table-cell>
          <table:table-cell office:value-type="string">
            <text:p>3.554418605</text:p>
          </table:table-cell>
          <table:table-cell office:value-type="string">
            <text:p>3.143981117</text:p>
          </table:table-cell>
          <table:table-cell office:value-type="string">
            <text:p>3.259574468</text:p>
          </table:table-cell>
          <table:table-cell office:value-type="string">
            <text:p>3.275555556</text:p>
          </table:table-cell>
          <table:table-cell office:value-type="string">
            <text:p>3.0793379</text:p>
          </table:table-cell>
          <table:table-cell office:value-type="string">
            <text:p>3.25648855</text:p>
          </table:table-cell>
          <table:table-cell office:value-type="string">
            <text:p>3.499793814</text:p>
          </table:table-cell>
          <table:table-cell office:value-type="string">
            <text:p>3.445520581</text:p>
          </table:table-cell>
          <table:table-cell office:value-type="string">
            <text:p>3.349450549</text:p>
          </table:table-cell>
          <table:table-cell office:value-type="string">
            <text:p>3.19302138</text:p>
          </table:table-cell>
          <table:table-cell office:value-type="string">
            <text:p>5.119453925</text:p>
          </table:table-cell>
          <table:table-cell office:value-type="string">
            <text:p>4.943027211</text:p>
          </table:table-cell>
          <table:table-cell office:value-type="string">
            <text:p>4.713623024</text:p>
          </table:table-cell>
          <table:table-cell office:value-type="string">
            <text:p>4.187306404</text:p>
          </table:table-cell>
          <table:table-cell office:value-type="string">
            <text:p>3.357258558</text:p>
          </table:table-cell>
          <table:table-cell office:value-type="string">
            <text:p>3.884296257</text:p>
          </table:table-cell>
          <table:table-cell office:value-type="string">
            <text:p>3.962371852</text:p>
          </table:table-cell>
          <table:table-cell office:value-type="string">
            <text:p>4.26783706</text:p>
          </table:table-cell>
          <table:table-cell office:value-type="string">
            <text:p>4.003638769</text:p>
          </table:table-cell>
          <table:table-cell office:value-type="string">
            <text:p>3.727348126</text:p>
          </table:table-cell>
          <table:table-cell office:value-type="string">
            <text:p>3.579534369</text:p>
          </table:table-cell>
          <table:table-cell office:value-type="string">
            <text:p>3.711941554</text:p>
          </table:table-cell>
          <table:table-cell table:number-columns-repeated="5" office:value-type="string">
            <text:p>..</text:p>
          </table:table-cell>
          <table:table-cell office:value-type="string">
            <text:p>4.091236269</text:p>
          </table:table-cell>
          <table:table-cell office:value-type="string">
            <text:p>3.597091097</text:p>
          </table:table-cell>
          <table:table-cell office:value-type="string">
            <text:p>3.860317249</text:p>
          </table:table-cell>
          <table:table-cell office:value-type="string">
            <text:p>3.490655934</text:p>
          </table:table-cell>
          <table:table-cell office:value-type="string">
            <text:p>3.475511856</text:p>
          </table:table-cell>
          <table:table-cell office:value-type="string">
            <text:p>3.687419411</text:p>
          </table:table-cell>
          <table:table-cell office:value-type="string">
            <text:p>2.838793564</text:p>
          </table:table-cell>
          <table:table-cell office:value-type="string">
            <text:p>3.039887776</text:p>
          </table:table-cell>
          <table:table-cell office:value-type="string">
            <text:p>3.024731898</text:p>
          </table:table-cell>
          <table:table-cell office:value-type="string">
            <text:p>3.038551787</text:p>
          </table:table-cell>
          <table:table-cell office:value-type="string">
            <text:p>3.176033653</text:p>
          </table:table-cell>
          <table:table-cell office:value-type="string">
            <text:p>3.013021412</text:p>
          </table:table-cell>
          <table:table-cell office:value-type="string">
            <text:p>2.733546775</text:p>
          </table:table-cell>
          <table:table-cell office:value-type="string">
            <text:p>2.698769113</text:p>
          </table:table-cell>
          <table:table-cell office:value-type="string">
            <text:p>2.697046495</text:p>
          </table:table-cell>
          <table:table-cell office:value-type="string">
            <text:p>2.638775013</text:p>
          </table:table-cell>
          <table:table-cell office:value-type="string">
            <text:p>2.603427269</text:p>
          </table:table-cell>
          <table:table-cell office:value-type="string">
            <text:p>2.953484772</text:p>
          </table:table-cell>
          <table:table-cell office:value-type="string">
            <text:p>2.785628184</text:p>
          </table:table-cell>
          <table:table-cell office:value-type="string">
            <text:p>2.610999802</text:p>
          </table:table-cell>
          <table:table-cell office:value-type="string">
            <text:p>2.769615949</text:p>
          </table:table-cell>
          <table:table-cell office:value-type="string">
            <text:p>2.810353159</text:p>
          </table:table-cell>
          <table:table-cell office:value-type="string">
            <text:p>2.895678902</text:p>
          </table:table-cell>
          <table:table-cell office:value-type="string">
            <text:p>3.095996769</text:p>
          </table:table-cell>
          <table:table-cell office:value-type="string">
            <text:p>3.17717815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European Union</text:p>
          </table:table-cell>
          <table:table-cell office:value-type="string">
            <text:p>EUU</text:p>
          </table:table-cell>
          <table:table-cell office:value-type="string">
            <text:p>4.743571965</text:p>
          </table:table-cell>
          <table:table-cell office:value-type="string">
            <text:p>4.62256602</text:p>
          </table:table-cell>
          <table:table-cell office:value-type="string">
            <text:p>4.621720781</text:p>
          </table:table-cell>
          <table:table-cell office:value-type="string">
            <text:p>4.415000734</text:p>
          </table:table-cell>
          <table:table-cell office:value-type="string">
            <text:p>4.285756104</text:p>
          </table:table-cell>
          <table:table-cell office:value-type="string">
            <text:p>4.156272938</text:p>
          </table:table-cell>
          <table:table-cell office:value-type="string">
            <text:p>4.077123815</text:p>
          </table:table-cell>
          <table:table-cell office:value-type="string">
            <text:p>4.013506652</text:p>
          </table:table-cell>
          <table:table-cell office:value-type="string">
            <text:p>3.869708487</text:p>
          </table:table-cell>
          <table:table-cell office:value-type="string">
            <text:p>3.559472331</text:p>
          </table:table-cell>
          <table:table-cell office:value-type="string">
            <text:p>3.218153647</text:p>
          </table:table-cell>
          <table:table-cell office:value-type="string">
            <text:p>3.203124626</text:p>
          </table:table-cell>
          <table:table-cell office:value-type="string">
            <text:p>3.240084165</text:p>
          </table:table-cell>
          <table:table-cell office:value-type="string">
            <text:p>3.090197938</text:p>
          </table:table-cell>
          <table:table-cell office:value-type="string">
            <text:p>3.10784493</text:p>
          </table:table-cell>
          <table:table-cell office:value-type="string">
            <text:p>3.171495072</text:p>
          </table:table-cell>
          <table:table-cell office:value-type="string">
            <text:p>3.065659522</text:p>
          </table:table-cell>
          <table:table-cell office:value-type="string">
            <text:p>3.056277593</text:p>
          </table:table-cell>
          <table:table-cell office:value-type="string">
            <text:p>3.052444801</text:p>
          </table:table-cell>
          <table:table-cell office:value-type="string">
            <text:p>3.029144939</text:p>
          </table:table-cell>
          <table:table-cell office:value-type="string">
            <text:p>3.088501278</text:p>
          </table:table-cell>
          <table:table-cell office:value-type="string">
            <text:p>3.174331434</text:p>
          </table:table-cell>
          <table:table-cell office:value-type="string">
            <text:p>3.258779004</text:p>
          </table:table-cell>
          <table:table-cell office:value-type="string">
            <text:p>3.23790253</text:p>
          </table:table-cell>
          <table:table-cell office:value-type="string">
            <text:p>3.18535837</text:p>
          </table:table-cell>
          <table:table-cell office:value-type="string">
            <text:p>3.118600858</text:p>
          </table:table-cell>
          <table:table-cell office:value-type="string">
            <text:p>2.990550153</text:p>
          </table:table-cell>
          <table:table-cell office:value-type="string">
            <text:p>2.964340562</text:p>
          </table:table-cell>
          <table:table-cell office:value-type="string">
            <text:p>2.793221791</text:p>
          </table:table-cell>
          <table:table-cell office:value-type="string">
            <text:p>2.694512512</text:p>
          </table:table-cell>
          <table:table-cell office:value-type="string">
            <text:p>2.609105948</text:p>
          </table:table-cell>
          <table:table-cell office:value-type="string">
            <text:p>2.520360947</text:p>
          </table:table-cell>
          <table:table-cell office:value-type="string">
            <text:p>2.389515076</text:p>
          </table:table-cell>
          <table:table-cell office:value-type="string">
            <text:p>2.295728536</text:p>
          </table:table-cell>
          <table:table-cell office:value-type="string">
            <text:p>2.194567353</text:p>
          </table:table-cell>
          <table:table-cell office:value-type="string">
            <text:p>2.04452308</text:p>
          </table:table-cell>
          <table:table-cell office:value-type="string">
            <text:p>2.013342179</text:p>
          </table:table-cell>
          <table:table-cell office:value-type="string">
            <text:p>1.96936286</text:p>
          </table:table-cell>
          <table:table-cell office:value-type="string">
            <text:p>1.919313308</text:p>
          </table:table-cell>
          <table:table-cell office:value-type="string">
            <text:p>1.897337707</text:p>
          </table:table-cell>
          <table:table-cell office:value-type="string">
            <text:p>1.857367169</text:p>
          </table:table-cell>
          <table:table-cell office:value-type="string">
            <text:p>1.823766839</text:p>
          </table:table-cell>
          <table:table-cell office:value-type="string">
            <text:p>1.822436618</text:p>
          </table:table-cell>
          <table:table-cell office:value-type="string">
            <text:p>1.822079359</text:p>
          </table:table-cell>
          <table:table-cell office:value-type="string">
            <text:p>1.79278497</text:p>
          </table:table-cell>
          <table:table-cell office:value-type="string">
            <text:p>1.748854737</text:p>
          </table:table-cell>
          <table:table-cell office:value-type="string">
            <text:p>1.693569091</text:p>
          </table:table-cell>
          <table:table-cell office:value-type="string">
            <text:p>1.657315669</text:p>
          </table:table-cell>
          <table:table-cell office:value-type="string">
            <text:p>1.678067277</text:p>
          </table:table-cell>
          <table:table-cell office:value-type="string">
            <text:p>1.768206517</text:p>
          </table:table-cell>
          <table:table-cell office:value-type="string">
            <text:p>1.705224211</text:p>
          </table:table-cell>
          <table:table-cell office:value-type="string">
            <text:p>1.637842013</text:p>
          </table:table-cell>
          <table:table-cell office:value-type="string">
            <text:p>1.627515416</text:p>
          </table:table-cell>
          <table:table-cell office:value-type="string">
            <text:p>1.561051193</text:p>
          </table:table-cell>
          <table:table-cell office:value-type="string">
            <text:p>1.517565031</text:p>
          </table:table-cell>
          <table:table-cell office:value-type="string">
            <text:p>1.501071592</text:p>
          </table:table-cell>
          <table:table-cell office:value-type="string">
            <text:p>1.51270447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Faroe Islands</text:p>
          </table:table-cell>
          <table:table-cell office:value-type="string">
            <text:p>FRO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Fiji</text:p>
          </table:table-cell>
          <table:table-cell office:value-type="string">
            <text:p>FJI</text:p>
          </table:table-cell>
          <table:table-cell table:number-columns-repeated="10" office:value-type="string">
            <text:p>..</text:p>
          </table:table-cell>
          <table:table-cell office:value-type="string">
            <text:p>0.187695516</text:p>
          </table:table-cell>
          <table:table-cell office:value-type="string">
            <text:p>0.21708353</text:p>
          </table:table-cell>
          <table:table-cell office:value-type="string">
            <text:p>0.248756219</text:p>
          </table:table-cell>
          <table:table-cell office:value-type="string">
            <text:p>0.218740698</text:p>
          </table:table-cell>
          <table:table-cell office:value-type="string">
            <text:p>0.242222222</text:p>
          </table:table-cell>
          <table:table-cell office:value-type="string">
            <text:p>0.300497813</text:p>
          </table:table-cell>
          <table:table-cell office:value-type="string">
            <text:p>0.396150952</text:p>
          </table:table-cell>
          <table:table-cell office:value-type="string">
            <text:p>0.507499094</text:p>
          </table:table-cell>
          <table:table-cell office:value-type="string">
            <text:p>0.872970664</text:p>
          </table:table-cell>
          <table:table-cell office:value-type="string">
            <text:p>0.938746773</text:p>
          </table:table-cell>
          <table:table-cell office:value-type="string">
            <text:p>0.862051351</text:p>
          </table:table-cell>
          <table:table-cell office:value-type="string">
            <text:p>0.91933346</text:p>
          </table:table-cell>
          <table:table-cell office:value-type="string">
            <text:p>1.251235067</text:p>
          </table:table-cell>
          <table:table-cell office:value-type="string">
            <text:p>1.344773127</text:p>
          </table:table-cell>
          <table:table-cell office:value-type="string">
            <text:p>1.32439426</text:p>
          </table:table-cell>
          <table:table-cell office:value-type="string">
            <text:p>1.227497152</text:p>
          </table:table-cell>
          <table:table-cell office:value-type="string">
            <text:p>1.130875009</text:p>
          </table:table-cell>
          <table:table-cell office:value-type="string">
            <text:p>2.133497133</text:p>
          </table:table-cell>
          <table:table-cell office:value-type="string">
            <text:p>2.222852104</text:p>
          </table:table-cell>
          <table:table-cell office:value-type="string">
            <text:p>2.459129933</text:p>
          </table:table-cell>
          <table:table-cell office:value-type="string">
            <text:p>2.284343434</text:p>
          </table:table-cell>
          <table:table-cell office:value-type="string">
            <text:p>2.347208619</text:p>
          </table:table-cell>
          <table:table-cell office:value-type="string">
            <text:p>1.993658515</text:p>
          </table:table-cell>
          <table:table-cell office:value-type="string">
            <text:p>1.959151299</text:p>
          </table:table-cell>
          <table:table-cell office:value-type="string">
            <text:p>1.84440952</text:p>
          </table:table-cell>
          <table:table-cell office:value-type="string">
            <text:p>1.761160634</text:p>
          </table:table-cell>
          <table:table-cell office:value-type="string">
            <text:p>1.542838019</text:p>
          </table:table-cell>
          <table:table-cell office:value-type="string">
            <text:p>1.478614667</text:p>
          </table:table-cell>
          <table:table-cell office:value-type="string">
            <text:p>1.36403682</text:p>
          </table:table-cell>
          <table:table-cell office:value-type="string">
            <text:p>1.22604763</text:p>
          </table:table-cell>
          <table:table-cell office:value-type="string">
            <text:p>1.902479248</text:p>
          </table:table-cell>
          <table:table-cell office:value-type="string">
            <text:p>1.97650996</text:p>
          </table:table-cell>
          <table:table-cell office:value-type="string">
            <text:p>1.677510099</text:p>
          </table:table-cell>
          <table:table-cell office:value-type="string">
            <text:p>1.61027625</text:p>
          </table:table-cell>
          <table:table-cell office:value-type="string">
            <text:p>1.715759387</text:p>
          </table:table-cell>
          <table:table-cell office:value-type="string">
            <text:p>1.433805394</text:p>
          </table:table-cell>
          <table:table-cell office:value-type="string">
            <text:p>1.742541049</text:p>
          </table:table-cell>
          <table:table-cell office:value-type="string">
            <text:p>2.219525882</text:p>
          </table:table-cell>
          <table:table-cell office:value-type="string">
            <text:p>1.520952799</text:p>
          </table:table-cell>
          <table:table-cell office:value-type="string">
            <text:p>1.786579266</text:p>
          </table:table-cell>
          <table:table-cell office:value-type="string">
            <text:p>1.60512895</text:p>
          </table:table-cell>
          <table:table-cell office:value-type="string">
            <text:p>1.610403907</text:p>
          </table:table-cell>
          <table:table-cell office:value-type="string">
            <text:p>1.490961685</text:p>
          </table:table-cell>
          <table:table-cell office:value-type="string">
            <text:p>1.386777455</text:p>
          </table:table-cell>
          <table:table-cell office:value-type="string">
            <text:p>1.030930695</text:p>
          </table:table-cell>
          <table:table-cell office:value-type="string">
            <text:p>1.073956718</text:p>
          </table:table-cell>
          <table:table-cell office:value-type="string">
            <text:p>0.96034589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Finland</text:p>
          </table:table-cell>
          <table:table-cell office:value-type="string">
            <text:p>FIN</text:p>
          </table:table-cell>
          <table:table-cell office:value-type="string">
            <text:p>1.714314733</text:p>
          </table:table-cell>
          <table:table-cell office:value-type="string">
            <text:p>1.779077274</text:p>
          </table:table-cell>
          <table:table-cell office:value-type="string">
            <text:p>2.435158099</text:p>
          </table:table-cell>
          <table:table-cell office:value-type="string">
            <text:p>1.867236312</text:p>
          </table:table-cell>
          <table:table-cell office:value-type="string">
            <text:p>1.801424815</text:p>
          </table:table-cell>
          <table:table-cell office:value-type="string">
            <text:p>1.741370844</text:p>
          </table:table-cell>
          <table:table-cell office:value-type="string">
            <text:p>1.660599759</text:p>
          </table:table-cell>
          <table:table-cell office:value-type="string">
            <text:p>1.56540035</text:p>
          </table:table-cell>
          <table:table-cell office:value-type="string">
            <text:p>1.700775206</text:p>
          </table:table-cell>
          <table:table-cell office:value-type="string">
            <text:p>1.393060943</text:p>
          </table:table-cell>
          <table:table-cell office:value-type="string">
            <text:p>1.345139071</text:p>
          </table:table-cell>
          <table:table-cell office:value-type="string">
            <text:p>1.416697608</text:p>
          </table:table-cell>
          <table:table-cell office:value-type="string">
            <text:p>1.496666302</text:p>
          </table:table-cell>
          <table:table-cell office:value-type="string">
            <text:p>1.421250313</text:p>
          </table:table-cell>
          <table:table-cell office:value-type="string">
            <text:p>1.24182189</text:p>
          </table:table-cell>
          <table:table-cell office:value-type="string">
            <text:p>1.468633431</text:p>
          </table:table-cell>
          <table:table-cell office:value-type="string">
            <text:p>1.308270267</text:p>
          </table:table-cell>
          <table:table-cell office:value-type="string">
            <text:p>1.377660419</text:p>
          </table:table-cell>
          <table:table-cell office:value-type="string">
            <text:p>1.396957057</text:p>
          </table:table-cell>
          <table:table-cell office:value-type="string">
            <text:p>1.444212956</text:p>
          </table:table-cell>
          <table:table-cell office:value-type="string">
            <text:p>1.626981771</text:p>
          </table:table-cell>
          <table:table-cell office:value-type="string">
            <text:p>1.506798971</text:p>
          </table:table-cell>
          <table:table-cell office:value-type="string">
            <text:p>1.599308912</text:p>
          </table:table-cell>
          <table:table-cell office:value-type="string">
            <text:p>1.774429797</text:p>
          </table:table-cell>
          <table:table-cell office:value-type="string">
            <text:p>1.560806011</text:p>
          </table:table-cell>
          <table:table-cell office:value-type="string">
            <text:p>1.629921935</text:p>
          </table:table-cell>
          <table:table-cell office:value-type="string">
            <text:p>1.662416321</text:p>
          </table:table-cell>
          <table:table-cell office:value-type="string">
            <text:p>1.595548405</text:p>
          </table:table-cell>
          <table:table-cell office:value-type="string">
            <text:p>1.56213357</text:p>
          </table:table-cell>
          <table:table-cell office:value-type="string">
            <text:p>1.483783123</text:p>
          </table:table-cell>
          <table:table-cell office:value-type="string">
            <text:p>1.513020547</text:p>
          </table:table-cell>
          <table:table-cell office:value-type="string">
            <text:p>1.721441549</text:p>
          </table:table-cell>
          <table:table-cell office:value-type="string">
            <text:p>1.843209353</text:p>
          </table:table-cell>
          <table:table-cell office:value-type="string">
            <text:p>1.809954751</text:p>
          </table:table-cell>
          <table:table-cell office:value-type="string">
            <text:p>1.699938304</text:p>
          </table:table-cell>
          <table:table-cell office:value-type="string">
            <text:p>1.422541499</text:p>
          </table:table-cell>
          <table:table-cell office:value-type="string">
            <text:p>1.530472271</text:p>
          </table:table-cell>
          <table:table-cell office:value-type="string">
            <text:p>1.535155051</text:p>
          </table:table-cell>
          <table:table-cell office:value-type="string">
            <text:p>1.463175558</text:p>
          </table:table-cell>
          <table:table-cell office:value-type="string">
            <text:p>1.223103772</text:p>
          </table:table-cell>
          <table:table-cell office:value-type="string">
            <text:p>1.241147504</text:p>
          </table:table-cell>
          <table:table-cell office:value-type="string">
            <text:p>1.144512833</text:p>
          </table:table-cell>
          <table:table-cell office:value-type="string">
            <text:p>1.154637229</text:p>
          </table:table-cell>
          <table:table-cell office:value-type="string">
            <text:p>1.323357679</text:p>
          </table:table-cell>
          <table:table-cell office:value-type="string">
            <text:p>1.344674622</text:p>
          </table:table-cell>
          <table:table-cell office:value-type="string">
            <text:p>1.341955264</text:p>
          </table:table-cell>
          <table:table-cell office:value-type="string">
            <text:p>1.321445537</text:p>
          </table:table-cell>
          <table:table-cell office:value-type="string">
            <text:p>1.180701454</text:p>
          </table:table-cell>
          <table:table-cell office:value-type="string">
            <text:p>1.274062908</text:p>
          </table:table-cell>
          <table:table-cell office:value-type="string">
            <text:p>1.431262394</text:p>
          </table:table-cell>
          <table:table-cell office:value-type="string">
            <text:p>1.371993586</text:p>
          </table:table-cell>
          <table:table-cell office:value-type="string">
            <text:p>1.369946513</text:p>
          </table:table-cell>
          <table:table-cell office:value-type="string">
            <text:p>1.403452573</text:p>
          </table:table-cell>
          <table:table-cell office:value-type="string">
            <text:p>1.40259076</text:p>
          </table:table-cell>
          <table:table-cell office:value-type="string">
            <text:p>1.3203617</text:p>
          </table:table-cell>
          <table:table-cell office:value-type="string">
            <text:p>1.312474953</text:p>
          </table:table-cell>
          <table:table-cell office:value-type="string">
            <text:p>1.36022579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Fragile and conflict affected situations</text:p>
          </table:table-cell>
          <table:table-cell office:value-type="string">
            <text:p>FCS</text:p>
          </table:table-cell>
          <table:table-cell table:number-columns-repeated="3" office:value-type="string">
            <text:p>..</text:p>
          </table:table-cell>
          <table:table-cell office:value-type="string">
            <text:p>2.372934502</text:p>
          </table:table-cell>
          <table:table-cell office:value-type="string">
            <text:p>4.186565894</text:p>
          </table:table-cell>
          <table:table-cell office:value-type="string">
            <text:p>3.032925679</text:p>
          </table:table-cell>
          <table:table-cell office:value-type="string">
            <text:p>2.581206057</text:p>
          </table:table-cell>
          <table:table-cell office:value-type="string">
            <text:p>2.702271071</text:p>
          </table:table-cell>
          <table:table-cell office:value-type="string">
            <text:p>4.677836243</text:p>
          </table:table-cell>
          <table:table-cell office:value-type="string">
            <text:p>5.100915518</text:p>
          </table:table-cell>
          <table:table-cell office:value-type="string">
            <text:p>5.094123253</text:p>
          </table:table-cell>
          <table:table-cell office:value-type="string">
            <text:p>4.790143606</text:p>
          </table:table-cell>
          <table:table-cell office:value-type="string">
            <text:p>4.931952756</text:p>
          </table:table-cell>
          <table:table-cell office:value-type="string">
            <text:p>5.241517076</text:p>
          </table:table-cell>
          <table:table-cell office:value-type="string">
            <text:p>6.14768684</text:p>
          </table:table-cell>
          <table:table-cell office:value-type="string">
            <text:p>6.382165897</text:p>
          </table:table-cell>
          <table:table-cell office:value-type="string">
            <text:p>6.156553824</text:p>
          </table:table-cell>
          <table:table-cell office:value-type="string">
            <text:p>5.954942136</text:p>
          </table:table-cell>
          <table:table-cell office:value-type="string">
            <text:p>5.720604031</text:p>
          </table:table-cell>
          <table:table-cell office:value-type="string">
            <text:p>5.405652603</text:p>
          </table:table-cell>
          <table:table-cell office:value-type="string">
            <text:p>5.425328965</text:p>
          </table:table-cell>
          <table:table-cell office:value-type="string">
            <text:p>6.968754867</text:p>
          </table:table-cell>
          <table:table-cell table:number-columns-repeated="10" office:value-type="string">
            <text:p>..</text:p>
          </table:table-cell>
          <table:table-cell office:value-type="string">
            <text:p>4.213446084</text:p>
          </table:table-cell>
          <table:table-cell office:value-type="string">
            <text:p>4.144219228</text:p>
          </table:table-cell>
          <table:table-cell table:number-columns-repeated="2" office:value-type="string">
            <text:p>..</text:p>
          </table:table-cell>
          <table:table-cell office:value-type="string">
            <text:p>3.344823883</text:p>
          </table:table-cell>
          <table:table-cell office:value-type="string">
            <text:p>3.355433929</text:p>
          </table:table-cell>
          <table:table-cell office:value-type="string">
            <text:p>4.237441342</text:p>
          </table:table-cell>
          <table:table-cell office:value-type="string">
            <text:p>3.93962386</text:p>
          </table:table-cell>
          <table:table-cell office:value-type="string">
            <text:p>3.502380096</text:p>
          </table:table-cell>
          <table:table-cell office:value-type="string">
            <text:p>3.637759889</text:p>
          </table:table-cell>
          <table:table-cell office:value-type="string">
            <text:p>4.071516068</text:p>
          </table:table-cell>
          <table:table-cell office:value-type="string">
            <text:p>3.236002535</text:p>
          </table:table-cell>
          <table:table-cell office:value-type="string">
            <text:p>3.060412531</text:p>
          </table:table-cell>
          <table:table-cell office:value-type="string">
            <text:p>2.671012831</text:p>
          </table:table-cell>
          <table:table-cell office:value-type="string">
            <text:p>2.581031789</text:p>
          </table:table-cell>
          <table:table-cell office:value-type="string">
            <text:p>2.732214619</text:p>
          </table:table-cell>
          <table:table-cell office:value-type="string">
            <text:p>2.708800731</text:p>
          </table:table-cell>
          <table:table-cell office:value-type="string">
            <text:p>3.382042256</text:p>
          </table:table-cell>
          <table:table-cell office:value-type="string">
            <text:p>..</text:p>
          </table:table-cell>
          <table:table-cell office:value-type="string">
            <text:p>2.524928704</text:p>
          </table:table-cell>
          <table:table-cell office:value-type="string">
            <text:p>2.409889361</text:p>
          </table:table-cell>
          <table:table-cell office:value-type="string">
            <text:p>2.965292984</text:p>
          </table:table-cell>
          <table:table-cell office:value-type="string">
            <text:p>2.875808334</text:p>
          </table:table-cell>
          <table:table-cell office:value-type="string">
            <text:p>3.462084596</text:p>
          </table:table-cell>
          <table:table-cell office:value-type="string">
            <text:p>2.60797988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France</text:p>
          </table:table-cell>
          <table:table-cell office:value-type="string">
            <text:p>FRA</text:p>
          </table:table-cell>
          <table:table-cell office:value-type="string">
            <text:p>6.194938255</text:p>
          </table:table-cell>
          <table:table-cell office:value-type="string">
            <text:p>6.044186199</text:p>
          </table:table-cell>
          <table:table-cell office:value-type="string">
            <text:p>5.887958944</text:p>
          </table:table-cell>
          <table:table-cell office:value-type="string">
            <text:p>5.409703325</text:p>
          </table:table-cell>
          <table:table-cell office:value-type="string">
            <text:p>5.181892016</text:p>
          </table:table-cell>
          <table:table-cell office:value-type="string">
            <text:p>5.016130324</text:p>
          </table:table-cell>
          <table:table-cell office:value-type="string">
            <text:p>4.895774355</text:p>
          </table:table-cell>
          <table:table-cell office:value-type="string">
            <text:p>4.90189872</text:p>
          </table:table-cell>
          <table:table-cell office:value-type="string">
            <text:p>4.720891953</text:p>
          </table:table-cell>
          <table:table-cell office:value-type="string">
            <text:p>4.199453789</text:p>
          </table:table-cell>
          <table:table-cell office:value-type="string">
            <text:p>3.949411252</text:p>
          </table:table-cell>
          <table:table-cell office:value-type="string">
            <text:p>3.78224127</text:p>
          </table:table-cell>
          <table:table-cell office:value-type="string">
            <text:p>3.68683718</text:p>
          </table:table-cell>
          <table:table-cell office:value-type="string">
            <text:p>3.578419127</text:p>
          </table:table-cell>
          <table:table-cell office:value-type="string">
            <text:p>3.47435037</text:p>
          </table:table-cell>
          <table:table-cell office:value-type="string">
            <text:p>3.599391481</text:p>
          </table:table-cell>
          <table:table-cell office:value-type="string">
            <text:p>3.562877865</text:p>
          </table:table-cell>
          <table:table-cell office:value-type="string">
            <text:p>3.655591775</text:p>
          </table:table-cell>
          <table:table-cell office:value-type="string">
            <text:p>3.713926151</text:p>
          </table:table-cell>
          <table:table-cell office:value-type="string">
            <text:p>3.680745062</text:p>
          </table:table-cell>
          <table:table-cell office:value-type="string">
            <text:p>3.756307768</text:p>
          </table:table-cell>
          <table:table-cell office:value-type="string">
            <text:p>3.864558028</text:p>
          </table:table-cell>
          <table:table-cell office:value-type="string">
            <text:p>3.838017389</text:p>
          </table:table-cell>
          <table:table-cell office:value-type="string">
            <text:p>3.85384243</text:p>
          </table:table-cell>
          <table:table-cell office:value-type="string">
            <text:p>3.794599576</text:p>
          </table:table-cell>
          <table:table-cell office:value-type="string">
            <text:p>3.742887987</text:p>
          </table:table-cell>
          <table:table-cell office:value-type="string">
            <text:p>3.673638571</text:p>
          </table:table-cell>
          <table:table-cell office:value-type="string">
            <text:p>3.714933353</text:p>
          </table:table-cell>
          <table:table-cell office:value-type="string">
            <text:p>3.527700432</text:p>
          </table:table-cell>
          <table:table-cell office:value-type="string">
            <text:p>3.428595953</text:p>
          </table:table-cell>
          <table:table-cell office:value-type="string">
            <text:p>3.339703219</text:p>
          </table:table-cell>
          <table:table-cell office:value-type="string">
            <text:p>3.347880617</text:p>
          </table:table-cell>
          <table:table-cell office:value-type="string">
            <text:p>3.203262374</text:p>
          </table:table-cell>
          <table:table-cell office:value-type="string">
            <text:p>3.201921972</text:p>
          </table:table-cell>
          <table:table-cell office:value-type="string">
            <text:p>3.167206841</text:p>
          </table:table-cell>
          <table:table-cell office:value-type="string">
            <text:p>2.967345243</text:p>
          </table:table-cell>
          <table:table-cell office:value-type="string">
            <text:p>2.874458874</text:p>
          </table:table-cell>
          <table:table-cell office:value-type="string">
            <text:p>2.827952381</text:p>
          </table:table-cell>
          <table:table-cell office:value-type="string">
            <text:p>2.65032647</text:p>
          </table:table-cell>
          <table:table-cell office:value-type="string">
            <text:p>2.592746984</text:p>
          </table:table-cell>
          <table:table-cell office:value-type="string">
            <text:p>2.471010965</text:p>
          </table:table-cell>
          <table:table-cell office:value-type="string">
            <text:p>2.407503679</text:p>
          </table:table-cell>
          <table:table-cell office:value-type="string">
            <text:p>2.426268254</text:p>
          </table:table-cell>
          <table:table-cell office:value-type="string">
            <text:p>2.484613158</text:p>
          </table:table-cell>
          <table:table-cell office:value-type="string">
            <text:p>2.495382169</text:p>
          </table:table-cell>
          <table:table-cell office:value-type="string">
            <text:p>2.400989177</text:p>
          </table:table-cell>
          <table:table-cell office:value-type="string">
            <text:p>2.344886085</text:p>
          </table:table-cell>
          <table:table-cell office:value-type="string">
            <text:p>2.275462951</text:p>
          </table:table-cell>
          <table:table-cell office:value-type="string">
            <text:p>2.257835008</text:p>
          </table:table-cell>
          <table:table-cell office:value-type="string">
            <text:p>2.483010721</text:p>
          </table:table-cell>
          <table:table-cell office:value-type="string">
            <text:p>2.334172804</text:p>
          </table:table-cell>
          <table:table-cell office:value-type="string">
            <text:p>2.256658139</text:p>
          </table:table-cell>
          <table:table-cell office:value-type="string">
            <text:p>2.238935776</text:p>
          </table:table-cell>
          <table:table-cell office:value-type="string">
            <text:p>2.222426033</text:p>
          </table:table-cell>
          <table:table-cell office:value-type="string">
            <text:p>2.232599137</text:p>
          </table:table-cell>
          <table:table-cell office:value-type="string">
            <text:p>2.274223958</text:p>
          </table:table-cell>
          <table:table-cell office:value-type="string">
            <text:p>2.26158519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French Polynesia</text:p>
          </table:table-cell>
          <table:table-cell office:value-type="string">
            <text:p>PYF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Gabon</text:p>
          </table:table-cell>
          <table:table-cell office:value-type="string">
            <text:p>GAB</text:p>
          </table:table-cell>
          <table:table-cell table:number-columns-repeated="7" office:value-type="string">
            <text:p>..</text:p>
          </table:table-cell>
          <table:table-cell office:value-type="string">
            <text:p>1.107784431</text:p>
          </table:table-cell>
          <table:table-cell office:value-type="string">
            <text:p>1.015088885</text:p>
          </table:table-cell>
          <table:table-cell office:value-type="string">
            <text:p>1.367595697</text:p>
          </table:table-cell>
          <table:table-cell office:value-type="string">
            <text:p>1.432401915</text:p>
          </table:table-cell>
          <table:table-cell office:value-type="string">
            <text:p>1.440532826</text:p>
          </table:table-cell>
          <table:table-cell office:value-type="string">
            <text:p>1.550230415</text:p>
          </table:table-cell>
          <table:table-cell office:value-type="string">
            <text:p>1.303538175</text:p>
          </table:table-cell>
          <table:table-cell office:value-type="string">
            <text:p>0.679580307</text:p>
          </table:table-cell>
          <table:table-cell office:value-type="string">
            <text:p>0.780709343</text:p>
          </table:table-cell>
          <table:table-cell office:value-type="string">
            <text:p>0.668474482</text:p>
          </table:table-cell>
          <table:table-cell office:value-type="string">
            <text:p>1.029701536</text:p>
          </table:table-cell>
          <table:table-cell office:value-type="string">
            <text:p>..</text:p>
          </table:table-cell>
          <table:table-cell office:value-type="string">
            <text:p>1.877133106</text:p>
          </table:table-cell>
          <table:table-cell office:value-type="string">
            <text:p>1.603627516</text:p>
          </table:table-cell>
          <table:table-cell office:value-type="string">
            <text:p>2.28680324</text:p>
          </table:table-cell>
          <table:table-cell office:value-type="string">
            <text:p>2.447640676</text:p>
          </table:table-cell>
          <table:table-cell office:value-type="string">
            <text:p>2.553586628</text:p>
          </table:table-cell>
          <table:table-cell office:value-type="string">
            <text:p>2.255494152</text:p>
          </table:table-cell>
          <table:table-cell office:value-type="string">
            <text:p>2.859046984</text:p>
          </table:table-cell>
          <table:table-cell office:value-type="string">
            <text:p>3.995927717</text:p>
          </table:table-cell>
          <table:table-cell table:number-columns-repeated="13" office:value-type="string">
            <text:p>..</text:p>
          </table:table-cell>
          <table:table-cell office:value-type="string">
            <text:p>1.801452248</text:p>
          </table:table-cell>
          <table:table-cell office:value-type="string">
            <text:p>1.793952098</text:p>
          </table:table-cell>
          <table:table-cell office:value-type="string">
            <text:p>1.783170277</text:p>
          </table:table-cell>
          <table:table-cell office:value-type="string">
            <text:p>1.668327933</text:p>
          </table:table-cell>
          <table:table-cell office:value-type="string">
            <text:p>1.613166169</text:p>
          </table:table-cell>
          <table:table-cell office:value-type="string">
            <text:p>1.233027808</text:p>
          </table:table-cell>
          <table:table-cell office:value-type="string">
            <text:p>1.262185839</text:p>
          </table:table-cell>
          <table:table-cell table:number-columns-repeated="3" office:value-type="string">
            <text:p>..</text:p>
          </table:table-cell>
          <table:table-cell office:value-type="string">
            <text:p>1.871622449</text:p>
          </table:table-cell>
          <table:table-cell office:value-type="string">
            <text:p>1.462434145</text:p>
          </table:table-cell>
          <table:table-cell office:value-type="string">
            <text:p>1.61980469</text:p>
          </table:table-cell>
          <table:table-cell office:value-type="string">
            <text:p>1.604044493</text:p>
          </table:table-cell>
          <table:table-cell office:value-type="string">
            <text:p>1.144818396</text:p>
          </table:table-cell>
          <table:table-cell office:value-type="string">
            <text:p>1.194602857</text:p>
          </table:table-cell>
          <table:table-cell office:value-type="string">
            <text:p>1.42725366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Gambia, The</text:p>
          </table:table-cell>
          <table:table-cell office:value-type="string">
            <text:p>GMB</text:p>
          </table:table-cell>
          <table:table-cell table:number-columns-repeated="23" office:value-type="string">
            <text:p>..</text:p>
          </table:table-cell>
          <table:table-cell office:value-type="string">
            <text:p>0.34090903</text:p>
          </table:table-cell>
          <table:table-cell office:value-type="string">
            <text:p>0.477501573</text:p>
          </table:table-cell>
          <table:table-cell office:value-type="string">
            <text:p>0.551225895</text:p>
          </table:table-cell>
          <table:table-cell office:value-type="string">
            <text:p>0.563939017</text:p>
          </table:table-cell>
          <table:table-cell office:value-type="string">
            <text:p>0.631086622</text:p>
          </table:table-cell>
          <table:table-cell office:value-type="string">
            <text:p>0.810531317</text:p>
          </table:table-cell>
          <table:table-cell office:value-type="string">
            <text:p>0.95839227</text:p>
          </table:table-cell>
          <table:table-cell office:value-type="string">
            <text:p>1.092743109</text:p>
          </table:table-cell>
          <table:table-cell office:value-type="string">
            <text:p>0.578908745</text:p>
          </table:table-cell>
          <table:table-cell office:value-type="string">
            <text:p>0.490257621</text:p>
          </table:table-cell>
          <table:table-cell office:value-type="string">
            <text:p>0.338576188</text:p>
          </table:table-cell>
          <table:table-cell office:value-type="string">
            <text:p>0.310370827</text:p>
          </table:table-cell>
          <table:table-cell office:value-type="string">
            <text:p>0.367245635</text:p>
          </table:table-cell>
          <table:table-cell office:value-type="string">
            <text:p>0.463277798</text:p>
          </table:table-cell>
          <table:table-cell office:value-type="string">
            <text:p>0.519690011</text:p>
          </table:table-cell>
          <table:table-cell office:value-type="string">
            <text:p>0.481928244</text:p>
          </table:table-cell>
          <table:table-cell office:value-type="string">
            <text:p>0.431932626</text:p>
          </table:table-cell>
          <table:table-cell office:value-type="string">
            <text:p>0.42450719</text:p>
          </table:table-cell>
          <table:table-cell office:value-type="string">
            <text:p>0.357026297</text:p>
          </table:table-cell>
          <table:table-cell office:value-type="string">
            <text:p>0.390720316</text:p>
          </table:table-cell>
          <table:table-cell office:value-type="string">
            <text:p>0.410205891</text:p>
          </table:table-cell>
          <table:table-cell office:value-type="string">
            <text:p>0.333698104</text:p>
          </table:table-cell>
          <table:table-cell office:value-type="string">
            <text:p>0.478245107</text:p>
          </table:table-cell>
          <table:table-cell office:value-type="string">
            <text:p>0.425347641</text:p>
          </table:table-cell>
          <table:table-cell office:value-type="string">
            <text:p>0.569181615</text:p>
          </table:table-cell>
          <table:table-cell office:value-type="string">
            <text:p>1.777188042</text:p>
          </table:table-cell>
          <table:table-cell office:value-type="string">
            <text:p>0.787816845</text:p>
          </table:table-cell>
          <table:table-cell table:number-columns-repeated="2" office:value-type="string">
            <text:p>..</text:p>
          </table:table-cell>
          <table:table-cell office:value-type="string">
            <text:p>1.227775508</text:p>
          </table:table-cell>
          <table:table-cell office:value-type="string">
            <text:p>1.154547192</text:p>
          </table:table-cell>
          <table:table-cell office:value-type="string">
            <text:p>1.752189368</text:p>
          </table:table-cell>
          <table:table-cell office:value-type="string">
            <text:p>1.531847693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Georgia</text:p>
          </table:table-cell>
          <table:table-cell office:value-type="string">
            <text:p>GEO</text:p>
          </table:table-cell>
          <table:table-cell table:number-columns-repeated="36" office:value-type="string">
            <text:p>..</text:p>
          </table:table-cell>
          <table:table-cell office:value-type="string">
            <text:p>2.210173031</text:p>
          </table:table-cell>
          <table:table-cell office:value-type="string">
            <text:p>1.253587681</text:p>
          </table:table-cell>
          <table:table-cell office:value-type="string">
            <text:p>1.136973961</text:p>
          </table:table-cell>
          <table:table-cell office:value-type="string">
            <text:p>0.924374864</text:p>
          </table:table-cell>
          <table:table-cell office:value-type="string">
            <text:p>0.615582488</text:p>
          </table:table-cell>
          <table:table-cell office:value-type="string">
            <text:p>0.740186006</text:p>
          </table:table-cell>
          <table:table-cell office:value-type="string">
            <text:p>1.000532992</text:p>
          </table:table-cell>
          <table:table-cell office:value-type="string">
            <text:p>1.068489122</text:p>
          </table:table-cell>
          <table:table-cell office:value-type="string">
            <text:p>1.373838927</text:p>
          </table:table-cell>
          <table:table-cell office:value-type="string">
            <text:p>3.339166906</text:p>
          </table:table-cell>
          <table:table-cell office:value-type="string">
            <text:p>5.218303931</text:p>
          </table:table-cell>
          <table:table-cell office:value-type="string">
            <text:p>9.159116512</text:p>
          </table:table-cell>
          <table:table-cell office:value-type="string">
            <text:p>8.520118397</text:p>
          </table:table-cell>
          <table:table-cell office:value-type="string">
            <text:p>5.60659705</text:p>
          </table:table-cell>
          <table:table-cell office:value-type="string">
            <text:p>3.902452814</text:p>
          </table:table-cell>
          <table:table-cell office:value-type="string">
            <text:p>3.247606292</text:p>
          </table:table-cell>
          <table:table-cell office:value-type="string">
            <text:p>3.104606068</text:p>
          </table:table-cell>
          <table:table-cell office:value-type="string">
            <text:p>2.737697382</text:p>
          </table:table-cell>
          <table:table-cell office:value-type="string">
            <text:p>2.517582317</text:p>
          </table:table-cell>
          <table:table-cell office:value-type="string">
            <text:p>2.38003327</text:p>
          </table:table-cell>
          <table:table-cell office:value-type="string">
            <text:p>2.18936454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Germany</text:p>
          </table:table-cell>
          <table:table-cell office:value-type="string">
            <text:p>DEU</text:p>
          </table:table-cell>
          <table:table-cell table:number-columns-repeated="10" office:value-type="string">
            <text:p>..</text:p>
          </table:table-cell>
          <table:table-cell office:value-type="string">
            <text:p>2.868253401</text:p>
          </table:table-cell>
          <table:table-cell office:value-type="string">
            <text:p>2.913555956</text:p>
          </table:table-cell>
          <table:table-cell office:value-type="string">
            <text:p>3.015708004</text:p>
          </table:table-cell>
          <table:table-cell office:value-type="string">
            <text:p>3.008195903</text:p>
          </table:table-cell>
          <table:table-cell office:value-type="string">
            <text:p>3.104854466</text:p>
          </table:table-cell>
          <table:table-cell office:value-type="string">
            <text:p>3.125871383</text:p>
          </table:table-cell>
          <table:table-cell office:value-type="string">
            <text:p>2.985297771</text:p>
          </table:table-cell>
          <table:table-cell office:value-type="string">
            <text:p>2.892686591</text:p>
          </table:table-cell>
          <table:table-cell office:value-type="string">
            <text:p>2.903303039</text:p>
          </table:table-cell>
          <table:table-cell office:value-type="string">
            <text:p>2.822126973</text:p>
          </table:table-cell>
          <table:table-cell office:value-type="string">
            <text:p>2.8194301</text:p>
          </table:table-cell>
          <table:table-cell office:value-type="string">
            <text:p>2.896100715</text:p>
          </table:table-cell>
          <table:table-cell office:value-type="string">
            <text:p>2.888880113</text:p>
          </table:table-cell>
          <table:table-cell office:value-type="string">
            <text:p>2.881909309</text:p>
          </table:table-cell>
          <table:table-cell office:value-type="string">
            <text:p>2.785988336</text:p>
          </table:table-cell>
          <table:table-cell office:value-type="string">
            <text:p>2.729963254</text:p>
          </table:table-cell>
          <table:table-cell office:value-type="string">
            <text:p>2.656604923</text:p>
          </table:table-cell>
          <table:table-cell office:value-type="string">
            <text:p>2.63943943</text:p>
          </table:table-cell>
          <table:table-cell office:value-type="string">
            <text:p>2.514347022</text:p>
          </table:table-cell>
          <table:table-cell office:value-type="string">
            <text:p>2.411066389</text:p>
          </table:table-cell>
          <table:table-cell office:value-type="string">
            <text:p>2.397739394</text:p>
          </table:table-cell>
          <table:table-cell office:value-type="string">
            <text:p>2.12242056</text:p>
          </table:table-cell>
          <table:table-cell office:value-type="string">
            <text:p>1.976500012</text:p>
          </table:table-cell>
          <table:table-cell office:value-type="string">
            <text:p>1.799147865</text:p>
          </table:table-cell>
          <table:table-cell office:value-type="string">
            <text:p>1.646952122</text:p>
          </table:table-cell>
          <table:table-cell office:value-type="string">
            <text:p>1.588252022</text:p>
          </table:table-cell>
          <table:table-cell office:value-type="string">
            <text:p>1.55726982</text:p>
          </table:table-cell>
          <table:table-cell office:value-type="string">
            <text:p>1.497186199</text:p>
          </table:table-cell>
          <table:table-cell office:value-type="string">
            <text:p>1.47763139</text:p>
          </table:table-cell>
          <table:table-cell office:value-type="string">
            <text:p>1.482071597</text:p>
          </table:table-cell>
          <table:table-cell office:value-type="string">
            <text:p>1.443623375</text:p>
          </table:table-cell>
          <table:table-cell office:value-type="string">
            <text:p>1.405968301</text:p>
          </table:table-cell>
          <table:table-cell office:value-type="string">
            <text:p>1.410769976</text:p>
          </table:table-cell>
          <table:table-cell office:value-type="string">
            <text:p>1.399048683</text:p>
          </table:table-cell>
          <table:table-cell office:value-type="string">
            <text:p>1.348089949</text:p>
          </table:table-cell>
          <table:table-cell office:value-type="string">
            <text:p>1.329937502</text:p>
          </table:table-cell>
          <table:table-cell office:value-type="string">
            <text:p>1.268776768</text:p>
          </table:table-cell>
          <table:table-cell office:value-type="string">
            <text:p>1.237053513</text:p>
          </table:table-cell>
          <table:table-cell office:value-type="string">
            <text:p>1.281316605</text:p>
          </table:table-cell>
          <table:table-cell office:value-type="string">
            <text:p>1.388906954</text:p>
          </table:table-cell>
          <table:table-cell office:value-type="string">
            <text:p>1.35365069</text:p>
          </table:table-cell>
          <table:table-cell office:value-type="string">
            <text:p>1.281112196</text:p>
          </table:table-cell>
          <table:table-cell office:value-type="string">
            <text:p>1.311261447</text:p>
          </table:table-cell>
          <table:table-cell office:value-type="string">
            <text:p>1.223993716</text:p>
          </table:table-cell>
          <table:table-cell office:value-type="string">
            <text:p>1.184973759</text:p>
          </table:table-cell>
          <table:table-cell office:value-type="string">
            <text:p>1.179472016</text:p>
          </table:table-cell>
          <table:table-cell office:value-type="string">
            <text:p>1.18111989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Ghana</text:p>
          </table:table-cell>
          <table:table-cell office:value-type="string">
            <text:p>GHA</text:p>
          </table:table-cell>
          <table:table-cell office:value-type="string">
            <text:p>1.710586881</text:p>
          </table:table-cell>
          <table:table-cell office:value-type="string">
            <text:p>2.107526882</text:p>
          </table:table-cell>
          <table:table-cell office:value-type="string">
            <text:p>2.021276596</text:p>
          </table:table-cell>
          <table:table-cell office:value-type="string">
            <text:p>2.018181818</text:p>
          </table:table-cell>
          <table:table-cell office:value-type="string">
            <text:p>1.923543689</text:p>
          </table:table-cell>
          <table:table-cell office:value-type="string">
            <text:p>1.73260573</text:p>
          </table:table-cell>
          <table:table-cell office:value-type="string">
            <text:p>2.226613966</text:p>
          </table:table-cell>
          <table:table-cell office:value-type="string">
            <text:p>..</text:p>
          </table:table-cell>
          <table:table-cell office:value-type="string">
            <text:p>2.655882353</text:p>
          </table:table-cell>
          <table:table-cell office:value-type="string">
            <text:p>2.498750625</text:p>
          </table:table-cell>
          <table:table-cell office:value-type="string">
            <text:p>2.118193891</text:p>
          </table:table-cell>
          <table:table-cell office:value-type="float" office:value="1702">
            <text:p>1702</text:p>
          </table:table-cell>
          <table:table-cell office:value-type="string">
            <text:p>1.429840142</text:p>
          </table:table-cell>
          <table:table-cell office:value-type="string">
            <text:p>1.365324193</text:p>
          </table:table-cell>
          <table:table-cell office:value-type="string">
            <text:p>1.581545064</text:p>
          </table:table-cell>
          <table:table-cell office:value-type="string">
            <text:p>1.714934696</text:p>
          </table:table-cell>
          <table:table-cell office:value-type="string">
            <text:p>1.566809684</text:p>
          </table:table-cell>
          <table:table-cell office:value-type="string">
            <text:p>1.253247335</text:p>
          </table:table-cell>
          <table:table-cell office:value-type="string">
            <text:p>0.851281807</text:p>
          </table:table-cell>
          <table:table-cell office:value-type="string">
            <text:p>0.646304302</text:p>
          </table:table-cell>
          <table:table-cell office:value-type="string">
            <text:p>0.773592831</text:p>
          </table:table-cell>
          <table:table-cell office:value-type="string">
            <text:p>0.74009308</text:p>
          </table:table-cell>
          <table:table-cell office:value-type="string">
            <text:p>0.541347121</text:p>
          </table:table-cell>
          <table:table-cell office:value-type="string">
            <text:p>0.341179539</text:p>
          </table:table-cell>
          <table:table-cell office:value-type="string">
            <text:p>0.593211882</text:p>
          </table:table-cell>
          <table:table-cell office:value-type="string">
            <text:p>1.000443087</text:p>
          </table:table-cell>
          <table:table-cell office:value-type="string">
            <text:p>0.900481626</text:p>
          </table:table-cell>
          <table:table-cell office:value-type="string">
            <text:p>0.892627346</text:p>
          </table:table-cell>
          <table:table-cell office:value-type="string">
            <text:p>0.437882184</text:p>
          </table:table-cell>
          <table:table-cell office:value-type="string">
            <text:p>0.430845306</text:p>
          </table:table-cell>
          <table:table-cell office:value-type="string">
            <text:p>0.468869336</text:p>
          </table:table-cell>
          <table:table-cell office:value-type="string">
            <text:p>0.627386944</text:p>
          </table:table-cell>
          <table:table-cell office:value-type="string">
            <text:p>0.649368952</text:p>
          </table:table-cell>
          <table:table-cell office:value-type="string">
            <text:p>0.686965729</text:p>
          </table:table-cell>
          <table:table-cell office:value-type="string">
            <text:p>0.694466859</text:p>
          </table:table-cell>
          <table:table-cell office:value-type="string">
            <text:p>0.758839996</text:p>
          </table:table-cell>
          <table:table-cell office:value-type="string">
            <text:p>0.640673093</text:p>
          </table:table-cell>
          <table:table-cell office:value-type="string">
            <text:p>0.659996882</text:p>
          </table:table-cell>
          <table:table-cell office:value-type="string">
            <text:p>0.767876966</text:p>
          </table:table-cell>
          <table:table-cell office:value-type="string">
            <text:p>0.768034675</text:p>
          </table:table-cell>
          <table:table-cell office:value-type="string">
            <text:p>1.02115459</text:p>
          </table:table-cell>
          <table:table-cell office:value-type="string">
            <text:p>0.608709585</text:p>
          </table:table-cell>
          <table:table-cell office:value-type="string">
            <text:p>0.599647988</text:p>
          </table:table-cell>
          <table:table-cell office:value-type="string">
            <text:p>0.697575641</text:p>
          </table:table-cell>
          <table:table-cell office:value-type="string">
            <text:p>0.634514033</text:p>
          </table:table-cell>
          <table:table-cell office:value-type="string">
            <text:p>0.598185497</text:p>
          </table:table-cell>
          <table:table-cell office:value-type="string">
            <text:p>0.371050447</text:p>
          </table:table-cell>
          <table:table-cell office:value-type="string">
            <text:p>0.509249881</text:p>
          </table:table-cell>
          <table:table-cell office:value-type="string">
            <text:p>0.39844462</text:p>
          </table:table-cell>
          <table:table-cell office:value-type="string">
            <text:p>0.455352363</text:p>
          </table:table-cell>
          <table:table-cell office:value-type="string">
            <text:p>0.380677683</text:p>
          </table:table-cell>
          <table:table-cell office:value-type="string">
            <text:p>0.592259762</text:p>
          </table:table-cell>
          <table:table-cell office:value-type="string">
            <text:p>0.804165256</text:p>
          </table:table-cell>
          <table:table-cell office:value-type="string">
            <text:p>0.533396427</text:p>
          </table:table-cell>
          <table:table-cell office:value-type="string">
            <text:p>0.678998541</text:p>
          </table:table-cell>
          <table:table-cell office:value-type="string">
            <text:p>0.519715457</text:p>
          </table:table-cell>
          <table:table-cell office:value-type="string">
            <text:p>0.37920930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Gibraltar</text:p>
          </table:table-cell>
          <table:table-cell office:value-type="string">
            <text:p>GIB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Greece</text:p>
          </table:table-cell>
          <table:table-cell office:value-type="string">
            <text:p>GRC</text:p>
          </table:table-cell>
          <table:table-cell office:value-type="string">
            <text:p>3.830619156</text:p>
          </table:table-cell>
          <table:table-cell office:value-type="string">
            <text:p>3.344516442</text:p>
          </table:table-cell>
          <table:table-cell office:value-type="string">
            <text:p>3.191588867</text:p>
          </table:table-cell>
          <table:table-cell office:value-type="string">
            <text:p>3.016999696</text:p>
          </table:table-cell>
          <table:table-cell office:value-type="string">
            <text:p>2.817352886</text:p>
          </table:table-cell>
          <table:table-cell office:value-type="string">
            <text:p>2.758669071</text:p>
          </table:table-cell>
          <table:table-cell office:value-type="string">
            <text:p>2.826280913</text:p>
          </table:table-cell>
          <table:table-cell office:value-type="string">
            <text:p>3.426130518</text:p>
          </table:table-cell>
          <table:table-cell office:value-type="string">
            <text:p>3.699109708</text:p>
          </table:table-cell>
          <table:table-cell office:value-type="string">
            <text:p>3.7759647</text:p>
          </table:table-cell>
          <table:table-cell office:value-type="string">
            <text:p>3.60595997</text:p>
          </table:table-cell>
          <table:table-cell office:value-type="string">
            <text:p>3.537878838</text:p>
          </table:table-cell>
          <table:table-cell office:value-type="string">
            <text:p>3.399163053</text:p>
          </table:table-cell>
          <table:table-cell office:value-type="string">
            <text:p>3.020966179</text:p>
          </table:table-cell>
          <table:table-cell office:value-type="string">
            <text:p>4.143600457</text:p>
          </table:table-cell>
          <table:table-cell office:value-type="string">
            <text:p>5.02219474</text:p>
          </table:table-cell>
          <table:table-cell office:value-type="string">
            <text:p>5.005712537</text:p>
          </table:table-cell>
          <table:table-cell office:value-type="string">
            <text:p>5.083297133</text:p>
          </table:table-cell>
          <table:table-cell office:value-type="string">
            <text:p>4.787998746</text:p>
          </table:table-cell>
          <table:table-cell office:value-type="string">
            <text:p>4.449543993</text:p>
          </table:table-cell>
          <table:table-cell office:value-type="string">
            <text:p>4.003155882</text:p>
          </table:table-cell>
          <table:table-cell office:value-type="string">
            <text:p>4.92585239</text:p>
          </table:table-cell>
          <table:table-cell office:value-type="string">
            <text:p>4.832264333</text:p>
          </table:table-cell>
          <table:table-cell office:value-type="string">
            <text:p>4.442384207</text:p>
          </table:table-cell>
          <table:table-cell office:value-type="string">
            <text:p>4.152905225</text:p>
          </table:table-cell>
          <table:table-cell office:value-type="string">
            <text:p>4.030174528</text:p>
          </table:table-cell>
          <table:table-cell office:value-type="string">
            <text:p>3.545310309</text:p>
          </table:table-cell>
          <table:table-cell office:value-type="string">
            <text:p>3.654830433</text:p>
          </table:table-cell>
          <table:table-cell office:value-type="string">
            <text:p>3.605598768</text:p>
          </table:table-cell>
          <table:table-cell office:value-type="string">
            <text:p>3.234207286</text:p>
          </table:table-cell>
          <table:table-cell office:value-type="string">
            <text:p>3.262109629</text:p>
          </table:table-cell>
          <table:table-cell office:value-type="string">
            <text:p>2.992952754</text:p>
          </table:table-cell>
          <table:table-cell office:value-type="string">
            <text:p>3.117428695</text:p>
          </table:table-cell>
          <table:table-cell office:value-type="string">
            <text:p>3.0919423</text:p>
          </table:table-cell>
          <table:table-cell office:value-type="string">
            <text:p>3.076349239</text:p>
          </table:table-cell>
          <table:table-cell office:value-type="string">
            <text:p>3.053567628</text:p>
          </table:table-cell>
          <table:table-cell office:value-type="string">
            <text:p>3.162777722</text:p>
          </table:table-cell>
          <table:table-cell office:value-type="string">
            <text:p>3.194917788</text:p>
          </table:table-cell>
          <table:table-cell office:value-type="string">
            <text:p>3.340208112</text:p>
          </table:table-cell>
          <table:table-cell office:value-type="string">
            <text:p>3.360469944</text:p>
          </table:table-cell>
          <table:table-cell office:value-type="string">
            <text:p>3.46535532</text:p>
          </table:table-cell>
          <table:table-cell office:value-type="string">
            <text:p>3.251412857</text:p>
          </table:table-cell>
          <table:table-cell office:value-type="string">
            <text:p>3.077374575</text:p>
          </table:table-cell>
          <table:table-cell office:value-type="string">
            <text:p>2.493894752</text:p>
          </table:table-cell>
          <table:table-cell office:value-type="string">
            <text:p>2.605672529</text:p>
          </table:table-cell>
          <table:table-cell office:value-type="string">
            <text:p>2.836596278</text:p>
          </table:table-cell>
          <table:table-cell office:value-type="string">
            <text:p>2.78341887</text:p>
          </table:table-cell>
          <table:table-cell office:value-type="string">
            <text:p>2.679305921</text:p>
          </table:table-cell>
          <table:table-cell office:value-type="string">
            <text:p>2.983052345</text:p>
          </table:table-cell>
          <table:table-cell office:value-type="string">
            <text:p>3.224841137</text:p>
          </table:table-cell>
          <table:table-cell office:value-type="string">
            <text:p>2.727009926</text:p>
          </table:table-cell>
          <table:table-cell office:value-type="string">
            <text:p>2.476949166</text:p>
          </table:table-cell>
          <table:table-cell office:value-type="string">
            <text:p>2.407691375</text:p>
          </table:table-cell>
          <table:table-cell office:value-type="string">
            <text:p>2.35768125</text:p>
          </table:table-cell>
          <table:table-cell office:value-type="string">
            <text:p>2.33358455</text:p>
          </table:table-cell>
          <table:table-cell office:value-type="string">
            <text:p>2.530457638</text:p>
          </table:table-cell>
          <table:table-cell office:value-type="string">
            <text:p>2.58158381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Greenland</text:p>
          </table:table-cell>
          <table:table-cell office:value-type="string">
            <text:p>GRL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Grenada</text:p>
          </table:table-cell>
          <table:table-cell office:value-type="string">
            <text:p>GRD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Guam</text:p>
          </table:table-cell>
          <table:table-cell office:value-type="string">
            <text:p>GUM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Guatemala</text:p>
          </table:table-cell>
          <table:table-cell office:value-type="string">
            <text:p>GTM</text:p>
          </table:table-cell>
          <table:table-cell office:value-type="string">
            <text:p>1.157922345</text:p>
          </table:table-cell>
          <table:table-cell office:value-type="string">
            <text:p>1.122325398</text:p>
          </table:table-cell>
          <table:table-cell office:value-type="string">
            <text:p>1.045307811</text:p>
          </table:table-cell>
          <table:table-cell office:value-type="string">
            <text:p>1.173007511</text:p>
          </table:table-cell>
          <table:table-cell office:value-type="string">
            <text:p>1.000202569</text:p>
          </table:table-cell>
          <table:table-cell office:value-type="string">
            <text:p>1.39559059</text:p>
          </table:table-cell>
          <table:table-cell office:value-type="string">
            <text:p>1.373454875</text:p>
          </table:table-cell>
          <table:table-cell office:value-type="string">
            <text:p>1.45714605</text:p>
          </table:table-cell>
          <table:table-cell office:value-type="string">
            <text:p>1.266687364</text:p>
          </table:table-cell>
          <table:table-cell office:value-type="string">
            <text:p>1.025999827</text:p>
          </table:table-cell>
          <table:table-cell office:value-type="string">
            <text:p>1.696428571</text:p>
          </table:table-cell>
          <table:table-cell office:value-type="string">
            <text:p>1.118500605</text:p>
          </table:table-cell>
          <table:table-cell office:value-type="string">
            <text:p>1.142150098</text:p>
          </table:table-cell>
          <table:table-cell office:value-type="string">
            <text:p>0.910789315</text:p>
          </table:table-cell>
          <table:table-cell office:value-type="string">
            <text:p>0.898307794</text:p>
          </table:table-cell>
          <table:table-cell office:value-type="string">
            <text:p>1.231520338</text:p>
          </table:table-cell>
          <table:table-cell office:value-type="string">
            <text:p>1.271390224</text:p>
          </table:table-cell>
          <table:table-cell office:value-type="string">
            <text:p>1.372137529</text:p>
          </table:table-cell>
          <table:table-cell office:value-type="string">
            <text:p>1.181102323</text:p>
          </table:table-cell>
          <table:table-cell office:value-type="string">
            <text:p>1.306753939</text:p>
          </table:table-cell>
          <table:table-cell office:value-type="string">
            <text:p>1.316968535</text:p>
          </table:table-cell>
          <table:table-cell office:value-type="string">
            <text:p>1.889514892</text:p>
          </table:table-cell>
          <table:table-cell office:value-type="string">
            <text:p>2.025811702</text:p>
          </table:table-cell>
          <table:table-cell office:value-type="string">
            <text:p>2.035911512</text:p>
          </table:table-cell>
          <table:table-cell office:value-type="string">
            <text:p>2.190918667</text:p>
          </table:table-cell>
          <table:table-cell office:value-type="string">
            <text:p>2.007352499</text:p>
          </table:table-cell>
          <table:table-cell office:value-type="string">
            <text:p>1.667508513</text:p>
          </table:table-cell>
          <table:table-cell office:value-type="string">
            <text:p>1.750719931</text:p>
          </table:table-cell>
          <table:table-cell office:value-type="string">
            <text:p>1.869067954</text:p>
          </table:table-cell>
          <table:table-cell office:value-type="string">
            <text:p>1.802859257</text:p>
          </table:table-cell>
          <table:table-cell office:value-type="string">
            <text:p>1.728009967</text:p>
          </table:table-cell>
          <table:table-cell office:value-type="string">
            <text:p>1.268436596</text:p>
          </table:table-cell>
          <table:table-cell office:value-type="string">
            <text:p>1.47261987</text:p>
          </table:table-cell>
          <table:table-cell office:value-type="string">
            <text:p>1.267059467</text:p>
          </table:table-cell>
          <table:table-cell office:value-type="string">
            <text:p>1.178531689</text:p>
          </table:table-cell>
          <table:table-cell office:value-type="string">
            <text:p>1.080431269</text:p>
          </table:table-cell>
          <table:table-cell office:value-type="string">
            <text:p>0.895721554</text:p>
          </table:table-cell>
          <table:table-cell office:value-type="string">
            <text:p>0.742815313</text:p>
          </table:table-cell>
          <table:table-cell office:value-type="string">
            <text:p>0.720836747</text:p>
          </table:table-cell>
          <table:table-cell office:value-type="string">
            <text:p>0.67560091</text:p>
          </table:table-cell>
          <table:table-cell office:value-type="string">
            <text:p>0.818335289</text:p>
          </table:table-cell>
          <table:table-cell office:value-type="string">
            <text:p>1.052063338</text:p>
          </table:table-cell>
          <table:table-cell office:value-type="string">
            <text:p>0.762245036</text:p>
          </table:table-cell>
          <table:table-cell office:value-type="string">
            <text:p>0.815655231</text:p>
          </table:table-cell>
          <table:table-cell office:value-type="string">
            <text:p>0.479415924</text:p>
          </table:table-cell>
          <table:table-cell office:value-type="string">
            <text:p>0.383913781</text:p>
          </table:table-cell>
          <table:table-cell office:value-type="string">
            <text:p>0.431829471</text:p>
          </table:table-cell>
          <table:table-cell office:value-type="string">
            <text:p>0.398456442</text:p>
          </table:table-cell>
          <table:table-cell office:value-type="string">
            <text:p>0.42542189</text:p>
          </table:table-cell>
          <table:table-cell office:value-type="string">
            <text:p>0.390660008</text:p>
          </table:table-cell>
          <table:table-cell office:value-type="string">
            <text:p>0.410754922</text:p>
          </table:table-cell>
          <table:table-cell office:value-type="string">
            <text:p>0.414299268</text:p>
          </table:table-cell>
          <table:table-cell office:value-type="string">
            <text:p>0.445274281</text:p>
          </table:table-cell>
          <table:table-cell office:value-type="string">
            <text:p>0.463794354</text:p>
          </table:table-cell>
          <table:table-cell office:value-type="string">
            <text:p>0.4488245</text:p>
          </table:table-cell>
          <table:table-cell office:value-type="string">
            <text:p>0.430266677</text:p>
          </table:table-cell>
          <table:table-cell office:value-type="string">
            <text:p>0.39449372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Guinea</text:p>
          </table:table-cell>
          <table:table-cell office:value-type="string">
            <text:p>GIN</text:p>
          </table:table-cell>
          <table:table-cell table:number-columns-repeated="31" office:value-type="string">
            <text:p>..</text:p>
          </table:table-cell>
          <table:table-cell office:value-type="string">
            <text:p>2.380191876</text:p>
          </table:table-cell>
          <table:table-cell office:value-type="string">
            <text:p>1.694382077</text:p>
          </table:table-cell>
          <table:table-cell office:value-type="string">
            <text:p>1.340506105</text:p>
          </table:table-cell>
          <table:table-cell office:value-type="string">
            <text:p>1.355911028</text:p>
          </table:table-cell>
          <table:table-cell table:number-columns-repeated="2" office:value-type="string">
            <text:p>..</text:p>
          </table:table-cell>
          <table:table-cell office:value-type="string">
            <text:p>1.172671371</text:p>
          </table:table-cell>
          <table:table-cell office:value-type="string">
            <text:p>1.255008515</text:p>
          </table:table-cell>
          <table:table-cell office:value-type="string">
            <text:p>1.595106264</text:p>
          </table:table-cell>
          <table:table-cell office:value-type="string">
            <text:p>1.534637451</text:p>
          </table:table-cell>
          <table:table-cell office:value-type="string">
            <text:p>3.100210665</text:p>
          </table:table-cell>
          <table:table-cell office:value-type="string">
            <text:p>3.32468041</text:p>
          </table:table-cell>
          <table:table-cell office:value-type="string">
            <text:p>2.441181415</text:p>
          </table:table-cell>
          <table:table-cell office:value-type="string">
            <text:p>2.22856433</text:p>
          </table:table-cell>
          <table:table-cell table:number-columns-repeated="7" office:value-type="string">
            <text:p>..</text:p>
          </table:table-cell>
          <table:table-cell office:value-type="string">
            <text:p>2.286598227</text:p>
          </table:table-cell>
          <table:table-cell office:value-type="string">
            <text:p>2.349606844</text:p>
          </table:table-cell>
          <table:table-cell office:value-type="string">
            <text:p>2.240219514</text:p>
          </table:table-cell>
          <table:table-cell office:value-type="string">
            <text:p>2.525500331</text:p>
          </table:table-cell>
          <table:table-cell office:value-type="string">
            <text:p>1.91037218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Guinea-Bissau</text:p>
          </table:table-cell>
          <table:table-cell office:value-type="string">
            <text:p>GNB</text:p>
          </table:table-cell>
          <table:table-cell table:number-columns-repeated="22" office:value-type="string">
            <text:p>..</text:p>
          </table:table-cell>
          <table:table-cell office:value-type="string">
            <text:p>4.652647978</text:p>
          </table:table-cell>
          <table:table-cell office:value-type="string">
            <text:p>7.920223716</text:p>
          </table:table-cell>
          <table:table-cell office:value-type="string">
            <text:p>4.047903828</text:p>
          </table:table-cell>
          <table:table-cell office:value-type="string">
            <text:p>3.219359534</text:p>
          </table:table-cell>
          <table:table-cell office:value-type="string">
            <text:p>2.567214557</text:p>
          </table:table-cell>
          <table:table-cell office:value-type="string">
            <text:p>2.234091297</text:p>
          </table:table-cell>
          <table:table-cell office:value-type="string">
            <text:p>..</text:p>
          </table:table-cell>
          <table:table-cell office:value-type="string">
            <text:p>2.080634721</text:p>
          </table:table-cell>
          <table:table-cell table:number-columns-repeated="4" office:value-type="string">
            <text:p>..</text:p>
          </table:table-cell>
          <table:table-cell office:value-type="string">
            <text:p>0.855925838</text:p>
          </table:table-cell>
          <table:table-cell office:value-type="string">
            <text:p>0.870947718</text:p>
          </table:table-cell>
          <table:table-cell office:value-type="string">
            <text:p>0.701776941</text:p>
          </table:table-cell>
          <table:table-cell office:value-type="string">
            <text:p>0.676895595</text:p>
          </table:table-cell>
          <table:table-cell office:value-type="string">
            <text:p>1.404761905</text:p>
          </table:table-cell>
          <table:table-cell office:value-type="string">
            <text:p>..</text:p>
          </table:table-cell>
          <table:table-cell office:value-type="string">
            <text:p>2.574832578</text:p>
          </table:table-cell>
          <table:table-cell office:value-type="string">
            <text:p>1.576220201</text:p>
          </table:table-cell>
          <table:table-cell office:value-type="string">
            <text:p>1.530165127</text:p>
          </table:table-cell>
          <table:table-cell office:value-type="string">
            <text:p>1.575428801</text:p>
          </table:table-cell>
          <table:table-cell office:value-type="string">
            <text:p>..</text:p>
          </table:table-cell>
          <table:table-cell office:value-type="string">
            <text:p>2.064850055</text:p>
          </table:table-cell>
          <table:table-cell table:number-columns-repeated="3" office:value-type="string">
            <text:p>..</text:p>
          </table:table-cell>
          <table:table-cell office:value-type="string">
            <text:p>1.664337278</text:p>
          </table:table-cell>
          <table:table-cell office:value-type="string">
            <text:p>2.017526129</text:p>
          </table:table-cell>
          <table:table-cell office:value-type="string">
            <text:p>1.595059118</text:p>
          </table:table-cell>
          <table:table-cell office:value-type="string">
            <text:p>2.4755946</text:p>
          </table:table-cell>
          <table:table-cell office:value-type="string">
            <text:p>2.076018119</text:p>
          </table:table-cell>
          <table:table-cell office:value-type="string">
            <text:p>2.03802352</text:p>
          </table:table-cell>
          <table:table-cell office:value-type="string">
            <text:p>1.64511433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Guyana</text:p>
          </table:table-cell>
          <table:table-cell office:value-type="string">
            <text:p>GUY</text:p>
          </table:table-cell>
          <table:table-cell table:number-columns-repeated="13" office:value-type="string">
            <text:p>..</text:p>
          </table:table-cell>
          <table:table-cell office:value-type="string">
            <text:p>1.643920596</text:p>
          </table:table-cell>
          <table:table-cell office:value-type="string">
            <text:p>2.597674662</text:p>
          </table:table-cell>
          <table:table-cell office:value-type="string">
            <text:p>6.433684211</text:p>
          </table:table-cell>
          <table:table-cell office:value-type="string">
            <text:p>7.631370478</text:p>
          </table:table-cell>
          <table:table-cell office:value-type="string">
            <text:p>5.503689873</text:p>
          </table:table-cell>
          <table:table-cell office:value-type="string">
            <text:p>3.486629329</text:p>
          </table:table-cell>
          <table:table-cell office:value-type="string">
            <text:p>3.302918332</text:p>
          </table:table-cell>
          <table:table-cell office:value-type="string">
            <text:p>3.700265252</text:p>
          </table:table-cell>
          <table:table-cell office:value-type="string">
            <text:p>3.944896928</text:p>
          </table:table-cell>
          <table:table-cell office:value-type="string">
            <text:p>5.126556017</text:p>
          </table:table-cell>
          <table:table-cell office:value-type="string">
            <text:p>4.516348774</text:p>
          </table:table-cell>
          <table:table-cell office:value-type="string">
            <text:p>4.778712882</text:p>
          </table:table-cell>
          <table:table-cell office:value-type="string">
            <text:p>8.497435897</text:p>
          </table:table-cell>
          <table:table-cell office:value-type="string">
            <text:p>5.479262925</text:p>
          </table:table-cell>
          <table:table-cell office:value-type="string">
            <text:p>2.981294878</text:p>
          </table:table-cell>
          <table:table-cell office:value-type="string">
            <text:p>2.663122346</text:p>
          </table:table-cell>
          <table:table-cell office:value-type="string">
            <text:p>1.583736781</text:p>
          </table:table-cell>
          <table:table-cell office:value-type="string">
            <text:p>0.905828314</text:p>
          </table:table-cell>
          <table:table-cell office:value-type="string">
            <text:p>0.603363065</text:p>
          </table:table-cell>
          <table:table-cell office:value-type="string">
            <text:p>0.983625619</text:p>
          </table:table-cell>
          <table:table-cell office:value-type="string">
            <text:p>0.976384048</text:p>
          </table:table-cell>
          <table:table-cell office:value-type="string">
            <text:p>1.014126393</text:p>
          </table:table-cell>
          <table:table-cell office:value-type="string">
            <text:p>0.915520349</text:p>
          </table:table-cell>
          <table:table-cell office:value-type="string">
            <text:p>0.787822958</text:p>
          </table:table-cell>
          <table:table-cell table:number-columns-repeated="3" office:value-type="string">
            <text:p>..</text:p>
          </table:table-cell>
          <table:table-cell office:value-type="string">
            <text:p>1.765990772</text:p>
          </table:table-cell>
          <table:table-cell office:value-type="string">
            <text:p>2.063973957</text:p>
          </table:table-cell>
          <table:table-cell office:value-type="string">
            <text:p>2.304933565</text:p>
          </table:table-cell>
          <table:table-cell office:value-type="string">
            <text:p>2.20308112</text:p>
          </table:table-cell>
          <table:table-cell office:value-type="string">
            <text:p>2.81610459</text:p>
          </table:table-cell>
          <table:table-cell office:value-type="string">
            <text:p>2.243545032</text:p>
          </table:table-cell>
          <table:table-cell office:value-type="string">
            <text:p>1.31488581</text:p>
          </table:table-cell>
          <table:table-cell office:value-type="string">
            <text:p>1.434895826</text:p>
          </table:table-cell>
          <table:table-cell office:value-type="string">
            <text:p>1.587463762</text:p>
          </table:table-cell>
          <table:table-cell office:value-type="string">
            <text:p>1.506587664</text:p>
          </table:table-cell>
          <table:table-cell office:value-type="string">
            <text:p>1.367004385</text:p>
          </table:table-cell>
          <table:table-cell office:value-type="string">
            <text:p>1.258405416</text:p>
          </table:table-cell>
          <table:table-cell office:value-type="string">
            <text:p>1.172176393</text:p>
          </table:table-cell>
          <table:table-cell office:value-type="string">
            <text:p>1.176946744</text:p>
          </table:table-cell>
          <table:table-cell office:value-type="string">
            <text:p>1.276332477</text:p>
          </table:table-cell>
          <table:table-cell office:value-type="string">
            <text:p>1.452212648</text:p>
          </table:table-cell>
          <table:table-cell office:value-type="string">
            <text:p>1.39991289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Haiti</text:p>
          </table:table-cell>
          <table:table-cell office:value-type="string">
            <text:p>HTI</text:p>
          </table:table-cell>
          <table:table-cell table:number-columns-repeated="31" office:value-type="string">
            <text:p>..</text:p>
          </table:table-cell>
          <table:table-cell office:value-type="string">
            <text:p>0.087564308</text:p>
          </table:table-cell>
          <table:table-cell office:value-type="string">
            <text:p>0.082577551</text:p>
          </table:table-cell>
          <table:table-cell office:value-type="string">
            <text:p>0.091324152</text:p>
          </table:table-cell>
          <table:table-cell office:value-type="string">
            <text:p>0.075294909</text:p>
          </table:table-cell>
          <table:table-cell office:value-type="string">
            <text:p>0.09196173</text:p>
          </table:table-cell>
          <table:table-cell table:number-columns-repeated="22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Heavily indebted poor countries (HIPC)</text:p>
          </table:table-cell>
          <table:table-cell office:value-type="string">
            <text:p>HPC</text:p>
          </table:table-cell>
          <table:table-cell table:number-columns-repeated="3" office:value-type="string">
            <text:p>..</text:p>
          </table:table-cell>
          <table:table-cell office:value-type="string">
            <text:p>1.183918045</text:p>
          </table:table-cell>
          <table:table-cell table:number-columns-repeated="4" office:value-type="string">
            <text:p>..</text:p>
          </table:table-cell>
          <table:table-cell office:value-type="string">
            <text:p>1.721640437</text:p>
          </table:table-cell>
          <table:table-cell office:value-type="string">
            <text:p>1.904636248</text:p>
          </table:table-cell>
          <table:table-cell office:value-type="string">
            <text:p>2.160249898</text:p>
          </table:table-cell>
          <table:table-cell office:value-type="string">
            <text:p>2.147046403</text:p>
          </table:table-cell>
          <table:table-cell office:value-type="string">
            <text:p>2.051834051</text:p>
          </table:table-cell>
          <table:table-cell office:value-type="string">
            <text:p>1.849131621</text:p>
          </table:table-cell>
          <table:table-cell office:value-type="string">
            <text:p>1.975579716</text:p>
          </table:table-cell>
          <table:table-cell office:value-type="string">
            <text:p>1.909673945</text:p>
          </table:table-cell>
          <table:table-cell office:value-type="string">
            <text:p>1.957615236</text:p>
          </table:table-cell>
          <table:table-cell office:value-type="string">
            <text:p>1.838798424</text:p>
          </table:table-cell>
          <table:table-cell office:value-type="string">
            <text:p>1.705234169</text:p>
          </table:table-cell>
          <table:table-cell office:value-type="string">
            <text:p>1.85236223</text:p>
          </table:table-cell>
          <table:table-cell office:value-type="string">
            <text:p>1.862894498</text:p>
          </table:table-cell>
          <table:table-cell office:value-type="string">
            <text:p>2.123074842</text:p>
          </table:table-cell>
          <table:table-cell office:value-type="string">
            <text:p>2.108054145</text:p>
          </table:table-cell>
          <table:table-cell office:value-type="string">
            <text:p>2.156560486</text:p>
          </table:table-cell>
          <table:table-cell office:value-type="string">
            <text:p>2.404551679</text:p>
          </table:table-cell>
          <table:table-cell office:value-type="string">
            <text:p>2.310217074</text:p>
          </table:table-cell>
          <table:table-cell office:value-type="string">
            <text:p>2.294085777</text:p>
          </table:table-cell>
          <table:table-cell office:value-type="string">
            <text:p>2.322117073</text:p>
          </table:table-cell>
          <table:table-cell office:value-type="string">
            <text:p>2.489048712</text:p>
          </table:table-cell>
          <table:table-cell office:value-type="string">
            <text:p>2.539600379</text:p>
          </table:table-cell>
          <table:table-cell office:value-type="string">
            <text:p>3.46329139</text:p>
          </table:table-cell>
          <table:table-cell office:value-type="string">
            <text:p>2.147172152</text:p>
          </table:table-cell>
          <table:table-cell office:value-type="string">
            <text:p>1.956495667</text:p>
          </table:table-cell>
          <table:table-cell office:value-type="string">
            <text:p>2.123529661</text:p>
          </table:table-cell>
          <table:table-cell office:value-type="string">
            <text:p>1.656247788</text:p>
          </table:table-cell>
          <table:table-cell office:value-type="string">
            <text:p>1.533219031</text:p>
          </table:table-cell>
          <table:table-cell office:value-type="string">
            <text:p>1.51440093</text:p>
          </table:table-cell>
          <table:table-cell office:value-type="string">
            <text:p>1.516763936</text:p>
          </table:table-cell>
          <table:table-cell office:value-type="string">
            <text:p>2.152081772</text:p>
          </table:table-cell>
          <table:table-cell office:value-type="string">
            <text:p>2.534037932</text:p>
          </table:table-cell>
          <table:table-cell office:value-type="string">
            <text:p>2.142140261</text:p>
          </table:table-cell>
          <table:table-cell office:value-type="string">
            <text:p>2.007750173</text:p>
          </table:table-cell>
          <table:table-cell office:value-type="string">
            <text:p>1.906785764</text:p>
          </table:table-cell>
          <table:table-cell office:value-type="string">
            <text:p>1.679160543</text:p>
          </table:table-cell>
          <table:table-cell office:value-type="string">
            <text:p>1.952660325</text:p>
          </table:table-cell>
          <table:table-cell office:value-type="string">
            <text:p>1.726665094</text:p>
          </table:table-cell>
          <table:table-cell office:value-type="string">
            <text:p>1.791632041</text:p>
          </table:table-cell>
          <table:table-cell office:value-type="string">
            <text:p>1.992189351</text:p>
          </table:table-cell>
          <table:table-cell office:value-type="string">
            <text:p>2.031270017</text:p>
          </table:table-cell>
          <table:table-cell office:value-type="string">
            <text:p>2.05549081</text:p>
          </table:table-cell>
          <table:table-cell office:value-type="string">
            <text:p>1.427498815</text:p>
          </table:table-cell>
          <table:table-cell office:value-type="string">
            <text:p>1.366657659</text:p>
          </table:table-cell>
          <table:table-cell office:value-type="string">
            <text:p>1.225072607</text:p>
          </table:table-cell>
          <table:table-cell office:value-type="string">
            <text:p>1.327114725</text:p>
          </table:table-cell>
          <table:table-cell office:value-type="string">
            <text:p>1.36829983</text:p>
          </table:table-cell>
          <table:table-cell office:value-type="string">
            <text:p>1.437000423</text:p>
          </table:table-cell>
          <table:table-cell office:value-type="string">
            <text:p>1.51726008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High income</text:p>
          </table:table-cell>
          <table:table-cell office:value-type="string">
            <text:p>HIC</text:p>
          </table:table-cell>
          <table:table-cell office:value-type="string">
            <text:p>6.569375438</text:p>
          </table:table-cell>
          <table:table-cell office:value-type="string">
            <text:p>6.533943192</text:p>
          </table:table-cell>
          <table:table-cell office:value-type="string">
            <text:p>6.605870615</text:p>
          </table:table-cell>
          <table:table-cell office:value-type="string">
            <text:p>6.209116732</text:p>
          </table:table-cell>
          <table:table-cell office:value-type="string">
            <text:p>5.712596195</text:p>
          </table:table-cell>
          <table:table-cell office:value-type="string">
            <text:p>5.387472992</text:p>
          </table:table-cell>
          <table:table-cell office:value-type="string">
            <text:p>5.810925153</text:p>
          </table:table-cell>
          <table:table-cell office:value-type="string">
            <text:p>6.279554087</text:p>
          </table:table-cell>
          <table:table-cell office:value-type="string">
            <text:p>6.136410991</text:p>
          </table:table-cell>
          <table:table-cell office:value-type="string">
            <text:p>5.671197872</text:p>
          </table:table-cell>
          <table:table-cell office:value-type="string">
            <text:p>5.009917628</text:p>
          </table:table-cell>
          <table:table-cell office:value-type="string">
            <text:p>4.481090888</text:p>
          </table:table-cell>
          <table:table-cell office:value-type="string">
            <text:p>4.22819354</text:p>
          </table:table-cell>
          <table:table-cell office:value-type="string">
            <text:p>3.83025273</text:p>
          </table:table-cell>
          <table:table-cell office:value-type="string">
            <text:p>3.82772522</text:p>
          </table:table-cell>
          <table:table-cell office:value-type="string">
            <text:p>3.725962228</text:p>
          </table:table-cell>
          <table:table-cell office:value-type="string">
            <text:p>3.535335038</text:p>
          </table:table-cell>
          <table:table-cell office:value-type="string">
            <text:p>3.659374075</text:p>
          </table:table-cell>
          <table:table-cell office:value-type="string">
            <text:p>3.49682274</text:p>
          </table:table-cell>
          <table:table-cell office:value-type="string">
            <text:p>3.51521621</text:p>
          </table:table-cell>
          <table:table-cell office:value-type="string">
            <text:p>3.599573646</text:p>
          </table:table-cell>
          <table:table-cell office:value-type="string">
            <text:p>3.888026206</text:p>
          </table:table-cell>
          <table:table-cell office:value-type="string">
            <text:p>4.469385432</text:p>
          </table:table-cell>
          <table:table-cell office:value-type="string">
            <text:p>4.229638553</text:p>
          </table:table-cell>
          <table:table-cell office:value-type="string">
            <text:p>4.210278548</text:p>
          </table:table-cell>
          <table:table-cell office:value-type="string">
            <text:p>4.253517702</text:p>
          </table:table-cell>
          <table:table-cell office:value-type="string">
            <text:p>3.877600068</text:p>
          </table:table-cell>
          <table:table-cell office:value-type="string">
            <text:p>3.750340423</text:p>
          </table:table-cell>
          <table:table-cell office:value-type="string">
            <text:p>3.473079751</text:p>
          </table:table-cell>
          <table:table-cell office:value-type="string">
            <text:p>3.385610048</text:p>
          </table:table-cell>
          <table:table-cell office:value-type="string">
            <text:p>3.287535631</text:p>
          </table:table-cell>
          <table:table-cell office:value-type="string">
            <text:p>3.048897325</text:p>
          </table:table-cell>
          <table:table-cell office:value-type="string">
            <text:p>2.963278568</text:p>
          </table:table-cell>
          <table:table-cell office:value-type="string">
            <text:p>2.803821054</text:p>
          </table:table-cell>
          <table:table-cell office:value-type="string">
            <text:p>2.603839942</text:p>
          </table:table-cell>
          <table:table-cell office:value-type="string">
            <text:p>2.392906806</text:p>
          </table:table-cell>
          <table:table-cell office:value-type="string">
            <text:p>2.332149999</text:p>
          </table:table-cell>
          <table:table-cell office:value-type="string">
            <text:p>2.331152078</text:p>
          </table:table-cell>
          <table:table-cell office:value-type="string">
            <text:p>2.290299546</text:p>
          </table:table-cell>
          <table:table-cell office:value-type="string">
            <text:p>2.214391034</text:p>
          </table:table-cell>
          <table:table-cell office:value-type="string">
            <text:p>2.215160453</text:p>
          </table:table-cell>
          <table:table-cell office:value-type="string">
            <text:p>2.251690946</text:p>
          </table:table-cell>
          <table:table-cell office:value-type="string">
            <text:p>2.364312976</text:p>
          </table:table-cell>
          <table:table-cell office:value-type="string">
            <text:p>2.44910933</text:p>
          </table:table-cell>
          <table:table-cell office:value-type="string">
            <text:p>2.466082019</text:p>
          </table:table-cell>
          <table:table-cell office:value-type="string">
            <text:p>2.481888792</text:p>
          </table:table-cell>
          <table:table-cell office:value-type="string">
            <text:p>2.460119801</text:p>
          </table:table-cell>
          <table:table-cell office:value-type="string">
            <text:p>2.438846478</text:p>
          </table:table-cell>
          <table:table-cell office:value-type="string">
            <text:p>2.542400449</text:p>
          </table:table-cell>
          <table:table-cell office:value-type="string">
            <text:p>2.794238466</text:p>
          </table:table-cell>
          <table:table-cell office:value-type="string">
            <text:p>2.756200146</text:p>
          </table:table-cell>
          <table:table-cell office:value-type="string">
            <text:p>2.665150863</text:p>
          </table:table-cell>
          <table:table-cell office:value-type="string">
            <text:p>2.599893793</text:p>
          </table:table-cell>
          <table:table-cell office:value-type="string">
            <text:p>2.494591616</text:p>
          </table:table-cell>
          <table:table-cell office:value-type="string">
            <text:p>2.411543979</text:p>
          </table:table-cell>
          <table:table-cell office:value-type="string">
            <text:p>2.400989634</text:p>
          </table:table-cell>
          <table:table-cell office:value-type="string">
            <text:p>2.35639915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Honduras</text:p>
          </table:table-cell>
          <table:table-cell office:value-type="string">
            <text:p>HND</text:p>
          </table:table-cell>
          <table:table-cell office:value-type="string">
            <text:p>1.167883212</text:p>
          </table:table-cell>
          <table:table-cell office:value-type="string">
            <text:p>1.07523863</text:p>
          </table:table-cell>
          <table:table-cell office:value-type="string">
            <text:p>0.987749839</text:p>
          </table:table-cell>
          <table:table-cell office:value-type="string">
            <text:p>0.931253047</text:p>
          </table:table-cell>
          <table:table-cell office:value-type="string">
            <text:p>1.280087527</text:p>
          </table:table-cell>
          <table:table-cell office:value-type="string">
            <text:p>1.22874275</text:p>
          </table:table-cell>
          <table:table-cell office:value-type="string">
            <text:p>1.18192563</text:p>
          </table:table-cell>
          <table:table-cell office:value-type="string">
            <text:p>1.136933623</text:p>
          </table:table-cell>
          <table:table-cell office:value-type="string">
            <text:p>1.089981447</text:p>
          </table:table-cell>
          <table:table-cell office:value-type="string">
            <text:p>1.077844231</text:p>
          </table:table-cell>
          <table:table-cell office:value-type="string">
            <text:p>1.369294606</text:p>
          </table:table-cell>
          <table:table-cell office:value-type="string">
            <text:p>1.559507524</text:p>
          </table:table-cell>
          <table:table-cell office:value-type="string">
            <text:p>1.924034989</text:p>
          </table:table-cell>
          <table:table-cell office:value-type="string">
            <text:p>1.747945301</text:p>
          </table:table-cell>
          <table:table-cell office:value-type="string">
            <text:p>1.633639439</text:p>
          </table:table-cell>
          <table:table-cell office:value-type="string">
            <text:p>1.903914591</text:p>
          </table:table-cell>
          <table:table-cell office:value-type="string">
            <text:p>1.758160303</text:p>
          </table:table-cell>
          <table:table-cell office:value-type="string">
            <text:p>1.904761962</text:p>
          </table:table-cell>
          <table:table-cell office:value-type="string">
            <text:p>2.233739369</text:p>
          </table:table-cell>
          <table:table-cell office:value-type="string">
            <text:p>2.200755101</text:p>
          </table:table-cell>
          <table:table-cell office:value-type="string">
            <text:p>2.221356153</text:p>
          </table:table-cell>
          <table:table-cell office:value-type="string">
            <text:p>2.145770527</text:p>
          </table:table-cell>
          <table:table-cell office:value-type="string">
            <text:p>2.307559802</text:p>
          </table:table-cell>
          <table:table-cell office:value-type="string">
            <text:p>2.274943163</text:p>
          </table:table-cell>
          <table:table-cell office:value-type="string">
            <text:p>2.440494125</text:p>
          </table:table-cell>
          <table:table-cell office:value-type="string">
            <text:p>2.582772394</text:p>
          </table:table-cell>
          <table:table-cell office:value-type="string">
            <text:p>2.770119433</text:p>
          </table:table-cell>
          <table:table-cell office:value-type="string">
            <text:p>2.950030138</text:p>
          </table:table-cell>
          <table:table-cell office:value-type="string">
            <text:p>2.853745541</text:p>
          </table:table-cell>
          <table:table-cell office:value-type="string">
            <text:p>2.670795407</text:p>
          </table:table-cell>
          <table:table-cell office:value-type="string">
            <text:p>2.201483609</text:p>
          </table:table-cell>
          <table:table-cell office:value-type="string">
            <text:p>1.544685546</text:p>
          </table:table-cell>
          <table:table-cell office:value-type="string">
            <text:p>..</text:p>
          </table:table-cell>
          <table:table-cell office:value-type="string">
            <text:p>1.157829785</text:p>
          </table:table-cell>
          <table:table-cell table:number-columns-repeated="6" office:value-type="string">
            <text:p>..</text:p>
          </table:table-cell>
          <table:table-cell office:value-type="string">
            <text:p>0.72992906</text:p>
          </table:table-cell>
          <table:table-cell office:value-type="string">
            <text:p>0.822610515</text:p>
          </table:table-cell>
          <table:table-cell office:value-type="string">
            <text:p>0.809187514</text:p>
          </table:table-cell>
          <table:table-cell office:value-type="string">
            <text:p>0.998264922</text:p>
          </table:table-cell>
          <table:table-cell office:value-type="string">
            <text:p>0.682692754</text:p>
          </table:table-cell>
          <table:table-cell office:value-type="string">
            <text:p>0.641478464</text:p>
          </table:table-cell>
          <table:table-cell office:value-type="string">
            <text:p>0.692430001</text:p>
          </table:table-cell>
          <table:table-cell office:value-type="string">
            <text:p>0.776007933</text:p>
          </table:table-cell>
          <table:table-cell office:value-type="string">
            <text:p>0.953978193</text:p>
          </table:table-cell>
          <table:table-cell office:value-type="string">
            <text:p>1.074910696</text:p>
          </table:table-cell>
          <table:table-cell office:value-type="string">
            <text:p>1.074457208</text:p>
          </table:table-cell>
          <table:table-cell office:value-type="string">
            <text:p>1.131309103</text:p>
          </table:table-cell>
          <table:table-cell office:value-type="string">
            <text:p>1.146018871</text:p>
          </table:table-cell>
          <table:table-cell office:value-type="string">
            <text:p>1.546423562</text:p>
          </table:table-cell>
          <table:table-cell office:value-type="string">
            <text:p>1.617042521</text:p>
          </table:table-cell>
          <table:table-cell office:value-type="string">
            <text:p>1.519583676</text:p>
          </table:table-cell>
          <table:table-cell office:value-type="string">
            <text:p>1.58686946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Hong Kong SAR, China</text:p>
          </table:table-cell>
          <table:table-cell office:value-type="string">
            <text:p>HKG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Hungary</text:p>
          </table:table-cell>
          <table:table-cell office:value-type="string">
            <text:p>HUN</text:p>
          </table:table-cell>
          <table:table-cell table:number-columns-repeated="31" office:value-type="string">
            <text:p>..</text:p>
          </table:table-cell>
          <table:table-cell office:value-type="string">
            <text:p>2.079378527</text:p>
          </table:table-cell>
          <table:table-cell office:value-type="string">
            <text:p>2.096888679</text:p>
          </table:table-cell>
          <table:table-cell office:value-type="string">
            <text:p>1.834170933</text:p>
          </table:table-cell>
          <table:table-cell office:value-type="string">
            <text:p>1.754867844</text:p>
          </table:table-cell>
          <table:table-cell office:value-type="string">
            <text:p>1.318451657</text:p>
          </table:table-cell>
          <table:table-cell office:value-type="string">
            <text:p>1.254341194</text:p>
          </table:table-cell>
          <table:table-cell office:value-type="string">
            <text:p>1.4717045</text:p>
          </table:table-cell>
          <table:table-cell office:value-type="string">
            <text:p>1.268114261</text:p>
          </table:table-cell>
          <table:table-cell office:value-type="string">
            <text:p>1.429605194</text:p>
          </table:table-cell>
          <table:table-cell office:value-type="string">
            <text:p>1.513100227</text:p>
          </table:table-cell>
          <table:table-cell office:value-type="string">
            <text:p>1.57012709</text:p>
          </table:table-cell>
          <table:table-cell office:value-type="string">
            <text:p>1.593773802</text:p>
          </table:table-cell>
          <table:table-cell office:value-type="string">
            <text:p>1.642621594</text:p>
          </table:table-cell>
          <table:table-cell office:value-type="string">
            <text:p>1.472723819</text:p>
          </table:table-cell>
          <table:table-cell office:value-type="string">
            <text:p>1.412028787</text:p>
          </table:table-cell>
          <table:table-cell office:value-type="string">
            <text:p>1.22300996</text:p>
          </table:table-cell>
          <table:table-cell office:value-type="string">
            <text:p>1.270258106</text:p>
          </table:table-cell>
          <table:table-cell office:value-type="string">
            <text:p>1.182210687</text:p>
          </table:table-cell>
          <table:table-cell office:value-type="string">
            <text:p>1.13008316</text:p>
          </table:table-cell>
          <table:table-cell office:value-type="string">
            <text:p>1.0317691</text:p>
          </table:table-cell>
          <table:table-cell office:value-type="string">
            <text:p>1.045637337</text:p>
          </table:table-cell>
          <table:table-cell office:value-type="string">
            <text:p>1.034186922</text:p>
          </table:table-cell>
          <table:table-cell office:value-type="string">
            <text:p>0.946673293</text:p>
          </table:table-cell>
          <table:table-cell office:value-type="string">
            <text:p>0.863415801</text:p>
          </table:table-cell>
          <table:table-cell office:value-type="string">
            <text:p>0.920425905</text:p>
          </table:table-cell>
          <table:table-cell office:value-type="string">
            <text:p>0.99687693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IBRD only</text:p>
          </table:table-cell>
          <table:table-cell office:value-type="string">
            <text:p>IBD</text:p>
          </table:table-cell>
          <table:table-cell office:value-type="string">
            <text:p>..</text:p>
          </table:table-cell>
          <table:table-cell office:value-type="string">
            <text:p>2.061503445</text:p>
          </table:table-cell>
          <table:table-cell office:value-type="string">
            <text:p>2.183461474</text:p>
          </table:table-cell>
          <table:table-cell office:value-type="string">
            <text:p>2.595856148</text:p>
          </table:table-cell>
          <table:table-cell office:value-type="string">
            <text:p>2.479658769</text:p>
          </table:table-cell>
          <table:table-cell office:value-type="string">
            <text:p>2.736200111</text:p>
          </table:table-cell>
          <table:table-cell office:value-type="string">
            <text:p>2.569258298</text:p>
          </table:table-cell>
          <table:table-cell office:value-type="string">
            <text:p>2.614532272</text:p>
          </table:table-cell>
          <table:table-cell office:value-type="string">
            <text:p>2.691553385</text:p>
          </table:table-cell>
          <table:table-cell office:value-type="string">
            <text:p>2.738060004</text:p>
          </table:table-cell>
          <table:table-cell office:value-type="string">
            <text:p>2.927906339</text:p>
          </table:table-cell>
          <table:table-cell office:value-type="string">
            <text:p>3.031196055</text:p>
          </table:table-cell>
          <table:table-cell office:value-type="string">
            <text:p>2.849634494</text:p>
          </table:table-cell>
          <table:table-cell office:value-type="string">
            <text:p>2.635150508</text:p>
          </table:table-cell>
          <table:table-cell office:value-type="string">
            <text:p>3.093034166</text:p>
          </table:table-cell>
          <table:table-cell office:value-type="string">
            <text:p>3.597156662</text:p>
          </table:table-cell>
          <table:table-cell office:value-type="string">
            <text:p>3.710470514</text:p>
          </table:table-cell>
          <table:table-cell office:value-type="string">
            <text:p>3.652993014</text:p>
          </table:table-cell>
          <table:table-cell office:value-type="string">
            <text:p>3.421325153</text:p>
          </table:table-cell>
          <table:table-cell office:value-type="string">
            <text:p>2.86201529</text:p>
          </table:table-cell>
          <table:table-cell office:value-type="string">
            <text:p>2.675104101</text:p>
          </table:table-cell>
          <table:table-cell office:value-type="string">
            <text:p>2.976708231</text:p>
          </table:table-cell>
          <table:table-cell office:value-type="string">
            <text:p>3.032128831</text:p>
          </table:table-cell>
          <table:table-cell office:value-type="string">
            <text:p>3.080246543</text:p>
          </table:table-cell>
          <table:table-cell office:value-type="string">
            <text:p>2.896681132</text:p>
          </table:table-cell>
          <table:table-cell office:value-type="string">
            <text:p>3.024829866</text:p>
          </table:table-cell>
          <table:table-cell office:value-type="string">
            <text:p>3.090558201</text:p>
          </table:table-cell>
          <table:table-cell office:value-type="string">
            <text:p>3.055164008</text:p>
          </table:table-cell>
          <table:table-cell office:value-type="string">
            <text:p>2.91515163</text:p>
          </table:table-cell>
          <table:table-cell office:value-type="string">
            <text:p>2.760680205</text:p>
          </table:table-cell>
          <table:table-cell office:value-type="string">
            <text:p>2.505417317</text:p>
          </table:table-cell>
          <table:table-cell office:value-type="string">
            <text:p>2.217233338</text:p>
          </table:table-cell>
          <table:table-cell office:value-type="string">
            <text:p>2.477874512</text:p>
          </table:table-cell>
          <table:table-cell office:value-type="string">
            <text:p>2.287640361</text:p>
          </table:table-cell>
          <table:table-cell office:value-type="string">
            <text:p>2.247439077</text:p>
          </table:table-cell>
          <table:table-cell office:value-type="string">
            <text:p>2.197852688</text:p>
          </table:table-cell>
          <table:table-cell office:value-type="string">
            <text:p>2.120700516</text:p>
          </table:table-cell>
          <table:table-cell office:value-type="string">
            <text:p>2.111777781</text:p>
          </table:table-cell>
          <table:table-cell office:value-type="string">
            <text:p>1.966372944</text:p>
          </table:table-cell>
          <table:table-cell office:value-type="string">
            <text:p>2.023195702</text:p>
          </table:table-cell>
          <table:table-cell office:value-type="string">
            <text:p>1.958990125</text:p>
          </table:table-cell>
          <table:table-cell office:value-type="string">
            <text:p>2.053530995</text:p>
          </table:table-cell>
          <table:table-cell office:value-type="string">
            <text:p>2.107783725</text:p>
          </table:table-cell>
          <table:table-cell office:value-type="string">
            <text:p>2.066815666</text:p>
          </table:table-cell>
          <table:table-cell office:value-type="string">
            <text:p>2.007467414</text:p>
          </table:table-cell>
          <table:table-cell office:value-type="string">
            <text:p>1.989217606</text:p>
          </table:table-cell>
          <table:table-cell office:value-type="string">
            <text:p>1.965895708</text:p>
          </table:table-cell>
          <table:table-cell office:value-type="string">
            <text:p>1.927686995</text:p>
          </table:table-cell>
          <table:table-cell office:value-type="string">
            <text:p>1.947477451</text:p>
          </table:table-cell>
          <table:table-cell office:value-type="string">
            <text:p>2.136834509</text:p>
          </table:table-cell>
          <table:table-cell office:value-type="string">
            <text:p>1.98523946</text:p>
          </table:table-cell>
          <table:table-cell office:value-type="string">
            <text:p>1.891553515</text:p>
          </table:table-cell>
          <table:table-cell office:value-type="string">
            <text:p>1.930385771</text:p>
          </table:table-cell>
          <table:table-cell office:value-type="string">
            <text:p>1.96932765</text:p>
          </table:table-cell>
          <table:table-cell office:value-type="string">
            <text:p>1.988310541</text:p>
          </table:table-cell>
          <table:table-cell office:value-type="string">
            <text:p>2.034586223</text:p>
          </table:table-cell>
          <table:table-cell office:value-type="string">
            <text:p>2.02279286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Iceland</text:p>
          </table:table-cell>
          <table:table-cell office:value-type="string">
            <text:p>ISL</text:p>
          </table:table-cell>
          <table:table-cell table:number-columns-repeated="49" office:value-type="string">
            <text:p>..</text:p>
          </table:table-cell>
          <table:table-cell office:value-type="string">
            <text:p>0.174539347</text:p>
          </table:table-cell>
          <table:table-cell office:value-type="string">
            <text:p>0.149406193</text:p>
          </table:table-cell>
          <table:table-cell office:value-type="string">
            <text:p>0.13235265</text:p>
          </table:table-cell>
          <table:table-cell office:value-type="string">
            <text:p>0.122057346</text:p>
          </table:table-cell>
          <table:table-cell table:number-columns-repeated="5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IDA &amp; IBRD total</text:p>
          </table:table-cell>
          <table:table-cell office:value-type="string">
            <text:p>IBT</text:p>
          </table:table-cell>
          <table:table-cell table:number-columns-repeated="2" office:value-type="string">
            <text:p>..</text:p>
          </table:table-cell>
          <table:table-cell office:value-type="string">
            <text:p>2.250235362</text:p>
          </table:table-cell>
          <table:table-cell office:value-type="string">
            <text:p>2.501047728</text:p>
          </table:table-cell>
          <table:table-cell office:value-type="string">
            <text:p>2.491453285</text:p>
          </table:table-cell>
          <table:table-cell office:value-type="string">
            <text:p>2.787221428</text:p>
          </table:table-cell>
          <table:table-cell office:value-type="string">
            <text:p>2.651291006</text:p>
          </table:table-cell>
          <table:table-cell office:value-type="string">
            <text:p>2.741619207</text:p>
          </table:table-cell>
          <table:table-cell office:value-type="string">
            <text:p>2.867012713</text:p>
          </table:table-cell>
          <table:table-cell office:value-type="string">
            <text:p>2.997916328</text:p>
          </table:table-cell>
          <table:table-cell office:value-type="string">
            <text:p>3.099342947</text:p>
          </table:table-cell>
          <table:table-cell office:value-type="string">
            <text:p>3.147039712</text:p>
          </table:table-cell>
          <table:table-cell office:value-type="string">
            <text:p>3.026616617</text:p>
          </table:table-cell>
          <table:table-cell office:value-type="string">
            <text:p>2.755861131</text:p>
          </table:table-cell>
          <table:table-cell office:value-type="string">
            <text:p>3.139269744</text:p>
          </table:table-cell>
          <table:table-cell office:value-type="string">
            <text:p>3.718223575</text:p>
          </table:table-cell>
          <table:table-cell office:value-type="string">
            <text:p>3.794379989</text:p>
          </table:table-cell>
          <table:table-cell office:value-type="string">
            <text:p>3.735045153</text:p>
          </table:table-cell>
          <table:table-cell office:value-type="string">
            <text:p>3.50505276</text:p>
          </table:table-cell>
          <table:table-cell office:value-type="string">
            <text:p>2.995976447</text:p>
          </table:table-cell>
          <table:table-cell office:value-type="string">
            <text:p>2.816008359</text:p>
          </table:table-cell>
          <table:table-cell office:value-type="string">
            <text:p>3.048723621</text:p>
          </table:table-cell>
          <table:table-cell office:value-type="string">
            <text:p>3.134869135</text:p>
          </table:table-cell>
          <table:table-cell office:value-type="string">
            <text:p>3.202956706</text:p>
          </table:table-cell>
          <table:table-cell office:value-type="string">
            <text:p>3.069727398</text:p>
          </table:table-cell>
          <table:table-cell office:value-type="string">
            <text:p>3.140349139</text:p>
          </table:table-cell>
          <table:table-cell office:value-type="string">
            <text:p>3.160927357</text:p>
          </table:table-cell>
          <table:table-cell office:value-type="string">
            <text:p>3.100307378</text:p>
          </table:table-cell>
          <table:table-cell office:value-type="string">
            <text:p>2.966909998</text:p>
          </table:table-cell>
          <table:table-cell office:value-type="string">
            <text:p>2.81127042</text:p>
          </table:table-cell>
          <table:table-cell office:value-type="string">
            <text:p>2.605246647</text:p>
          </table:table-cell>
          <table:table-cell office:value-type="string">
            <text:p>2.311667621</text:p>
          </table:table-cell>
          <table:table-cell office:value-type="string">
            <text:p>2.530222701</text:p>
          </table:table-cell>
          <table:table-cell office:value-type="string">
            <text:p>2.354149025</text:p>
          </table:table-cell>
          <table:table-cell office:value-type="string">
            <text:p>2.290444689</text:p>
          </table:table-cell>
          <table:table-cell office:value-type="string">
            <text:p>2.233572765</text:p>
          </table:table-cell>
          <table:table-cell office:value-type="string">
            <text:p>2.148363144</text:p>
          </table:table-cell>
          <table:table-cell office:value-type="string">
            <text:p>2.13401641</text:p>
          </table:table-cell>
          <table:table-cell office:value-type="string">
            <text:p>2.01127297</text:p>
          </table:table-cell>
          <table:table-cell office:value-type="string">
            <text:p>2.072516843</text:p>
          </table:table-cell>
          <table:table-cell office:value-type="string">
            <text:p>1.991038067</text:p>
          </table:table-cell>
          <table:table-cell office:value-type="string">
            <text:p>2.078624323</text:p>
          </table:table-cell>
          <table:table-cell office:value-type="string">
            <text:p>2.138290416</text:p>
          </table:table-cell>
          <table:table-cell office:value-type="string">
            <text:p>2.082682154</text:p>
          </table:table-cell>
          <table:table-cell office:value-type="string">
            <text:p>2.027441255</text:p>
          </table:table-cell>
          <table:table-cell office:value-type="string">
            <text:p>1.996837339</text:p>
          </table:table-cell>
          <table:table-cell office:value-type="string">
            <text:p>1.966910202</text:p>
          </table:table-cell>
          <table:table-cell office:value-type="string">
            <text:p>1.933402966</text:p>
          </table:table-cell>
          <table:table-cell office:value-type="string">
            <text:p>1.948503826</text:p>
          </table:table-cell>
          <table:table-cell office:value-type="string">
            <text:p>2.130280067</text:p>
          </table:table-cell>
          <table:table-cell office:value-type="string">
            <text:p>1.960203249</text:p>
          </table:table-cell>
          <table:table-cell office:value-type="string">
            <text:p>1.874090297</text:p>
          </table:table-cell>
          <table:table-cell office:value-type="string">
            <text:p>1.910680774</text:p>
          </table:table-cell>
          <table:table-cell office:value-type="string">
            <text:p>1.944211819</text:p>
          </table:table-cell>
          <table:table-cell office:value-type="string">
            <text:p>1.960648455</text:p>
          </table:table-cell>
          <table:table-cell office:value-type="string">
            <text:p>2.00740271</text:p>
          </table:table-cell>
          <table:table-cell office:value-type="string">
            <text:p>1.99496342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IDA blend</text:p>
          </table:table-cell>
          <table:table-cell office:value-type="string">
            <text:p>IDB</text:p>
          </table:table-cell>
          <table:table-cell office:value-type="string">
            <text:p>2.938327245</text:p>
          </table:table-cell>
          <table:table-cell office:value-type="string">
            <text:p>2.797299231</text:p>
          </table:table-cell>
          <table:table-cell office:value-type="string">
            <text:p>2.613922587</text:p>
          </table:table-cell>
          <table:table-cell office:value-type="string">
            <text:p>2.511300234</text:p>
          </table:table-cell>
          <table:table-cell office:value-type="string">
            <text:p>2.722770403</text:p>
          </table:table-cell>
          <table:table-cell office:value-type="string">
            <text:p>3.77483934</text:p>
          </table:table-cell>
          <table:table-cell office:value-type="string">
            <text:p>4.158340981</text:p>
          </table:table-cell>
          <table:table-cell office:value-type="string">
            <text:p>4.94344287</text:p>
          </table:table-cell>
          <table:table-cell office:value-type="string">
            <text:p>5.634771332</text:p>
          </table:table-cell>
          <table:table-cell office:value-type="string">
            <text:p>7.01142586</text:p>
          </table:table-cell>
          <table:table-cell office:value-type="string">
            <text:p>5.070396179</text:p>
          </table:table-cell>
          <table:table-cell office:value-type="string">
            <text:p>4.940483932</text:p>
          </table:table-cell>
          <table:table-cell office:value-type="string">
            <text:p>5.321642357</text:p>
          </table:table-cell>
          <table:table-cell office:value-type="string">
            <text:p>4.915828414</text:p>
          </table:table-cell>
          <table:table-cell office:value-type="string">
            <text:p>4.408935404</text:p>
          </table:table-cell>
          <table:table-cell office:value-type="string">
            <text:p>6.42528738</text:p>
          </table:table-cell>
          <table:table-cell office:value-type="string">
            <text:p>5.2871758</text:p>
          </table:table-cell>
          <table:table-cell office:value-type="string">
            <text:p>5.519065123</text:p>
          </table:table-cell>
          <table:table-cell office:value-type="string">
            <text:p>5.190249161</text:p>
          </table:table-cell>
          <table:table-cell office:value-type="string">
            <text:p>4.70577258</text:p>
          </table:table-cell>
          <table:table-cell office:value-type="string">
            <text:p>3.94993802</text:p>
          </table:table-cell>
          <table:table-cell office:value-type="string">
            <text:p>3.586358712</text:p>
          </table:table-cell>
          <table:table-cell office:value-type="string">
            <text:p>3.795861962</text:p>
          </table:table-cell>
          <table:table-cell office:value-type="string">
            <text:p>4.165937054</text:p>
          </table:table-cell>
          <table:table-cell office:value-type="string">
            <text:p>4.056801657</text:p>
          </table:table-cell>
          <table:table-cell office:value-type="string">
            <text:p>3.89188782</text:p>
          </table:table-cell>
          <table:table-cell office:value-type="string">
            <text:p>4.15195852</text:p>
          </table:table-cell>
          <table:table-cell office:value-type="string">
            <text:p>4.204747369</text:p>
          </table:table-cell>
          <table:table-cell office:value-type="string">
            <text:p>4.256702482</text:p>
          </table:table-cell>
          <table:table-cell office:value-type="string">
            <text:p>4.052461944</text:p>
          </table:table-cell>
          <table:table-cell office:value-type="string">
            <text:p>3.910535213</text:p>
          </table:table-cell>
          <table:table-cell office:value-type="string">
            <text:p>4.033356531</text:p>
          </table:table-cell>
          <table:table-cell office:value-type="string">
            <text:p>3.910721843</text:p>
          </table:table-cell>
          <table:table-cell office:value-type="string">
            <text:p>4.292032937</text:p>
          </table:table-cell>
          <table:table-cell office:value-type="string">
            <text:p>3.756126589</text:p>
          </table:table-cell>
          <table:table-cell office:value-type="string">
            <text:p>3.465124374</text:p>
          </table:table-cell>
          <table:table-cell office:value-type="string">
            <text:p>3.214708112</text:p>
          </table:table-cell>
          <table:table-cell office:value-type="string">
            <text:p>3.033693795</text:p>
          </table:table-cell>
          <table:table-cell office:value-type="string">
            <text:p>3.286958529</text:p>
          </table:table-cell>
          <table:table-cell office:value-type="string">
            <text:p>3.049831445</text:p>
          </table:table-cell>
          <table:table-cell office:value-type="string">
            <text:p>2.537221101</text:p>
          </table:table-cell>
          <table:table-cell office:value-type="string">
            <text:p>2.637243037</text:p>
          </table:table-cell>
          <table:table-cell office:value-type="string">
            <text:p>2.908859637</text:p>
          </table:table-cell>
          <table:table-cell office:value-type="string">
            <text:p>2.453186389</text:p>
          </table:table-cell>
          <table:table-cell office:value-type="string">
            <text:p>2.402067166</text:p>
          </table:table-cell>
          <table:table-cell office:value-type="string">
            <text:p>2.174186688</text:p>
          </table:table-cell>
          <table:table-cell office:value-type="string">
            <text:p>1.904193613</text:p>
          </table:table-cell>
          <table:table-cell office:value-type="string">
            <text:p>1.849959773</text:p>
          </table:table-cell>
          <table:table-cell office:value-type="string">
            <text:p>1.842865283</text:p>
          </table:table-cell>
          <table:table-cell office:value-type="string">
            <text:p>1.90103465</text:p>
          </table:table-cell>
          <table:table-cell office:value-type="string">
            <text:p>1.431130144</text:p>
          </table:table-cell>
          <table:table-cell office:value-type="string">
            <text:p>1.44567193</text:p>
          </table:table-cell>
          <table:table-cell office:value-type="string">
            <text:p>1.450817234</text:p>
          </table:table-cell>
          <table:table-cell office:value-type="string">
            <text:p>1.398087696</text:p>
          </table:table-cell>
          <table:table-cell office:value-type="string">
            <text:p>1.362429119</text:p>
          </table:table-cell>
          <table:table-cell office:value-type="string">
            <text:p>1.487351225</text:p>
          </table:table-cell>
          <table:table-cell office:value-type="string">
            <text:p>1.68350696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IDA only</text:p>
          </table:table-cell>
          <table:table-cell office:value-type="string">
            <text:p>IDX</text:p>
          </table:table-cell>
          <table:table-cell table:number-columns-repeated="13" office:value-type="string">
            <text:p>..</text:p>
          </table:table-cell>
          <table:table-cell office:value-type="string">
            <text:p>2.648603182</text:p>
          </table:table-cell>
          <table:table-cell office:value-type="string">
            <text:p>2.676855289</text:p>
          </table:table-cell>
          <table:table-cell office:value-type="string">
            <text:p>2.902529977</text:p>
          </table:table-cell>
          <table:table-cell office:value-type="string">
            <text:p>3.374589479</text:p>
          </table:table-cell>
          <table:table-cell office:value-type="string">
            <text:p>3.132003635</text:p>
          </table:table-cell>
          <table:table-cell office:value-type="string">
            <text:p>3.071554061</text:p>
          </table:table-cell>
          <table:table-cell office:value-type="string">
            <text:p>3.184313036</text:p>
          </table:table-cell>
          <table:table-cell office:value-type="string">
            <text:p>3.620150281</text:p>
          </table:table-cell>
          <table:table-cell office:value-type="string">
            <text:p>3.545312568</text:p>
          </table:table-cell>
          <table:table-cell office:value-type="string">
            <text:p>3.976196533</text:p>
          </table:table-cell>
          <table:table-cell office:value-type="string">
            <text:p>4.203313126</text:p>
          </table:table-cell>
          <table:table-cell office:value-type="string">
            <text:p>4.713954347</text:p>
          </table:table-cell>
          <table:table-cell office:value-type="string">
            <text:p>4.13457933</text:p>
          </table:table-cell>
          <table:table-cell office:value-type="string">
            <text:p>3.453173668</text:p>
          </table:table-cell>
          <table:table-cell office:value-type="string">
            <text:p>2.928536777</text:p>
          </table:table-cell>
          <table:table-cell office:value-type="string">
            <text:p>2.774256042</text:p>
          </table:table-cell>
          <table:table-cell office:value-type="string">
            <text:p>2.798949851</text:p>
          </table:table-cell>
          <table:table-cell office:value-type="string">
            <text:p>3.51468613</text:p>
          </table:table-cell>
          <table:table-cell office:value-type="string">
            <text:p>2.873497073</text:p>
          </table:table-cell>
          <table:table-cell office:value-type="string">
            <text:p>2.686443715</text:p>
          </table:table-cell>
          <table:table-cell office:value-type="string">
            <text:p>2.710839198</text:p>
          </table:table-cell>
          <table:table-cell office:value-type="string">
            <text:p>2.396941502</text:p>
          </table:table-cell>
          <table:table-cell office:value-type="string">
            <text:p>2.248106685</text:p>
          </table:table-cell>
          <table:table-cell office:value-type="string">
            <text:p>2.048704495</text:p>
          </table:table-cell>
          <table:table-cell office:value-type="string">
            <text:p>2.054166116</text:p>
          </table:table-cell>
          <table:table-cell office:value-type="string">
            <text:p>2.435162146</text:p>
          </table:table-cell>
          <table:table-cell office:value-type="string">
            <text:p>2.672903333</text:p>
          </table:table-cell>
          <table:table-cell office:value-type="string">
            <text:p>2.404530913</text:p>
          </table:table-cell>
          <table:table-cell office:value-type="string">
            <text:p>2.332345187</text:p>
          </table:table-cell>
          <table:table-cell office:value-type="string">
            <text:p>2.319071677</text:p>
          </table:table-cell>
          <table:table-cell office:value-type="string">
            <text:p>2.190387329</text:p>
          </table:table-cell>
          <table:table-cell office:value-type="string">
            <text:p>2.251035133</text:p>
          </table:table-cell>
          <table:table-cell office:value-type="string">
            <text:p>2.061209869</text:p>
          </table:table-cell>
          <table:table-cell office:value-type="string">
            <text:p>2.055258596</text:p>
          </table:table-cell>
          <table:table-cell office:value-type="string">
            <text:p>2.189745494</text:p>
          </table:table-cell>
          <table:table-cell office:value-type="string">
            <text:p>2.076629659</text:p>
          </table:table-cell>
          <table:table-cell office:value-type="string">
            <text:p>2.112244914</text:p>
          </table:table-cell>
          <table:table-cell office:value-type="string">
            <text:p>1.687670742</text:p>
          </table:table-cell>
          <table:table-cell office:value-type="string">
            <text:p>1.722846865</text:p>
          </table:table-cell>
          <table:table-cell office:value-type="string">
            <text:p>1.751882104</text:p>
          </table:table-cell>
          <table:table-cell office:value-type="string">
            <text:p>1.733369452</text:p>
          </table:table-cell>
          <table:table-cell office:value-type="string">
            <text:p>1.763438023</text:p>
          </table:table-cell>
          <table:table-cell office:value-type="string">
            <text:p>1.763143835</text:p>
          </table:table-cell>
          <table:table-cell office:value-type="string">
            <text:p>1.47176207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IDA total</text:p>
          </table:table-cell>
          <table:table-cell office:value-type="string">
            <text:p>IDA</text:p>
          </table:table-cell>
          <table:table-cell table:number-columns-repeated="5" office:value-type="string">
            <text:p>..</text:p>
          </table:table-cell>
          <table:table-cell office:value-type="string">
            <text:p>3.183600101</text:p>
          </table:table-cell>
          <table:table-cell table:number-columns-repeated="4" office:value-type="string">
            <text:p>..</text:p>
          </table:table-cell>
          <table:table-cell office:value-type="string">
            <text:p>4.175512345</text:p>
          </table:table-cell>
          <table:table-cell office:value-type="string">
            <text:p>3.970824925</text:p>
          </table:table-cell>
          <table:table-cell office:value-type="string">
            <text:p>4.312476569</text:p>
          </table:table-cell>
          <table:table-cell office:value-type="string">
            <text:p>3.62441254</text:p>
          </table:table-cell>
          <table:table-cell office:value-type="string">
            <text:p>3.469710954</text:p>
          </table:table-cell>
          <table:table-cell office:value-type="string">
            <text:p>4.448733258</text:p>
          </table:table-cell>
          <table:table-cell office:value-type="string">
            <text:p>4.355439278</text:p>
          </table:table-cell>
          <table:table-cell office:value-type="string">
            <text:p>4.303573068</text:p>
          </table:table-cell>
          <table:table-cell office:value-type="string">
            <text:p>4.090226478</text:p>
          </table:table-cell>
          <table:table-cell office:value-type="string">
            <text:p>3.939732401</text:p>
          </table:table-cell>
          <table:table-cell office:value-type="string">
            <text:p>3.795275052</text:p>
          </table:table-cell>
          <table:table-cell office:value-type="string">
            <text:p>3.566455224</text:p>
          </table:table-cell>
          <table:table-cell office:value-type="string">
            <text:p>3.885432324</text:p>
          </table:table-cell>
          <table:table-cell office:value-type="string">
            <text:p>4.186287998</text:p>
          </table:table-cell>
          <table:table-cell office:value-type="string">
            <text:p>4.430089587</text:p>
          </table:table-cell>
          <table:table-cell office:value-type="string">
            <text:p>4.032504236</text:p>
          </table:table-cell>
          <table:table-cell office:value-type="string">
            <text:p>3.724286934</text:p>
          </table:table-cell>
          <table:table-cell office:value-type="string">
            <text:p>3.451862272</text:p>
          </table:table-cell>
          <table:table-cell office:value-type="string">
            <text:p>3.386046535</text:p>
          </table:table-cell>
          <table:table-cell office:value-type="string">
            <text:p>3.359834973</text:p>
          </table:table-cell>
          <table:table-cell office:value-type="string">
            <text:p>3.677019483</text:p>
          </table:table-cell>
          <table:table-cell office:value-type="string">
            <text:p>3.350026395</text:p>
          </table:table-cell>
          <table:table-cell office:value-type="string">
            <text:p>3.213854909</text:p>
          </table:table-cell>
          <table:table-cell office:value-type="string">
            <text:p>3.329289862</text:p>
          </table:table-cell>
          <table:table-cell office:value-type="string">
            <text:p>3.005493547</text:p>
          </table:table-cell>
          <table:table-cell office:value-type="string">
            <text:p>2.83456803</text:p>
          </table:table-cell>
          <table:table-cell office:value-type="string">
            <text:p>2.590705876</text:p>
          </table:table-cell>
          <table:table-cell office:value-type="string">
            <text:p>2.498158959</text:p>
          </table:table-cell>
          <table:table-cell office:value-type="string">
            <text:p>2.804307694</text:p>
          </table:table-cell>
          <table:table-cell office:value-type="string">
            <text:p>2.845695853</text:p>
          </table:table-cell>
          <table:table-cell office:value-type="string">
            <text:p>2.463027121</text:p>
          </table:table-cell>
          <table:table-cell office:value-type="string">
            <text:p>2.470478418</text:p>
          </table:table-cell>
          <table:table-cell office:value-type="string">
            <text:p>2.590802706</text:p>
          </table:table-cell>
          <table:table-cell office:value-type="string">
            <text:p>2.30561218</text:p>
          </table:table-cell>
          <table:table-cell office:value-type="string">
            <text:p>2.316799202</text:p>
          </table:table-cell>
          <table:table-cell office:value-type="string">
            <text:p>2.111665953</text:p>
          </table:table-cell>
          <table:table-cell office:value-type="string">
            <text:p>1.982357612</text:p>
          </table:table-cell>
          <table:table-cell office:value-type="string">
            <text:p>2.028351744</text:p>
          </table:table-cell>
          <table:table-cell office:value-type="string">
            <text:p>1.965693817</text:p>
          </table:table-cell>
          <table:table-cell office:value-type="string">
            <text:p>2.018368485</text:p>
          </table:table-cell>
          <table:table-cell office:value-type="string">
            <text:p>1.544668204</text:p>
          </table:table-cell>
          <table:table-cell office:value-type="string">
            <text:p>1.568168242</text:p>
          </table:table-cell>
          <table:table-cell office:value-type="string">
            <text:p>1.589475549</text:p>
          </table:table-cell>
          <table:table-cell office:value-type="string">
            <text:p>1.553129311</text:p>
          </table:table-cell>
          <table:table-cell office:value-type="string">
            <text:p>1.545191095</text:p>
          </table:table-cell>
          <table:table-cell office:value-type="string">
            <text:p>1.623090206</text:p>
          </table:table-cell>
          <table:table-cell office:value-type="string">
            <text:p>1.57857131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office:value-type="string">
            <text:p>1.866014563</text:p>
          </table:table-cell>
          <table:table-cell office:value-type="string">
            <text:p>1.933365344</text:p>
          </table:table-cell>
          <table:table-cell office:value-type="string">
            <text:p>2.561201631</text:p>
          </table:table-cell>
          <table:table-cell office:value-type="string">
            <text:p>3.758056894</text:p>
          </table:table-cell>
          <table:table-cell office:value-type="string">
            <text:p>3.564984678</text:p>
          </table:table-cell>
          <table:table-cell office:value-type="string">
            <text:p>3.617987775</text:p>
          </table:table-cell>
          <table:table-cell office:value-type="string">
            <text:p>3.334696138</text:p>
          </table:table-cell>
          <table:table-cell office:value-type="string">
            <text:p>3.007577434</text:p>
          </table:table-cell>
          <table:table-cell office:value-type="string">
            <text:p>3.029682574</text:p>
          </table:table-cell>
          <table:table-cell office:value-type="string">
            <text:p>2.933036786</text:p>
          </table:table-cell>
          <table:table-cell office:value-type="string">
            <text:p>2.976088007</text:p>
          </table:table-cell>
          <table:table-cell office:value-type="string">
            <text:p>3.416742708</text:p>
          </table:table-cell>
          <table:table-cell office:value-type="string">
            <text:p>3.479326545</text:p>
          </table:table-cell>
          <table:table-cell office:value-type="string">
            <text:p>2.952314897</text:p>
          </table:table-cell>
          <table:table-cell office:value-type="string">
            <text:p>2.995121835</text:p>
          </table:table-cell>
          <table:table-cell office:value-type="string">
            <text:p>3.31112078</text:p>
          </table:table-cell>
          <table:table-cell office:value-type="string">
            <text:p>3.259160985</text:p>
          </table:table-cell>
          <table:table-cell office:value-type="string">
            <text:p>2.960440692</text:p>
          </table:table-cell>
          <table:table-cell office:value-type="string">
            <text:p>2.930081946</text:p>
          </table:table-cell>
          <table:table-cell office:value-type="string">
            <text:p>3.05914601</text:p>
          </table:table-cell>
          <table:table-cell office:value-type="string">
            <text:p>2.937503001</text:p>
          </table:table-cell>
          <table:table-cell office:value-type="string">
            <text:p>2.986054398</text:p>
          </table:table-cell>
          <table:table-cell office:value-type="string">
            <text:p>3.125041777</text:p>
          </table:table-cell>
          <table:table-cell office:value-type="string">
            <text:p>3.106347972</text:p>
          </table:table-cell>
          <table:table-cell office:value-type="string">
            <text:p>3.17678112</text:p>
          </table:table-cell>
          <table:table-cell office:value-type="string">
            <text:p>3.333858105</text:p>
          </table:table-cell>
          <table:table-cell office:value-type="string">
            <text:p>3.82972561</text:p>
          </table:table-cell>
          <table:table-cell office:value-type="string">
            <text:p>3.948813552</text:p>
          </table:table-cell>
          <table:table-cell office:value-type="string">
            <text:p>3.727479012</text:p>
          </table:table-cell>
          <table:table-cell office:value-type="string">
            <text:p>3.530421482</text:p>
          </table:table-cell>
          <table:table-cell office:value-type="string">
            <text:p>3.244671752</text:p>
          </table:table-cell>
          <table:table-cell office:value-type="string">
            <text:p>3.001038604</text:p>
          </table:table-cell>
          <table:table-cell office:value-type="string">
            <text:p>2.789484531</text:p>
          </table:table-cell>
          <table:table-cell office:value-type="string">
            <text:p>2.91190173</text:p>
          </table:table-cell>
          <table:table-cell office:value-type="string">
            <text:p>2.748061606</text:p>
          </table:table-cell>
          <table:table-cell office:value-type="string">
            <text:p>2.659174229</text:p>
          </table:table-cell>
          <table:table-cell office:value-type="string">
            <text:p>2.550150643</text:p>
          </table:table-cell>
          <table:table-cell office:value-type="string">
            <text:p>2.730590146</text:p>
          </table:table-cell>
          <table:table-cell office:value-type="string">
            <text:p>2.812659469</text:p>
          </table:table-cell>
          <table:table-cell office:value-type="string">
            <text:p>3.04973766</text:p>
          </table:table-cell>
          <table:table-cell office:value-type="string">
            <text:p>3.041213252</text:p>
          </table:table-cell>
          <table:table-cell office:value-type="string">
            <text:p>3.01595237</text:p>
          </table:table-cell>
          <table:table-cell office:value-type="string">
            <text:p>2.915330354</text:p>
          </table:table-cell>
          <table:table-cell office:value-type="string">
            <text:p>2.76157486</text:p>
          </table:table-cell>
          <table:table-cell office:value-type="string">
            <text:p>2.917274773</text:p>
          </table:table-cell>
          <table:table-cell office:value-type="string">
            <text:p>2.841119311</text:p>
          </table:table-cell>
          <table:table-cell office:value-type="string">
            <text:p>2.60588218</text:p>
          </table:table-cell>
          <table:table-cell office:value-type="string">
            <text:p>2.415943897</text:p>
          </table:table-cell>
          <table:table-cell office:value-type="string">
            <text:p>2.629998794</text:p>
          </table:table-cell>
          <table:table-cell office:value-type="string">
            <text:p>2.984045745</text:p>
          </table:table-cell>
          <table:table-cell office:value-type="string">
            <text:p>2.792192787</text:p>
          </table:table-cell>
          <table:table-cell office:value-type="string">
            <text:p>2.651497072</text:p>
          </table:table-cell>
          <table:table-cell office:value-type="string">
            <text:p>2.537345812</text:p>
          </table:table-cell>
          <table:table-cell office:value-type="string">
            <text:p>2.47272636</text:p>
          </table:table-cell>
          <table:table-cell office:value-type="string">
            <text:p>2.496770211</text:p>
          </table:table-cell>
          <table:table-cell office:value-type="string">
            <text:p>2.405128285</text:p>
          </table:table-cell>
          <table:table-cell office:value-type="string">
            <text:p>2.47485313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Indonesia</text:p>
          </table:table-cell>
          <table:table-cell office:value-type="string">
            <text:p>IDN</text:p>
          </table:table-cell>
          <table:table-cell table:number-columns-repeated="14" office:value-type="string">
            <text:p>..</text:p>
          </table:table-cell>
          <table:table-cell office:value-type="string">
            <text:p>2.541423723</text:p>
          </table:table-cell>
          <table:table-cell office:value-type="string">
            <text:p>3.279893506</text:p>
          </table:table-cell>
          <table:table-cell office:value-type="string">
            <text:p>3.213847034</text:p>
          </table:table-cell>
          <table:table-cell office:value-type="string">
            <text:p>3.011186113</text:p>
          </table:table-cell>
          <table:table-cell office:value-type="string">
            <text:p>2.970898133</text:p>
          </table:table-cell>
          <table:table-cell office:value-type="string">
            <text:p>2.836652738</text:p>
          </table:table-cell>
          <table:table-cell office:value-type="string">
            <text:p>2.739875544</text:p>
          </table:table-cell>
          <table:table-cell office:value-type="string">
            <text:p>2.914871806</text:p>
          </table:table-cell>
          <table:table-cell office:value-type="string">
            <text:p>2.855459839</text:p>
          </table:table-cell>
          <table:table-cell office:value-type="string">
            <text:p>2.372311384</text:p>
          </table:table-cell>
          <table:table-cell office:value-type="string">
            <text:p>2.216269506</text:p>
          </table:table-cell>
          <table:table-cell office:value-type="string">
            <text:p>2.117960656</text:p>
          </table:table-cell>
          <table:table-cell office:value-type="string">
            <text:p>2.037628056</text:p>
          </table:table-cell>
          <table:table-cell office:value-type="string">
            <text:p>1.666906924</text:p>
          </table:table-cell>
          <table:table-cell office:value-type="string">
            <text:p>1.511539199</text:p>
          </table:table-cell>
          <table:table-cell office:value-type="string">
            <text:p>1.401638497</text:p>
          </table:table-cell>
          <table:table-cell office:value-type="string">
            <text:p>1.428159898</text:p>
          </table:table-cell>
          <table:table-cell office:value-type="string">
            <text:p>1.36669267</text:p>
          </table:table-cell>
          <table:table-cell office:value-type="string">
            <text:p>1.384773632</text:p>
          </table:table-cell>
          <table:table-cell office:value-type="string">
            <text:p>1.149176546</text:p>
          </table:table-cell>
          <table:table-cell office:value-type="string">
            <text:p>1.189185005</text:p>
          </table:table-cell>
          <table:table-cell office:value-type="string">
            <text:p>1.151760346</text:p>
          </table:table-cell>
          <table:table-cell office:value-type="string">
            <text:p>1.187528163</text:p>
          </table:table-cell>
          <table:table-cell office:value-type="string">
            <text:p>1.406689923</text:p>
          </table:table-cell>
          <table:table-cell office:value-type="string">
            <text:p>0.957163665</text:p>
          </table:table-cell>
          <table:table-cell office:value-type="string">
            <text:p>0.761520999</text:p>
          </table:table-cell>
          <table:table-cell office:value-type="string">
            <text:p>0.64287299</text:p>
          </table:table-cell>
          <table:table-cell office:value-type="string">
            <text:p>0.537971054</text:p>
          </table:table-cell>
          <table:table-cell office:value-type="string">
            <text:p>0.657557598</text:p>
          </table:table-cell>
          <table:table-cell office:value-type="string">
            <text:p>0.854006251</text:p>
          </table:table-cell>
          <table:table-cell office:value-type="string">
            <text:p>0.888224647</text:p>
          </table:table-cell>
          <table:table-cell office:value-type="string">
            <text:p>0.705147473</text:p>
          </table:table-cell>
          <table:table-cell office:value-type="string">
            <text:p>0.672872874</text:p>
          </table:table-cell>
          <table:table-cell office:value-type="string">
            <text:p>0.727686344</text:p>
          </table:table-cell>
          <table:table-cell office:value-type="string">
            <text:p>0.594970702</text:p>
          </table:table-cell>
          <table:table-cell office:value-type="string">
            <text:p>0.575181489</text:p>
          </table:table-cell>
          <table:table-cell office:value-type="string">
            <text:p>0.617587092</text:p>
          </table:table-cell>
          <table:table-cell office:value-type="string">
            <text:p>0.653776703</text:p>
          </table:table-cell>
          <table:table-cell office:value-type="string">
            <text:p>0.711549473</text:p>
          </table:table-cell>
          <table:table-cell office:value-type="string">
            <text:p>0.918769839</text:p>
          </table:table-cell>
          <table:table-cell office:value-type="string">
            <text:p>0.777855178</text:p>
          </table:table-cell>
          <table:table-cell office:value-type="string">
            <text:p>0.886971133</text:p>
          </table:table-cell>
          <table:table-cell office:value-type="string">
            <text:p>0.87613175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Iran, Islamic Rep.</text:p>
          </table:table-cell>
          <table:table-cell office:value-type="string">
            <text:p>IRN</text:p>
          </table:table-cell>
          <table:table-cell office:value-type="string">
            <text:p>2.350004997</text:p>
          </table:table-cell>
          <table:table-cell office:value-type="string">
            <text:p>2.393083629</text:p>
          </table:table-cell>
          <table:table-cell office:value-type="string">
            <text:p>2.341524128</text:p>
          </table:table-cell>
          <table:table-cell office:value-type="string">
            <text:p>2.611535519</text:p>
          </table:table-cell>
          <table:table-cell office:value-type="string">
            <text:p>2.889405287</text:p>
          </table:table-cell>
          <table:table-cell office:value-type="string">
            <text:p>3.227201473</text:p>
          </table:table-cell>
          <table:table-cell office:value-type="string">
            <text:p>3.77183982</text:p>
          </table:table-cell>
          <table:table-cell office:value-type="string">
            <text:p>4.38128778</text:p>
          </table:table-cell>
          <table:table-cell office:value-type="string">
            <text:p>5.071146449</text:p>
          </table:table-cell>
          <table:table-cell office:value-type="string">
            <text:p>5.809313302</text:p>
          </table:table-cell>
          <table:table-cell office:value-type="string">
            <text:p>5.649764601</text:p>
          </table:table-cell>
          <table:table-cell office:value-type="string">
            <text:p>2.929770206</text:p>
          </table:table-cell>
          <table:table-cell office:value-type="string">
            <text:p>2.168350432</text:p>
          </table:table-cell>
          <table:table-cell office:value-type="string">
            <text:p>1.775719009</text:p>
          </table:table-cell>
          <table:table-cell office:value-type="string">
            <text:p>8.394695892</text:p>
          </table:table-cell>
          <table:table-cell office:value-type="string">
            <text:p>11.4085259</text:p>
          </table:table-cell>
          <table:table-cell office:value-type="string">
            <text:p>10.51605271</text:p>
          </table:table-cell>
          <table:table-cell office:value-type="string">
            <text:p>9.458703472</text:p>
          </table:table-cell>
          <table:table-cell office:value-type="string">
            <text:p>10.40633942</text:p>
          </table:table-cell>
          <table:table-cell office:value-type="string">
            <text:p>5.526368722</text:p>
          </table:table-cell>
          <table:table-cell office:value-type="string">
            <text:p>5.098475364</text:p>
          </table:table-cell>
          <table:table-cell office:value-type="string">
            <text:p>7.912184757</text:p>
          </table:table-cell>
          <table:table-cell office:value-type="string">
            <text:p>7.629300153</text:p>
          </table:table-cell>
          <table:table-cell office:value-type="string">
            <text:p>6.682102376</text:p>
          </table:table-cell>
          <table:table-cell office:value-type="string">
            <text:p>5.994210939</text:p>
          </table:table-cell>
          <table:table-cell office:value-type="string">
            <text:p>6.168692387</text:p>
          </table:table-cell>
          <table:table-cell office:value-type="string">
            <text:p>5.779327089</text:p>
          </table:table-cell>
          <table:table-cell office:value-type="string">
            <text:p>5.618482783</text:p>
          </table:table-cell>
          <table:table-cell office:value-type="string">
            <text:p>5.925748841</text:p>
          </table:table-cell>
          <table:table-cell office:value-type="string">
            <text:p>4.312361645</text:p>
          </table:table-cell>
          <table:table-cell office:value-type="string">
            <text:p>2.954204116</text:p>
          </table:table-cell>
          <table:table-cell office:value-type="string">
            <text:p>2.203337986</text:p>
          </table:table-cell>
          <table:table-cell office:value-type="string">
            <text:p>1.800588822</text:p>
          </table:table-cell>
          <table:table-cell office:value-type="string">
            <text:p>1.730420985</text:p>
          </table:table-cell>
          <table:table-cell office:value-type="string">
            <text:p>2.132212116</text:p>
          </table:table-cell>
          <table:table-cell office:value-type="string">
            <text:p>2.21610253</text:p>
          </table:table-cell>
          <table:table-cell office:value-type="string">
            <text:p>2.299675952</text:p>
          </table:table-cell>
          <table:table-cell office:value-type="string">
            <text:p>2.570874914</text:p>
          </table:table-cell>
          <table:table-cell office:value-type="string">
            <text:p>2.715955361</text:p>
          </table:table-cell>
          <table:table-cell office:value-type="string">
            <text:p>2.455130688</text:p>
          </table:table-cell>
          <table:table-cell office:value-type="string">
            <text:p>2.340065309</text:p>
          </table:table-cell>
          <table:table-cell office:value-type="string">
            <text:p>2.465876519</text:p>
          </table:table-cell>
          <table:table-cell office:value-type="string">
            <text:p>2.188888749</text:p>
          </table:table-cell>
          <table:table-cell office:value-type="string">
            <text:p>2.420837311</text:p>
          </table:table-cell>
          <table:table-cell office:value-type="string">
            <text:p>2.759170075</text:p>
          </table:table-cell>
          <table:table-cell office:value-type="string">
            <text:p>3.001404999</text:p>
          </table:table-cell>
          <table:table-cell office:value-type="string">
            <text:p>3.286334122</text:p>
          </table:table-cell>
          <table:table-cell office:value-type="string">
            <text:p>2.666873603</text:p>
          </table:table-cell>
          <table:table-cell office:value-type="string">
            <text:p>2.68760127</text:p>
          </table:table-cell>
          <table:table-cell office:value-type="string">
            <text:p>3.022264659</text:p>
          </table:table-cell>
          <table:table-cell office:value-type="string">
            <text:p>2.761421435</text:p>
          </table:table-cell>
          <table:table-cell office:value-type="string">
            <text:p>2.369733554</text:p>
          </table:table-cell>
          <table:table-cell office:value-type="string">
            <text:p>2.735274003</text:p>
          </table:table-cell>
          <table:table-cell office:value-type="string">
            <text:p>2.223894855</text:p>
          </table:table-cell>
          <table:table-cell office:value-type="string">
            <text:p>2.230100075</text:p>
          </table:table-cell>
          <table:table-cell office:value-type="string">
            <text:p>2.691357164</text:p>
          </table:table-cell>
          <table:table-cell office:value-type="string">
            <text:p>2.97469238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Iraq</text:p>
          </table:table-cell>
          <table:table-cell office:value-type="string">
            <text:p>IRQ</text:p>
          </table:table-cell>
          <table:table-cell office:value-type="string">
            <text:p>7.050634204</text:p>
          </table:table-cell>
          <table:table-cell office:value-type="string">
            <text:p>6.851396774</text:p>
          </table:table-cell>
          <table:table-cell office:value-type="string">
            <text:p>6.910815629</text:p>
          </table:table-cell>
          <table:table-cell office:value-type="string">
            <text:p>8.250883475</text:p>
          </table:table-cell>
          <table:table-cell office:value-type="string">
            <text:p>7.913674574</text:p>
          </table:table-cell>
          <table:table-cell table:number-columns-repeated="3" office:value-type="string">
            <text:p>..</text:p>
          </table:table-cell>
          <table:table-cell office:value-type="string">
            <text:p>10.06138231</text:p>
          </table:table-cell>
          <table:table-cell office:value-type="string">
            <text:p>12.50093093</text:p>
          </table:table-cell>
          <table:table-cell office:value-type="string">
            <text:p>12.22224593</text:p>
          </table:table-cell>
          <table:table-cell office:value-type="string">
            <text:p>11.03483607</text:p>
          </table:table-cell>
          <table:table-cell office:value-type="string">
            <text:p>11.19587441</text:p>
          </table:table-cell>
          <table:table-cell office:value-type="string">
            <text:p>12.81957305</text:p>
          </table:table-cell>
          <table:table-cell office:value-type="string">
            <text:p>12.41068541</text:p>
          </table:table-cell>
          <table:table-cell office:value-type="string">
            <text:p>11.81591727</text:p>
          </table:table-cell>
          <table:table-cell office:value-type="string">
            <text:p>9.919893191</text:p>
          </table:table-cell>
          <table:table-cell office:value-type="string">
            <text:p>10.12085624</text:p>
          </table:table-cell>
          <table:table-cell office:value-type="string">
            <text:p>8.358272766</text:p>
          </table:table-cell>
          <table:table-cell office:value-type="string">
            <text:p>6.271939251</text:p>
          </table:table-cell>
          <table:table-cell office:value-type="string">
            <text:p>5.573627043</text:p>
          </table:table-cell>
          <table:table-cell office:value-type="string">
            <text:p>10.63550397</text:p>
          </table:table-cell>
          <table:table-cell table:number-columns-repeated="22" office:value-type="string">
            <text:p>..</text:p>
          </table:table-cell>
          <table:table-cell office:value-type="string">
            <text:p>1.675578078</text:p>
          </table:table-cell>
          <table:table-cell office:value-type="string">
            <text:p>2.242580305</text:p>
          </table:table-cell>
          <table:table-cell office:value-type="string">
            <text:p>1.897571722</text:p>
          </table:table-cell>
          <table:table-cell office:value-type="string">
            <text:p>2.239928025</text:p>
          </table:table-cell>
          <table:table-cell office:value-type="string">
            <text:p>2.367759824</text:p>
          </table:table-cell>
          <table:table-cell office:value-type="string">
            <text:p>2.899117588</text:p>
          </table:table-cell>
          <table:table-cell office:value-type="string">
            <text:p>2.70935228</text:p>
          </table:table-cell>
          <table:table-cell office:value-type="string">
            <text:p>2.30344022</text:p>
          </table:table-cell>
          <table:table-cell office:value-type="string">
            <text:p>1.899568366</text:p>
          </table:table-cell>
          <table:table-cell office:value-type="string">
            <text:p>3.315679825</text:p>
          </table:table-cell>
          <table:table-cell office:value-type="string">
            <text:p>2.950646564</text:p>
          </table:table-cell>
          <table:table-cell office:value-type="string">
            <text:p>5.346370529</text:p>
          </table:table-cell>
          <table:table-cell office:value-type="string">
            <text:p>3.63463246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Ireland</text:p>
          </table:table-cell>
          <table:table-cell office:value-type="string">
            <text:p>IRL</text:p>
          </table:table-cell>
          <table:table-cell office:value-type="string">
            <text:p>1.330386743</text:p>
          </table:table-cell>
          <table:table-cell office:value-type="string">
            <text:p>1.320142085</text:p>
          </table:table-cell>
          <table:table-cell office:value-type="string">
            <text:p>1.290219976</text:p>
          </table:table-cell>
          <table:table-cell office:value-type="string">
            <text:p>1.242817134</text:p>
          </table:table-cell>
          <table:table-cell office:value-type="string">
            <text:p>1.303207865</text:p>
          </table:table-cell>
          <table:table-cell office:value-type="string">
            <text:p>1.326908055</text:p>
          </table:table-cell>
          <table:table-cell office:value-type="string">
            <text:p>1.234360458</text:p>
          </table:table-cell>
          <table:table-cell office:value-type="string">
            <text:p>1.187126848</text:p>
          </table:table-cell>
          <table:table-cell office:value-type="string">
            <text:p>1.132851299</text:p>
          </table:table-cell>
          <table:table-cell office:value-type="string">
            <text:p>1.099280371</text:p>
          </table:table-cell>
          <table:table-cell office:value-type="string">
            <text:p>1.15836844</text:p>
          </table:table-cell>
          <table:table-cell office:value-type="string">
            <text:p>1.243686484</text:p>
          </table:table-cell>
          <table:table-cell office:value-type="string">
            <text:p>1.328534708</text:p>
          </table:table-cell>
          <table:table-cell office:value-type="string">
            <text:p>1.312421957</text:p>
          </table:table-cell>
          <table:table-cell office:value-type="string">
            <text:p>1.406639824</text:p>
          </table:table-cell>
          <table:table-cell office:value-type="string">
            <text:p>1.625620901</text:p>
          </table:table-cell>
          <table:table-cell office:value-type="string">
            <text:p>1.614826693</text:p>
          </table:table-cell>
          <table:table-cell office:value-type="string">
            <text:p>1.524860329</text:p>
          </table:table-cell>
          <table:table-cell office:value-type="string">
            <text:p>1.482775188</text:p>
          </table:table-cell>
          <table:table-cell office:value-type="string">
            <text:p>1.581871597</text:p>
          </table:table-cell>
          <table:table-cell office:value-type="string">
            <text:p>1.664920792</text:p>
          </table:table-cell>
          <table:table-cell office:value-type="string">
            <text:p>1.580277984</text:p>
          </table:table-cell>
          <table:table-cell office:value-type="string">
            <text:p>1.590906106</text:p>
          </table:table-cell>
          <table:table-cell office:value-type="string">
            <text:p>1.492320896</text:p>
          </table:table-cell>
          <table:table-cell office:value-type="string">
            <text:p>1.412145762</text:p>
          </table:table-cell>
          <table:table-cell office:value-type="string">
            <text:p>1.415749792</text:p>
          </table:table-cell>
          <table:table-cell office:value-type="string">
            <text:p>1.422909366</text:p>
          </table:table-cell>
          <table:table-cell office:value-type="string">
            <text:p>1.28203364</text:p>
          </table:table-cell>
          <table:table-cell office:value-type="string">
            <text:p>1.199184775</text:p>
          </table:table-cell>
          <table:table-cell office:value-type="string">
            <text:p>1.105246278</text:p>
          </table:table-cell>
          <table:table-cell office:value-type="string">
            <text:p>1.203253061</text:p>
          </table:table-cell>
          <table:table-cell office:value-type="string">
            <text:p>1.253674605</text:p>
          </table:table-cell>
          <table:table-cell office:value-type="string">
            <text:p>1.203868198</text:p>
          </table:table-cell>
          <table:table-cell office:value-type="string">
            <text:p>1.13898829</text:p>
          </table:table-cell>
          <table:table-cell office:value-type="string">
            <text:p>1.108502072</text:p>
          </table:table-cell>
          <table:table-cell office:value-type="string">
            <text:p>1.014148491</text:p>
          </table:table-cell>
          <table:table-cell office:value-type="string">
            <text:p>0.989723022</text:p>
          </table:table-cell>
          <table:table-cell office:value-type="string">
            <text:p>0.923961616</text:p>
          </table:table-cell>
          <table:table-cell office:value-type="string">
            <text:p>0.824140125</text:p>
          </table:table-cell>
          <table:table-cell office:value-type="string">
            <text:p>0.751358157</text:p>
          </table:table-cell>
          <table:table-cell office:value-type="string">
            <text:p>0.695693766</text:p>
          </table:table-cell>
          <table:table-cell office:value-type="string">
            <text:p>0.703528362</text:p>
          </table:table-cell>
          <table:table-cell office:value-type="string">
            <text:p>0.634034443</text:p>
          </table:table-cell>
          <table:table-cell office:value-type="string">
            <text:p>0.587537722</text:p>
          </table:table-cell>
          <table:table-cell office:value-type="string">
            <text:p>0.568324548</text:p>
          </table:table-cell>
          <table:table-cell office:value-type="string">
            <text:p>0.540988771</text:p>
          </table:table-cell>
          <table:table-cell office:value-type="string">
            <text:p>0.512931731</text:p>
          </table:table-cell>
          <table:table-cell office:value-type="string">
            <text:p>0.508413366</text:p>
          </table:table-cell>
          <table:table-cell office:value-type="string">
            <text:p>0.575533694</text:p>
          </table:table-cell>
          <table:table-cell office:value-type="string">
            <text:p>0.59912908</text:p>
          </table:table-cell>
          <table:table-cell office:value-type="string">
            <text:p>0.574102722</text:p>
          </table:table-cell>
          <table:table-cell office:value-type="string">
            <text:p>0.544029391</text:p>
          </table:table-cell>
          <table:table-cell office:value-type="string">
            <text:p>0.513154592</text:p>
          </table:table-cell>
          <table:table-cell office:value-type="string">
            <text:p>0.499505597</text:p>
          </table:table-cell>
          <table:table-cell office:value-type="string">
            <text:p>0.462122507</text:p>
          </table:table-cell>
          <table:table-cell office:value-type="string">
            <text:p>0.343080758</text:p>
          </table:table-cell>
          <table:table-cell office:value-type="string">
            <text:p>0.32785481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Isle of Man</text:p>
          </table:table-cell>
          <table:table-cell office:value-type="string">
            <text:p>IMN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Israel</text:p>
          </table:table-cell>
          <table:table-cell office:value-type="string">
            <text:p>ISR</text:p>
          </table:table-cell>
          <table:table-cell office:value-type="string">
            <text:p>6.590340581</text:p>
          </table:table-cell>
          <table:table-cell office:value-type="string">
            <text:p>6.934044926</text:p>
          </table:table-cell>
          <table:table-cell office:value-type="string">
            <text:p>8.110889774</text:p>
          </table:table-cell>
          <table:table-cell office:value-type="string">
            <text:p>8.663807508</text:p>
          </table:table-cell>
          <table:table-cell office:value-type="string">
            <text:p>8.180794832</text:p>
          </table:table-cell>
          <table:table-cell office:value-type="string">
            <text:p>8.569153776</text:p>
          </table:table-cell>
          <table:table-cell office:value-type="string">
            <text:p>9.434673367</text:p>
          </table:table-cell>
          <table:table-cell office:value-type="string">
            <text:p>15.44251447</text:p>
          </table:table-cell>
          <table:table-cell office:value-type="string">
            <text:p>17.42801472</text:p>
          </table:table-cell>
          <table:table-cell office:value-type="string">
            <text:p>19.08931699</text:p>
          </table:table-cell>
          <table:table-cell office:value-type="string">
            <text:p>20.85797417</text:p>
          </table:table-cell>
          <table:table-cell office:value-type="string">
            <text:p>19.88653302</text:p>
          </table:table-cell>
          <table:table-cell office:value-type="string">
            <text:p>17.40936556</text:p>
          </table:table-cell>
          <table:table-cell office:value-type="string">
            <text:p>23.84624727</text:p>
          </table:table-cell>
          <table:table-cell office:value-type="string">
            <text:p>23.67992102</text:p>
          </table:table-cell>
          <table:table-cell office:value-type="string">
            <text:p>25.84940786</text:p>
          </table:table-cell>
          <table:table-cell office:value-type="string">
            <text:p>23.81727958</text:p>
          </table:table-cell>
          <table:table-cell office:value-type="string">
            <text:p>19.13110327</text:p>
          </table:table-cell>
          <table:table-cell office:value-type="string">
            <text:p>18.99090198</text:p>
          </table:table-cell>
          <table:table-cell office:value-type="string">
            <text:p>16.04123654</text:p>
          </table:table-cell>
          <table:table-cell office:value-type="string">
            <text:p>17.14144119</text:p>
          </table:table-cell>
          <table:table-cell office:value-type="string">
            <text:p>18.431594</text:p>
          </table:table-cell>
          <table:table-cell office:value-type="string">
            <text:p>16.21625938</text:p>
          </table:table-cell>
          <table:table-cell office:value-type="string">
            <text:p>13.72759336</text:p>
          </table:table-cell>
          <table:table-cell office:value-type="string">
            <text:p>14.45854672</text:p>
          </table:table-cell>
          <table:table-cell office:value-type="string">
            <text:p>14.56465691</text:p>
          </table:table-cell>
          <table:table-cell office:value-type="string">
            <text:p>12.86938873</text:p>
          </table:table-cell>
          <table:table-cell office:value-type="string">
            <text:p>14.64280299</text:p>
          </table:table-cell>
          <table:table-cell office:value-type="string">
            <text:p>14.97526606</text:p>
          </table:table-cell>
          <table:table-cell office:value-type="string">
            <text:p>12.15609313</text:p>
          </table:table-cell>
          <table:table-cell office:value-type="string">
            <text:p>12.26397705</text:p>
          </table:table-cell>
          <table:table-cell office:value-type="string">
            <text:p>15.49374511</text:p>
          </table:table-cell>
          <table:table-cell office:value-type="string">
            <text:p>10.85276698</text:p>
          </table:table-cell>
          <table:table-cell office:value-type="string">
            <text:p>11.51091234</text:p>
          </table:table-cell>
          <table:table-cell office:value-type="string">
            <text:p>10.05085442</text:p>
          </table:table-cell>
          <table:table-cell office:value-type="string">
            <text:p>8.826109861</text:p>
          </table:table-cell>
          <table:table-cell office:value-type="string">
            <text:p>8.660553297</text:p>
          </table:table-cell>
          <table:table-cell office:value-type="string">
            <text:p>8.401685767</text:p>
          </table:table-cell>
          <table:table-cell office:value-type="string">
            <text:p>7.848549221</text:p>
          </table:table-cell>
          <table:table-cell office:value-type="string">
            <text:p>7.344210649</text:p>
          </table:table-cell>
          <table:table-cell office:value-type="string">
            <text:p>7.077550682</text:p>
          </table:table-cell>
          <table:table-cell office:value-type="string">
            <text:p>7.290693385</text:p>
          </table:table-cell>
          <table:table-cell office:value-type="string">
            <text:p>8.258569135</text:p>
          </table:table-cell>
          <table:table-cell office:value-type="string">
            <text:p>8.451945597</text:p>
          </table:table-cell>
          <table:table-cell office:value-type="string">
            <text:p>8.136149262</text:p>
          </table:table-cell>
          <table:table-cell office:value-type="string">
            <text:p>7.592932844</text:p>
          </table:table-cell>
          <table:table-cell office:value-type="string">
            <text:p>7.431940899</text:p>
          </table:table-cell>
          <table:table-cell office:value-type="string">
            <text:p>6.712000933</text:p>
          </table:table-cell>
          <table:table-cell office:value-type="string">
            <text:p>6.530391961</text:p>
          </table:table-cell>
          <table:table-cell office:value-type="string">
            <text:p>6.739743151</text:p>
          </table:table-cell>
          <table:table-cell office:value-type="string">
            <text:p>6.232347013</text:p>
          </table:table-cell>
          <table:table-cell office:value-type="string">
            <text:p>5.875758785</text:p>
          </table:table-cell>
          <table:table-cell office:value-type="string">
            <text:p>5.729567226</text:p>
          </table:table-cell>
          <table:table-cell office:value-type="string">
            <text:p>5.76896719</text:p>
          </table:table-cell>
          <table:table-cell office:value-type="string">
            <text:p>5.870679603</text:p>
          </table:table-cell>
          <table:table-cell office:value-type="string">
            <text:p>5.603512056</text:p>
          </table:table-cell>
          <table:table-cell office:value-type="string">
            <text:p>5.6597791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Italy</text:p>
          </table:table-cell>
          <table:table-cell office:value-type="string">
            <text:p>ITA</text:p>
          </table:table-cell>
          <table:table-cell office:value-type="string">
            <text:p>2.817594937</text:p>
          </table:table-cell>
          <table:table-cell office:value-type="string">
            <text:p>2.672268145</text:p>
          </table:table-cell>
          <table:table-cell office:value-type="string">
            <text:p>2.734395463</text:p>
          </table:table-cell>
          <table:table-cell office:value-type="string">
            <text:p>2.85857014</text:p>
          </table:table-cell>
          <table:table-cell office:value-type="string">
            <text:p>2.831486981</text:p>
          </table:table-cell>
          <table:table-cell office:value-type="string">
            <text:p>2.852472673</text:p>
          </table:table-cell>
          <table:table-cell office:value-type="string">
            <text:p>2.915280437</text:p>
          </table:table-cell>
          <table:table-cell office:value-type="string">
            <text:p>2.680173888</text:p>
          </table:table-cell>
          <table:table-cell office:value-type="string">
            <text:p>2.552623448</text:p>
          </table:table-cell>
          <table:table-cell office:value-type="string">
            <text:p>2.326912548</text:p>
          </table:table-cell>
          <table:table-cell office:value-type="string">
            <text:p>2.211150687</text:p>
          </table:table-cell>
          <table:table-cell office:value-type="string">
            <text:p>2.402465635</text:p>
          </table:table-cell>
          <table:table-cell office:value-type="string">
            <text:p>2.561456414</text:p>
          </table:table-cell>
          <table:table-cell office:value-type="string">
            <text:p>2.344950399</text:p>
          </table:table-cell>
          <table:table-cell office:value-type="string">
            <text:p>2.204674094</text:p>
          </table:table-cell>
          <table:table-cell office:value-type="string">
            <text:p>2.09471896</text:p>
          </table:table-cell>
          <table:table-cell office:value-type="string">
            <text:p>1.934834691</text:p>
          </table:table-cell>
          <table:table-cell office:value-type="string">
            <text:p>2.000864442</text:p>
          </table:table-cell>
          <table:table-cell office:value-type="string">
            <text:p>1.989325908</text:p>
          </table:table-cell>
          <table:table-cell office:value-type="string">
            <text:p>1.983730431</text:p>
          </table:table-cell>
          <table:table-cell office:value-type="string">
            <text:p>1.876143336</text:p>
          </table:table-cell>
          <table:table-cell office:value-type="string">
            <text:p>1.94015395</text:p>
          </table:table-cell>
          <table:table-cell office:value-type="string">
            <text:p>2.134466146</text:p>
          </table:table-cell>
          <table:table-cell office:value-type="string">
            <text:p>2.147082274</text:p>
          </table:table-cell>
          <table:table-cell office:value-type="string">
            <text:p>2.143001614</text:p>
          </table:table-cell>
          <table:table-cell office:value-type="string">
            <text:p>2.064501864</text:p>
          </table:table-cell>
          <table:table-cell office:value-type="string">
            <text:p>2.109411752</text:p>
          </table:table-cell>
          <table:table-cell office:value-type="string">
            <text:p>2.197388867</text:p>
          </table:table-cell>
          <table:table-cell office:value-type="string">
            <text:p>2.208005763</text:p>
          </table:table-cell>
          <table:table-cell office:value-type="string">
            <text:p>2.152989271</text:p>
          </table:table-cell>
          <table:table-cell office:value-type="string">
            <text:p>1.985424033</text:p>
          </table:table-cell>
          <table:table-cell office:value-type="string">
            <text:p>1.959288529</text:p>
          </table:table-cell>
          <table:table-cell office:value-type="string">
            <text:p>1.900106054</text:p>
          </table:table-cell>
          <table:table-cell office:value-type="string">
            <text:p>1.93761791</text:p>
          </table:table-cell>
          <table:table-cell office:value-type="string">
            <text:p>1.858587292</text:p>
          </table:table-cell>
          <table:table-cell office:value-type="string">
            <text:p>1.654840071</text:p>
          </table:table-cell>
          <table:table-cell office:value-type="string">
            <text:p>1.79085939</text:p>
          </table:table-cell>
          <table:table-cell office:value-type="string">
            <text:p>1.833926493</text:p>
          </table:table-cell>
          <table:table-cell office:value-type="string">
            <text:p>1.854012265</text:p>
          </table:table-cell>
          <table:table-cell office:value-type="string">
            <text:p>1.897744981</text:p>
          </table:table-cell>
          <table:table-cell office:value-type="string">
            <text:p>1.962863026</text:p>
          </table:table-cell>
          <table:table-cell office:value-type="string">
            <text:p>1.893308611</text:p>
          </table:table-cell>
          <table:table-cell office:value-type="string">
            <text:p>1.923548192</text:p>
          </table:table-cell>
          <table:table-cell office:value-type="string">
            <text:p>1.926714247</text:p>
          </table:table-cell>
          <table:table-cell office:value-type="string">
            <text:p>1.897038635</text:p>
          </table:table-cell>
          <table:table-cell office:value-type="string">
            <text:p>1.80966225</text:p>
          </table:table-cell>
          <table:table-cell office:value-type="string">
            <text:p>1.719822891</text:p>
          </table:table-cell>
          <table:table-cell office:value-type="string">
            <text:p>1.632443039</text:p>
          </table:table-cell>
          <table:table-cell office:value-type="string">
            <text:p>1.725085697</text:p>
          </table:table-cell>
          <table:table-cell office:value-type="string">
            <text:p>1.752901035</text:p>
          </table:table-cell>
          <table:table-cell office:value-type="string">
            <text:p>1.695590785</text:p>
          </table:table-cell>
          <table:table-cell office:value-type="string">
            <text:p>1.675091387</text:p>
          </table:table-cell>
          <table:table-cell office:value-type="string">
            <text:p>1.627382978</text:p>
          </table:table-cell>
          <table:table-cell office:value-type="string">
            <text:p>1.590802338</text:p>
          </table:table-cell>
          <table:table-cell office:value-type="string">
            <text:p>1.467303052</text:p>
          </table:table-cell>
          <table:table-cell office:value-type="string">
            <text:p>1.380119825</text:p>
          </table:table-cell>
          <table:table-cell office:value-type="string">
            <text:p>1.50266150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Jamaica</text:p>
          </table:table-cell>
          <table:table-cell office:value-type="string">
            <text:p>JAM</text:p>
          </table:table-cell>
          <table:table-cell table:number-columns-repeated="16" office:value-type="string">
            <text:p>..</text:p>
          </table:table-cell>
          <table:table-cell office:value-type="string">
            <text:p>0.925307852</text:p>
          </table:table-cell>
          <table:table-cell office:value-type="string">
            <text:p>0.941001284</text:p>
          </table:table-cell>
          <table:table-cell table:number-columns-repeated="3" office:value-type="string">
            <text:p>..</text:p>
          </table:table-cell>
          <table:table-cell office:value-type="string">
            <text:p>1.50794249</text:p>
          </table:table-cell>
          <table:table-cell office:value-type="string">
            <text:p>1.627720624</text:p>
          </table:table-cell>
          <table:table-cell office:value-type="string">
            <text:p>1.385989227</text:p>
          </table:table-cell>
          <table:table-cell office:value-type="string">
            <text:p>1.059731817</text:p>
          </table:table-cell>
          <table:table-cell office:value-type="string">
            <text:p>0.891059819</text:p>
          </table:table-cell>
          <table:table-cell office:value-type="string">
            <text:p>0.853935446</text:p>
          </table:table-cell>
          <table:table-cell office:value-type="string">
            <text:p>0.770458547</text:p>
          </table:table-cell>
          <table:table-cell office:value-type="string">
            <text:p>0.807988123</text:p>
          </table:table-cell>
          <table:table-cell office:value-type="string">
            <text:p>0.929270667</text:p>
          </table:table-cell>
          <table:table-cell office:value-type="string">
            <text:p>0.840771383</text:p>
          </table:table-cell>
          <table:table-cell office:value-type="string">
            <text:p>0.776678755</text:p>
          </table:table-cell>
          <table:table-cell office:value-type="string">
            <text:p>1.334828464</text:p>
          </table:table-cell>
          <table:table-cell office:value-type="string">
            <text:p>0.910666706</text:p>
          </table:table-cell>
          <table:table-cell office:value-type="string">
            <text:p>0.692943596</text:p>
          </table:table-cell>
          <table:table-cell office:value-type="string">
            <text:p>0.607189804</text:p>
          </table:table-cell>
          <table:table-cell office:value-type="string">
            <text:p>0.640253877</text:p>
          </table:table-cell>
          <table:table-cell office:value-type="string">
            <text:p>0.734083919</text:p>
          </table:table-cell>
          <table:table-cell office:value-type="string">
            <text:p>0.544948341</text:p>
          </table:table-cell>
          <table:table-cell office:value-type="string">
            <text:p>0.511051526</text:p>
          </table:table-cell>
          <table:table-cell office:value-type="string">
            <text:p>0.486829877</text:p>
          </table:table-cell>
          <table:table-cell office:value-type="string">
            <text:p>0.509359166</text:p>
          </table:table-cell>
          <table:table-cell office:value-type="string">
            <text:p>0.585431531</text:p>
          </table:table-cell>
          <table:table-cell office:value-type="string">
            <text:p>0.581595977</text:p>
          </table:table-cell>
          <table:table-cell office:value-type="string">
            <text:p>0.535969813</text:p>
          </table:table-cell>
          <table:table-cell office:value-type="string">
            <text:p>0.527663378</text:p>
          </table:table-cell>
          <table:table-cell office:value-type="string">
            <text:p>0.608922707</text:p>
          </table:table-cell>
          <table:table-cell office:value-type="string">
            <text:p>0.652457793</text:p>
          </table:table-cell>
          <table:table-cell office:value-type="string">
            <text:p>0.953354274</text:p>
          </table:table-cell>
          <table:table-cell office:value-type="string">
            <text:p>0.947228334</text:p>
          </table:table-cell>
          <table:table-cell office:value-type="string">
            <text:p>0.874251531</text:p>
          </table:table-cell>
          <table:table-cell office:value-type="string">
            <text:p>0.925480537</text:p>
          </table:table-cell>
          <table:table-cell office:value-type="string">
            <text:p>0.92995924</text:p>
          </table:table-cell>
          <table:table-cell office:value-type="string">
            <text:p>0.899694205</text:p>
          </table:table-cell>
          <table:table-cell office:value-type="string">
            <text:p>0.872878756</text:p>
          </table:table-cell>
          <table:table-cell office:value-type="string">
            <text:p>0.83367804</text:p>
          </table:table-cell>
          <table:table-cell office:value-type="string">
            <text:p>0.82228003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Japan</text:p>
          </table:table-cell>
          <table:table-cell office:value-type="string">
            <text:p>JPN</text:p>
          </table:table-cell>
          <table:table-cell office:value-type="string">
            <text:p>1.084595743</text:p>
          </table:table-cell>
          <table:table-cell office:value-type="string">
            <text:p>0.920152925</text:p>
          </table:table-cell>
          <table:table-cell office:value-type="string">
            <text:p>0.886310424</text:p>
          </table:table-cell>
          <table:table-cell office:value-type="string">
            <text:p>0.906299342</text:p>
          </table:table-cell>
          <table:table-cell office:value-type="string">
            <text:p>0.878366096</text:p>
          </table:table-cell>
          <table:table-cell office:value-type="string">
            <text:p>0.90311861</text:p>
          </table:table-cell>
          <table:table-cell office:value-type="string">
            <text:p>0.88274883</text:p>
          </table:table-cell>
          <table:table-cell office:value-type="string">
            <text:p>0.839402161</text:p>
          </table:table-cell>
          <table:table-cell office:value-type="string">
            <text:p>0.79685259</text:p>
          </table:table-cell>
          <table:table-cell office:value-type="string">
            <text:p>0.775484379</text:p>
          </table:table-cell>
          <table:table-cell office:value-type="string">
            <text:p>0.744795055</text:p>
          </table:table-cell>
          <table:table-cell office:value-type="string">
            <text:p>0.793814697</text:p>
          </table:table-cell>
          <table:table-cell office:value-type="string">
            <text:p>0.811494691</text:p>
          </table:table-cell>
          <table:table-cell office:value-type="string">
            <text:p>0.785043006</text:p>
          </table:table-cell>
          <table:table-cell office:value-type="string">
            <text:p>0.830368449</text:p>
          </table:table-cell>
          <table:table-cell office:value-type="string">
            <text:p>0.874018247</text:p>
          </table:table-cell>
          <table:table-cell office:value-type="string">
            <text:p>0.858861108</text:p>
          </table:table-cell>
          <table:table-cell office:value-type="string">
            <text:p>0.857927303</text:p>
          </table:table-cell>
          <table:table-cell office:value-type="string">
            <text:p>0.858510398</text:p>
          </table:table-cell>
          <table:table-cell office:value-type="string">
            <text:p>0.874025872</text:p>
          </table:table-cell>
          <table:table-cell office:value-type="string">
            <text:p>0.883132919</text:p>
          </table:table-cell>
          <table:table-cell office:value-type="string">
            <text:p>0.892727949</text:p>
          </table:table-cell>
          <table:table-cell office:value-type="string">
            <text:p>0.902203531</text:p>
          </table:table-cell>
          <table:table-cell office:value-type="string">
            <text:p>0.927446679</text:p>
          </table:table-cell>
          <table:table-cell office:value-type="string">
            <text:p>0.933395343</text:p>
          </table:table-cell>
          <table:table-cell office:value-type="string">
            <text:p>0.934363145</text:p>
          </table:table-cell>
          <table:table-cell office:value-type="string">
            <text:p>0.937688504</text:p>
          </table:table-cell>
          <table:table-cell office:value-type="string">
            <text:p>0.94031581</text:p>
          </table:table-cell>
          <table:table-cell office:value-type="string">
            <text:p>0.924926877</text:p>
          </table:table-cell>
          <table:table-cell office:value-type="string">
            <text:p>0.916231332</text:p>
          </table:table-cell>
          <table:table-cell office:value-type="string">
            <text:p>0.917216135</text:p>
          </table:table-cell>
          <table:table-cell office:value-type="string">
            <text:p>0.916271972</text:p>
          </table:table-cell>
          <table:table-cell office:value-type="string">
            <text:p>0.923567039</text:p>
          </table:table-cell>
          <table:table-cell office:value-type="string">
            <text:p>0.925857064</text:p>
          </table:table-cell>
          <table:table-cell office:value-type="string">
            <text:p>0.9228718</text:p>
          </table:table-cell>
          <table:table-cell office:value-type="string">
            <text:p>0.916876617</text:p>
          </table:table-cell>
          <table:table-cell office:value-type="string">
            <text:p>0.911247076</text:p>
          </table:table-cell>
          <table:table-cell office:value-type="string">
            <text:p>0.920437898</text:p>
          </table:table-cell>
          <table:table-cell office:value-type="string">
            <text:p>0.938594775</text:p>
          </table:table-cell>
          <table:table-cell office:value-type="string">
            <text:p>0.945248337</text:p>
          </table:table-cell>
          <table:table-cell office:value-type="string">
            <text:p>0.931136156</text:p>
          </table:table-cell>
          <table:table-cell office:value-type="string">
            <text:p>0.947079856</text:p>
          </table:table-cell>
          <table:table-cell office:value-type="string">
            <text:p>0.955834672</text:p>
          </table:table-cell>
          <table:table-cell office:value-type="string">
            <text:p>0.955673906</text:p>
          </table:table-cell>
          <table:table-cell office:value-type="string">
            <text:p>0.941607638</text:p>
          </table:table-cell>
          <table:table-cell office:value-type="string">
            <text:p>0.931581653</text:p>
          </table:table-cell>
          <table:table-cell office:value-type="string">
            <text:p>0.917197038</text:p>
          </table:table-cell>
          <table:table-cell office:value-type="string">
            <text:p>0.897626654</text:p>
          </table:table-cell>
          <table:table-cell office:value-type="string">
            <text:p>0.920247843</text:p>
          </table:table-cell>
          <table:table-cell office:value-type="string">
            <text:p>0.983777357</text:p>
          </table:table-cell>
          <table:table-cell office:value-type="string">
            <text:p>0.958851325</text:p>
          </table:table-cell>
          <table:table-cell office:value-type="string">
            <text:p>0.986806293</text:p>
          </table:table-cell>
          <table:table-cell office:value-type="string">
            <text:p>0.967427083</text:p>
          </table:table-cell>
          <table:table-cell office:value-type="string">
            <text:p>0.950865861</text:p>
          </table:table-cell>
          <table:table-cell office:value-type="string">
            <text:p>0.961910072</text:p>
          </table:table-cell>
          <table:table-cell office:value-type="string">
            <text:p>0.93523173</text:p>
          </table:table-cell>
          <table:table-cell office:value-type="string">
            <text:p>0.93275869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Jordan</text:p>
          </table:table-cell>
          <table:table-cell office:value-type="string">
            <text:p>JOR</text:p>
          </table:table-cell>
          <table:table-cell table:number-columns-repeated="5" office:value-type="string">
            <text:p>..</text:p>
          </table:table-cell>
          <table:table-cell office:value-type="string">
            <text:p>10.49253035</text:p>
          </table:table-cell>
          <table:table-cell office:value-type="string">
            <text:p>11.56382979</text:p>
          </table:table-cell>
          <table:table-cell office:value-type="string">
            <text:p>16.57801418</text:p>
          </table:table-cell>
          <table:table-cell office:value-type="string">
            <text:p>22.76696607</text:p>
          </table:table-cell>
          <table:table-cell office:value-type="string">
            <text:p>18.0088141</text:p>
          </table:table-cell>
          <table:table-cell office:value-type="string">
            <text:p>17.16287215</text:p>
          </table:table-cell>
          <table:table-cell office:value-type="string">
            <text:p>16.01981833</text:p>
          </table:table-cell>
          <table:table-cell office:value-type="string">
            <text:p>16.40625</text:p>
          </table:table-cell>
          <table:table-cell office:value-type="string">
            <text:p>15.96259271</text:p>
          </table:table-cell>
          <table:table-cell office:value-type="string">
            <text:p>13.63754213</text:p>
          </table:table-cell>
          <table:table-cell office:value-type="string">
            <text:p>13.259922</text:p>
          </table:table-cell>
          <table:table-cell office:value-type="string">
            <text:p>17.23955579</text:p>
          </table:table-cell>
          <table:table-cell office:value-type="string">
            <text:p>12.52896871</text:p>
          </table:table-cell>
          <table:table-cell office:value-type="string">
            <text:p>11.71737491</text:p>
          </table:table-cell>
          <table:table-cell office:value-type="string">
            <text:p>12.21374046</text:p>
          </table:table-cell>
          <table:table-cell office:value-type="string">
            <text:p>10.6456044</text:p>
          </table:table-cell>
          <table:table-cell office:value-type="string">
            <text:p>10.00897356</text:p>
          </table:table-cell>
          <table:table-cell office:value-type="string">
            <text:p>9.939996363</text:p>
          </table:table-cell>
          <table:table-cell office:value-type="string">
            <text:p>9.851113848</text:p>
          </table:table-cell>
          <table:table-cell office:value-type="string">
            <text:p>9.216107242</text:p>
          </table:table-cell>
          <table:table-cell office:value-type="string">
            <text:p>10.04787967</text:p>
          </table:table-cell>
          <table:table-cell office:value-type="string">
            <text:p>9.774678049</text:p>
          </table:table-cell>
          <table:table-cell office:value-type="string">
            <text:p>9.576825447</text:p>
          </table:table-cell>
          <table:table-cell office:value-type="string">
            <text:p>9.363475211</text:p>
          </table:table-cell>
          <table:table-cell office:value-type="string">
            <text:p>9.070837053</text:p>
          </table:table-cell>
          <table:table-cell office:value-type="string">
            <text:p>7.750830081</text:p>
          </table:table-cell>
          <table:table-cell office:value-type="string">
            <text:p>9.972954699</text:p>
          </table:table-cell>
          <table:table-cell office:value-type="string">
            <text:p>6.92397736</text:p>
          </table:table-cell>
          <table:table-cell office:value-type="string">
            <text:p>6.97682633</text:p>
          </table:table-cell>
          <table:table-cell office:value-type="string">
            <text:p>6.539234051</text:p>
          </table:table-cell>
          <table:table-cell office:value-type="string">
            <text:p>4.454253606</text:p>
          </table:table-cell>
          <table:table-cell office:value-type="string">
            <text:p>6.025805062</text:p>
          </table:table-cell>
          <table:table-cell office:value-type="string">
            <text:p>6.131329934</text:p>
          </table:table-cell>
          <table:table-cell office:value-type="string">
            <text:p>6.274688649</text:p>
          </table:table-cell>
          <table:table-cell office:value-type="string">
            <text:p>6.282759267</text:p>
          </table:table-cell>
          <table:table-cell office:value-type="string">
            <text:p>6.256625784</text:p>
          </table:table-cell>
          <table:table-cell office:value-type="string">
            <text:p>5.892738859</text:p>
          </table:table-cell>
          <table:table-cell office:value-type="string">
            <text:p>5.446014454</text:p>
          </table:table-cell>
          <table:table-cell office:value-type="string">
            <text:p>6.001059523</text:p>
          </table:table-cell>
          <table:table-cell office:value-type="string">
            <text:p>5.141721289</text:p>
          </table:table-cell>
          <table:table-cell office:value-type="string">
            <text:p>4.795322795</text:p>
          </table:table-cell>
          <table:table-cell office:value-type="string">
            <text:p>4.659326251</text:p>
          </table:table-cell>
          <table:table-cell office:value-type="string">
            <text:p>6.03392525</text:p>
          </table:table-cell>
          <table:table-cell office:value-type="string">
            <text:p>6.18205063</text:p>
          </table:table-cell>
          <table:table-cell office:value-type="string">
            <text:p>6.583940874</text:p>
          </table:table-cell>
          <table:table-cell office:value-type="string">
            <text:p>5.895420831</text:p>
          </table:table-cell>
          <table:table-cell office:value-type="string">
            <text:p>5.529730125</text:p>
          </table:table-cell>
          <table:table-cell office:value-type="string">
            <text:p>4.760654509</text:p>
          </table:table-cell>
          <table:table-cell office:value-type="string">
            <text:p>4.301173727</text:p>
          </table:table-cell>
          <table:table-cell office:value-type="string">
            <text:p>4.323210005</text:p>
          </table:table-cell>
          <table:table-cell office:value-type="string">
            <text:p>4.307483715</text:p>
          </table:table-cell>
          <table:table-cell office:value-type="string">
            <text:p>4.57790694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Kazakhstan</text:p>
          </table:table-cell>
          <table:table-cell office:value-type="string">
            <text:p>KAZ</text:p>
          </table:table-cell>
          <table:table-cell table:number-columns-repeated="33" office:value-type="string">
            <text:p>..</text:p>
          </table:table-cell>
          <table:table-cell office:value-type="string">
            <text:p>1.019607043</text:p>
          </table:table-cell>
          <table:table-cell office:value-type="string">
            <text:p>0.897350643</text:p>
          </table:table-cell>
          <table:table-cell office:value-type="string">
            <text:p>1.067847248</text:p>
          </table:table-cell>
          <table:table-cell office:value-type="string">
            <text:p>1.149355709</text:p>
          </table:table-cell>
          <table:table-cell office:value-type="string">
            <text:p>1.068090788</text:p>
          </table:table-cell>
          <table:table-cell office:value-type="string">
            <text:p>1.09619801</text:p>
          </table:table-cell>
          <table:table-cell office:value-type="string">
            <text:p>0.85298154</text:p>
          </table:table-cell>
          <table:table-cell office:value-type="string">
            <text:p>0.78464508</text:p>
          </table:table-cell>
          <table:table-cell office:value-type="string">
            <text:p>0.999817479</text:p>
          </table:table-cell>
          <table:table-cell office:value-type="string">
            <text:p>0.998337702</text:p>
          </table:table-cell>
          <table:table-cell office:value-type="string">
            <text:p>1.029927459</text:p>
          </table:table-cell>
          <table:table-cell office:value-type="string">
            <text:p>0.988239741</text:p>
          </table:table-cell>
          <table:table-cell office:value-type="string">
            <text:p>1.036322127</text:p>
          </table:table-cell>
          <table:table-cell office:value-type="string">
            <text:p>0.978995805</text:p>
          </table:table-cell>
          <table:table-cell office:value-type="string">
            <text:p>1.296876822</text:p>
          </table:table-cell>
          <table:table-cell office:value-type="string">
            <text:p>1.154668492</text:p>
          </table:table-cell>
          <table:table-cell office:value-type="string">
            <text:p>1.103033241</text:p>
          </table:table-cell>
          <table:table-cell office:value-type="string">
            <text:p>1.014415565</text:p>
          </table:table-cell>
          <table:table-cell office:value-type="string">
            <text:p>0.936513495</text:p>
          </table:table-cell>
          <table:table-cell office:value-type="string">
            <text:p>1.046906485</text:p>
          </table:table-cell>
          <table:table-cell office:value-type="string">
            <text:p>1.078084751</text:p>
          </table:table-cell>
          <table:table-cell office:value-type="string">
            <text:p>1.041692057</text:p>
          </table:table-cell>
          <table:table-cell office:value-type="string">
            <text:p>1.109721449</text:p>
          </table:table-cell>
          <table:table-cell office:value-type="string">
            <text:p>0.80304612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Kenya</text:p>
          </table:table-cell>
          <table:table-cell office:value-type="string">
            <text:p>KEN</text:p>
          </table:table-cell>
          <table:table-cell table:number-columns-repeated="3" office:value-type="string">
            <text:p>..</text:p>
          </table:table-cell>
          <table:table-cell office:value-type="string">
            <text:p>0.200951938</text:p>
          </table:table-cell>
          <table:table-cell office:value-type="string">
            <text:p>0.588730182</text:p>
          </table:table-cell>
          <table:table-cell office:value-type="string">
            <text:p>0.991863353</text:p>
          </table:table-cell>
          <table:table-cell office:value-type="string">
            <text:p>1.120461515</text:p>
          </table:table-cell>
          <table:table-cell office:value-type="string">
            <text:p>1.297137665</text:p>
          </table:table-cell>
          <table:table-cell office:value-type="string">
            <text:p>1.209343706</text:p>
          </table:table-cell>
          <table:table-cell office:value-type="string">
            <text:p>1.079965441</text:p>
          </table:table-cell>
          <table:table-cell office:value-type="string">
            <text:p>1.061712011</text:p>
          </table:table-cell>
          <table:table-cell office:value-type="string">
            <text:p>1.241458576</text:p>
          </table:table-cell>
          <table:table-cell office:value-type="string">
            <text:p>1.411108158</text:p>
          </table:table-cell>
          <table:table-cell office:value-type="string">
            <text:p>1.491517705</text:p>
          </table:table-cell>
          <table:table-cell office:value-type="string">
            <text:p>1.572782125</text:p>
          </table:table-cell>
          <table:table-cell office:value-type="string">
            <text:p>1.6595638</text:p>
          </table:table-cell>
          <table:table-cell office:value-type="string">
            <text:p>2.184748211</text:p>
          </table:table-cell>
          <table:table-cell office:value-type="string">
            <text:p>3.287811173</text:p>
          </table:table-cell>
          <table:table-cell office:value-type="string">
            <text:p>4.515228835</text:p>
          </table:table-cell>
          <table:table-cell office:value-type="string">
            <text:p>4.668054244</text:p>
          </table:table-cell>
          <table:table-cell office:value-type="string">
            <text:p>3.739565805</text:p>
          </table:table-cell>
          <table:table-cell office:value-type="string">
            <text:p>3.518446852</text:p>
          </table:table-cell>
          <table:table-cell office:value-type="string">
            <text:p>3.789442516</text:p>
          </table:table-cell>
          <table:table-cell office:value-type="string">
            <text:p>3.490291762</text:p>
          </table:table-cell>
          <table:table-cell office:value-type="string">
            <text:p>2.826564892</text:p>
          </table:table-cell>
          <table:table-cell office:value-type="string">
            <text:p>2.376214642</text:p>
          </table:table-cell>
          <table:table-cell office:value-type="string">
            <text:p>2.503826828</text:p>
          </table:table-cell>
          <table:table-cell office:value-type="string">
            <text:p>3.134058883</text:p>
          </table:table-cell>
          <table:table-cell office:value-type="string">
            <text:p>3.003362876</text:p>
          </table:table-cell>
          <table:table-cell office:value-type="string">
            <text:p>2.75991012</text:p>
          </table:table-cell>
          <table:table-cell office:value-type="string">
            <text:p>2.875017162</text:p>
          </table:table-cell>
          <table:table-cell office:value-type="string">
            <text:p>2.354278361</text:p>
          </table:table-cell>
          <table:table-cell office:value-type="string">
            <text:p>1.900769238</text:p>
          </table:table-cell>
          <table:table-cell office:value-type="string">
            <text:p>1.837767528</text:p>
          </table:table-cell>
          <table:table-cell office:value-type="string">
            <text:p>1.641425523</text:p>
          </table:table-cell>
          <table:table-cell office:value-type="string">
            <text:p>1.648143537</text:p>
          </table:table-cell>
          <table:table-cell office:value-type="string">
            <text:p>1.417954703</text:p>
          </table:table-cell>
          <table:table-cell office:value-type="string">
            <text:p>1.340636858</text:p>
          </table:table-cell>
          <table:table-cell office:value-type="string">
            <text:p>1.220122232</text:p>
          </table:table-cell>
          <table:table-cell office:value-type="string">
            <text:p>1.178021228</text:p>
          </table:table-cell>
          <table:table-cell office:value-type="string">
            <text:p>1.30326707</text:p>
          </table:table-cell>
          <table:table-cell office:value-type="string">
            <text:p>1.504428942</text:p>
          </table:table-cell>
          <table:table-cell office:value-type="string">
            <text:p>1.626853318</text:p>
          </table:table-cell>
          <table:table-cell office:value-type="string">
            <text:p>1.650096927</text:p>
          </table:table-cell>
          <table:table-cell office:value-type="string">
            <text:p>1.614182837</text:p>
          </table:table-cell>
          <table:table-cell office:value-type="string">
            <text:p>1.690688516</text:p>
          </table:table-cell>
          <table:table-cell office:value-type="string">
            <text:p>1.45517741</text:p>
          </table:table-cell>
          <table:table-cell office:value-type="string">
            <text:p>1.547912496</text:p>
          </table:table-cell>
          <table:table-cell office:value-type="string">
            <text:p>1.615850294</text:p>
          </table:table-cell>
          <table:table-cell office:value-type="string">
            <text:p>1.561448035</text:p>
          </table:table-cell>
          <table:table-cell office:value-type="string">
            <text:p>1.555137868</text:p>
          </table:table-cell>
          <table:table-cell office:value-type="string">
            <text:p>1.541418786</text:p>
          </table:table-cell>
          <table:table-cell office:value-type="string">
            <text:p>1.666388978</text:p>
          </table:table-cell>
          <table:table-cell office:value-type="string">
            <text:p>1.561891812</text:p>
          </table:table-cell>
          <table:table-cell office:value-type="string">
            <text:p>1.33296066</text:p>
          </table:table-cell>
          <table:table-cell office:value-type="string">
            <text:p>1.32302641</text:p>
          </table:table-cell>
          <table:table-cell office:value-type="string">
            <text:p>1.32267822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Kiribati</text:p>
          </table:table-cell>
          <table:table-cell office:value-type="string">
            <text:p>KIR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Korea, Dem. People?s Rep.</text:p>
          </table:table-cell>
          <table:table-cell office:value-type="string">
            <text:p>PRK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Korea, Rep.</text:p>
          </table:table-cell>
          <table:table-cell office:value-type="string">
            <text:p>KOR</text:p>
          </table:table-cell>
          <table:table-cell office:value-type="string">
            <text:p>6.964457253</text:p>
          </table:table-cell>
          <table:table-cell office:value-type="string">
            <text:p>6.497596552</text:p>
          </table:table-cell>
          <table:table-cell office:value-type="string">
            <text:p>6.615456111</text:p>
          </table:table-cell>
          <table:table-cell office:value-type="string">
            <text:p>4.64829209</text:p>
          </table:table-cell>
          <table:table-cell office:value-type="string">
            <text:p>3.975175435</text:p>
          </table:table-cell>
          <table:table-cell office:value-type="string">
            <text:p>4.234586466</text:p>
          </table:table-cell>
          <table:table-cell office:value-type="string">
            <text:p>4.50336345</text:p>
          </table:table-cell>
          <table:table-cell office:value-type="string">
            <text:p>4.492636645</text:p>
          </table:table-cell>
          <table:table-cell office:value-type="string">
            <text:p>4.555822116</text:p>
          </table:table-cell>
          <table:table-cell office:value-type="string">
            <text:p>4.521081804</text:p>
          </table:table-cell>
          <table:table-cell office:value-type="string">
            <text:p>4.293688278</text:p>
          </table:table-cell>
          <table:table-cell office:value-type="string">
            <text:p>4.66023942</text:p>
          </table:table-cell>
          <table:table-cell office:value-type="string">
            <text:p>4.906333631</text:p>
          </table:table-cell>
          <table:table-cell office:value-type="string">
            <text:p>3.93579396</text:p>
          </table:table-cell>
          <table:table-cell office:value-type="string">
            <text:p>4.37822815</text:p>
          </table:table-cell>
          <table:table-cell office:value-type="string">
            <text:p>4.750073774</text:p>
          </table:table-cell>
          <table:table-cell office:value-type="string">
            <text:p>5.737795909</text:p>
          </table:table-cell>
          <table:table-cell office:value-type="string">
            <text:p>5.847637457</text:p>
          </table:table-cell>
          <table:table-cell office:value-type="string">
            <text:p>6.170298644</text:p>
          </table:table-cell>
          <table:table-cell office:value-type="string">
            <text:p>5.322962609</text:p>
          </table:table-cell>
          <table:table-cell office:value-type="string">
            <text:p>6.125970009</text:p>
          </table:table-cell>
          <table:table-cell office:value-type="string">
            <text:p>6.163328197</text:p>
          </table:table-cell>
          <table:table-cell office:value-type="string">
            <text:p>5.974470001</text:p>
          </table:table-cell>
          <table:table-cell office:value-type="string">
            <text:p>5.417039455</text:p>
          </table:table-cell>
          <table:table-cell office:value-type="string">
            <text:p>4.927070114</text:p>
          </table:table-cell>
          <table:table-cell office:value-type="string">
            <text:p>4.870494592</text:p>
          </table:table-cell>
          <table:table-cell office:value-type="string">
            <text:p>4.609181836</text:p>
          </table:table-cell>
          <table:table-cell office:value-type="string">
            <text:p>4.133774913</text:p>
          </table:table-cell>
          <table:table-cell office:value-type="string">
            <text:p>3.925776722</text:p>
          </table:table-cell>
          <table:table-cell office:value-type="string">
            <text:p>3.88825695</text:p>
          </table:table-cell>
          <table:table-cell office:value-type="string">
            <text:p>3.619400513</text:p>
          </table:table-cell>
          <table:table-cell office:value-type="string">
            <text:p>3.363652956</text:p>
          </table:table-cell>
          <table:table-cell office:value-type="string">
            <text:p>3.317995487</text:p>
          </table:table-cell>
          <table:table-cell office:value-type="string">
            <text:p>3.204076966</text:p>
          </table:table-cell>
          <table:table-cell office:value-type="string">
            <text:p>2.96732014</text:p>
          </table:table-cell>
          <table:table-cell office:value-type="string">
            <text:p>2.892332986</text:p>
          </table:table-cell>
          <table:table-cell office:value-type="string">
            <text:p>2.743479663</text:p>
          </table:table-cell>
          <table:table-cell office:value-type="string">
            <text:p>2.663387808</text:p>
          </table:table-cell>
          <table:table-cell office:value-type="string">
            <text:p>2.794442004</text:p>
          </table:table-cell>
          <table:table-cell office:value-type="string">
            <text:p>2.49257722</text:p>
          </table:table-cell>
          <table:table-cell office:value-type="string">
            <text:p>2.457317133</text:p>
          </table:table-cell>
          <table:table-cell office:value-type="string">
            <text:p>2.427877388</text:p>
          </table:table-cell>
          <table:table-cell office:value-type="string">
            <text:p>2.315474377</text:p>
          </table:table-cell>
          <table:table-cell office:value-type="string">
            <text:p>2.328664905</text:p>
          </table:table-cell>
          <table:table-cell office:value-type="string">
            <text:p>2.331064888</text:p>
          </table:table-cell>
          <table:table-cell office:value-type="string">
            <text:p>2.467282737</text:p>
          </table:table-cell>
          <table:table-cell office:value-type="string">
            <text:p>2.48836867</text:p>
          </table:table-cell>
          <table:table-cell office:value-type="string">
            <text:p>2.469638856</text:p>
          </table:table-cell>
          <table:table-cell office:value-type="string">
            <text:p>2.601476045</text:p>
          </table:table-cell>
          <table:table-cell office:value-type="string">
            <text:p>2.724770988</text:p>
          </table:table-cell>
          <table:table-cell office:value-type="string">
            <text:p>2.574250696</text:p>
          </table:table-cell>
          <table:table-cell office:value-type="string">
            <text:p>2.577345967</text:p>
          </table:table-cell>
          <table:table-cell office:value-type="string">
            <text:p>2.612982317</text:p>
          </table:table-cell>
          <table:table-cell office:value-type="string">
            <text:p>2.63127224</text:p>
          </table:table-cell>
          <table:table-cell office:value-type="string">
            <text:p>2.641911505</text:p>
          </table:table-cell>
          <table:table-cell office:value-type="string">
            <text:p>2.634772092</text:p>
          </table:table-cell>
          <table:table-cell office:value-type="string">
            <text:p>2.60713843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Kosovo</text:p>
          </table:table-cell>
          <table:table-cell office:value-type="string">
            <text:p>XKX</text:p>
          </table:table-cell>
          <table:table-cell table:number-columns-repeated="48" office:value-type="string">
            <text:p>..</text:p>
          </table:table-cell>
          <table:table-cell office:value-type="string">
            <text:p>0.016302466</text:p>
          </table:table-cell>
          <table:table-cell office:value-type="string">
            <text:p>0.481600821</text:p>
          </table:table-cell>
          <table:table-cell office:value-type="string">
            <text:p>0.66176429</text:p>
          </table:table-cell>
          <table:table-cell office:value-type="string">
            <text:p>0.766482847</text:p>
          </table:table-cell>
          <table:table-cell office:value-type="string">
            <text:p>0.670248903</text:p>
          </table:table-cell>
          <table:table-cell office:value-type="string">
            <text:p>0.687138022</text:p>
          </table:table-cell>
          <table:table-cell office:value-type="string">
            <text:p>0.725311468</text:p>
          </table:table-cell>
          <table:table-cell office:value-type="string">
            <text:p>0.776091211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Kuwait</text:p>
          </table:table-cell>
          <table:table-cell office:value-type="string">
            <text:p>KWT</text:p>
          </table:table-cell>
          <table:table-cell table:number-columns-repeated="10" office:value-type="string">
            <text:p>..</text:p>
          </table:table-cell>
          <table:table-cell office:value-type="string">
            <text:p>2.392088083</text:p>
          </table:table-cell>
          <table:table-cell office:value-type="string">
            <text:p>1.892459248</text:p>
          </table:table-cell>
          <table:table-cell office:value-type="string">
            <text:p>2.038934426</text:p>
          </table:table-cell>
          <table:table-cell office:value-type="string">
            <text:p>2.524780251</text:p>
          </table:table-cell>
          <table:table-cell office:value-type="string">
            <text:p>2.956989325</text:p>
          </table:table-cell>
          <table:table-cell table:number-columns-repeated="2" office:value-type="string">
            <text:p>..</text:p>
          </table:table-cell>
          <table:table-cell office:value-type="string">
            <text:p>5.294596665</text:p>
          </table:table-cell>
          <table:table-cell office:value-type="string">
            <text:p>4.760453064</text:p>
          </table:table-cell>
          <table:table-cell office:value-type="string">
            <text:p>3.560045719</text:p>
          </table:table-cell>
          <table:table-cell office:value-type="string">
            <text:p>3.319984412</text:p>
          </table:table-cell>
          <table:table-cell office:value-type="string">
            <text:p>4.158435565</text:p>
          </table:table-cell>
          <table:table-cell office:value-type="string">
            <text:p>5.955926338</text:p>
          </table:table-cell>
          <table:table-cell office:value-type="string">
            <text:p>6.830017115</text:p>
          </table:table-cell>
          <table:table-cell office:value-type="string">
            <text:p>6.755316025</text:p>
          </table:table-cell>
          <table:table-cell office:value-type="string">
            <text:p>6.43416838</text:p>
          </table:table-cell>
          <table:table-cell office:value-type="string">
            <text:p>7.236474275</text:p>
          </table:table-cell>
          <table:table-cell office:value-type="string">
            <text:p>5.975938833</text:p>
          </table:table-cell>
          <table:table-cell office:value-type="string">
            <text:p>8.236333545</text:p>
          </table:table-cell>
          <table:table-cell office:value-type="string">
            <text:p>8.539948521</text:p>
          </table:table-cell>
          <table:table-cell office:value-type="string">
            <text:p>48.70741634</text:p>
          </table:table-cell>
          <table:table-cell office:value-type="string">
            <text:p>117.3876963</text:p>
          </table:table-cell>
          <table:table-cell office:value-type="string">
            <text:p>31.78580568</text:p>
          </table:table-cell>
          <table:table-cell office:value-type="string">
            <text:p>12.44070059</text:p>
          </table:table-cell>
          <table:table-cell office:value-type="string">
            <text:p>13.25880813</text:p>
          </table:table-cell>
          <table:table-cell office:value-type="string">
            <text:p>13.58146414</text:p>
          </table:table-cell>
          <table:table-cell office:value-type="string">
            <text:p>10.29238661</text:p>
          </table:table-cell>
          <table:table-cell office:value-type="string">
            <text:p>8.086677891</text:p>
          </table:table-cell>
          <table:table-cell office:value-type="string">
            <text:p>8.795892188</text:p>
          </table:table-cell>
          <table:table-cell office:value-type="string">
            <text:p>7.590712201</text:p>
          </table:table-cell>
          <table:table-cell office:value-type="string">
            <text:p>7.150677038</text:p>
          </table:table-cell>
          <table:table-cell office:value-type="string">
            <text:p>7.69709996</text:p>
          </table:table-cell>
          <table:table-cell office:value-type="string">
            <text:p>7.3986195</text:p>
          </table:table-cell>
          <table:table-cell office:value-type="string">
            <text:p>6.539566833</text:p>
          </table:table-cell>
          <table:table-cell office:value-type="string">
            <text:p>5.804361477</text:p>
          </table:table-cell>
          <table:table-cell office:value-type="string">
            <text:p>4.343449328</text:p>
          </table:table-cell>
          <table:table-cell office:value-type="string">
            <text:p>3.54258568</text:p>
          </table:table-cell>
          <table:table-cell office:value-type="string">
            <text:p>3.59028268</text:p>
          </table:table-cell>
          <table:table-cell office:value-type="string">
            <text:p>3.006057547</text:p>
          </table:table-cell>
          <table:table-cell office:value-type="string">
            <text:p>3.974178096</text:p>
          </table:table-cell>
          <table:table-cell office:value-type="string">
            <text:p>3.756148142</text:p>
          </table:table-cell>
          <table:table-cell office:value-type="string">
            <text:p>3.501397266</text:p>
          </table:table-cell>
          <table:table-cell office:value-type="string">
            <text:p>3.41374158</text:p>
          </table:table-cell>
          <table:table-cell office:value-type="string">
            <text:p>3.27151858</text:p>
          </table:table-cell>
          <table:table-cell office:value-type="string">
            <text:p>3.585664902</text:p>
          </table:table-cell>
          <table:table-cell office:value-type="string">
            <text:p>4.804805458</text:p>
          </table:table-cell>
          <table:table-cell office:value-type="string">
            <text:p>5.91704320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Kyrgyz Republic</text:p>
          </table:table-cell>
          <table:table-cell office:value-type="string">
            <text:p>KGZ</text:p>
          </table:table-cell>
          <table:table-cell table:number-columns-repeated="32" office:value-type="string">
            <text:p>..</text:p>
          </table:table-cell>
          <table:table-cell office:value-type="string">
            <text:p>1.642250101</text:p>
          </table:table-cell>
          <table:table-cell office:value-type="string">
            <text:p>1.531794498</text:p>
          </table:table-cell>
          <table:table-cell office:value-type="string">
            <text:p>2.586361821</text:p>
          </table:table-cell>
          <table:table-cell office:value-type="string">
            <text:p>3.458615927</text:p>
          </table:table-cell>
          <table:table-cell office:value-type="string">
            <text:p>2.988273153</text:p>
          </table:table-cell>
          <table:table-cell office:value-type="string">
            <text:p>3.112267278</text:p>
          </table:table-cell>
          <table:table-cell office:value-type="string">
            <text:p>2.66756189</text:p>
          </table:table-cell>
          <table:table-cell office:value-type="string">
            <text:p>2.599416244</text:p>
          </table:table-cell>
          <table:table-cell office:value-type="string">
            <text:p>2.878901155</text:p>
          </table:table-cell>
          <table:table-cell office:value-type="string">
            <text:p>2.346375974</text:p>
          </table:table-cell>
          <table:table-cell office:value-type="string">
            <text:p>2.726257666</text:p>
          </table:table-cell>
          <table:table-cell office:value-type="string">
            <text:p>2.866285914</text:p>
          </table:table-cell>
          <table:table-cell office:value-type="string">
            <text:p>2.848509992</text:p>
          </table:table-cell>
          <table:table-cell office:value-type="string">
            <text:p>3.077725096</text:p>
          </table:table-cell>
          <table:table-cell office:value-type="string">
            <text:p>3.168714263</text:p>
          </table:table-cell>
          <table:table-cell office:value-type="string">
            <text:p>3.057836737</text:p>
          </table:table-cell>
          <table:table-cell office:value-type="string">
            <text:p>2.904912393</text:p>
          </table:table-cell>
          <table:table-cell office:value-type="string">
            <text:p>3.17607986</text:p>
          </table:table-cell>
          <table:table-cell office:value-type="string">
            <text:p>3.845816999</text:p>
          </table:table-cell>
          <table:table-cell office:value-type="string">
            <text:p>3.398730931</text:p>
          </table:table-cell>
          <table:table-cell office:value-type="string">
            <text:p>3.20738181</text:p>
          </table:table-cell>
          <table:table-cell office:value-type="string">
            <text:p>3.196219027</text:p>
          </table:table-cell>
          <table:table-cell office:value-type="string">
            <text:p>3.375892826</text:p>
          </table:table-cell>
          <table:table-cell office:value-type="string">
            <text:p>3.451652933</text:p>
          </table:table-cell>
          <table:table-cell office:value-type="string">
            <text:p>3.15133985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ao PDR</text:p>
          </table:table-cell>
          <table:table-cell office:value-type="string">
            <text:p>LAO</text:p>
          </table:table-cell>
          <table:table-cell table:number-columns-repeated="32" office:value-type="string">
            <text:p>..</text:p>
          </table:table-cell>
          <table:table-cell office:value-type="string">
            <text:p>9.070084235</text:p>
          </table:table-cell>
          <table:table-cell office:value-type="string">
            <text:p>8.107255743</text:p>
          </table:table-cell>
          <table:table-cell office:value-type="string">
            <text:p>7.521664793</text:p>
          </table:table-cell>
          <table:table-cell office:value-type="string">
            <text:p>5.880487513</text:p>
          </table:table-cell>
          <table:table-cell office:value-type="string">
            <text:p>4.1867336</text:p>
          </table:table-cell>
          <table:table-cell office:value-type="string">
            <text:p>3.838815192</text:p>
          </table:table-cell>
          <table:table-cell office:value-type="string">
            <text:p>2.605123174</text:p>
          </table:table-cell>
          <table:table-cell office:value-type="string">
            <text:p>1.057660388</text:p>
          </table:table-cell>
          <table:table-cell office:value-type="string">
            <text:p>0.793349472</text:p>
          </table:table-cell>
          <table:table-cell office:value-type="string">
            <text:p>0.717115235</text:p>
          </table:table-cell>
          <table:table-cell office:value-type="string">
            <text:p>0.650379556</text:p>
          </table:table-cell>
          <table:table-cell office:value-type="string">
            <text:p>0.54706242</text:p>
          </table:table-cell>
          <table:table-cell office:value-type="string">
            <text:p>0.485842489</text:p>
          </table:table-cell>
          <table:table-cell office:value-type="string">
            <text:p>0.437425295</text:p>
          </table:table-cell>
          <table:table-cell office:value-type="string">
            <text:p>0.38838603</text:p>
          </table:table-cell>
          <table:table-cell office:value-type="string">
            <text:p>0.351385156</text:p>
          </table:table-cell>
          <table:table-cell office:value-type="string">
            <text:p>0.298826873</text:p>
          </table:table-cell>
          <table:table-cell office:value-type="string">
            <text:p>0.239564769</text:p>
          </table:table-cell>
          <table:table-cell office:value-type="string">
            <text:p>0.215444017</text:p>
          </table:table-cell>
          <table:table-cell office:value-type="string">
            <text:p>0.217274072</text:p>
          </table:table-cell>
          <table:table-cell office:value-type="string">
            <text:p>0.199455065</text:p>
          </table:table-cell>
          <table:table-cell office:value-type="string">
            <text:p>0.189895182</text:p>
          </table:table-cell>
          <table:table-cell table:number-columns-repeated="4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ate-demographic dividend</text:p>
          </table:table-cell>
          <table:table-cell office:value-type="string">
            <text:p>LTE</text:p>
          </table:table-cell>
          <table:table-cell table:number-columns-repeated="31" office:value-type="string">
            <text:p>..</text:p>
          </table:table-cell>
          <table:table-cell office:value-type="string">
            <text:p>3.31543428</text:p>
          </table:table-cell>
          <table:table-cell office:value-type="string">
            <text:p>3.30178487</text:p>
          </table:table-cell>
          <table:table-cell office:value-type="string">
            <text:p>2.901271701</text:p>
          </table:table-cell>
          <table:table-cell office:value-type="string">
            <text:p>2.776084834</text:p>
          </table:table-cell>
          <table:table-cell office:value-type="string">
            <text:p>2.468564486</text:p>
          </table:table-cell>
          <table:table-cell office:value-type="string">
            <text:p>2.368774104</text:p>
          </table:table-cell>
          <table:table-cell office:value-type="string">
            <text:p>2.328951857</text:p>
          </table:table-cell>
          <table:table-cell office:value-type="string">
            <text:p>2.143263389</text:p>
          </table:table-cell>
          <table:table-cell office:value-type="string">
            <text:p>2.232830505</text:p>
          </table:table-cell>
          <table:table-cell office:value-type="string">
            <text:p>2.261687449</text:p>
          </table:table-cell>
          <table:table-cell office:value-type="string">
            <text:p>2.458272314</text:p>
          </table:table-cell>
          <table:table-cell office:value-type="string">
            <text:p>2.483946072</text:p>
          </table:table-cell>
          <table:table-cell office:value-type="string">
            <text:p>2.375624764</text:p>
          </table:table-cell>
          <table:table-cell office:value-type="string">
            <text:p>2.281829645</text:p>
          </table:table-cell>
          <table:table-cell office:value-type="string">
            <text:p>2.228795046</text:p>
          </table:table-cell>
          <table:table-cell office:value-type="string">
            <text:p>2.189891531</text:p>
          </table:table-cell>
          <table:table-cell office:value-type="string">
            <text:p>2.145366312</text:p>
          </table:table-cell>
          <table:table-cell office:value-type="string">
            <text:p>2.144323766</text:p>
          </table:table-cell>
          <table:table-cell office:value-type="string">
            <text:p>2.334764913</text:p>
          </table:table-cell>
          <table:table-cell office:value-type="string">
            <text:p>2.190938857</text:p>
          </table:table-cell>
          <table:table-cell office:value-type="string">
            <text:p>2.093137418</text:p>
          </table:table-cell>
          <table:table-cell office:value-type="string">
            <text:p>2.159018167</text:p>
          </table:table-cell>
          <table:table-cell office:value-type="string">
            <text:p>2.198483272</text:p>
          </table:table-cell>
          <table:table-cell office:value-type="string">
            <text:p>2.209562329</text:p>
          </table:table-cell>
          <table:table-cell office:value-type="string">
            <text:p>2.162975536</text:p>
          </table:table-cell>
          <table:table-cell office:value-type="string">
            <text:p>2.15974506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atin America &amp; Caribbean</text:p>
          </table:table-cell>
          <table:table-cell office:value-type="string">
            <text:p>LCN</text:p>
          </table:table-cell>
          <table:table-cell office:value-type="string">
            <text:p>2.178037515</text:p>
          </table:table-cell>
          <table:table-cell office:value-type="string">
            <text:p>1.850389835</text:p>
          </table:table-cell>
          <table:table-cell office:value-type="string">
            <text:p>1.748764154</text:p>
          </table:table-cell>
          <table:table-cell office:value-type="string">
            <text:p>1.866048355</text:p>
          </table:table-cell>
          <table:table-cell office:value-type="string">
            <text:p>1.588377811</text:p>
          </table:table-cell>
          <table:table-cell office:value-type="string">
            <text:p>1.847389555</text:p>
          </table:table-cell>
          <table:table-cell office:value-type="string">
            <text:p>1.824349927</text:p>
          </table:table-cell>
          <table:table-cell office:value-type="string">
            <text:p>1.915512955</text:p>
          </table:table-cell>
          <table:table-cell office:value-type="string">
            <text:p>1.716968796</text:p>
          </table:table-cell>
          <table:table-cell office:value-type="string">
            <text:p>1.689161651</text:p>
          </table:table-cell>
          <table:table-cell office:value-type="string">
            <text:p>1.939790079</text:p>
          </table:table-cell>
          <table:table-cell office:value-type="string">
            <text:p>2.072005372</text:p>
          </table:table-cell>
          <table:table-cell office:value-type="string">
            <text:p>1.999199615</text:p>
          </table:table-cell>
          <table:table-cell office:value-type="string">
            <text:p>1.937929659</text:p>
          </table:table-cell>
          <table:table-cell office:value-type="string">
            <text:p>1.81005547</text:p>
          </table:table-cell>
          <table:table-cell office:value-type="string">
            <text:p>1.807229837</text:p>
          </table:table-cell>
          <table:table-cell office:value-type="string">
            <text:p>1.933089413</text:p>
          </table:table-cell>
          <table:table-cell office:value-type="string">
            <text:p>1.984445942</text:p>
          </table:table-cell>
          <table:table-cell office:value-type="string">
            <text:p>2.010215236</text:p>
          </table:table-cell>
          <table:table-cell office:value-type="string">
            <text:p>1.901094776</text:p>
          </table:table-cell>
          <table:table-cell office:value-type="string">
            <text:p>1.718252888</text:p>
          </table:table-cell>
          <table:table-cell office:value-type="string">
            <text:p>1.727074146</text:p>
          </table:table-cell>
          <table:table-cell office:value-type="string">
            <text:p>1.944534859</text:p>
          </table:table-cell>
          <table:table-cell office:value-type="string">
            <text:p>2.022527024</text:p>
          </table:table-cell>
          <table:table-cell office:value-type="string">
            <text:p>1.850183063</text:p>
          </table:table-cell>
          <table:table-cell office:value-type="string">
            <text:p>1.815429758</text:p>
          </table:table-cell>
          <table:table-cell office:value-type="string">
            <text:p>1.797955735</text:p>
          </table:table-cell>
          <table:table-cell office:value-type="string">
            <text:p>1.966700743</text:p>
          </table:table-cell>
          <table:table-cell office:value-type="string">
            <text:p>1.968554117</text:p>
          </table:table-cell>
          <table:table-cell office:value-type="string">
            <text:p>2.109160564</text:p>
          </table:table-cell>
          <table:table-cell office:value-type="string">
            <text:p>1.964675218</text:p>
          </table:table-cell>
          <table:table-cell office:value-type="string">
            <text:p>1.649518258</text:p>
          </table:table-cell>
          <table:table-cell office:value-type="string">
            <text:p>1.343095387</text:p>
          </table:table-cell>
          <table:table-cell office:value-type="string">
            <text:p>1.418108438</text:p>
          </table:table-cell>
          <table:table-cell office:value-type="string">
            <text:p>1.460981299</text:p>
          </table:table-cell>
          <table:table-cell office:value-type="string">
            <text:p>1.594261845</text:p>
          </table:table-cell>
          <table:table-cell office:value-type="string">
            <text:p>1.528148459</text:p>
          </table:table-cell>
          <table:table-cell office:value-type="string">
            <text:p>1.383788614</text:p>
          </table:table-cell>
          <table:table-cell office:value-type="string">
            <text:p>1.421182212</text:p>
          </table:table-cell>
          <table:table-cell office:value-type="string">
            <text:p>1.344163053</text:p>
          </table:table-cell>
          <table:table-cell office:value-type="string">
            <text:p>1.306939617</text:p>
          </table:table-cell>
          <table:table-cell office:value-type="string">
            <text:p>1.349035884</text:p>
          </table:table-cell>
          <table:table-cell office:value-type="string">
            <text:p>1.273494941</text:p>
          </table:table-cell>
          <table:table-cell office:value-type="string">
            <text:p>1.232263273</text:p>
          </table:table-cell>
          <table:table-cell office:value-type="string">
            <text:p>1.208943996</text:p>
          </table:table-cell>
          <table:table-cell office:value-type="string">
            <text:p>1.267370574</text:p>
          </table:table-cell>
          <table:table-cell office:value-type="string">
            <text:p>1.258699894</text:p>
          </table:table-cell>
          <table:table-cell office:value-type="string">
            <text:p>1.263384585</text:p>
          </table:table-cell>
          <table:table-cell office:value-type="string">
            <text:p>1.310972513</text:p>
          </table:table-cell>
          <table:table-cell office:value-type="string">
            <text:p>1.4233503</text:p>
          </table:table-cell>
          <table:table-cell office:value-type="string">
            <text:p>1.380827769</text:p>
          </table:table-cell>
          <table:table-cell office:value-type="string">
            <text:p>1.289751217</text:p>
          </table:table-cell>
          <table:table-cell office:value-type="string">
            <text:p>1.337128247</text:p>
          </table:table-cell>
          <table:table-cell office:value-type="string">
            <text:p>1.339902783</text:p>
          </table:table-cell>
          <table:table-cell office:value-type="string">
            <text:p>1.317761589</text:p>
          </table:table-cell>
          <table:table-cell office:value-type="string">
            <text:p>1.317515721</text:p>
          </table:table-cell>
          <table:table-cell office:value-type="string">
            <text:p>1.25737008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atin America &amp; Caribbean (excluding high income)</text:p>
          </table:table-cell>
          <table:table-cell office:value-type="string">
            <text:p>LAC</text:p>
          </table:table-cell>
          <table:table-cell office:value-type="string">
            <text:p>2.110721651</text:p>
          </table:table-cell>
          <table:table-cell office:value-type="string">
            <text:p>1.712555493</text:p>
          </table:table-cell>
          <table:table-cell office:value-type="string">
            <text:p>1.673456951</text:p>
          </table:table-cell>
          <table:table-cell office:value-type="string">
            <text:p>1.805915564</text:p>
          </table:table-cell>
          <table:table-cell office:value-type="string">
            <text:p>1.527002868</text:p>
          </table:table-cell>
          <table:table-cell office:value-type="string">
            <text:p>1.792129597</text:p>
          </table:table-cell>
          <table:table-cell office:value-type="string">
            <text:p>1.773254575</text:p>
          </table:table-cell>
          <table:table-cell office:value-type="string">
            <text:p>1.872871435</text:p>
          </table:table-cell>
          <table:table-cell office:value-type="string">
            <text:p>1.682098411</text:p>
          </table:table-cell>
          <table:table-cell office:value-type="string">
            <text:p>1.666255972</text:p>
          </table:table-cell>
          <table:table-cell office:value-type="string">
            <text:p>1.802799533</text:p>
          </table:table-cell>
          <table:table-cell office:value-type="string">
            <text:p>1.815593035</text:p>
          </table:table-cell>
          <table:table-cell office:value-type="string">
            <text:p>1.724006139</text:p>
          </table:table-cell>
          <table:table-cell office:value-type="string">
            <text:p>1.648289008</text:p>
          </table:table-cell>
          <table:table-cell office:value-type="string">
            <text:p>1.53373239</text:p>
          </table:table-cell>
          <table:table-cell office:value-type="string">
            <text:p>1.689828568</text:p>
          </table:table-cell>
          <table:table-cell office:value-type="string">
            <text:p>1.8234326</text:p>
          </table:table-cell>
          <table:table-cell office:value-type="string">
            <text:p>1.82499463</text:p>
          </table:table-cell>
          <table:table-cell office:value-type="string">
            <text:p>1.859266227</text:p>
          </table:table-cell>
          <table:table-cell office:value-type="string">
            <text:p>1.734364993</text:p>
          </table:table-cell>
          <table:table-cell office:value-type="string">
            <text:p>1.49868481</text:p>
          </table:table-cell>
          <table:table-cell office:value-type="string">
            <text:p>1.462420565</text:p>
          </table:table-cell>
          <table:table-cell office:value-type="string">
            <text:p>1.668054073</text:p>
          </table:table-cell>
          <table:table-cell office:value-type="string">
            <text:p>1.83467479</text:p>
          </table:table-cell>
          <table:table-cell office:value-type="string">
            <text:p>1.662682671</text:p>
          </table:table-cell>
          <table:table-cell office:value-type="string">
            <text:p>1.677793458</text:p>
          </table:table-cell>
          <table:table-cell office:value-type="string">
            <text:p>1.665609678</text:p>
          </table:table-cell>
          <table:table-cell office:value-type="string">
            <text:p>1.855492278</text:p>
          </table:table-cell>
          <table:table-cell office:value-type="string">
            <text:p>1.89829699</text:p>
          </table:table-cell>
          <table:table-cell office:value-type="string">
            <text:p>2.05679729</text:p>
          </table:table-cell>
          <table:table-cell office:value-type="string">
            <text:p>1.915444856</text:p>
          </table:table-cell>
          <table:table-cell office:value-type="string">
            <text:p>1.612172605</text:p>
          </table:table-cell>
          <table:table-cell office:value-type="string">
            <text:p>1.281582669</text:p>
          </table:table-cell>
          <table:table-cell office:value-type="string">
            <text:p>1.365525246</text:p>
          </table:table-cell>
          <table:table-cell office:value-type="string">
            <text:p>1.412806051</text:p>
          </table:table-cell>
          <table:table-cell office:value-type="string">
            <text:p>1.543266472</text:p>
          </table:table-cell>
          <table:table-cell office:value-type="string">
            <text:p>1.475495088</text:p>
          </table:table-cell>
          <table:table-cell office:value-type="string">
            <text:p>1.325093449</text:p>
          </table:table-cell>
          <table:table-cell office:value-type="string">
            <text:p>1.363853772</text:p>
          </table:table-cell>
          <table:table-cell office:value-type="string">
            <text:p>1.273244204</text:p>
          </table:table-cell>
          <table:table-cell office:value-type="string">
            <text:p>1.239946659</text:p>
          </table:table-cell>
          <table:table-cell office:value-type="string">
            <text:p>1.294005393</text:p>
          </table:table-cell>
          <table:table-cell office:value-type="string">
            <text:p>1.217315294</text:p>
          </table:table-cell>
          <table:table-cell office:value-type="string">
            <text:p>1.168371802</text:p>
          </table:table-cell>
          <table:table-cell office:value-type="string">
            <text:p>1.136024368</text:p>
          </table:table-cell>
          <table:table-cell office:value-type="string">
            <text:p>1.205650244</text:p>
          </table:table-cell>
          <table:table-cell office:value-type="string">
            <text:p>1.193647796</text:p>
          </table:table-cell>
          <table:table-cell office:value-type="string">
            <text:p>1.212493874</text:p>
          </table:table-cell>
          <table:table-cell office:value-type="string">
            <text:p>1.257167868</text:p>
          </table:table-cell>
          <table:table-cell office:value-type="string">
            <text:p>1.386245892</text:p>
          </table:table-cell>
          <table:table-cell office:value-type="string">
            <text:p>1.341329262</text:p>
          </table:table-cell>
          <table:table-cell office:value-type="string">
            <text:p>1.245172953</text:p>
          </table:table-cell>
          <table:table-cell office:value-type="string">
            <text:p>1.301754933</text:p>
          </table:table-cell>
          <table:table-cell office:value-type="string">
            <text:p>1.305784437</text:p>
          </table:table-cell>
          <table:table-cell office:value-type="string">
            <text:p>1.286873999</text:p>
          </table:table-cell>
          <table:table-cell office:value-type="string">
            <text:p>1.281647738</text:p>
          </table:table-cell>
          <table:table-cell office:value-type="string">
            <text:p>1.2155140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atin America &amp; the Caribbean (IDA &amp; IBRD countries)</text:p>
          </table:table-cell>
          <table:table-cell office:value-type="string">
            <text:p>TLA</text:p>
          </table:table-cell>
          <table:table-cell office:value-type="string">
            <text:p>2.178037515</text:p>
          </table:table-cell>
          <table:table-cell office:value-type="string">
            <text:p>1.850389835</text:p>
          </table:table-cell>
          <table:table-cell office:value-type="string">
            <text:p>1.748764154</text:p>
          </table:table-cell>
          <table:table-cell office:value-type="string">
            <text:p>1.866048355</text:p>
          </table:table-cell>
          <table:table-cell office:value-type="string">
            <text:p>1.588377811</text:p>
          </table:table-cell>
          <table:table-cell office:value-type="string">
            <text:p>1.847389555</text:p>
          </table:table-cell>
          <table:table-cell office:value-type="string">
            <text:p>1.824349927</text:p>
          </table:table-cell>
          <table:table-cell office:value-type="string">
            <text:p>1.915512955</text:p>
          </table:table-cell>
          <table:table-cell office:value-type="string">
            <text:p>1.716968796</text:p>
          </table:table-cell>
          <table:table-cell office:value-type="string">
            <text:p>1.689161651</text:p>
          </table:table-cell>
          <table:table-cell office:value-type="string">
            <text:p>1.939790079</text:p>
          </table:table-cell>
          <table:table-cell office:value-type="string">
            <text:p>2.072005372</text:p>
          </table:table-cell>
          <table:table-cell office:value-type="string">
            <text:p>1.999199615</text:p>
          </table:table-cell>
          <table:table-cell office:value-type="string">
            <text:p>1.937929659</text:p>
          </table:table-cell>
          <table:table-cell office:value-type="string">
            <text:p>1.81005547</text:p>
          </table:table-cell>
          <table:table-cell office:value-type="string">
            <text:p>1.807229837</text:p>
          </table:table-cell>
          <table:table-cell office:value-type="string">
            <text:p>1.933089413</text:p>
          </table:table-cell>
          <table:table-cell office:value-type="string">
            <text:p>1.984445942</text:p>
          </table:table-cell>
          <table:table-cell office:value-type="string">
            <text:p>1.878975877</text:p>
          </table:table-cell>
          <table:table-cell office:value-type="string">
            <text:p>1.771631658</text:p>
          </table:table-cell>
          <table:table-cell office:value-type="string">
            <text:p>1.609042909</text:p>
          </table:table-cell>
          <table:table-cell office:value-type="string">
            <text:p>1.647457511</text:p>
          </table:table-cell>
          <table:table-cell office:value-type="string">
            <text:p>1.827866483</text:p>
          </table:table-cell>
          <table:table-cell office:value-type="string">
            <text:p>1.893194949</text:p>
          </table:table-cell>
          <table:table-cell office:value-type="string">
            <text:p>1.677776164</text:p>
          </table:table-cell>
          <table:table-cell office:value-type="string">
            <text:p>1.66184401</text:p>
          </table:table-cell>
          <table:table-cell office:value-type="string">
            <text:p>1.633599944</text:p>
          </table:table-cell>
          <table:table-cell office:value-type="string">
            <text:p>1.808378353</text:p>
          </table:table-cell>
          <table:table-cell office:value-type="string">
            <text:p>1.820939628</text:p>
          </table:table-cell>
          <table:table-cell office:value-type="string">
            <text:p>1.979999677</text:p>
          </table:table-cell>
          <table:table-cell office:value-type="string">
            <text:p>1.84723352</text:p>
          </table:table-cell>
          <table:table-cell office:value-type="string">
            <text:p>1.562437463</text:p>
          </table:table-cell>
          <table:table-cell office:value-type="string">
            <text:p>1.343095387</text:p>
          </table:table-cell>
          <table:table-cell office:value-type="string">
            <text:p>1.412154327</text:p>
          </table:table-cell>
          <table:table-cell office:value-type="string">
            <text:p>1.460981299</text:p>
          </table:table-cell>
          <table:table-cell office:value-type="string">
            <text:p>1.594261845</text:p>
          </table:table-cell>
          <table:table-cell office:value-type="string">
            <text:p>1.528148459</text:p>
          </table:table-cell>
          <table:table-cell office:value-type="string">
            <text:p>1.383788614</text:p>
          </table:table-cell>
          <table:table-cell office:value-type="string">
            <text:p>1.421182212</text:p>
          </table:table-cell>
          <table:table-cell office:value-type="string">
            <text:p>1.344163053</text:p>
          </table:table-cell>
          <table:table-cell office:value-type="string">
            <text:p>1.306939617</text:p>
          </table:table-cell>
          <table:table-cell office:value-type="string">
            <text:p>1.349035884</text:p>
          </table:table-cell>
          <table:table-cell office:value-type="string">
            <text:p>1.273494941</text:p>
          </table:table-cell>
          <table:table-cell office:value-type="string">
            <text:p>1.188481397</text:p>
          </table:table-cell>
          <table:table-cell office:value-type="string">
            <text:p>1.170154285</text:p>
          </table:table-cell>
          <table:table-cell office:value-type="string">
            <text:p>1.225486947</text:p>
          </table:table-cell>
          <table:table-cell office:value-type="string">
            <text:p>1.225224074</text:p>
          </table:table-cell>
          <table:table-cell office:value-type="string">
            <text:p>1.232237136</text:p>
          </table:table-cell>
          <table:table-cell office:value-type="string">
            <text:p>1.282642451</text:p>
          </table:table-cell>
          <table:table-cell office:value-type="string">
            <text:p>1.393294953</text:p>
          </table:table-cell>
          <table:table-cell office:value-type="string">
            <text:p>1.356086615</text:p>
          </table:table-cell>
          <table:table-cell office:value-type="string">
            <text:p>1.268290916</text:p>
          </table:table-cell>
          <table:table-cell office:value-type="string">
            <text:p>1.304381031</text:p>
          </table:table-cell>
          <table:table-cell office:value-type="string">
            <text:p>1.311705453</text:p>
          </table:table-cell>
          <table:table-cell office:value-type="string">
            <text:p>1.288197309</text:p>
          </table:table-cell>
          <table:table-cell office:value-type="string">
            <text:p>1.284846733</text:p>
          </table:table-cell>
          <table:table-cell office:value-type="string">
            <text:p>1.25737008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atvia</text:p>
          </table:table-cell>
          <table:table-cell office:value-type="string">
            <text:p>LVA</text:p>
          </table:table-cell>
          <table:table-cell table:number-columns-repeated="35" office:value-type="string">
            <text:p>..</text:p>
          </table:table-cell>
          <table:table-cell office:value-type="string">
            <text:p>0.80565605</text:p>
          </table:table-cell>
          <table:table-cell office:value-type="string">
            <text:p>0.639144683</text:p>
          </table:table-cell>
          <table:table-cell office:value-type="string">
            <text:p>0.582114909</text:p>
          </table:table-cell>
          <table:table-cell office:value-type="string">
            <text:p>0.587847986</text:p>
          </table:table-cell>
          <table:table-cell office:value-type="string">
            <text:p>0.750940828</text:p>
          </table:table-cell>
          <table:table-cell office:value-type="string">
            <text:p>0.881715012</text:p>
          </table:table-cell>
          <table:table-cell office:value-type="string">
            <text:p>1.041538764</text:p>
          </table:table-cell>
          <table:table-cell office:value-type="string">
            <text:p>1.542208276</text:p>
          </table:table-cell>
          <table:table-cell office:value-type="string">
            <text:p>1.610024275</text:p>
          </table:table-cell>
          <table:table-cell office:value-type="string">
            <text:p>1.595658217</text:p>
          </table:table-cell>
          <table:table-cell office:value-type="string">
            <text:p>1.610621927</text:p>
          </table:table-cell>
          <table:table-cell office:value-type="string">
            <text:p>1.715018634</text:p>
          </table:table-cell>
          <table:table-cell office:value-type="string">
            <text:p>1.558072758</text:p>
          </table:table-cell>
          <table:table-cell office:value-type="string">
            <text:p>1.634414025</text:p>
          </table:table-cell>
          <table:table-cell office:value-type="string">
            <text:p>1.390055014</text:p>
          </table:table-cell>
          <table:table-cell office:value-type="string">
            <text:p>1.092659718</text:p>
          </table:table-cell>
          <table:table-cell office:value-type="string">
            <text:p>1.042715323</text:p>
          </table:table-cell>
          <table:table-cell office:value-type="string">
            <text:p>0.909273138</text:p>
          </table:table-cell>
          <table:table-cell office:value-type="string">
            <text:p>0.937393523</text:p>
          </table:table-cell>
          <table:table-cell office:value-type="string">
            <text:p>0.943765186</text:p>
          </table:table-cell>
          <table:table-cell office:value-type="string">
            <text:p>1.04809459</text:p>
          </table:table-cell>
          <table:table-cell office:value-type="string">
            <text:p>1.4759281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east developed countries: UN classification</text:p>
          </table:table-cell>
          <table:table-cell office:value-type="string">
            <text:p>LDC</text:p>
          </table:table-cell>
          <table:table-cell table:number-columns-repeated="13" office:value-type="string">
            <text:p>..</text:p>
          </table:table-cell>
          <table:table-cell office:value-type="string">
            <text:p>1.56689593</text:p>
          </table:table-cell>
          <table:table-cell office:value-type="string">
            <text:p>1.56661306</text:p>
          </table:table-cell>
          <table:table-cell office:value-type="string">
            <text:p>1.336178154</text:p>
          </table:table-cell>
          <table:table-cell office:value-type="string">
            <text:p>1.716627356</text:p>
          </table:table-cell>
          <table:table-cell office:value-type="string">
            <text:p>1.78336948</text:p>
          </table:table-cell>
          <table:table-cell office:value-type="string">
            <text:p>1.528714377</text:p>
          </table:table-cell>
          <table:table-cell office:value-type="string">
            <text:p>1.671802813</text:p>
          </table:table-cell>
          <table:table-cell office:value-type="string">
            <text:p>1.630806641</text:p>
          </table:table-cell>
          <table:table-cell office:value-type="string">
            <text:p>1.817092826</text:p>
          </table:table-cell>
          <table:table-cell office:value-type="string">
            <text:p>1.957020451</text:p>
          </table:table-cell>
          <table:table-cell office:value-type="string">
            <text:p>2.185599905</text:p>
          </table:table-cell>
          <table:table-cell office:value-type="string">
            <text:p>2.388780201</text:p>
          </table:table-cell>
          <table:table-cell office:value-type="string">
            <text:p>3.290862692</text:p>
          </table:table-cell>
          <table:table-cell office:value-type="string">
            <text:p>3.298137452</text:p>
          </table:table-cell>
          <table:table-cell office:value-type="string">
            <text:p>3.498406634</text:p>
          </table:table-cell>
          <table:table-cell office:value-type="string">
            <text:p>3.662139546</text:p>
          </table:table-cell>
          <table:table-cell office:value-type="string">
            <text:p>4.181876925</text:p>
          </table:table-cell>
          <table:table-cell office:value-type="string">
            <text:p>3.865400768</text:p>
          </table:table-cell>
          <table:table-cell office:value-type="string">
            <text:p>2.774666935</text:p>
          </table:table-cell>
          <table:table-cell office:value-type="string">
            <text:p>2.514552786</text:p>
          </table:table-cell>
          <table:table-cell office:value-type="string">
            <text:p>3.122924809</text:p>
          </table:table-cell>
          <table:table-cell office:value-type="string">
            <text:p>2.315350497</text:p>
          </table:table-cell>
          <table:table-cell office:value-type="string">
            <text:p>2.046912986</text:p>
          </table:table-cell>
          <table:table-cell office:value-type="string">
            <text:p>1.893232197</text:p>
          </table:table-cell>
          <table:table-cell office:value-type="string">
            <text:p>2.072931134</text:p>
          </table:table-cell>
          <table:table-cell office:value-type="string">
            <text:p>2.245956498</text:p>
          </table:table-cell>
          <table:table-cell office:value-type="string">
            <text:p>3.100726577</text:p>
          </table:table-cell>
          <table:table-cell office:value-type="string">
            <text:p>2.45043045</text:p>
          </table:table-cell>
          <table:table-cell office:value-type="string">
            <text:p>2.270043724</text:p>
          </table:table-cell>
          <table:table-cell office:value-type="string">
            <text:p>2.225372858</text:p>
          </table:table-cell>
          <table:table-cell office:value-type="string">
            <text:p>2.13257841</text:p>
          </table:table-cell>
          <table:table-cell office:value-type="string">
            <text:p>2.264366788</text:p>
          </table:table-cell>
          <table:table-cell office:value-type="string">
            <text:p>2.190968765</text:p>
          </table:table-cell>
          <table:table-cell office:value-type="string">
            <text:p>2.359380915</text:p>
          </table:table-cell>
          <table:table-cell office:value-type="string">
            <text:p>2.383358785</text:p>
          </table:table-cell>
          <table:table-cell office:value-type="string">
            <text:p>2.549667641</text:p>
          </table:table-cell>
          <table:table-cell office:value-type="string">
            <text:p>2.626448371</text:p>
          </table:table-cell>
          <table:table-cell office:value-type="string">
            <text:p>2.231671237</text:p>
          </table:table-cell>
          <table:table-cell office:value-type="string">
            <text:p>2.170957258</text:p>
          </table:table-cell>
          <table:table-cell office:value-type="string">
            <text:p>2.164145366</text:p>
          </table:table-cell>
          <table:table-cell office:value-type="string">
            <text:p>2.341333825</text:p>
          </table:table-cell>
          <table:table-cell office:value-type="string">
            <text:p>2.411690253</text:p>
          </table:table-cell>
          <table:table-cell office:value-type="string">
            <text:p>2.053143356</text:p>
          </table:table-cell>
          <table:table-cell office:value-type="string">
            <text:p>1.71704729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ebanon</text:p>
          </table:table-cell>
          <table:table-cell office:value-type="string">
            <text:p>LBN</text:p>
          </table:table-cell>
          <table:table-cell table:number-columns-repeated="28" office:value-type="string">
            <text:p>..</text:p>
          </table:table-cell>
          <table:table-cell office:value-type="string">
            <text:p>1.186578169</text:p>
          </table:table-cell>
          <table:table-cell office:value-type="string">
            <text:p>..</text:p>
          </table:table-cell>
          <table:table-cell office:value-type="string">
            <text:p>7.551951549</text:p>
          </table:table-cell>
          <table:table-cell office:value-type="string">
            <text:p>5.154888707</text:p>
          </table:table-cell>
          <table:table-cell office:value-type="string">
            <text:p>7.983998608</text:p>
          </table:table-cell>
          <table:table-cell office:value-type="string">
            <text:p>6.011461974</text:p>
          </table:table-cell>
          <table:table-cell office:value-type="string">
            <text:p>6.640833614</text:p>
          </table:table-cell>
          <table:table-cell office:value-type="string">
            <text:p>6.368134463</text:p>
          </table:table-cell>
          <table:table-cell office:value-type="string">
            <text:p>5.373543175</text:p>
          </table:table-cell>
          <table:table-cell office:value-type="string">
            <text:p>4.305154639</text:p>
          </table:table-cell>
          <table:table-cell office:value-type="string">
            <text:p>4.023098398</text:p>
          </table:table-cell>
          <table:table-cell office:value-type="string">
            <text:p>4.77062121</text:p>
          </table:table-cell>
          <table:table-cell office:value-type="string">
            <text:p>5.388162952</text:p>
          </table:table-cell>
          <table:table-cell office:value-type="string">
            <text:p>5.430901642</text:p>
          </table:table-cell>
          <table:table-cell office:value-type="string">
            <text:p>4.738154613</text:p>
          </table:table-cell>
          <table:table-cell office:value-type="string">
            <text:p>4.597853014</text:p>
          </table:table-cell>
          <table:table-cell office:value-type="string">
            <text:p>4.555239</text:p>
          </table:table-cell>
          <table:table-cell office:value-type="string">
            <text:p>4.521516936</text:p>
          </table:table-cell>
          <table:table-cell office:value-type="string">
            <text:p>4.629009678</text:p>
          </table:table-cell>
          <table:table-cell office:value-type="string">
            <text:p>4.688259109</text:p>
          </table:table-cell>
          <table:table-cell office:value-type="string">
            <text:p>4.001340802</text:p>
          </table:table-cell>
          <table:table-cell office:value-type="string">
            <text:p>4.020062506</text:p>
          </table:table-cell>
          <table:table-cell office:value-type="string">
            <text:p>4.126553121</text:p>
          </table:table-cell>
          <table:table-cell office:value-type="string">
            <text:p>4.058656606</text:p>
          </table:table-cell>
          <table:table-cell office:value-type="string">
            <text:p>4.005633462</text:p>
          </table:table-cell>
          <table:table-cell office:value-type="string">
            <text:p>4.206782066</text:p>
          </table:table-cell>
          <table:table-cell office:value-type="string">
            <text:p>4.745774516</text:p>
          </table:table-cell>
          <table:table-cell office:value-type="string">
            <text:p>4.527796095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esotho</text:p>
          </table:table-cell>
          <table:table-cell office:value-type="string">
            <text:p>LSO</text:p>
          </table:table-cell>
          <table:table-cell table:number-columns-repeated="16" office:value-type="string">
            <text:p>..</text:p>
          </table:table-cell>
          <table:table-cell office:value-type="string">
            <text:p>1.551791277</text:p>
          </table:table-cell>
          <table:table-cell office:value-type="string">
            <text:p>1.438132064</text:p>
          </table:table-cell>
          <table:table-cell office:value-type="string">
            <text:p>1.505608283</text:p>
          </table:table-cell>
          <table:table-cell office:value-type="string">
            <text:p>1.851207532</text:p>
          </table:table-cell>
          <table:table-cell office:value-type="string">
            <text:p>2.697113954</text:p>
          </table:table-cell>
          <table:table-cell office:value-type="string">
            <text:p>2.854330709</text:p>
          </table:table-cell>
          <table:table-cell office:value-type="string">
            <text:p>4.291343396</text:p>
          </table:table-cell>
          <table:table-cell office:value-type="string">
            <text:p>3.638396116</text:p>
          </table:table-cell>
          <table:table-cell office:value-type="string">
            <text:p>3.687625468</text:p>
          </table:table-cell>
          <table:table-cell office:value-type="string">
            <text:p>3.971178348</text:p>
          </table:table-cell>
          <table:table-cell office:value-type="string">
            <text:p>4.192963041</text:p>
          </table:table-cell>
          <table:table-cell office:value-type="string">
            <text:p>4.496679225</text:p>
          </table:table-cell>
          <table:table-cell office:value-type="string">
            <text:p>3.604724686</text:p>
          </table:table-cell>
          <table:table-cell office:value-type="string">
            <text:p>4.564001618</text:p>
          </table:table-cell>
          <table:table-cell office:value-type="string">
            <text:p>4.051895892</text:p>
          </table:table-cell>
          <table:table-cell office:value-type="string">
            <text:p>3.167316258</text:p>
          </table:table-cell>
          <table:table-cell office:value-type="string">
            <text:p>2.916532777</text:p>
          </table:table-cell>
          <table:table-cell office:value-type="string">
            <text:p>2.64973027</text:p>
          </table:table-cell>
          <table:table-cell office:value-type="string">
            <text:p>2.943730779</text:p>
          </table:table-cell>
          <table:table-cell office:value-type="string">
            <text:p>3.430835283</text:p>
          </table:table-cell>
          <table:table-cell office:value-type="string">
            <text:p>2.996188627</text:p>
          </table:table-cell>
          <table:table-cell office:value-type="string">
            <text:p>2.875771645</text:p>
          </table:table-cell>
          <table:table-cell office:value-type="string">
            <text:p>2.994956647</text:p>
          </table:table-cell>
          <table:table-cell office:value-type="string">
            <text:p>3.733473596</text:p>
          </table:table-cell>
          <table:table-cell office:value-type="string">
            <text:p>3.443682922</text:p>
          </table:table-cell>
          <table:table-cell office:value-type="string">
            <text:p>2.832838754</text:p>
          </table:table-cell>
          <table:table-cell office:value-type="string">
            <text:p>2.521317746</text:p>
          </table:table-cell>
          <table:table-cell office:value-type="string">
            <text:p>2.363375543</text:p>
          </table:table-cell>
          <table:table-cell office:value-type="string">
            <text:p>2.076934297</text:p>
          </table:table-cell>
          <table:table-cell office:value-type="string">
            <text:p>1.998397114</text:p>
          </table:table-cell>
          <table:table-cell office:value-type="string">
            <text:p>1.956820733</text:p>
          </table:table-cell>
          <table:table-cell office:value-type="string">
            <text:p>2.187733696</text:p>
          </table:table-cell>
          <table:table-cell office:value-type="string">
            <text:p>1.462041734</text:p>
          </table:table-cell>
          <table:table-cell office:value-type="string">
            <text:p>2.540221898</text:p>
          </table:table-cell>
          <table:table-cell office:value-type="string">
            <text:p>2.961554548</text:p>
          </table:table-cell>
          <table:table-cell office:value-type="string">
            <text:p>2.086409022</text:p>
          </table:table-cell>
          <table:table-cell office:value-type="string">
            <text:p>1.987681793</text:p>
          </table:table-cell>
          <table:table-cell office:value-type="string">
            <text:p>1.897894393</text:p>
          </table:table-cell>
          <table:table-cell office:value-type="string">
            <text:p>1.824134309</text:p>
          </table:table-cell>
          <table:table-cell office:value-type="string">
            <text:p>1.756904838</text:p>
          </table:table-cell>
          <table:table-cell office:value-type="string">
            <text:p>1.77577943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iberia</text:p>
          </table:table-cell>
          <table:table-cell office:value-type="string">
            <text:p>LBR</text:p>
          </table:table-cell>
          <table:table-cell table:number-columns-repeated="5" office:value-type="string">
            <text:p>..</text:p>
          </table:table-cell>
          <table:table-cell office:value-type="string">
            <text:p>1.177698063</text:p>
          </table:table-cell>
          <table:table-cell office:value-type="string">
            <text:p>1.145384</text:p>
          </table:table-cell>
          <table:table-cell office:value-type="string">
            <text:p>1.168473587</text:p>
          </table:table-cell>
          <table:table-cell office:value-type="string">
            <text:p>1.101796217</text:p>
          </table:table-cell>
          <table:table-cell office:value-type="string">
            <text:p>0.993608977</text:p>
          </table:table-cell>
          <table:table-cell office:value-type="string">
            <text:p>1.098732063</text:p>
          </table:table-cell>
          <table:table-cell office:value-type="string">
            <text:p>1.185794706</text:p>
          </table:table-cell>
          <table:table-cell office:value-type="string">
            <text:p>1.100250477</text:p>
          </table:table-cell>
          <table:table-cell office:value-type="string">
            <text:p>0.969071627</text:p>
          </table:table-cell>
          <table:table-cell office:value-type="string">
            <text:p>0.93437792</text:p>
          </table:table-cell>
          <table:table-cell office:value-type="string">
            <text:p>0.952299656</text:p>
          </table:table-cell>
          <table:table-cell office:value-type="string">
            <text:p>1.072609459</text:p>
          </table:table-cell>
          <table:table-cell office:value-type="string">
            <text:p>1.151542041</text:p>
          </table:table-cell>
          <table:table-cell office:value-type="string">
            <text:p>1.240867079</text:p>
          </table:table-cell>
          <table:table-cell office:value-type="string">
            <text:p>1.154694836</text:p>
          </table:table-cell>
          <table:table-cell office:value-type="string">
            <text:p>1.49173142</text:p>
          </table:table-cell>
          <table:table-cell office:value-type="string">
            <text:p>3.112764164</text:p>
          </table:table-cell>
          <table:table-cell office:value-type="string">
            <text:p>5.017749057</text:p>
          </table:table-cell>
          <table:table-cell office:value-type="string">
            <text:p>4.706240134</text:p>
          </table:table-cell>
          <table:table-cell office:value-type="string">
            <text:p>2.940558409</text:p>
          </table:table-cell>
          <table:table-cell office:value-type="string">
            <text:p>2.954318715</text:p>
          </table:table-cell>
          <table:table-cell office:value-type="string">
            <text:p>2.895485231</text:p>
          </table:table-cell>
          <table:table-cell office:value-type="string">
            <text:p>2.287212171</text:p>
          </table:table-cell>
          <table:table-cell office:value-type="string">
            <text:p>2.407781951</text:p>
          </table:table-cell>
          <table:table-cell table:number-columns-repeated="2" office:value-type="string">
            <text:p>..</text:p>
          </table:table-cell>
          <table:table-cell office:value-type="string">
            <text:p>7.183908046</text:p>
          </table:table-cell>
          <table:table-cell office:value-type="string">
            <text:p>10.13422819</text:p>
          </table:table-cell>
          <table:table-cell office:value-type="string">
            <text:p>18.98379052</text:p>
          </table:table-cell>
          <table:table-cell office:value-type="string">
            <text:p>29.72768533</text:p>
          </table:table-cell>
          <table:table-cell table:number-columns-repeated="9" office:value-type="string">
            <text:p>..</text:p>
          </table:table-cell>
          <table:table-cell office:value-type="string">
            <text:p>0.670318096</text:p>
          </table:table-cell>
          <table:table-cell office:value-type="string">
            <text:p>1.459090909</text:p>
          </table:table-cell>
          <table:table-cell office:value-type="string">
            <text:p>0.649803346</text:p>
          </table:table-cell>
          <table:table-cell office:value-type="string">
            <text:p>0.471701177</text:p>
          </table:table-cell>
          <table:table-cell office:value-type="string">
            <text:p>0.459625159</text:p>
          </table:table-cell>
          <table:table-cell office:value-type="string">
            <text:p>0.622691096</text:p>
          </table:table-cell>
          <table:table-cell office:value-type="string">
            <text:p>0.654290939</text:p>
          </table:table-cell>
          <table:table-cell office:value-type="string">
            <text:p>0.858742073</text:p>
          </table:table-cell>
          <table:table-cell office:value-type="string">
            <text:p>0.874618266</text:p>
          </table:table-cell>
          <table:table-cell office:value-type="string">
            <text:p>0.776342153</text:p>
          </table:table-cell>
          <table:table-cell office:value-type="string">
            <text:p>0.721857923</text:p>
          </table:table-cell>
          <table:table-cell office:value-type="string">
            <text:p>0.663544739</text:p>
          </table:table-cell>
          <table:table-cell office:value-type="string">
            <text:p>0.58346025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ibya</text:p>
          </table:table-cell>
          <table:table-cell office:value-type="string">
            <text:p>LBY</text:p>
          </table:table-cell>
          <table:table-cell table:number-columns-repeated="37" office:value-type="string">
            <text:p>..</text:p>
          </table:table-cell>
          <table:table-cell office:value-type="string">
            <text:p>4.078026716</text:p>
          </table:table-cell>
          <table:table-cell office:value-type="string">
            <text:p>5.297441532</text:p>
          </table:table-cell>
          <table:table-cell office:value-type="string">
            <text:p>3.206280714</text:p>
          </table:table-cell>
          <table:table-cell office:value-type="string">
            <text:p>2.836445261</text:p>
          </table:table-cell>
          <table:table-cell office:value-type="string">
            <text:p>2.403100775</text:p>
          </table:table-cell>
          <table:table-cell office:value-type="string">
            <text:p>2.210518222</text:p>
          </table:table-cell>
          <table:table-cell office:value-type="string">
            <text:p>2.082093992</text:p>
          </table:table-cell>
          <table:table-cell office:value-type="string">
            <text:p>2.076220999</text:p>
          </table:table-cell>
          <table:table-cell office:value-type="string">
            <text:p>1.45966544</text:p>
          </table:table-cell>
          <table:table-cell office:value-type="string">
            <text:p>1.117759495</text:p>
          </table:table-cell>
          <table:table-cell office:value-type="string">
            <text:p>0.946671985</text:p>
          </table:table-cell>
          <table:table-cell office:value-type="string">
            <text:p>1.262368113</text:p>
          </table:table-cell>
          <table:table-cell table:number-columns-repeated="9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iechtenstein</text:p>
          </table:table-cell>
          <table:table-cell office:value-type="string">
            <text:p>LIE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ithuania</text:p>
          </table:table-cell>
          <table:table-cell office:value-type="string">
            <text:p>LTU</text:p>
          </table:table-cell>
          <table:table-cell table:number-columns-repeated="35" office:value-type="string">
            <text:p>..</text:p>
          </table:table-cell>
          <table:table-cell office:value-type="string">
            <text:p>0.454372876</text:p>
          </table:table-cell>
          <table:table-cell office:value-type="string">
            <text:p>0.503980008</text:p>
          </table:table-cell>
          <table:table-cell office:value-type="string">
            <text:p>0.747111154</text:p>
          </table:table-cell>
          <table:table-cell office:value-type="string">
            <text:p>1.229254333</text:p>
          </table:table-cell>
          <table:table-cell office:value-type="string">
            <text:p>0.970102492</text:p>
          </table:table-cell>
          <table:table-cell office:value-type="string">
            <text:p>1.216699992</text:p>
          </table:table-cell>
          <table:table-cell office:value-type="string">
            <text:p>1.36194364</text:p>
          </table:table-cell>
          <table:table-cell office:value-type="string">
            <text:p>1.271288747</text:p>
          </table:table-cell>
          <table:table-cell office:value-type="string">
            <text:p>1.121228495</text:p>
          </table:table-cell>
          <table:table-cell office:value-type="string">
            <text:p>1.195943281</text:p>
          </table:table-cell>
          <table:table-cell office:value-type="string">
            <text:p>1.16221159</text:p>
          </table:table-cell>
          <table:table-cell office:value-type="string">
            <text:p>1.163932121</text:p>
          </table:table-cell>
          <table:table-cell office:value-type="string">
            <text:p>1.112478533</text:p>
          </table:table-cell>
          <table:table-cell office:value-type="string">
            <text:p>1.130355158</text:p>
          </table:table-cell>
          <table:table-cell office:value-type="string">
            <text:p>1.081283949</text:p>
          </table:table-cell>
          <table:table-cell office:value-type="string">
            <text:p>0.878852641</text:p>
          </table:table-cell>
          <table:table-cell office:value-type="string">
            <text:p>0.791758924</text:p>
          </table:table-cell>
          <table:table-cell office:value-type="string">
            <text:p>0.766681364</text:p>
          </table:table-cell>
          <table:table-cell office:value-type="string">
            <text:p>0.764650982</text:p>
          </table:table-cell>
          <table:table-cell office:value-type="string">
            <text:p>0.879909679</text:p>
          </table:table-cell>
          <table:table-cell office:value-type="string">
            <text:p>1.135288517</text:p>
          </table:table-cell>
          <table:table-cell office:value-type="string">
            <text:p>1.48752254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ow &amp; middle income</text:p>
          </table:table-cell>
          <table:table-cell office:value-type="string">
            <text:p>LMY</text:p>
          </table:table-cell>
          <table:table-cell table:number-columns-repeated="2" office:value-type="string">
            <text:p>..</text:p>
          </table:table-cell>
          <table:table-cell office:value-type="string">
            <text:p>2.230792613</text:p>
          </table:table-cell>
          <table:table-cell office:value-type="string">
            <text:p>2.494336463</text:p>
          </table:table-cell>
          <table:table-cell office:value-type="string">
            <text:p>2.49081445</text:p>
          </table:table-cell>
          <table:table-cell office:value-type="string">
            <text:p>2.788061451</text:p>
          </table:table-cell>
          <table:table-cell office:value-type="string">
            <text:p>2.652573635</text:p>
          </table:table-cell>
          <table:table-cell office:value-type="string">
            <text:p>2.745799756</text:p>
          </table:table-cell>
          <table:table-cell office:value-type="string">
            <text:p>2.884341879</text:p>
          </table:table-cell>
          <table:table-cell office:value-type="string">
            <text:p>3.026079319</text:p>
          </table:table-cell>
          <table:table-cell office:value-type="string">
            <text:p>3.074571073</text:p>
          </table:table-cell>
          <table:table-cell office:value-type="string">
            <text:p>3.069050111</text:p>
          </table:table-cell>
          <table:table-cell office:value-type="string">
            <text:p>2.942708384</text:p>
          </table:table-cell>
          <table:table-cell office:value-type="string">
            <text:p>2.660089124</text:p>
          </table:table-cell>
          <table:table-cell office:value-type="string">
            <text:p>3.059577448</text:p>
          </table:table-cell>
          <table:table-cell office:value-type="string">
            <text:p>3.700009954</text:p>
          </table:table-cell>
          <table:table-cell office:value-type="string">
            <text:p>3.78146335</text:p>
          </table:table-cell>
          <table:table-cell office:value-type="string">
            <text:p>3.705540698</text:p>
          </table:table-cell>
          <table:table-cell office:value-type="string">
            <text:p>3.505891777</text:p>
          </table:table-cell>
          <table:table-cell office:value-type="string">
            <text:p>2.992579264</text:p>
          </table:table-cell>
          <table:table-cell office:value-type="string">
            <text:p>2.788582314</text:p>
          </table:table-cell>
          <table:table-cell office:value-type="string">
            <text:p>2.991688023</text:p>
          </table:table-cell>
          <table:table-cell office:value-type="string">
            <text:p>3.075832123</text:p>
          </table:table-cell>
          <table:table-cell office:value-type="string">
            <text:p>3.182227246</text:p>
          </table:table-cell>
          <table:table-cell office:value-type="string">
            <text:p>3.064214094</text:p>
          </table:table-cell>
          <table:table-cell office:value-type="string">
            <text:p>3.145992671</text:p>
          </table:table-cell>
          <table:table-cell office:value-type="string">
            <text:p>3.173149334</text:p>
          </table:table-cell>
          <table:table-cell office:value-type="string">
            <text:p>3.120176219</text:p>
          </table:table-cell>
          <table:table-cell office:value-type="string">
            <text:p>3.000457132</text:p>
          </table:table-cell>
          <table:table-cell office:value-type="string">
            <text:p>2.841525854</text:p>
          </table:table-cell>
          <table:table-cell office:value-type="string">
            <text:p>2.639652356</text:p>
          </table:table-cell>
          <table:table-cell office:value-type="string">
            <text:p>2.347599628</text:p>
          </table:table-cell>
          <table:table-cell office:value-type="string">
            <text:p>2.54289844</text:p>
          </table:table-cell>
          <table:table-cell office:value-type="string">
            <text:p>2.351875717</text:p>
          </table:table-cell>
          <table:table-cell office:value-type="string">
            <text:p>2.294254624</text:p>
          </table:table-cell>
          <table:table-cell office:value-type="string">
            <text:p>2.237199581</text:p>
          </table:table-cell>
          <table:table-cell office:value-type="string">
            <text:p>2.148185339</text:p>
          </table:table-cell>
          <table:table-cell office:value-type="string">
            <text:p>2.131044477</text:p>
          </table:table-cell>
          <table:table-cell office:value-type="string">
            <text:p>2.001746869</text:p>
          </table:table-cell>
          <table:table-cell office:value-type="string">
            <text:p>2.067431368</text:p>
          </table:table-cell>
          <table:table-cell office:value-type="string">
            <text:p>1.984531176</text:p>
          </table:table-cell>
          <table:table-cell office:value-type="string">
            <text:p>2.078532666</text:p>
          </table:table-cell>
          <table:table-cell office:value-type="string">
            <text:p>2.14343965</text:p>
          </table:table-cell>
          <table:table-cell office:value-type="string">
            <text:p>2.09121466</text:p>
          </table:table-cell>
          <table:table-cell office:value-type="string">
            <text:p>2.032812459</text:p>
          </table:table-cell>
          <table:table-cell office:value-type="string">
            <text:p>2.002942883</text:p>
          </table:table-cell>
          <table:table-cell office:value-type="string">
            <text:p>1.96920572</text:p>
          </table:table-cell>
          <table:table-cell office:value-type="string">
            <text:p>1.934343436</text:p>
          </table:table-cell>
          <table:table-cell office:value-type="string">
            <text:p>1.955392317</text:p>
          </table:table-cell>
          <table:table-cell office:value-type="string">
            <text:p>2.144615966</text:p>
          </table:table-cell>
          <table:table-cell office:value-type="string">
            <text:p>1.966175727</text:p>
          </table:table-cell>
          <table:table-cell office:value-type="string">
            <text:p>1.877201147</text:p>
          </table:table-cell>
          <table:table-cell office:value-type="string">
            <text:p>1.918808521</text:p>
          </table:table-cell>
          <table:table-cell office:value-type="string">
            <text:p>1.953035556</text:p>
          </table:table-cell>
          <table:table-cell office:value-type="string">
            <text:p>1.967872526</text:p>
          </table:table-cell>
          <table:table-cell office:value-type="string">
            <text:p>2.010889084</text:p>
          </table:table-cell>
          <table:table-cell office:value-type="string">
            <text:p>1.99752305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ow income</text:p>
          </table:table-cell>
          <table:table-cell office:value-type="string">
            <text:p>LIC</text:p>
          </table:table-cell>
          <table:table-cell table:number-columns-repeated="5" office:value-type="string">
            <text:p>..</text:p>
          </table:table-cell>
          <table:table-cell office:value-type="string">
            <text:p>1.518930518</text:p>
          </table:table-cell>
          <table:table-cell office:value-type="string">
            <text:p>1.461996884</text:p>
          </table:table-cell>
          <table:table-cell office:value-type="string">
            <text:p>..</text:p>
          </table:table-cell>
          <table:table-cell office:value-type="string">
            <text:p>1.427548528</text:p>
          </table:table-cell>
          <table:table-cell office:value-type="string">
            <text:p>1.548039628</text:p>
          </table:table-cell>
          <table:table-cell office:value-type="string">
            <text:p>1.749558737</text:p>
          </table:table-cell>
          <table:table-cell office:value-type="string">
            <text:p>1.796945998</text:p>
          </table:table-cell>
          <table:table-cell office:value-type="string">
            <text:p>1.736567725</text:p>
          </table:table-cell>
          <table:table-cell office:value-type="string">
            <text:p>1.741501369</text:p>
          </table:table-cell>
          <table:table-cell office:value-type="string">
            <text:p>2.034005778</text:p>
          </table:table-cell>
          <table:table-cell office:value-type="string">
            <text:p>1.916927632</text:p>
          </table:table-cell>
          <table:table-cell office:value-type="string">
            <text:p>2.059045186</text:p>
          </table:table-cell>
          <table:table-cell office:value-type="string">
            <text:p>2.23289012</text:p>
          </table:table-cell>
          <table:table-cell office:value-type="string">
            <text:p>2.348687314</text:p>
          </table:table-cell>
          <table:table-cell office:value-type="string">
            <text:p>2.522403349</text:p>
          </table:table-cell>
          <table:table-cell office:value-type="string">
            <text:p>2.419010797</text:p>
          </table:table-cell>
          <table:table-cell office:value-type="string">
            <text:p>2.557312107</text:p>
          </table:table-cell>
          <table:table-cell office:value-type="string">
            <text:p>2.729401731</text:p>
          </table:table-cell>
          <table:table-cell office:value-type="string">
            <text:p>2.866876442</text:p>
          </table:table-cell>
          <table:table-cell office:value-type="string">
            <text:p>2.971559542</text:p>
          </table:table-cell>
          <table:table-cell office:value-type="string">
            <text:p>2.833061214</text:p>
          </table:table-cell>
          <table:table-cell office:value-type="string">
            <text:p>2.882660002</text:p>
          </table:table-cell>
          <table:table-cell office:value-type="string">
            <text:p>2.898510973</text:p>
          </table:table-cell>
          <table:table-cell office:value-type="string">
            <text:p>3.262766414</text:p>
          </table:table-cell>
          <table:table-cell office:value-type="string">
            <text:p>3.204303941</text:p>
          </table:table-cell>
          <table:table-cell office:value-type="string">
            <text:p>3.061288456</text:p>
          </table:table-cell>
          <table:table-cell office:value-type="string">
            <text:p>2.477833057</text:p>
          </table:table-cell>
          <table:table-cell office:value-type="string">
            <text:p>2.15331157</text:p>
          </table:table-cell>
          <table:table-cell office:value-type="string">
            <text:p>2.623243417</text:p>
          </table:table-cell>
          <table:table-cell office:value-type="string">
            <text:p>2.088956087</text:p>
          </table:table-cell>
          <table:table-cell office:value-type="string">
            <text:p>1.990272381</text:p>
          </table:table-cell>
          <table:table-cell office:value-type="string">
            <text:p>2.017274379</text:p>
          </table:table-cell>
          <table:table-cell office:value-type="string">
            <text:p>2.034057967</text:p>
          </table:table-cell>
          <table:table-cell office:value-type="string">
            <text:p>2.582073215</text:p>
          </table:table-cell>
          <table:table-cell office:value-type="string">
            <text:p>2.90492187</text:p>
          </table:table-cell>
          <table:table-cell office:value-type="string">
            <text:p>2.2969985</text:p>
          </table:table-cell>
          <table:table-cell office:value-type="string">
            <text:p>2.35061468</text:p>
          </table:table-cell>
          <table:table-cell office:value-type="string">
            <text:p>2.658194158</text:p>
          </table:table-cell>
          <table:table-cell office:value-type="string">
            <text:p>1.843248202</text:p>
          </table:table-cell>
          <table:table-cell office:value-type="string">
            <text:p>1.748007308</text:p>
          </table:table-cell>
          <table:table-cell office:value-type="string">
            <text:p>1.534819622</text:p>
          </table:table-cell>
          <table:table-cell office:value-type="string">
            <text:p>1.597351579</text:p>
          </table:table-cell>
          <table:table-cell office:value-type="string">
            <text:p>1.604879205</text:p>
          </table:table-cell>
          <table:table-cell office:value-type="string">
            <text:p>1.834199562</text:p>
          </table:table-cell>
          <table:table-cell office:value-type="string">
            <text:p>1.718566086</text:p>
          </table:table-cell>
          <table:table-cell office:value-type="string">
            <text:p>1.738535431</text:p>
          </table:table-cell>
          <table:table-cell office:value-type="string">
            <text:p>1.825887203</text:p>
          </table:table-cell>
          <table:table-cell office:value-type="string">
            <text:p>1.529804172</text:p>
          </table:table-cell>
          <table:table-cell office:value-type="string">
            <text:p>1.612681105</text:p>
          </table:table-cell>
          <table:table-cell office:value-type="string">
            <text:p>1.590405507</text:p>
          </table:table-cell>
          <table:table-cell office:value-type="string">
            <text:p>1.56478245</text:p>
          </table:table-cell>
          <table:table-cell office:value-type="string">
            <text:p>1.28237139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ower middle income</text:p>
          </table:table-cell>
          <table:table-cell office:value-type="string">
            <text:p>LMC</text:p>
          </table:table-cell>
          <table:table-cell office:value-type="string">
            <text:p>2.097446781</text:p>
          </table:table-cell>
          <table:table-cell office:value-type="string">
            <text:p>2.108986164</text:p>
          </table:table-cell>
          <table:table-cell office:value-type="string">
            <text:p>2.570839272</text:p>
          </table:table-cell>
          <table:table-cell office:value-type="string">
            <text:p>3.185061263</text:p>
          </table:table-cell>
          <table:table-cell office:value-type="string">
            <text:p>3.212475622</text:p>
          </table:table-cell>
          <table:table-cell office:value-type="string">
            <text:p>3.746992324</text:p>
          </table:table-cell>
          <table:table-cell office:value-type="string">
            <text:p>3.609150318</text:p>
          </table:table-cell>
          <table:table-cell office:value-type="string">
            <text:p>3.655709536</text:p>
          </table:table-cell>
          <table:table-cell office:value-type="string">
            <text:p>3.976203874</text:p>
          </table:table-cell>
          <table:table-cell office:value-type="string">
            <text:p>4.356668031</text:p>
          </table:table-cell>
          <table:table-cell office:value-type="string">
            <text:p>4.285518705</text:p>
          </table:table-cell>
          <table:table-cell office:value-type="string">
            <text:p>4.496904435</text:p>
          </table:table-cell>
          <table:table-cell office:value-type="string">
            <text:p>4.474033073</text:p>
          </table:table-cell>
          <table:table-cell office:value-type="string">
            <text:p>3.909006274</text:p>
          </table:table-cell>
          <table:table-cell office:value-type="string">
            <text:p>3.742576128</text:p>
          </table:table-cell>
          <table:table-cell office:value-type="string">
            <text:p>4.47140685</text:p>
          </table:table-cell>
          <table:table-cell office:value-type="string">
            <text:p>4.380355449</text:p>
          </table:table-cell>
          <table:table-cell office:value-type="string">
            <text:p>4.152361167</text:p>
          </table:table-cell>
          <table:table-cell office:value-type="string">
            <text:p>3.80677985</text:p>
          </table:table-cell>
          <table:table-cell office:value-type="string">
            <text:p>3.683897211</text:p>
          </table:table-cell>
          <table:table-cell office:value-type="string">
            <text:p>3.496138526</text:p>
          </table:table-cell>
          <table:table-cell office:value-type="string">
            <text:p>3.51364246</text:p>
          </table:table-cell>
          <table:table-cell office:value-type="string">
            <text:p>3.66488125</text:p>
          </table:table-cell>
          <table:table-cell office:value-type="string">
            <text:p>3.676852053</text:p>
          </table:table-cell>
          <table:table-cell office:value-type="string">
            <text:p>3.741520414</text:p>
          </table:table-cell>
          <table:table-cell office:value-type="string">
            <text:p>3.899846328</text:p>
          </table:table-cell>
          <table:table-cell office:value-type="string">
            <text:p>3.966053726</text:p>
          </table:table-cell>
          <table:table-cell office:value-type="string">
            <text:p>3.811879025</text:p>
          </table:table-cell>
          <table:table-cell office:value-type="string">
            <text:p>3.581268225</text:p>
          </table:table-cell>
          <table:table-cell office:value-type="string">
            <text:p>3.396653749</text:p>
          </table:table-cell>
          <table:table-cell office:value-type="string">
            <text:p>3.309292971</text:p>
          </table:table-cell>
          <table:table-cell office:value-type="string">
            <text:p>3.004398363</text:p>
          </table:table-cell>
          <table:table-cell office:value-type="string">
            <text:p>2.793164901</text:p>
          </table:table-cell>
          <table:table-cell office:value-type="string">
            <text:p>2.615921513</text:p>
          </table:table-cell>
          <table:table-cell office:value-type="string">
            <text:p>2.571710033</text:p>
          </table:table-cell>
          <table:table-cell office:value-type="string">
            <text:p>2.506066409</text:p>
          </table:table-cell>
          <table:table-cell office:value-type="string">
            <text:p>2.395714915</text:p>
          </table:table-cell>
          <table:table-cell office:value-type="string">
            <text:p>2.499484105</text:p>
          </table:table-cell>
          <table:table-cell office:value-type="string">
            <text:p>2.585978653</text:p>
          </table:table-cell>
          <table:table-cell office:value-type="string">
            <text:p>2.596270529</text:p>
          </table:table-cell>
          <table:table-cell office:value-type="string">
            <text:p>2.440486741</text:p>
          </table:table-cell>
          <table:table-cell office:value-type="string">
            <text:p>2.468424831</text:p>
          </table:table-cell>
          <table:table-cell office:value-type="string">
            <text:p>2.408019802</text:p>
          </table:table-cell>
          <table:table-cell office:value-type="string">
            <text:p>2.34152585</text:p>
          </table:table-cell>
          <table:table-cell office:value-type="string">
            <text:p>2.370933065</text:p>
          </table:table-cell>
          <table:table-cell office:value-type="string">
            <text:p>2.284292651</text:p>
          </table:table-cell>
          <table:table-cell office:value-type="string">
            <text:p>2.135675906</text:p>
          </table:table-cell>
          <table:table-cell office:value-type="string">
            <text:p>2.114418444</text:p>
          </table:table-cell>
          <table:table-cell office:value-type="string">
            <text:p>2.127878873</text:p>
          </table:table-cell>
          <table:table-cell office:value-type="string">
            <text:p>2.286253645</text:p>
          </table:table-cell>
          <table:table-cell office:value-type="string">
            <text:p>2.036355974</text:p>
          </table:table-cell>
          <table:table-cell office:value-type="string">
            <text:p>1.929538468</text:p>
          </table:table-cell>
          <table:table-cell office:value-type="string">
            <text:p>1.892007897</text:p>
          </table:table-cell>
          <table:table-cell office:value-type="string">
            <text:p>1.928850249</text:p>
          </table:table-cell>
          <table:table-cell office:value-type="string">
            <text:p>1.953065172</text:p>
          </table:table-cell>
          <table:table-cell office:value-type="string">
            <text:p>1.930667054</text:p>
          </table:table-cell>
          <table:table-cell office:value-type="string">
            <text:p>1.95548520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Luxembourg</text:p>
          </table:table-cell>
          <table:table-cell office:value-type="string">
            <text:p>LUX</text:p>
          </table:table-cell>
          <table:table-cell office:value-type="string">
            <text:p>0.74728383</text:p>
          </table:table-cell>
          <table:table-cell office:value-type="string">
            <text:p>0.823817836</text:p>
          </table:table-cell>
          <table:table-cell office:value-type="string">
            <text:p>0.957504113</text:p>
          </table:table-cell>
          <table:table-cell office:value-type="string">
            <text:p>0.88007957</text:p>
          </table:table-cell>
          <table:table-cell office:value-type="string">
            <text:p>1.027303005</text:p>
          </table:table-cell>
          <table:table-cell office:value-type="string">
            <text:p>1.033008769</text:p>
          </table:table-cell>
          <table:table-cell office:value-type="string">
            <text:p>1.024700951</text:p>
          </table:table-cell>
          <table:table-cell office:value-type="string">
            <text:p>0.844275765</text:p>
          </table:table-cell>
          <table:table-cell office:value-type="string">
            <text:p>0.701302227</text:p>
          </table:table-cell>
          <table:table-cell office:value-type="string">
            <text:p>0.633088162</text:p>
          </table:table-cell>
          <table:table-cell office:value-type="string">
            <text:p>0.550626145</text:p>
          </table:table-cell>
          <table:table-cell office:value-type="string">
            <text:p>0.57537203</text:p>
          </table:table-cell>
          <table:table-cell office:value-type="string">
            <text:p>0.595879697</text:p>
          </table:table-cell>
          <table:table-cell office:value-type="string">
            <text:p>0.570760667</text:p>
          </table:table-cell>
          <table:table-cell office:value-type="string">
            <text:p>0.553027237</text:p>
          </table:table-cell>
          <table:table-cell office:value-type="string">
            <text:p>0.702190114</text:p>
          </table:table-cell>
          <table:table-cell office:value-type="string">
            <text:p>0.719368359</text:p>
          </table:table-cell>
          <table:table-cell office:value-type="string">
            <text:p>0.731890725</text:p>
          </table:table-cell>
          <table:table-cell office:value-type="string">
            <text:p>0.750206372</text:p>
          </table:table-cell>
          <table:table-cell office:value-type="string">
            <text:p>0.741733341</text:p>
          </table:table-cell>
          <table:table-cell office:value-type="string">
            <text:p>0.841158152</text:p>
          </table:table-cell>
          <table:table-cell office:value-type="string">
            <text:p>0.882800645</text:p>
          </table:table-cell>
          <table:table-cell office:value-type="string">
            <text:p>0.869665318</text:p>
          </table:table-cell>
          <table:table-cell office:value-type="string">
            <text:p>0.878619314</text:p>
          </table:table-cell>
          <table:table-cell office:value-type="string">
            <text:p>0.841421046</text:p>
          </table:table-cell>
          <table:table-cell office:value-type="string">
            <text:p>0.804337285</text:p>
          </table:table-cell>
          <table:table-cell office:value-type="string">
            <text:p>0.772381324</text:p>
          </table:table-cell>
          <table:table-cell office:value-type="string">
            <text:p>0.849173652</text:p>
          </table:table-cell>
          <table:table-cell office:value-type="string">
            <text:p>0.882160485</text:p>
          </table:table-cell>
          <table:table-cell office:value-type="string">
            <text:p>0.731004105</text:p>
          </table:table-cell>
          <table:table-cell office:value-type="string">
            <text:p>0.730898835</text:p>
          </table:table-cell>
          <table:table-cell office:value-type="string">
            <text:p>0.752259848</text:p>
          </table:table-cell>
          <table:table-cell office:value-type="string">
            <text:p>0.766924145</text:p>
          </table:table-cell>
          <table:table-cell office:value-type="string">
            <text:p>0.655625676</text:p>
          </table:table-cell>
          <table:table-cell office:value-type="string">
            <text:p>0.687526624</text:p>
          </table:table-cell>
          <table:table-cell office:value-type="string">
            <text:p>0.658949136</text:p>
          </table:table-cell>
          <table:table-cell office:value-type="string">
            <text:p>0.649772269</text:p>
          </table:table-cell>
          <table:table-cell office:value-type="string">
            <text:p>0.679496133</text:p>
          </table:table-cell>
          <table:table-cell office:value-type="string">
            <text:p>0.708308458</text:p>
          </table:table-cell>
          <table:table-cell office:value-type="string">
            <text:p>0.633042307</text:p>
          </table:table-cell>
          <table:table-cell office:value-type="string">
            <text:p>0.602874795</text:p>
          </table:table-cell>
          <table:table-cell office:value-type="string">
            <text:p>0.753493785</text:p>
          </table:table-cell>
          <table:table-cell office:value-type="string">
            <text:p>0.649539259</text:p>
          </table:table-cell>
          <table:table-cell office:value-type="string">
            <text:p>0.67206893</text:p>
          </table:table-cell>
          <table:table-cell office:value-type="string">
            <text:p>0.676557871</text:p>
          </table:table-cell>
          <table:table-cell office:value-type="string">
            <text:p>0.65265805</text:p>
          </table:table-cell>
          <table:table-cell office:value-type="string">
            <text:p>0.582694649</text:p>
          </table:table-cell>
          <table:table-cell office:value-type="string">
            <text:p>0.562147248</text:p>
          </table:table-cell>
          <table:table-cell office:value-type="string">
            <text:p>0.423836754</text:p>
          </table:table-cell>
          <table:table-cell office:value-type="string">
            <text:p>0.434048644</text:p>
          </table:table-cell>
          <table:table-cell office:value-type="string">
            <text:p>0.515171378</text:p>
          </table:table-cell>
          <table:table-cell office:value-type="string">
            <text:p>0.428237495</text:p>
          </table:table-cell>
          <table:table-cell office:value-type="string">
            <text:p>0.419039718</text:p>
          </table:table-cell>
          <table:table-cell office:value-type="string">
            <text:p>0.418948101</text:p>
          </table:table-cell>
          <table:table-cell office:value-type="string">
            <text:p>0.420669639</text:p>
          </table:table-cell>
          <table:table-cell office:value-type="string">
            <text:p>0.477909561</text:p>
          </table:table-cell>
          <table:table-cell office:value-type="string">
            <text:p>0.5018415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acao SAR, China</text:p>
          </table:table-cell>
          <table:table-cell office:value-type="string">
            <text:p>MAC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acedonia, FYR</text:p>
          </table:table-cell>
          <table:table-cell office:value-type="string">
            <text:p>MKD</text:p>
          </table:table-cell>
          <table:table-cell table:number-columns-repeated="36" office:value-type="string">
            <text:p>..</text:p>
          </table:table-cell>
          <table:table-cell office:value-type="string">
            <text:p>2.960142897</text:p>
          </table:table-cell>
          <table:table-cell office:value-type="string">
            <text:p>2.237948913</text:p>
          </table:table-cell>
          <table:table-cell office:value-type="string">
            <text:p>2.206391985</text:p>
          </table:table-cell>
          <table:table-cell office:value-type="string">
            <text:p>1.80326212</text:p>
          </table:table-cell>
          <table:table-cell office:value-type="string">
            <text:p>1.850824063</text:p>
          </table:table-cell>
          <table:table-cell office:value-type="string">
            <text:p>6.100406905</text:p>
          </table:table-cell>
          <table:table-cell office:value-type="string">
            <text:p>2.645592677</text:p>
          </table:table-cell>
          <table:table-cell office:value-type="string">
            <text:p>2.341697247</text:p>
          </table:table-cell>
          <table:table-cell office:value-type="string">
            <text:p>2.380104421</text:p>
          </table:table-cell>
          <table:table-cell office:value-type="string">
            <text:p>2.029265968</text:p>
          </table:table-cell>
          <table:table-cell office:value-type="string">
            <text:p>1.836536853</text:p>
          </table:table-cell>
          <table:table-cell office:value-type="string">
            <text:p>1.950070933</text:p>
          </table:table-cell>
          <table:table-cell office:value-type="string">
            <text:p>1.742341343</text:p>
          </table:table-cell>
          <table:table-cell office:value-type="string">
            <text:p>1.688164159</text:p>
          </table:table-cell>
          <table:table-cell office:value-type="string">
            <text:p>1.38215305</text:p>
          </table:table-cell>
          <table:table-cell office:value-type="string">
            <text:p>1.262188002</text:p>
          </table:table-cell>
          <table:table-cell office:value-type="string">
            <text:p>1.225318886</text:p>
          </table:table-cell>
          <table:table-cell office:value-type="string">
            <text:p>1.169437189</text:p>
          </table:table-cell>
          <table:table-cell office:value-type="string">
            <text:p>1.084733565</text:p>
          </table:table-cell>
          <table:table-cell office:value-type="string">
            <text:p>1.049817283</text:p>
          </table:table-cell>
          <table:table-cell office:value-type="string">
            <text:p>0.97254220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adagascar</text:p>
          </table:table-cell>
          <table:table-cell office:value-type="string">
            <text:p>MDG</text:p>
          </table:table-cell>
          <table:table-cell office:value-type="string">
            <text:p>0.238335633</text:p>
          </table:table-cell>
          <table:table-cell office:value-type="string">
            <text:p>1.213278457</text:p>
          </table:table-cell>
          <table:table-cell office:value-type="string">
            <text:p>1.241676555</text:p>
          </table:table-cell>
          <table:table-cell office:value-type="string">
            <text:p>1.179534645</text:p>
          </table:table-cell>
          <table:table-cell office:value-type="string">
            <text:p>1.17822177</text:p>
          </table:table-cell>
          <table:table-cell office:value-type="string">
            <text:p>1.284944488</text:p>
          </table:table-cell>
          <table:table-cell office:value-type="string">
            <text:p>1.259938816</text:p>
          </table:table-cell>
          <table:table-cell office:value-type="string">
            <text:p>1.266416152</text:p>
          </table:table-cell>
          <table:table-cell office:value-type="string">
            <text:p>1.264377658</text:p>
          </table:table-cell>
          <table:table-cell office:value-type="string">
            <text:p>1.231979615</text:p>
          </table:table-cell>
          <table:table-cell office:value-type="string">
            <text:p>1.091413259</text:p>
          </table:table-cell>
          <table:table-cell office:value-type="string">
            <text:p>1.063408958</text:p>
          </table:table-cell>
          <table:table-cell office:value-type="string">
            <text:p>1.202247884</text:p>
          </table:table-cell>
          <table:table-cell office:value-type="string">
            <text:p>1.230837504</text:p>
          </table:table-cell>
          <table:table-cell office:value-type="string">
            <text:p>1.349795459</text:p>
          </table:table-cell>
          <table:table-cell office:value-type="string">
            <text:p>1.322337595</text:p>
          </table:table-cell>
          <table:table-cell office:value-type="string">
            <text:p>1.514335566</text:p>
          </table:table-cell>
          <table:table-cell office:value-type="string">
            <text:p>1.86354993</text:p>
          </table:table-cell>
          <table:table-cell office:value-type="string">
            <text:p>1.954539842</text:p>
          </table:table-cell>
          <table:table-cell office:value-type="string">
            <text:p>2.364365819</text:p>
          </table:table-cell>
          <table:table-cell office:value-type="string">
            <text:p>2.236486123</text:p>
          </table:table-cell>
          <table:table-cell office:value-type="string">
            <text:p>2.405728617</text:p>
          </table:table-cell>
          <table:table-cell table:number-columns-repeated="2" office:value-type="string">
            <text:p>..</text:p>
          </table:table-cell>
          <table:table-cell office:value-type="string">
            <text:p>1.873120702</text:p>
          </table:table-cell>
          <table:table-cell office:value-type="string">
            <text:p>1.779972542</text:p>
          </table:table-cell>
          <table:table-cell office:value-type="string">
            <text:p>1.551925646</text:p>
          </table:table-cell>
          <table:table-cell office:value-type="string">
            <text:p>1.428982579</text:p>
          </table:table-cell>
          <table:table-cell office:value-type="string">
            <text:p>1.347156493</text:p>
          </table:table-cell>
          <table:table-cell office:value-type="string">
            <text:p>1.210840694</text:p>
          </table:table-cell>
          <table:table-cell office:value-type="string">
            <text:p>1.231488905</text:p>
          </table:table-cell>
          <table:table-cell office:value-type="string">
            <text:p>1.308150411</text:p>
          </table:table-cell>
          <table:table-cell office:value-type="string">
            <text:p>0.763859271</text:p>
          </table:table-cell>
          <table:table-cell office:value-type="string">
            <text:p>1.122296384</text:p>
          </table:table-cell>
          <table:table-cell office:value-type="string">
            <text:p>0.9264548</text:p>
          </table:table-cell>
          <table:table-cell office:value-type="string">
            <text:p>0.859857716</text:p>
          </table:table-cell>
          <table:table-cell office:value-type="string">
            <text:p>1.237610347</text:p>
          </table:table-cell>
          <table:table-cell office:value-type="string">
            <text:p>1.48190046</text:p>
          </table:table-cell>
          <table:table-cell office:value-type="string">
            <text:p>1.349306708</text:p>
          </table:table-cell>
          <table:table-cell office:value-type="string">
            <text:p>1.211471068</text:p>
          </table:table-cell>
          <table:table-cell office:value-type="string">
            <text:p>1.217510105</text:p>
          </table:table-cell>
          <table:table-cell office:value-type="string">
            <text:p>1.435843753</text:p>
          </table:table-cell>
          <table:table-cell office:value-type="string">
            <text:p>1.31316813</text:p>
          </table:table-cell>
          <table:table-cell office:value-type="string">
            <text:p>1.324748906</text:p>
          </table:table-cell>
          <table:table-cell office:value-type="string">
            <text:p>1.24822621</text:p>
          </table:table-cell>
          <table:table-cell office:value-type="string">
            <text:p>1.071941549</text:p>
          </table:table-cell>
          <table:table-cell office:value-type="string">
            <text:p>0.977431205</text:p>
          </table:table-cell>
          <table:table-cell office:value-type="string">
            <text:p>1.115864656</text:p>
          </table:table-cell>
          <table:table-cell office:value-type="string">
            <text:p>1.097115257</text:p>
          </table:table-cell>
          <table:table-cell office:value-type="string">
            <text:p>0.830202949</text:p>
          </table:table-cell>
          <table:table-cell office:value-type="string">
            <text:p>0.652042489</text:p>
          </table:table-cell>
          <table:table-cell office:value-type="string">
            <text:p>0.727707094</text:p>
          </table:table-cell>
          <table:table-cell office:value-type="string">
            <text:p>0.691911721</text:p>
          </table:table-cell>
          <table:table-cell office:value-type="string">
            <text:p>0.677983716</text:p>
          </table:table-cell>
          <table:table-cell office:value-type="string">
            <text:p>0.652799414</text:p>
          </table:table-cell>
          <table:table-cell office:value-type="string">
            <text:p>0.604796547</text:p>
          </table:table-cell>
          <table:table-cell office:value-type="string">
            <text:p>0.59290162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alawi</text:p>
          </table:table-cell>
          <table:table-cell office:value-type="string">
            <text:p>MWI</text:p>
          </table:table-cell>
          <table:table-cell table:number-columns-repeated="5" office:value-type="string">
            <text:p>..</text:p>
          </table:table-cell>
          <table:table-cell office:value-type="string">
            <text:p>0.771812081</text:p>
          </table:table-cell>
          <table:table-cell office:value-type="string">
            <text:p>0.709677419</text:p>
          </table:table-cell>
          <table:table-cell office:value-type="string">
            <text:p>0.790685773</text:p>
          </table:table-cell>
          <table:table-cell office:value-type="string">
            <text:p>0.767254038</text:p>
          </table:table-cell>
          <table:table-cell office:value-type="string">
            <text:p>0.737020316</text:p>
          </table:table-cell>
          <table:table-cell office:value-type="string">
            <text:p>0.707352334</text:p>
          </table:table-cell>
          <table:table-cell office:value-type="string">
            <text:p>0.641469038</text:p>
          </table:table-cell>
          <table:table-cell office:value-type="string">
            <text:p>0.664362519</text:p>
          </table:table-cell>
          <table:table-cell office:value-type="string">
            <text:p>1.06043956</text:p>
          </table:table-cell>
          <table:table-cell office:value-type="string">
            <text:p>0.96695558</text:p>
          </table:table-cell>
          <table:table-cell office:value-type="string">
            <text:p>1.526807627</text:p>
          </table:table-cell>
          <table:table-cell office:value-type="string">
            <text:p>1.373366013</text:p>
          </table:table-cell>
          <table:table-cell office:value-type="string">
            <text:p>1.689903846</text:p>
          </table:table-cell>
          <table:table-cell office:value-type="string">
            <text:p>2.694517297</text:p>
          </table:table-cell>
          <table:table-cell office:value-type="string">
            <text:p>4.065934066</text:p>
          </table:table-cell>
          <table:table-cell office:value-type="string">
            <text:p>4.293105164</text:p>
          </table:table-cell>
          <table:table-cell office:value-type="string">
            <text:p>3.111181301</text:p>
          </table:table-cell>
          <table:table-cell office:value-type="string">
            <text:p>2.286046885</text:p>
          </table:table-cell>
          <table:table-cell office:value-type="string">
            <text:p>1.816284051</text:p>
          </table:table-cell>
          <table:table-cell office:value-type="string">
            <text:p>1.559535057</text:p>
          </table:table-cell>
          <table:table-cell office:value-type="string">
            <text:p>1.751118309</text:p>
          </table:table-cell>
          <table:table-cell office:value-type="string">
            <text:p>2.090426256</text:p>
          </table:table-cell>
          <table:table-cell office:value-type="string">
            <text:p>1.829436302</text:p>
          </table:table-cell>
          <table:table-cell office:value-type="string">
            <text:p>1.461492757</text:p>
          </table:table-cell>
          <table:table-cell office:value-type="string">
            <text:p>1.432591984</text:p>
          </table:table-cell>
          <table:table-cell office:value-type="string">
            <text:p>1.292660651</text:p>
          </table:table-cell>
          <table:table-cell office:value-type="string">
            <text:p>1.075730087</text:p>
          </table:table-cell>
          <table:table-cell office:value-type="string">
            <text:p>1.402486065</text:p>
          </table:table-cell>
          <table:table-cell office:value-type="string">
            <text:p>1.242513616</text:p>
          </table:table-cell>
          <table:table-cell office:value-type="string">
            <text:p>1.443625453</text:p>
          </table:table-cell>
          <table:table-cell office:value-type="string">
            <text:p>0.790558145</text:p>
          </table:table-cell>
          <table:table-cell office:value-type="string">
            <text:p>0.883467842</text:p>
          </table:table-cell>
          <table:table-cell office:value-type="string">
            <text:p>0.991556802</text:p>
          </table:table-cell>
          <table:table-cell office:value-type="string">
            <text:p>0.826816547</text:p>
          </table:table-cell>
          <table:table-cell office:value-type="string">
            <text:p>0.811014322</text:p>
          </table:table-cell>
          <table:table-cell office:value-type="string">
            <text:p>0.672638801</text:p>
          </table:table-cell>
          <table:table-cell office:value-type="string">
            <text:p>0.738822811</text:p>
          </table:table-cell>
          <table:table-cell office:value-type="string">
            <text:p>0.423823619</text:p>
          </table:table-cell>
          <table:table-cell office:value-type="string">
            <text:p>0.40879232</text:p>
          </table:table-cell>
          <table:table-cell office:value-type="string">
            <text:p>0.63186794</text:p>
          </table:table-cell>
          <table:table-cell office:value-type="string">
            <text:p>1.045261606</text:p>
          </table:table-cell>
          <table:table-cell office:value-type="string">
            <text:p>0.777651498</text:p>
          </table:table-cell>
          <table:table-cell office:value-type="string">
            <text:p>0.757951968</text:p>
          </table:table-cell>
          <table:table-cell office:value-type="string">
            <text:p>0.835636994</text:p>
          </table:table-cell>
          <table:table-cell office:value-type="string">
            <text:p>0.949704588</text:p>
          </table:table-cell>
          <table:table-cell office:value-type="string">
            <text:p>0.718201024</text:p>
          </table:table-cell>
          <table:table-cell office:value-type="string">
            <text:p>0.659728504</text:p>
          </table:table-cell>
          <table:table-cell office:value-type="string">
            <text:p>0.821665968</text:p>
          </table:table-cell>
          <table:table-cell office:value-type="string">
            <text:p>1.242963848</text:p>
          </table:table-cell>
          <table:table-cell office:value-type="string">
            <text:p>0.891434486</text:p>
          </table:table-cell>
          <table:table-cell office:value-type="string">
            <text:p>0.695120366</text:p>
          </table:table-cell>
          <table:table-cell office:value-type="string">
            <text:p>0.6056088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alaysia</text:p>
          </table:table-cell>
          <table:table-cell office:value-type="string">
            <text:p>MYS</text:p>
          </table:table-cell>
          <table:table-cell office:value-type="string">
            <text:p>2.676440505</text:p>
          </table:table-cell>
          <table:table-cell office:value-type="string">
            <text:p>2.232909653</text:p>
          </table:table-cell>
          <table:table-cell office:value-type="string">
            <text:p>2.187040966</text:p>
          </table:table-cell>
          <table:table-cell office:value-type="string">
            <text:p>2.420614263</text:p>
          </table:table-cell>
          <table:table-cell office:value-type="string">
            <text:p>3.163551973</text:p>
          </table:table-cell>
          <table:table-cell office:value-type="string">
            <text:p>4.011049724</text:p>
          </table:table-cell>
          <table:table-cell office:value-type="string">
            <text:p>4.728255222</text:p>
          </table:table-cell>
          <table:table-cell office:value-type="string">
            <text:p>4.497029297</text:p>
          </table:table-cell>
          <table:table-cell office:value-type="string">
            <text:p>4.453163315</text:p>
          </table:table-cell>
          <table:table-cell office:value-type="string">
            <text:p>3.922267784</text:p>
          </table:table-cell>
          <table:table-cell office:value-type="string">
            <text:p>5.16527179</text:p>
          </table:table-cell>
          <table:table-cell office:value-type="string">
            <text:p>5.372443072</text:p>
          </table:table-cell>
          <table:table-cell office:value-type="string">
            <text:p>4.978902954</text:p>
          </table:table-cell>
          <table:table-cell office:value-type="string">
            <text:p>3.872242696</text:p>
          </table:table-cell>
          <table:table-cell office:value-type="string">
            <text:p>4.182343162</text:p>
          </table:table-cell>
          <table:table-cell office:value-type="string">
            <text:p>4.724162637</text:p>
          </table:table-cell>
          <table:table-cell office:value-type="string">
            <text:p>3.980772654</text:p>
          </table:table-cell>
          <table:table-cell office:value-type="string">
            <text:p>4.85466914</text:p>
          </table:table-cell>
          <table:table-cell office:value-type="string">
            <text:p>3.7111334</text:p>
          </table:table-cell>
          <table:table-cell office:value-type="string">
            <text:p>3.670515251</text:p>
          </table:table-cell>
          <table:table-cell office:value-type="string">
            <text:p>4.230134314</text:p>
          </table:table-cell>
          <table:table-cell office:value-type="string">
            <text:p>5.785152657</text:p>
          </table:table-cell>
          <table:table-cell office:value-type="string">
            <text:p>5.365900414</text:p>
          </table:table-cell>
          <table:table-cell office:value-type="string">
            <text:p>4.423371756</text:p>
          </table:table-cell>
          <table:table-cell office:value-type="string">
            <text:p>3.752357008</text:p>
          </table:table-cell>
          <table:table-cell office:value-type="string">
            <text:p>3.451658707</text:p>
          </table:table-cell>
          <table:table-cell office:value-type="string">
            <text:p>3.223733832</text:p>
          </table:table-cell>
          <table:table-cell office:value-type="string">
            <text:p>4.147499538</text:p>
          </table:table-cell>
          <table:table-cell office:value-type="string">
            <text:p>2.426112374</text:p>
          </table:table-cell>
          <table:table-cell office:value-type="string">
            <text:p>2.623701691</text:p>
          </table:table-cell>
          <table:table-cell office:value-type="string">
            <text:p>2.555403465</text:p>
          </table:table-cell>
          <table:table-cell office:value-type="string">
            <text:p>3.199307298</text:p>
          </table:table-cell>
          <table:table-cell office:value-type="string">
            <text:p>2.986441555</text:p>
          </table:table-cell>
          <table:table-cell office:value-type="string">
            <text:p>2.875262061</text:p>
          </table:table-cell>
          <table:table-cell office:value-type="string">
            <text:p>2.847129848</text:p>
          </table:table-cell>
          <table:table-cell office:value-type="string">
            <text:p>2.751357474</text:p>
          </table:table-cell>
          <table:table-cell office:value-type="string">
            <text:p>2.400573836</text:p>
          </table:table-cell>
          <table:table-cell office:value-type="string">
            <text:p>2.085558651</text:p>
          </table:table-cell>
          <table:table-cell office:value-type="string">
            <text:p>1.60532968</text:p>
          </table:table-cell>
          <table:table-cell office:value-type="string">
            <text:p>2.101467586</text:p>
          </table:table-cell>
          <table:table-cell office:value-type="string">
            <text:p>1.634675548</text:p>
          </table:table-cell>
          <table:table-cell office:value-type="string">
            <text:p>2.084922812</text:p>
          </table:table-cell>
          <table:table-cell office:value-type="string">
            <text:p>2.219137188</text:p>
          </table:table-cell>
          <table:table-cell office:value-type="string">
            <text:p>2.614806731</text:p>
          </table:table-cell>
          <table:table-cell office:value-type="string">
            <text:p>2.263057195</text:p>
          </table:table-cell>
          <table:table-cell office:value-type="string">
            <text:p>2.173929041</text:p>
          </table:table-cell>
          <table:table-cell office:value-type="string">
            <text:p>2.007597401</text:p>
          </table:table-cell>
          <table:table-cell office:value-type="string">
            <text:p>2.05143235</text:p>
          </table:table-cell>
          <table:table-cell office:value-type="string">
            <text:p>1.911427785</text:p>
          </table:table-cell>
          <table:table-cell office:value-type="string">
            <text:p>1.960281331</text:p>
          </table:table-cell>
          <table:table-cell office:value-type="string">
            <text:p>1.511381316</text:p>
          </table:table-cell>
          <table:table-cell office:value-type="string">
            <text:p>1.574912831</text:p>
          </table:table-cell>
          <table:table-cell office:value-type="string">
            <text:p>1.433407602</text:p>
          </table:table-cell>
          <table:table-cell office:value-type="string">
            <text:p>1.520595633</text:p>
          </table:table-cell>
          <table:table-cell office:value-type="string">
            <text:p>1.455113368</text:p>
          </table:table-cell>
          <table:table-cell office:value-type="string">
            <text:p>1.528863122</text:p>
          </table:table-cell>
          <table:table-cell office:value-type="string">
            <text:p>1.40636685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aldives</text:p>
          </table:table-cell>
          <table:table-cell office:value-type="string">
            <text:p>MDV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ali</text:p>
          </table:table-cell>
          <table:table-cell office:value-type="string">
            <text:p>MLI</text:p>
          </table:table-cell>
          <table:table-cell table:number-columns-repeated="7" office:value-type="string">
            <text:p>..</text:p>
          </table:table-cell>
          <table:table-cell office:value-type="string">
            <text:p>1.844422249</text:p>
          </table:table-cell>
          <table:table-cell office:value-type="string">
            <text:p>1.527510404</text:p>
          </table:table-cell>
          <table:table-cell office:value-type="string">
            <text:p>1.66922796</text:p>
          </table:table-cell>
          <table:table-cell office:value-type="string">
            <text:p>1.709535851</text:p>
          </table:table-cell>
          <table:table-cell office:value-type="string">
            <text:p>1.470236873</text:p>
          </table:table-cell>
          <table:table-cell office:value-type="string">
            <text:p>1.712314827</text:p>
          </table:table-cell>
          <table:table-cell office:value-type="string">
            <text:p>1.946847713</text:p>
          </table:table-cell>
          <table:table-cell office:value-type="string">
            <text:p>2.159177668</text:p>
          </table:table-cell>
          <table:table-cell office:value-type="string">
            <text:p>2.302956759</text:p>
          </table:table-cell>
          <table:table-cell office:value-type="string">
            <text:p>2.316991133</text:p>
          </table:table-cell>
          <table:table-cell office:value-type="string">
            <text:p>2.481351039</text:p>
          </table:table-cell>
          <table:table-cell office:value-type="string">
            <text:p>2.53705918</text:p>
          </table:table-cell>
          <table:table-cell office:value-type="string">
            <text:p>2.26883654</text:p>
          </table:table-cell>
          <table:table-cell office:value-type="string">
            <text:p>2.17866816</text:p>
          </table:table-cell>
          <table:table-cell office:value-type="string">
            <text:p>2.056495209</text:p>
          </table:table-cell>
          <table:table-cell office:value-type="string">
            <text:p>2.213197153</text:p>
          </table:table-cell>
          <table:table-cell office:value-type="string">
            <text:p>2.062546569</text:p>
          </table:table-cell>
          <table:table-cell office:value-type="string">
            <text:p>2.060371095</text:p>
          </table:table-cell>
          <table:table-cell office:value-type="string">
            <text:p>2.142415909</text:p>
          </table:table-cell>
          <table:table-cell office:value-type="string">
            <text:p>2.026768501</text:p>
          </table:table-cell>
          <table:table-cell office:value-type="string">
            <text:p>2.116786961</text:p>
          </table:table-cell>
          <table:table-cell office:value-type="string">
            <text:p>2.213468511</text:p>
          </table:table-cell>
          <table:table-cell office:value-type="string">
            <text:p>2.112010412</text:p>
          </table:table-cell>
          <table:table-cell office:value-type="string">
            <text:p>1.944698679</text:p>
          </table:table-cell>
          <table:table-cell table:number-columns-repeated="2" office:value-type="string">
            <text:p>..</text:p>
          </table:table-cell>
          <table:table-cell office:value-type="string">
            <text:p>1.578884568</text:p>
          </table:table-cell>
          <table:table-cell office:value-type="string">
            <text:p>1.436171331</text:p>
          </table:table-cell>
          <table:table-cell office:value-type="string">
            <text:p>1.495290733</text:p>
          </table:table-cell>
          <table:table-cell office:value-type="string">
            <text:p>1.427233931</text:p>
          </table:table-cell>
          <table:table-cell office:value-type="string">
            <text:p>1.492804622</text:p>
          </table:table-cell>
          <table:table-cell office:value-type="string">
            <text:p>1.404632311</text:p>
          </table:table-cell>
          <table:table-cell office:value-type="string">
            <text:p>1.274983563</text:p>
          </table:table-cell>
          <table:table-cell office:value-type="string">
            <text:p>1.478649744</text:p>
          </table:table-cell>
          <table:table-cell office:value-type="string">
            <text:p>1.295172228</text:p>
          </table:table-cell>
          <table:table-cell office:value-type="string">
            <text:p>1.268850431</text:p>
          </table:table-cell>
          <table:table-cell office:value-type="string">
            <text:p>1.419333113</text:p>
          </table:table-cell>
          <table:table-cell office:value-type="string">
            <text:p>1.421998844</text:p>
          </table:table-cell>
          <table:table-cell office:value-type="string">
            <text:p>1.384312041</text:p>
          </table:table-cell>
          <table:table-cell office:value-type="string">
            <text:p>1.39141541</text:p>
          </table:table-cell>
          <table:table-cell office:value-type="string">
            <text:p>1.355034028</text:p>
          </table:table-cell>
          <table:table-cell office:value-type="string">
            <text:p>1.465714868</text:p>
          </table:table-cell>
          <table:table-cell office:value-type="string">
            <text:p>1.418664255</text:p>
          </table:table-cell>
          <table:table-cell office:value-type="string">
            <text:p>1.374566808</text:p>
          </table:table-cell>
          <table:table-cell office:value-type="string">
            <text:p>1.24103333</text:p>
          </table:table-cell>
          <table:table-cell office:value-type="string">
            <text:p>1.196405745</text:p>
          </table:table-cell>
          <table:table-cell office:value-type="string">
            <text:p>1.161323514</text:p>
          </table:table-cell>
          <table:table-cell office:value-type="string">
            <text:p>1.515936364</text:p>
          </table:table-cell>
          <table:table-cell office:value-type="string">
            <text:p>2.360073072</text:p>
          </table:table-cell>
          <table:table-cell office:value-type="string">
            <text:p>2.62800337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alta</text:p>
          </table:table-cell>
          <table:table-cell office:value-type="string">
            <text:p>MLT</text:p>
          </table:table-cell>
          <table:table-cell table:number-columns-repeated="25" office:value-type="string">
            <text:p>..</text:p>
          </table:table-cell>
          <table:table-cell office:value-type="string">
            <text:p>1.158426891</text:p>
          </table:table-cell>
          <table:table-cell office:value-type="string">
            <text:p>1.15203839</text:p>
          </table:table-cell>
          <table:table-cell office:value-type="string">
            <text:p>1.321835141</text:p>
          </table:table-cell>
          <table:table-cell office:value-type="string">
            <text:p>1.108384892</text:p>
          </table:table-cell>
          <table:table-cell office:value-type="string">
            <text:p>1.005780125</text:p>
          </table:table-cell>
          <table:table-cell office:value-type="string">
            <text:p>0.8303701</text:p>
          </table:table-cell>
          <table:table-cell office:value-type="string">
            <text:p>0.790667792</text:p>
          </table:table-cell>
          <table:table-cell office:value-type="string">
            <text:p>0.883305224</text:p>
          </table:table-cell>
          <table:table-cell office:value-type="string">
            <text:p>0.909421269</text:p>
          </table:table-cell>
          <table:table-cell office:value-type="string">
            <text:p>0.92948235</text:p>
          </table:table-cell>
          <table:table-cell office:value-type="string">
            <text:p>0.905408271</text:p>
          </table:table-cell>
          <table:table-cell office:value-type="string">
            <text:p>0.932646117</text:p>
          </table:table-cell>
          <table:table-cell office:value-type="string">
            <text:p>0.840432238</text:p>
          </table:table-cell>
          <table:table-cell office:value-type="string">
            <text:p>0.741163216</text:p>
          </table:table-cell>
          <table:table-cell office:value-type="string">
            <text:p>0.678078798</text:p>
          </table:table-cell>
          <table:table-cell office:value-type="string">
            <text:p>0.588796105</text:p>
          </table:table-cell>
          <table:table-cell office:value-type="string">
            <text:p>0.626059765</text:p>
          </table:table-cell>
          <table:table-cell office:value-type="string">
            <text:p>0.605632019</text:p>
          </table:table-cell>
          <table:table-cell office:value-type="string">
            <text:p>0.625419734</text:p>
          </table:table-cell>
          <table:table-cell office:value-type="string">
            <text:p>0.668495233</text:p>
          </table:table-cell>
          <table:table-cell office:value-type="string">
            <text:p>0.822339122</text:p>
          </table:table-cell>
          <table:table-cell office:value-type="string">
            <text:p>0.655101094</text:p>
          </table:table-cell>
          <table:table-cell office:value-type="string">
            <text:p>0.621207121</text:p>
          </table:table-cell>
          <table:table-cell office:value-type="string">
            <text:p>0.624145414</text:p>
          </table:table-cell>
          <table:table-cell office:value-type="string">
            <text:p>0.693154791</text:p>
          </table:table-cell>
          <table:table-cell office:value-type="string">
            <text:p>0.671914539</text:p>
          </table:table-cell>
          <table:table-cell office:value-type="string">
            <text:p>0.588014942</text:p>
          </table:table-cell>
          <table:table-cell office:value-type="string">
            <text:p>0.542406453</text:p>
          </table:table-cell>
          <table:table-cell office:value-type="string">
            <text:p>0.530128189</text:p>
          </table:table-cell>
          <table:table-cell office:value-type="string">
            <text:p>0.503817878</text:p>
          </table:table-cell>
          <table:table-cell office:value-type="string">
            <text:p>0.503586261</text:p>
          </table:table-cell>
          <table:table-cell office:value-type="string">
            <text:p>0.5232251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arshall Islands</text:p>
          </table:table-cell>
          <table:table-cell office:value-type="string">
            <text:p>MHL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auritania</text:p>
          </table:table-cell>
          <table:table-cell office:value-type="string">
            <text:p>MRT</text:p>
          </table:table-cell>
          <table:table-cell table:number-columns-repeated="25" office:value-type="string">
            <text:p>..</text:p>
          </table:table-cell>
          <table:table-cell office:value-type="string">
            <text:p>6.009797964</text:p>
          </table:table-cell>
          <table:table-cell office:value-type="string">
            <text:p>5.288453549</text:p>
          </table:table-cell>
          <table:table-cell office:value-type="string">
            <text:p>4.805403547</text:p>
          </table:table-cell>
          <table:table-cell office:value-type="string">
            <text:p>4.489750588</text:p>
          </table:table-cell>
          <table:table-cell office:value-type="string">
            <text:p>3.961136907</text:p>
          </table:table-cell>
          <table:table-cell office:value-type="string">
            <text:p>3.940916682</text:p>
          </table:table-cell>
          <table:table-cell office:value-type="string">
            <text:p>2.731939292</text:p>
          </table:table-cell>
          <table:table-cell office:value-type="string">
            <text:p>2.689073176</text:p>
          </table:table-cell>
          <table:table-cell office:value-type="string">
            <text:p>2.412569111</text:p>
          </table:table-cell>
          <table:table-cell office:value-type="string">
            <text:p>2.240856718</text:p>
          </table:table-cell>
          <table:table-cell office:value-type="string">
            <text:p>2.260151893</text:p>
          </table:table-cell>
          <table:table-cell office:value-type="string">
            <text:p>2.626337998</text:p>
          </table:table-cell>
          <table:table-cell office:value-type="string">
            <text:p>2.96726238</text:p>
          </table:table-cell>
          <table:table-cell office:value-type="string">
            <text:p>1.862438988</text:p>
          </table:table-cell>
          <table:table-cell office:value-type="string">
            <text:p>2.273637484</text:p>
          </table:table-cell>
          <table:table-cell office:value-type="string">
            <text:p>2.928005446</text:p>
          </table:table-cell>
          <table:table-cell office:value-type="string">
            <text:p>4.002384422</text:p>
          </table:table-cell>
          <table:table-cell office:value-type="string">
            <text:p>2.73938351</text:p>
          </table:table-cell>
          <table:table-cell office:value-type="string">
            <text:p>3.995275716</text:p>
          </table:table-cell>
          <table:table-cell office:value-type="string">
            <text:p>3.838120112</text:p>
          </table:table-cell>
          <table:table-cell office:value-type="string">
            <text:p>3.051555776</text:p>
          </table:table-cell>
          <table:table-cell office:value-type="string">
            <text:p>2.693647217</text:p>
          </table:table-cell>
          <table:table-cell office:value-type="string">
            <text:p>..</text:p>
          </table:table-cell>
          <table:table-cell office:value-type="string">
            <text:p>3.059333958</text:p>
          </table:table-cell>
          <table:table-cell office:value-type="string">
            <text:p>3.13532417</text:p>
          </table:table-cell>
          <table:table-cell table:number-columns-repeated="2" office:value-type="string">
            <text:p>..</text:p>
          </table:table-cell>
          <table:table-cell office:value-type="string">
            <text:p>2.720186635</text:p>
          </table:table-cell>
          <table:table-cell office:value-type="string">
            <text:p>2.557094266</text:p>
          </table:table-cell>
          <table:table-cell office:value-type="string">
            <text:p>2.695889764</text:p>
          </table:table-cell>
          <table:table-cell office:value-type="string">
            <text:p>2.750745223</text:p>
          </table:table-cell>
          <table:table-cell office:value-type="string">
            <text:p>2.90368212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auritius</text:p>
          </table:table-cell>
          <table:table-cell office:value-type="string">
            <text:p>MUS</text:p>
          </table:table-cell>
          <table:table-cell table:number-columns-repeated="16" office:value-type="string">
            <text:p>..</text:p>
          </table:table-cell>
          <table:table-cell office:value-type="string">
            <text:p>0.186292189</text:p>
          </table:table-cell>
          <table:table-cell office:value-type="string">
            <text:p>0.172007984</text:p>
          </table:table-cell>
          <table:table-cell office:value-type="string">
            <text:p>0.171857101</text:p>
          </table:table-cell>
          <table:table-cell office:value-type="string">
            <text:p>0.203985956</text:p>
          </table:table-cell>
          <table:table-cell office:value-type="string">
            <text:p>0.487202356</text:p>
          </table:table-cell>
          <table:table-cell office:value-type="string">
            <text:p>0.464792368</text:p>
          </table:table-cell>
          <table:table-cell office:value-type="string">
            <text:p>0.261162945</text:p>
          </table:table-cell>
          <table:table-cell office:value-type="string">
            <text:p>0.268011396</text:p>
          </table:table-cell>
          <table:table-cell office:value-type="string">
            <text:p>0.251034503</text:p>
          </table:table-cell>
          <table:table-cell office:value-type="string">
            <text:p>0.218722468</text:p>
          </table:table-cell>
          <table:table-cell office:value-type="string">
            <text:p>0.197141323</text:p>
          </table:table-cell>
          <table:table-cell office:value-type="string">
            <text:p>0.193226703</text:p>
          </table:table-cell>
          <table:table-cell office:value-type="string">
            <text:p>0.218723408</text:p>
          </table:table-cell>
          <table:table-cell office:value-type="string">
            <text:p>0.288802926</text:p>
          </table:table-cell>
          <table:table-cell office:value-type="string">
            <text:p>0.346095335</text:p>
          </table:table-cell>
          <table:table-cell office:value-type="string">
            <text:p>0.367422525</text:p>
          </table:table-cell>
          <table:table-cell office:value-type="string">
            <text:p>0.354424633</text:p>
          </table:table-cell>
          <table:table-cell office:value-type="string">
            <text:p>0.330254628</text:p>
          </table:table-cell>
          <table:table-cell office:value-type="string">
            <text:p>0.333147828</text:p>
          </table:table-cell>
          <table:table-cell office:value-type="string">
            <text:p>0.332827181</text:p>
          </table:table-cell>
          <table:table-cell office:value-type="string">
            <text:p>0.293389476</text:p>
          </table:table-cell>
          <table:table-cell office:value-type="string">
            <text:p>0.234080868</text:p>
          </table:table-cell>
          <table:table-cell office:value-type="string">
            <text:p>0.202815823</text:p>
          </table:table-cell>
          <table:table-cell office:value-type="string">
            <text:p>0.210683864</text:p>
          </table:table-cell>
          <table:table-cell office:value-type="string">
            <text:p>0.204255975</text:p>
          </table:table-cell>
          <table:table-cell office:value-type="string">
            <text:p>0.197886912</text:p>
          </table:table-cell>
          <table:table-cell office:value-type="string">
            <text:p>0.199316796</text:p>
          </table:table-cell>
          <table:table-cell office:value-type="string">
            <text:p>0.193997409</text:p>
          </table:table-cell>
          <table:table-cell office:value-type="string">
            <text:p>0.171244345</text:p>
          </table:table-cell>
          <table:table-cell office:value-type="string">
            <text:p>0.173241389</text:p>
          </table:table-cell>
          <table:table-cell office:value-type="string">
            <text:p>0.153856508</text:p>
          </table:table-cell>
          <table:table-cell office:value-type="string">
            <text:p>0.142725039</text:p>
          </table:table-cell>
          <table:table-cell office:value-type="string">
            <text:p>0.155952071</text:p>
          </table:table-cell>
          <table:table-cell office:value-type="string">
            <text:p>0.167777184</text:p>
          </table:table-cell>
          <table:table-cell office:value-type="string">
            <text:p>0.14868959</text:p>
          </table:table-cell>
          <table:table-cell office:value-type="string">
            <text:p>0.152035252</text:p>
          </table:table-cell>
          <table:table-cell office:value-type="string">
            <text:p>0.142794401</text:p>
          </table:table-cell>
          <table:table-cell office:value-type="string">
            <text:p>0.191274366</text:p>
          </table:table-cell>
          <table:table-cell office:value-type="string">
            <text:p>0.154210303</text:p>
          </table:table-cell>
          <table:table-cell office:value-type="string">
            <text:p>0.180168971</text:p>
          </table:table-cell>
          <table:table-cell office:value-type="string">
            <text:p>0.18789470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-type="string">
            <text:p>0.643374074</text:p>
          </table:table-cell>
          <table:table-cell office:value-type="string">
            <text:p>0.610430218</text:p>
          </table:table-cell>
          <table:table-cell office:value-type="string">
            <text:p>0.651728763</text:p>
          </table:table-cell>
          <table:table-cell office:value-type="string">
            <text:p>0.661300059</text:p>
          </table:table-cell>
          <table:table-cell office:value-type="string">
            <text:p>0.597903273</text:p>
          </table:table-cell>
          <table:table-cell office:value-type="string">
            <text:p>0.546044767</text:p>
          </table:table-cell>
          <table:table-cell office:value-type="string">
            <text:p>0.535804565</text:p>
          </table:table-cell>
          <table:table-cell office:value-type="string">
            <text:p>0.503080691</text:p>
          </table:table-cell>
          <table:table-cell office:value-type="string">
            <text:p>0.506749301</text:p>
          </table:table-cell>
          <table:table-cell office:value-type="string">
            <text:p>0.553577847</text:p>
          </table:table-cell>
          <table:table-cell office:value-type="string">
            <text:p>0.49744368</text:p>
          </table:table-cell>
          <table:table-cell office:value-type="string">
            <text:p>0.487744153</text:p>
          </table:table-cell>
          <table:table-cell office:value-type="string">
            <text:p>0.536542911</text:p>
          </table:table-cell>
          <table:table-cell office:value-type="string">
            <text:p>0.54422454</text:p>
          </table:table-cell>
          <table:table-cell office:value-type="string">
            <text:p>0.565739861</text:p>
          </table:table-cell>
          <table:table-cell office:value-type="string">
            <text:p>0.573610395</text:p>
          </table:table-cell>
          <table:table-cell office:value-type="string">
            <text:p>0.598117404</text:p>
          </table:table-cell>
          <table:table-cell office:value-type="string">
            <text:p>0.534266981</text:p>
          </table:table-cell>
          <table:table-cell office:value-type="string">
            <text:p>0.504834885</text:p>
          </table:table-cell>
          <table:table-cell office:value-type="string">
            <text:p>0.505294278</text:p>
          </table:table-cell>
          <table:table-cell office:value-type="string">
            <text:p>0.416088114</text:p>
          </table:table-cell>
          <table:table-cell office:value-type="string">
            <text:p>0.514114986</text:p>
          </table:table-cell>
          <table:table-cell office:value-type="string">
            <text:p>0.493985623</text:p>
          </table:table-cell>
          <table:table-cell office:value-type="string">
            <text:p>0.522962354</text:p>
          </table:table-cell>
          <table:table-cell office:value-type="string">
            <text:p>0.658272538</text:p>
          </table:table-cell>
          <table:table-cell office:value-type="string">
            <text:p>0.673121586</text:p>
          </table:table-cell>
          <table:table-cell office:value-type="string">
            <text:p>0.631380805</text:p>
          </table:table-cell>
          <table:table-cell office:value-type="string">
            <text:p>0.579893365</text:p>
          </table:table-cell>
          <table:table-cell office:value-type="string">
            <text:p>0.53614507</text:p>
          </table:table-cell>
          <table:table-cell office:value-type="string">
            <text:p>0.517255854</text:p>
          </table:table-cell>
          <table:table-cell office:value-type="string">
            <text:p>0.505212146</text:p>
          </table:table-cell>
          <table:table-cell office:value-type="string">
            <text:p>0.508666922</text:p>
          </table:table-cell>
          <table:table-cell office:value-type="string">
            <text:p>0.550058776</text:p>
          </table:table-cell>
          <table:table-cell office:value-type="string">
            <text:p>0.461804012</text:p>
          </table:table-cell>
          <table:table-cell office:value-type="string">
            <text:p>0.547834285</text:p>
          </table:table-cell>
          <table:table-cell office:value-type="string">
            <text:p>0.498245662</text:p>
          </table:table-cell>
          <table:table-cell office:value-type="string">
            <text:p>0.519365181</text:p>
          </table:table-cell>
          <table:table-cell office:value-type="string">
            <text:p>0.498203552</text:p>
          </table:table-cell>
          <table:table-cell office:value-type="string">
            <text:p>0.494203946</text:p>
          </table:table-cell>
          <table:table-cell office:value-type="string">
            <text:p>0.501871313</text:p>
          </table:table-cell>
          <table:table-cell office:value-type="string">
            <text:p>0.486084986</text:p>
          </table:table-cell>
          <table:table-cell office:value-type="string">
            <text:p>0.488508913</text:p>
          </table:table-cell>
          <table:table-cell office:value-type="string">
            <text:p>0.469213134</text:p>
          </table:table-cell>
          <table:table-cell office:value-type="string">
            <text:p>0.454985872</text:p>
          </table:table-cell>
          <table:table-cell office:value-type="string">
            <text:p>0.406223688</text:p>
          </table:table-cell>
          <table:table-cell office:value-type="string">
            <text:p>0.418022841</text:p>
          </table:table-cell>
          <table:table-cell office:value-type="string">
            <text:p>0.422933908</text:p>
          </table:table-cell>
          <table:table-cell office:value-type="string">
            <text:p>0.45807063</text:p>
          </table:table-cell>
          <table:table-cell office:value-type="string">
            <text:p>0.448540527</text:p>
          </table:table-cell>
          <table:table-cell office:value-type="string">
            <text:p>0.542546695</text:p>
          </table:table-cell>
          <table:table-cell office:value-type="string">
            <text:p>0.561034916</text:p>
          </table:table-cell>
          <table:table-cell office:value-type="string">
            <text:p>0.5525493</text:p>
          </table:table-cell>
          <table:table-cell office:value-type="string">
            <text:p>0.588133033</text:p>
          </table:table-cell>
          <table:table-cell office:value-type="string">
            <text:p>0.621056023</text:p>
          </table:table-cell>
          <table:table-cell office:value-type="string">
            <text:p>0.667203582</text:p>
          </table:table-cell>
          <table:table-cell office:value-type="string">
            <text:p>0.671678249</text:p>
          </table:table-cell>
          <table:table-cell office:value-type="string">
            <text:p>0.57524947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icronesia, Fed. Sts.</text:p>
          </table:table-cell>
          <table:table-cell office:value-type="string">
            <text:p>FSM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iddle East &amp; North Africa</text:p>
          </table:table-cell>
          <table:table-cell office:value-type="string">
            <text:p>MEA</text:p>
          </table:table-cell>
          <table:table-cell office:value-type="string">
            <text:p>4.575099381</text:p>
          </table:table-cell>
          <table:table-cell office:value-type="string">
            <text:p>4.750630591</text:p>
          </table:table-cell>
          <table:table-cell office:value-type="string">
            <text:p>5.154871959</text:p>
          </table:table-cell>
          <table:table-cell office:value-type="string">
            <text:p>4.538320621</text:p>
          </table:table-cell>
          <table:table-cell office:value-type="string">
            <text:p>4.958724165</text:p>
          </table:table-cell>
          <table:table-cell office:value-type="string">
            <text:p>5.714409251</text:p>
          </table:table-cell>
          <table:table-cell office:value-type="string">
            <text:p>5.78470283</text:p>
          </table:table-cell>
          <table:table-cell office:value-type="string">
            <text:p>6.925875379</text:p>
          </table:table-cell>
          <table:table-cell office:value-type="string">
            <text:p>8.304562002</text:p>
          </table:table-cell>
          <table:table-cell office:value-type="string">
            <text:p>9.368716262</text:p>
          </table:table-cell>
          <table:table-cell office:value-type="string">
            <text:p>9.516313144</text:p>
          </table:table-cell>
          <table:table-cell office:value-type="string">
            <text:p>8.280588182</text:p>
          </table:table-cell>
          <table:table-cell office:value-type="string">
            <text:p>7.573108885</text:p>
          </table:table-cell>
          <table:table-cell office:value-type="string">
            <text:p>8.252368146</text:p>
          </table:table-cell>
          <table:table-cell office:value-type="string">
            <text:p>9.939055303</text:p>
          </table:table-cell>
          <table:table-cell table:number-columns-repeated="2" office:value-type="string">
            <text:p>..</text:p>
          </table:table-cell>
          <table:table-cell office:value-type="string">
            <text:p>11.30251937</text:p>
          </table:table-cell>
          <table:table-cell office:value-type="string">
            <text:p>11.36835359</text:p>
          </table:table-cell>
          <table:table-cell office:value-type="string">
            <text:p>9.264559028</text:p>
          </table:table-cell>
          <table:table-cell office:value-type="string">
            <text:p>8.460672819</text:p>
          </table:table-cell>
          <table:table-cell office:value-type="string">
            <text:p>10.16408314</text:p>
          </table:table-cell>
          <table:table-cell office:value-type="string">
            <text:p>11.45819805</text:p>
          </table:table-cell>
          <table:table-cell office:value-type="string">
            <text:p>10.15499202</text:p>
          </table:table-cell>
          <table:table-cell office:value-type="string">
            <text:p>10.2729238</text:p>
          </table:table-cell>
          <table:table-cell office:value-type="string">
            <text:p>9.43460077</text:p>
          </table:table-cell>
          <table:table-cell office:value-type="string">
            <text:p>6.520250247</text:p>
          </table:table-cell>
          <table:table-cell office:value-type="string">
            <text:p>8.468277032</text:p>
          </table:table-cell>
          <table:table-cell office:value-type="string">
            <text:p>8.404678971</text:p>
          </table:table-cell>
          <table:table-cell office:value-type="string">
            <text:p>7.33638035</text:p>
          </table:table-cell>
          <table:table-cell office:value-type="string">
            <text:p>..</text:p>
          </table:table-cell>
          <table:table-cell office:value-type="string">
            <text:p>12.34415754</text:p>
          </table:table-cell>
          <table:table-cell office:value-type="string">
            <text:p>9.15573789</text:p>
          </table:table-cell>
          <table:table-cell office:value-type="string">
            <text:p>7.738049692</text:p>
          </table:table-cell>
          <table:table-cell office:value-type="string">
            <text:p>7.176787422</text:p>
          </table:table-cell>
          <table:table-cell office:value-type="string">
            <text:p>6.397551912</text:p>
          </table:table-cell>
          <table:table-cell office:value-type="string">
            <text:p>5.861754256</text:p>
          </table:table-cell>
          <table:table-cell office:value-type="string">
            <text:p>6.096350849</text:p>
          </table:table-cell>
          <table:table-cell office:value-type="string">
            <text:p>6.674752787</text:p>
          </table:table-cell>
          <table:table-cell office:value-type="string">
            <text:p>5.842827245</text:p>
          </table:table-cell>
          <table:table-cell office:value-type="string">
            <text:p>5.769618241</text:p>
          </table:table-cell>
          <table:table-cell office:value-type="string">
            <text:p>6.087959837</text:p>
          </table:table-cell>
          <table:table-cell office:value-type="string">
            <text:p>5.780759451</text:p>
          </table:table-cell>
          <table:table-cell office:value-type="string">
            <text:p>5.480468262</text:p>
          </table:table-cell>
          <table:table-cell office:value-type="string">
            <text:p>5.090135145</text:p>
          </table:table-cell>
          <table:table-cell office:value-type="string">
            <text:p>4.724635082</text:p>
          </table:table-cell>
          <table:table-cell office:value-type="string">
            <text:p>4.535738924</text:p>
          </table:table-cell>
          <table:table-cell office:value-type="string">
            <text:p>4.43079348</text:p>
          </table:table-cell>
          <table:table-cell office:value-type="string">
            <text:p>4.153661186</text:p>
          </table:table-cell>
          <table:table-cell office:value-type="string">
            <text:p>5.062670141</text:p>
          </table:table-cell>
          <table:table-cell office:value-type="string">
            <text:p>4.764033592</text:p>
          </table:table-cell>
          <table:table-cell office:value-type="string">
            <text:p>4.550985332</text:p>
          </table:table-cell>
          <table:table-cell office:value-type="string">
            <text:p>4.759997344</text:p>
          </table:table-cell>
          <table:table-cell office:value-type="string">
            <text:p>5.285627796</text:p>
          </table:table-cell>
          <table:table-cell office:value-type="string">
            <text:p>5.69999671</text:p>
          </table:table-cell>
          <table:table-cell office:value-type="string">
            <text:p>6.683037071</text:p>
          </table:table-cell>
          <table:table-cell office:value-type="string">
            <text:p>5.70125388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iddle East &amp; North Africa (excluding high income)</text:p>
          </table:table-cell>
          <table:table-cell office:value-type="string">
            <text:p>MNA</text:p>
          </table:table-cell>
          <table:table-cell office:value-type="string">
            <text:p>3.978546863</text:p>
          </table:table-cell>
          <table:table-cell office:value-type="string">
            <text:p>4.008165286</text:p>
          </table:table-cell>
          <table:table-cell office:value-type="string">
            <text:p>4.423038131</text:p>
          </table:table-cell>
          <table:table-cell office:value-type="string">
            <text:p>3.532002699</text:p>
          </table:table-cell>
          <table:table-cell office:value-type="string">
            <text:p>4.2157287</text:p>
          </table:table-cell>
          <table:table-cell office:value-type="string">
            <text:p>5.203182462</text:p>
          </table:table-cell>
          <table:table-cell office:value-type="string">
            <text:p>5.095800806</text:p>
          </table:table-cell>
          <table:table-cell office:value-type="string">
            <text:p>5.423778877</text:p>
          </table:table-cell>
          <table:table-cell office:value-type="string">
            <text:p>6.8467548</text:p>
          </table:table-cell>
          <table:table-cell office:value-type="string">
            <text:p>7.708802314</text:p>
          </table:table-cell>
          <table:table-cell office:value-type="string">
            <text:p>7.932018372</text:p>
          </table:table-cell>
          <table:table-cell office:value-type="string">
            <text:p>6.946676676</text:p>
          </table:table-cell>
          <table:table-cell office:value-type="string">
            <text:p>5.779582598</text:p>
          </table:table-cell>
          <table:table-cell office:value-type="string">
            <text:p>5.320520189</text:p>
          </table:table-cell>
          <table:table-cell office:value-type="string">
            <text:p>8.387065948</text:p>
          </table:table-cell>
          <table:table-cell office:value-type="string">
            <text:p>9.883050374</text:p>
          </table:table-cell>
          <table:table-cell office:value-type="string">
            <text:p>9.398715371</text:p>
          </table:table-cell>
          <table:table-cell office:value-type="string">
            <text:p>8.78005065</text:p>
          </table:table-cell>
          <table:table-cell office:value-type="string">
            <text:p>8.500064359</text:p>
          </table:table-cell>
          <table:table-cell office:value-type="string">
            <text:p>5.683210174</text:p>
          </table:table-cell>
          <table:table-cell office:value-type="string">
            <text:p>5.368362302</text:p>
          </table:table-cell>
          <table:table-cell office:value-type="string">
            <text:p>7.304034614</text:p>
          </table:table-cell>
          <table:table-cell office:value-type="string">
            <text:p>6.90596785</text:p>
          </table:table-cell>
          <table:table-cell office:value-type="string">
            <text:p>6.390641241</text:p>
          </table:table-cell>
          <table:table-cell office:value-type="string">
            <text:p>6.088235319</text:p>
          </table:table-cell>
          <table:table-cell office:value-type="string">
            <text:p>6.072091805</text:p>
          </table:table-cell>
          <table:table-cell office:value-type="string">
            <text:p>5.545457498</text:p>
          </table:table-cell>
          <table:table-cell office:value-type="string">
            <text:p>4.921021919</text:p>
          </table:table-cell>
          <table:table-cell office:value-type="string">
            <text:p>4.653535008</text:p>
          </table:table-cell>
          <table:table-cell office:value-type="string">
            <text:p>3.76790726</text:p>
          </table:table-cell>
          <table:table-cell office:value-type="string">
            <text:p>..</text:p>
          </table:table-cell>
          <table:table-cell office:value-type="string">
            <text:p>3.739985676</text:p>
          </table:table-cell>
          <table:table-cell office:value-type="string">
            <text:p>3.816581737</text:p>
          </table:table-cell>
          <table:table-cell office:value-type="string">
            <text:p>3.214466229</text:p>
          </table:table-cell>
          <table:table-cell office:value-type="string">
            <text:p>3.393910034</text:p>
          </table:table-cell>
          <table:table-cell office:value-type="string">
            <text:p>3.186122829</text:p>
          </table:table-cell>
          <table:table-cell office:value-type="string">
            <text:p>3.102057645</text:p>
          </table:table-cell>
          <table:table-cell office:value-type="string">
            <text:p>3.287036746</text:p>
          </table:table-cell>
          <table:table-cell office:value-type="string">
            <text:p>3.413398675</text:p>
          </table:table-cell>
          <table:table-cell office:value-type="string">
            <text:p>3.093337367</text:p>
          </table:table-cell>
          <table:table-cell office:value-type="string">
            <text:p>2.964196893</text:p>
          </table:table-cell>
          <table:table-cell office:value-type="string">
            <text:p>3.249928836</text:p>
          </table:table-cell>
          <table:table-cell office:value-type="string">
            <text:p>3.219048281</text:p>
          </table:table-cell>
          <table:table-cell office:value-type="string">
            <text:p>3.205813654</text:p>
          </table:table-cell>
          <table:table-cell office:value-type="string">
            <text:p>3.036847366</text:p>
          </table:table-cell>
          <table:table-cell office:value-type="string">
            <text:p>2.960375595</text:p>
          </table:table-cell>
          <table:table-cell office:value-type="string">
            <text:p>2.900623063</text:p>
          </table:table-cell>
          <table:table-cell office:value-type="string">
            <text:p>2.715248047</text:p>
          </table:table-cell>
          <table:table-cell office:value-type="string">
            <text:p>2.665276272</text:p>
          </table:table-cell>
          <table:table-cell office:value-type="string">
            <text:p>3.086243769</text:p>
          </table:table-cell>
          <table:table-cell office:value-type="string">
            <text:p>2.881449313</text:p>
          </table:table-cell>
          <table:table-cell office:value-type="string">
            <text:p>2.765181522</text:p>
          </table:table-cell>
          <table:table-cell office:value-type="string">
            <text:p>2.783239355</text:p>
          </table:table-cell>
          <table:table-cell office:value-type="string">
            <text:p>2.907170365</text:p>
          </table:table-cell>
          <table:table-cell office:value-type="string">
            <text:p>2.995839904</text:p>
          </table:table-cell>
          <table:table-cell office:value-type="string">
            <text:p>3.41459451</text:p>
          </table:table-cell>
          <table:table-cell office:value-type="string">
            <text:p>3.20022052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iddle East &amp; North Africa (IDA &amp; IBRD countries)</text:p>
          </table:table-cell>
          <table:table-cell office:value-type="string">
            <text:p>TMN</text:p>
          </table:table-cell>
          <table:table-cell office:value-type="string">
            <text:p>3.978546863</text:p>
          </table:table-cell>
          <table:table-cell office:value-type="string">
            <text:p>4.008165286</text:p>
          </table:table-cell>
          <table:table-cell office:value-type="string">
            <text:p>4.423038131</text:p>
          </table:table-cell>
          <table:table-cell office:value-type="string">
            <text:p>3.532002699</text:p>
          </table:table-cell>
          <table:table-cell office:value-type="string">
            <text:p>4.2157287</text:p>
          </table:table-cell>
          <table:table-cell office:value-type="string">
            <text:p>5.203182462</text:p>
          </table:table-cell>
          <table:table-cell office:value-type="string">
            <text:p>5.095800806</text:p>
          </table:table-cell>
          <table:table-cell office:value-type="string">
            <text:p>5.423778877</text:p>
          </table:table-cell>
          <table:table-cell office:value-type="string">
            <text:p>6.8467548</text:p>
          </table:table-cell>
          <table:table-cell office:value-type="string">
            <text:p>7.708802314</text:p>
          </table:table-cell>
          <table:table-cell office:value-type="string">
            <text:p>7.932018372</text:p>
          </table:table-cell>
          <table:table-cell office:value-type="string">
            <text:p>6.946676676</text:p>
          </table:table-cell>
          <table:table-cell office:value-type="string">
            <text:p>5.779582598</text:p>
          </table:table-cell>
          <table:table-cell office:value-type="string">
            <text:p>5.320520189</text:p>
          </table:table-cell>
          <table:table-cell office:value-type="string">
            <text:p>8.387065948</text:p>
          </table:table-cell>
          <table:table-cell office:value-type="string">
            <text:p>9.883050374</text:p>
          </table:table-cell>
          <table:table-cell office:value-type="string">
            <text:p>9.398715371</text:p>
          </table:table-cell>
          <table:table-cell office:value-type="string">
            <text:p>8.78005065</text:p>
          </table:table-cell>
          <table:table-cell office:value-type="string">
            <text:p>8.500064359</text:p>
          </table:table-cell>
          <table:table-cell office:value-type="string">
            <text:p>5.683210174</text:p>
          </table:table-cell>
          <table:table-cell office:value-type="string">
            <text:p>5.368362302</text:p>
          </table:table-cell>
          <table:table-cell office:value-type="string">
            <text:p>7.304034614</text:p>
          </table:table-cell>
          <table:table-cell office:value-type="string">
            <text:p>6.90596785</text:p>
          </table:table-cell>
          <table:table-cell office:value-type="string">
            <text:p>6.390641241</text:p>
          </table:table-cell>
          <table:table-cell office:value-type="string">
            <text:p>6.088235319</text:p>
          </table:table-cell>
          <table:table-cell office:value-type="string">
            <text:p>6.072091805</text:p>
          </table:table-cell>
          <table:table-cell office:value-type="string">
            <text:p>5.545457498</text:p>
          </table:table-cell>
          <table:table-cell office:value-type="string">
            <text:p>4.921021919</text:p>
          </table:table-cell>
          <table:table-cell office:value-type="string">
            <text:p>4.653535008</text:p>
          </table:table-cell>
          <table:table-cell office:value-type="string">
            <text:p>3.76790726</text:p>
          </table:table-cell>
          <table:table-cell office:value-type="string">
            <text:p>..</text:p>
          </table:table-cell>
          <table:table-cell office:value-type="string">
            <text:p>3.739985676</text:p>
          </table:table-cell>
          <table:table-cell office:value-type="string">
            <text:p>3.816581737</text:p>
          </table:table-cell>
          <table:table-cell office:value-type="string">
            <text:p>3.214466229</text:p>
          </table:table-cell>
          <table:table-cell office:value-type="string">
            <text:p>3.393910034</text:p>
          </table:table-cell>
          <table:table-cell office:value-type="string">
            <text:p>3.186122829</text:p>
          </table:table-cell>
          <table:table-cell office:value-type="string">
            <text:p>3.102057645</text:p>
          </table:table-cell>
          <table:table-cell office:value-type="string">
            <text:p>3.287036746</text:p>
          </table:table-cell>
          <table:table-cell office:value-type="string">
            <text:p>3.413398675</text:p>
          </table:table-cell>
          <table:table-cell office:value-type="string">
            <text:p>3.093337367</text:p>
          </table:table-cell>
          <table:table-cell office:value-type="string">
            <text:p>2.964196893</text:p>
          </table:table-cell>
          <table:table-cell office:value-type="string">
            <text:p>3.249928836</text:p>
          </table:table-cell>
          <table:table-cell office:value-type="string">
            <text:p>3.219048281</text:p>
          </table:table-cell>
          <table:table-cell office:value-type="string">
            <text:p>3.205813654</text:p>
          </table:table-cell>
          <table:table-cell office:value-type="string">
            <text:p>3.036847366</text:p>
          </table:table-cell>
          <table:table-cell office:value-type="string">
            <text:p>2.960375595</text:p>
          </table:table-cell>
          <table:table-cell office:value-type="string">
            <text:p>2.900623063</text:p>
          </table:table-cell>
          <table:table-cell office:value-type="string">
            <text:p>2.715248047</text:p>
          </table:table-cell>
          <table:table-cell office:value-type="string">
            <text:p>2.665276272</text:p>
          </table:table-cell>
          <table:table-cell office:value-type="string">
            <text:p>3.086243769</text:p>
          </table:table-cell>
          <table:table-cell office:value-type="string">
            <text:p>2.881449313</text:p>
          </table:table-cell>
          <table:table-cell office:value-type="string">
            <text:p>2.765181522</text:p>
          </table:table-cell>
          <table:table-cell office:value-type="string">
            <text:p>2.783239355</text:p>
          </table:table-cell>
          <table:table-cell office:value-type="string">
            <text:p>2.907170365</text:p>
          </table:table-cell>
          <table:table-cell office:value-type="string">
            <text:p>2.995839904</text:p>
          </table:table-cell>
          <table:table-cell office:value-type="string">
            <text:p>3.41459451</text:p>
          </table:table-cell>
          <table:table-cell office:value-type="string">
            <text:p>3.20022052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iddle income</text:p>
          </table:table-cell>
          <table:table-cell office:value-type="string">
            <text:p>MIC</text:p>
          </table:table-cell>
          <table:table-cell office:value-type="string">
            <text:p>..</text:p>
          </table:table-cell>
          <table:table-cell office:value-type="string">
            <text:p>2.109525761</text:p>
          </table:table-cell>
          <table:table-cell office:value-type="string">
            <text:p>2.24611735</text:p>
          </table:table-cell>
          <table:table-cell office:value-type="string">
            <text:p>2.56808067</text:p>
          </table:table-cell>
          <table:table-cell office:value-type="string">
            <text:p>2.520818262</text:p>
          </table:table-cell>
          <table:table-cell office:value-type="string">
            <text:p>2.836703172</text:p>
          </table:table-cell>
          <table:table-cell office:value-type="string">
            <text:p>2.701094405</text:p>
          </table:table-cell>
          <table:table-cell office:value-type="string">
            <text:p>2.79751118</text:p>
          </table:table-cell>
          <table:table-cell office:value-type="string">
            <text:p>2.937052963</text:p>
          </table:table-cell>
          <table:table-cell office:value-type="string">
            <text:p>3.082446292</text:p>
          </table:table-cell>
          <table:table-cell office:value-type="string">
            <text:p>3.131445468</text:p>
          </table:table-cell>
          <table:table-cell office:value-type="string">
            <text:p>3.119524165</text:p>
          </table:table-cell>
          <table:table-cell office:value-type="string">
            <text:p>2.99088894</text:p>
          </table:table-cell>
          <table:table-cell office:value-type="string">
            <text:p>2.697868841</text:p>
          </table:table-cell>
          <table:table-cell office:value-type="string">
            <text:p>3.095968169</text:p>
          </table:table-cell>
          <table:table-cell office:value-type="string">
            <text:p>3.768665378</text:p>
          </table:table-cell>
          <table:table-cell office:value-type="string">
            <text:p>3.838933518</text:p>
          </table:table-cell>
          <table:table-cell office:value-type="string">
            <text:p>3.756447577</text:p>
          </table:table-cell>
          <table:table-cell office:value-type="string">
            <text:p>3.543223555</text:p>
          </table:table-cell>
          <table:table-cell office:value-type="string">
            <text:p>3.007522118</text:p>
          </table:table-cell>
          <table:table-cell office:value-type="string">
            <text:p>2.79990231</text:p>
          </table:table-cell>
          <table:table-cell office:value-type="string">
            <text:p>3.005293908</text:p>
          </table:table-cell>
          <table:table-cell office:value-type="string">
            <text:p>3.086960359</text:p>
          </table:table-cell>
          <table:table-cell office:value-type="string">
            <text:p>3.192158076</text:p>
          </table:table-cell>
          <table:table-cell office:value-type="string">
            <text:p>3.067065139</text:p>
          </table:table-cell>
          <table:table-cell office:value-type="string">
            <text:p>3.155547034</text:p>
          </table:table-cell>
          <table:table-cell office:value-type="string">
            <text:p>3.182720444</text:p>
          </table:table-cell>
          <table:table-cell office:value-type="string">
            <text:p>3.127218468</text:p>
          </table:table-cell>
          <table:table-cell office:value-type="string">
            <text:p>2.991771579</text:p>
          </table:table-cell>
          <table:table-cell office:value-type="string">
            <text:p>2.831934228</text:p>
          </table:table-cell>
          <table:table-cell office:value-type="string">
            <text:p>2.629100261</text:p>
          </table:table-cell>
          <table:table-cell office:value-type="string">
            <text:p>2.344332572</text:p>
          </table:table-cell>
          <table:table-cell office:value-type="string">
            <text:p>2.550398924</text:p>
          </table:table-cell>
          <table:table-cell office:value-type="string">
            <text:p>2.347023523</text:p>
          </table:table-cell>
          <table:table-cell office:value-type="string">
            <text:p>2.296918468</text:p>
          </table:table-cell>
          <table:table-cell office:value-type="string">
            <text:p>2.240342602</text:p>
          </table:table-cell>
          <table:table-cell office:value-type="string">
            <text:p>2.149932025</text:p>
          </table:table-cell>
          <table:table-cell office:value-type="string">
            <text:p>2.132351728</text:p>
          </table:table-cell>
          <table:table-cell office:value-type="string">
            <text:p>1.99366515</text:p>
          </table:table-cell>
          <table:table-cell office:value-type="string">
            <text:p>2.055219826</text:p>
          </table:table-cell>
          <table:table-cell office:value-type="string">
            <text:p>1.979565152</text:p>
          </table:table-cell>
          <table:table-cell office:value-type="string">
            <text:p>2.075038453</text:p>
          </table:table-cell>
          <table:table-cell office:value-type="string">
            <text:p>2.136505577</text:p>
          </table:table-cell>
          <table:table-cell office:value-type="string">
            <text:p>2.094858124</text:p>
          </table:table-cell>
          <table:table-cell office:value-type="string">
            <text:p>2.036949098</text:p>
          </table:table-cell>
          <table:table-cell office:value-type="string">
            <text:p>2.009415794</text:p>
          </table:table-cell>
          <table:table-cell office:value-type="string">
            <text:p>1.973762638</text:p>
          </table:table-cell>
          <table:table-cell office:value-type="string">
            <text:p>1.937989514</text:p>
          </table:table-cell>
          <table:table-cell office:value-type="string">
            <text:p>1.956985603</text:p>
          </table:table-cell>
          <table:table-cell office:value-type="string">
            <text:p>2.150380742</text:p>
          </table:table-cell>
          <table:table-cell office:value-type="string">
            <text:p>1.969020928</text:p>
          </table:table-cell>
          <table:table-cell office:value-type="string">
            <text:p>1.87780712</text:p>
          </table:table-cell>
          <table:table-cell office:value-type="string">
            <text:p>1.923555784</text:p>
          </table:table-cell>
          <table:table-cell office:value-type="string">
            <text:p>1.957556834</text:p>
          </table:table-cell>
          <table:table-cell office:value-type="string">
            <text:p>1.97296059</text:p>
          </table:table-cell>
          <table:table-cell office:value-type="string">
            <text:p>2.01720288</text:p>
          </table:table-cell>
          <table:table-cell office:value-type="string">
            <text:p>2.00763603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oldova</text:p>
          </table:table-cell>
          <table:table-cell office:value-type="string">
            <text:p>MDA</text:p>
          </table:table-cell>
          <table:table-cell table:number-columns-repeated="35" office:value-type="string">
            <text:p>..</text:p>
          </table:table-cell>
          <table:table-cell office:value-type="string">
            <text:p>0.925968809</text:p>
          </table:table-cell>
          <table:table-cell office:value-type="string">
            <text:p>0.906689226</text:p>
          </table:table-cell>
          <table:table-cell office:value-type="string">
            <text:p>0.902777087</text:p>
          </table:table-cell>
          <table:table-cell office:value-type="string">
            <text:p>0.647425631</text:p>
          </table:table-cell>
          <table:table-cell office:value-type="string">
            <text:p>0.51129823</text:p>
          </table:table-cell>
          <table:table-cell office:value-type="string">
            <text:p>0.395142062</text:p>
          </table:table-cell>
          <table:table-cell office:value-type="string">
            <text:p>0.40259686</text:p>
          </table:table-cell>
          <table:table-cell office:value-type="string">
            <text:p>0.419846587</text:p>
          </table:table-cell>
          <table:table-cell office:value-type="string">
            <text:p>0.416381264</text:p>
          </table:table-cell>
          <table:table-cell office:value-type="string">
            <text:p>0.360979037</text:p>
          </table:table-cell>
          <table:table-cell office:value-type="string">
            <text:p>0.400235112</text:p>
          </table:table-cell>
          <table:table-cell office:value-type="string">
            <text:p>0.482634466</text:p>
          </table:table-cell>
          <table:table-cell office:value-type="string">
            <text:p>0.516193551</text:p>
          </table:table-cell>
          <table:table-cell office:value-type="string">
            <text:p>0.608535598</text:p>
          </table:table-cell>
          <table:table-cell office:value-type="string">
            <text:p>0.457886649</text:p>
          </table:table-cell>
          <table:table-cell office:value-type="string">
            <text:p>0.31550185</text:p>
          </table:table-cell>
          <table:table-cell office:value-type="string">
            <text:p>0.327388277</text:p>
          </table:table-cell>
          <table:table-cell office:value-type="string">
            <text:p>0.327674672</text:p>
          </table:table-cell>
          <table:table-cell office:value-type="string">
            <text:p>0.33449408</text:p>
          </table:table-cell>
          <table:table-cell office:value-type="string">
            <text:p>0.34529228</text:p>
          </table:table-cell>
          <table:table-cell office:value-type="string">
            <text:p>0.353940422</text:p>
          </table:table-cell>
          <table:table-cell office:value-type="string">
            <text:p>0.44000416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onaco</text:p>
          </table:table-cell>
          <table:table-cell office:value-type="string">
            <text:p>MCO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ongolia</text:p>
          </table:table-cell>
          <table:table-cell office:value-type="string">
            <text:p>MNG</text:p>
          </table:table-cell>
          <table:table-cell table:number-columns-repeated="27" office:value-type="string">
            <text:p>..</text:p>
          </table:table-cell>
          <table:table-cell office:value-type="string">
            <text:p>8.750987162</text:p>
          </table:table-cell>
          <table:table-cell office:value-type="string">
            <text:p>9.361947203</text:p>
          </table:table-cell>
          <table:table-cell office:value-type="string">
            <text:p>7.921050129</text:p>
          </table:table-cell>
          <table:table-cell office:value-type="string">
            <text:p>4.62358103</text:p>
          </table:table-cell>
          <table:table-cell office:value-type="string">
            <text:p>3.929086345</text:p>
          </table:table-cell>
          <table:table-cell office:value-type="string">
            <text:p>2.109378945</text:p>
          </table:table-cell>
          <table:table-cell office:value-type="string">
            <text:p>1.821436789</text:p>
          </table:table-cell>
          <table:table-cell office:value-type="string">
            <text:p>1.770725674</text:p>
          </table:table-cell>
          <table:table-cell office:value-type="string">
            <text:p>1.465487119</text:p>
          </table:table-cell>
          <table:table-cell office:value-type="string">
            <text:p>1.605698464</text:p>
          </table:table-cell>
          <table:table-cell office:value-type="string">
            <text:p>1.582869023</text:p>
          </table:table-cell>
          <table:table-cell office:value-type="string">
            <text:p>1.771622178</text:p>
          </table:table-cell>
          <table:table-cell office:value-type="string">
            <text:p>1.704345638</text:p>
          </table:table-cell>
          <table:table-cell office:value-type="string">
            <text:p>2.134368901</text:p>
          </table:table-cell>
          <table:table-cell office:value-type="string">
            <text:p>1.823722843</text:p>
          </table:table-cell>
          <table:table-cell office:value-type="string">
            <text:p>1.810319902</text:p>
          </table:table-cell>
          <table:table-cell office:value-type="string">
            <text:p>1.525308817</text:p>
          </table:table-cell>
          <table:table-cell office:value-type="string">
            <text:p>1.393003546</text:p>
          </table:table-cell>
          <table:table-cell office:value-type="string">
            <text:p>1.180835545</text:p>
          </table:table-cell>
          <table:table-cell office:value-type="string">
            <text:p>1.147891424</text:p>
          </table:table-cell>
          <table:table-cell office:value-type="string">
            <text:p>1.335580234</text:p>
          </table:table-cell>
          <table:table-cell office:value-type="string">
            <text:p>1.187036485</text:p>
          </table:table-cell>
          <table:table-cell office:value-type="string">
            <text:p>0.821010152</text:p>
          </table:table-cell>
          <table:table-cell office:value-type="string">
            <text:p>0.762997238</text:p>
          </table:table-cell>
          <table:table-cell office:value-type="string">
            <text:p>0.837270237</text:p>
          </table:table-cell>
          <table:table-cell office:value-type="string">
            <text:p>0.924305621</text:p>
          </table:table-cell>
          <table:table-cell office:value-type="string">
            <text:p>0.822311488</text:p>
          </table:table-cell>
          <table:table-cell office:value-type="string">
            <text:p>0.85962808</text:p>
          </table:table-cell>
          <table:table-cell office:value-type="string">
            <text:p>0.865609772</text:p>
          </table:table-cell>
          <table:table-cell office:value-type="string">
            <text:p>0.91357092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ontenegro</text:p>
          </table:table-cell>
          <table:table-cell office:value-type="string">
            <text:p>MNE</text:p>
          </table:table-cell>
          <table:table-cell table:number-columns-repeated="45" office:value-type="string">
            <text:p>..</text:p>
          </table:table-cell>
          <table:table-cell office:value-type="string">
            <text:p>2.694223783</text:p>
          </table:table-cell>
          <table:table-cell office:value-type="string">
            <text:p>2.312705735</text:p>
          </table:table-cell>
          <table:table-cell office:value-type="string">
            <text:p>1.749695109</text:p>
          </table:table-cell>
          <table:table-cell office:value-type="string">
            <text:p>1.872181256</text:p>
          </table:table-cell>
          <table:table-cell office:value-type="string">
            <text:p>1.843757578</text:p>
          </table:table-cell>
          <table:table-cell office:value-type="string">
            <text:p>1.814347747</text:p>
          </table:table-cell>
          <table:table-cell office:value-type="string">
            <text:p>1.748969303</text:p>
          </table:table-cell>
          <table:table-cell office:value-type="string">
            <text:p>1.656463855</text:p>
          </table:table-cell>
          <table:table-cell office:value-type="string">
            <text:p>1.452260994</text:p>
          </table:table-cell>
          <table:table-cell office:value-type="string">
            <text:p>1.472271497</text:p>
          </table:table-cell>
          <table:table-cell office:value-type="string">
            <text:p>1.37049762</text:p>
          </table:table-cell>
          <table:table-cell office:value-type="string">
            <text:p>1.53646327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orocco</text:p>
          </table:table-cell>
          <table:table-cell office:value-type="string">
            <text:p>MAR</text:p>
          </table:table-cell>
          <table:table-cell office:value-type="string">
            <text:p>2.041904894</text:p>
          </table:table-cell>
          <table:table-cell office:value-type="string">
            <text:p>2.383181687</text:p>
          </table:table-cell>
          <table:table-cell office:value-type="string">
            <text:p>2.262913457</text:p>
          </table:table-cell>
          <table:table-cell office:value-type="string">
            <text:p>2.818472501</text:p>
          </table:table-cell>
          <table:table-cell office:value-type="string">
            <text:p>2.501236071</text:p>
          </table:table-cell>
          <table:table-cell office:value-type="string">
            <text:p>2.142761394</text:p>
          </table:table-cell>
          <table:table-cell office:value-type="string">
            <text:p>2.361912613</text:p>
          </table:table-cell>
          <table:table-cell office:value-type="string">
            <text:p>2.30928905</text:p>
          </table:table-cell>
          <table:table-cell office:value-type="string">
            <text:p>2.778616732</text:p>
          </table:table-cell>
          <table:table-cell office:value-type="string">
            <text:p>2.326965745</text:p>
          </table:table-cell>
          <table:table-cell office:value-type="string">
            <text:p>2.247639978</text:p>
          </table:table-cell>
          <table:table-cell office:value-type="string">
            <text:p>2.554429344</text:p>
          </table:table-cell>
          <table:table-cell office:value-type="string">
            <text:p>2.762904262</text:p>
          </table:table-cell>
          <table:table-cell office:value-type="string">
            <text:p>2.976283352</text:p>
          </table:table-cell>
          <table:table-cell office:value-type="string">
            <text:p>3.151460942</text:p>
          </table:table-cell>
          <table:table-cell office:value-type="string">
            <text:p>4.600258164</text:p>
          </table:table-cell>
          <table:table-cell office:value-type="string">
            <text:p>6.022759467</text:p>
          </table:table-cell>
          <table:table-cell office:value-type="string">
            <text:p>6.619641888</text:p>
          </table:table-cell>
          <table:table-cell office:value-type="string">
            <text:p>5.836385394</text:p>
          </table:table-cell>
          <table:table-cell office:value-type="string">
            <text:p>5.633189884</text:p>
          </table:table-cell>
          <table:table-cell office:value-type="string">
            <text:p>5.145113225</text:p>
          </table:table-cell>
          <table:table-cell office:value-type="string">
            <text:p>5.484439199</text:p>
          </table:table-cell>
          <table:table-cell office:value-type="string">
            <text:p>5.423186267</text:p>
          </table:table-cell>
          <table:table-cell office:value-type="string">
            <text:p>3.865222958</text:p>
          </table:table-cell>
          <table:table-cell office:value-type="string">
            <text:p>3.456769726</text:p>
          </table:table-cell>
          <table:table-cell office:value-type="string">
            <text:p>4.618935103</text:p>
          </table:table-cell>
          <table:table-cell office:value-type="string">
            <text:p>3.743409056</text:p>
          </table:table-cell>
          <table:table-cell office:value-type="string">
            <text:p>3.746286483</text:p>
          </table:table-cell>
          <table:table-cell office:value-type="string">
            <text:p>3.568427009</text:p>
          </table:table-cell>
          <table:table-cell office:value-type="string">
            <text:p>3.764320516</text:p>
          </table:table-cell>
          <table:table-cell office:value-type="string">
            <text:p>3.544472616</text:p>
          </table:table-cell>
          <table:table-cell office:value-type="string">
            <text:p>3.557148235</text:p>
          </table:table-cell>
          <table:table-cell office:value-type="string">
            <text:p>3.644226861</text:p>
          </table:table-cell>
          <table:table-cell office:value-type="string">
            <text:p>3.954284536</text:p>
          </table:table-cell>
          <table:table-cell office:value-type="string">
            <text:p>3.834405484</text:p>
          </table:table-cell>
          <table:table-cell office:value-type="string">
            <text:p>3.684162421</text:p>
          </table:table-cell>
          <table:table-cell office:value-type="string">
            <text:p>3.352818959</text:p>
          </table:table-cell>
          <table:table-cell office:value-type="string">
            <text:p>3.578653419</text:p>
          </table:table-cell>
          <table:table-cell office:value-type="string">
            <text:p>3.456334361</text:p>
          </table:table-cell>
          <table:table-cell office:value-type="string">
            <text:p>2.900457034</text:p>
          </table:table-cell>
          <table:table-cell office:value-type="string">
            <text:p>2.210962207</text:p>
          </table:table-cell>
          <table:table-cell office:value-type="string">
            <text:p>3.726135882</text:p>
          </table:table-cell>
          <table:table-cell office:value-type="string">
            <text:p>3.491787993</text:p>
          </table:table-cell>
          <table:table-cell office:value-type="string">
            <text:p>3.494207541</text:p>
          </table:table-cell>
          <table:table-cell office:value-type="string">
            <text:p>3.249467575</text:p>
          </table:table-cell>
          <table:table-cell office:value-type="string">
            <text:p>3.257996782</text:p>
          </table:table-cell>
          <table:table-cell office:value-type="string">
            <text:p>3.109796549</text:p>
          </table:table-cell>
          <table:table-cell office:value-type="string">
            <text:p>3.046963075</text:p>
          </table:table-cell>
          <table:table-cell office:value-type="string">
            <text:p>3.183501428</text:p>
          </table:table-cell>
          <table:table-cell office:value-type="string">
            <text:p>3.288651846</text:p>
          </table:table-cell>
          <table:table-cell office:value-type="string">
            <text:p>3.390796101</text:p>
          </table:table-cell>
          <table:table-cell office:value-type="string">
            <text:p>3.297495235</text:p>
          </table:table-cell>
          <table:table-cell office:value-type="string">
            <text:p>3.462750079</text:p>
          </table:table-cell>
          <table:table-cell office:value-type="string">
            <text:p>3.805782901</text:p>
          </table:table-cell>
          <table:table-cell office:value-type="string">
            <text:p>3.677856352</text:p>
          </table:table-cell>
          <table:table-cell office:value-type="string">
            <text:p>3.229921226</text:p>
          </table:table-cell>
          <table:table-cell office:value-type="string">
            <text:p>3.21141519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ozambique</text:p>
          </table:table-cell>
          <table:table-cell office:value-type="string">
            <text:p>MOZ</text:p>
          </table:table-cell>
          <table:table-cell table:number-columns-repeated="20" office:value-type="string">
            <text:p>..</text:p>
          </table:table-cell>
          <table:table-cell office:value-type="string">
            <text:p>2.617028893</text:p>
          </table:table-cell>
          <table:table-cell office:value-type="string">
            <text:p>2.811157492</text:p>
          </table:table-cell>
          <table:table-cell office:value-type="string">
            <text:p>2.848979897</text:p>
          </table:table-cell>
          <table:table-cell office:value-type="string">
            <text:p>3.592496801</text:p>
          </table:table-cell>
          <table:table-cell office:value-type="string">
            <text:p>4.051702518</text:p>
          </table:table-cell>
          <table:table-cell office:value-type="string">
            <text:p>3.324509531</text:p>
          </table:table-cell>
          <table:table-cell office:value-type="string">
            <text:p>3.254922717</text:p>
          </table:table-cell>
          <table:table-cell office:value-type="string">
            <text:p>3.55085667</text:p>
          </table:table-cell>
          <table:table-cell office:value-type="string">
            <text:p>3.050202602</text:p>
          </table:table-cell>
          <table:table-cell office:value-type="string">
            <text:p>3.416834622</text:p>
          </table:table-cell>
          <table:table-cell office:value-type="string">
            <text:p>3.367648356</text:p>
          </table:table-cell>
          <table:table-cell office:value-type="string">
            <text:p>2.199977295</text:p>
          </table:table-cell>
          <table:table-cell office:value-type="string">
            <text:p>2.550889133</text:p>
          </table:table-cell>
          <table:table-cell office:value-type="string">
            <text:p>2.430728106</text:p>
          </table:table-cell>
          <table:table-cell office:value-type="string">
            <text:p>2.903563695</text:p>
          </table:table-cell>
          <table:table-cell office:value-type="string">
            <text:p>1.301243435</text:p>
          </table:table-cell>
          <table:table-cell office:value-type="string">
            <text:p>1.022684563</text:p>
          </table:table-cell>
          <table:table-cell office:value-type="string">
            <text:p>0.993894223</text:p>
          </table:table-cell>
          <table:table-cell office:value-type="string">
            <text:p>1.010924802</text:p>
          </table:table-cell>
          <table:table-cell office:value-type="string">
            <text:p>1.065834029</text:p>
          </table:table-cell>
          <table:table-cell office:value-type="string">
            <text:p>1.103594135</text:p>
          </table:table-cell>
          <table:table-cell office:value-type="string">
            <text:p>1.06188321</text:p>
          </table:table-cell>
          <table:table-cell office:value-type="string">
            <text:p>1.063489435</text:p>
          </table:table-cell>
          <table:table-cell office:value-type="string">
            <text:p>1.067847319</text:p>
          </table:table-cell>
          <table:table-cell office:value-type="string">
            <text:p>1.136311139</text:p>
          </table:table-cell>
          <table:table-cell office:value-type="string">
            <text:p>0.805919092</text:p>
          </table:table-cell>
          <table:table-cell office:value-type="string">
            <text:p>0.69103216</text:p>
          </table:table-cell>
          <table:table-cell office:value-type="string">
            <text:p>0.732649218</text:p>
          </table:table-cell>
          <table:table-cell office:value-type="string">
            <text:p>0.728235253</text:p>
          </table:table-cell>
          <table:table-cell office:value-type="string">
            <text:p>0.772591102</text:p>
          </table:table-cell>
          <table:table-cell office:value-type="string">
            <text:p>0.976832819</text:p>
          </table:table-cell>
          <table:table-cell office:value-type="string">
            <text:p>0.905259783</text:p>
          </table:table-cell>
          <table:table-cell office:value-type="string">
            <text:p>0.911222375</text:p>
          </table:table-cell>
          <table:table-cell office:value-type="string">
            <text:p>0.985664541</text:p>
          </table:table-cell>
          <table:table-cell office:value-type="string">
            <text:p>1.024414123</text:p>
          </table:table-cell>
          <table:table-cell office:value-type="string">
            <text:p>0.993495441</text:p>
          </table:table-cell>
          <table:table-cell office:value-type="string">
            <text:p>1.03120527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Myanmar</text:p>
          </table:table-cell>
          <table:table-cell office:value-type="string">
            <text:p>MMR</text:p>
          </table:table-cell>
          <table:table-cell office:value-type="string">
            <text:p>6.96372971</text:p>
          </table:table-cell>
          <table:table-cell office:value-type="string">
            <text:p>6.534696675</text:p>
          </table:table-cell>
          <table:table-cell office:value-type="string">
            <text:p>6.611430917</text:p>
          </table:table-cell>
          <table:table-cell office:value-type="string">
            <text:p>6.390968788</text:p>
          </table:table-cell>
          <table:table-cell office:value-type="string">
            <text:p>6.883950779</text:p>
          </table:table-cell>
          <table:table-cell office:value-type="string">
            <text:p>6.698256387</text:p>
          </table:table-cell>
          <table:table-cell office:value-type="string">
            <text:p>6.684972493</text:p>
          </table:table-cell>
          <table:table-cell office:value-type="string">
            <text:p>5.927777588</text:p>
          </table:table-cell>
          <table:table-cell office:value-type="string">
            <text:p>5.331869279</text:p>
          </table:table-cell>
          <table:table-cell office:value-type="string">
            <text:p>5.495209944</text:p>
          </table:table-cell>
          <table:table-cell office:value-type="string">
            <text:p>5.698586911</text:p>
          </table:table-cell>
          <table:table-cell office:value-type="string">
            <text:p>5.832614624</text:p>
          </table:table-cell>
          <table:table-cell office:value-type="string">
            <text:p>5.939008706</text:p>
          </table:table-cell>
          <table:table-cell office:value-type="string">
            <text:p>6.406050222</text:p>
          </table:table-cell>
          <table:table-cell office:value-type="string">
            <text:p>4.02087959</text:p>
          </table:table-cell>
          <table:table-cell office:value-type="string">
            <text:p>3.774971216</text:p>
          </table:table-cell>
          <table:table-cell office:value-type="string">
            <text:p>3.79370689</text:p>
          </table:table-cell>
          <table:table-cell office:value-type="string">
            <text:p>4.039773125</text:p>
          </table:table-cell>
          <table:table-cell office:value-type="string">
            <text:p>3.921383586</text:p>
          </table:table-cell>
          <table:table-cell office:value-type="string">
            <text:p>3.557580611</text:p>
          </table:table-cell>
          <table:table-cell office:value-type="string">
            <text:p>3.422129697</text:p>
          </table:table-cell>
          <table:table-cell office:value-type="string">
            <text:p>3.456739739</text:p>
          </table:table-cell>
          <table:table-cell office:value-type="string">
            <text:p>3.21826061</text:p>
          </table:table-cell>
          <table:table-cell office:value-type="string">
            <text:p>3.070369199</text:p>
          </table:table-cell>
          <table:table-cell office:value-type="string">
            <text:p>2.923671117</text:p>
          </table:table-cell>
          <table:table-cell office:value-type="string">
            <text:p>2.978263689</text:p>
          </table:table-cell>
          <table:table-cell office:value-type="string">
            <text:p>2.879142063</text:p>
          </table:table-cell>
          <table:table-cell office:value-type="string">
            <text:p>1.972400903</text:p>
          </table:table-cell>
          <table:table-cell office:value-type="string">
            <text:p>2.140852008</text:p>
          </table:table-cell>
          <table:table-cell office:value-type="string">
            <text:p>2.95910665</text:p>
          </table:table-cell>
          <table:table-cell office:value-type="string">
            <text:p>3.39588157</text:p>
          </table:table-cell>
          <table:table-cell office:value-type="string">
            <text:p>3.170997803</text:p>
          </table:table-cell>
          <table:table-cell office:value-type="string">
            <text:p>3.354521969</text:p>
          </table:table-cell>
          <table:table-cell office:value-type="string">
            <text:p>3.523111495</text:p>
          </table:table-cell>
          <table:table-cell office:value-type="string">
            <text:p>3.541120379</text:p>
          </table:table-cell>
          <table:table-cell office:value-type="string">
            <text:p>3.684832379</text:p>
          </table:table-cell>
          <table:table-cell office:value-type="string">
            <text:p>3.493427864</text:p>
          </table:table-cell>
          <table:table-cell office:value-type="string">
            <text:p>2.665387237</text:p>
          </table:table-cell>
          <table:table-cell office:value-type="string">
            <text:p>2.314235024</text:p>
          </table:table-cell>
          <table:table-cell office:value-type="string">
            <text:p>1.994537328</text:p>
          </table:table-cell>
          <table:table-cell office:value-type="string">
            <text:p>2.305362979</text:p>
          </table:table-cell>
          <table:table-cell office:value-type="string">
            <text:p>1.800056374</text:p>
          </table:table-cell>
          <table:table-cell office:value-type="string">
            <text:p>1.298878965</text:p>
          </table:table-cell>
          <table:table-cell office:value-type="string">
            <text:p>1.924357078</text:p>
          </table:table-cell>
          <table:table-cell office:value-type="string">
            <text:p>1.9091102</text:p>
          </table:table-cell>
          <table:table-cell office:value-type="string">
            <text:p>1.560488003</text:p>
          </table:table-cell>
          <table:table-cell table:number-columns-repeated="6" office:value-type="string">
            <text:p>..</text:p>
          </table:table-cell>
          <table:table-cell office:value-type="string">
            <text:p>3.711036796</text:p>
          </table:table-cell>
          <table:table-cell office:value-type="string">
            <text:p>3.809150256</text:p>
          </table:table-cell>
          <table:table-cell office:value-type="string">
            <text:p>3.5790302</text:p>
          </table:table-cell>
          <table:table-cell office:value-type="string">
            <text:p>4.080955485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Namibia</text:p>
          </table:table-cell>
          <table:table-cell office:value-type="string">
            <text:p>NAM</text:p>
          </table:table-cell>
          <table:table-cell table:number-columns-repeated="31" office:value-type="string">
            <text:p>..</text:p>
          </table:table-cell>
          <table:table-cell office:value-type="string">
            <text:p>4.805216132</text:p>
          </table:table-cell>
          <table:table-cell office:value-type="string">
            <text:p>3.6122362</text:p>
          </table:table-cell>
          <table:table-cell office:value-type="string">
            <text:p>2.179801287</text:p>
          </table:table-cell>
          <table:table-cell office:value-type="string">
            <text:p>1.566250749</text:p>
          </table:table-cell>
          <table:table-cell office:value-type="string">
            <text:p>1.730797952</text:p>
          </table:table-cell>
          <table:table-cell office:value-type="string">
            <text:p>1.684627816</text:p>
          </table:table-cell>
          <table:table-cell office:value-type="string">
            <text:p>2.039142512</text:p>
          </table:table-cell>
          <table:table-cell office:value-type="string">
            <text:p>2.062238943</text:p>
          </table:table-cell>
          <table:table-cell office:value-type="string">
            <text:p>2.769491293</text:p>
          </table:table-cell>
          <table:table-cell office:value-type="string">
            <text:p>2.363934444</text:p>
          </table:table-cell>
          <table:table-cell office:value-type="string">
            <text:p>2.728019683</text:p>
          </table:table-cell>
          <table:table-cell office:value-type="string">
            <text:p>2.617842387</text:p>
          </table:table-cell>
          <table:table-cell office:value-type="string">
            <text:p>2.625060862</text:p>
          </table:table-cell>
          <table:table-cell office:value-type="string">
            <text:p>2.527629616</text:p>
          </table:table-cell>
          <table:table-cell office:value-type="string">
            <text:p>2.645148017</text:p>
          </table:table-cell>
          <table:table-cell office:value-type="string">
            <text:p>2.501156808</text:p>
          </table:table-cell>
          <table:table-cell office:value-type="string">
            <text:p>2.610424555</text:p>
          </table:table-cell>
          <table:table-cell office:value-type="string">
            <text:p>3.137261576</text:p>
          </table:table-cell>
          <table:table-cell office:value-type="string">
            <text:p>3.374363686</text:p>
          </table:table-cell>
          <table:table-cell office:value-type="string">
            <text:p>3.514743974</text:p>
          </table:table-cell>
          <table:table-cell office:value-type="string">
            <text:p>3.574588953</text:p>
          </table:table-cell>
          <table:table-cell office:value-type="string">
            <text:p>3.166513185</text:p>
          </table:table-cell>
          <table:table-cell office:value-type="string">
            <text:p>3.066233251</text:p>
          </table:table-cell>
          <table:table-cell office:value-type="string">
            <text:p>4.203429802</text:p>
          </table:table-cell>
          <table:table-cell office:value-type="string">
            <text:p>4.666693902</text:p>
          </table:table-cell>
          <table:table-cell office:value-type="string">
            <text:p>4.16485573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Nauru</text:p>
          </table:table-cell>
          <table:table-cell office:value-type="string">
            <text:p>NRU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Nepal</text:p>
          </table:table-cell>
          <table:table-cell office:value-type="string">
            <text:p>NPL</text:p>
          </table:table-cell>
          <table:table-cell table:number-columns-repeated="10" office:value-type="string">
            <text:p>..</text:p>
          </table:table-cell>
          <table:table-cell office:value-type="string">
            <text:p>0.598768248</text:p>
          </table:table-cell>
          <table:table-cell office:value-type="string">
            <text:p>0.667375222</text:p>
          </table:table-cell>
          <table:table-cell office:value-type="string">
            <text:p>0.635066038</text:p>
          </table:table-cell>
          <table:table-cell office:value-type="string">
            <text:p>0.75132909</text:p>
          </table:table-cell>
          <table:table-cell office:value-type="string">
            <text:p>0.696439752</text:p>
          </table:table-cell>
          <table:table-cell office:value-type="string">
            <text:p>0.699112917</text:p>
          </table:table-cell>
          <table:table-cell office:value-type="string">
            <text:p>0.853455219</text:p>
          </table:table-cell>
          <table:table-cell office:value-type="string">
            <text:p>0.955439815</text:p>
          </table:table-cell>
          <table:table-cell office:value-type="string">
            <text:p>0.912477157</text:p>
          </table:table-cell>
          <table:table-cell office:value-type="string">
            <text:p>0.93450371</text:p>
          </table:table-cell>
          <table:table-cell office:value-type="string">
            <text:p>1.032075758</text:p>
          </table:table-cell>
          <table:table-cell office:value-type="string">
            <text:p>0.992053327</text:p>
          </table:table-cell>
          <table:table-cell office:value-type="string">
            <text:p>1.08945401</text:p>
          </table:table-cell>
          <table:table-cell office:value-type="string">
            <text:p>1.252962085</text:p>
          </table:table-cell>
          <table:table-cell office:value-type="string">
            <text:p>1.220614397</text:p>
          </table:table-cell>
          <table:table-cell office:value-type="string">
            <text:p>1.195852831</text:p>
          </table:table-cell>
          <table:table-cell office:value-type="string">
            <text:p>1.183062953</text:p>
          </table:table-cell>
          <table:table-cell office:value-type="string">
            <text:p>1.159182012</text:p>
          </table:table-cell>
          <table:table-cell office:value-type="string">
            <text:p>1.083790602</text:p>
          </table:table-cell>
          <table:table-cell office:value-type="string">
            <text:p>1.106543145</text:p>
          </table:table-cell>
          <table:table-cell office:value-type="string">
            <text:p>1.077154406</text:p>
          </table:table-cell>
          <table:table-cell office:value-type="string">
            <text:p>1.066227252</text:p>
          </table:table-cell>
          <table:table-cell office:value-type="string">
            <text:p>1.051963666</text:p>
          </table:table-cell>
          <table:table-cell office:value-type="string">
            <text:p>1.024863105</text:p>
          </table:table-cell>
          <table:table-cell office:value-type="string">
            <text:p>0.973041872</text:p>
          </table:table-cell>
          <table:table-cell office:value-type="string">
            <text:p>0.941485115</text:p>
          </table:table-cell>
          <table:table-cell office:value-type="string">
            <text:p>0.900716315</text:p>
          </table:table-cell>
          <table:table-cell office:value-type="string">
            <text:p>0.880707846</text:p>
          </table:table-cell>
          <table:table-cell office:value-type="string">
            <text:p>0.92705546</text:p>
          </table:table-cell>
          <table:table-cell office:value-type="string">
            <text:p>0.947369575</text:p>
          </table:table-cell>
          <table:table-cell office:value-type="string">
            <text:p>0.962150318</text:p>
          </table:table-cell>
          <table:table-cell office:value-type="string">
            <text:p>1.098333254</text:p>
          </table:table-cell>
          <table:table-cell office:value-type="string">
            <text:p>1.447648566</text:p>
          </table:table-cell>
          <table:table-cell office:value-type="string">
            <text:p>1.592250387</text:p>
          </table:table-cell>
          <table:table-cell office:value-type="string">
            <text:p>1.793292582</text:p>
          </table:table-cell>
          <table:table-cell office:value-type="string">
            <text:p>1.929159909</text:p>
          </table:table-cell>
          <table:table-cell office:value-type="string">
            <text:p>1.749110206</text:p>
          </table:table-cell>
          <table:table-cell office:value-type="string">
            <text:p>1.547393817</text:p>
          </table:table-cell>
          <table:table-cell office:value-type="string">
            <text:p>1.599972047</text:p>
          </table:table-cell>
          <table:table-cell office:value-type="string">
            <text:p>1.645447812</text:p>
          </table:table-cell>
          <table:table-cell office:value-type="string">
            <text:p>1.563665875</text:p>
          </table:table-cell>
          <table:table-cell office:value-type="string">
            <text:p>1.540651697</text:p>
          </table:table-cell>
          <table:table-cell office:value-type="string">
            <text:p>1.431831991</text:p>
          </table:table-cell>
          <table:table-cell office:value-type="string">
            <text:p>1.5418602</text:p>
          </table:table-cell>
          <table:table-cell office:value-type="string">
            <text:p>1.629341062</text:p>
          </table:table-cell>
          <table:table-cell office:value-type="string">
            <text:p>1.535633948</text:p>
          </table:table-cell>
          <table:table-cell office:value-type="string">
            <text:p>1.52580958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Netherlands</text:p>
          </table:table-cell>
          <table:table-cell office:value-type="string">
            <text:p>NLD</text:p>
          </table:table-cell>
          <table:table-cell office:value-type="string">
            <text:p>3.703901797</text:p>
          </table:table-cell>
          <table:table-cell office:value-type="string">
            <text:p>4.087283879</text:p>
          </table:table-cell>
          <table:table-cell office:value-type="string">
            <text:p>4.12277525</text:p>
          </table:table-cell>
          <table:table-cell office:value-type="string">
            <text:p>4.010834482</text:p>
          </table:table-cell>
          <table:table-cell office:value-type="string">
            <text:p>3.932652684</text:p>
          </table:table-cell>
          <table:table-cell office:value-type="string">
            <text:p>3.571290331</text:p>
          </table:table-cell>
          <table:table-cell office:value-type="string">
            <text:p>3.370284285</text:p>
          </table:table-cell>
          <table:table-cell office:value-type="string">
            <text:p>3.523335806</text:p>
          </table:table-cell>
          <table:table-cell office:value-type="string">
            <text:p>3.25633492</text:p>
          </table:table-cell>
          <table:table-cell office:value-type="string">
            <text:p>3.228928603</text:p>
          </table:table-cell>
          <table:table-cell office:value-type="string">
            <text:p>2.866235554</text:p>
          </table:table-cell>
          <table:table-cell office:value-type="string">
            <text:p>2.838829535</text:p>
          </table:table-cell>
          <table:table-cell office:value-type="string">
            <text:p>2.81854</text:p>
          </table:table-cell>
          <table:table-cell office:value-type="string">
            <text:p>2.70299725</text:p>
          </table:table-cell>
          <table:table-cell office:value-type="string">
            <text:p>2.653471661</text:p>
          </table:table-cell>
          <table:table-cell office:value-type="string">
            <text:p>2.843860129</text:p>
          </table:table-cell>
          <table:table-cell office:value-type="string">
            <text:p>2.688909449</text:p>
          </table:table-cell>
          <table:table-cell office:value-type="string">
            <text:p>2.954457522</text:p>
          </table:table-cell>
          <table:table-cell office:value-type="string">
            <text:p>2.747070531</text:p>
          </table:table-cell>
          <table:table-cell office:value-type="string">
            <text:p>2.840232828</text:p>
          </table:table-cell>
          <table:table-cell office:value-type="string">
            <text:p>2.7349125</text:p>
          </table:table-cell>
          <table:table-cell office:value-type="string">
            <text:p>2.793753338</text:p>
          </table:table-cell>
          <table:table-cell office:value-type="string">
            <text:p>3.086790704</text:p>
          </table:table-cell>
          <table:table-cell office:value-type="string">
            <text:p>2.8100084</text:p>
          </table:table-cell>
          <table:table-cell office:value-type="string">
            <text:p>2.799492071</text:p>
          </table:table-cell>
          <table:table-cell office:value-type="string">
            <text:p>2.735130044</text:p>
          </table:table-cell>
          <table:table-cell office:value-type="string">
            <text:p>2.698392833</text:p>
          </table:table-cell>
          <table:table-cell office:value-type="string">
            <text:p>2.704660068</text:p>
          </table:table-cell>
          <table:table-cell office:value-type="string">
            <text:p>2.602438531</text:p>
          </table:table-cell>
          <table:table-cell office:value-type="string">
            <text:p>2.509243479</text:p>
          </table:table-cell>
          <table:table-cell office:value-type="string">
            <text:p>2.361335023</text:p>
          </table:table-cell>
          <table:table-cell office:value-type="string">
            <text:p>2.241227261</text:p>
          </table:table-cell>
          <table:table-cell office:value-type="string">
            <text:p>2.205823355</text:p>
          </table:table-cell>
          <table:table-cell office:value-type="string">
            <text:p>2.021252587</text:p>
          </table:table-cell>
          <table:table-cell office:value-type="string">
            <text:p>1.906852014</text:p>
          </table:table-cell>
          <table:table-cell office:value-type="string">
            <text:p>1.794240505</text:p>
          </table:table-cell>
          <table:table-cell office:value-type="string">
            <text:p>1.756607736</text:p>
          </table:table-cell>
          <table:table-cell office:value-type="string">
            <text:p>1.659273183</text:p>
          </table:table-cell>
          <table:table-cell office:value-type="string">
            <text:p>1.580648061</text:p>
          </table:table-cell>
          <table:table-cell office:value-type="string">
            <text:p>1.589825426</text:p>
          </table:table-cell>
          <table:table-cell office:value-type="string">
            <text:p>1.446633383</text:p>
          </table:table-cell>
          <table:table-cell office:value-type="string">
            <text:p>1.453546915</text:p>
          </table:table-cell>
          <table:table-cell office:value-type="string">
            <text:p>1.445699806</text:p>
          </table:table-cell>
          <table:table-cell office:value-type="string">
            <text:p>1.461303291</text:p>
          </table:table-cell>
          <table:table-cell office:value-type="string">
            <text:p>1.441389169</text:p>
          </table:table-cell>
          <table:table-cell office:value-type="string">
            <text:p>1.409984073</text:p>
          </table:table-cell>
          <table:table-cell office:value-type="string">
            <text:p>1.406220866</text:p>
          </table:table-cell>
          <table:table-cell office:value-type="string">
            <text:p>1.367727628</text:p>
          </table:table-cell>
          <table:table-cell office:value-type="string">
            <text:p>1.321728573</text:p>
          </table:table-cell>
          <table:table-cell office:value-type="string">
            <text:p>1.414159407</text:p>
          </table:table-cell>
          <table:table-cell office:value-type="string">
            <text:p>1.341542203</text:p>
          </table:table-cell>
          <table:table-cell office:value-type="string">
            <text:p>1.303254325</text:p>
          </table:table-cell>
          <table:table-cell office:value-type="string">
            <text:p>1.250348749</text:p>
          </table:table-cell>
          <table:table-cell office:value-type="string">
            <text:p>1.179934676</text:p>
          </table:table-cell>
          <table:table-cell office:value-type="string">
            <text:p>1.17464646</text:p>
          </table:table-cell>
          <table:table-cell office:value-type="string">
            <text:p>1.143568652</text:p>
          </table:table-cell>
          <table:table-cell office:value-type="string">
            <text:p>1.19073609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New Caledonia</text:p>
          </table:table-cell>
          <table:table-cell office:value-type="string">
            <text:p>NCL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New Zealand</text:p>
          </table:table-cell>
          <table:table-cell office:value-type="string">
            <text:p>NZL</text:p>
          </table:table-cell>
          <table:table-cell office:value-type="string">
            <text:p>2.565513404</text:p>
          </table:table-cell>
          <table:table-cell office:value-type="string">
            <text:p>2.370813084</text:p>
          </table:table-cell>
          <table:table-cell office:value-type="string">
            <text:p>2.203736885</text:p>
          </table:table-cell>
          <table:table-cell office:value-type="string">
            <text:p>2.095270698</text:p>
          </table:table-cell>
          <table:table-cell office:value-type="string">
            <text:p>2.358817568</text:p>
          </table:table-cell>
          <table:table-cell office:value-type="string">
            <text:p>2.24570247</text:p>
          </table:table-cell>
          <table:table-cell office:value-type="string">
            <text:p>2.527766467</text:p>
          </table:table-cell>
          <table:table-cell office:value-type="string">
            <text:p>2.509324343</text:p>
          </table:table-cell>
          <table:table-cell office:value-type="string">
            <text:p>2.61591479</text:p>
          </table:table-cell>
          <table:table-cell office:value-type="string">
            <text:p>2.561099503</text:p>
          </table:table-cell>
          <table:table-cell office:value-type="string">
            <text:p>..</text:p>
          </table:table-cell>
          <table:table-cell office:value-type="string">
            <text:p>2.322782964</text:p>
          </table:table-cell>
          <table:table-cell office:value-type="string">
            <text:p>2.191310976</text:p>
          </table:table-cell>
          <table:table-cell office:value-type="string">
            <text:p>1.972611673</text:p>
          </table:table-cell>
          <table:table-cell office:value-type="string">
            <text:p>2.06231454</text:p>
          </table:table-cell>
          <table:table-cell office:value-type="string">
            <text:p>2.136020372</text:p>
          </table:table-cell>
          <table:table-cell office:value-type="string">
            <text:p>1.955027213</text:p>
          </table:table-cell>
          <table:table-cell office:value-type="string">
            <text:p>2.024867353</text:p>
          </table:table-cell>
          <table:table-cell office:value-type="string">
            <text:p>2.113649182</text:p>
          </table:table-cell>
          <table:table-cell office:value-type="string">
            <text:p>2.065716357</text:p>
          </table:table-cell>
          <table:table-cell office:value-type="string">
            <text:p>2.885373853</text:p>
          </table:table-cell>
          <table:table-cell office:value-type="string">
            <text:p>2.59564239</text:p>
          </table:table-cell>
          <table:table-cell office:value-type="string">
            <text:p>2.445144373</text:p>
          </table:table-cell>
          <table:table-cell office:value-type="string">
            <text:p>2.296690819</text:p>
          </table:table-cell>
          <table:table-cell office:value-type="string">
            <text:p>2.238895271</text:p>
          </table:table-cell>
          <table:table-cell office:value-type="string">
            <text:p>2.219170984</text:p>
          </table:table-cell>
          <table:table-cell office:value-type="string">
            <text:p>2.281550885</text:p>
          </table:table-cell>
          <table:table-cell office:value-type="string">
            <text:p>2.404951709</text:p>
          </table:table-cell>
          <table:table-cell office:value-type="string">
            <text:p>2.093290179</text:p>
          </table:table-cell>
          <table:table-cell office:value-type="string">
            <text:p>2.162184013</text:p>
          </table:table-cell>
          <table:table-cell office:value-type="string">
            <text:p>2.328972257</text:p>
          </table:table-cell>
          <table:table-cell office:value-type="string">
            <text:p>2.256901023</text:p>
          </table:table-cell>
          <table:table-cell office:value-type="string">
            <text:p>2.068705798</text:p>
          </table:table-cell>
          <table:table-cell office:value-type="string">
            <text:p>1.896563956</text:p>
          </table:table-cell>
          <table:table-cell office:value-type="string">
            <text:p>1.823379433</text:p>
          </table:table-cell>
          <table:table-cell office:value-type="string">
            <text:p>1.815328983</text:p>
          </table:table-cell>
          <table:table-cell office:value-type="string">
            <text:p>1.781881485</text:p>
          </table:table-cell>
          <table:table-cell office:value-type="string">
            <text:p>1.703970844</text:p>
          </table:table-cell>
          <table:table-cell office:value-type="string">
            <text:p>1.695280175</text:p>
          </table:table-cell>
          <table:table-cell office:value-type="string">
            <text:p>1.619299113</text:p>
          </table:table-cell>
          <table:table-cell office:value-type="string">
            <text:p>1.576698737</text:p>
          </table:table-cell>
          <table:table-cell office:value-type="string">
            <text:p>1.472279197</text:p>
          </table:table-cell>
          <table:table-cell office:value-type="string">
            <text:p>1.384799751</text:p>
          </table:table-cell>
          <table:table-cell office:value-type="string">
            <text:p>1.350050518</text:p>
          </table:table-cell>
          <table:table-cell office:value-type="string">
            <text:p>1.254464286</text:p>
          </table:table-cell>
          <table:table-cell office:value-type="string">
            <text:p>1.211426572</text:p>
          </table:table-cell>
          <table:table-cell office:value-type="string">
            <text:p>1.311668768</text:p>
          </table:table-cell>
          <table:table-cell office:value-type="string">
            <text:p>1.24820706</text:p>
          </table:table-cell>
          <table:table-cell office:value-type="string">
            <text:p>1.246459969</text:p>
          </table:table-cell>
          <table:table-cell office:value-type="string">
            <text:p>1.337587323</text:p>
          </table:table-cell>
          <table:table-cell office:value-type="string">
            <text:p>1.317185273</text:p>
          </table:table-cell>
          <table:table-cell office:value-type="string">
            <text:p>1.234753167</text:p>
          </table:table-cell>
          <table:table-cell office:value-type="string">
            <text:p>1.189003642</text:p>
          </table:table-cell>
          <table:table-cell office:value-type="string">
            <text:p>1.120138255</text:p>
          </table:table-cell>
          <table:table-cell office:value-type="string">
            <text:p>1.133126385</text:p>
          </table:table-cell>
          <table:table-cell office:value-type="string">
            <text:p>1.107147822</text:p>
          </table:table-cell>
          <table:table-cell office:value-type="string">
            <text:p>1.13226577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Nicaragua</text:p>
          </table:table-cell>
          <table:table-cell office:value-type="string">
            <text:p>NIC</text:p>
          </table:table-cell>
          <table:table-cell table:number-columns-repeated="8" office:value-type="string">
            <text:p>..</text:p>
          </table:table-cell>
          <table:table-cell office:value-type="string">
            <text:p>1.457516515</text:p>
          </table:table-cell>
          <table:table-cell office:value-type="string">
            <text:p>1.375147981</text:p>
          </table:table-cell>
          <table:table-cell office:value-type="string">
            <text:p>1.582016587</text:p>
          </table:table-cell>
          <table:table-cell office:value-type="string">
            <text:p>1.503629478</text:p>
          </table:table-cell>
          <table:table-cell office:value-type="string">
            <text:p>1.832660208</text:p>
          </table:table-cell>
          <table:table-cell office:value-type="string">
            <text:p>1.404310891</text:p>
          </table:table-cell>
          <table:table-cell office:value-type="string">
            <text:p>1.451208358</text:p>
          </table:table-cell>
          <table:table-cell office:value-type="string">
            <text:p>1.715620281</text:p>
          </table:table-cell>
          <table:table-cell office:value-type="string">
            <text:p>2.010034774</text:p>
          </table:table-cell>
          <table:table-cell office:value-type="string">
            <text:p>2.315198758</text:p>
          </table:table-cell>
          <table:table-cell office:value-type="string">
            <text:p>3.061040708</text:p>
          </table:table-cell>
          <table:table-cell office:value-type="string">
            <text:p>3.10032656</text:p>
          </table:table-cell>
          <table:table-cell office:value-type="string">
            <text:p>3.341538936</text:p>
          </table:table-cell>
          <table:table-cell office:value-type="string">
            <text:p>4.329552269</text:p>
          </table:table-cell>
          <table:table-cell table:number-columns-repeated="8" office:value-type="string">
            <text:p>..</text:p>
          </table:table-cell>
          <table:table-cell office:value-type="string">
            <text:p>102.8980172</text:p>
          </table:table-cell>
          <table:table-cell office:value-type="string">
            <text:p>4.002382041</text:p>
          </table:table-cell>
          <table:table-cell office:value-type="string">
            <text:p>2.632753235</text:p>
          </table:table-cell>
          <table:table-cell office:value-type="string">
            <text:p>2.102423369</text:p>
          </table:table-cell>
          <table:table-cell office:value-type="string">
            <text:p>0.916773739</text:p>
          </table:table-cell>
          <table:table-cell office:value-type="string">
            <text:p>0.849965417</text:p>
          </table:table-cell>
          <table:table-cell office:value-type="string">
            <text:p>0.731956684</text:p>
          </table:table-cell>
          <table:table-cell office:value-type="string">
            <text:p>0.689541542</text:p>
          </table:table-cell>
          <table:table-cell office:value-type="string">
            <text:p>0.566758651</text:p>
          </table:table-cell>
          <table:table-cell office:value-type="string">
            <text:p>0.554528379</text:p>
          </table:table-cell>
          <table:table-cell office:value-type="string">
            <text:p>0.603283295</text:p>
          </table:table-cell>
          <table:table-cell office:value-type="string">
            <text:p>0.526806207</text:p>
          </table:table-cell>
          <table:table-cell office:value-type="string">
            <text:p>0.666800676</text:p>
          </table:table-cell>
          <table:table-cell office:value-type="string">
            <text:p>0.663388005</text:p>
          </table:table-cell>
          <table:table-cell office:value-type="string">
            <text:p>0.56323748</text:p>
          </table:table-cell>
          <table:table-cell office:value-type="string">
            <text:p>0.539815888</text:p>
          </table:table-cell>
          <table:table-cell office:value-type="string">
            <text:p>0.551255993</text:p>
          </table:table-cell>
          <table:table-cell office:value-type="string">
            <text:p>0.531726215</text:p>
          </table:table-cell>
          <table:table-cell office:value-type="string">
            <text:p>0.502058377</text:p>
          </table:table-cell>
          <table:table-cell office:value-type="string">
            <text:p>0.502751001</text:p>
          </table:table-cell>
          <table:table-cell office:value-type="string">
            <text:p>0.505472679</text:p>
          </table:table-cell>
          <table:table-cell office:value-type="string">
            <text:p>0.526411337</text:p>
          </table:table-cell>
          <table:table-cell office:value-type="string">
            <text:p>0.665903554</text:p>
          </table:table-cell>
          <table:table-cell office:value-type="string">
            <text:p>0.678614215</text:p>
          </table:table-cell>
          <table:table-cell office:value-type="string">
            <text:p>0.685091959</text:p>
          </table:table-cell>
          <table:table-cell office:value-type="string">
            <text:p>0.776083434</text:p>
          </table:table-cell>
          <table:table-cell office:value-type="string">
            <text:p>0.54840539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Niger</text:p>
          </table:table-cell>
          <table:table-cell office:value-type="string">
            <text:p>NER</text:p>
          </table:table-cell>
          <table:table-cell table:number-columns-repeated="15" office:value-type="string">
            <text:p>..</text:p>
          </table:table-cell>
          <table:table-cell office:value-type="string">
            <text:p>0.699005123</text:p>
          </table:table-cell>
          <table:table-cell office:value-type="string">
            <text:p>0.76857452</text:p>
          </table:table-cell>
          <table:table-cell office:value-type="string">
            <text:p>0.852545799</text:p>
          </table:table-cell>
          <table:table-cell office:value-type="string">
            <text:p>0.832675665</text:p>
          </table:table-cell>
          <table:table-cell office:value-type="string">
            <text:p>0.828859164</text:p>
          </table:table-cell>
          <table:table-cell office:value-type="string">
            <text:p>0.6792453</text:p>
          </table:table-cell>
          <table:table-cell office:value-type="string">
            <text:p>0.644176955</text:p>
          </table:table-cell>
          <table:table-cell office:value-type="string">
            <text:p>0.633484172</text:p>
          </table:table-cell>
          <table:table-cell office:value-type="string">
            <text:p>0.685198659</text:p>
          </table:table-cell>
          <table:table-cell office:value-type="string">
            <text:p>0.727642899</text:p>
          </table:table-cell>
          <table:table-cell office:value-type="string">
            <text:p>0.755098909</text:p>
          </table:table-cell>
          <table:table-cell office:value-type="string">
            <text:p>0.756900175</text:p>
          </table:table-cell>
          <table:table-cell office:value-type="string">
            <text:p>0.611831342</text:p>
          </table:table-cell>
          <table:table-cell table:number-columns-repeated="6" office:value-type="string">
            <text:p>..</text:p>
          </table:table-cell>
          <table:table-cell office:value-type="string">
            <text:p>1.117640283</text:p>
          </table:table-cell>
          <table:table-cell office:value-type="string">
            <text:p>0.979974447</text:p>
          </table:table-cell>
          <table:table-cell office:value-type="string">
            <text:p>0.875252887</text:p>
          </table:table-cell>
          <table:table-cell office:value-type="string">
            <text:p>0.93759862</text:p>
          </table:table-cell>
          <table:table-cell office:value-type="string">
            <text:p>1.061072958</text:p>
          </table:table-cell>
          <table:table-cell office:value-type="string">
            <text:p>1.166908052</text:p>
          </table:table-cell>
          <table:table-cell office:value-type="string">
            <text:p>1.116838488</text:p>
          </table:table-cell>
          <table:table-cell office:value-type="string">
            <text:p>1.276297335</text:p>
          </table:table-cell>
          <table:table-cell office:value-type="string">
            <text:p>0.951877314</text:p>
          </table:table-cell>
          <table:table-cell office:value-type="string">
            <text:p>0.900787402</text:p>
          </table:table-cell>
          <table:table-cell office:value-type="string">
            <text:p>1.03546627</text:p>
          </table:table-cell>
          <table:table-cell office:value-type="string">
            <text:p>0.96319804</text:p>
          </table:table-cell>
          <table:table-cell table:number-columns-repeated="2" office:value-type="string">
            <text:p>..</text:p>
          </table:table-cell>
          <table:table-cell office:value-type="string">
            <text:p>0.992538192</text:p>
          </table:table-cell>
          <table:table-cell office:value-type="string">
            <text:p>0.982009828</text:p>
          </table:table-cell>
          <table:table-cell office:value-type="string">
            <text:p>1.169691196</text:p>
          </table:table-cell>
          <table:table-cell office:value-type="string">
            <text:p>1.309803688</text:p>
          </table:table-cell>
          <table:table-cell office:value-type="string">
            <text:p>2.144356904</text:p>
          </table:table-cell>
          <table:table-cell office:value-type="string">
            <text:p>1.383215316</text:p>
          </table:table-cell>
          <table:table-cell table:number-columns-repeated="2" office:value-type="string">
            <text:p>..</text:p>
          </table:table-cell>
          <table:table-cell office:value-type="string">
            <text:p>2.20810091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Nigeria</text:p>
          </table:table-cell>
          <table:table-cell office:value-type="string">
            <text:p>NGA</text:p>
          </table:table-cell>
          <table:table-cell office:value-type="string">
            <text:p>0.557173936</text:p>
          </table:table-cell>
          <table:table-cell office:value-type="string">
            <text:p>0.633046031</text:p>
          </table:table-cell>
          <table:table-cell office:value-type="string">
            <text:p>0.787061373</text:p>
          </table:table-cell>
          <table:table-cell office:value-type="string">
            <text:p>0.880828319</text:p>
          </table:table-cell>
          <table:table-cell office:value-type="string">
            <text:p>0.978221684</text:p>
          </table:table-cell>
          <table:table-cell office:value-type="string">
            <text:p>1.122470866</text:p>
          </table:table-cell>
          <table:table-cell office:value-type="string">
            <text:p>0.875148423</text:p>
          </table:table-cell>
          <table:table-cell office:value-type="string">
            <text:p>4.611741915</text:p>
          </table:table-cell>
          <table:table-cell office:value-type="string">
            <text:p>7.095558546</text:p>
          </table:table-cell>
          <table:table-cell office:value-type="string">
            <text:p>10.31695788</text:p>
          </table:table-cell>
          <table:table-cell office:value-type="string">
            <text:p>5.279250126</text:p>
          </table:table-cell>
          <table:table-cell office:value-type="string">
            <text:p>4.392119822</text:p>
          </table:table-cell>
          <table:table-cell office:value-type="string">
            <text:p>5.390268879</text:p>
          </table:table-cell>
          <table:table-cell office:value-type="string">
            <text:p>5.478468118</text:p>
          </table:table-cell>
          <table:table-cell office:value-type="string">
            <text:p>4.344011426</text:p>
          </table:table-cell>
          <table:table-cell office:value-type="string">
            <text:p>8.124068441</text:p>
          </table:table-cell>
          <table:table-cell office:value-type="string">
            <text:p>5.791397834</text:p>
          </table:table-cell>
          <table:table-cell office:value-type="string">
            <text:p>6.02411791</text:p>
          </table:table-cell>
          <table:table-cell office:value-type="string">
            <text:p>5.326047763</text:p>
          </table:table-cell>
          <table:table-cell office:value-type="string">
            <text:p>4.322334079</text:p>
          </table:table-cell>
          <table:table-cell office:value-type="string">
            <text:p>3.295603733</text:p>
          </table:table-cell>
          <table:table-cell office:value-type="string">
            <text:p>2.54988277</text:p>
          </table:table-cell>
          <table:table-cell office:value-type="string">
            <text:p>2.073279481</text:p>
          </table:table-cell>
          <table:table-cell office:value-type="string">
            <text:p>2.033872807</text:p>
          </table:table-cell>
          <table:table-cell office:value-type="string">
            <text:p>1.442954783</text:p>
          </table:table-cell>
          <table:table-cell office:value-type="string">
            <text:p>1.326724504</text:p>
          </table:table-cell>
          <table:table-cell office:value-type="string">
            <text:p>1.210681551</text:p>
          </table:table-cell>
          <table:table-cell office:value-type="string">
            <text:p>0.723776958</text:p>
          </table:table-cell>
          <table:table-cell office:value-type="string">
            <text:p>0.831411792</text:p>
          </table:table-cell>
          <table:table-cell office:value-type="string">
            <text:p>0.550313839</text:p>
          </table:table-cell>
          <table:table-cell office:value-type="string">
            <text:p>0.791688106</text:p>
          </table:table-cell>
          <table:table-cell office:value-type="string">
            <text:p>0.733884735</text:p>
          </table:table-cell>
          <table:table-cell office:value-type="string">
            <text:p>0.540827128</text:p>
          </table:table-cell>
          <table:table-cell office:value-type="string">
            <text:p>0.89228557</text:p>
          </table:table-cell>
          <table:table-cell office:value-type="string">
            <text:p>0.743688625</text:p>
          </table:table-cell>
          <table:table-cell office:value-type="string">
            <text:p>0.697015377</text:p>
          </table:table-cell>
          <table:table-cell office:value-type="string">
            <text:p>0.548403072</text:p>
          </table:table-cell>
          <table:table-cell office:value-type="string">
            <text:p>0.616522625</text:p>
          </table:table-cell>
          <table:table-cell office:value-type="string">
            <text:p>0.893408121</text:p>
          </table:table-cell>
          <table:table-cell office:value-type="string">
            <text:p>1.370673263</text:p>
          </table:table-cell>
          <table:table-cell office:value-type="string">
            <text:p>0.794728868</text:p>
          </table:table-cell>
          <table:table-cell office:value-type="string">
            <text:p>1.292833438</text:p>
          </table:table-cell>
          <table:table-cell office:value-type="string">
            <text:p>1.517184604</text:p>
          </table:table-cell>
          <table:table-cell office:value-type="string">
            <text:p>0.868306853</text:p>
          </table:table-cell>
          <table:table-cell office:value-type="string">
            <text:p>0.728541184</text:p>
          </table:table-cell>
          <table:table-cell office:value-type="string">
            <text:p>0.600638304</text:p>
          </table:table-cell>
          <table:table-cell office:value-type="string">
            <text:p>0.533693958</text:p>
          </table:table-cell>
          <table:table-cell office:value-type="string">
            <text:p>0.583546726</text:p>
          </table:table-cell>
          <table:table-cell office:value-type="string">
            <text:p>0.776456935</text:p>
          </table:table-cell>
          <table:table-cell office:value-type="string">
            <text:p>0.887702093</text:p>
          </table:table-cell>
          <table:table-cell office:value-type="string">
            <text:p>0.539231122</text:p>
          </table:table-cell>
          <table:table-cell office:value-type="string">
            <text:p>0.579227031</text:p>
          </table:table-cell>
          <table:table-cell office:value-type="string">
            <text:p>0.502541129</text:p>
          </table:table-cell>
          <table:table-cell office:value-type="string">
            <text:p>0.469695305</text:p>
          </table:table-cell>
          <table:table-cell office:value-type="string">
            <text:p>0.414718777</text:p>
          </table:table-cell>
          <table:table-cell office:value-type="string">
            <text:p>0.417636538</text:p>
          </table:table-cell>
          <table:table-cell office:value-type="string">
            <text:p>0.43294778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North America</text:p>
          </table:table-cell>
          <table:table-cell office:value-type="string">
            <text:p>NAC</text:p>
          </table:table-cell>
          <table:table-cell office:value-type="string">
            <text:p>8.056634175</text:p>
          </table:table-cell>
          <table:table-cell office:value-type="string">
            <text:p>8.192095648</text:p>
          </table:table-cell>
          <table:table-cell office:value-type="string">
            <text:p>8.353281575</text:p>
          </table:table-cell>
          <table:table-cell office:value-type="string">
            <text:p>7.889429792</text:p>
          </table:table-cell>
          <table:table-cell office:value-type="string">
            <text:p>7.196364242</text:p>
          </table:table-cell>
          <table:table-cell office:value-type="string">
            <text:p>6.695218076</text:p>
          </table:table-cell>
          <table:table-cell office:value-type="string">
            <text:p>7.446825214</text:p>
          </table:table-cell>
          <table:table-cell office:value-type="string">
            <text:p>8.335251113</text:p>
          </table:table-cell>
          <table:table-cell office:value-type="string">
            <text:p>8.144931845</text:p>
          </table:table-cell>
          <table:table-cell office:value-type="string">
            <text:p>7.580073542</text:p>
          </table:table-cell>
          <table:table-cell office:value-type="string">
            <text:p>7.02324918</text:p>
          </table:table-cell>
          <table:table-cell office:value-type="string">
            <text:p>6.072382879</text:p>
          </table:table-cell>
          <table:table-cell office:value-type="string">
            <text:p>5.723467591</text:p>
          </table:table-cell>
          <table:table-cell office:value-type="string">
            <text:p>5.174852343</text:p>
          </table:table-cell>
          <table:table-cell office:value-type="string">
            <text:p>5.190370424</text:p>
          </table:table-cell>
          <table:table-cell office:value-type="string">
            <text:p>4.91641094</text:p>
          </table:table-cell>
          <table:table-cell office:value-type="string">
            <text:p>4.538748472</text:p>
          </table:table-cell>
          <table:table-cell office:value-type="string">
            <text:p>4.5560009</text:p>
          </table:table-cell>
          <table:table-cell office:value-type="string">
            <text:p>4.396391894</text:p>
          </table:table-cell>
          <table:table-cell office:value-type="string">
            <text:p>4.394913458</text:p>
          </table:table-cell>
          <table:table-cell office:value-type="string">
            <text:p>4.557370228</text:p>
          </table:table-cell>
          <table:table-cell office:value-type="string">
            <text:p>4.97641934</text:p>
          </table:table-cell>
          <table:table-cell office:value-type="string">
            <text:p>6.003652217</text:p>
          </table:table-cell>
          <table:table-cell office:value-type="string">
            <text:p>5.543872732</text:p>
          </table:table-cell>
          <table:table-cell office:value-type="string">
            <text:p>5.432326301</text:p>
          </table:table-cell>
          <table:table-cell office:value-type="string">
            <text:p>5.63782213</text:p>
          </table:table-cell>
          <table:table-cell office:value-type="string">
            <text:p>5.815394719</text:p>
          </table:table-cell>
          <table:table-cell office:value-type="string">
            <text:p>5.599349095</text:p>
          </table:table-cell>
          <table:table-cell office:value-type="string">
            <text:p>5.260265484</text:p>
          </table:table-cell>
          <table:table-cell office:value-type="string">
            <text:p>5.059372585</text:p>
          </table:table-cell>
          <table:table-cell office:value-type="string">
            <text:p>4.831268611</text:p>
          </table:table-cell>
          <table:table-cell office:value-type="string">
            <text:p>4.298566416</text:p>
          </table:table-cell>
          <table:table-cell office:value-type="string">
            <text:p>4.429948828</text:p>
          </table:table-cell>
          <table:table-cell office:value-type="string">
            <text:p>4.129696588</text:p>
          </table:table-cell>
          <table:table-cell office:value-type="string">
            <text:p>3.77381321</text:p>
          </table:table-cell>
          <table:table-cell office:value-type="string">
            <text:p>3.483671741</text:p>
          </table:table-cell>
          <table:table-cell office:value-type="string">
            <text:p>3.208165874</text:p>
          </table:table-cell>
          <table:table-cell office:value-type="string">
            <text:p>3.06942887</text:p>
          </table:table-cell>
          <table:table-cell office:value-type="string">
            <text:p>2.901213272</text:p>
          </table:table-cell>
          <table:table-cell office:value-type="string">
            <text:p>2.797602312</text:p>
          </table:table-cell>
          <table:table-cell office:value-type="string">
            <text:p>2.811230656</text:p>
          </table:table-cell>
          <table:table-cell office:value-type="string">
            <text:p>2.827193114</text:p>
          </table:table-cell>
          <table:table-cell office:value-type="string">
            <text:p>3.112066864</text:p>
          </table:table-cell>
          <table:table-cell office:value-type="string">
            <text:p>3.428034688</text:p>
          </table:table-cell>
          <table:table-cell office:value-type="string">
            <text:p>3.579547491</text:p>
          </table:table-cell>
          <table:table-cell office:value-type="string">
            <text:p>3.620119639</text:p>
          </table:table-cell>
          <table:table-cell office:value-type="string">
            <text:p>3.575628036</text:p>
          </table:table-cell>
          <table:table-cell office:value-type="string">
            <text:p>3.602785623</text:p>
          </table:table-cell>
          <table:table-cell office:value-type="string">
            <text:p>3.937085534</text:p>
          </table:table-cell>
          <table:table-cell office:value-type="string">
            <text:p>4.354071743</text:p>
          </table:table-cell>
          <table:table-cell office:value-type="string">
            <text:p>4.328041479</text:p>
          </table:table-cell>
          <table:table-cell office:value-type="string">
            <text:p>4.233834678</text:p>
          </table:table-cell>
          <table:table-cell office:value-type="string">
            <text:p>3.922413774</text:p>
          </table:table-cell>
          <table:table-cell office:value-type="string">
            <text:p>3.551390111</text:p>
          </table:table-cell>
          <table:table-cell office:value-type="string">
            <text:p>3.265052446</text:p>
          </table:table-cell>
          <table:table-cell office:value-type="string">
            <text:p>3.106282515</text:p>
          </table:table-cell>
          <table:table-cell office:value-type="string">
            <text:p>3.10686296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Northern Mariana Islands</text:p>
          </table:table-cell>
          <table:table-cell office:value-type="string">
            <text:p>MNP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Norway</text:p>
          </table:table-cell>
          <table:table-cell office:value-type="string">
            <text:p>NOR</text:p>
          </table:table-cell>
          <table:table-cell office:value-type="string">
            <text:p>2.811346806</text:p>
          </table:table-cell>
          <table:table-cell office:value-type="string">
            <text:p>2.871900191</text:p>
          </table:table-cell>
          <table:table-cell office:value-type="string">
            <text:p>3.100408043</text:p>
          </table:table-cell>
          <table:table-cell office:value-type="string">
            <text:p>3.087410555</text:p>
          </table:table-cell>
          <table:table-cell office:value-type="string">
            <text:p>3.008768122</text:p>
          </table:table-cell>
          <table:table-cell office:value-type="string">
            <text:p>3.295575221</text:p>
          </table:table-cell>
          <table:table-cell office:value-type="string">
            <text:p>3.134377517</text:p>
          </table:table-cell>
          <table:table-cell office:value-type="string">
            <text:p>3.085606043</text:p>
          </table:table-cell>
          <table:table-cell office:value-type="string">
            <text:p>3.169310645</text:p>
          </table:table-cell>
          <table:table-cell office:value-type="string">
            <text:p>3.16620991</text:p>
          </table:table-cell>
          <table:table-cell office:value-type="string">
            <text:p>3.030700317</text:p>
          </table:table-cell>
          <table:table-cell office:value-type="string">
            <text:p>2.9369175</text:p>
          </table:table-cell>
          <table:table-cell office:value-type="string">
            <text:p>2.832234483</text:p>
          </table:table-cell>
          <table:table-cell office:value-type="string">
            <text:p>2.697647928</text:p>
          </table:table-cell>
          <table:table-cell office:value-type="string">
            <text:p>2.618716709</text:p>
          </table:table-cell>
          <table:table-cell office:value-type="string">
            <text:p>2.77627452</text:p>
          </table:table-cell>
          <table:table-cell office:value-type="string">
            <text:p>2.719267384</text:p>
          </table:table-cell>
          <table:table-cell office:value-type="string">
            <text:p>2.685456718</text:p>
          </table:table-cell>
          <table:table-cell office:value-type="string">
            <text:p>2.81030637</text:p>
          </table:table-cell>
          <table:table-cell office:value-type="string">
            <text:p>2.736121486</text:p>
          </table:table-cell>
          <table:table-cell office:value-type="string">
            <text:p>2.589551934</text:p>
          </table:table-cell>
          <table:table-cell office:value-type="string">
            <text:p>2.593880218</text:p>
          </table:table-cell>
          <table:table-cell office:value-type="string">
            <text:p>2.709701354</text:p>
          </table:table-cell>
          <table:table-cell office:value-type="string">
            <text:p>2.756545545</text:p>
          </table:table-cell>
          <table:table-cell office:value-type="string">
            <text:p>2.505103794</text:p>
          </table:table-cell>
          <table:table-cell office:value-type="string">
            <text:p>2.746434045</text:p>
          </table:table-cell>
          <table:table-cell office:value-type="string">
            <text:p>2.75522286</text:p>
          </table:table-cell>
          <table:table-cell office:value-type="string">
            <text:p>2.921992518</text:p>
          </table:table-cell>
          <table:table-cell office:value-type="string">
            <text:p>2.840755085</text:p>
          </table:table-cell>
          <table:table-cell office:value-type="string">
            <text:p>2.857324292</text:p>
          </table:table-cell>
          <table:table-cell office:value-type="string">
            <text:p>2.833995679</text:p>
          </table:table-cell>
          <table:table-cell office:value-type="string">
            <text:p>2.697551029</text:p>
          </table:table-cell>
          <table:table-cell office:value-type="string">
            <text:p>2.90717052</text:p>
          </table:table-cell>
          <table:table-cell office:value-type="string">
            <text:p>2.633621697</text:p>
          </table:table-cell>
          <table:table-cell office:value-type="string">
            <text:p>2.676978254</text:p>
          </table:table-cell>
          <table:table-cell office:value-type="string">
            <text:p>2.30749104</text:p>
          </table:table-cell>
          <table:table-cell office:value-type="string">
            <text:p>2.163072923</text:p>
          </table:table-cell>
          <table:table-cell office:value-type="string">
            <text:p>2.016079571</text:p>
          </table:table-cell>
          <table:table-cell office:value-type="string">
            <text:p>2.156737667</text:p>
          </table:table-cell>
          <table:table-cell office:value-type="string">
            <text:p>2.039107183</text:p>
          </table:table-cell>
          <table:table-cell office:value-type="string">
            <text:p>1.705831873</text:p>
          </table:table-cell>
          <table:table-cell office:value-type="string">
            <text:p>1.70454146</text:p>
          </table:table-cell>
          <table:table-cell office:value-type="string">
            <text:p>2.080591931</text:p>
          </table:table-cell>
          <table:table-cell office:value-type="string">
            <text:p>1.974854487</text:p>
          </table:table-cell>
          <table:table-cell office:value-type="string">
            <text:p>1.848785144</text:p>
          </table:table-cell>
          <table:table-cell office:value-type="string">
            <text:p>1.582298529</text:p>
          </table:table-cell>
          <table:table-cell office:value-type="string">
            <text:p>1.450901724</text:p>
          </table:table-cell>
          <table:table-cell office:value-type="string">
            <text:p>1.464849815</text:p>
          </table:table-cell>
          <table:table-cell office:value-type="string">
            <text:p>1.377334544</text:p>
          </table:table-cell>
          <table:table-cell office:value-type="string">
            <text:p>1.602502141</text:p>
          </table:table-cell>
          <table:table-cell office:value-type="string">
            <text:p>1.514377507</text:p>
          </table:table-cell>
          <table:table-cell office:value-type="string">
            <text:p>1.44984092</text:p>
          </table:table-cell>
          <table:table-cell office:value-type="string">
            <text:p>1.400147831</text:p>
          </table:table-cell>
          <table:table-cell office:value-type="string">
            <text:p>1.411996131</text:p>
          </table:table-cell>
          <table:table-cell office:value-type="string">
            <text:p>1.469301626</text:p>
          </table:table-cell>
          <table:table-cell office:value-type="string">
            <text:p>1.503920957</text:p>
          </table:table-cell>
          <table:table-cell office:value-type="string">
            <text:p>1.61685860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Not classified</text:p>
          </table:table-cell>
          <table:table-cell office:value-type="string">
            <text:p>INX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OECD members</text:p>
          </table:table-cell>
          <table:table-cell office:value-type="string">
            <text:p>OED</text:p>
          </table:table-cell>
          <table:table-cell office:value-type="string">
            <text:p>6.443598251</text:p>
          </table:table-cell>
          <table:table-cell office:value-type="string">
            <text:p>6.428037859</text:p>
          </table:table-cell>
          <table:table-cell office:value-type="string">
            <text:p>6.498203565</text:p>
          </table:table-cell>
          <table:table-cell office:value-type="string">
            <text:p>6.103436792</text:p>
          </table:table-cell>
          <table:table-cell office:value-type="string">
            <text:p>5.611904133</text:p>
          </table:table-cell>
          <table:table-cell office:value-type="string">
            <text:p>5.295203884</text:p>
          </table:table-cell>
          <table:table-cell office:value-type="string">
            <text:p>5.701557971</text:p>
          </table:table-cell>
          <table:table-cell office:value-type="string">
            <text:p>6.156365742</text:p>
          </table:table-cell>
          <table:table-cell office:value-type="string">
            <text:p>6.012217255</text:p>
          </table:table-cell>
          <table:table-cell office:value-type="string">
            <text:p>5.55234897</text:p>
          </table:table-cell>
          <table:table-cell office:value-type="string">
            <text:p>4.923343846</text:p>
          </table:table-cell>
          <table:table-cell office:value-type="string">
            <text:p>4.406726197</text:p>
          </table:table-cell>
          <table:table-cell office:value-type="string">
            <text:p>4.152492329</text:p>
          </table:table-cell>
          <table:table-cell office:value-type="string">
            <text:p>3.749164621</text:p>
          </table:table-cell>
          <table:table-cell office:value-type="string">
            <text:p>3.760110016</text:p>
          </table:table-cell>
          <table:table-cell office:value-type="string">
            <text:p>3.664624427</text:p>
          </table:table-cell>
          <table:table-cell office:value-type="string">
            <text:p>3.471470646</text:p>
          </table:table-cell>
          <table:table-cell office:value-type="string">
            <text:p>3.43450925</text:p>
          </table:table-cell>
          <table:table-cell office:value-type="string">
            <text:p>3.269003477</text:p>
          </table:table-cell>
          <table:table-cell office:value-type="string">
            <text:p>3.254687222</text:p>
          </table:table-cell>
          <table:table-cell office:value-type="string">
            <text:p>3.324918613</text:p>
          </table:table-cell>
          <table:table-cell office:value-type="string">
            <text:p>3.555475339</text:p>
          </table:table-cell>
          <table:table-cell office:value-type="string">
            <text:p>4.104024915</text:p>
          </table:table-cell>
          <table:table-cell office:value-type="string">
            <text:p>3.938026473</text:p>
          </table:table-cell>
          <table:table-cell office:value-type="string">
            <text:p>3.909719201</text:p>
          </table:table-cell>
          <table:table-cell office:value-type="string">
            <text:p>3.998897728</text:p>
          </table:table-cell>
          <table:table-cell office:value-type="string">
            <text:p>3.811628577</text:p>
          </table:table-cell>
          <table:table-cell office:value-type="string">
            <text:p>3.605923596</text:p>
          </table:table-cell>
          <table:table-cell office:value-type="string">
            <text:p>3.334602524</text:p>
          </table:table-cell>
          <table:table-cell office:value-type="string">
            <text:p>3.247213898</text:p>
          </table:table-cell>
          <table:table-cell office:value-type="string">
            <text:p>3.104614787</text:p>
          </table:table-cell>
          <table:table-cell office:value-type="string">
            <text:p>2.853928032</text:p>
          </table:table-cell>
          <table:table-cell office:value-type="string">
            <text:p>2.815725995</text:p>
          </table:table-cell>
          <table:table-cell office:value-type="string">
            <text:p>2.653567079</text:p>
          </table:table-cell>
          <table:table-cell office:value-type="string">
            <text:p>2.471663807</text:p>
          </table:table-cell>
          <table:table-cell office:value-type="string">
            <text:p>2.294205213</text:p>
          </table:table-cell>
          <table:table-cell office:value-type="string">
            <text:p>2.234893035</text:p>
          </table:table-cell>
          <table:table-cell office:value-type="string">
            <text:p>2.20654925</text:p>
          </table:table-cell>
          <table:table-cell office:value-type="string">
            <text:p>2.152274255</text:p>
          </table:table-cell>
          <table:table-cell office:value-type="string">
            <text:p>2.09693148</text:p>
          </table:table-cell>
          <table:table-cell office:value-type="string">
            <text:p>2.088778714</text:p>
          </table:table-cell>
          <table:table-cell office:value-type="string">
            <text:p>2.112038231</text:p>
          </table:table-cell>
          <table:table-cell office:value-type="string">
            <text:p>2.243796746</text:p>
          </table:table-cell>
          <table:table-cell office:value-type="string">
            <text:p>2.342627558</text:p>
          </table:table-cell>
          <table:table-cell office:value-type="string">
            <text:p>2.35882114</text:p>
          </table:table-cell>
          <table:table-cell office:value-type="string">
            <text:p>2.369382568</text:p>
          </table:table-cell>
          <table:table-cell office:value-type="string">
            <text:p>2.345596106</text:p>
          </table:table-cell>
          <table:table-cell office:value-type="string">
            <text:p>2.316419179</text:p>
          </table:table-cell>
          <table:table-cell office:value-type="string">
            <text:p>2.418967305</text:p>
          </table:table-cell>
          <table:table-cell office:value-type="string">
            <text:p>2.652825287</text:p>
          </table:table-cell>
          <table:table-cell office:value-type="string">
            <text:p>2.608110303</text:p>
          </table:table-cell>
          <table:table-cell office:value-type="string">
            <text:p>2.513258333</text:p>
          </table:table-cell>
          <table:table-cell office:value-type="string">
            <text:p>2.423320343</text:p>
          </table:table-cell>
          <table:table-cell office:value-type="string">
            <text:p>2.289222606</text:p>
          </table:table-cell>
          <table:table-cell office:value-type="string">
            <text:p>2.185061552</text:p>
          </table:table-cell>
          <table:table-cell office:value-type="string">
            <text:p>2.173705751</text:p>
          </table:table-cell>
          <table:table-cell office:value-type="string">
            <text:p>2.1795699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Oman</text:p>
          </table:table-cell>
          <table:table-cell office:value-type="string">
            <text:p>OMN</text:p>
          </table:table-cell>
          <table:table-cell table:number-columns-repeated="11" office:value-type="string">
            <text:p>..</text:p>
          </table:table-cell>
          <table:table-cell office:value-type="string">
            <text:p>12.86970424</text:p>
          </table:table-cell>
          <table:table-cell office:value-type="string">
            <text:p>19.81534091</text:p>
          </table:table-cell>
          <table:table-cell office:value-type="string">
            <text:p>24.79338843</text:p>
          </table:table-cell>
          <table:table-cell office:value-type="string">
            <text:p>20.70360598</text:p>
          </table:table-cell>
          <table:table-cell office:value-type="string">
            <text:p>33.27810457</text:p>
          </table:table-cell>
          <table:table-cell office:value-type="string">
            <text:p>30.67963361</text:p>
          </table:table-cell>
          <table:table-cell office:value-type="string">
            <text:p>25.04224493</text:p>
          </table:table-cell>
          <table:table-cell office:value-type="string">
            <text:p>27.9450578</text:p>
          </table:table-cell>
          <table:table-cell office:value-type="string">
            <text:p>20.86079876</text:p>
          </table:table-cell>
          <table:table-cell office:value-type="string">
            <text:p>19.69894971</text:p>
          </table:table-cell>
          <table:table-cell office:value-type="string">
            <text:p>20.81920708</text:p>
          </table:table-cell>
          <table:table-cell office:value-type="string">
            <text:p>22.26565409</text:p>
          </table:table-cell>
          <table:table-cell office:value-type="string">
            <text:p>24.48994578</text:p>
          </table:table-cell>
          <table:table-cell office:value-type="string">
            <text:p>23.89313729</text:p>
          </table:table-cell>
          <table:table-cell office:value-type="string">
            <text:p>21.55733735</text:p>
          </table:table-cell>
          <table:table-cell office:value-type="string">
            <text:p>23.76952412</text:p>
          </table:table-cell>
          <table:table-cell office:value-type="string">
            <text:p>19.44463007</text:p>
          </table:table-cell>
          <table:table-cell office:value-type="string">
            <text:p>18.26639789</text:p>
          </table:table-cell>
          <table:table-cell office:value-type="string">
            <text:p>16.66666667</text:p>
          </table:table-cell>
          <table:table-cell office:value-type="string">
            <text:p>16.52162301</text:p>
          </table:table-cell>
          <table:table-cell office:value-type="string">
            <text:p>14.75188039</text:p>
          </table:table-cell>
          <table:table-cell office:value-type="string">
            <text:p>16.2451179</text:p>
          </table:table-cell>
          <table:table-cell office:value-type="string">
            <text:p>15.36764094</text:p>
          </table:table-cell>
          <table:table-cell office:value-type="string">
            <text:p>15.68860347</text:p>
          </table:table-cell>
          <table:table-cell office:value-type="string">
            <text:p>14.62380585</text:p>
          </table:table-cell>
          <table:table-cell office:value-type="string">
            <text:p>12.54277105</text:p>
          </table:table-cell>
          <table:table-cell office:value-type="string">
            <text:p>12.47721488</text:p>
          </table:table-cell>
          <table:table-cell office:value-type="string">
            <text:p>12.47824432</text:p>
          </table:table-cell>
          <table:table-cell office:value-type="string">
            <text:p>11.37644374</text:p>
          </table:table-cell>
          <table:table-cell office:value-type="string">
            <text:p>10.7804709</text:p>
          </table:table-cell>
          <table:table-cell office:value-type="string">
            <text:p>12.47442943</text:p>
          </table:table-cell>
          <table:table-cell office:value-type="string">
            <text:p>12.36813903</text:p>
          </table:table-cell>
          <table:table-cell office:value-type="string">
            <text:p>12.13724123</text:p>
          </table:table-cell>
          <table:table-cell office:value-type="string">
            <text:p>12.01058646</text:p>
          </table:table-cell>
          <table:table-cell office:value-type="string">
            <text:p>11.74964438</text:p>
          </table:table-cell>
          <table:table-cell office:value-type="string">
            <text:p>10.82916943</text:p>
          </table:table-cell>
          <table:table-cell office:value-type="string">
            <text:p>10.27944975</text:p>
          </table:table-cell>
          <table:table-cell office:value-type="string">
            <text:p>7.580034247</text:p>
          </table:table-cell>
          <table:table-cell office:value-type="string">
            <text:p>9.279076392</text:p>
          </table:table-cell>
          <table:table-cell office:value-type="string">
            <text:p>8.347635011</text:p>
          </table:table-cell>
          <table:table-cell office:value-type="string">
            <text:p>9.814372309</text:p>
          </table:table-cell>
          <table:table-cell office:value-type="string">
            <text:p>16.08327979</text:p>
          </table:table-cell>
          <table:table-cell office:value-type="string">
            <text:p>14.80698761</text:p>
          </table:table-cell>
          <table:table-cell office:value-type="string">
            <text:p>13.51446556</text:p>
          </table:table-cell>
          <table:table-cell office:value-type="string">
            <text:p>14.38418831</text:p>
          </table:table-cell>
          <table:table-cell office:value-type="string">
            <text:p>13.7309825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Other small states</text:p>
          </table:table-cell>
          <table:table-cell office:value-type="string">
            <text:p>OSS</text:p>
          </table:table-cell>
          <table:table-cell table:number-columns-repeated="25" office:value-type="string">
            <text:p>..</text:p>
          </table:table-cell>
          <table:table-cell office:value-type="string">
            <text:p>9.107150979</text:p>
          </table:table-cell>
          <table:table-cell table:number-columns-repeated="3" office:value-type="string">
            <text:p>..</text:p>
          </table:table-cell>
          <table:table-cell office:value-type="string">
            <text:p>6.17657657</text:p>
          </table:table-cell>
          <table:table-cell office:value-type="string">
            <text:p>..</text:p>
          </table:table-cell>
          <table:table-cell office:value-type="string">
            <text:p>6.130474913</text:p>
          </table:table-cell>
          <table:table-cell table:number-columns-repeated="3" office:value-type="string">
            <text:p>..</text:p>
          </table:table-cell>
          <table:table-cell office:value-type="string">
            <text:p>2.866285737</text:p>
          </table:table-cell>
          <table:table-cell office:value-type="string">
            <text:p>3.122150579</text:p>
          </table:table-cell>
          <table:table-cell table:number-columns-repeated="5" office:value-type="string">
            <text:p>..</text:p>
          </table:table-cell>
          <table:table-cell office:value-type="string">
            <text:p>2.833883884</text:p>
          </table:table-cell>
          <table:table-cell office:value-type="string">
            <text:p>2.662180606</text:p>
          </table:table-cell>
          <table:table-cell office:value-type="string">
            <text:p>2.267214419</text:p>
          </table:table-cell>
          <table:table-cell office:value-type="string">
            <text:p>2.07856176</text:p>
          </table:table-cell>
          <table:table-cell office:value-type="string">
            <text:p>1.939757754</text:p>
          </table:table-cell>
          <table:table-cell office:value-type="string">
            <text:p>1.986477272</text:p>
          </table:table-cell>
          <table:table-cell office:value-type="string">
            <text:p>1.995624935</text:p>
          </table:table-cell>
          <table:table-cell office:value-type="string">
            <text:p>2.107456936</text:p>
          </table:table-cell>
          <table:table-cell office:value-type="string">
            <text:p>1.805598259</text:p>
          </table:table-cell>
          <table:table-cell table:number-columns-repeated="7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Pacific island small states</text:p>
          </table:table-cell>
          <table:table-cell office:value-type="string">
            <text:p>PSS</text:p>
          </table:table-cell>
          <table:table-cell table:number-columns-repeated="10" office:value-type="string">
            <text:p>..</text:p>
          </table:table-cell>
          <table:table-cell office:value-type="string">
            <text:p>0.187695516</text:p>
          </table:table-cell>
          <table:table-cell office:value-type="string">
            <text:p>0.21708353</text:p>
          </table:table-cell>
          <table:table-cell office:value-type="string">
            <text:p>0.248756219</text:p>
          </table:table-cell>
          <table:table-cell office:value-type="string">
            <text:p>0.218740698</text:p>
          </table:table-cell>
          <table:table-cell office:value-type="string">
            <text:p>0.242222222</text:p>
          </table:table-cell>
          <table:table-cell office:value-type="string">
            <text:p>0.300497813</text:p>
          </table:table-cell>
          <table:table-cell office:value-type="string">
            <text:p>0.396150952</text:p>
          </table:table-cell>
          <table:table-cell office:value-type="string">
            <text:p>0.507499094</text:p>
          </table:table-cell>
          <table:table-cell office:value-type="string">
            <text:p>0.872970664</text:p>
          </table:table-cell>
          <table:table-cell office:value-type="string">
            <text:p>0.938746773</text:p>
          </table:table-cell>
          <table:table-cell office:value-type="string">
            <text:p>0.862051351</text:p>
          </table:table-cell>
          <table:table-cell office:value-type="string">
            <text:p>0.91933346</text:p>
          </table:table-cell>
          <table:table-cell office:value-type="string">
            <text:p>1.251235067</text:p>
          </table:table-cell>
          <table:table-cell table:number-columns-repeated="35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Pakistan</text:p>
          </table:table-cell>
          <table:table-cell office:value-type="string">
            <text:p>PAK</text:p>
          </table:table-cell>
          <table:table-cell office:value-type="string">
            <text:p>5.63360329</text:p>
          </table:table-cell>
          <table:table-cell office:value-type="string">
            <text:p>5.181789583</text:p>
          </table:table-cell>
          <table:table-cell office:value-type="string">
            <text:p>4.732612081</text:p>
          </table:table-cell>
          <table:table-cell office:value-type="string">
            <text:p>4.83766543</text:p>
          </table:table-cell>
          <table:table-cell office:value-type="string">
            <text:p>5.026400555</text:p>
          </table:table-cell>
          <table:table-cell office:value-type="string">
            <text:p>7.470649376</text:p>
          </table:table-cell>
          <table:table-cell office:value-type="string">
            <text:p>8.500032363</text:p>
          </table:table-cell>
          <table:table-cell office:value-type="string">
            <text:p>6.459710147</text:p>
          </table:table-cell>
          <table:table-cell office:value-type="string">
            <text:p>6.088254112</text:p>
          </table:table-cell>
          <table:table-cell office:value-type="string">
            <text:p>6.402335261</text:p>
          </table:table-cell>
          <table:table-cell office:value-type="string">
            <text:p>6.335211593</text:p>
          </table:table-cell>
          <table:table-cell office:value-type="string">
            <text:p>6.974072382</text:p>
          </table:table-cell>
          <table:table-cell office:value-type="string">
            <text:p>7.679714324</text:p>
          </table:table-cell>
          <table:table-cell office:value-type="string">
            <text:p>7.138157414</text:p>
          </table:table-cell>
          <table:table-cell office:value-type="string">
            <text:p>6.943916637</text:p>
          </table:table-cell>
          <table:table-cell office:value-type="string">
            <text:p>6.80036684</text:p>
          </table:table-cell>
          <table:table-cell office:value-type="string">
            <text:p>6.246450174</text:p>
          </table:table-cell>
          <table:table-cell office:value-type="string">
            <text:p>6.039813937</text:p>
          </table:table-cell>
          <table:table-cell office:value-type="string">
            <text:p>5.790476207</text:p>
          </table:table-cell>
          <table:table-cell office:value-type="string">
            <text:p>5.996648178</text:p>
          </table:table-cell>
          <table:table-cell office:value-type="string">
            <text:p>6.033394785</text:p>
          </table:table-cell>
          <table:table-cell office:value-type="string">
            <text:p>6.18269146</text:p>
          </table:table-cell>
          <table:table-cell office:value-type="string">
            <text:p>6.771368102</text:p>
          </table:table-cell>
          <table:table-cell office:value-type="string">
            <text:p>7.148992525</text:p>
          </table:table-cell>
          <table:table-cell office:value-type="string">
            <text:p>7.074764001</text:p>
          </table:table-cell>
          <table:table-cell office:value-type="string">
            <text:p>7.232763746</text:p>
          </table:table-cell>
          <table:table-cell office:value-type="string">
            <text:p>7.385351895</text:p>
          </table:table-cell>
          <table:table-cell office:value-type="string">
            <text:p>7.598532263</text:p>
          </table:table-cell>
          <table:table-cell office:value-type="string">
            <text:p>7.255078387</text:p>
          </table:table-cell>
          <table:table-cell office:value-type="string">
            <text:p>6.88539687</text:p>
          </table:table-cell>
          <table:table-cell office:value-type="string">
            <text:p>7.126642608</text:p>
          </table:table-cell>
          <table:table-cell office:value-type="string">
            <text:p>7.179922968</text:p>
          </table:table-cell>
          <table:table-cell office:value-type="string">
            <text:p>7.052747917</text:p>
          </table:table-cell>
          <table:table-cell office:value-type="string">
            <text:p>6.976529604</text:p>
          </table:table-cell>
          <table:table-cell office:value-type="string">
            <text:p>6.501808976</text:p>
          </table:table-cell>
          <table:table-cell office:value-type="string">
            <text:p>6.21676576</text:p>
          </table:table-cell>
          <table:table-cell office:value-type="string">
            <text:p>6.037243187</text:p>
          </table:table-cell>
          <table:table-cell office:value-type="string">
            <text:p>5.621188711</text:p>
          </table:table-cell>
          <table:table-cell office:value-type="string">
            <text:p>5.415184027</text:p>
          </table:table-cell>
          <table:table-cell office:value-type="string">
            <text:p>5.189936356</text:p>
          </table:table-cell>
          <table:table-cell office:value-type="string">
            <text:p>4.168723803</text:p>
          </table:table-cell>
          <table:table-cell office:value-type="string">
            <text:p>4.18064868</text:p>
          </table:table-cell>
          <table:table-cell office:value-type="string">
            <text:p>4.39063983</text:p>
          </table:table-cell>
          <table:table-cell office:value-type="string">
            <text:p>4.409670263</text:p>
          </table:table-cell>
          <table:table-cell office:value-type="string">
            <text:p>4.263745927</text:p>
          </table:table-cell>
          <table:table-cell office:value-type="string">
            <text:p>4.200140866</text:p>
          </table:table-cell>
          <table:table-cell office:value-type="string">
            <text:p>3.645255204</text:p>
          </table:table-cell>
          <table:table-cell office:value-type="string">
            <text:p>3.5119861</text:p>
          </table:table-cell>
          <table:table-cell office:value-type="string">
            <text:p>3.459371004</text:p>
          </table:table-cell>
          <table:table-cell office:value-type="string">
            <text:p>3.265223993</text:p>
          </table:table-cell>
          <table:table-cell office:value-type="string">
            <text:p>3.423690973</text:p>
          </table:table-cell>
          <table:table-cell office:value-type="string">
            <text:p>3.285650816</text:p>
          </table:table-cell>
          <table:table-cell office:value-type="string">
            <text:p>3.484398773</text:p>
          </table:table-cell>
          <table:table-cell office:value-type="string">
            <text:p>3.470972538</text:p>
          </table:table-cell>
          <table:table-cell office:value-type="string">
            <text:p>3.47657944</text:p>
          </table:table-cell>
          <table:table-cell office:value-type="string">
            <text:p>3.551387307</text:p>
          </table:table-cell>
          <table:table-cell office:value-type="string">
            <text:p>3.62358487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Palau</text:p>
          </table:table-cell>
          <table:table-cell office:value-type="string">
            <text:p>PLW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Panama</text:p>
          </table:table-cell>
          <table:table-cell office:value-type="string">
            <text:p>PAN</text:p>
          </table:table-cell>
          <table:table-cell table:number-columns-repeated="27" office:value-type="string">
            <text:p>..</text:p>
          </table:table-cell>
          <table:table-cell office:value-type="string">
            <text:p>1.520285419</text:p>
          </table:table-cell>
          <table:table-cell office:value-type="string">
            <text:p>1.743245398</text:p>
          </table:table-cell>
          <table:table-cell office:value-type="string">
            <text:p>1.721728816</text:p>
          </table:table-cell>
          <table:table-cell office:value-type="string">
            <text:p>1.136157521</text:p>
          </table:table-cell>
          <table:table-cell office:value-type="string">
            <text:p>1.111005021</text:p>
          </table:table-cell>
          <table:table-cell office:value-type="string">
            <text:p>0.979814613</text:p>
          </table:table-cell>
          <table:table-cell office:value-type="string">
            <text:p>1.083963271</text:p>
          </table:table-cell>
          <table:table-cell office:value-type="string">
            <text:p>1.078450343</text:p>
          </table:table-cell>
          <table:table-cell office:value-type="string">
            <text:p>1.009002296</text:p>
          </table:table-cell>
          <table:table-cell office:value-type="string">
            <text:p>1.025277965</text:p>
          </table:table-cell>
          <table:table-cell office:value-type="string">
            <text:p>1.105149744</text:p>
          </table:table-cell>
          <table:table-cell office:value-type="string">
            <text:p>0.898450367</text:p>
          </table:table-cell>
          <table:table-cell office:value-type="string">
            <text:p>0.920013848</text:p>
          </table:table-cell>
          <table:table-cell table:number-columns-repeated="1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Papua New Guinea</text:p>
          </table:table-cell>
          <table:table-cell office:value-type="string">
            <text:p>PNG</text:p>
          </table:table-cell>
          <table:table-cell table:number-columns-repeated="15" office:value-type="string">
            <text:p>..</text:p>
          </table:table-cell>
          <table:table-cell office:value-type="string">
            <text:p>0.584772749</text:p>
          </table:table-cell>
          <table:table-cell office:value-type="string">
            <text:p>1.454196684</text:p>
          </table:table-cell>
          <table:table-cell office:value-type="string">
            <text:p>1.357720447</text:p>
          </table:table-cell>
          <table:table-cell office:value-type="string">
            <text:p>1.407777536</text:p>
          </table:table-cell>
          <table:table-cell office:value-type="string">
            <text:p>1.31446764</text:p>
          </table:table-cell>
          <table:table-cell office:value-type="string">
            <text:p>1.523915462</text:p>
          </table:table-cell>
          <table:table-cell office:value-type="string">
            <text:p>1.531049251</text:p>
          </table:table-cell>
          <table:table-cell table:number-columns-repeated="3" office:value-type="string">
            <text:p>..</text:p>
          </table:table-cell>
          <table:table-cell office:value-type="string">
            <text:p>1.41495807</text:p>
          </table:table-cell>
          <table:table-cell office:value-type="string">
            <text:p>1.414298488</text:p>
          </table:table-cell>
          <table:table-cell office:value-type="string">
            <text:p>1.348141448</text:p>
          </table:table-cell>
          <table:table-cell office:value-type="string">
            <text:p>1.266206113</text:p>
          </table:table-cell>
          <table:table-cell office:value-type="string">
            <text:p>1.4965361</text:p>
          </table:table-cell>
          <table:table-cell office:value-type="string">
            <text:p>2.132501138</text:p>
          </table:table-cell>
          <table:table-cell office:value-type="string">
            <text:p>1.389505214</text:p>
          </table:table-cell>
          <table:table-cell office:value-type="string">
            <text:p>1.337911437</text:p>
          </table:table-cell>
          <table:table-cell office:value-type="string">
            <text:p>1.378644367</text:p>
          </table:table-cell>
          <table:table-cell office:value-type="string">
            <text:p>1.522521382</text:p>
          </table:table-cell>
          <table:table-cell office:value-type="string">
            <text:p>1.165351026</text:p>
          </table:table-cell>
          <table:table-cell office:value-type="string">
            <text:p>1.52869148</text:p>
          </table:table-cell>
          <table:table-cell office:value-type="string">
            <text:p>1.615910503</text:p>
          </table:table-cell>
          <table:table-cell office:value-type="string">
            <text:p>1.321185094</text:p>
          </table:table-cell>
          <table:table-cell office:value-type="string">
            <text:p>1.038943386</text:p>
          </table:table-cell>
          <table:table-cell office:value-type="string">
            <text:p>0.960373056</text:p>
          </table:table-cell>
          <table:table-cell office:value-type="string">
            <text:p>0.822407972</text:p>
          </table:table-cell>
          <table:table-cell office:value-type="string">
            <text:p>0.568830166</text:p>
          </table:table-cell>
          <table:table-cell office:value-type="string">
            <text:p>0.547450481</text:p>
          </table:table-cell>
          <table:table-cell office:value-type="string">
            <text:p>0.622029921</text:p>
          </table:table-cell>
          <table:table-cell office:value-type="string">
            <text:p>0.626076587</text:p>
          </table:table-cell>
          <table:table-cell office:value-type="string">
            <text:p>0.376920047</text:p>
          </table:table-cell>
          <table:table-cell office:value-type="string">
            <text:p>0.4116026</text:p>
          </table:table-cell>
          <table:table-cell office:value-type="string">
            <text:p>0.337014471</text:p>
          </table:table-cell>
          <table:table-cell office:value-type="string">
            <text:p>0.447943023</text:p>
          </table:table-cell>
          <table:table-cell office:value-type="string">
            <text:p>0.325144509</text:p>
          </table:table-cell>
          <table:table-cell office:value-type="string">
            <text:p>0.356925097</text:p>
          </table:table-cell>
          <table:table-cell office:value-type="string">
            <text:p>0.519471739</text:p>
          </table:table-cell>
          <table:table-cell office:value-type="string">
            <text:p>0.494331636</text:p>
          </table:table-cell>
          <table:table-cell office:value-type="string">
            <text:p>0.48851133</text:p>
          </table:table-cell>
          <table:table-cell office:value-type="string">
            <text:p>0.474058829</text:p>
          </table:table-cell>
          <table:table-cell office:value-type="string">
            <text:p>0.40503410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Paraguay</text:p>
          </table:table-cell>
          <table:table-cell office:value-type="string">
            <text:p>PRY</text:p>
          </table:table-cell>
          <table:table-cell office:value-type="string">
            <text:p>2.729901523</text:p>
          </table:table-cell>
          <table:table-cell office:value-type="string">
            <text:p>2.482906063</text:p>
          </table:table-cell>
          <table:table-cell office:value-type="string">
            <text:p>2.552888707</text:p>
          </table:table-cell>
          <table:table-cell office:value-type="string">
            <text:p>2.671135128</text:p>
          </table:table-cell>
          <table:table-cell office:value-type="string">
            <text:p>2.671900051</text:p>
          </table:table-cell>
          <table:table-cell office:value-type="string">
            <text:p>2.918959751</text:p>
          </table:table-cell>
          <table:table-cell office:value-type="string">
            <text:p>3.222380793</text:p>
          </table:table-cell>
          <table:table-cell office:value-type="string">
            <text:p>3.308005538</text:p>
          </table:table-cell>
          <table:table-cell office:value-type="string">
            <text:p>3.48439587</text:p>
          </table:table-cell>
          <table:table-cell office:value-type="string">
            <text:p>3.482609933</text:p>
          </table:table-cell>
          <table:table-cell office:value-type="string">
            <text:p>3.520069539</text:p>
          </table:table-cell>
          <table:table-cell office:value-type="string">
            <text:p>3.40696043</text:p>
          </table:table-cell>
          <table:table-cell office:value-type="string">
            <text:p>4.137663786</text:p>
          </table:table-cell>
          <table:table-cell office:value-type="string">
            <text:p>3.476204825</text:p>
          </table:table-cell>
          <table:table-cell office:value-type="string">
            <text:p>2.620342584</text:p>
          </table:table-cell>
          <table:table-cell office:value-type="string">
            <text:p>3.216896943</text:p>
          </table:table-cell>
          <table:table-cell office:value-type="string">
            <text:p>3.034613327</text:p>
          </table:table-cell>
          <table:table-cell office:value-type="string">
            <text:p>2.901477817</text:p>
          </table:table-cell>
          <table:table-cell office:value-type="string">
            <text:p>2.95797812</text:p>
          </table:table-cell>
          <table:table-cell office:value-type="string">
            <text:p>2.026400269</text:p>
          </table:table-cell>
          <table:table-cell office:value-type="string">
            <text:p>2.181448708</text:p>
          </table:table-cell>
          <table:table-cell office:value-type="string">
            <text:p>2.527859729</text:p>
          </table:table-cell>
          <table:table-cell office:value-type="string">
            <text:p>3.80329647</text:p>
          </table:table-cell>
          <table:table-cell office:value-type="string">
            <text:p>3.645241078</text:p>
          </table:table-cell>
          <table:table-cell office:value-type="string">
            <text:p>3.508184853</text:p>
          </table:table-cell>
          <table:table-cell office:value-type="string">
            <text:p>3.715122426</text:p>
          </table:table-cell>
          <table:table-cell office:value-type="string">
            <text:p>3.648267238</text:p>
          </table:table-cell>
          <table:table-cell office:value-type="string">
            <text:p>2.547928448</text:p>
          </table:table-cell>
          <table:table-cell office:value-type="string">
            <text:p>2.861711495</text:p>
          </table:table-cell>
          <table:table-cell office:value-type="string">
            <text:p>2.133583522</text:p>
          </table:table-cell>
          <table:table-cell office:value-type="string">
            <text:p>1.970697035</text:p>
          </table:table-cell>
          <table:table-cell office:value-type="string">
            <text:p>2.829325733</text:p>
          </table:table-cell>
          <table:table-cell office:value-type="string">
            <text:p>2.368893667</text:p>
          </table:table-cell>
          <table:table-cell office:value-type="string">
            <text:p>2.178554299</text:p>
          </table:table-cell>
          <table:table-cell office:value-type="string">
            <text:p>2.046762002</text:p>
          </table:table-cell>
          <table:table-cell office:value-type="string">
            <text:p>2.283418793</text:p>
          </table:table-cell>
          <table:table-cell office:value-type="string">
            <text:p>2.063793832</text:p>
          </table:table-cell>
          <table:table-cell office:value-type="string">
            <text:p>1.685682947</text:p>
          </table:table-cell>
          <table:table-cell office:value-type="string">
            <text:p>1.543154154</text:p>
          </table:table-cell>
          <table:table-cell office:value-type="string">
            <text:p>1.388770505</text:p>
          </table:table-cell>
          <table:table-cell office:value-type="string">
            <text:p>1.345147124</text:p>
          </table:table-cell>
          <table:table-cell office:value-type="string">
            <text:p>1.19148791</text:p>
          </table:table-cell>
          <table:table-cell office:value-type="string">
            <text:p>1.104997065</text:p>
          </table:table-cell>
          <table:table-cell office:value-type="string">
            <text:p>0.964038844</text:p>
          </table:table-cell>
          <table:table-cell office:value-type="string">
            <text:p>1.051385059</text:p>
          </table:table-cell>
          <table:table-cell office:value-type="string">
            <text:p>0.886915051</text:p>
          </table:table-cell>
          <table:table-cell office:value-type="string">
            <text:p>1.000891619</text:p>
          </table:table-cell>
          <table:table-cell office:value-type="string">
            <text:p>0.959723282</text:p>
          </table:table-cell>
          <table:table-cell office:value-type="string">
            <text:p>0.908778404</text:p>
          </table:table-cell>
          <table:table-cell office:value-type="string">
            <text:p>1.057419015</text:p>
          </table:table-cell>
          <table:table-cell office:value-type="string">
            <text:p>1.020601046</text:p>
          </table:table-cell>
          <table:table-cell office:value-type="string">
            <text:p>1.135896856</text:p>
          </table:table-cell>
          <table:table-cell office:value-type="string">
            <text:p>1.304760188</text:p>
          </table:table-cell>
          <table:table-cell office:value-type="string">
            <text:p>1.281559113</text:p>
          </table:table-cell>
          <table:table-cell office:value-type="string">
            <text:p>1.290012225</text:p>
          </table:table-cell>
          <table:table-cell office:value-type="string">
            <text:p>1.416797258</text:p>
          </table:table-cell>
          <table:table-cell office:value-type="string">
            <text:p>1.25143626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Peru</text:p>
          </table:table-cell>
          <table:table-cell office:value-type="string">
            <text:p>PER</text:p>
          </table:table-cell>
          <table:table-cell office:value-type="string">
            <text:p>1.908476038</text:p>
          </table:table-cell>
          <table:table-cell office:value-type="string">
            <text:p>2.174731303</text:p>
          </table:table-cell>
          <table:table-cell office:value-type="string">
            <text:p>2.020763425</text:p>
          </table:table-cell>
          <table:table-cell office:value-type="string">
            <text:p>2.704504354</text:p>
          </table:table-cell>
          <table:table-cell office:value-type="string">
            <text:p>2.766232972</text:p>
          </table:table-cell>
          <table:table-cell office:value-type="string">
            <text:p>2.570919155</text:p>
          </table:table-cell>
          <table:table-cell office:value-type="string">
            <text:p>2.374199657</text:p>
          </table:table-cell>
          <table:table-cell office:value-type="string">
            <text:p>3.938763152</text:p>
          </table:table-cell>
          <table:table-cell office:value-type="string">
            <text:p>1.973093452</text:p>
          </table:table-cell>
          <table:table-cell office:value-type="string">
            <text:p>2.008135493</text:p>
          </table:table-cell>
          <table:table-cell office:value-type="string">
            <text:p>2.934355577</text:p>
          </table:table-cell>
          <table:table-cell office:value-type="string">
            <text:p>2.983103314</text:p>
          </table:table-cell>
          <table:table-cell office:value-type="string">
            <text:p>3.008742515</text:p>
          </table:table-cell>
          <table:table-cell office:value-type="string">
            <text:p>3.313884207</text:p>
          </table:table-cell>
          <table:table-cell office:value-type="string">
            <text:p>3.281612664</text:p>
          </table:table-cell>
          <table:table-cell office:value-type="string">
            <text:p>4.198821461</text:p>
          </table:table-cell>
          <table:table-cell office:value-type="string">
            <text:p>4.825166598</text:p>
          </table:table-cell>
          <table:table-cell office:value-type="string">
            <text:p>7.09278669</text:p>
          </table:table-cell>
          <table:table-cell office:value-type="string">
            <text:p>5.324894454</text:p>
          </table:table-cell>
          <table:table-cell office:value-type="string">
            <text:p>3.263445038</text:p>
          </table:table-cell>
          <table:table-cell office:value-type="string">
            <text:p>5.230084562</text:p>
          </table:table-cell>
          <table:table-cell office:value-type="string">
            <text:p>4.593964214</text:p>
          </table:table-cell>
          <table:table-cell office:value-type="string">
            <text:p>5.821164596</text:p>
          </table:table-cell>
          <table:table-cell office:value-type="string">
            <text:p>5.345306067</text:p>
          </table:table-cell>
          <table:table-cell office:value-type="string">
            <text:p>3.785766806</text:p>
          </table:table-cell>
          <table:table-cell office:value-type="string">
            <text:p>4.423274225</text:p>
          </table:table-cell>
          <table:table-cell office:value-type="string">
            <text:p>3.96871395</text:p>
          </table:table-cell>
          <table:table-cell office:value-type="string">
            <text:p>3.944811591</text:p>
          </table:table-cell>
          <table:table-cell office:value-type="string">
            <text:p>2.458643421</text:p>
          </table:table-cell>
          <table:table-cell office:value-type="string">
            <text:p>2.542891243</text:p>
          </table:table-cell>
          <table:table-cell office:value-type="string">
            <text:p>2.670593243</text:p>
          </table:table-cell>
          <table:table-cell office:value-type="string">
            <text:p>1.998409874</text:p>
          </table:table-cell>
          <table:table-cell office:value-type="string">
            <text:p>2.493998068</text:p>
          </table:table-cell>
          <table:table-cell office:value-type="string">
            <text:p>2.719746175</text:p>
          </table:table-cell>
          <table:table-cell office:value-type="string">
            <text:p>2.474157782</text:p>
          </table:table-cell>
          <table:table-cell office:value-type="string">
            <text:p>2.648362339</text:p>
          </table:table-cell>
          <table:table-cell office:value-type="string">
            <text:p>2.526436883</text:p>
          </table:table-cell>
          <table:table-cell office:value-type="string">
            <text:p>2.027307059</text:p>
          </table:table-cell>
          <table:table-cell office:value-type="string">
            <text:p>2.057680243</text:p>
          </table:table-cell>
          <table:table-cell office:value-type="string">
            <text:p>1.976345086</text:p>
          </table:table-cell>
          <table:table-cell office:value-type="string">
            <text:p>1.762559252</text:p>
          </table:table-cell>
          <table:table-cell office:value-type="string">
            <text:p>1.737277225</text:p>
          </table:table-cell>
          <table:table-cell office:value-type="string">
            <text:p>1.532245927</text:p>
          </table:table-cell>
          <table:table-cell office:value-type="string">
            <text:p>1.517199528</text:p>
          </table:table-cell>
          <table:table-cell office:value-type="string">
            <text:p>1.380700638</text:p>
          </table:table-cell>
          <table:table-cell office:value-type="string">
            <text:p>1.510833543</text:p>
          </table:table-cell>
          <table:table-cell office:value-type="string">
            <text:p>1.373440681</text:p>
          </table:table-cell>
          <table:table-cell office:value-type="string">
            <text:p>1.196397794</text:p>
          </table:table-cell>
          <table:table-cell office:value-type="string">
            <text:p>1.148364562</text:p>
          </table:table-cell>
          <table:table-cell office:value-type="string">
            <text:p>1.42461869</text:p>
          </table:table-cell>
          <table:table-cell office:value-type="string">
            <text:p>1.326010595</text:p>
          </table:table-cell>
          <table:table-cell office:value-type="string">
            <text:p>1.179137891</text:p>
          </table:table-cell>
          <table:table-cell office:value-type="string">
            <text:p>1.326036003</text:p>
          </table:table-cell>
          <table:table-cell office:value-type="string">
            <text:p>1.470800302</text:p>
          </table:table-cell>
          <table:table-cell office:value-type="string">
            <text:p>1.456936122</text:p>
          </table:table-cell>
          <table:table-cell office:value-type="string">
            <text:p>1.68648044</text:p>
          </table:table-cell>
          <table:table-cell office:value-type="string">
            <text:p>1.29103664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Philippines</text:p>
          </table:table-cell>
          <table:table-cell office:value-type="string">
            <text:p>PHL</text:p>
          </table:table-cell>
          <table:table-cell office:value-type="string">
            <text:p>1.847578013</text:p>
          </table:table-cell>
          <table:table-cell office:value-type="string">
            <text:p>1.769091448</text:p>
          </table:table-cell>
          <table:table-cell office:value-type="string">
            <text:p>1.879114405</text:p>
          </table:table-cell>
          <table:table-cell office:value-type="string">
            <text:p>1.927990492</text:p>
          </table:table-cell>
          <table:table-cell office:value-type="string">
            <text:p>1.771204315</text:p>
          </table:table-cell>
          <table:table-cell office:value-type="string">
            <text:p>1.609408852</text:p>
          </table:table-cell>
          <table:table-cell office:value-type="string">
            <text:p>1.718385722</text:p>
          </table:table-cell>
          <table:table-cell office:value-type="string">
            <text:p>1.890182281</text:p>
          </table:table-cell>
          <table:table-cell office:value-type="string">
            <text:p>2.011060835</text:p>
          </table:table-cell>
          <table:table-cell office:value-type="string">
            <text:p>2.232169863</text:p>
          </table:table-cell>
          <table:table-cell office:value-type="string">
            <text:p>2.317369513</text:p>
          </table:table-cell>
          <table:table-cell office:value-type="string">
            <text:p>2.177426125</text:p>
          </table:table-cell>
          <table:table-cell office:value-type="string">
            <text:p>2.4479118</text:p>
          </table:table-cell>
          <table:table-cell office:value-type="string">
            <text:p>2.987243662</text:p>
          </table:table-cell>
          <table:table-cell office:value-type="string">
            <text:p>3.784274948</text:p>
          </table:table-cell>
          <table:table-cell office:value-type="string">
            <text:p>..</text:p>
          </table:table-cell>
          <table:table-cell office:value-type="string">
            <text:p>4.180456093</text:p>
          </table:table-cell>
          <table:table-cell office:value-type="string">
            <text:p>3.839781095</text:p>
          </table:table-cell>
          <table:table-cell office:value-type="string">
            <text:p>2.742617295</text:p>
          </table:table-cell>
          <table:table-cell office:value-type="string">
            <text:p>3.178905865</text:p>
          </table:table-cell>
          <table:table-cell office:value-type="string">
            <text:p>2.709754707</text:p>
          </table:table-cell>
          <table:table-cell office:value-type="string">
            <text:p>2.755720962</text:p>
          </table:table-cell>
          <table:table-cell office:value-type="string">
            <text:p>2.59728795</text:p>
          </table:table-cell>
          <table:table-cell office:value-type="string">
            <text:p>2.409253354</text:p>
          </table:table-cell>
          <table:table-cell office:value-type="string">
            <text:p>1.634758933</text:p>
          </table:table-cell>
          <table:table-cell office:value-type="string">
            <text:p>1.982573359</text:p>
          </table:table-cell>
          <table:table-cell office:value-type="string">
            <text:p>1.988053613</text:p>
          </table:table-cell>
          <table:table-cell office:value-type="string">
            <text:p>1.965247142</text:p>
          </table:table-cell>
          <table:table-cell office:value-type="string">
            <text:p>2.458889214</text:p>
          </table:table-cell>
          <table:table-cell office:value-type="string">
            <text:p>2.242923397</text:p>
          </table:table-cell>
          <table:table-cell office:value-type="string">
            <text:p>2.147252647</text:p>
          </table:table-cell>
          <table:table-cell office:value-type="string">
            <text:p>2.010719457</text:p>
          </table:table-cell>
          <table:table-cell office:value-type="string">
            <text:p>2.036463077</text:p>
          </table:table-cell>
          <table:table-cell office:value-type="string">
            <text:p>2.15754003</text:p>
          </table:table-cell>
          <table:table-cell office:value-type="string">
            <text:p>2.17244402</text:p>
          </table:table-cell>
          <table:table-cell office:value-type="string">
            <text:p>2.294130332</text:p>
          </table:table-cell>
          <table:table-cell office:value-type="string">
            <text:p>2.268405587</text:p>
          </table:table-cell>
          <table:table-cell office:value-type="string">
            <text:p>1.914459009</text:p>
          </table:table-cell>
          <table:table-cell office:value-type="string">
            <text:p>1.697292298</text:p>
          </table:table-cell>
          <table:table-cell office:value-type="string">
            <text:p>1.615777189</text:p>
          </table:table-cell>
          <table:table-cell office:value-type="string">
            <text:p>1.608226684</text:p>
          </table:table-cell>
          <table:table-cell office:value-type="string">
            <text:p>1.471378841</text:p>
          </table:table-cell>
          <table:table-cell office:value-type="string">
            <text:p>1.473890237</text:p>
          </table:table-cell>
          <table:table-cell office:value-type="string">
            <text:p>1.550844833</text:p>
          </table:table-cell>
          <table:table-cell office:value-type="string">
            <text:p>1.36062655</text:p>
          </table:table-cell>
          <table:table-cell office:value-type="string">
            <text:p>1.331795207</text:p>
          </table:table-cell>
          <table:table-cell office:value-type="string">
            <text:p>1.315163905</text:p>
          </table:table-cell>
          <table:table-cell office:value-type="string">
            <text:p>1.34866906</text:p>
          </table:table-cell>
          <table:table-cell office:value-type="string">
            <text:p>1.303655764</text:p>
          </table:table-cell>
          <table:table-cell office:value-type="string">
            <text:p>1.2568926</text:p>
          </table:table-cell>
          <table:table-cell office:value-type="string">
            <text:p>1.221594318</text:p>
          </table:table-cell>
          <table:table-cell office:value-type="string">
            <text:p>1.205253409</text:p>
          </table:table-cell>
          <table:table-cell office:value-type="string">
            <text:p>1.15904714</text:p>
          </table:table-cell>
          <table:table-cell office:value-type="string">
            <text:p>1.242302831</text:p>
          </table:table-cell>
          <table:table-cell office:value-type="string">
            <text:p>1.090406546</text:p>
          </table:table-cell>
          <table:table-cell office:value-type="string">
            <text:p>1.139292372</text:p>
          </table:table-cell>
          <table:table-cell office:value-type="string">
            <text:p>1.27876237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Poland</text:p>
          </table:table-cell>
          <table:table-cell office:value-type="string">
            <text:p>POL</text:p>
          </table:table-cell>
          <table:table-cell table:number-columns-repeated="30" office:value-type="string">
            <text:p>..</text:p>
          </table:table-cell>
          <table:table-cell office:value-type="string">
            <text:p>2.335237082</text:p>
          </table:table-cell>
          <table:table-cell office:value-type="string">
            <text:p>2.012695042</text:p>
          </table:table-cell>
          <table:table-cell office:value-type="string">
            <text:p>1.994232345</text:p>
          </table:table-cell>
          <table:table-cell office:value-type="string">
            <text:p>2.207146125</text:p>
          </table:table-cell>
          <table:table-cell office:value-type="string">
            <text:p>2.031983847</text:p>
          </table:table-cell>
          <table:table-cell office:value-type="string">
            <text:p>1.913178196</text:p>
          </table:table-cell>
          <table:table-cell office:value-type="string">
            <text:p>1.92782372</text:p>
          </table:table-cell>
          <table:table-cell office:value-type="string">
            <text:p>2.0062285</text:p>
          </table:table-cell>
          <table:table-cell office:value-type="string">
            <text:p>2.001867774</text:p>
          </table:table-cell>
          <table:table-cell office:value-type="string">
            <text:p>1.901135771</text:p>
          </table:table-cell>
          <table:table-cell office:value-type="string">
            <text:p>1.830336585</text:p>
          </table:table-cell>
          <table:table-cell office:value-type="string">
            <text:p>1.905638001</text:p>
          </table:table-cell>
          <table:table-cell office:value-type="string">
            <text:p>1.900638649</text:p>
          </table:table-cell>
          <table:table-cell office:value-type="string">
            <text:p>1.908042037</text:p>
          </table:table-cell>
          <table:table-cell office:value-type="string">
            <text:p>1.873241006</text:p>
          </table:table-cell>
          <table:table-cell office:value-type="string">
            <text:p>1.92612987</text:p>
          </table:table-cell>
          <table:table-cell office:value-type="string">
            <text:p>1.920044792</text:p>
          </table:table-cell>
          <table:table-cell office:value-type="string">
            <text:p>2.001869308</text:p>
          </table:table-cell>
          <table:table-cell office:value-type="string">
            <text:p>1.751461236</text:p>
          </table:table-cell>
          <table:table-cell office:value-type="string">
            <text:p>1.797176521</text:p>
          </table:table-cell>
          <table:table-cell office:value-type="string">
            <text:p>1.833877858</text:p>
          </table:table-cell>
          <table:table-cell office:value-type="string">
            <text:p>1.788011927</text:p>
          </table:table-cell>
          <table:table-cell office:value-type="string">
            <text:p>1.796093714</text:p>
          </table:table-cell>
          <table:table-cell office:value-type="string">
            <text:p>1.769393957</text:p>
          </table:table-cell>
          <table:table-cell office:value-type="string">
            <text:p>1.897593107</text:p>
          </table:table-cell>
          <table:table-cell office:value-type="string">
            <text:p>2.139450214</text:p>
          </table:table-cell>
          <table:table-cell office:value-type="string">
            <text:p>1.98091397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Portugal</text:p>
          </table:table-cell>
          <table:table-cell office:value-type="string">
            <text:p>PRT</text:p>
          </table:table-cell>
          <table:table-cell office:value-type="string">
            <text:p>3.32179522</text:p>
          </table:table-cell>
          <table:table-cell office:value-type="string">
            <text:p>5.05287493</text:p>
          </table:table-cell>
          <table:table-cell office:value-type="string">
            <text:p>5.493721794</text:p>
          </table:table-cell>
          <table:table-cell office:value-type="string">
            <text:p>5.141633174</text:p>
          </table:table-cell>
          <table:table-cell office:value-type="string">
            <text:p>5.344018483</text:p>
          </table:table-cell>
          <table:table-cell office:value-type="string">
            <text:p>4.956836369</text:p>
          </table:table-cell>
          <table:table-cell office:value-type="string">
            <text:p>5.007894876</text:p>
          </table:table-cell>
          <table:table-cell office:value-type="string">
            <text:p>5.801919777</text:p>
          </table:table-cell>
          <table:table-cell office:value-type="string">
            <text:p>5.852643982</text:p>
          </table:table-cell>
          <table:table-cell office:value-type="string">
            <text:p>5.379787437</text:p>
          </table:table-cell>
          <table:table-cell office:value-type="string">
            <text:p>5.378147705</text:p>
          </table:table-cell>
          <table:table-cell office:value-type="string">
            <text:p>5.630510335</text:p>
          </table:table-cell>
          <table:table-cell office:value-type="string">
            <text:p>5.278419707</text:p>
          </table:table-cell>
          <table:table-cell office:value-type="string">
            <text:p>4.522748919</text:p>
          </table:table-cell>
          <table:table-cell office:value-type="string">
            <text:p>5.643887126</text:p>
          </table:table-cell>
          <table:table-cell office:value-type="string">
            <text:p>4.023002413</text:p>
          </table:table-cell>
          <table:table-cell office:value-type="string">
            <text:p>3.065325565</text:p>
          </table:table-cell>
          <table:table-cell office:value-type="string">
            <text:p>2.69079887</text:p>
          </table:table-cell>
          <table:table-cell office:value-type="string">
            <text:p>2.649839294</text:p>
          </table:table-cell>
          <table:table-cell office:value-type="string">
            <text:p>2.636791709</text:p>
          </table:table-cell>
          <table:table-cell office:value-type="string">
            <text:p>2.637835133</text:p>
          </table:table-cell>
          <table:table-cell office:value-type="string">
            <text:p>2.637607087</text:p>
          </table:table-cell>
          <table:table-cell office:value-type="string">
            <text:p>2.630223626</text:p>
          </table:table-cell>
          <table:table-cell office:value-type="string">
            <text:p>2.543491006</text:p>
          </table:table-cell>
          <table:table-cell office:value-type="string">
            <text:p>2.49185844</text:p>
          </table:table-cell>
          <table:table-cell office:value-type="string">
            <text:p>2.410188177</text:p>
          </table:table-cell>
          <table:table-cell office:value-type="string">
            <text:p>2.414984144</text:p>
          </table:table-cell>
          <table:table-cell office:value-type="string">
            <text:p>2.346324307</text:p>
          </table:table-cell>
          <table:table-cell office:value-type="string">
            <text:p>2.391914735</text:p>
          </table:table-cell>
          <table:table-cell office:value-type="string">
            <text:p>2.403515415</text:p>
          </table:table-cell>
          <table:table-cell office:value-type="string">
            <text:p>2.381788788</text:p>
          </table:table-cell>
          <table:table-cell office:value-type="string">
            <text:p>2.370291441</text:p>
          </table:table-cell>
          <table:table-cell office:value-type="string">
            <text:p>2.353585728</text:p>
          </table:table-cell>
          <table:table-cell office:value-type="string">
            <text:p>2.307031534</text:p>
          </table:table-cell>
          <table:table-cell office:value-type="string">
            <text:p>2.18012482</text:p>
          </table:table-cell>
          <table:table-cell office:value-type="string">
            <text:p>2.260288158</text:p>
          </table:table-cell>
          <table:table-cell office:value-type="string">
            <text:p>2.120795734</text:p>
          </table:table-cell>
          <table:table-cell office:value-type="string">
            <text:p>2.040702659</text:p>
          </table:table-cell>
          <table:table-cell office:value-type="string">
            <text:p>1.883733342</text:p>
          </table:table-cell>
          <table:table-cell office:value-type="string">
            <text:p>1.888010565</text:p>
          </table:table-cell>
          <table:table-cell office:value-type="string">
            <text:p>1.862356047</text:p>
          </table:table-cell>
          <table:table-cell office:value-type="string">
            <text:p>1.912719868</text:p>
          </table:table-cell>
          <table:table-cell office:value-type="string">
            <text:p>1.938563127</text:p>
          </table:table-cell>
          <table:table-cell office:value-type="string">
            <text:p>1.885216531</text:p>
          </table:table-cell>
          <table:table-cell office:value-type="string">
            <text:p>1.965918023</text:p>
          </table:table-cell>
          <table:table-cell office:value-type="string">
            <text:p>2.047303882</text:p>
          </table:table-cell>
          <table:table-cell office:value-type="string">
            <text:p>1.949969959</text:p>
          </table:table-cell>
          <table:table-cell office:value-type="string">
            <text:p>1.818055227</text:p>
          </table:table-cell>
          <table:table-cell office:value-type="string">
            <text:p>1.836558719</text:p>
          </table:table-cell>
          <table:table-cell office:value-type="string">
            <text:p>2.03079895</text:p>
          </table:table-cell>
          <table:table-cell office:value-type="string">
            <text:p>1.980216597</text:p>
          </table:table-cell>
          <table:table-cell office:value-type="string">
            <text:p>2.002650015</text:p>
          </table:table-cell>
          <table:table-cell office:value-type="string">
            <text:p>1.912137076</text:p>
          </table:table-cell>
          <table:table-cell office:value-type="string">
            <text:p>2.089630624</text:p>
          </table:table-cell>
          <table:table-cell office:value-type="string">
            <text:p>1.790511278</text:p>
          </table:table-cell>
          <table:table-cell office:value-type="string">
            <text:p>1.783558616</text:p>
          </table:table-cell>
          <table:table-cell office:value-type="string">
            <text:p>1.83510000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Post-demographic dividend</text:p>
          </table:table-cell>
          <table:table-cell office:value-type="string">
            <text:p>PST</text:p>
          </table:table-cell>
          <table:table-cell office:value-type="string">
            <text:p>6.596640916</text:p>
          </table:table-cell>
          <table:table-cell office:value-type="string">
            <text:p>6.559099083</text:p>
          </table:table-cell>
          <table:table-cell office:value-type="string">
            <text:p>6.632969224</text:p>
          </table:table-cell>
          <table:table-cell office:value-type="string">
            <text:p>6.230781987</text:p>
          </table:table-cell>
          <table:table-cell office:value-type="string">
            <text:p>5.731230165</text:p>
          </table:table-cell>
          <table:table-cell office:value-type="string">
            <text:p>5.399581032</text:p>
          </table:table-cell>
          <table:table-cell office:value-type="string">
            <text:p>5.826240183</text:p>
          </table:table-cell>
          <table:table-cell office:value-type="string">
            <text:p>6.283358549</text:p>
          </table:table-cell>
          <table:table-cell office:value-type="string">
            <text:p>6.128719759</text:p>
          </table:table-cell>
          <table:table-cell office:value-type="string">
            <text:p>5.650700079</text:p>
          </table:table-cell>
          <table:table-cell office:value-type="string">
            <text:p>4.966681616</text:p>
          </table:table-cell>
          <table:table-cell office:value-type="string">
            <text:p>4.433294892</text:p>
          </table:table-cell>
          <table:table-cell office:value-type="string">
            <text:p>4.172034986</text:p>
          </table:table-cell>
          <table:table-cell office:value-type="string">
            <text:p>3.733124149</text:p>
          </table:table-cell>
          <table:table-cell office:value-type="string">
            <text:p>3.733541681</text:p>
          </table:table-cell>
          <table:table-cell office:value-type="string">
            <text:p>3.634909087</text:p>
          </table:table-cell>
          <table:table-cell office:value-type="string">
            <text:p>3.444997885</text:p>
          </table:table-cell>
          <table:table-cell office:value-type="string">
            <text:p>3.412317702</text:p>
          </table:table-cell>
          <table:table-cell office:value-type="string">
            <text:p>3.267709228</text:p>
          </table:table-cell>
          <table:table-cell office:value-type="string">
            <text:p>3.271013216</text:p>
          </table:table-cell>
          <table:table-cell office:value-type="string">
            <text:p>3.350136712</text:p>
          </table:table-cell>
          <table:table-cell office:value-type="string">
            <text:p>3.595033541</text:p>
          </table:table-cell>
          <table:table-cell office:value-type="string">
            <text:p>4.136894593</text:p>
          </table:table-cell>
          <table:table-cell office:value-type="string">
            <text:p>3.964313894</text:p>
          </table:table-cell>
          <table:table-cell office:value-type="string">
            <text:p>3.947090599</text:p>
          </table:table-cell>
          <table:table-cell office:value-type="string">
            <text:p>4.045874923</text:p>
          </table:table-cell>
          <table:table-cell office:value-type="string">
            <text:p>3.831722179</text:p>
          </table:table-cell>
          <table:table-cell office:value-type="string">
            <text:p>3.616072445</text:p>
          </table:table-cell>
          <table:table-cell office:value-type="string">
            <text:p>3.344132302</text:p>
          </table:table-cell>
          <table:table-cell office:value-type="string">
            <text:p>3.272344229</text:p>
          </table:table-cell>
          <table:table-cell office:value-type="string">
            <text:p>3.125757239</text:p>
          </table:table-cell>
          <table:table-cell office:value-type="string">
            <text:p>2.857198887</text:p>
          </table:table-cell>
          <table:table-cell office:value-type="string">
            <text:p>2.829931219</text:p>
          </table:table-cell>
          <table:table-cell office:value-type="string">
            <text:p>2.666122954</text:p>
          </table:table-cell>
          <table:table-cell office:value-type="string">
            <text:p>2.489594517</text:p>
          </table:table-cell>
          <table:table-cell office:value-type="string">
            <text:p>2.299471828</text:p>
          </table:table-cell>
          <table:table-cell office:value-type="string">
            <text:p>2.238934214</text:p>
          </table:table-cell>
          <table:table-cell office:value-type="string">
            <text:p>2.218877799</text:p>
          </table:table-cell>
          <table:table-cell office:value-type="string">
            <text:p>2.168732008</text:p>
          </table:table-cell>
          <table:table-cell office:value-type="string">
            <text:p>2.109877981</text:p>
          </table:table-cell>
          <table:table-cell office:value-type="string">
            <text:p>2.106101594</text:p>
          </table:table-cell>
          <table:table-cell office:value-type="string">
            <text:p>2.137089314</text:p>
          </table:table-cell>
          <table:table-cell office:value-type="string">
            <text:p>2.272133424</text:p>
          </table:table-cell>
          <table:table-cell office:value-type="string">
            <text:p>2.3731319</text:p>
          </table:table-cell>
          <table:table-cell office:value-type="string">
            <text:p>2.396989738</text:p>
          </table:table-cell>
          <table:table-cell office:value-type="string">
            <text:p>2.418247228</text:p>
          </table:table-cell>
          <table:table-cell office:value-type="string">
            <text:p>2.395602194</text:p>
          </table:table-cell>
          <table:table-cell office:value-type="string">
            <text:p>2.368804672</text:p>
          </table:table-cell>
          <table:table-cell office:value-type="string">
            <text:p>2.478035487</text:p>
          </table:table-cell>
          <table:table-cell office:value-type="string">
            <text:p>2.709380019</text:p>
          </table:table-cell>
          <table:table-cell office:value-type="string">
            <text:p>2.670244252</text:p>
          </table:table-cell>
          <table:table-cell office:value-type="string">
            <text:p>2.575731405</text:p>
          </table:table-cell>
          <table:table-cell office:value-type="string">
            <text:p>2.484069212</text:p>
          </table:table-cell>
          <table:table-cell office:value-type="string">
            <text:p>2.343195786</text:p>
          </table:table-cell>
          <table:table-cell office:value-type="string">
            <text:p>2.232082972</text:p>
          </table:table-cell>
          <table:table-cell office:value-type="string">
            <text:p>2.220522332</text:p>
          </table:table-cell>
          <table:table-cell office:value-type="string">
            <text:p>2.22731345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Pre-demographic dividend</text:p>
          </table:table-cell>
          <table:table-cell office:value-type="string">
            <text:p>PRE</text:p>
          </table:table-cell>
          <table:table-cell table:number-columns-repeated="3" office:value-type="string">
            <text:p>..</text:p>
          </table:table-cell>
          <table:table-cell office:value-type="string">
            <text:p>1.731240449</text:p>
          </table:table-cell>
          <table:table-cell office:value-type="string">
            <text:p>2.241712011</text:p>
          </table:table-cell>
          <table:table-cell office:value-type="string">
            <text:p>1.604419563</text:p>
          </table:table-cell>
          <table:table-cell office:value-type="string">
            <text:p>1.418828911</text:p>
          </table:table-cell>
          <table:table-cell office:value-type="string">
            <text:p>2.541504632</text:p>
          </table:table-cell>
          <table:table-cell office:value-type="string">
            <text:p>4.127034972</text:p>
          </table:table-cell>
          <table:table-cell office:value-type="string">
            <text:p>5.441254378</text:p>
          </table:table-cell>
          <table:table-cell office:value-type="string">
            <text:p>4.252335286</text:p>
          </table:table-cell>
          <table:table-cell office:value-type="string">
            <text:p>3.899275353</text:p>
          </table:table-cell>
          <table:table-cell office:value-type="string">
            <text:p>4.170237217</text:p>
          </table:table-cell>
          <table:table-cell office:value-type="string">
            <text:p>4.174874994</text:p>
          </table:table-cell>
          <table:table-cell office:value-type="string">
            <text:p>4.53179681</text:p>
          </table:table-cell>
          <table:table-cell office:value-type="string">
            <text:p>5.635343308</text:p>
          </table:table-cell>
          <table:table-cell office:value-type="string">
            <text:p>4.850429923</text:p>
          </table:table-cell>
          <table:table-cell office:value-type="string">
            <text:p>4.808886481</text:p>
          </table:table-cell>
          <table:table-cell office:value-type="string">
            <text:p>4.310566131</text:p>
          </table:table-cell>
          <table:table-cell office:value-type="string">
            <text:p>3.836815198</text:p>
          </table:table-cell>
          <table:table-cell office:value-type="string">
            <text:p>3.43303823</text:p>
          </table:table-cell>
          <table:table-cell office:value-type="string">
            <text:p>4.087983211</text:p>
          </table:table-cell>
          <table:table-cell office:value-type="string">
            <text:p>2.026930134</text:p>
          </table:table-cell>
          <table:table-cell table:number-columns-repeated="2" office:value-type="string">
            <text:p>..</text:p>
          </table:table-cell>
          <table:table-cell office:value-type="string">
            <text:p>2.804062925</text:p>
          </table:table-cell>
          <table:table-cell office:value-type="string">
            <text:p>2.866810537</text:p>
          </table:table-cell>
          <table:table-cell office:value-type="string">
            <text:p>2.986544256</text:p>
          </table:table-cell>
          <table:table-cell table:number-columns-repeated="3" office:value-type="string">
            <text:p>..</text:p>
          </table:table-cell>
          <table:table-cell office:value-type="string">
            <text:p>2.197147866</text:p>
          </table:table-cell>
          <table:table-cell office:value-type="string">
            <text:p>1.869511789</text:p>
          </table:table-cell>
          <table:table-cell office:value-type="string">
            <text:p>2.750235869</text:p>
          </table:table-cell>
          <table:table-cell office:value-type="string">
            <text:p>1.699127638</text:p>
          </table:table-cell>
          <table:table-cell office:value-type="string">
            <text:p>1.513128375</text:p>
          </table:table-cell>
          <table:table-cell office:value-type="string">
            <text:p>1.322243436</text:p>
          </table:table-cell>
          <table:table-cell office:value-type="string">
            <text:p>1.434715779</text:p>
          </table:table-cell>
          <table:table-cell office:value-type="string">
            <text:p>1.59336438</text:p>
          </table:table-cell>
          <table:table-cell office:value-type="string">
            <text:p>2.534308945</text:p>
          </table:table-cell>
          <table:table-cell office:value-type="string">
            <text:p>1.786747094</text:p>
          </table:table-cell>
          <table:table-cell office:value-type="string">
            <text:p>1.905890654</text:p>
          </table:table-cell>
          <table:table-cell office:value-type="string">
            <text:p>1.902268992</text:p>
          </table:table-cell>
          <table:table-cell office:value-type="string">
            <text:p>1.622927973</text:p>
          </table:table-cell>
          <table:table-cell office:value-type="string">
            <text:p>1.762989619</text:p>
          </table:table-cell>
          <table:table-cell office:value-type="string">
            <text:p>1.733880429</text:p>
          </table:table-cell>
          <table:table-cell office:value-type="string">
            <text:p>1.758105423</text:p>
          </table:table-cell>
          <table:table-cell office:value-type="string">
            <text:p>1.863024183</text:p>
          </table:table-cell>
          <table:table-cell office:value-type="string">
            <text:p>2.101572162</text:p>
          </table:table-cell>
          <table:table-cell office:value-type="string">
            <text:p>2.340604321</text:p>
          </table:table-cell>
          <table:table-cell office:value-type="string">
            <text:p>1.630873246</text:p>
          </table:table-cell>
          <table:table-cell office:value-type="string">
            <text:p>1.566120606</text:p>
          </table:table-cell>
          <table:table-cell office:value-type="string">
            <text:p>1.417057892</text:p>
          </table:table-cell>
          <table:table-cell office:value-type="string">
            <text:p>1.797417737</text:p>
          </table:table-cell>
          <table:table-cell office:value-type="string">
            <text:p>1.713615384</text:p>
          </table:table-cell>
          <table:table-cell office:value-type="string">
            <text:p>1.910068804</text:p>
          </table:table-cell>
          <table:table-cell office:value-type="string">
            <text:p>1.64477389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Puerto Rico</text:p>
          </table:table-cell>
          <table:table-cell office:value-type="string">
            <text:p>PRI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Qatar</text:p>
          </table:table-cell>
          <table:table-cell office:value-type="string">
            <text:p>QAT</text:p>
          </table:table-cell>
          <table:table-cell table:number-columns-repeated="20" office:value-type="string">
            <text:p>..</text:p>
          </table:table-cell>
          <table:table-cell office:value-type="string">
            <text:p>7.877475739</text:p>
          </table:table-cell>
          <table:table-cell office:value-type="string">
            <text:p>12.2326894</text:p>
          </table:table-cell>
          <table:table-cell office:value-type="string">
            <text:p>19.31433552</text:p>
          </table:table-cell>
          <table:table-cell office:value-type="string">
            <text:p>13.99583746</text:p>
          </table:table-cell>
          <table:table-cell office:value-type="string">
            <text:p>13.04908989</text:p>
          </table:table-cell>
          <table:table-cell office:value-type="string">
            <text:p>24.84641586</text:p>
          </table:table-cell>
          <table:table-cell office:value-type="string">
            <text:p>..</text:p>
          </table:table-cell>
          <table:table-cell office:value-type="string">
            <text:p>15.8895331</text:p>
          </table:table-cell>
          <table:table-cell office:value-type="string">
            <text:p>16.27235029</text:p>
          </table:table-cell>
          <table:table-cell office:value-type="string">
            <text:p>13.07757453</text:p>
          </table:table-cell>
          <table:table-cell office:value-type="string">
            <text:p>10.74387897</text:p>
          </table:table-cell>
          <table:table-cell office:value-type="string">
            <text:p>13.01125479</text:p>
          </table:table-cell>
          <table:table-cell table:number-columns-repeated="10" office:value-type="string">
            <text:p>..</text:p>
          </table:table-cell>
          <table:table-cell office:value-type="string">
            <text:p>3.929969922</text:p>
          </table:table-cell>
          <table:table-cell office:value-type="string">
            <text:p>3.33399484</text:p>
          </table:table-cell>
          <table:table-cell office:value-type="string">
            <text:p>2.433859686</text:p>
          </table:table-cell>
          <table:table-cell office:value-type="string">
            <text:p>1.993016269</text:p>
          </table:table-cell>
          <table:table-cell office:value-type="string">
            <text:p>1.75049975</text:p>
          </table:table-cell>
          <table:table-cell office:value-type="string">
            <text:p>1.959834845</text:p>
          </table:table-cell>
          <table:table-cell office:value-type="string">
            <text:p>2.010496135</text:p>
          </table:table-cell>
          <table:table-cell office:value-type="string">
            <text:p>1.992213177</text:p>
          </table:table-cell>
          <table:table-cell office:value-type="string">
            <text:p>1.499938977</text:p>
          </table:table-cell>
          <table:table-cell table:number-columns-repeated="7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Romania</text:p>
          </table:table-cell>
          <table:table-cell office:value-type="string">
            <text:p>ROU</text:p>
          </table:table-cell>
          <table:table-cell table:number-columns-repeated="21" office:value-type="string">
            <text:p>..</text:p>
          </table:table-cell>
          <table:table-cell office:value-type="string">
            <text:p>2.201378868</text:p>
          </table:table-cell>
          <table:table-cell office:value-type="string">
            <text:p>2.040142975</text:p>
          </table:table-cell>
          <table:table-cell office:value-type="string">
            <text:p>1.985169767</text:p>
          </table:table-cell>
          <table:table-cell office:value-type="string">
            <text:p>1.90662909</text:p>
          </table:table-cell>
          <table:table-cell office:value-type="string">
            <text:p>4.298470948</text:p>
          </table:table-cell>
          <table:table-cell office:value-type="string">
            <text:p>4.445504412</text:p>
          </table:table-cell>
          <table:table-cell office:value-type="string">
            <text:p>3.914329665</text:p>
          </table:table-cell>
          <table:table-cell office:value-type="string">
            <text:p>4.205367561</text:p>
          </table:table-cell>
          <table:table-cell office:value-type="string">
            <text:p>4.7975</text:p>
          </table:table-cell>
          <table:table-cell office:value-type="string">
            <text:p>4.547150017</text:p>
          </table:table-cell>
          <table:table-cell office:value-type="string">
            <text:p>4.773356323</text:p>
          </table:table-cell>
          <table:table-cell office:value-type="string">
            <text:p>4.247661381</text:p>
          </table:table-cell>
          <table:table-cell office:value-type="string">
            <text:p>2.740594336</text:p>
          </table:table-cell>
          <table:table-cell office:value-type="string">
            <text:p>3.114728471</text:p>
          </table:table-cell>
          <table:table-cell office:value-type="string">
            <text:p>2.610785325</text:p>
          </table:table-cell>
          <table:table-cell office:value-type="string">
            <text:p>2.352684608</text:p>
          </table:table-cell>
          <table:table-cell office:value-type="string">
            <text:p>2.998937292</text:p>
          </table:table-cell>
          <table:table-cell office:value-type="string">
            <text:p>2.987822717</text:p>
          </table:table-cell>
          <table:table-cell office:value-type="string">
            <text:p>2.640259267</text:p>
          </table:table-cell>
          <table:table-cell office:value-type="string">
            <text:p>2.498914184</text:p>
          </table:table-cell>
          <table:table-cell office:value-type="string">
            <text:p>2.420745188</text:p>
          </table:table-cell>
          <table:table-cell office:value-type="string">
            <text:p>2.287296075</text:p>
          </table:table-cell>
          <table:table-cell office:value-type="string">
            <text:p>2.088487134</text:p>
          </table:table-cell>
          <table:table-cell office:value-type="string">
            <text:p>2.007657561</text:p>
          </table:table-cell>
          <table:table-cell office:value-type="string">
            <text:p>1.981935276</text:p>
          </table:table-cell>
          <table:table-cell office:value-type="string">
            <text:p>1.822571075</text:p>
          </table:table-cell>
          <table:table-cell office:value-type="string">
            <text:p>1.52016256</text:p>
          </table:table-cell>
          <table:table-cell office:value-type="string">
            <text:p>1.441220987</text:p>
          </table:table-cell>
          <table:table-cell office:value-type="string">
            <text:p>1.329068947</text:p>
          </table:table-cell>
          <table:table-cell office:value-type="string">
            <text:p>1.241812081</text:p>
          </table:table-cell>
          <table:table-cell office:value-type="string">
            <text:p>1.283903017</text:p>
          </table:table-cell>
          <table:table-cell office:value-type="string">
            <text:p>1.224996737</text:p>
          </table:table-cell>
          <table:table-cell office:value-type="string">
            <text:p>1.280365547</text:p>
          </table:table-cell>
          <table:table-cell office:value-type="string">
            <text:p>1.349141861</text:p>
          </table:table-cell>
          <table:table-cell office:value-type="string">
            <text:p>1.450484348</text:p>
          </table:table-cell>
          <table:table-cell office:value-type="string">
            <text:p>1.47477207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Russian Federation</text:p>
          </table:table-cell>
          <table:table-cell office:value-type="string">
            <text:p>RUS</text:p>
          </table:table-cell>
          <table:table-cell table:number-columns-repeated="32" office:value-type="string">
            <text:p>..</text:p>
          </table:table-cell>
          <table:table-cell office:value-type="string">
            <text:p>4.755391899</text:p>
          </table:table-cell>
          <table:table-cell office:value-type="string">
            <text:p>4.490700251</text:p>
          </table:table-cell>
          <table:table-cell office:value-type="string">
            <text:p>4.859598854</text:p>
          </table:table-cell>
          <table:table-cell office:value-type="string">
            <text:p>4.066573329</text:p>
          </table:table-cell>
          <table:table-cell office:value-type="string">
            <text:p>4.036457815</text:p>
          </table:table-cell>
          <table:table-cell office:value-type="string">
            <text:p>4.340747065</text:p>
          </table:table-cell>
          <table:table-cell office:value-type="string">
            <text:p>2.936226042</text:p>
          </table:table-cell>
          <table:table-cell office:value-type="string">
            <text:p>3.302102339</text:p>
          </table:table-cell>
          <table:table-cell office:value-type="string">
            <text:p>3.553192072</text:p>
          </table:table-cell>
          <table:table-cell office:value-type="string">
            <text:p>3.810322465</text:p>
          </table:table-cell>
          <table:table-cell office:value-type="string">
            <text:p>4.040201724</text:p>
          </table:table-cell>
          <table:table-cell office:value-type="string">
            <text:p>3.944191242</text:p>
          </table:table-cell>
          <table:table-cell office:value-type="string">
            <text:p>3.546110483</text:p>
          </table:table-cell>
          <table:table-cell office:value-type="string">
            <text:p>3.578058264</text:p>
          </table:table-cell>
          <table:table-cell office:value-type="string">
            <text:p>3.486889246</text:p>
          </table:table-cell>
          <table:table-cell office:value-type="string">
            <text:p>3.349605233</text:p>
          </table:table-cell>
          <table:table-cell office:value-type="string">
            <text:p>3.3828446</text:p>
          </table:table-cell>
          <table:table-cell office:value-type="string">
            <text:p>4.214810654</text:p>
          </table:table-cell>
          <table:table-cell office:value-type="string">
            <text:p>3.850718551</text:p>
          </table:table-cell>
          <table:table-cell office:value-type="string">
            <text:p>3.423445632</text:p>
          </table:table-cell>
          <table:table-cell office:value-type="string">
            <text:p>3.685969585</text:p>
          </table:table-cell>
          <table:table-cell office:value-type="string">
            <text:p>3.84623299</text:p>
          </table:table-cell>
          <table:table-cell office:value-type="string">
            <text:p>4.104184364</text:p>
          </table:table-cell>
          <table:table-cell office:value-type="string">
            <text:p>4.862757027</text:p>
          </table:table-cell>
          <table:table-cell office:value-type="string">
            <text:p>5.39819040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Rwanda</text:p>
          </table:table-cell>
          <table:table-cell office:value-type="string">
            <text:p>RWA</text:p>
          </table:table-cell>
          <table:table-cell table:number-columns-repeated="13" office:value-type="string">
            <text:p>..</text:p>
          </table:table-cell>
          <table:table-cell office:value-type="string">
            <text:p>3.221311607</text:p>
          </table:table-cell>
          <table:table-cell office:value-type="string">
            <text:p>2.52440712</text:p>
          </table:table-cell>
          <table:table-cell office:value-type="string">
            <text:p>1.629713825</text:p>
          </table:table-cell>
          <table:table-cell office:value-type="string">
            <text:p>1.614675983</text:p>
          </table:table-cell>
          <table:table-cell office:value-type="string">
            <text:p>2.15133336</text:p>
          </table:table-cell>
          <table:table-cell office:value-type="string">
            <text:p>1.589142316</text:p>
          </table:table-cell>
          <table:table-cell office:value-type="string">
            <text:p>1.769782669</text:p>
          </table:table-cell>
          <table:table-cell office:value-type="string">
            <text:p>1.877025657</text:p>
          </table:table-cell>
          <table:table-cell office:value-type="string">
            <text:p>2.038486644</text:p>
          </table:table-cell>
          <table:table-cell office:value-type="string">
            <text:p>2.002168633</text:p>
          </table:table-cell>
          <table:table-cell office:value-type="string">
            <text:p>1.893958004</text:p>
          </table:table-cell>
          <table:table-cell office:value-type="string">
            <text:p>1.603911692</text:p>
          </table:table-cell>
          <table:table-cell office:value-type="string">
            <text:p>1.588388829</text:p>
          </table:table-cell>
          <table:table-cell office:value-type="string">
            <text:p>1.794069556</text:p>
          </table:table-cell>
          <table:table-cell office:value-type="string">
            <text:p>1.672976279</text:p>
          </table:table-cell>
          <table:table-cell office:value-type="string">
            <text:p>1.528968515</text:p>
          </table:table-cell>
          <table:table-cell office:value-type="string">
            <text:p>1.730648588</text:p>
          </table:table-cell>
          <table:table-cell office:value-type="string">
            <text:p>3.730423964</text:p>
          </table:table-cell>
          <table:table-cell office:value-type="string">
            <text:p>5.510231236</text:p>
          </table:table-cell>
          <table:table-cell office:value-type="string">
            <text:p>4.365168499</text:p>
          </table:table-cell>
          <table:table-cell office:value-type="string">
            <text:p>4.536391425</text:p>
          </table:table-cell>
          <table:table-cell office:value-type="string">
            <text:p>3.437876929</text:p>
          </table:table-cell>
          <table:table-cell office:value-type="string">
            <text:p>4.363953944</text:p>
          </table:table-cell>
          <table:table-cell office:value-type="string">
            <text:p>5.328580206</text:p>
          </table:table-cell>
          <table:table-cell office:value-type="string">
            <text:p>4.173383453</text:p>
          </table:table-cell>
          <table:table-cell office:value-type="string">
            <text:p>4.377917106</text:p>
          </table:table-cell>
          <table:table-cell office:value-type="string">
            <text:p>4.448169383</text:p>
          </table:table-cell>
          <table:table-cell office:value-type="string">
            <text:p>3.534986051</text:p>
          </table:table-cell>
          <table:table-cell office:value-type="string">
            <text:p>3.396812701</text:p>
          </table:table-cell>
          <table:table-cell office:value-type="string">
            <text:p>3.047404063</text:p>
          </table:table-cell>
          <table:table-cell office:value-type="string">
            <text:p>2.44836272</text:p>
          </table:table-cell>
          <table:table-cell office:value-type="string">
            <text:p>1.972811671</text:p>
          </table:table-cell>
          <table:table-cell office:value-type="string">
            <text:p>1.743055556</text:p>
          </table:table-cell>
          <table:table-cell office:value-type="string">
            <text:p>1.730879816</text:p>
          </table:table-cell>
          <table:table-cell office:value-type="string">
            <text:p>1.453154876</text:p>
          </table:table-cell>
          <table:table-cell office:value-type="string">
            <text:p>1.392024078</text:p>
          </table:table-cell>
          <table:table-cell office:value-type="string">
            <text:p>1.39938938</text:p>
          </table:table-cell>
          <table:table-cell office:value-type="string">
            <text:p>1.290515791</text:p>
          </table:table-cell>
          <table:table-cell office:value-type="string">
            <text:p>1.161239415</text:p>
          </table:table-cell>
          <table:table-cell office:value-type="string">
            <text:p>1.090720961</text:p>
          </table:table-cell>
          <table:table-cell office:value-type="string">
            <text:p>1.082065328</text:p>
          </table:table-cell>
          <table:table-cell office:value-type="string">
            <text:p>1.134412733</text:p>
          </table:table-cell>
          <table:table-cell office:value-type="string">
            <text:p>1.25363499</text:p>
          </table:table-cell>
          <table:table-cell office:value-type="string">
            <text:p>1.20871864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amoa</text:p>
          </table:table-cell>
          <table:table-cell office:value-type="string">
            <text:p>WSM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an Marino</text:p>
          </table:table-cell>
          <table:table-cell office:value-type="string">
            <text:p>SMR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ao Tome and Principe</text:p>
          </table:table-cell>
          <table:table-cell office:value-type="string">
            <text:p>STP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audi Arabia</text:p>
          </table:table-cell>
          <table:table-cell office:value-type="string">
            <text:p>SAU</text:p>
          </table:table-cell>
          <table:table-cell table:number-columns-repeated="8" office:value-type="string">
            <text:p>..</text:p>
          </table:table-cell>
          <table:table-cell office:value-type="string">
            <text:p>8.087025865</text:p>
          </table:table-cell>
          <table:table-cell office:value-type="string">
            <text:p>9.570990079</text:p>
          </table:table-cell>
          <table:table-cell office:value-type="string">
            <text:p>8.769319778</text:p>
          </table:table-cell>
          <table:table-cell office:value-type="string">
            <text:p>8.173837516</text:p>
          </table:table-cell>
          <table:table-cell office:value-type="string">
            <text:p>9.629019373</text:p>
          </table:table-cell>
          <table:table-cell office:value-type="string">
            <text:p>10.473973</text:p>
          </table:table-cell>
          <table:table-cell table:number-columns-repeated="3" office:value-type="string">
            <text:p>..</text:p>
          </table:table-cell>
          <table:table-cell office:value-type="string">
            <text:p>15.6151896</text:p>
          </table:table-cell>
          <table:table-cell office:value-type="string">
            <text:p>16.69946605</text:p>
          </table:table-cell>
          <table:table-cell office:value-type="string">
            <text:p>15.74913949</text:p>
          </table:table-cell>
          <table:table-cell office:value-type="string">
            <text:p>12.5954317</text:p>
          </table:table-cell>
          <table:table-cell office:value-type="string">
            <text:p>13.23987314</text:p>
          </table:table-cell>
          <table:table-cell office:value-type="string">
            <text:p>17.6818938</text:p>
          </table:table-cell>
          <table:table-cell office:value-type="string">
            <text:p>16.93189151</text:p>
          </table:table-cell>
          <table:table-cell office:value-type="string">
            <text:p>18.95160334</text:p>
          </table:table-cell>
          <table:table-cell office:value-type="string">
            <text:p>16.99520087</text:p>
          </table:table-cell>
          <table:table-cell office:value-type="string">
            <text:p>..</text:p>
          </table:table-cell>
          <table:table-cell office:value-type="string">
            <text:p>16.89646684</text:p>
          </table:table-cell>
          <table:table-cell office:value-type="string">
            <text:p>15.15192773</text:p>
          </table:table-cell>
          <table:table-cell office:value-type="string">
            <text:p>13.39027908</text:p>
          </table:table-cell>
          <table:table-cell office:value-type="string">
            <text:p>13.92269423</text:p>
          </table:table-cell>
          <table:table-cell office:value-type="string">
            <text:p>12.38609759</text:p>
          </table:table-cell>
          <table:table-cell office:value-type="string">
            <text:p>11.21964592</text:p>
          </table:table-cell>
          <table:table-cell office:value-type="string">
            <text:p>12.38882771</text:p>
          </table:table-cell>
          <table:table-cell office:value-type="string">
            <text:p>10.57799919</text:p>
          </table:table-cell>
          <table:table-cell office:value-type="string">
            <text:p>9.221159854</text:p>
          </table:table-cell>
          <table:table-cell office:value-type="string">
            <text:p>8.419014536</text:p>
          </table:table-cell>
          <table:table-cell office:value-type="string">
            <text:p>10.93665869</text:p>
          </table:table-cell>
          <table:table-cell office:value-type="string">
            <text:p>14.21327147</text:p>
          </table:table-cell>
          <table:table-cell office:value-type="string">
            <text:p>11.32843457</text:p>
          </table:table-cell>
          <table:table-cell office:value-type="string">
            <text:p>10.53440331</text:p>
          </table:table-cell>
          <table:table-cell office:value-type="string">
            <text:p>11.41900489</text:p>
          </table:table-cell>
          <table:table-cell office:value-type="string">
            <text:p>9.758063801</text:p>
          </table:table-cell>
          <table:table-cell office:value-type="string">
            <text:p>8.687118464</text:p>
          </table:table-cell>
          <table:table-cell office:value-type="string">
            <text:p>8.08155971</text:p>
          </table:table-cell>
          <table:table-cell office:value-type="string">
            <text:p>7.730601387</text:p>
          </table:table-cell>
          <table:table-cell office:value-type="string">
            <text:p>7.848367436</text:p>
          </table:table-cell>
          <table:table-cell office:value-type="string">
            <text:p>8.527052713</text:p>
          </table:table-cell>
          <table:table-cell office:value-type="string">
            <text:p>7.3534376</text:p>
          </table:table-cell>
          <table:table-cell office:value-type="string">
            <text:p>9.617199992</text:p>
          </table:table-cell>
          <table:table-cell office:value-type="string">
            <text:p>8.565679024</text:p>
          </table:table-cell>
          <table:table-cell office:value-type="string">
            <text:p>7.230054406</text:p>
          </table:table-cell>
          <table:table-cell office:value-type="string">
            <text:p>7.676602968</text:p>
          </table:table-cell>
          <table:table-cell office:value-type="string">
            <text:p>8.97612775</text:p>
          </table:table-cell>
          <table:table-cell office:value-type="string">
            <text:p>10.67790876</text:p>
          </table:table-cell>
          <table:table-cell office:value-type="string">
            <text:p>13.37704422</text:p>
          </table:table-cell>
          <table:table-cell office:value-type="string">
            <text:p>9.84978644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enegal</text:p>
          </table:table-cell>
          <table:table-cell office:value-type="string">
            <text:p>SEN</text:p>
          </table:table-cell>
          <table:table-cell table:number-columns-repeated="19" office:value-type="string">
            <text:p>..</text:p>
          </table:table-cell>
          <table:table-cell office:value-type="string">
            <text:p>2.925329402</text:p>
          </table:table-cell>
          <table:table-cell office:value-type="string">
            <text:p>2.754629851</text:p>
          </table:table-cell>
          <table:table-cell office:value-type="string">
            <text:p>2.733690144</text:p>
          </table:table-cell>
          <table:table-cell office:value-type="string">
            <text:p>2.349833571</text:p>
          </table:table-cell>
          <table:table-cell office:value-type="string">
            <text:p>2.545516142</text:p>
          </table:table-cell>
          <table:table-cell office:value-type="string">
            <text:p>2.407541231</text:p>
          </table:table-cell>
          <table:table-cell office:value-type="string">
            <text:p>2.193180883</text:p>
          </table:table-cell>
          <table:table-cell office:value-type="string">
            <text:p>2.040078775</text:p>
          </table:table-cell>
          <table:table-cell office:value-type="string">
            <text:p>1.981296301</text:p>
          </table:table-cell>
          <table:table-cell office:value-type="string">
            <text:p>2.11204207</text:p>
          </table:table-cell>
          <table:table-cell office:value-type="string">
            <text:p>2.027297052</text:p>
          </table:table-cell>
          <table:table-cell office:value-type="string">
            <text:p>2.067922896</text:p>
          </table:table-cell>
          <table:table-cell office:value-type="string">
            <text:p>1.958526091</text:p>
          </table:table-cell>
          <table:table-cell office:value-type="string">
            <text:p>1.82806074</text:p>
          </table:table-cell>
          <table:table-cell office:value-type="string">
            <text:p>2.112023039</text:p>
          </table:table-cell>
          <table:table-cell office:value-type="string">
            <text:p>1.706046295</text:p>
          </table:table-cell>
          <table:table-cell office:value-type="string">
            <text:p>1.658546303</text:p>
          </table:table-cell>
          <table:table-cell office:value-type="string">
            <text:p>1.574762916</text:p>
          </table:table-cell>
          <table:table-cell office:value-type="string">
            <text:p>1.515255096</text:p>
          </table:table-cell>
          <table:table-cell office:value-type="string">
            <text:p>1.492758332</text:p>
          </table:table-cell>
          <table:table-cell office:value-type="string">
            <text:p>1.521856593</text:p>
          </table:table-cell>
          <table:table-cell office:value-type="string">
            <text:p>1.33262593</text:p>
          </table:table-cell>
          <table:table-cell office:value-type="string">
            <text:p>1.412401688</text:p>
          </table:table-cell>
          <table:table-cell office:value-type="string">
            <text:p>1.394137466</text:p>
          </table:table-cell>
          <table:table-cell office:value-type="string">
            <text:p>1.412117206</text:p>
          </table:table-cell>
          <table:table-cell office:value-type="string">
            <text:p>1.339174657</text:p>
          </table:table-cell>
          <table:table-cell office:value-type="string">
            <text:p>1.428775771</text:p>
          </table:table-cell>
          <table:table-cell office:value-type="string">
            <text:p>1.587345929</text:p>
          </table:table-cell>
          <table:table-cell office:value-type="string">
            <text:p>1.708594044</text:p>
          </table:table-cell>
          <table:table-cell office:value-type="string">
            <text:p>1.620084801</text:p>
          </table:table-cell>
          <table:table-cell office:value-type="string">
            <text:p>1.681254317</text:p>
          </table:table-cell>
          <table:table-cell office:value-type="string">
            <text:p>1.514290542</text:p>
          </table:table-cell>
          <table:table-cell office:value-type="string">
            <text:p>1.601387684</text:p>
          </table:table-cell>
          <table:table-cell office:value-type="string">
            <text:p>1.383280622</text:p>
          </table:table-cell>
          <table:table-cell office:value-type="string">
            <text:p>1.594565387</text:p>
          </table:table-cell>
          <table:table-cell office:value-type="string">
            <text:p>1.569977807</text:p>
          </table:table-cell>
          <table:table-cell office:value-type="string">
            <text:p>1.57490791</text:p>
          </table:table-cell>
          <table:table-cell office:value-type="string">
            <text:p>1.72989519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erbia</text:p>
          </table:table-cell>
          <table:table-cell office:value-type="string">
            <text:p>SRB</text:p>
          </table:table-cell>
          <table:table-cell table:number-columns-repeated="36" office:value-type="string">
            <text:p>..</text:p>
          </table:table-cell>
          <table:table-cell office:value-type="string">
            <text:p>3.511285895</text:p>
          </table:table-cell>
          <table:table-cell office:value-type="string">
            <text:p>3.786504467</text:p>
          </table:table-cell>
          <table:table-cell office:value-type="string">
            <text:p>3.511897979</text:p>
          </table:table-cell>
          <table:table-cell office:value-type="string">
            <text:p>4.005947435</text:p>
          </table:table-cell>
          <table:table-cell office:value-type="string">
            <text:p>5.153942941</text:p>
          </table:table-cell>
          <table:table-cell office:value-type="string">
            <text:p>4.027571198</text:p>
          </table:table-cell>
          <table:table-cell office:value-type="string">
            <text:p>4.209954106</text:p>
          </table:table-cell>
          <table:table-cell office:value-type="string">
            <text:p>3.447908471</text:p>
          </table:table-cell>
          <table:table-cell office:value-type="string">
            <text:p>2.973161564</text:p>
          </table:table-cell>
          <table:table-cell office:value-type="string">
            <text:p>2.397915416</text:p>
          </table:table-cell>
          <table:table-cell office:value-type="string">
            <text:p>2.303524901</text:p>
          </table:table-cell>
          <table:table-cell office:value-type="string">
            <text:p>2.411469982</text:p>
          </table:table-cell>
          <table:table-cell office:value-type="string">
            <text:p>2.256683381</text:p>
          </table:table-cell>
          <table:table-cell office:value-type="string">
            <text:p>2.286168443</text:p>
          </table:table-cell>
          <table:table-cell office:value-type="string">
            <text:p>2.2106734</text:p>
          </table:table-cell>
          <table:table-cell office:value-type="string">
            <text:p>2.124010495</text:p>
          </table:table-cell>
          <table:table-cell office:value-type="string">
            <text:p>2.095174653</text:p>
          </table:table-cell>
          <table:table-cell office:value-type="string">
            <text:p>2.020687527</text:p>
          </table:table-cell>
          <table:table-cell office:value-type="string">
            <text:p>2.065939697</text:p>
          </table:table-cell>
          <table:table-cell office:value-type="string">
            <text:p>1.948723272</text:p>
          </table:table-cell>
          <table:table-cell office:value-type="string">
            <text:p>1.85418456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eychelles</text:p>
          </table:table-cell>
          <table:table-cell office:value-type="string">
            <text:p>SYC</text:p>
          </table:table-cell>
          <table:table-cell table:number-columns-repeated="25" office:value-type="string">
            <text:p>..</text:p>
          </table:table-cell>
          <table:table-cell office:value-type="string">
            <text:p>4.290812516</text:p>
          </table:table-cell>
          <table:table-cell office:value-type="string">
            <text:p>4.696810375</text:p>
          </table:table-cell>
          <table:table-cell office:value-type="string">
            <text:p>4.541880761</text:p>
          </table:table-cell>
          <table:table-cell office:value-type="string">
            <text:p>4.28007362</text:p>
          </table:table-cell>
          <table:table-cell office:value-type="string">
            <text:p>4.276583382</text:p>
          </table:table-cell>
          <table:table-cell office:value-type="string">
            <text:p>4.026231508</text:p>
          </table:table-cell>
          <table:table-cell office:value-type="string">
            <text:p>4.424018989</text:p>
          </table:table-cell>
          <table:table-cell office:value-type="string">
            <text:p>4.7271745</text:p>
          </table:table-cell>
          <table:table-cell office:value-type="string">
            <text:p>2.732529728</text:p>
          </table:table-cell>
          <table:table-cell office:value-type="string">
            <text:p>2.443685452</text:p>
          </table:table-cell>
          <table:table-cell office:value-type="string">
            <text:p>2.280897484</text:p>
          </table:table-cell>
          <table:table-cell office:value-type="string">
            <text:p>2.095832333</text:p>
          </table:table-cell>
          <table:table-cell office:value-type="string">
            <text:p>2.024738479</text:p>
          </table:table-cell>
          <table:table-cell office:value-type="string">
            <text:p>1.732921001</text:p>
          </table:table-cell>
          <table:table-cell office:value-type="string">
            <text:p>1.780188084</text:p>
          </table:table-cell>
          <table:table-cell office:value-type="string">
            <text:p>1.679332821</text:p>
          </table:table-cell>
          <table:table-cell office:value-type="string">
            <text:p>1.778265522</text:p>
          </table:table-cell>
          <table:table-cell office:value-type="string">
            <text:p>1.677375471</text:p>
          </table:table-cell>
          <table:table-cell office:value-type="string">
            <text:p>1.734316375</text:p>
          </table:table-cell>
          <table:table-cell office:value-type="string">
            <text:p>1.897640245</text:p>
          </table:table-cell>
          <table:table-cell office:value-type="string">
            <text:p>1.602352364</text:p>
          </table:table-cell>
          <table:table-cell office:value-type="string">
            <text:p>1.413430031</text:p>
          </table:table-cell>
          <table:table-cell office:value-type="string">
            <text:p>1.468380017</text:p>
          </table:table-cell>
          <table:table-cell office:value-type="string">
            <text:p>1.150213185</text:p>
          </table:table-cell>
          <table:table-cell office:value-type="string">
            <text:p>1.020913899</text:p>
          </table:table-cell>
          <table:table-cell office:value-type="string">
            <text:p>0.737941051</text:p>
          </table:table-cell>
          <table:table-cell office:value-type="string">
            <text:p>0.817459836</text:p>
          </table:table-cell>
          <table:table-cell office:value-type="string">
            <text:p>0.874935666</text:p>
          </table:table-cell>
          <table:table-cell office:value-type="string">
            <text:p>0.975609756</text:p>
          </table:table-cell>
          <table:table-cell office:value-type="string">
            <text:p>2.172834059</text:p>
          </table:table-cell>
          <table:table-cell office:value-type="string">
            <text:p>1.210350584</text:p>
          </table:table-cell>
          <table:table-cell office:value-type="string">
            <text:p>1.287261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ierra Leone</text:p>
          </table:table-cell>
          <table:table-cell office:value-type="string">
            <text:p>SLE</text:p>
          </table:table-cell>
          <table:table-cell office:value-type="string">
            <text:p>..</text:p>
          </table:table-cell>
          <table:table-cell office:value-type="string">
            <text:p>0.687015409</text:p>
          </table:table-cell>
          <table:table-cell office:value-type="string">
            <text:p>0.675282515</text:p>
          </table:table-cell>
          <table:table-cell office:value-type="string">
            <text:p>0.721633253</text:p>
          </table:table-cell>
          <table:table-cell office:value-type="string">
            <text:p>0.738344825</text:p>
          </table:table-cell>
          <table:table-cell office:value-type="string">
            <text:p>0.697312037</text:p>
          </table:table-cell>
          <table:table-cell office:value-type="string">
            <text:p>0.676360925</text:p>
          </table:table-cell>
          <table:table-cell office:value-type="string">
            <text:p>0.826603325</text:p>
          </table:table-cell>
          <table:table-cell office:value-type="string">
            <text:p>0.805796496</text:p>
          </table:table-cell>
          <table:table-cell office:value-type="string">
            <text:p>0.806870733</text:p>
          </table:table-cell>
          <table:table-cell office:value-type="string">
            <text:p>0.917658011</text:p>
          </table:table-cell>
          <table:table-cell office:value-type="string">
            <text:p>0.898734972</text:p>
          </table:table-cell>
          <table:table-cell office:value-type="string">
            <text:p>0.909923235</text:p>
          </table:table-cell>
          <table:table-cell office:value-type="string">
            <text:p>0.873112108</text:p>
          </table:table-cell>
          <table:table-cell office:value-type="string">
            <text:p>1.04533887</text:p>
          </table:table-cell>
          <table:table-cell office:value-type="string">
            <text:p>0.960701449</text:p>
          </table:table-cell>
          <table:table-cell office:value-type="string">
            <text:p>1.01204836</text:p>
          </table:table-cell>
          <table:table-cell office:value-type="string">
            <text:p>1.021278914</text:p>
          </table:table-cell>
          <table:table-cell office:value-type="string">
            <text:p>0.844996774</text:p>
          </table:table-cell>
          <table:table-cell office:value-type="string">
            <text:p>0.972218598</text:p>
          </table:table-cell>
          <table:table-cell office:value-type="string">
            <text:p>1.445261791</text:p>
          </table:table-cell>
          <table:table-cell office:value-type="string">
            <text:p>1.416189444</text:p>
          </table:table-cell>
          <table:table-cell office:value-type="string">
            <text:p>1.090682456</text:p>
          </table:table-cell>
          <table:table-cell office:value-type="string">
            <text:p>1.028729812</text:p>
          </table:table-cell>
          <table:table-cell office:value-type="string">
            <text:p>0.912254992</text:p>
          </table:table-cell>
          <table:table-cell office:value-type="string">
            <text:p>0.733104205</text:p>
          </table:table-cell>
          <table:table-cell office:value-type="string">
            <text:p>1.474391481</text:p>
          </table:table-cell>
          <table:table-cell office:value-type="string">
            <text:p>0.694642237</text:p>
          </table:table-cell>
          <table:table-cell office:value-type="string">
            <text:p>0.854102915</text:p>
          </table:table-cell>
          <table:table-cell office:value-type="string">
            <text:p>1.542900192</text:p>
          </table:table-cell>
          <table:table-cell office:value-type="string">
            <text:p>1.906775354</text:p>
          </table:table-cell>
          <table:table-cell office:value-type="string">
            <text:p>2.971831414</text:p>
          </table:table-cell>
          <table:table-cell office:value-type="string">
            <text:p>3.921187546</text:p>
          </table:table-cell>
          <table:table-cell office:value-type="string">
            <text:p>3.035519057</text:p>
          </table:table-cell>
          <table:table-cell office:value-type="string">
            <text:p>2.905679795</text:p>
          </table:table-cell>
          <table:table-cell office:value-type="string">
            <text:p>2.873796565</text:p>
          </table:table-cell>
          <table:table-cell office:value-type="string">
            <text:p>1.974368615</text:p>
          </table:table-cell>
          <table:table-cell office:value-type="string">
            <text:p>1.116251982</text:p>
          </table:table-cell>
          <table:table-cell table:number-columns-repeated="2" office:value-type="string">
            <text:p>..</text:p>
          </table:table-cell>
          <table:table-cell office:value-type="string">
            <text:p>3.665982115</text:p>
          </table:table-cell>
          <table:table-cell office:value-type="string">
            <text:p>2.770887768</text:p>
          </table:table-cell>
          <table:table-cell office:value-type="string">
            <text:p>2.190012574</text:p>
          </table:table-cell>
          <table:table-cell office:value-type="string">
            <text:p>2.075801007</text:p>
          </table:table-cell>
          <table:table-cell office:value-type="string">
            <text:p>1.604345851</text:p>
          </table:table-cell>
          <table:table-cell office:value-type="string">
            <text:p>1.44682161</text:p>
          </table:table-cell>
          <table:table-cell office:value-type="string">
            <text:p>1.486514491</text:p>
          </table:table-cell>
          <table:table-cell office:value-type="string">
            <text:p>1.347090999</text:p>
          </table:table-cell>
          <table:table-cell office:value-type="string">
            <text:p>0.943767272</text:p>
          </table:table-cell>
          <table:table-cell office:value-type="string">
            <text:p>1.060470422</text:p>
          </table:table-cell>
          <table:table-cell office:value-type="string">
            <text:p>0.957815099</text:p>
          </table:table-cell>
          <table:table-cell office:value-type="string">
            <text:p>0.86578646</text:p>
          </table:table-cell>
          <table:table-cell office:value-type="string">
            <text:p>0.782746605</text:p>
          </table:table-cell>
          <table:table-cell office:value-type="string">
            <text:p>0.643958048</text:p>
          </table:table-cell>
          <table:table-cell office:value-type="string">
            <text:p>0.973257612</text:p>
          </table:table-cell>
          <table:table-cell office:value-type="string">
            <text:p>0.923433703</text:p>
          </table:table-cell>
          <table:table-cell office:value-type="string">
            <text:p>0.79957754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ingapore</text:p>
          </table:table-cell>
          <table:table-cell office:value-type="string">
            <text:p>SGP</text:p>
          </table:table-cell>
          <table:table-cell table:number-columns-repeated="10" office:value-type="string">
            <text:p>..</text:p>
          </table:table-cell>
          <table:table-cell office:value-type="string">
            <text:p>5.399081007</text:p>
          </table:table-cell>
          <table:table-cell office:value-type="string">
            <text:p>5.641703123</text:p>
          </table:table-cell>
          <table:table-cell office:value-type="string">
            <text:p>5.085807944</text:p>
          </table:table-cell>
          <table:table-cell office:value-type="string">
            <text:p>4.704630993</text:p>
          </table:table-cell>
          <table:table-cell office:value-type="string">
            <text:p>4.294172251</text:p>
          </table:table-cell>
          <table:table-cell office:value-type="string">
            <text:p>4.649256993</text:p>
          </table:table-cell>
          <table:table-cell office:value-type="string">
            <text:p>5.044361048</text:p>
          </table:table-cell>
          <table:table-cell office:value-type="string">
            <text:p>5.677161694</text:p>
          </table:table-cell>
          <table:table-cell office:value-type="string">
            <text:p>5.19523729</text:p>
          </table:table-cell>
          <table:table-cell office:value-type="string">
            <text:p>4.652015519</text:p>
          </table:table-cell>
          <table:table-cell office:value-type="string">
            <text:p>4.636861356</text:p>
          </table:table-cell>
          <table:table-cell office:value-type="string">
            <text:p>4.741355163</text:p>
          </table:table-cell>
          <table:table-cell office:value-type="string">
            <text:p>4.651190175</text:p>
          </table:table-cell>
          <table:table-cell office:value-type="string">
            <text:p>4.071468568</text:p>
          </table:table-cell>
          <table:table-cell office:value-type="string">
            <text:p>4.698815405</text:p>
          </table:table-cell>
          <table:table-cell office:value-type="string">
            <text:p>5.656612915</text:p>
          </table:table-cell>
          <table:table-cell office:value-type="string">
            <text:p>5.442511559</text:p>
          </table:table-cell>
          <table:table-cell office:value-type="string">
            <text:p>4.870611505</text:p>
          </table:table-cell>
          <table:table-cell office:value-type="string">
            <text:p>4.547865263</text:p>
          </table:table-cell>
          <table:table-cell office:value-type="string">
            <text:p>4.492898256</text:p>
          </table:table-cell>
          <table:table-cell office:value-type="string">
            <text:p>4.632144473</text:p>
          </table:table-cell>
          <table:table-cell office:value-type="string">
            <text:p>4.448356673</text:p>
          </table:table-cell>
          <table:table-cell office:value-type="string">
            <text:p>4.471368646</text:p>
          </table:table-cell>
          <table:table-cell office:value-type="string">
            <text:p>4.091764934</text:p>
          </table:table-cell>
          <table:table-cell office:value-type="string">
            <text:p>3.791435128</text:p>
          </table:table-cell>
          <table:table-cell office:value-type="string">
            <text:p>4.178797884</text:p>
          </table:table-cell>
          <table:table-cell office:value-type="string">
            <text:p>4.253314039</text:p>
          </table:table-cell>
          <table:table-cell office:value-type="string">
            <text:p>4.450036477</text:p>
          </table:table-cell>
          <table:table-cell office:value-type="string">
            <text:p>5.211052961</text:p>
          </table:table-cell>
          <table:table-cell office:value-type="string">
            <text:p>5.207353988</text:p>
          </table:table-cell>
          <table:table-cell office:value-type="string">
            <text:p>4.518886294</text:p>
          </table:table-cell>
          <table:table-cell office:value-type="string">
            <text:p>4.826249999</text:p>
          </table:table-cell>
          <table:table-cell office:value-type="string">
            <text:p>4.924986287</text:p>
          </table:table-cell>
          <table:table-cell office:value-type="string">
            <text:p>4.869647648</text:p>
          </table:table-cell>
          <table:table-cell office:value-type="string">
            <text:p>4.416805051</text:p>
          </table:table-cell>
          <table:table-cell office:value-type="string">
            <text:p>4.288125843</text:p>
          </table:table-cell>
          <table:table-cell office:value-type="string">
            <text:p>3.94502523</text:p>
          </table:table-cell>
          <table:table-cell office:value-type="string">
            <text:p>3.621781472</text:p>
          </table:table-cell>
          <table:table-cell office:value-type="string">
            <text:p>3.87778862</text:p>
          </table:table-cell>
          <table:table-cell office:value-type="string">
            <text:p>3.917611789</text:p>
          </table:table-cell>
          <table:table-cell office:value-type="string">
            <text:p>3.429849321</text:p>
          </table:table-cell>
          <table:table-cell office:value-type="string">
            <text:p>3.23735248</text:p>
          </table:table-cell>
          <table:table-cell office:value-type="string">
            <text:p>3.171854345</text:p>
          </table:table-cell>
          <table:table-cell office:value-type="string">
            <text:p>3.089372195</text:p>
          </table:table-cell>
          <table:table-cell office:value-type="string">
            <text:p>3.114213504</text:p>
          </table:table-cell>
          <table:table-cell office:value-type="string">
            <text:p>3.164783779</text:p>
          </table:table-cell>
          <table:table-cell office:value-type="string">
            <text:p>3.35448272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int Maarten (Dutch part)</text:p>
          </table:table-cell>
          <table:table-cell office:value-type="string">
            <text:p>SXM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lovak Republic</text:p>
          </table:table-cell>
          <table:table-cell office:value-type="string">
            <text:p>SVK</text:p>
          </table:table-cell>
          <table:table-cell table:number-columns-repeated="33" office:value-type="string">
            <text:p>..</text:p>
          </table:table-cell>
          <table:table-cell office:value-type="string">
            <text:p>1.940643186</text:p>
          </table:table-cell>
          <table:table-cell office:value-type="string">
            <text:p>1.885388292</text:p>
          </table:table-cell>
          <table:table-cell office:value-type="string">
            <text:p>3.154561633</text:p>
          </table:table-cell>
          <table:table-cell office:value-type="string">
            <text:p>2.973830022</text:p>
          </table:table-cell>
          <table:table-cell office:value-type="string">
            <text:p>2.282965319</text:p>
          </table:table-cell>
          <table:table-cell office:value-type="string">
            <text:p>1.743920926</text:p>
          </table:table-cell>
          <table:table-cell office:value-type="string">
            <text:p>1.573511813</text:p>
          </table:table-cell>
          <table:table-cell office:value-type="string">
            <text:p>1.655312382</text:p>
          </table:table-cell>
          <table:table-cell office:value-type="string">
            <text:p>1.84316099</text:p>
          </table:table-cell>
          <table:table-cell office:value-type="string">
            <text:p>1.77602684</text:p>
          </table:table-cell>
          <table:table-cell office:value-type="string">
            <text:p>1.841111076</text:p>
          </table:table-cell>
          <table:table-cell office:value-type="string">
            <text:p>1.652006017</text:p>
          </table:table-cell>
          <table:table-cell office:value-type="string">
            <text:p>1.681440946</text:p>
          </table:table-cell>
          <table:table-cell office:value-type="string">
            <text:p>1.596512608</text:p>
          </table:table-cell>
          <table:table-cell office:value-type="string">
            <text:p>1.480955606</text:p>
          </table:table-cell>
          <table:table-cell office:value-type="string">
            <text:p>1.461492597</text:p>
          </table:table-cell>
          <table:table-cell office:value-type="string">
            <text:p>1.518202949</text:p>
          </table:table-cell>
          <table:table-cell office:value-type="string">
            <text:p>1.271137131</text:p>
          </table:table-cell>
          <table:table-cell office:value-type="string">
            <text:p>1.084567908</text:p>
          </table:table-cell>
          <table:table-cell office:value-type="string">
            <text:p>1.092106787</text:p>
          </table:table-cell>
          <table:table-cell office:value-type="string">
            <text:p>0.982878857</text:p>
          </table:table-cell>
          <table:table-cell office:value-type="string">
            <text:p>0.988332044</text:p>
          </table:table-cell>
          <table:table-cell office:value-type="string">
            <text:p>1.126793511</text:p>
          </table:table-cell>
          <table:table-cell office:value-type="string">
            <text:p>1.15336322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lovenia</text:p>
          </table:table-cell>
          <table:table-cell office:value-type="string">
            <text:p>SVN</text:p>
          </table:table-cell>
          <table:table-cell table:number-columns-repeated="35" office:value-type="string">
            <text:p>..</text:p>
          </table:table-cell>
          <table:table-cell office:value-type="string">
            <text:p>1.573041773</text:p>
          </table:table-cell>
          <table:table-cell office:value-type="string">
            <text:p>1.536360659</text:p>
          </table:table-cell>
          <table:table-cell office:value-type="string">
            <text:p>1.401365551</text:p>
          </table:table-cell>
          <table:table-cell office:value-type="string">
            <text:p>1.361186747</text:p>
          </table:table-cell>
          <table:table-cell office:value-type="string">
            <text:p>1.211305199</text:p>
          </table:table-cell>
          <table:table-cell office:value-type="string">
            <text:p>1.093166277</text:p>
          </table:table-cell>
          <table:table-cell office:value-type="string">
            <text:p>1.300482474</text:p>
          </table:table-cell>
          <table:table-cell office:value-type="string">
            <text:p>1.387618577</text:p>
          </table:table-cell>
          <table:table-cell office:value-type="string">
            <text:p>1.403798337</text:p>
          </table:table-cell>
          <table:table-cell office:value-type="string">
            <text:p>1.430651942</text:p>
          </table:table-cell>
          <table:table-cell office:value-type="string">
            <text:p>1.414704326</text:p>
          </table:table-cell>
          <table:table-cell office:value-type="string">
            <text:p>1.538026104</text:p>
          </table:table-cell>
          <table:table-cell office:value-type="string">
            <text:p>1.439666274</text:p>
          </table:table-cell>
          <table:table-cell office:value-type="string">
            <text:p>1.491916327</text:p>
          </table:table-cell>
          <table:table-cell office:value-type="string">
            <text:p>1.590048052</text:p>
          </table:table-cell>
          <table:table-cell office:value-type="string">
            <text:p>1.608054901</text:p>
          </table:table-cell>
          <table:table-cell office:value-type="string">
            <text:p>1.29785369</text:p>
          </table:table-cell>
          <table:table-cell office:value-type="string">
            <text:p>1.172521752</text:p>
          </table:table-cell>
          <table:table-cell office:value-type="string">
            <text:p>1.053163405</text:p>
          </table:table-cell>
          <table:table-cell office:value-type="string">
            <text:p>0.97424215</text:p>
          </table:table-cell>
          <table:table-cell office:value-type="string">
            <text:p>0.930145096</text:p>
          </table:table-cell>
          <table:table-cell office:value-type="string">
            <text:p>0.90412860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mall states</text:p>
          </table:table-cell>
          <table:table-cell office:value-type="string">
            <text:p>SST</text:p>
          </table:table-cell>
          <table:table-cell table:number-columns-repeated="42" office:value-type="string">
            <text:p>..</text:p>
          </table:table-cell>
          <table:table-cell office:value-type="string">
            <text:p>2.358542254</text:p>
          </table:table-cell>
          <table:table-cell office:value-type="string">
            <text:p>2.261240956</text:p>
          </table:table-cell>
          <table:table-cell office:value-type="string">
            <text:p>1.989218764</text:p>
          </table:table-cell>
          <table:table-cell office:value-type="string">
            <text:p>1.842346769</text:p>
          </table:table-cell>
          <table:table-cell office:value-type="string">
            <text:p>1.744689767</text:p>
          </table:table-cell>
          <table:table-cell office:value-type="string">
            <text:p>1.800510949</text:p>
          </table:table-cell>
          <table:table-cell office:value-type="string">
            <text:p>1.815442595</text:p>
          </table:table-cell>
          <table:table-cell office:value-type="string">
            <text:p>1.958525528</text:p>
          </table:table-cell>
          <table:table-cell office:value-type="string">
            <text:p>1.68532094</text:p>
          </table:table-cell>
          <table:table-cell table:number-columns-repeated="7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olomon Islands</text:p>
          </table:table-cell>
          <table:table-cell office:value-type="string">
            <text:p>SLB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omalia</text:p>
          </table:table-cell>
          <table:table-cell office:value-type="string">
            <text:p>SOM</text:p>
          </table:table-cell>
          <table:table-cell office:value-type="string">
            <text:p>..</text:p>
          </table:table-cell>
          <table:table-cell office:value-type="string">
            <text:p>0.230825431</text:p>
          </table:table-cell>
          <table:table-cell office:value-type="string">
            <text:p>0.254505423</text:p>
          </table:table-cell>
          <table:table-cell office:value-type="string">
            <text:p>0.290174204</text:p>
          </table:table-cell>
          <table:table-cell office:value-type="string">
            <text:p>0.330588588</text:p>
          </table:table-cell>
          <table:table-cell office:value-type="string">
            <text:p>0.296972836</text:p>
          </table:table-cell>
          <table:table-cell office:value-type="string">
            <text:p>0.35356832</text:p>
          </table:table-cell>
          <table:table-cell office:value-type="string">
            <text:p>0.387884414</text:p>
          </table:table-cell>
          <table:table-cell office:value-type="string">
            <text:p>0.407226563</text:p>
          </table:table-cell>
          <table:table-cell office:value-type="string">
            <text:p>0.419678053</text:p>
          </table:table-cell>
          <table:table-cell office:value-type="string">
            <text:p>0.495970228</text:p>
          </table:table-cell>
          <table:table-cell office:value-type="string">
            <text:p>0.482989653</text:p>
          </table:table-cell>
          <table:table-cell office:value-type="string">
            <text:p>0.453561503</text:p>
          </table:table-cell>
          <table:table-cell office:value-type="string">
            <text:p>0.505510524</text:p>
          </table:table-cell>
          <table:table-cell office:value-type="string">
            <text:p>0.727050366</text:p>
          </table:table-cell>
          <table:table-cell office:value-type="string">
            <text:p>0.516223938</text:p>
          </table:table-cell>
          <table:table-cell office:value-type="string">
            <text:p>0.517533034</text:p>
          </table:table-cell>
          <table:table-cell office:value-type="string">
            <text:p>0.460755677</text:p>
          </table:table-cell>
          <table:table-cell office:value-type="string">
            <text:p>0.994988613</text:p>
          </table:table-cell>
          <table:table-cell office:value-type="string">
            <text:p>0.974661188</text:p>
          </table:table-cell>
          <table:table-cell office:value-type="string">
            <text:p>0.549735198</text:p>
          </table:table-cell>
          <table:table-cell office:value-type="string">
            <text:p>0.607709726</text:p>
          </table:table-cell>
          <table:table-cell office:value-type="string">
            <text:p>0.288266515</text:p>
          </table:table-cell>
          <table:table-cell office:value-type="string">
            <text:p>0.239324526</text:p>
          </table:table-cell>
          <table:table-cell office:value-type="string">
            <text:p>0.143127647</text:p>
          </table:table-cell>
          <table:table-cell office:value-type="string">
            <text:p>0.0507097</text:p>
          </table:table-cell>
          <table:table-cell office:value-type="string">
            <text:p>0.028948241</text:p>
          </table:table-cell>
          <table:table-cell office:value-type="string">
            <text:p>0.016956211</text:p>
          </table:table-cell>
          <table:table-cell office:value-type="string">
            <text:p>0.017435718</text:p>
          </table:table-cell>
          <table:table-cell office:value-type="string">
            <text:p>0.001529992</text:p>
          </table:table-cell>
          <table:table-cell table:number-columns-repeated="23" office:value-type="string">
            <text:p>..</text:p>
          </table:table-cell>
          <table:table-cell office:value-type="string">
            <text:p>2.52508E-05</text:p>
          </table:table-cell>
          <table:table-cell office:value-type="string">
            <text:p>5.27552E-05</text:p>
          </table:table-cell>
          <table:table-cell office:value-type="string">
            <text:p>3.53636E-05</text:p>
          </table:table-cell>
          <table:table-cell office:value-type="string">
            <text:p>3.29489E-0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outh Africa</text:p>
          </table:table-cell>
          <table:table-cell office:value-type="string">
            <text:p>ZAF</text:p>
          </table:table-cell>
          <table:table-cell office:value-type="string">
            <text:p>0.924043615</text:p>
          </table:table-cell>
          <table:table-cell office:value-type="string">
            <text:p>1.426690079</text:p>
          </table:table-cell>
          <table:table-cell office:value-type="string">
            <text:p>2.191103789</text:p>
          </table:table-cell>
          <table:table-cell office:value-type="string">
            <text:p>2.005645521</text:p>
          </table:table-cell>
          <table:table-cell office:value-type="string">
            <text:p>2.618083671</text:p>
          </table:table-cell>
          <table:table-cell office:value-type="string">
            <text:p>2.553730237</text:p>
          </table:table-cell>
          <table:table-cell office:value-type="string">
            <text:p>2.626062323</text:p>
          </table:table-cell>
          <table:table-cell office:value-type="string">
            <text:p>2.708058124</text:p>
          </table:table-cell>
          <table:table-cell office:value-type="string">
            <text:p>2.683522887</text:p>
          </table:table-cell>
          <table:table-cell office:value-type="string">
            <text:p>2.536292341</text:p>
          </table:table-cell>
          <table:table-cell office:value-type="string">
            <text:p>2.268926725</text:p>
          </table:table-cell>
          <table:table-cell office:value-type="string">
            <text:p>2.389465722</text:p>
          </table:table-cell>
          <table:table-cell office:value-type="string">
            <text:p>2.305396516</text:p>
          </table:table-cell>
          <table:table-cell office:value-type="string">
            <text:p>2.570093458</text:p>
          </table:table-cell>
          <table:table-cell office:value-type="string">
            <text:p>2.994802079</text:p>
          </table:table-cell>
          <table:table-cell office:value-type="string">
            <text:p>3.756297453</text:p>
          </table:table-cell>
          <table:table-cell office:value-type="string">
            <text:p>4.582299161</text:p>
          </table:table-cell>
          <table:table-cell office:value-type="string">
            <text:p>5.101275849</text:p>
          </table:table-cell>
          <table:table-cell office:value-type="string">
            <text:p>4.424501144</text:p>
          </table:table-cell>
          <table:table-cell office:value-type="string">
            <text:p>3.748532108</text:p>
          </table:table-cell>
          <table:table-cell office:value-type="string">
            <text:p>3.207588042</text:p>
          </table:table-cell>
          <table:table-cell office:value-type="string">
            <text:p>3.524662302</text:p>
          </table:table-cell>
          <table:table-cell office:value-type="string">
            <text:p>3.499876693</text:p>
          </table:table-cell>
          <table:table-cell office:value-type="string">
            <text:p>3.492144984</text:p>
          </table:table-cell>
          <table:table-cell office:value-type="string">
            <text:p>3.581600996</text:p>
          </table:table-cell>
          <table:table-cell office:value-type="string">
            <text:p>3.583796592</text:p>
          </table:table-cell>
          <table:table-cell office:value-type="string">
            <text:p>3.699388809</text:p>
          </table:table-cell>
          <table:table-cell office:value-type="string">
            <text:p>4.059853942</text:p>
          </table:table-cell>
          <table:table-cell office:value-type="string">
            <text:p>4.479136338</text:p>
          </table:table-cell>
          <table:table-cell office:value-type="string">
            <text:p>4.222815583</text:p>
          </table:table-cell>
          <table:table-cell office:value-type="string">
            <text:p>3.777038576</text:p>
          </table:table-cell>
          <table:table-cell office:value-type="string">
            <text:p>3.125977005</text:p>
          </table:table-cell>
          <table:table-cell office:value-type="string">
            <text:p>2.733221621</text:p>
          </table:table-cell>
          <table:table-cell office:value-type="string">
            <text:p>2.423020661</text:p>
          </table:table-cell>
          <table:table-cell office:value-type="string">
            <text:p>2.489102901</text:p>
          </table:table-cell>
          <table:table-cell office:value-type="string">
            <text:p>2.117864047</text:p>
          </table:table-cell>
          <table:table-cell office:value-type="string">
            <text:p>1.755878798</text:p>
          </table:table-cell>
          <table:table-cell office:value-type="string">
            <text:p>1.582133557</text:p>
          </table:table-cell>
          <table:table-cell office:value-type="string">
            <text:p>1.383166723</text:p>
          </table:table-cell>
          <table:table-cell office:value-type="string">
            <text:p>1.272052931</text:p>
          </table:table-cell>
          <table:table-cell office:value-type="string">
            <text:p>1.387289131</text:p>
          </table:table-cell>
          <table:table-cell office:value-type="string">
            <text:p>1.483161018</text:p>
          </table:table-cell>
          <table:table-cell office:value-type="string">
            <text:p>1.529309559</text:p>
          </table:table-cell>
          <table:table-cell office:value-type="string">
            <text:p>1.468811238</text:p>
          </table:table-cell>
          <table:table-cell office:value-type="string">
            <text:p>1.355728578</text:p>
          </table:table-cell>
          <table:table-cell office:value-type="string">
            <text:p>1.38376969</text:p>
          </table:table-cell>
          <table:table-cell office:value-type="string">
            <text:p>1.290746983</text:p>
          </table:table-cell>
          <table:table-cell office:value-type="string">
            <text:p>1.177517253</text:p>
          </table:table-cell>
          <table:table-cell office:value-type="string">
            <text:p>1.145843314</text:p>
          </table:table-cell>
          <table:table-cell office:value-type="string">
            <text:p>1.214002043</text:p>
          </table:table-cell>
          <table:table-cell office:value-type="string">
            <text:p>1.115808251</text:p>
          </table:table-cell>
          <table:table-cell office:value-type="string">
            <text:p>1.103257676</text:p>
          </table:table-cell>
          <table:table-cell office:value-type="string">
            <text:p>1.132793112</text:p>
          </table:table-cell>
          <table:table-cell office:value-type="string">
            <text:p>1.123274262</text:p>
          </table:table-cell>
          <table:table-cell office:value-type="string">
            <text:p>1.10972546</text:p>
          </table:table-cell>
          <table:table-cell office:value-type="string">
            <text:p>1.090158698</text:p>
          </table:table-cell>
          <table:table-cell office:value-type="string">
            <text:p>1.07050625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outh Asia</text:p>
          </table:table-cell>
          <table:table-cell office:value-type="string">
            <text:p>SAS</text:p>
          </table:table-cell>
          <table:table-cell office:value-type="string">
            <text:p>2.178160828</text:p>
          </table:table-cell>
          <table:table-cell office:value-type="string">
            <text:p>2.206792606</text:p>
          </table:table-cell>
          <table:table-cell office:value-type="string">
            <text:p>2.710813607</text:p>
          </table:table-cell>
          <table:table-cell office:value-type="string">
            <text:p>3.783325998</text:p>
          </table:table-cell>
          <table:table-cell office:value-type="string">
            <text:p>3.628426255</text:p>
          </table:table-cell>
          <table:table-cell office:value-type="string">
            <text:p>3.888931</text:p>
          </table:table-cell>
          <table:table-cell office:value-type="string">
            <text:p>3.878731035</text:p>
          </table:table-cell>
          <table:table-cell office:value-type="string">
            <text:p>3.374309809</text:p>
          </table:table-cell>
          <table:table-cell office:value-type="string">
            <text:p>3.362396856</text:p>
          </table:table-cell>
          <table:table-cell office:value-type="string">
            <text:p>3.310557857</text:p>
          </table:table-cell>
          <table:table-cell office:value-type="string">
            <text:p>3.296744006</text:p>
          </table:table-cell>
          <table:table-cell office:value-type="string">
            <text:p>3.795554849</text:p>
          </table:table-cell>
          <table:table-cell office:value-type="string">
            <text:p>3.843027196</text:p>
          </table:table-cell>
          <table:table-cell office:value-type="string">
            <text:p>2.928480497</text:p>
          </table:table-cell>
          <table:table-cell office:value-type="string">
            <text:p>2.923814771</text:p>
          </table:table-cell>
          <table:table-cell office:value-type="string">
            <text:p>3.081805674</text:p>
          </table:table-cell>
          <table:table-cell office:value-type="string">
            <text:p>3.273198132</text:p>
          </table:table-cell>
          <table:table-cell office:value-type="string">
            <text:p>3.064070677</text:p>
          </table:table-cell>
          <table:table-cell office:value-type="string">
            <text:p>3.026040006</text:p>
          </table:table-cell>
          <table:table-cell office:value-type="string">
            <text:p>3.125898109</text:p>
          </table:table-cell>
          <table:table-cell office:value-type="string">
            <text:p>3.042449211</text:p>
          </table:table-cell>
          <table:table-cell office:value-type="string">
            <text:p>3.122546206</text:p>
          </table:table-cell>
          <table:table-cell office:value-type="string">
            <text:p>3.350409766</text:p>
          </table:table-cell>
          <table:table-cell office:value-type="string">
            <text:p>3.363759414</text:p>
          </table:table-cell>
          <table:table-cell office:value-type="string">
            <text:p>3.42835483</text:p>
          </table:table-cell>
          <table:table-cell office:value-type="string">
            <text:p>3.556010473</text:p>
          </table:table-cell>
          <table:table-cell office:value-type="string">
            <text:p>3.960794671</text:p>
          </table:table-cell>
          <table:table-cell office:value-type="string">
            <text:p>4.073148143</text:p>
          </table:table-cell>
          <table:table-cell office:value-type="string">
            <text:p>3.867985301</text:p>
          </table:table-cell>
          <table:table-cell office:value-type="string">
            <text:p>3.666593741</text:p>
          </table:table-cell>
          <table:table-cell office:value-type="string">
            <text:p>3.436601463</text:p>
          </table:table-cell>
          <table:table-cell office:value-type="string">
            <text:p>3.364428463</text:p>
          </table:table-cell>
          <table:table-cell office:value-type="string">
            <text:p>3.220346204</text:p>
          </table:table-cell>
          <table:table-cell office:value-type="string">
            <text:p>3.340633971</text:p>
          </table:table-cell>
          <table:table-cell office:value-type="string">
            <text:p>3.127871768</text:p>
          </table:table-cell>
          <table:table-cell office:value-type="string">
            <text:p>3.106955183</text:p>
          </table:table-cell>
          <table:table-cell office:value-type="string">
            <text:p>2.940749158</text:p>
          </table:table-cell>
          <table:table-cell office:value-type="string">
            <text:p>2.986418566</text:p>
          </table:table-cell>
          <table:table-cell office:value-type="string">
            <text:p>3.019588592</text:p>
          </table:table-cell>
          <table:table-cell office:value-type="string">
            <text:p>3.149230082</text:p>
          </table:table-cell>
          <table:table-cell office:value-type="string">
            <text:p>3.072244528</text:p>
          </table:table-cell>
          <table:table-cell office:value-type="string">
            <text:p>3.020483461</text:p>
          </table:table-cell>
          <table:table-cell office:value-type="string">
            <text:p>2.939564283</text:p>
          </table:table-cell>
          <table:table-cell office:value-type="string">
            <text:p>2.810964107</text:p>
          </table:table-cell>
          <table:table-cell office:value-type="string">
            <text:p>2.928966095</text:p>
          </table:table-cell>
          <table:table-cell office:value-type="string">
            <text:p>2.855263521</text:p>
          </table:table-cell>
          <table:table-cell office:value-type="string">
            <text:p>2.634104588</text:p>
          </table:table-cell>
          <table:table-cell office:value-type="string">
            <text:p>2.474080996</text:p>
          </table:table-cell>
          <table:table-cell office:value-type="string">
            <text:p>2.650573838</text:p>
          </table:table-cell>
          <table:table-cell office:value-type="string">
            <text:p>2.903270876</text:p>
          </table:table-cell>
          <table:table-cell office:value-type="string">
            <text:p>2.750289071</text:p>
          </table:table-cell>
          <table:table-cell office:value-type="string">
            <text:p>2.628302897</text:p>
          </table:table-cell>
          <table:table-cell office:value-type="string">
            <text:p>2.531758809</text:p>
          </table:table-cell>
          <table:table-cell office:value-type="string">
            <text:p>2.468297907</text:p>
          </table:table-cell>
          <table:table-cell office:value-type="string">
            <text:p>2.494587503</text:p>
          </table:table-cell>
          <table:table-cell office:value-type="string">
            <text:p>2.439461475</text:p>
          </table:table-cell>
          <table:table-cell office:value-type="string">
            <text:p>2.48807527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outh Asia (IDA &amp; IBRD)</text:p>
          </table:table-cell>
          <table:table-cell office:value-type="string">
            <text:p>TSA</text:p>
          </table:table-cell>
          <table:table-cell office:value-type="string">
            <text:p>2.178160828</text:p>
          </table:table-cell>
          <table:table-cell office:value-type="string">
            <text:p>2.206792606</text:p>
          </table:table-cell>
          <table:table-cell office:value-type="string">
            <text:p>2.710813607</text:p>
          </table:table-cell>
          <table:table-cell office:value-type="string">
            <text:p>3.783325998</text:p>
          </table:table-cell>
          <table:table-cell office:value-type="string">
            <text:p>3.628426255</text:p>
          </table:table-cell>
          <table:table-cell office:value-type="string">
            <text:p>3.888931</text:p>
          </table:table-cell>
          <table:table-cell office:value-type="string">
            <text:p>3.878731035</text:p>
          </table:table-cell>
          <table:table-cell office:value-type="string">
            <text:p>3.374309809</text:p>
          </table:table-cell>
          <table:table-cell office:value-type="string">
            <text:p>3.362396856</text:p>
          </table:table-cell>
          <table:table-cell office:value-type="string">
            <text:p>3.310557857</text:p>
          </table:table-cell>
          <table:table-cell office:value-type="string">
            <text:p>3.296744006</text:p>
          </table:table-cell>
          <table:table-cell office:value-type="string">
            <text:p>3.795554849</text:p>
          </table:table-cell>
          <table:table-cell office:value-type="string">
            <text:p>3.843027196</text:p>
          </table:table-cell>
          <table:table-cell office:value-type="string">
            <text:p>2.928480497</text:p>
          </table:table-cell>
          <table:table-cell office:value-type="string">
            <text:p>2.923814771</text:p>
          </table:table-cell>
          <table:table-cell office:value-type="string">
            <text:p>3.081805674</text:p>
          </table:table-cell>
          <table:table-cell office:value-type="string">
            <text:p>3.273198132</text:p>
          </table:table-cell>
          <table:table-cell office:value-type="string">
            <text:p>3.064070677</text:p>
          </table:table-cell>
          <table:table-cell office:value-type="string">
            <text:p>3.026040006</text:p>
          </table:table-cell>
          <table:table-cell office:value-type="string">
            <text:p>3.125898109</text:p>
          </table:table-cell>
          <table:table-cell office:value-type="string">
            <text:p>3.042449211</text:p>
          </table:table-cell>
          <table:table-cell office:value-type="string">
            <text:p>3.122546206</text:p>
          </table:table-cell>
          <table:table-cell office:value-type="string">
            <text:p>3.350409766</text:p>
          </table:table-cell>
          <table:table-cell office:value-type="string">
            <text:p>3.363759414</text:p>
          </table:table-cell>
          <table:table-cell office:value-type="string">
            <text:p>3.42835483</text:p>
          </table:table-cell>
          <table:table-cell office:value-type="string">
            <text:p>3.556010473</text:p>
          </table:table-cell>
          <table:table-cell office:value-type="string">
            <text:p>3.960794671</text:p>
          </table:table-cell>
          <table:table-cell office:value-type="string">
            <text:p>4.073148143</text:p>
          </table:table-cell>
          <table:table-cell office:value-type="string">
            <text:p>3.867985301</text:p>
          </table:table-cell>
          <table:table-cell office:value-type="string">
            <text:p>3.666593741</text:p>
          </table:table-cell>
          <table:table-cell office:value-type="string">
            <text:p>3.436601463</text:p>
          </table:table-cell>
          <table:table-cell office:value-type="string">
            <text:p>3.364428463</text:p>
          </table:table-cell>
          <table:table-cell office:value-type="string">
            <text:p>3.220346204</text:p>
          </table:table-cell>
          <table:table-cell office:value-type="string">
            <text:p>3.340633971</text:p>
          </table:table-cell>
          <table:table-cell office:value-type="string">
            <text:p>3.127871768</text:p>
          </table:table-cell>
          <table:table-cell office:value-type="string">
            <text:p>3.106955183</text:p>
          </table:table-cell>
          <table:table-cell office:value-type="string">
            <text:p>2.940749158</text:p>
          </table:table-cell>
          <table:table-cell office:value-type="string">
            <text:p>2.986418566</text:p>
          </table:table-cell>
          <table:table-cell office:value-type="string">
            <text:p>3.019588592</text:p>
          </table:table-cell>
          <table:table-cell office:value-type="string">
            <text:p>3.149230082</text:p>
          </table:table-cell>
          <table:table-cell office:value-type="string">
            <text:p>3.072244528</text:p>
          </table:table-cell>
          <table:table-cell office:value-type="string">
            <text:p>3.020483461</text:p>
          </table:table-cell>
          <table:table-cell office:value-type="string">
            <text:p>2.939564283</text:p>
          </table:table-cell>
          <table:table-cell office:value-type="string">
            <text:p>2.810964107</text:p>
          </table:table-cell>
          <table:table-cell office:value-type="string">
            <text:p>2.928966095</text:p>
          </table:table-cell>
          <table:table-cell office:value-type="string">
            <text:p>2.855263521</text:p>
          </table:table-cell>
          <table:table-cell office:value-type="string">
            <text:p>2.634104588</text:p>
          </table:table-cell>
          <table:table-cell office:value-type="string">
            <text:p>2.474080996</text:p>
          </table:table-cell>
          <table:table-cell office:value-type="string">
            <text:p>2.650573838</text:p>
          </table:table-cell>
          <table:table-cell office:value-type="string">
            <text:p>2.903270876</text:p>
          </table:table-cell>
          <table:table-cell office:value-type="string">
            <text:p>2.750289071</text:p>
          </table:table-cell>
          <table:table-cell office:value-type="string">
            <text:p>2.628302897</text:p>
          </table:table-cell>
          <table:table-cell office:value-type="string">
            <text:p>2.531758809</text:p>
          </table:table-cell>
          <table:table-cell office:value-type="string">
            <text:p>2.468297907</text:p>
          </table:table-cell>
          <table:table-cell office:value-type="string">
            <text:p>2.494587503</text:p>
          </table:table-cell>
          <table:table-cell office:value-type="string">
            <text:p>2.439461475</text:p>
          </table:table-cell>
          <table:table-cell office:value-type="string">
            <text:p>2.48807527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outh Sudan</text:p>
          </table:table-cell>
          <table:table-cell office:value-type="string">
            <text:p>SSD</text:p>
          </table:table-cell>
          <table:table-cell table:number-columns-repeated="48" office:value-type="string">
            <text:p>..</text:p>
          </table:table-cell>
          <table:table-cell office:value-type="string">
            <text:p>5.761377614</text:p>
          </table:table-cell>
          <table:table-cell office:value-type="string">
            <text:p>4.968497805</text:p>
          </table:table-cell>
          <table:table-cell office:value-type="string">
            <text:p>4.140689655</text:p>
          </table:table-cell>
          <table:table-cell office:value-type="string">
            <text:p>5.905212321</text:p>
          </table:table-cell>
          <table:table-cell office:value-type="string">
            <text:p>9.530752801</text:p>
          </table:table-cell>
          <table:table-cell office:value-type="string">
            <text:p>7.406924383</text:p>
          </table:table-cell>
          <table:table-cell office:value-type="string">
            <text:p>9.799105475</text:p>
          </table:table-cell>
          <table:table-cell office:value-type="string">
            <text:p>12.77737537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pain</text:p>
          </table:table-cell>
          <table:table-cell office:value-type="string">
            <text:p>ESP</text:p>
          </table:table-cell>
          <table:table-cell office:value-type="string">
            <text:p>1.928737676</text:p>
          </table:table-cell>
          <table:table-cell office:value-type="string">
            <text:p>1.730109838</text:p>
          </table:table-cell>
          <table:table-cell office:value-type="string">
            <text:p>1.913378569</text:p>
          </table:table-cell>
          <table:table-cell office:value-type="string">
            <text:p>1.659352583</text:p>
          </table:table-cell>
          <table:table-cell office:value-type="string">
            <text:p>1.812324449</text:p>
          </table:table-cell>
          <table:table-cell office:value-type="string">
            <text:p>1.774957202</text:p>
          </table:table-cell>
          <table:table-cell office:value-type="string">
            <text:p>1.953070737</text:p>
          </table:table-cell>
          <table:table-cell office:value-type="string">
            <text:p>1.725013022</text:p>
          </table:table-cell>
          <table:table-cell office:value-type="string">
            <text:p>2.124674225</text:p>
          </table:table-cell>
          <table:table-cell office:value-type="string">
            <text:p>2.235685673</text:p>
          </table:table-cell>
          <table:table-cell office:value-type="string">
            <text:p>2.101586389</text:p>
          </table:table-cell>
          <table:table-cell office:value-type="string">
            <text:p>1.937174697</text:p>
          </table:table-cell>
          <table:table-cell office:value-type="string">
            <text:p>2.129994603</text:p>
          </table:table-cell>
          <table:table-cell office:value-type="string">
            <text:p>1.939539808</text:p>
          </table:table-cell>
          <table:table-cell office:value-type="string">
            <text:p>2.028862802</text:p>
          </table:table-cell>
          <table:table-cell office:value-type="string">
            <text:p>1.841932432</text:p>
          </table:table-cell>
          <table:table-cell office:value-type="string">
            <text:p>2.133076084</text:p>
          </table:table-cell>
          <table:table-cell office:value-type="string">
            <text:p>2.126658441</text:p>
          </table:table-cell>
          <table:table-cell office:value-type="string">
            <text:p>2.166890457</text:p>
          </table:table-cell>
          <table:table-cell office:value-type="string">
            <text:p>2.294798686</text:p>
          </table:table-cell>
          <table:table-cell office:value-type="string">
            <text:p>2.373118553</text:p>
          </table:table-cell>
          <table:table-cell office:value-type="string">
            <text:p>2.460944955</text:p>
          </table:table-cell>
          <table:table-cell office:value-type="string">
            <text:p>2.535497269</text:p>
          </table:table-cell>
          <table:table-cell office:value-type="string">
            <text:p>2.798536329</text:p>
          </table:table-cell>
          <table:table-cell office:value-type="string">
            <text:p>2.826871919</text:p>
          </table:table-cell>
          <table:table-cell office:value-type="string">
            <text:p>2.816115658</text:p>
          </table:table-cell>
          <table:table-cell office:value-type="string">
            <text:p>2.501881915</text:p>
          </table:table-cell>
          <table:table-cell office:value-type="string">
            <text:p>2.492030841</text:p>
          </table:table-cell>
          <table:table-cell office:value-type="string">
            <text:p>2.372566113</text:p>
          </table:table-cell>
          <table:table-cell office:value-type="string">
            <text:p>2.248977949</text:p>
          </table:table-cell>
          <table:table-cell office:value-type="string">
            <text:p>2.185699781</text:p>
          </table:table-cell>
          <table:table-cell office:value-type="string">
            <text:p>2.029306152</text:p>
          </table:table-cell>
          <table:table-cell office:value-type="string">
            <text:p>1.946975184</text:p>
          </table:table-cell>
          <table:table-cell office:value-type="string">
            <text:p>1.917478855</text:p>
          </table:table-cell>
          <table:table-cell office:value-type="string">
            <text:p>1.907448464</text:p>
          </table:table-cell>
          <table:table-cell office:value-type="string">
            <text:p>1.866390036</text:p>
          </table:table-cell>
          <table:table-cell office:value-type="string">
            <text:p>1.761875195</text:p>
          </table:table-cell>
          <table:table-cell office:value-type="string">
            <text:p>1.675831823</text:p>
          </table:table-cell>
          <table:table-cell office:value-type="string">
            <text:p>1.67464019</text:p>
          </table:table-cell>
          <table:table-cell office:value-type="string">
            <text:p>1.755234589</text:p>
          </table:table-cell>
          <table:table-cell office:value-type="string">
            <text:p>1.725517988</text:p>
          </table:table-cell>
          <table:table-cell office:value-type="string">
            <text:p>1.632996821</text:p>
          </table:table-cell>
          <table:table-cell office:value-type="string">
            <text:p>1.456486691</text:p>
          </table:table-cell>
          <table:table-cell office:value-type="string">
            <text:p>1.420409174</text:p>
          </table:table-cell>
          <table:table-cell office:value-type="string">
            <text:p>1.426928792</text:p>
          </table:table-cell>
          <table:table-cell office:value-type="string">
            <text:p>1.382394156</text:p>
          </table:table-cell>
          <table:table-cell office:value-type="string">
            <text:p>1.364365549</text:p>
          </table:table-cell>
          <table:table-cell office:value-type="string">
            <text:p>1.356462347</text:p>
          </table:table-cell>
          <table:table-cell office:value-type="string">
            <text:p>1.359431118</text:p>
          </table:table-cell>
          <table:table-cell office:value-type="string">
            <text:p>1.346106582</text:p>
          </table:table-cell>
          <table:table-cell office:value-type="string">
            <text:p>1.376820068</text:p>
          </table:table-cell>
          <table:table-cell office:value-type="string">
            <text:p>1.323557685</text:p>
          </table:table-cell>
          <table:table-cell office:value-type="string">
            <text:p>1.411704005</text:p>
          </table:table-cell>
          <table:table-cell office:value-type="string">
            <text:p>1.266138113</text:p>
          </table:table-cell>
          <table:table-cell office:value-type="string">
            <text:p>1.247615193</text:p>
          </table:table-cell>
          <table:table-cell office:value-type="string">
            <text:p>1.246946754</text:p>
          </table:table-cell>
          <table:table-cell office:value-type="string">
            <text:p>1.20399956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ri Lanka</text:p>
          </table:table-cell>
          <table:table-cell office:value-type="string">
            <text:p>LKA</text:p>
          </table:table-cell>
          <table:table-cell office:value-type="string">
            <text:p>1.18164208</text:p>
          </table:table-cell>
          <table:table-cell office:value-type="string">
            <text:p>1.183272727</text:p>
          </table:table-cell>
          <table:table-cell office:value-type="string">
            <text:p>1.082855093</text:p>
          </table:table-cell>
          <table:table-cell office:value-type="string">
            <text:p>0.897791926</text:p>
          </table:table-cell>
          <table:table-cell office:value-type="string">
            <text:p>0.851725908</text:p>
          </table:table-cell>
          <table:table-cell office:value-type="string">
            <text:p>0.852610094</text:p>
          </table:table-cell>
          <table:table-cell office:value-type="string">
            <text:p>0.872915917</text:p>
          </table:table-cell>
          <table:table-cell office:value-type="string">
            <text:p>0.84513666</text:p>
          </table:table-cell>
          <table:table-cell office:value-type="string">
            <text:p>0.794457921</text:p>
          </table:table-cell>
          <table:table-cell office:value-type="string">
            <text:p>0.807396323</text:p>
          </table:table-cell>
          <table:table-cell office:value-type="string">
            <text:p>0.916642272</text:p>
          </table:table-cell>
          <table:table-cell office:value-type="string">
            <text:p>1.362633452</text:p>
          </table:table-cell>
          <table:table-cell office:value-type="string">
            <text:p>1.185807044</text:p>
          </table:table-cell>
          <table:table-cell office:value-type="string">
            <text:p>0.874809824</text:p>
          </table:table-cell>
          <table:table-cell office:value-type="string">
            <text:p>0.79508645</text:p>
          </table:table-cell>
          <table:table-cell office:value-type="string">
            <text:p>0.80358957</text:p>
          </table:table-cell>
          <table:table-cell office:value-type="string">
            <text:p>0.659239148</text:p>
          </table:table-cell>
          <table:table-cell office:value-type="string">
            <text:p>0.684373884</text:p>
          </table:table-cell>
          <table:table-cell office:value-type="string">
            <text:p>0.803000117</text:p>
          </table:table-cell>
          <table:table-cell office:value-type="string">
            <text:p>0.834462748</text:p>
          </table:table-cell>
          <table:table-cell office:value-type="string">
            <text:p>0.765779308</text:p>
          </table:table-cell>
          <table:table-cell office:value-type="string">
            <text:p>0.626798424</text:p>
          </table:table-cell>
          <table:table-cell office:value-type="string">
            <text:p>0.544740926</text:p>
          </table:table-cell>
          <table:table-cell office:value-type="string">
            <text:p>0.889137425</text:p>
          </table:table-cell>
          <table:table-cell office:value-type="string">
            <text:p>0.922430502</text:p>
          </table:table-cell>
          <table:table-cell office:value-type="string">
            <text:p>3.160769823</text:p>
          </table:table-cell>
          <table:table-cell office:value-type="string">
            <text:p>2.696658012</text:p>
          </table:table-cell>
          <table:table-cell office:value-type="string">
            <text:p>3.393146709</text:p>
          </table:table-cell>
          <table:table-cell office:value-type="string">
            <text:p>2.371183249</text:p>
          </table:table-cell>
          <table:table-cell office:value-type="string">
            <text:p>1.798595424</text:p>
          </table:table-cell>
          <table:table-cell office:value-type="string">
            <text:p>2.328487433</text:p>
          </table:table-cell>
          <table:table-cell office:value-type="string">
            <text:p>3.082087849</text:p>
          </table:table-cell>
          <table:table-cell office:value-type="string">
            <text:p>3.367639901</text:p>
          </table:table-cell>
          <table:table-cell office:value-type="string">
            <text:p>3.431785654</text:p>
          </table:table-cell>
          <table:table-cell office:value-type="string">
            <text:p>3.729338058</text:p>
          </table:table-cell>
          <table:table-cell office:value-type="string">
            <text:p>5.861132243</text:p>
          </table:table-cell>
          <table:table-cell office:value-type="string">
            <text:p>5.519783161</text:p>
          </table:table-cell>
          <table:table-cell office:value-type="string">
            <text:p>4.630607275</text:p>
          </table:table-cell>
          <table:table-cell office:value-type="string">
            <text:p>4.643482327</text:p>
          </table:table-cell>
          <table:table-cell office:value-type="string">
            <text:p>4.030152907</text:p>
          </table:table-cell>
          <table:table-cell office:value-type="string">
            <text:p>5.033888979</text:p>
          </table:table-cell>
          <table:table-cell office:value-type="string">
            <text:p>4.286989181</text:p>
          </table:table-cell>
          <table:table-cell office:value-type="string">
            <text:p>3.45701489</text:p>
          </table:table-cell>
          <table:table-cell office:value-type="string">
            <text:p>2.868911827</text:p>
          </table:table-cell>
          <table:table-cell office:value-type="string">
            <text:p>2.997358479</text:p>
          </table:table-cell>
          <table:table-cell office:value-type="string">
            <text:p>2.639533395</text:p>
          </table:table-cell>
          <table:table-cell office:value-type="string">
            <text:p>2.798773599</text:p>
          </table:table-cell>
          <table:table-cell office:value-type="string">
            <text:p>3.260608357</text:p>
          </table:table-cell>
          <table:table-cell office:value-type="string">
            <text:p>3.712169683</text:p>
          </table:table-cell>
          <table:table-cell office:value-type="string">
            <text:p>3.618663853</text:p>
          </table:table-cell>
          <table:table-cell office:value-type="string">
            <text:p>2.70074784</text:p>
          </table:table-cell>
          <table:table-cell office:value-type="string">
            <text:p>2.683158092</text:p>
          </table:table-cell>
          <table:table-cell office:value-type="string">
            <text:p>2.155199759</text:p>
          </table:table-cell>
          <table:table-cell office:value-type="string">
            <text:p>2.154048243</text:p>
          </table:table-cell>
          <table:table-cell office:value-type="string">
            <text:p>2.412646779</text:p>
          </table:table-cell>
          <table:table-cell office:value-type="string">
            <text:p>2.551988528</text:p>
          </table:table-cell>
          <table:table-cell office:value-type="string">
            <text:p>2.44244076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t. Kitts and Nevis</text:p>
          </table:table-cell>
          <table:table-cell office:value-type="string">
            <text:p>KNA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t. Lucia</text:p>
          </table:table-cell>
          <table:table-cell office:value-type="string">
            <text:p>LCA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t. Martin (French part)</text:p>
          </table:table-cell>
          <table:table-cell office:value-type="string">
            <text:p>MAF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t. Vincent and the Grenadines</text:p>
          </table:table-cell>
          <table:table-cell office:value-type="string">
            <text:p>VCT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ub-Saharan Africa</text:p>
          </table:table-cell>
          <table:table-cell office:value-type="string">
            <text:p>SSF</text:p>
          </table:table-cell>
          <table:table-cell table:number-columns-repeated="3" office:value-type="string">
            <text:p>..</text:p>
          </table:table-cell>
          <table:table-cell office:value-type="string">
            <text:p>1.381789967</text:p>
          </table:table-cell>
          <table:table-cell office:value-type="string">
            <text:p>1.873433456</text:p>
          </table:table-cell>
          <table:table-cell office:value-type="string">
            <text:p>1.933836708</text:p>
          </table:table-cell>
          <table:table-cell office:value-type="string">
            <text:p>1.898762986</text:p>
          </table:table-cell>
          <table:table-cell office:value-type="string">
            <text:p>2.549354965</text:p>
          </table:table-cell>
          <table:table-cell office:value-type="string">
            <text:p>2.891403273</text:p>
          </table:table-cell>
          <table:table-cell office:value-type="string">
            <text:p>3.492803184</text:p>
          </table:table-cell>
          <table:table-cell office:value-type="string">
            <text:p>2.961415119</text:p>
          </table:table-cell>
          <table:table-cell office:value-type="string">
            <text:p>2.620134921</text:p>
          </table:table-cell>
          <table:table-cell office:value-type="string">
            <text:p>2.817077872</text:p>
          </table:table-cell>
          <table:table-cell office:value-type="string">
            <text:p>2.856409531</text:p>
          </table:table-cell>
          <table:table-cell office:value-type="string">
            <text:p>2.939100791</text:p>
          </table:table-cell>
          <table:table-cell office:value-type="string">
            <text:p>4.055468908</text:p>
          </table:table-cell>
          <table:table-cell office:value-type="string">
            <text:p>3.876128648</text:p>
          </table:table-cell>
          <table:table-cell office:value-type="string">
            <text:p>4.024596184</text:p>
          </table:table-cell>
          <table:table-cell office:value-type="string">
            <text:p>3.668010199</text:p>
          </table:table-cell>
          <table:table-cell office:value-type="string">
            <text:p>3.302408752</text:p>
          </table:table-cell>
          <table:table-cell office:value-type="string">
            <text:p>2.858041877</text:p>
          </table:table-cell>
          <table:table-cell office:value-type="string">
            <text:p>2.806299894</text:p>
          </table:table-cell>
          <table:table-cell office:value-type="string">
            <text:p>2.750823855</text:p>
          </table:table-cell>
          <table:table-cell office:value-type="string">
            <text:p>2.861073447</text:p>
          </table:table-cell>
          <table:table-cell office:value-type="string">
            <text:p>2.858312312</text:p>
          </table:table-cell>
          <table:table-cell office:value-type="string">
            <text:p>3.155977892</text:p>
          </table:table-cell>
          <table:table-cell office:value-type="string">
            <text:p>3.253534457</text:p>
          </table:table-cell>
          <table:table-cell office:value-type="string">
            <text:p>3.493457673</text:p>
          </table:table-cell>
          <table:table-cell office:value-type="string">
            <text:p>3.760385642</text:p>
          </table:table-cell>
          <table:table-cell office:value-type="string">
            <text:p>3.85611885</text:p>
          </table:table-cell>
          <table:table-cell office:value-type="string">
            <text:p>3.465431882</text:p>
          </table:table-cell>
          <table:table-cell office:value-type="string">
            <text:p>2.752788464</text:p>
          </table:table-cell>
          <table:table-cell office:value-type="string">
            <text:p>2.37249666</text:p>
          </table:table-cell>
          <table:table-cell office:value-type="string">
            <text:p>2.55515322</text:p>
          </table:table-cell>
          <table:table-cell office:value-type="string">
            <text:p>2.16234566</text:p>
          </table:table-cell>
          <table:table-cell office:value-type="string">
            <text:p>1.898512115</text:p>
          </table:table-cell>
          <table:table-cell office:value-type="string">
            <text:p>1.599442281</text:p>
          </table:table-cell>
          <table:table-cell office:value-type="string">
            <text:p>1.609467657</text:p>
          </table:table-cell>
          <table:table-cell office:value-type="string">
            <text:p>1.701804794</text:p>
          </table:table-cell>
          <table:table-cell office:value-type="string">
            <text:p>2.131985353</text:p>
          </table:table-cell>
          <table:table-cell office:value-type="string">
            <text:p>1.841351104</text:p>
          </table:table-cell>
          <table:table-cell office:value-type="string">
            <text:p>1.854627251</text:p>
          </table:table-cell>
          <table:table-cell office:value-type="string">
            <text:p>1.97664774</text:p>
          </table:table-cell>
          <table:table-cell office:value-type="string">
            <text:p>1.637277013</text:p>
          </table:table-cell>
          <table:table-cell office:value-type="string">
            <text:p>1.647433556</text:p>
          </table:table-cell>
          <table:table-cell office:value-type="string">
            <text:p>1.56776949</text:p>
          </table:table-cell>
          <table:table-cell office:value-type="string">
            <text:p>1.557661716</text:p>
          </table:table-cell>
          <table:table-cell office:value-type="string">
            <text:p>1.546751806</text:p>
          </table:table-cell>
          <table:table-cell office:value-type="string">
            <text:p>1.729600643</text:p>
          </table:table-cell>
          <table:table-cell office:value-type="string">
            <text:p>1.835092222</text:p>
          </table:table-cell>
          <table:table-cell office:value-type="string">
            <text:p>1.325289624</text:p>
          </table:table-cell>
          <table:table-cell office:value-type="string">
            <text:p>1.303144244</text:p>
          </table:table-cell>
          <table:table-cell office:value-type="string">
            <text:p>1.263039944</text:p>
          </table:table-cell>
          <table:table-cell office:value-type="string">
            <text:p>1.361482243</text:p>
          </table:table-cell>
          <table:table-cell office:value-type="string">
            <text:p>1.37393614</text:p>
          </table:table-cell>
          <table:table-cell office:value-type="string">
            <text:p>1.288271488</text:p>
          </table:table-cell>
          <table:table-cell office:value-type="string">
            <text:p>1.25618414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ub-Saharan Africa (excluding high income)</text:p>
          </table:table-cell>
          <table:table-cell office:value-type="string">
            <text:p>SSA</text:p>
          </table:table-cell>
          <table:table-cell table:number-columns-repeated="3" office:value-type="string">
            <text:p>..</text:p>
          </table:table-cell>
          <table:table-cell office:value-type="string">
            <text:p>1.381789967</text:p>
          </table:table-cell>
          <table:table-cell office:value-type="string">
            <text:p>1.873433456</text:p>
          </table:table-cell>
          <table:table-cell office:value-type="string">
            <text:p>1.933836708</text:p>
          </table:table-cell>
          <table:table-cell office:value-type="string">
            <text:p>1.898762986</text:p>
          </table:table-cell>
          <table:table-cell office:value-type="string">
            <text:p>2.549354965</text:p>
          </table:table-cell>
          <table:table-cell office:value-type="string">
            <text:p>2.891403273</text:p>
          </table:table-cell>
          <table:table-cell office:value-type="string">
            <text:p>3.492803184</text:p>
          </table:table-cell>
          <table:table-cell office:value-type="string">
            <text:p>2.961415119</text:p>
          </table:table-cell>
          <table:table-cell office:value-type="string">
            <text:p>2.620134921</text:p>
          </table:table-cell>
          <table:table-cell office:value-type="string">
            <text:p>2.817077872</text:p>
          </table:table-cell>
          <table:table-cell office:value-type="string">
            <text:p>2.856409531</text:p>
          </table:table-cell>
          <table:table-cell office:value-type="string">
            <text:p>2.939100791</text:p>
          </table:table-cell>
          <table:table-cell office:value-type="string">
            <text:p>4.055468908</text:p>
          </table:table-cell>
          <table:table-cell office:value-type="string">
            <text:p>3.876128648</text:p>
          </table:table-cell>
          <table:table-cell office:value-type="string">
            <text:p>4.024596184</text:p>
          </table:table-cell>
          <table:table-cell office:value-type="string">
            <text:p>3.668010199</text:p>
          </table:table-cell>
          <table:table-cell office:value-type="string">
            <text:p>3.302408752</text:p>
          </table:table-cell>
          <table:table-cell office:value-type="string">
            <text:p>2.858041877</text:p>
          </table:table-cell>
          <table:table-cell office:value-type="string">
            <text:p>2.806299894</text:p>
          </table:table-cell>
          <table:table-cell office:value-type="string">
            <text:p>2.750823855</text:p>
          </table:table-cell>
          <table:table-cell office:value-type="string">
            <text:p>2.861073447</text:p>
          </table:table-cell>
          <table:table-cell office:value-type="string">
            <text:p>2.858312312</text:p>
          </table:table-cell>
          <table:table-cell office:value-type="string">
            <text:p>3.155037344</text:p>
          </table:table-cell>
          <table:table-cell office:value-type="string">
            <text:p>3.252193634</text:p>
          </table:table-cell>
          <table:table-cell office:value-type="string">
            <text:p>3.492462886</text:p>
          </table:table-cell>
          <table:table-cell office:value-type="string">
            <text:p>3.759851358</text:p>
          </table:table-cell>
          <table:table-cell office:value-type="string">
            <text:p>3.855649139</text:p>
          </table:table-cell>
          <table:table-cell office:value-type="string">
            <text:p>3.464707721</text:p>
          </table:table-cell>
          <table:table-cell office:value-type="string">
            <text:p>2.75067653</text:p>
          </table:table-cell>
          <table:table-cell office:value-type="string">
            <text:p>2.369045436</text:p>
          </table:table-cell>
          <table:table-cell office:value-type="string">
            <text:p>2.55486017</text:p>
          </table:table-cell>
          <table:table-cell office:value-type="string">
            <text:p>2.161846944</text:p>
          </table:table-cell>
          <table:table-cell office:value-type="string">
            <text:p>1.897870024</text:p>
          </table:table-cell>
          <table:table-cell office:value-type="string">
            <text:p>1.598679396</text:p>
          </table:table-cell>
          <table:table-cell office:value-type="string">
            <text:p>1.608785177</text:p>
          </table:table-cell>
          <table:table-cell office:value-type="string">
            <text:p>1.701743016</text:p>
          </table:table-cell>
          <table:table-cell office:value-type="string">
            <text:p>2.132683815</text:p>
          </table:table-cell>
          <table:table-cell office:value-type="string">
            <text:p>1.841643369</text:p>
          </table:table-cell>
          <table:table-cell office:value-type="string">
            <text:p>1.854780445</text:p>
          </table:table-cell>
          <table:table-cell office:value-type="string">
            <text:p>1.977276007</text:p>
          </table:table-cell>
          <table:table-cell office:value-type="string">
            <text:p>1.637126081</text:p>
          </table:table-cell>
          <table:table-cell office:value-type="string">
            <text:p>1.647064349</text:p>
          </table:table-cell>
          <table:table-cell office:value-type="string">
            <text:p>1.567721545</text:p>
          </table:table-cell>
          <table:table-cell office:value-type="string">
            <text:p>1.557852835</text:p>
          </table:table-cell>
          <table:table-cell office:value-type="string">
            <text:p>1.54684408</text:p>
          </table:table-cell>
          <table:table-cell office:value-type="string">
            <text:p>1.73014007</text:p>
          </table:table-cell>
          <table:table-cell office:value-type="string">
            <text:p>1.835799605</text:p>
          </table:table-cell>
          <table:table-cell office:value-type="string">
            <text:p>1.325742598</text:p>
          </table:table-cell>
          <table:table-cell office:value-type="string">
            <text:p>1.303513205</text:p>
          </table:table-cell>
          <table:table-cell office:value-type="string">
            <text:p>1.263335945</text:p>
          </table:table-cell>
          <table:table-cell office:value-type="string">
            <text:p>1.36182165</text:p>
          </table:table-cell>
          <table:table-cell office:value-type="string">
            <text:p>1.373263139</text:p>
          </table:table-cell>
          <table:table-cell office:value-type="string">
            <text:p>1.288342563</text:p>
          </table:table-cell>
          <table:table-cell office:value-type="string">
            <text:p>1.25615461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ub-Saharan Africa (IDA &amp; IBRD countries)</text:p>
          </table:table-cell>
          <table:table-cell office:value-type="string">
            <text:p>TSS</text:p>
          </table:table-cell>
          <table:table-cell table:number-columns-repeated="3" office:value-type="string">
            <text:p>..</text:p>
          </table:table-cell>
          <table:table-cell office:value-type="string">
            <text:p>1.381789967</text:p>
          </table:table-cell>
          <table:table-cell office:value-type="string">
            <text:p>1.873433456</text:p>
          </table:table-cell>
          <table:table-cell office:value-type="string">
            <text:p>1.933836708</text:p>
          </table:table-cell>
          <table:table-cell office:value-type="string">
            <text:p>1.898762986</text:p>
          </table:table-cell>
          <table:table-cell office:value-type="string">
            <text:p>2.549354965</text:p>
          </table:table-cell>
          <table:table-cell office:value-type="string">
            <text:p>2.891403273</text:p>
          </table:table-cell>
          <table:table-cell office:value-type="string">
            <text:p>3.492803184</text:p>
          </table:table-cell>
          <table:table-cell office:value-type="string">
            <text:p>2.961415119</text:p>
          </table:table-cell>
          <table:table-cell office:value-type="string">
            <text:p>2.620134921</text:p>
          </table:table-cell>
          <table:table-cell office:value-type="string">
            <text:p>2.817077872</text:p>
          </table:table-cell>
          <table:table-cell office:value-type="string">
            <text:p>2.856409531</text:p>
          </table:table-cell>
          <table:table-cell office:value-type="string">
            <text:p>2.939100791</text:p>
          </table:table-cell>
          <table:table-cell office:value-type="string">
            <text:p>4.055468908</text:p>
          </table:table-cell>
          <table:table-cell office:value-type="string">
            <text:p>3.876128648</text:p>
          </table:table-cell>
          <table:table-cell office:value-type="string">
            <text:p>4.024596184</text:p>
          </table:table-cell>
          <table:table-cell office:value-type="string">
            <text:p>3.668010199</text:p>
          </table:table-cell>
          <table:table-cell office:value-type="string">
            <text:p>3.302408752</text:p>
          </table:table-cell>
          <table:table-cell office:value-type="string">
            <text:p>2.858041877</text:p>
          </table:table-cell>
          <table:table-cell office:value-type="string">
            <text:p>2.806299894</text:p>
          </table:table-cell>
          <table:table-cell office:value-type="string">
            <text:p>2.750823855</text:p>
          </table:table-cell>
          <table:table-cell office:value-type="string">
            <text:p>2.861073447</text:p>
          </table:table-cell>
          <table:table-cell office:value-type="string">
            <text:p>2.858312312</text:p>
          </table:table-cell>
          <table:table-cell office:value-type="string">
            <text:p>3.155977892</text:p>
          </table:table-cell>
          <table:table-cell office:value-type="string">
            <text:p>3.253534457</text:p>
          </table:table-cell>
          <table:table-cell office:value-type="string">
            <text:p>3.493457673</text:p>
          </table:table-cell>
          <table:table-cell office:value-type="string">
            <text:p>3.760385642</text:p>
          </table:table-cell>
          <table:table-cell office:value-type="string">
            <text:p>3.85611885</text:p>
          </table:table-cell>
          <table:table-cell office:value-type="string">
            <text:p>3.465431882</text:p>
          </table:table-cell>
          <table:table-cell office:value-type="string">
            <text:p>2.752788464</text:p>
          </table:table-cell>
          <table:table-cell office:value-type="string">
            <text:p>2.37249666</text:p>
          </table:table-cell>
          <table:table-cell office:value-type="string">
            <text:p>2.55515322</text:p>
          </table:table-cell>
          <table:table-cell office:value-type="string">
            <text:p>2.16234566</text:p>
          </table:table-cell>
          <table:table-cell office:value-type="string">
            <text:p>1.898512115</text:p>
          </table:table-cell>
          <table:table-cell office:value-type="string">
            <text:p>1.599442281</text:p>
          </table:table-cell>
          <table:table-cell office:value-type="string">
            <text:p>1.609467657</text:p>
          </table:table-cell>
          <table:table-cell office:value-type="string">
            <text:p>1.701804794</text:p>
          </table:table-cell>
          <table:table-cell office:value-type="string">
            <text:p>2.131985353</text:p>
          </table:table-cell>
          <table:table-cell office:value-type="string">
            <text:p>1.841351104</text:p>
          </table:table-cell>
          <table:table-cell office:value-type="string">
            <text:p>1.854627251</text:p>
          </table:table-cell>
          <table:table-cell office:value-type="string">
            <text:p>1.97664774</text:p>
          </table:table-cell>
          <table:table-cell office:value-type="string">
            <text:p>1.637277013</text:p>
          </table:table-cell>
          <table:table-cell office:value-type="string">
            <text:p>1.647433556</text:p>
          </table:table-cell>
          <table:table-cell office:value-type="string">
            <text:p>1.56776949</text:p>
          </table:table-cell>
          <table:table-cell office:value-type="string">
            <text:p>1.557661716</text:p>
          </table:table-cell>
          <table:table-cell office:value-type="string">
            <text:p>1.546751806</text:p>
          </table:table-cell>
          <table:table-cell office:value-type="string">
            <text:p>1.729600643</text:p>
          </table:table-cell>
          <table:table-cell office:value-type="string">
            <text:p>1.835092222</text:p>
          </table:table-cell>
          <table:table-cell office:value-type="string">
            <text:p>1.325289624</text:p>
          </table:table-cell>
          <table:table-cell office:value-type="string">
            <text:p>1.303144244</text:p>
          </table:table-cell>
          <table:table-cell office:value-type="string">
            <text:p>1.263039944</text:p>
          </table:table-cell>
          <table:table-cell office:value-type="string">
            <text:p>1.361482243</text:p>
          </table:table-cell>
          <table:table-cell office:value-type="string">
            <text:p>1.37393614</text:p>
          </table:table-cell>
          <table:table-cell office:value-type="string">
            <text:p>1.288271488</text:p>
          </table:table-cell>
          <table:table-cell office:value-type="string">
            <text:p>1.25618414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udan</text:p>
          </table:table-cell>
          <table:table-cell office:value-type="string">
            <text:p>SDN</text:p>
          </table:table-cell>
          <table:table-cell office:value-type="string">
            <text:p>1.657317695</text:p>
          </table:table-cell>
          <table:table-cell office:value-type="string">
            <text:p>1.676843589</text:p>
          </table:table-cell>
          <table:table-cell office:value-type="string">
            <text:p>1.87027027</text:p>
          </table:table-cell>
          <table:table-cell office:value-type="string">
            <text:p>2.082890542</text:p>
          </table:table-cell>
          <table:table-cell office:value-type="string">
            <text:p>3.016135705</text:p>
          </table:table-cell>
          <table:table-cell office:value-type="string">
            <text:p>3.896387455</text:p>
          </table:table-cell>
          <table:table-cell office:value-type="string">
            <text:p>3.389437028</text:p>
          </table:table-cell>
          <table:table-cell office:value-type="string">
            <text:p>3.251742005</text:p>
          </table:table-cell>
          <table:table-cell office:value-type="string">
            <text:p>3.440602533</text:p>
          </table:table-cell>
          <table:table-cell office:value-type="string">
            <text:p>4.710088606</text:p>
          </table:table-cell>
          <table:table-cell office:value-type="string">
            <text:p>5.155203063</text:p>
          </table:table-cell>
          <table:table-cell office:value-type="string">
            <text:p>4.806726908</text:p>
          </table:table-cell>
          <table:table-cell office:value-type="string">
            <text:p>4.34883183</text:p>
          </table:table-cell>
          <table:table-cell office:value-type="string">
            <text:p>3.677088194</text:p>
          </table:table-cell>
          <table:table-cell office:value-type="string">
            <text:p>2.814653609</text:p>
          </table:table-cell>
          <table:table-cell office:value-type="string">
            <text:p>2.477075146</text:p>
          </table:table-cell>
          <table:table-cell office:value-type="string">
            <text:p>2.980227338</text:p>
          </table:table-cell>
          <table:table-cell office:value-type="string">
            <text:p>2.887561275</text:p>
          </table:table-cell>
          <table:table-cell office:value-type="string">
            <text:p>2.164135324</text:p>
          </table:table-cell>
          <table:table-cell office:value-type="string">
            <text:p>2.850895403</text:p>
          </table:table-cell>
          <table:table-cell office:value-type="string">
            <text:p>2.546973793</text:p>
          </table:table-cell>
          <table:table-cell office:value-type="string">
            <text:p>1.896870164</text:p>
          </table:table-cell>
          <table:table-cell office:value-type="string">
            <text:p>1.972101972</text:p>
          </table:table-cell>
          <table:table-cell office:value-type="string">
            <text:p>2.803947959</text:p>
          </table:table-cell>
          <table:table-cell office:value-type="string">
            <text:p>3.401585934</text:p>
          </table:table-cell>
          <table:table-cell office:value-type="string">
            <text:p>2.542245345</text:p>
          </table:table-cell>
          <table:table-cell office:value-type="string">
            <text:p>2.576247003</text:p>
          </table:table-cell>
          <table:table-cell office:value-type="string">
            <text:p>2.56615215</text:p>
          </table:table-cell>
          <table:table-cell office:value-type="string">
            <text:p>2.569712338</text:p>
          </table:table-cell>
          <table:table-cell office:value-type="string">
            <text:p>..</text:p>
          </table:table-cell>
          <table:table-cell office:value-type="string">
            <text:p>3.500995802</text:p>
          </table:table-cell>
          <table:table-cell office:value-type="string">
            <text:p>3.092055371</text:p>
          </table:table-cell>
          <table:table-cell office:value-type="string">
            <text:p>2.612631416</text:p>
          </table:table-cell>
          <table:table-cell office:value-type="string">
            <text:p>2.904863597</text:p>
          </table:table-cell>
          <table:table-cell office:value-type="string">
            <text:p>1.767786721</text:p>
          </table:table-cell>
          <table:table-cell office:value-type="string">
            <text:p>1.003273859</text:p>
          </table:table-cell>
          <table:table-cell office:value-type="string">
            <text:p>1.179076091</text:p>
          </table:table-cell>
          <table:table-cell office:value-type="string">
            <text:p>0.836659549</text:p>
          </table:table-cell>
          <table:table-cell office:value-type="string">
            <text:p>2.310689605</text:p>
          </table:table-cell>
          <table:table-cell office:value-type="string">
            <text:p>4.021869287</text:p>
          </table:table-cell>
          <table:table-cell office:value-type="string">
            <text:p>4.791175505</text:p>
          </table:table-cell>
          <table:table-cell office:value-type="string">
            <text:p>2.943904368</text:p>
          </table:table-cell>
          <table:table-cell office:value-type="string">
            <text:p>3.27361826</text:p>
          </table:table-cell>
          <table:table-cell office:value-type="string">
            <text:p>2.256054847</text:p>
          </table:table-cell>
          <table:table-cell office:value-type="string">
            <text:p>5.782335397</text:p>
          </table:table-cell>
          <table:table-cell office:value-type="string">
            <text:p>4.392071908</text:p>
          </table:table-cell>
          <table:table-cell office:value-type="string">
            <text:p>4.600086995</text:p>
          </table:table-cell>
          <table:table-cell office:value-type="string">
            <text:p>5.287860987</text:p>
          </table:table-cell>
          <table:table-cell office:value-type="string">
            <text:p>5.919935217</text:p>
          </table:table-cell>
          <table:table-cell office:value-type="string">
            <text:p>5.984030011</text:p>
          </table:table-cell>
          <table:table-cell table:number-columns-repeated="5" office:value-type="string">
            <text:p>..</text:p>
          </table:table-cell>
          <table:table-cell office:value-type="string">
            <text:p>2.356516522</text:p>
          </table:table-cell>
          <table:table-cell office:value-type="string">
            <text:p>2.8292779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uriname</text:p>
          </table:table-cell>
          <table:table-cell office:value-type="string">
            <text:p>SUR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waziland</text:p>
          </table:table-cell>
          <table:table-cell office:value-type="string">
            <text:p>SWZ</text:p>
          </table:table-cell>
          <table:table-cell table:number-columns-repeated="17" office:value-type="string">
            <text:p>..</text:p>
          </table:table-cell>
          <table:table-cell office:value-type="string">
            <text:p>1.772881997</text:p>
          </table:table-cell>
          <table:table-cell office:value-type="string">
            <text:p>2.424881837</text:p>
          </table:table-cell>
          <table:table-cell office:value-type="string">
            <text:p>2.471173249</text:p>
          </table:table-cell>
          <table:table-cell office:value-type="string">
            <text:p>2.423538888</text:p>
          </table:table-cell>
          <table:table-cell office:value-type="string">
            <text:p>2.166101018</text:p>
          </table:table-cell>
          <table:table-cell office:value-type="string">
            <text:p>2.06013363</text:p>
          </table:table-cell>
          <table:table-cell office:value-type="string">
            <text:p>2.113302085</text:p>
          </table:table-cell>
          <table:table-cell office:value-type="string">
            <text:p>1.843728581</text:p>
          </table:table-cell>
          <table:table-cell office:value-type="string">
            <text:p>1.841121495</text:p>
          </table:table-cell>
          <table:table-cell office:value-type="string">
            <text:p>1.634512326</text:p>
          </table:table-cell>
          <table:table-cell office:value-type="string">
            <text:p>1.429412259</text:p>
          </table:table-cell>
          <table:table-cell office:value-type="string">
            <text:p>1.260090256</text:p>
          </table:table-cell>
          <table:table-cell office:value-type="string">
            <text:p>1.252872237</text:p>
          </table:table-cell>
          <table:table-cell office:value-type="string">
            <text:p>1.275974002</text:p>
          </table:table-cell>
          <table:table-cell office:value-type="string">
            <text:p>1.384514469</text:p>
          </table:table-cell>
          <table:table-cell office:value-type="string">
            <text:p>1.632710072</text:p>
          </table:table-cell>
          <table:table-cell office:value-type="string">
            <text:p>1.748048617</text:p>
          </table:table-cell>
          <table:table-cell office:value-type="string">
            <text:p>1.81809083</text:p>
          </table:table-cell>
          <table:table-cell office:value-type="string">
            <text:p>1.693339482</text:p>
          </table:table-cell>
          <table:table-cell office:value-type="string">
            <text:p>1.65257857</text:p>
          </table:table-cell>
          <table:table-cell office:value-type="string">
            <text:p>1.494838566</text:p>
          </table:table-cell>
          <table:table-cell office:value-type="string">
            <text:p>1.631756447</text:p>
          </table:table-cell>
          <table:table-cell office:value-type="string">
            <text:p>1.670226715</text:p>
          </table:table-cell>
          <table:table-cell office:value-type="string">
            <text:p>1.407925568</text:p>
          </table:table-cell>
          <table:table-cell office:value-type="string">
            <text:p>1.274912625</text:p>
          </table:table-cell>
          <table:table-cell office:value-type="string">
            <text:p>1.280413378</text:p>
          </table:table-cell>
          <table:table-cell office:value-type="string">
            <text:p>1.452844805</text:p>
          </table:table-cell>
          <table:table-cell office:value-type="string">
            <text:p>1.541330906</text:p>
          </table:table-cell>
          <table:table-cell office:value-type="string">
            <text:p>1.871289724</text:p>
          </table:table-cell>
          <table:table-cell office:value-type="string">
            <text:p>1.77802236</text:p>
          </table:table-cell>
          <table:table-cell office:value-type="string">
            <text:p>1.783533043</text:p>
          </table:table-cell>
          <table:table-cell office:value-type="string">
            <text:p>2.023561015</text:p>
          </table:table-cell>
          <table:table-cell office:value-type="string">
            <text:p>2.12018175</text:p>
          </table:table-cell>
          <table:table-cell office:value-type="string">
            <text:p>2.298660666</text:p>
          </table:table-cell>
          <table:table-cell office:value-type="string">
            <text:p>2.212008114</text:p>
          </table:table-cell>
          <table:table-cell office:value-type="string">
            <text:p>1.878993102</text:p>
          </table:table-cell>
          <table:table-cell office:value-type="string">
            <text:p>1.88654754</text:p>
          </table:table-cell>
          <table:table-cell office:value-type="string">
            <text:p>1.858575968</text:p>
          </table:table-cell>
          <table:table-cell office:value-type="string">
            <text:p>1.828930274</text:p>
          </table:table-cell>
          <table:table-cell office:value-type="string">
            <text:p>1.80899931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-type="string">
            <text:p>3.549508116</text:p>
          </table:table-cell>
          <table:table-cell office:value-type="string">
            <text:p>3.497434729</text:p>
          </table:table-cell>
          <table:table-cell office:value-type="string">
            <text:p>3.633381103</text:p>
          </table:table-cell>
          <table:table-cell office:value-type="string">
            <text:p>3.682165628</text:p>
          </table:table-cell>
          <table:table-cell office:value-type="string">
            <text:p>3.589020027</text:p>
          </table:table-cell>
          <table:table-cell office:value-type="string">
            <text:p>3.630832607</text:p>
          </table:table-cell>
          <table:table-cell office:value-type="string">
            <text:p>3.584614547</text:p>
          </table:table-cell>
          <table:table-cell office:value-type="string">
            <text:p>3.357053672</text:p>
          </table:table-cell>
          <table:table-cell office:value-type="string">
            <text:p>3.228869391</text:p>
          </table:table-cell>
          <table:table-cell office:value-type="string">
            <text:p>3.214172627</text:p>
          </table:table-cell>
          <table:table-cell office:value-type="string">
            <text:p>2.977381993</text:p>
          </table:table-cell>
          <table:table-cell office:value-type="string">
            <text:p>3.022929221</text:p>
          </table:table-cell>
          <table:table-cell office:value-type="string">
            <text:p>3.021073529</text:p>
          </table:table-cell>
          <table:table-cell office:value-type="string">
            <text:p>2.906388756</text:p>
          </table:table-cell>
          <table:table-cell office:value-type="string">
            <text:p>2.850367938</text:p>
          </table:table-cell>
          <table:table-cell office:value-type="string">
            <text:p>2.731766175</text:p>
          </table:table-cell>
          <table:table-cell office:value-type="string">
            <text:p>2.662183212</text:p>
          </table:table-cell>
          <table:table-cell office:value-type="string">
            <text:p>2.749030021</text:p>
          </table:table-cell>
          <table:table-cell office:value-type="string">
            <text:p>2.790429539</text:p>
          </table:table-cell>
          <table:table-cell office:value-type="string">
            <text:p>2.768778047</text:p>
          </table:table-cell>
          <table:table-cell office:value-type="string">
            <text:p>2.706664748</text:p>
          </table:table-cell>
          <table:table-cell office:value-type="string">
            <text:p>2.729772451</text:p>
          </table:table-cell>
          <table:table-cell office:value-type="string">
            <text:p>2.642717544</text:p>
          </table:table-cell>
          <table:table-cell office:value-type="string">
            <text:p>2.539294209</text:p>
          </table:table-cell>
          <table:table-cell office:value-type="string">
            <text:p>2.478620563</text:p>
          </table:table-cell>
          <table:table-cell office:value-type="string">
            <text:p>2.484393937</text:p>
          </table:table-cell>
          <table:table-cell office:value-type="string">
            <text:p>2.411085588</text:p>
          </table:table-cell>
          <table:table-cell office:value-type="string">
            <text:p>2.477198632</text:p>
          </table:table-cell>
          <table:table-cell office:value-type="string">
            <text:p>2.409772434</text:p>
          </table:table-cell>
          <table:table-cell office:value-type="string">
            <text:p>2.34227039</text:p>
          </table:table-cell>
          <table:table-cell office:value-type="string">
            <text:p>2.389847545</text:p>
          </table:table-cell>
          <table:table-cell office:value-type="string">
            <text:p>2.300403641</text:p>
          </table:table-cell>
          <table:table-cell office:value-type="string">
            <text:p>2.289824928</text:p>
          </table:table-cell>
          <table:table-cell office:value-type="string">
            <text:p>2.386834348</text:p>
          </table:table-cell>
          <table:table-cell office:value-type="string">
            <text:p>2.279938524</text:p>
          </table:table-cell>
          <table:table-cell office:value-type="string">
            <text:p>2.169931226</text:p>
          </table:table-cell>
          <table:table-cell office:value-type="string">
            <text:p>2.153181248</text:p>
          </table:table-cell>
          <table:table-cell office:value-type="string">
            <text:p>1.967353403</text:p>
          </table:table-cell>
          <table:table-cell office:value-type="string">
            <text:p>1.923634524</text:p>
          </table:table-cell>
          <table:table-cell office:value-type="string">
            <text:p>1.900972986</text:p>
          </table:table-cell>
          <table:table-cell office:value-type="string">
            <text:p>1.843504212</text:p>
          </table:table-cell>
          <table:table-cell office:value-type="string">
            <text:p>1.720611913</text:p>
          </table:table-cell>
          <table:table-cell office:value-type="string">
            <text:p>1.649923965</text:p>
          </table:table-cell>
          <table:table-cell office:value-type="string">
            <text:p>1.602385258</text:p>
          </table:table-cell>
          <table:table-cell office:value-type="string">
            <text:p>1.444753602</text:p>
          </table:table-cell>
          <table:table-cell office:value-type="string">
            <text:p>1.418472892</text:p>
          </table:table-cell>
          <table:table-cell office:value-type="string">
            <text:p>1.327812987</text:p>
          </table:table-cell>
          <table:table-cell office:value-type="string">
            <text:p>1.309138798</text:p>
          </table:table-cell>
          <table:table-cell office:value-type="string">
            <text:p>1.172216664</text:p>
          </table:table-cell>
          <table:table-cell office:value-type="string">
            <text:p>1.178375975</text:p>
          </table:table-cell>
          <table:table-cell office:value-type="string">
            <text:p>1.205200918</text:p>
          </table:table-cell>
          <table:table-cell office:value-type="string">
            <text:p>1.123181599</text:p>
          </table:table-cell>
          <table:table-cell office:value-type="string">
            <text:p>1.147986322</text:p>
          </table:table-cell>
          <table:table-cell office:value-type="string">
            <text:p>1.12809089</text:p>
          </table:table-cell>
          <table:table-cell office:value-type="string">
            <text:p>1.142439114</text:p>
          </table:table-cell>
          <table:table-cell office:value-type="string">
            <text:p>1.081893206</text:p>
          </table:table-cell>
          <table:table-cell office:value-type="string">
            <text:p>1.03453004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witzerland</text:p>
          </table:table-cell>
          <table:table-cell office:value-type="string">
            <text:p>CHE</text:p>
          </table:table-cell>
          <table:table-cell office:value-type="string">
            <text:p>2.101218909</text:p>
          </table:table-cell>
          <table:table-cell office:value-type="string">
            <text:p>2.215763407</text:p>
          </table:table-cell>
          <table:table-cell office:value-type="string">
            <text:p>2.304113246</text:p>
          </table:table-cell>
          <table:table-cell office:value-type="string">
            <text:p>2.258139985</text:p>
          </table:table-cell>
          <table:table-cell office:value-type="string">
            <text:p>2.275643395</text:p>
          </table:table-cell>
          <table:table-cell office:value-type="string">
            <text:p>2.238098677</text:p>
          </table:table-cell>
          <table:table-cell office:value-type="string">
            <text:p>2.295103269</text:p>
          </table:table-cell>
          <table:table-cell office:value-type="string">
            <text:p>2.160456651</text:p>
          </table:table-cell>
          <table:table-cell office:value-type="string">
            <text:p>1.97378877</text:p>
          </table:table-cell>
          <table:table-cell office:value-type="string">
            <text:p>1.993219166</text:p>
          </table:table-cell>
          <table:table-cell table:number-columns-repeated="10" office:value-type="string">
            <text:p>..</text:p>
          </table:table-cell>
          <table:table-cell office:value-type="string">
            <text:p>1.677846743</text:p>
          </table:table-cell>
          <table:table-cell office:value-type="string">
            <text:p>1.661482004</text:p>
          </table:table-cell>
          <table:table-cell office:value-type="string">
            <text:p>1.72613082</text:p>
          </table:table-cell>
          <table:table-cell office:value-type="string">
            <text:p>1.748267409</text:p>
          </table:table-cell>
          <table:table-cell office:value-type="string">
            <text:p>1.700979117</text:p>
          </table:table-cell>
          <table:table-cell office:value-type="string">
            <text:p>1.825205413</text:p>
          </table:table-cell>
          <table:table-cell office:value-type="string">
            <text:p>1.660679222</text:p>
          </table:table-cell>
          <table:table-cell office:value-type="string">
            <text:p>1.561196613</text:p>
          </table:table-cell>
          <table:table-cell office:value-type="string">
            <text:p>1.565306013</text:p>
          </table:table-cell>
          <table:table-cell office:value-type="string">
            <text:p>1.525195591</text:p>
          </table:table-cell>
          <table:table-cell office:value-type="string">
            <text:p>1.571800508</text:p>
          </table:table-cell>
          <table:table-cell office:value-type="string">
            <text:p>1.538308812</text:p>
          </table:table-cell>
          <table:table-cell office:value-type="string">
            <text:p>1.522400282</text:p>
          </table:table-cell>
          <table:table-cell office:value-type="string">
            <text:p>1.366075435</text:p>
          </table:table-cell>
          <table:table-cell office:value-type="string">
            <text:p>1.332407806</text:p>
          </table:table-cell>
          <table:table-cell office:value-type="string">
            <text:p>1.355812185</text:p>
          </table:table-cell>
          <table:table-cell office:value-type="string">
            <text:p>1.284334732</text:p>
          </table:table-cell>
          <table:table-cell office:value-type="string">
            <text:p>1.220945662</text:p>
          </table:table-cell>
          <table:table-cell office:value-type="string">
            <text:p>1.184318755</text:p>
          </table:table-cell>
          <table:table-cell office:value-type="string">
            <text:p>1.085402744</text:p>
          </table:table-cell>
          <table:table-cell office:value-type="string">
            <text:p>1.029280117</text:p>
          </table:table-cell>
          <table:table-cell office:value-type="string">
            <text:p>0.99188008</text:p>
          </table:table-cell>
          <table:table-cell office:value-type="string">
            <text:p>0.95638835</text:p>
          </table:table-cell>
          <table:table-cell office:value-type="string">
            <text:p>0.926630419</text:p>
          </table:table-cell>
          <table:table-cell office:value-type="string">
            <text:p>0.888925075</text:p>
          </table:table-cell>
          <table:table-cell office:value-type="string">
            <text:p>0.852623333</text:p>
          </table:table-cell>
          <table:table-cell office:value-type="string">
            <text:p>0.772549519</text:p>
          </table:table-cell>
          <table:table-cell office:value-type="string">
            <text:p>0.734436907</text:p>
          </table:table-cell>
          <table:table-cell office:value-type="string">
            <text:p>0.739302153</text:p>
          </table:table-cell>
          <table:table-cell office:value-type="string">
            <text:p>0.748964861</text:p>
          </table:table-cell>
          <table:table-cell office:value-type="string">
            <text:p>0.704958039</text:p>
          </table:table-cell>
          <table:table-cell office:value-type="string">
            <text:p>0.71097891</text:p>
          </table:table-cell>
          <table:table-cell office:value-type="string">
            <text:p>0.687404673</text:p>
          </table:table-cell>
          <table:table-cell office:value-type="string">
            <text:p>0.73098847</text:p>
          </table:table-cell>
          <table:table-cell office:value-type="string">
            <text:p>0.65043569</text:p>
          </table:table-cell>
          <table:table-cell office:value-type="string">
            <text:p>0.66555999</text:p>
          </table:table-cell>
          <table:table-cell office:value-type="string">
            <text:p>0.70002352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Syrian Arab Republic</text:p>
          </table:table-cell>
          <table:table-cell office:value-type="string">
            <text:p>SYR</text:p>
          </table:table-cell>
          <table:table-cell office:value-type="string">
            <text:p>10.51917913</text:p>
          </table:table-cell>
          <table:table-cell office:value-type="string">
            <text:p>9.544982132</text:p>
          </table:table-cell>
          <table:table-cell office:value-type="string">
            <text:p>13.47002447</text:p>
          </table:table-cell>
          <table:table-cell office:value-type="string">
            <text:p>..</text:p>
          </table:table-cell>
          <table:table-cell office:value-type="string">
            <text:p>8.364491553</text:p>
          </table:table-cell>
          <table:table-cell office:value-type="string">
            <text:p>8.877956076</text:p>
          </table:table-cell>
          <table:table-cell office:value-type="string">
            <text:p>7.747174699</text:p>
          </table:table-cell>
          <table:table-cell office:value-type="string">
            <text:p>8.213958943</text:p>
          </table:table-cell>
          <table:table-cell office:value-type="string">
            <text:p>12.16488119</text:p>
          </table:table-cell>
          <table:table-cell office:value-type="string">
            <text:p>10.826169</text:p>
          </table:table-cell>
          <table:table-cell office:value-type="string">
            <text:p>11.22058972</text:p>
          </table:table-cell>
          <table:table-cell office:value-type="string">
            <text:p>8.436289553</text:p>
          </table:table-cell>
          <table:table-cell office:value-type="string">
            <text:p>10.77156305</text:p>
          </table:table-cell>
          <table:table-cell office:value-type="string">
            <text:p>15.06946328</text:p>
          </table:table-cell>
          <table:table-cell office:value-type="string">
            <text:p>12.66014468</text:p>
          </table:table-cell>
          <table:table-cell office:value-type="string">
            <text:p>15.94892406</text:p>
          </table:table-cell>
          <table:table-cell office:value-type="string">
            <text:p>14.72598537</text:p>
          </table:table-cell>
          <table:table-cell office:value-type="string">
            <text:p>14.50412775</text:p>
          </table:table-cell>
          <table:table-cell office:value-type="string">
            <text:p>14.7056053</text:p>
          </table:table-cell>
          <table:table-cell office:value-type="string">
            <text:p>15.9285669</text:p>
          </table:table-cell>
          <table:table-cell office:value-type="string">
            <text:p>17.24985308</text:p>
          </table:table-cell>
          <table:table-cell office:value-type="string">
            <text:p>14.5461202</text:p>
          </table:table-cell>
          <table:table-cell office:value-type="string">
            <text:p>15.55942297</text:p>
          </table:table-cell>
          <table:table-cell office:value-type="string">
            <text:p>14.63898217</text:p>
          </table:table-cell>
          <table:table-cell office:value-type="string">
            <text:p>17.68601314</text:p>
          </table:table-cell>
          <table:table-cell office:value-type="string">
            <text:p>16.5551176</text:p>
          </table:table-cell>
          <table:table-cell office:value-type="string">
            <text:p>14.44967683</text:p>
          </table:table-cell>
          <table:table-cell office:value-type="string">
            <text:p>11.21820927</text:p>
          </table:table-cell>
          <table:table-cell office:value-type="string">
            <text:p>7.853928991</text:p>
          </table:table-cell>
          <table:table-cell office:value-type="string">
            <text:p>7.972540548</text:p>
          </table:table-cell>
          <table:table-cell office:value-type="string">
            <text:p>6.868086819</text:p>
          </table:table-cell>
          <table:table-cell office:value-type="string">
            <text:p>10.42578732</text:p>
          </table:table-cell>
          <table:table-cell office:value-type="string">
            <text:p>8.990662756</text:p>
          </table:table-cell>
          <table:table-cell office:value-type="string">
            <text:p>7.238099842</text:p>
          </table:table-cell>
          <table:table-cell office:value-type="string">
            <text:p>7.36414273</text:p>
          </table:table-cell>
          <table:table-cell office:value-type="string">
            <text:p>6.949691317</text:p>
          </table:table-cell>
          <table:table-cell office:value-type="string">
            <text:p>6.041916055</text:p>
          </table:table-cell>
          <table:table-cell office:value-type="string">
            <text:p>5.882755113</text:p>
          </table:table-cell>
          <table:table-cell office:value-type="string">
            <text:p>5.808381118</text:p>
          </table:table-cell>
          <table:table-cell office:value-type="string">
            <text:p>5.810580496</text:p>
          </table:table-cell>
          <table:table-cell office:value-type="string">
            <text:p>5.339916248</text:p>
          </table:table-cell>
          <table:table-cell office:value-type="string">
            <text:p>5.256441186</text:p>
          </table:table-cell>
          <table:table-cell office:value-type="string">
            <text:p>5.213041082</text:p>
          </table:table-cell>
          <table:table-cell office:value-type="string">
            <text:p>6.248306821</text:p>
          </table:table-cell>
          <table:table-cell office:value-type="string">
            <text:p>5.541838676</text:p>
          </table:table-cell>
          <table:table-cell office:value-type="string">
            <text:p>5.026426577</text:p>
          </table:table-cell>
          <table:table-cell office:value-type="string">
            <text:p>4.394433936</text:p>
          </table:table-cell>
          <table:table-cell office:value-type="string">
            <text:p>4.100551782</text:p>
          </table:table-cell>
          <table:table-cell table:number-columns-repeated="10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Tajikistan</text:p>
          </table:table-cell>
          <table:table-cell office:value-type="string">
            <text:p>TJK</text:p>
          </table:table-cell>
          <table:table-cell table:number-columns-repeated="32" office:value-type="string">
            <text:p>..</text:p>
          </table:table-cell>
          <table:table-cell office:value-type="string">
            <text:p>0.395672334</text:p>
          </table:table-cell>
          <table:table-cell office:value-type="string">
            <text:p>3.442140695</text:p>
          </table:table-cell>
          <table:table-cell office:value-type="string">
            <text:p>1.944595268</text:p>
          </table:table-cell>
          <table:table-cell office:value-type="string">
            <text:p>1.021526559</text:p>
          </table:table-cell>
          <table:table-cell office:value-type="string">
            <text:p>1.289264707</text:p>
          </table:table-cell>
          <table:table-cell office:value-type="string">
            <text:p>2.066740696</text:p>
          </table:table-cell>
          <table:table-cell office:value-type="string">
            <text:p>1.713014226</text:p>
          </table:table-cell>
          <table:table-cell office:value-type="string">
            <text:p>1.392093152</text:p>
          </table:table-cell>
          <table:table-cell office:value-type="string">
            <text:p>1.203071077</text:p>
          </table:table-cell>
          <table:table-cell office:value-type="string">
            <text:p>1.153633685</text:p>
          </table:table-cell>
          <table:table-cell office:value-type="string">
            <text:p>2.094640665</text:p>
          </table:table-cell>
          <table:table-cell office:value-type="string">
            <text:p>2.238429573</text:p>
          </table:table-cell>
          <table:table-cell office:value-type="string">
            <text:p>2.172785162</text:p>
          </table:table-cell>
          <table:table-cell table:number-columns-repeated="3" office:value-type="string">
            <text:p>..</text:p>
          </table:table-cell>
          <table:table-cell office:value-type="string">
            <text:p>1.016547358</text:p>
          </table:table-cell>
          <table:table-cell office:value-type="string">
            <text:p>0.95450469</text:p>
          </table:table-cell>
          <table:table-cell office:value-type="string">
            <text:p>0.952762566</text:p>
          </table:table-cell>
          <table:table-cell office:value-type="string">
            <text:p>1.093741167</text:p>
          </table:table-cell>
          <table:table-cell office:value-type="string">
            <text:p>0.999084702</text:p>
          </table:table-cell>
          <table:table-cell office:value-type="string">
            <text:p>..</text:p>
          </table:table-cell>
          <table:table-cell office:value-type="string">
            <text:p>1.128380097</text:p>
          </table:table-cell>
          <table:table-cell office:value-type="string">
            <text:p>1.219381177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Tanzania</text:p>
          </table:table-cell>
          <table:table-cell office:value-type="string">
            <text:p>TZA</text:p>
          </table:table-cell>
          <table:table-cell table:number-columns-repeated="28" office:value-type="string">
            <text:p>..</text:p>
          </table:table-cell>
          <table:table-cell office:value-type="string">
            <text:p>2.447524831</text:p>
          </table:table-cell>
          <table:table-cell office:value-type="string">
            <text:p>2.382642998</text:p>
          </table:table-cell>
          <table:table-cell office:value-type="string">
            <text:p>2.04648408</text:p>
          </table:table-cell>
          <table:table-cell office:value-type="string">
            <text:p>2.181771985</text:p>
          </table:table-cell>
          <table:table-cell office:value-type="string">
            <text:p>2.10602696</text:p>
          </table:table-cell>
          <table:table-cell office:value-type="string">
            <text:p>1.379281568</text:p>
          </table:table-cell>
          <table:table-cell office:value-type="string">
            <text:p>1.294115754</text:p>
          </table:table-cell>
          <table:table-cell office:value-type="string">
            <text:p>1.627214037</text:p>
          </table:table-cell>
          <table:table-cell office:value-type="string">
            <text:p>1.555349473</text:p>
          </table:table-cell>
          <table:table-cell office:value-type="string">
            <text:p>1.543544868</text:p>
          </table:table-cell>
          <table:table-cell office:value-type="string">
            <text:p>1.436858367</text:p>
          </table:table-cell>
          <table:table-cell office:value-type="string">
            <text:p>1.325014953</text:p>
          </table:table-cell>
          <table:table-cell office:value-type="string">
            <text:p>1.325926462</text:p>
          </table:table-cell>
          <table:table-cell office:value-type="string">
            <text:p>1.451604644</text:p>
          </table:table-cell>
          <table:table-cell office:value-type="string">
            <text:p>1.302598581</text:p>
          </table:table-cell>
          <table:table-cell office:value-type="string">
            <text:p>1.07430688</text:p>
          </table:table-cell>
          <table:table-cell office:value-type="string">
            <text:p>0.994614644</text:p>
          </table:table-cell>
          <table:table-cell office:value-type="string">
            <text:p>0.823941318</text:p>
          </table:table-cell>
          <table:table-cell office:value-type="string">
            <text:p>0.792124011</text:p>
          </table:table-cell>
          <table:table-cell office:value-type="string">
            <text:p>0.773035719</text:p>
          </table:table-cell>
          <table:table-cell office:value-type="string">
            <text:p>0.708331843</text:p>
          </table:table-cell>
          <table:table-cell office:value-type="string">
            <text:p>0.768094083</text:p>
          </table:table-cell>
          <table:table-cell office:value-type="string">
            <text:p>0.908923798</text:p>
          </table:table-cell>
          <table:table-cell office:value-type="string">
            <text:p>0.916153061</text:p>
          </table:table-cell>
          <table:table-cell office:value-type="string">
            <text:p>0.926954971</text:p>
          </table:table-cell>
          <table:table-cell office:value-type="string">
            <text:p>1.000099681</text:p>
          </table:table-cell>
          <table:table-cell office:value-type="string">
            <text:p>1.052520913</text:p>
          </table:table-cell>
          <table:table-cell office:value-type="string">
            <text:p>1.133234241</text:p>
          </table:table-cell>
          <table:table-cell office:value-type="string">
            <text:p>1.14237264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Thailand</text:p>
          </table:table-cell>
          <table:table-cell office:value-type="string">
            <text:p>THA</text:p>
          </table:table-cell>
          <table:table-cell office:value-type="string">
            <text:p>2.275657657</text:p>
          </table:table-cell>
          <table:table-cell office:value-type="string">
            <text:p>1.936076507</text:p>
          </table:table-cell>
          <table:table-cell office:value-type="string">
            <text:p>2.426903448</text:p>
          </table:table-cell>
          <table:table-cell office:value-type="string">
            <text:p>2.41502646</text:p>
          </table:table-cell>
          <table:table-cell office:value-type="string">
            <text:p>2.243061513</text:p>
          </table:table-cell>
          <table:table-cell office:value-type="string">
            <text:p>2.147827891</text:p>
          </table:table-cell>
          <table:table-cell office:value-type="string">
            <text:p>1.999171263</text:p>
          </table:table-cell>
          <table:table-cell office:value-type="string">
            <text:p>2.240791307</text:p>
          </table:table-cell>
          <table:table-cell office:value-type="string">
            <text:p>2.542989366</text:p>
          </table:table-cell>
          <table:table-cell office:value-type="string">
            <text:p>2.761681124</text:p>
          </table:table-cell>
          <table:table-cell office:value-type="string">
            <text:p>3.065298518</text:p>
          </table:table-cell>
          <table:table-cell office:value-type="string">
            <text:p>3.561440666</text:p>
          </table:table-cell>
          <table:table-cell office:value-type="string">
            <text:p>3.473838945</text:p>
          </table:table-cell>
          <table:table-cell office:value-type="string">
            <text:p>2.882372848</text:p>
          </table:table-cell>
          <table:table-cell office:value-type="string">
            <text:p>2.65553361</text:p>
          </table:table-cell>
          <table:table-cell office:value-type="string">
            <text:p>2.795417213</text:p>
          </table:table-cell>
          <table:table-cell office:value-type="string">
            <text:p>3.131601678</text:p>
          </table:table-cell>
          <table:table-cell office:value-type="string">
            <text:p>3.482032154</text:p>
          </table:table-cell>
          <table:table-cell office:value-type="string">
            <text:p>3.923955251</text:p>
          </table:table-cell>
          <table:table-cell office:value-type="string">
            <text:p>4.380613812</text:p>
          </table:table-cell>
          <table:table-cell office:value-type="string">
            <text:p>4.244454984</text:p>
          </table:table-cell>
          <table:table-cell office:value-type="string">
            <text:p>4.063162454</text:p>
          </table:table-cell>
          <table:table-cell office:value-type="string">
            <text:p>4.120369168</text:p>
          </table:table-cell>
          <table:table-cell office:value-type="string">
            <text:p>3.953358801</text:p>
          </table:table-cell>
          <table:table-cell office:value-type="string">
            <text:p>4.064438676</text:p>
          </table:table-cell>
          <table:table-cell office:value-type="string">
            <text:p>4.18911491</text:p>
          </table:table-cell>
          <table:table-cell office:value-type="string">
            <text:p>3.795338206</text:p>
          </table:table-cell>
          <table:table-cell office:value-type="string">
            <text:p>3.361378845</text:p>
          </table:table-cell>
          <table:table-cell office:value-type="string">
            <text:p>2.933493594</text:p>
          </table:table-cell>
          <table:table-cell office:value-type="string">
            <text:p>2.684664157</text:p>
          </table:table-cell>
          <table:table-cell office:value-type="string">
            <text:p>2.594256173</text:p>
          </table:table-cell>
          <table:table-cell office:value-type="string">
            <text:p>2.645030002</text:p>
          </table:table-cell>
          <table:table-cell office:value-type="string">
            <text:p>2.657419097</text:p>
          </table:table-cell>
          <table:table-cell office:value-type="string">
            <text:p>2.448835416</text:p>
          </table:table-cell>
          <table:table-cell office:value-type="string">
            <text:p>2.461853736</text:p>
          </table:table-cell>
          <table:table-cell office:value-type="string">
            <text:p>2.273782373</text:p>
          </table:table-cell>
          <table:table-cell office:value-type="string">
            <text:p>2.151525081</text:p>
          </table:table-cell>
          <table:table-cell office:value-type="string">
            <text:p>2.173922505</text:p>
          </table:table-cell>
          <table:table-cell office:value-type="string">
            <text:p>1.856368281</text:p>
          </table:table-cell>
          <table:table-cell office:value-type="string">
            <text:p>1.623797633</text:p>
          </table:table-cell>
          <table:table-cell office:value-type="string">
            <text:p>1.48823095</text:p>
          </table:table-cell>
          <table:table-cell office:value-type="string">
            <text:p>1.433787439</text:p>
          </table:table-cell>
          <table:table-cell office:value-type="string">
            <text:p>1.349949251</text:p>
          </table:table-cell>
          <table:table-cell office:value-type="string">
            <text:p>1.242127969</text:p>
          </table:table-cell>
          <table:table-cell office:value-type="string">
            <text:p>1.079806927</text:p>
          </table:table-cell>
          <table:table-cell office:value-type="string">
            <text:p>1.048229744</text:p>
          </table:table-cell>
          <table:table-cell office:value-type="string">
            <text:p>1.101160564</text:p>
          </table:table-cell>
          <table:table-cell office:value-type="string">
            <text:p>1.339696861</text:p>
          </table:table-cell>
          <table:table-cell office:value-type="string">
            <text:p>1.532688186</text:p>
          </table:table-cell>
          <table:table-cell office:value-type="string">
            <text:p>1.703756713</text:p>
          </table:table-cell>
          <table:table-cell office:value-type="string">
            <text:p>1.454807117</text:p>
          </table:table-cell>
          <table:table-cell office:value-type="string">
            <text:p>1.48670581</text:p>
          </table:table-cell>
          <table:table-cell office:value-type="string">
            <text:p>1.381405404</text:p>
          </table:table-cell>
          <table:table-cell office:value-type="string">
            <text:p>1.403304083</text:p>
          </table:table-cell>
          <table:table-cell office:value-type="string">
            <text:p>1.409466288</text:p>
          </table:table-cell>
          <table:table-cell office:value-type="string">
            <text:p>1.435959106</text:p>
          </table:table-cell>
          <table:table-cell office:value-type="string">
            <text:p>1.44467460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Timor-Leste</text:p>
          </table:table-cell>
          <table:table-cell office:value-type="string">
            <text:p>TLS</text:p>
          </table:table-cell>
          <table:table-cell table:number-columns-repeated="45" office:value-type="string">
            <text:p>..</text:p>
          </table:table-cell>
          <table:table-cell office:value-type="string">
            <text:p>1.763690298</text:p>
          </table:table-cell>
          <table:table-cell office:value-type="string">
            <text:p>3.887282206</text:p>
          </table:table-cell>
          <table:table-cell office:value-type="string">
            <text:p>4.467673335</text:p>
          </table:table-cell>
          <table:table-cell office:value-type="string">
            <text:p>3.585865704</text:p>
          </table:table-cell>
          <table:table-cell office:value-type="string">
            <text:p>4.641573242</text:p>
          </table:table-cell>
          <table:table-cell office:value-type="string">
            <text:p>2.950469589</text:p>
          </table:table-cell>
          <table:table-cell office:value-type="string">
            <text:p>1.948742288</text:p>
          </table:table-cell>
          <table:table-cell office:value-type="string">
            <text:p>2.808310203</text:p>
          </table:table-cell>
          <table:table-cell office:value-type="string">
            <text:p>2.247021277</text:p>
          </table:table-cell>
          <table:table-cell office:value-type="string">
            <text:p>2.042189439</text:p>
          </table:table-cell>
          <table:table-cell office:value-type="string">
            <text:p>2.300591348</text:p>
          </table:table-cell>
          <table:table-cell office:value-type="string">
            <text:p>1.4704084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Togo</text:p>
          </table:table-cell>
          <table:table-cell office:value-type="string">
            <text:p>TGO</text:p>
          </table:table-cell>
          <table:table-cell office:value-type="string">
            <text:p>..</text:p>
          </table:table-cell>
          <table:table-cell office:value-type="string">
            <text:p>0.258709587</text:p>
          </table:table-cell>
          <table:table-cell office:value-type="string">
            <text:p>0.540123268</text:p>
          </table:table-cell>
          <table:table-cell office:value-type="string">
            <text:p>0.792022417</text:p>
          </table:table-cell>
          <table:table-cell office:value-type="string">
            <text:p>2.036854306</text:p>
          </table:table-cell>
          <table:table-cell office:value-type="string">
            <text:p>1.795207402</text:p>
          </table:table-cell>
          <table:table-cell office:value-type="string">
            <text:p>1.337099522</text:p>
          </table:table-cell>
          <table:table-cell office:value-type="string">
            <text:p>1.340350842</text:p>
          </table:table-cell>
          <table:table-cell office:value-type="string">
            <text:p>1.358931779</text:p>
          </table:table-cell>
          <table:table-cell office:value-type="string">
            <text:p>1.283048053</text:p>
          </table:table-cell>
          <table:table-cell office:value-type="string">
            <text:p>1.437323436</text:p>
          </table:table-cell>
          <table:table-cell office:value-type="string">
            <text:p>1.460076601</text:p>
          </table:table-cell>
          <table:table-cell office:value-type="string">
            <text:p>1.527186234</text:p>
          </table:table-cell>
          <table:table-cell office:value-type="string">
            <text:p>1.69094958</text:p>
          </table:table-cell>
          <table:table-cell office:value-type="string">
            <text:p>1.444773921</text:p>
          </table:table-cell>
          <table:table-cell office:value-type="string">
            <text:p>1.800453553</text:p>
          </table:table-cell>
          <table:table-cell office:value-type="string">
            <text:p>2.297973004</text:p>
          </table:table-cell>
          <table:table-cell office:value-type="string">
            <text:p>2.715183209</text:p>
          </table:table-cell>
          <table:table-cell office:value-type="string">
            <text:p>2.758064531</text:p>
          </table:table-cell>
          <table:table-cell office:value-type="string">
            <text:p>2.522930974</text:p>
          </table:table-cell>
          <table:table-cell office:value-type="string">
            <text:p>2.179092048</text:p>
          </table:table-cell>
          <table:table-cell office:value-type="string">
            <text:p>2.34072663</text:p>
          </table:table-cell>
          <table:table-cell office:value-type="string">
            <text:p>2.256666693</text:p>
          </table:table-cell>
          <table:table-cell office:value-type="string">
            <text:p>2.141535369</text:p>
          </table:table-cell>
          <table:table-cell office:value-type="string">
            <text:p>2.18514978</text:p>
          </table:table-cell>
          <table:table-cell office:value-type="string">
            <text:p>2.476496234</text:p>
          </table:table-cell>
          <table:table-cell office:value-type="string">
            <text:p>2.828797003</text:p>
          </table:table-cell>
          <table:table-cell office:value-type="string">
            <text:p>3.475492756</text:p>
          </table:table-cell>
          <table:table-cell office:value-type="string">
            <text:p>3.125005766</text:p>
          </table:table-cell>
          <table:table-cell office:value-type="string">
            <text:p>3.094053012</text:p>
          </table:table-cell>
          <table:table-cell office:value-type="string">
            <text:p>3.116404543</text:p>
          </table:table-cell>
          <table:table-cell office:value-type="string">
            <text:p>2.86491845</text:p>
          </table:table-cell>
          <table:table-cell office:value-type="string">
            <text:p>2.901057897</text:p>
          </table:table-cell>
          <table:table-cell office:value-type="string">
            <text:p>4.065504158</text:p>
          </table:table-cell>
          <table:table-cell office:value-type="string">
            <text:p>2.584511494</text:p>
          </table:table-cell>
          <table:table-cell office:value-type="string">
            <text:p>2.35626633</text:p>
          </table:table-cell>
          <table:table-cell table:number-columns-repeated="7" office:value-type="string">
            <text:p>..</text:p>
          </table:table-cell>
          <table:table-cell office:value-type="string">
            <text:p>1.722612252</text:p>
          </table:table-cell>
          <table:table-cell office:value-type="string">
            <text:p>1.637501906</text:p>
          </table:table-cell>
          <table:table-cell office:value-type="string">
            <text:p>1.571423399</text:p>
          </table:table-cell>
          <table:table-cell table:number-columns-repeated="2" office:value-type="string">
            <text:p>..</text:p>
          </table:table-cell>
          <table:table-cell office:value-type="string">
            <text:p>1.802138786</text:p>
          </table:table-cell>
          <table:table-cell office:value-type="string">
            <text:p>1.742989973</text:p>
          </table:table-cell>
          <table:table-cell office:value-type="string">
            <text:p>1.791169765</text:p>
          </table:table-cell>
          <table:table-cell office:value-type="string">
            <text:p>1.571312502</text:p>
          </table:table-cell>
          <table:table-cell office:value-type="string">
            <text:p>1.627547539</text:p>
          </table:table-cell>
          <table:table-cell office:value-type="string">
            <text:p>1.774577155</text:p>
          </table:table-cell>
          <table:table-cell office:value-type="string">
            <text:p>1.853272802</text:p>
          </table:table-cell>
          <table:table-cell office:value-type="string">
            <text:p>1.711927533</text:p>
          </table:table-cell>
          <table:table-cell office:value-type="string">
            <text:p>1.86453210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Tonga</text:p>
          </table:table-cell>
          <table:table-cell office:value-type="string">
            <text:p>TON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Trinidad and Tobago</text:p>
          </table:table-cell>
          <table:table-cell office:value-type="string">
            <text:p>TTO</text:p>
          </table:table-cell>
          <table:table-cell table:number-columns-repeated="8" office:value-type="string">
            <text:p>..</text:p>
          </table:table-cell>
          <table:table-cell office:value-type="string">
            <text:p>0.670378223</text:p>
          </table:table-cell>
          <table:table-cell office:value-type="string">
            <text:p>0.675372177</text:p>
          </table:table-cell>
          <table:table-cell office:value-type="string">
            <text:p>0.754395571</text:p>
          </table:table-cell>
          <table:table-cell office:value-type="string">
            <text:p>0.961321233</text:p>
          </table:table-cell>
          <table:table-cell office:value-type="string">
            <text:p>0.841940908</text:p>
          </table:table-cell>
          <table:table-cell office:value-type="string">
            <text:p>0.683449056</text:p>
          </table:table-cell>
          <table:table-cell office:value-type="string">
            <text:p>0.420373516</text:p>
          </table:table-cell>
          <table:table-cell office:value-type="string">
            <text:p>0.438199271</text:p>
          </table:table-cell>
          <table:table-cell office:value-type="string">
            <text:p>0.504474173</text:p>
          </table:table-cell>
          <table:table-cell office:value-type="string">
            <text:p>0.489525807</text:p>
          </table:table-cell>
          <table:table-cell office:value-type="string">
            <text:p>0.514059119</text:p>
          </table:table-cell>
          <table:table-cell office:value-type="string">
            <text:p>0.591401262</text:p>
          </table:table-cell>
          <table:table-cell office:value-type="string">
            <text:p>0.592175598</text:p>
          </table:table-cell>
          <table:table-cell office:value-type="string">
            <text:p>0.502949765</text:p>
          </table:table-cell>
          <table:table-cell table:number-columns-repeated="11" office:value-type="string">
            <text:p>..</text:p>
          </table:table-cell>
          <table:table-cell office:value-type="string">
            <text:p>0.484954116</text:p>
          </table:table-cell>
          <table:table-cell office:value-type="string">
            <text:p>0.489224439</text:p>
          </table:table-cell>
          <table:table-cell table:number-columns-repeated="6" office:value-type="string">
            <text:p>..</text:p>
          </table:table-cell>
          <table:table-cell office:value-type="string">
            <text:p>0.158024768</text:p>
          </table:table-cell>
          <table:table-cell office:value-type="string">
            <text:p>0.216379463</text:p>
          </table:table-cell>
          <table:table-cell office:value-type="string">
            <text:p>0.29840942</text:p>
          </table:table-cell>
          <table:table-cell office:value-type="string">
            <text:p>0.571441701</text:p>
          </table:table-cell>
          <table:table-cell office:value-type="string">
            <text:p>0.611628774</text:p>
          </table:table-cell>
          <table:table-cell office:value-type="string">
            <text:p>0.629101508</text:p>
          </table:table-cell>
          <table:table-cell office:value-type="string">
            <text:p>0.576422482</text:p>
          </table:table-cell>
          <table:table-cell office:value-type="string">
            <text:p>0.499095199</text:p>
          </table:table-cell>
          <table:table-cell office:value-type="string">
            <text:p>0.722412047</text:p>
          </table:table-cell>
          <table:table-cell office:value-type="string">
            <text:p>0.645652235</text:p>
          </table:table-cell>
          <table:table-cell office:value-type="string">
            <text:p>0.574374355</text:p>
          </table:table-cell>
          <table:table-cell office:value-type="string">
            <text:p>0.656812338</text:p>
          </table:table-cell>
          <table:table-cell office:value-type="string">
            <text:p>0.798818795</text:p>
          </table:table-cell>
          <table:table-cell office:value-type="string">
            <text:p>0.721599887</text:p>
          </table:table-cell>
          <table:table-cell office:value-type="string">
            <text:p>0.879204588</text:p>
          </table:table-cell>
          <table:table-cell office:value-type="string">
            <text:p>1.07834792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Tunisia</text:p>
          </table:table-cell>
          <table:table-cell office:value-type="string">
            <text:p>TUN</text:p>
          </table:table-cell>
          <table:table-cell table:number-columns-repeated="5" office:value-type="string">
            <text:p>..</text:p>
          </table:table-cell>
          <table:table-cell office:value-type="string">
            <text:p>1.287718624</text:p>
          </table:table-cell>
          <table:table-cell office:value-type="string">
            <text:p>1.31747484</text:p>
          </table:table-cell>
          <table:table-cell office:value-type="string">
            <text:p>1.421052632</text:p>
          </table:table-cell>
          <table:table-cell office:value-type="string">
            <text:p>1.442684648</text:p>
          </table:table-cell>
          <table:table-cell office:value-type="string">
            <text:p>1.314235086</text:p>
          </table:table-cell>
          <table:table-cell office:value-type="string">
            <text:p>1.561672843</text:p>
          </table:table-cell>
          <table:table-cell office:value-type="string">
            <text:p>1.475261008</text:p>
          </table:table-cell>
          <table:table-cell office:value-type="string">
            <text:p>1.414519906</text:p>
          </table:table-cell>
          <table:table-cell office:value-type="string">
            <text:p>1.398419178</text:p>
          </table:table-cell>
          <table:table-cell office:value-type="string">
            <text:p>1.311538959</text:p>
          </table:table-cell>
          <table:table-cell office:value-type="string">
            <text:p>1.739979327</text:p>
          </table:table-cell>
          <table:table-cell office:value-type="string">
            <text:p>1.862390067</text:p>
          </table:table-cell>
          <table:table-cell office:value-type="string">
            <text:p>2.381495506</text:p>
          </table:table-cell>
          <table:table-cell office:value-type="string">
            <text:p>2.488022867</text:p>
          </table:table-cell>
          <table:table-cell office:value-type="string">
            <text:p>2.238193018</text:p>
          </table:table-cell>
          <table:table-cell office:value-type="string">
            <text:p>2.22002542</text:p>
          </table:table-cell>
          <table:table-cell office:value-type="string">
            <text:p>2.715040846</text:p>
          </table:table-cell>
          <table:table-cell office:value-type="string">
            <text:p>4.040046624</text:p>
          </table:table-cell>
          <table:table-cell office:value-type="string">
            <text:p>4.592367813</text:p>
          </table:table-cell>
          <table:table-cell office:value-type="string">
            <text:p>3.022269353</text:p>
          </table:table-cell>
          <table:table-cell office:value-type="string">
            <text:p>2.567573344</text:p>
          </table:table-cell>
          <table:table-cell office:value-type="string">
            <text:p>2.293167979</text:p>
          </table:table-cell>
          <table:table-cell office:value-type="string">
            <text:p>2.004903364</text:p>
          </table:table-cell>
          <table:table-cell office:value-type="string">
            <text:p>2.306999515</text:p>
          </table:table-cell>
          <table:table-cell office:value-type="string">
            <text:p>2.317021033</text:p>
          </table:table-cell>
          <table:table-cell office:value-type="string">
            <text:p>2.012814705</text:p>
          </table:table-cell>
          <table:table-cell office:value-type="string">
            <text:p>2.001862197</text:p>
          </table:table-cell>
          <table:table-cell office:value-type="string">
            <text:p>1.869281618</text:p>
          </table:table-cell>
          <table:table-cell office:value-type="string">
            <text:p>1.890472618</text:p>
          </table:table-cell>
          <table:table-cell office:value-type="string">
            <text:p>1.900239032</text:p>
          </table:table-cell>
          <table:table-cell office:value-type="string">
            <text:p>1.901852004</text:p>
          </table:table-cell>
          <table:table-cell office:value-type="string">
            <text:p>2.029234828</text:p>
          </table:table-cell>
          <table:table-cell office:value-type="string">
            <text:p>1.726422413</text:p>
          </table:table-cell>
          <table:table-cell office:value-type="string">
            <text:p>1.677978049</text:p>
          </table:table-cell>
          <table:table-cell office:value-type="string">
            <text:p>1.556081394</text:p>
          </table:table-cell>
          <table:table-cell office:value-type="string">
            <text:p>1.547906623</text:p>
          </table:table-cell>
          <table:table-cell office:value-type="string">
            <text:p>1.521112564</text:p>
          </table:table-cell>
          <table:table-cell office:value-type="string">
            <text:p>1.492641651</text:p>
          </table:table-cell>
          <table:table-cell office:value-type="string">
            <text:p>1.483887565</text:p>
          </table:table-cell>
          <table:table-cell office:value-type="string">
            <text:p>1.425901037</text:p>
          </table:table-cell>
          <table:table-cell office:value-type="string">
            <text:p>1.451601347</text:p>
          </table:table-cell>
          <table:table-cell office:value-type="string">
            <text:p>1.446313954</text:p>
          </table:table-cell>
          <table:table-cell office:value-type="string">
            <text:p>1.261011537</text:p>
          </table:table-cell>
          <table:table-cell office:value-type="string">
            <text:p>1.290624921</text:p>
          </table:table-cell>
          <table:table-cell office:value-type="string">
            <text:p>1.299653017</text:p>
          </table:table-cell>
          <table:table-cell office:value-type="string">
            <text:p>1.296656067</text:p>
          </table:table-cell>
          <table:table-cell office:value-type="string">
            <text:p>1.561274077</text:p>
          </table:table-cell>
          <table:table-cell office:value-type="string">
            <text:p>1.512343222</text:p>
          </table:table-cell>
          <table:table-cell office:value-type="string">
            <text:p>1.641778929</text:p>
          </table:table-cell>
          <table:table-cell office:value-type="string">
            <text:p>1.908775839</text:p>
          </table:table-cell>
          <table:table-cell office:value-type="string">
            <text:p>2.269650658</text:p>
          </table:table-cell>
          <table:table-cell office:value-type="string">
            <text:p>2.31852987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Turkey</text:p>
          </table:table-cell>
          <table:table-cell office:value-type="string">
            <text:p>TUR</text:p>
          </table:table-cell>
          <table:table-cell office:value-type="string">
            <text:p>3.531571219</text:p>
          </table:table-cell>
          <table:table-cell office:value-type="string">
            <text:p>3.764542936</text:p>
          </table:table-cell>
          <table:table-cell office:value-type="string">
            <text:p>3.711083437</text:p>
          </table:table-cell>
          <table:table-cell office:value-type="string">
            <text:p>3.387339056</text:p>
          </table:table-cell>
          <table:table-cell office:value-type="string">
            <text:p>3.422465209</text:p>
          </table:table-cell>
          <table:table-cell office:value-type="string">
            <text:p>3.554418605</text:p>
          </table:table-cell>
          <table:table-cell office:value-type="string">
            <text:p>3.143981117</text:p>
          </table:table-cell>
          <table:table-cell office:value-type="string">
            <text:p>3.259574468</text:p>
          </table:table-cell>
          <table:table-cell office:value-type="string">
            <text:p>3.275555556</text:p>
          </table:table-cell>
          <table:table-cell office:value-type="string">
            <text:p>3.0793379</text:p>
          </table:table-cell>
          <table:table-cell office:value-type="string">
            <text:p>3.25648855</text:p>
          </table:table-cell>
          <table:table-cell office:value-type="string">
            <text:p>3.499793814</text:p>
          </table:table-cell>
          <table:table-cell office:value-type="string">
            <text:p>3.445520581</text:p>
          </table:table-cell>
          <table:table-cell office:value-type="string">
            <text:p>3.349450549</text:p>
          </table:table-cell>
          <table:table-cell office:value-type="string">
            <text:p>3.19302138</text:p>
          </table:table-cell>
          <table:table-cell office:value-type="string">
            <text:p>5.119453925</text:p>
          </table:table-cell>
          <table:table-cell office:value-type="string">
            <text:p>4.943027211</text:p>
          </table:table-cell>
          <table:table-cell office:value-type="string">
            <text:p>4.713623024</text:p>
          </table:table-cell>
          <table:table-cell office:value-type="string">
            <text:p>4.187306404</text:p>
          </table:table-cell>
          <table:table-cell office:value-type="string">
            <text:p>3.357258558</text:p>
          </table:table-cell>
          <table:table-cell office:value-type="string">
            <text:p>3.884296257</text:p>
          </table:table-cell>
          <table:table-cell office:value-type="string">
            <text:p>3.962371852</text:p>
          </table:table-cell>
          <table:table-cell office:value-type="string">
            <text:p>4.26783706</text:p>
          </table:table-cell>
          <table:table-cell office:value-type="string">
            <text:p>4.003638769</text:p>
          </table:table-cell>
          <table:table-cell office:value-type="string">
            <text:p>3.650681226</text:p>
          </table:table-cell>
          <table:table-cell office:value-type="string">
            <text:p>3.518969668</text:p>
          </table:table-cell>
          <table:table-cell office:value-type="string">
            <text:p>3.65705873</text:p>
          </table:table-cell>
          <table:table-cell office:value-type="string">
            <text:p>3.314958533</text:p>
          </table:table-cell>
          <table:table-cell office:value-type="string">
            <text:p>2.932106528</text:p>
          </table:table-cell>
          <table:table-cell office:value-type="string">
            <text:p>3.148811014</text:p>
          </table:table-cell>
          <table:table-cell office:value-type="string">
            <text:p>3.527703899</text:p>
          </table:table-cell>
          <table:table-cell office:value-type="string">
            <text:p>3.754382719</text:p>
          </table:table-cell>
          <table:table-cell office:value-type="string">
            <text:p>3.870608981</text:p>
          </table:table-cell>
          <table:table-cell office:value-type="string">
            <text:p>3.921403206</text:p>
          </table:table-cell>
          <table:table-cell office:value-type="string">
            <text:p>4.05136028</text:p>
          </table:table-cell>
          <table:table-cell office:value-type="string">
            <text:p>3.901651695</text:p>
          </table:table-cell>
          <table:table-cell office:value-type="string">
            <text:p>4.139699689</text:p>
          </table:table-cell>
          <table:table-cell office:value-type="string">
            <text:p>4.103671775</text:p>
          </table:table-cell>
          <table:table-cell office:value-type="string">
            <text:p>3.184500878</text:p>
          </table:table-cell>
          <table:table-cell office:value-type="string">
            <text:p>3.889017378</text:p>
          </table:table-cell>
          <table:table-cell office:value-type="string">
            <text:p>3.661094666</text:p>
          </table:table-cell>
          <table:table-cell office:value-type="string">
            <text:p>3.603457068</text:p>
          </table:table-cell>
          <table:table-cell office:value-type="string">
            <text:p>3.795926875</text:p>
          </table:table-cell>
          <table:table-cell office:value-type="string">
            <text:p>3.296047175</text:p>
          </table:table-cell>
          <table:table-cell office:value-type="string">
            <text:p>2.697983714</text:p>
          </table:table-cell>
          <table:table-cell office:value-type="string">
            <text:p>2.409370505</text:p>
          </table:table-cell>
          <table:table-cell office:value-type="string">
            <text:p>2.418669281</text:p>
          </table:table-cell>
          <table:table-cell office:value-type="string">
            <text:p>2.266971312</text:p>
          </table:table-cell>
          <table:table-cell office:value-type="string">
            <text:p>2.240844876</text:p>
          </table:table-cell>
          <table:table-cell office:value-type="string">
            <text:p>2.536591325</text:p>
          </table:table-cell>
          <table:table-cell office:value-type="string">
            <text:p>2.324125699</text:p>
          </table:table-cell>
          <table:table-cell office:value-type="string">
            <text:p>2.078543276</text:p>
          </table:table-cell>
          <table:table-cell office:value-type="string">
            <text:p>2.054760321</text:p>
          </table:table-cell>
          <table:table-cell office:value-type="string">
            <text:p>1.96325312</text:p>
          </table:table-cell>
          <table:table-cell office:value-type="string">
            <text:p>1.902457774</text:p>
          </table:table-cell>
          <table:table-cell office:value-type="string">
            <text:p>1.847055744</text:p>
          </table:table-cell>
          <table:table-cell office:value-type="string">
            <text:p>1.71421414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Turkmenistan</text:p>
          </table:table-cell>
          <table:table-cell office:value-type="string">
            <text:p>TKM</text:p>
          </table:table-cell>
          <table:table-cell table:number-columns-repeated="34" office:value-type="string">
            <text:p>..</text:p>
          </table:table-cell>
          <table:table-cell office:value-type="string">
            <text:p>1.752293578</text:p>
          </table:table-cell>
          <table:table-cell office:value-type="string">
            <text:p>2.308742331</text:p>
          </table:table-cell>
          <table:table-cell office:value-type="string">
            <text:p>2.041758582</text:p>
          </table:table-cell>
          <table:table-cell office:value-type="string">
            <text:p>3.962264151</text:p>
          </table:table-cell>
          <table:table-cell office:value-type="string">
            <text:p>3.113969275</text:p>
          </table:table-cell>
          <table:table-cell office:value-type="string">
            <text:p>2.901874751</text:p>
          </table:table-cell>
          <table:table-cell table:number-columns-repeated="1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Turks and Caicos Islands</text:p>
          </table:table-cell>
          <table:table-cell office:value-type="string">
            <text:p>TCA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Tuvalu</text:p>
          </table:table-cell>
          <table:table-cell office:value-type="string">
            <text:p>TUV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Uganda</text:p>
          </table:table-cell>
          <table:table-cell office:value-type="string">
            <text:p>UGA</text:p>
          </table:table-cell>
          <table:table-cell table:number-columns-repeated="2" office:value-type="string">
            <text:p>..</text:p>
          </table:table-cell>
          <table:table-cell office:value-type="string">
            <text:p>0.121393787</text:p>
          </table:table-cell>
          <table:table-cell office:value-type="string">
            <text:p>0.396015475</text:p>
          </table:table-cell>
          <table:table-cell office:value-type="string">
            <text:p>0.697558545</text:p>
          </table:table-cell>
          <table:table-cell office:value-type="string">
            <text:p>1.21399177</text:p>
          </table:table-cell>
          <table:table-cell office:value-type="string">
            <text:p>1.541603631</text:p>
          </table:table-cell>
          <table:table-cell office:value-type="string">
            <text:p>1.741207121</text:p>
          </table:table-cell>
          <table:table-cell office:value-type="string">
            <text:p>1.922402159</text:p>
          </table:table-cell>
          <table:table-cell office:value-type="string">
            <text:p>1.956391518</text:p>
          </table:table-cell>
          <table:table-cell office:value-type="string">
            <text:p>2.114038013</text:p>
          </table:table-cell>
          <table:table-cell office:value-type="string">
            <text:p>3.717771412</text:p>
          </table:table-cell>
          <table:table-cell office:value-type="string">
            <text:p>4.355868545</text:p>
          </table:table-cell>
          <table:table-cell office:value-type="string">
            <text:p>3.747120763</text:p>
          </table:table-cell>
          <table:table-cell office:value-type="string">
            <text:p>3.885341666</text:p>
          </table:table-cell>
          <table:table-cell office:value-type="string">
            <text:p>3.025522697</text:p>
          </table:table-cell>
          <table:table-cell office:value-type="string">
            <text:p>3.413966412</text:p>
          </table:table-cell>
          <table:table-cell office:value-type="string">
            <text:p>2.182491987</text:p>
          </table:table-cell>
          <table:table-cell office:value-type="string">
            <text:p>2.108109079</text:p>
          </table:table-cell>
          <table:table-cell office:value-type="string">
            <text:p>1.808651138</text:p>
          </table:table-cell>
          <table:table-cell office:value-type="string">
            <text:p>2.376648107</text:p>
          </table:table-cell>
          <table:table-cell office:value-type="string">
            <text:p>2.023854034</text:p>
          </table:table-cell>
          <table:table-cell office:value-type="string">
            <text:p>1.889322618</text:p>
          </table:table-cell>
          <table:table-cell office:value-type="string">
            <text:p>2.145588454</text:p>
          </table:table-cell>
          <table:table-cell office:value-type="string">
            <text:p>3.224352061</text:p>
          </table:table-cell>
          <table:table-cell office:value-type="string">
            <text:p>3.940316335</text:p>
          </table:table-cell>
          <table:table-cell office:value-type="string">
            <text:p>4.309176121</text:p>
          </table:table-cell>
          <table:table-cell office:value-type="string">
            <text:p>4.510622</text:p>
          </table:table-cell>
          <table:table-cell office:value-type="string">
            <text:p>3.829353469</text:p>
          </table:table-cell>
          <table:table-cell office:value-type="string">
            <text:p>3.485539587</text:p>
          </table:table-cell>
          <table:table-cell office:value-type="string">
            <text:p>3.335653285</text:p>
          </table:table-cell>
          <table:table-cell office:value-type="string">
            <text:p>2.950545328</text:p>
          </table:table-cell>
          <table:table-cell office:value-type="string">
            <text:p>2.161173592</text:p>
          </table:table-cell>
          <table:table-cell office:value-type="string">
            <text:p>1.933967898</text:p>
          </table:table-cell>
          <table:table-cell office:value-type="string">
            <text:p>2.317755501</text:p>
          </table:table-cell>
          <table:table-cell office:value-type="string">
            <text:p>2.292613111</text:p>
          </table:table-cell>
          <table:table-cell office:value-type="string">
            <text:p>2.313466857</text:p>
          </table:table-cell>
          <table:table-cell office:value-type="string">
            <text:p>2.279431218</text:p>
          </table:table-cell>
          <table:table-cell office:value-type="string">
            <text:p>2.534810607</text:p>
          </table:table-cell>
          <table:table-cell office:value-type="string">
            <text:p>2.84361193</text:p>
          </table:table-cell>
          <table:table-cell office:value-type="string">
            <text:p>2.481440874</text:p>
          </table:table-cell>
          <table:table-cell office:value-type="string">
            <text:p>2.321654155</text:p>
          </table:table-cell>
          <table:table-cell office:value-type="string">
            <text:p>2.357756278</text:p>
          </table:table-cell>
          <table:table-cell office:value-type="string">
            <text:p>2.404721874</text:p>
          </table:table-cell>
          <table:table-cell office:value-type="string">
            <text:p>2.309870169</text:p>
          </table:table-cell>
          <table:table-cell office:value-type="string">
            <text:p>2.403722358</text:p>
          </table:table-cell>
          <table:table-cell office:value-type="string">
            <text:p>2.197952161</text:p>
          </table:table-cell>
          <table:table-cell office:value-type="string">
            <text:p>2.050946116</text:p>
          </table:table-cell>
          <table:table-cell office:value-type="string">
            <text:p>2.190146634</text:p>
          </table:table-cell>
          <table:table-cell office:value-type="string">
            <text:p>1.699719569</text:p>
          </table:table-cell>
          <table:table-cell office:value-type="string">
            <text:p>3.236277537</text:p>
          </table:table-cell>
          <table:table-cell office:value-type="string">
            <text:p>3.457834685</text:p>
          </table:table-cell>
          <table:table-cell office:value-type="string">
            <text:p>1.818273657</text:p>
          </table:table-cell>
          <table:table-cell office:value-type="string">
            <text:p>1.756110571</text:p>
          </table:table-cell>
          <table:table-cell office:value-type="string">
            <text:p>1.745697284</text:p>
          </table:table-cell>
          <table:table-cell office:value-type="string">
            <text:p>1.649397214</text:p>
          </table:table-cell>
          <table:table-cell office:value-type="string">
            <text:p>1.66197721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Ukraine</text:p>
          </table:table-cell>
          <table:table-cell office:value-type="string">
            <text:p>UKR</text:p>
          </table:table-cell>
          <table:table-cell table:number-columns-repeated="33" office:value-type="string">
            <text:p>..</text:p>
          </table:table-cell>
          <table:table-cell office:value-type="string">
            <text:p>0.46535782</text:p>
          </table:table-cell>
          <table:table-cell office:value-type="string">
            <text:p>2.50047966</text:p>
          </table:table-cell>
          <table:table-cell office:value-type="string">
            <text:p>2.828505582</text:p>
          </table:table-cell>
          <table:table-cell office:value-type="string">
            <text:p>3.287577065</text:p>
          </table:table-cell>
          <table:table-cell office:value-type="string">
            <text:p>4.124671889</text:p>
          </table:table-cell>
          <table:table-cell office:value-type="string">
            <text:p>3.355004613</text:p>
          </table:table-cell>
          <table:table-cell office:value-type="string">
            <text:p>2.982168265</text:p>
          </table:table-cell>
          <table:table-cell office:value-type="string">
            <text:p>3.636149821</text:p>
          </table:table-cell>
          <table:table-cell office:value-type="string">
            <text:p>2.863999216</text:p>
          </table:table-cell>
          <table:table-cell office:value-type="string">
            <text:p>2.774899252</text:p>
          </table:table-cell>
          <table:table-cell office:value-type="string">
            <text:p>2.848390089</text:p>
          </table:table-cell>
          <table:table-cell office:value-type="string">
            <text:p>2.597120363</text:p>
          </table:table-cell>
          <table:table-cell office:value-type="string">
            <text:p>2.792489331</text:p>
          </table:table-cell>
          <table:table-cell office:value-type="string">
            <text:p>2.771591813</text:p>
          </table:table-cell>
          <table:table-cell office:value-type="string">
            <text:p>2.870002817</text:p>
          </table:table-cell>
          <table:table-cell office:value-type="string">
            <text:p>2.672911727</text:p>
          </table:table-cell>
          <table:table-cell office:value-type="string">
            <text:p>2.945108365</text:p>
          </table:table-cell>
          <table:table-cell office:value-type="string">
            <text:p>2.742030822</text:p>
          </table:table-cell>
          <table:table-cell office:value-type="string">
            <text:p>2.258323327</text:p>
          </table:table-cell>
          <table:table-cell office:value-type="string">
            <text:p>2.353437002</text:p>
          </table:table-cell>
          <table:table-cell office:value-type="string">
            <text:p>2.392918909</text:p>
          </table:table-cell>
          <table:table-cell office:value-type="string">
            <text:p>3.0211448</text:p>
          </table:table-cell>
          <table:table-cell office:value-type="string">
            <text:p>3.973258827</text:p>
          </table:table-cell>
          <table:table-cell office:value-type="string">
            <text:p>3.6719814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United Arab Emirates</text:p>
          </table:table-cell>
          <table:table-cell office:value-type="string">
            <text:p>ARE</text:p>
          </table:table-cell>
          <table:table-cell table:number-columns-repeated="37" office:value-type="string">
            <text:p>..</text:p>
          </table:table-cell>
          <table:table-cell office:value-type="string">
            <text:p>4.231250302</text:p>
          </table:table-cell>
          <table:table-cell office:value-type="string">
            <text:p>5.299481134</text:p>
          </table:table-cell>
          <table:table-cell office:value-type="string">
            <text:p>5.012801249</text:p>
          </table:table-cell>
          <table:table-cell office:value-type="string">
            <text:p>5.631571668</text:p>
          </table:table-cell>
          <table:table-cell office:value-type="string">
            <text:p>5.612105047</text:p>
          </table:table-cell>
          <table:table-cell office:value-type="string">
            <text:p>4.875526903</text:p>
          </table:table-cell>
          <table:table-cell office:value-type="string">
            <text:p>4.692310724</text:p>
          </table:table-cell>
          <table:table-cell office:value-type="string">
            <text:p>4.611473885</text:p>
          </table:table-cell>
          <table:table-cell office:value-type="string">
            <text:p>3.656477456</text:p>
          </table:table-cell>
          <table:table-cell office:value-type="string">
            <text:p>3.225972542</text:p>
          </table:table-cell>
          <table:table-cell office:value-type="string">
            <text:p>3.28052137</text:p>
          </table:table-cell>
          <table:table-cell office:value-type="string">
            <text:p>3.668022985</text:p>
          </table:table-cell>
          <table:table-cell office:value-type="string">
            <text:p>5.457107235</text:p>
          </table:table-cell>
          <table:table-cell office:value-type="string">
            <text:p>6.038592209</text:p>
          </table:table-cell>
          <table:table-cell office:value-type="string">
            <text:p>5.466314526</text:p>
          </table:table-cell>
          <table:table-cell office:value-type="string">
            <text:p>5.075556494</text:p>
          </table:table-cell>
          <table:table-cell office:value-type="string">
            <text:p>6.034686252</text:p>
          </table:table-cell>
          <table:table-cell office:value-type="string">
            <text:p>5.643651351</text:p>
          </table:table-cell>
          <table:table-cell table:number-columns-repeated="3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6.343041412</text:p>
          </table:table-cell>
          <table:table-cell office:value-type="string">
            <text:p>6.190022143</text:p>
          </table:table-cell>
          <table:table-cell office:value-type="string">
            <text:p>6.210393713</text:p>
          </table:table-cell>
          <table:table-cell office:value-type="string">
            <text:p>6.082126186</text:p>
          </table:table-cell>
          <table:table-cell office:value-type="string">
            <text:p>5.899067585</text:p>
          </table:table-cell>
          <table:table-cell office:value-type="string">
            <text:p>5.756799452</text:p>
          </table:table-cell>
          <table:table-cell office:value-type="string">
            <text:p>5.588717004</text:p>
          </table:table-cell>
          <table:table-cell office:value-type="string">
            <text:p>5.576792793</text:p>
          </table:table-cell>
          <table:table-cell office:value-type="string">
            <text:p>5.313323755</text:p>
          </table:table-cell>
          <table:table-cell office:value-type="string">
            <text:p>4.920792648</text:p>
          </table:table-cell>
          <table:table-cell office:value-type="string">
            <text:p>4.648215827</text:p>
          </table:table-cell>
          <table:table-cell office:value-type="string">
            <text:p>4.539927703</text:p>
          </table:table-cell>
          <table:table-cell office:value-type="string">
            <text:p>4.624636318</text:p>
          </table:table-cell>
          <table:table-cell office:value-type="string">
            <text:p>4.387739522</text:p>
          </table:table-cell>
          <table:table-cell office:value-type="string">
            <text:p>4.533753671</text:p>
          </table:table-cell>
          <table:table-cell office:value-type="string">
            <text:p>4.775381152</text:p>
          </table:table-cell>
          <table:table-cell office:value-type="string">
            <text:p>4.628621089</text:p>
          </table:table-cell>
          <table:table-cell office:value-type="string">
            <text:p>4.403047422</text:p>
          </table:table-cell>
          <table:table-cell office:value-type="string">
            <text:p>4.232914485</text:p>
          </table:table-cell>
          <table:table-cell office:value-type="string">
            <text:p>4.185259512</text:p>
          </table:table-cell>
          <table:table-cell office:value-type="string">
            <text:p>4.489463054</text:p>
          </table:table-cell>
          <table:table-cell office:value-type="string">
            <text:p>4.457141795</text:p>
          </table:table-cell>
          <table:table-cell office:value-type="string">
            <text:p>4.812695462</text:p>
          </table:table-cell>
          <table:table-cell office:value-type="string">
            <text:p>4.826610444</text:p>
          </table:table-cell>
          <table:table-cell office:value-type="string">
            <text:p>4.926054775</text:p>
          </table:table-cell>
          <table:table-cell office:value-type="string">
            <text:p>4.758479322</text:p>
          </table:table-cell>
          <table:table-cell office:value-type="string">
            <text:p>4.525165058</text:p>
          </table:table-cell>
          <table:table-cell office:value-type="string">
            <text:p>4.191440132</text:p>
          </table:table-cell>
          <table:table-cell office:value-type="string">
            <text:p>3.768974595</text:p>
          </table:table-cell>
          <table:table-cell office:value-type="string">
            <text:p>3.613956986</text:p>
          </table:table-cell>
          <table:table-cell office:value-type="string">
            <text:p>3.562321232</text:p>
          </table:table-cell>
          <table:table-cell office:value-type="string">
            <text:p>3.681790403</text:p>
          </table:table-cell>
          <table:table-cell office:value-type="string">
            <text:p>3.456342889</text:p>
          </table:table-cell>
          <table:table-cell office:value-type="string">
            <text:p>3.211234729</text:p>
          </table:table-cell>
          <table:table-cell office:value-type="string">
            <text:p>3.024573401</text:p>
          </table:table-cell>
          <table:table-cell office:value-type="string">
            <text:p>2.564830617</text:p>
          </table:table-cell>
          <table:table-cell office:value-type="string">
            <text:p>2.448121821</text:p>
          </table:table-cell>
          <table:table-cell office:value-type="string">
            <text:p>2.298058438</text:p>
          </table:table-cell>
          <table:table-cell office:value-type="string">
            <text:p>2.250076567</text:p>
          </table:table-cell>
          <table:table-cell office:value-type="string">
            <text:p>2.188418509</text:p>
          </table:table-cell>
          <table:table-cell office:value-type="string">
            <text:p>2.139412063</text:p>
          </table:table-cell>
          <table:table-cell office:value-type="string">
            <text:p>2.178811022</text:p>
          </table:table-cell>
          <table:table-cell office:value-type="string">
            <text:p>2.242745461</text:p>
          </table:table-cell>
          <table:table-cell office:value-type="string">
            <text:p>2.30283208</text:p>
          </table:table-cell>
          <table:table-cell office:value-type="string">
            <text:p>2.25003454</text:p>
          </table:table-cell>
          <table:table-cell office:value-type="string">
            <text:p>2.187936837</text:p>
          </table:table-cell>
          <table:table-cell office:value-type="string">
            <text:p>2.134789041</text:p>
          </table:table-cell>
          <table:table-cell office:value-type="string">
            <text:p>2.146215747</text:p>
          </table:table-cell>
          <table:table-cell office:value-type="string">
            <text:p>2.269984044</text:p>
          </table:table-cell>
          <table:table-cell office:value-type="string">
            <text:p>2.430573716</text:p>
          </table:table-cell>
          <table:table-cell office:value-type="string">
            <text:p>2.379299148</text:p>
          </table:table-cell>
          <table:table-cell office:value-type="string">
            <text:p>2.300661993</text:p>
          </table:table-cell>
          <table:table-cell office:value-type="string">
            <text:p>2.19736237</text:p>
          </table:table-cell>
          <table:table-cell office:value-type="string">
            <text:p>2.075385409</text:p>
          </table:table-cell>
          <table:table-cell office:value-type="string">
            <text:p>1.956479966</text:p>
          </table:table-cell>
          <table:table-cell office:value-type="string">
            <text:p>1.866604509</text:p>
          </table:table-cell>
          <table:table-cell office:value-type="string">
            <text:p>1.82155297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-type="string">
            <text:p>8.352659672</text:p>
          </table:table-cell>
          <table:table-cell office:value-type="string">
            <text:p>8.487129416</text:p>
          </table:table-cell>
          <table:table-cell office:value-type="string">
            <text:p>8.656585688</text:p>
          </table:table-cell>
          <table:table-cell office:value-type="string">
            <text:p>8.189007203</text:p>
          </table:table-cell>
          <table:table-cell office:value-type="string">
            <text:p>7.467629046</text:p>
          </table:table-cell>
          <table:table-cell office:value-type="string">
            <text:p>6.968804626</text:p>
          </table:table-cell>
          <table:table-cell office:value-type="string">
            <text:p>7.800245399</text:p>
          </table:table-cell>
          <table:table-cell office:value-type="string">
            <text:p>8.755715446</text:p>
          </table:table-cell>
          <table:table-cell office:value-type="string">
            <text:p>8.565729443</text:p>
          </table:table-cell>
          <table:table-cell office:value-type="string">
            <text:p>7.985390725</text:p>
          </table:table-cell>
          <table:table-cell office:value-type="string">
            <text:p>7.42143205</text:p>
          </table:table-cell>
          <table:table-cell office:value-type="string">
            <text:p>6.410680185</text:p>
          </table:table-cell>
          <table:table-cell office:value-type="string">
            <text:p>6.053963939</text:p>
          </table:table-cell>
          <table:table-cell office:value-type="string">
            <text:p>5.485146117</text:p>
          </table:table-cell>
          <table:table-cell office:value-type="string">
            <text:p>5.546527206</text:p>
          </table:table-cell>
          <table:table-cell office:value-type="string">
            <text:p>5.234104811</text:p>
          </table:table-cell>
          <table:table-cell office:value-type="string">
            <text:p>4.847338632</text:p>
          </table:table-cell>
          <table:table-cell office:value-type="string">
            <text:p>4.838320747</text:p>
          </table:table-cell>
          <table:table-cell office:value-type="string">
            <text:p>4.635845896</text:p>
          </table:table-cell>
          <table:table-cell office:value-type="string">
            <text:p>4.645606261</text:p>
          </table:table-cell>
          <table:table-cell office:value-type="string">
            <text:p>4.827624755</text:p>
          </table:table-cell>
          <table:table-cell office:value-type="string">
            <text:p>5.290885331</text:p>
          </table:table-cell>
          <table:table-cell office:value-type="string">
            <text:p>6.386444687</text:p>
          </table:table-cell>
          <table:table-cell office:value-type="string">
            <text:p>5.871851445</text:p>
          </table:table-cell>
          <table:table-cell office:value-type="string">
            <text:p>5.728200583</text:p>
          </table:table-cell>
          <table:table-cell office:value-type="string">
            <text:p>5.93928683</text:p>
          </table:table-cell>
          <table:table-cell office:value-type="string">
            <text:p>6.124085134</text:p>
          </table:table-cell>
          <table:table-cell office:value-type="string">
            <text:p>5.916717879</text:p>
          </table:table-cell>
          <table:table-cell office:value-type="string">
            <text:p>5.579929593</text:p>
          </table:table-cell>
          <table:table-cell office:value-type="string">
            <text:p>5.374717221</text:p>
          </table:table-cell>
          <table:table-cell office:value-type="string">
            <text:p>5.120251576</text:p>
          </table:table-cell>
          <table:table-cell office:value-type="string">
            <text:p>4.539845285</text:p>
          </table:table-cell>
          <table:table-cell office:value-type="string">
            <text:p>4.666264687</text:p>
          </table:table-cell>
          <table:table-cell office:value-type="string">
            <text:p>4.326925453</text:p>
          </table:table-cell>
          <table:table-cell office:value-type="string">
            <text:p>3.941286854</text:p>
          </table:table-cell>
          <table:table-cell office:value-type="string">
            <text:p>3.63848926</text:p>
          </table:table-cell>
          <table:table-cell office:value-type="string">
            <text:p>3.350744012</text:p>
          </table:table-cell>
          <table:table-cell office:value-type="string">
            <text:p>3.209903218</text:p>
          </table:table-cell>
          <table:table-cell office:value-type="string">
            <text:p>3.017635938</text:p>
          </table:table-cell>
          <table:table-cell office:value-type="string">
            <text:p>2.908393909</text:p>
          </table:table-cell>
          <table:table-cell office:value-type="string">
            <text:p>2.933432016</text:p>
          </table:table-cell>
          <table:table-cell office:value-type="string">
            <text:p>2.944343646</text:p>
          </table:table-cell>
          <table:table-cell office:value-type="string">
            <text:p>3.249551766</text:p>
          </table:table-cell>
          <table:table-cell office:value-type="string">
            <text:p>3.607287847</text:p>
          </table:table-cell>
          <table:table-cell office:value-type="string">
            <text:p>3.785570066</text:p>
          </table:table-cell>
          <table:table-cell office:value-type="string">
            <text:p>3.844230435</text:p>
          </table:table-cell>
          <table:table-cell office:value-type="string">
            <text:p>3.808200528</text:p>
          </table:table-cell>
          <table:table-cell office:value-type="string">
            <text:p>3.847044079</text:p>
          </table:table-cell>
          <table:table-cell office:value-type="string">
            <text:p>4.220046469</text:p>
          </table:table-cell>
          <table:table-cell office:value-type="string">
            <text:p>4.636792441</text:p>
          </table:table-cell>
          <table:table-cell office:value-type="string">
            <text:p>4.665615102</text:p>
          </table:table-cell>
          <table:table-cell office:value-type="string">
            <text:p>4.583975977</text:p>
          </table:table-cell>
          <table:table-cell office:value-type="string">
            <text:p>4.238744607</text:p>
          </table:table-cell>
          <table:table-cell office:value-type="string">
            <text:p>3.832509651</text:p>
          </table:table-cell>
          <table:table-cell office:value-type="string">
            <text:p>3.499699815</text:p>
          </table:table-cell>
          <table:table-cell office:value-type="string">
            <text:p>3.289106814</text:p>
          </table:table-cell>
          <table:table-cell office:value-type="string">
            <text:p>3.28163045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Upper middle income</text:p>
          </table:table-cell>
          <table:table-cell office:value-type="string">
            <text:p>UMC</text:p>
          </table:table-cell>
          <table:table-cell table:number-columns-repeated="2" office:value-type="string">
            <text:p>..</text:p>
          </table:table-cell>
          <table:table-cell office:value-type="string">
            <text:p>2.050050833</text:p>
          </table:table-cell>
          <table:table-cell office:value-type="string">
            <text:p>2.173737324</text:p>
          </table:table-cell>
          <table:table-cell office:value-type="string">
            <text:p>2.063526524</text:p>
          </table:table-cell>
          <table:table-cell table:number-columns-repeated="2" office:value-type="string">
            <text:p>..</text:p>
          </table:table-cell>
          <table:table-cell office:value-type="string">
            <text:p>2.306869863</text:p>
          </table:table-cell>
          <table:table-cell office:value-type="string">
            <text:p>2.350379391</text:p>
          </table:table-cell>
          <table:table-cell office:value-type="string">
            <text:p>2.366387309</text:p>
          </table:table-cell>
          <table:table-cell office:value-type="string">
            <text:p>2.449224596</text:p>
          </table:table-cell>
          <table:table-cell office:value-type="string">
            <text:p>2.346075443</text:p>
          </table:table-cell>
          <table:table-cell office:value-type="string">
            <text:p>2.204796148</text:p>
          </table:table-cell>
          <table:table-cell office:value-type="string">
            <text:p>2.113823094</text:p>
          </table:table-cell>
          <table:table-cell office:value-type="string">
            <text:p>2.77559298</text:p>
          </table:table-cell>
          <table:table-cell office:value-type="string">
            <text:p>3.430834272</text:p>
          </table:table-cell>
          <table:table-cell office:value-type="string">
            <text:p>3.576032726</text:p>
          </table:table-cell>
          <table:table-cell office:value-type="string">
            <text:p>3.558121948</text:p>
          </table:table-cell>
          <table:table-cell office:value-type="string">
            <text:p>3.41329968</text:p>
          </table:table-cell>
          <table:table-cell office:value-type="string">
            <text:p>2.696984861</text:p>
          </table:table-cell>
          <table:table-cell office:value-type="string">
            <text:p>2.455952966</text:p>
          </table:table-cell>
          <table:table-cell office:value-type="string">
            <text:p>2.765208997</text:p>
          </table:table-cell>
          <table:table-cell office:value-type="string">
            <text:p>2.795200281</text:p>
          </table:table-cell>
          <table:table-cell office:value-type="string">
            <text:p>2.944891186</text:p>
          </table:table-cell>
          <table:table-cell office:value-type="string">
            <text:p>2.721082456</text:p>
          </table:table-cell>
          <table:table-cell office:value-type="string">
            <text:p>2.756502096</text:p>
          </table:table-cell>
          <table:table-cell office:value-type="string">
            <text:p>2.781079019</text:p>
          </table:table-cell>
          <table:table-cell office:value-type="string">
            <text:p>2.738054979</text:p>
          </table:table-cell>
          <table:table-cell office:value-type="string">
            <text:p>2.677700665</text:p>
          </table:table-cell>
          <table:table-cell office:value-type="string">
            <text:p>2.613291411</text:p>
          </table:table-cell>
          <table:table-cell office:value-type="string">
            <text:p>2.368384836</text:p>
          </table:table-cell>
          <table:table-cell office:value-type="string">
            <text:p>2.11657284</text:p>
          </table:table-cell>
          <table:table-cell office:value-type="string">
            <text:p>2.475993189</text:p>
          </table:table-cell>
          <table:table-cell office:value-type="string">
            <text:p>2.265615874</text:p>
          </table:table-cell>
          <table:table-cell office:value-type="string">
            <text:p>2.212808361</text:p>
          </table:table-cell>
          <table:table-cell office:value-type="string">
            <text:p>2.161267118</text:p>
          </table:table-cell>
          <table:table-cell office:value-type="string">
            <text:p>2.075767804</text:p>
          </table:table-cell>
          <table:table-cell office:value-type="string">
            <text:p>2.025941394</text:p>
          </table:table-cell>
          <table:table-cell office:value-type="string">
            <text:p>1.842246276</text:p>
          </table:table-cell>
          <table:table-cell office:value-type="string">
            <text:p>1.893135957</text:p>
          </table:table-cell>
          <table:table-cell office:value-type="string">
            <text:p>1.845356776</text:p>
          </table:table-cell>
          <table:table-cell office:value-type="string">
            <text:p>1.960658929</text:p>
          </table:table-cell>
          <table:table-cell office:value-type="string">
            <text:p>2.051884223</text:p>
          </table:table-cell>
          <table:table-cell office:value-type="string">
            <text:p>2.014580452</text:p>
          </table:table-cell>
          <table:table-cell office:value-type="string">
            <text:p>1.934593114</text:p>
          </table:table-cell>
          <table:table-cell office:value-type="string">
            <text:p>1.928809466</text:p>
          </table:table-cell>
          <table:table-cell office:value-type="string">
            <text:p>1.926459107</text:p>
          </table:table-cell>
          <table:table-cell office:value-type="string">
            <text:p>1.887117949</text:p>
          </table:table-cell>
          <table:table-cell office:value-type="string">
            <text:p>1.912208393</text:p>
          </table:table-cell>
          <table:table-cell office:value-type="string">
            <text:p>2.112496276</text:p>
          </table:table-cell>
          <table:table-cell office:value-type="string">
            <text:p>1.94988977</text:p>
          </table:table-cell>
          <table:table-cell office:value-type="string">
            <text:p>1.863990784</text:p>
          </table:table-cell>
          <table:table-cell office:value-type="string">
            <text:p>1.931933357</text:p>
          </table:table-cell>
          <table:table-cell office:value-type="string">
            <text:p>1.965028192</text:p>
          </table:table-cell>
          <table:table-cell office:value-type="string">
            <text:p>1.978218951</text:p>
          </table:table-cell>
          <table:table-cell office:value-type="string">
            <text:p>2.042115416</text:p>
          </table:table-cell>
          <table:table-cell office:value-type="string">
            <text:p>2.0233355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Uruguay</text:p>
          </table:table-cell>
          <table:table-cell office:value-type="string">
            <text:p>URY</text:p>
          </table:table-cell>
          <table:table-cell table:number-columns-repeated="12" office:value-type="string">
            <text:p>..</text:p>
          </table:table-cell>
          <table:table-cell office:value-type="string">
            <text:p>2.348993289</text:p>
          </table:table-cell>
          <table:table-cell office:value-type="string">
            <text:p>2.836962919</text:p>
          </table:table-cell>
          <table:table-cell office:value-type="string">
            <text:p>4.585522215</text:p>
          </table:table-cell>
          <table:table-cell office:value-type="string">
            <text:p>4.424219441</text:p>
          </table:table-cell>
          <table:table-cell office:value-type="string">
            <text:p>3.633120851</text:p>
          </table:table-cell>
          <table:table-cell office:value-type="string">
            <text:p>3.901775674</text:p>
          </table:table-cell>
          <table:table-cell office:value-type="string">
            <text:p>3.786841402</text:p>
          </table:table-cell>
          <table:table-cell office:value-type="string">
            <text:p>3.890670386</text:p>
          </table:table-cell>
          <table:table-cell office:value-type="string">
            <text:p>4.696108629</text:p>
          </table:table-cell>
          <table:table-cell office:value-type="string">
            <text:p>6.423587817</text:p>
          </table:table-cell>
          <table:table-cell office:value-type="string">
            <text:p>6.52737921</text:p>
          </table:table-cell>
          <table:table-cell office:value-type="string">
            <text:p>5.382137461</text:p>
          </table:table-cell>
          <table:table-cell office:value-type="string">
            <text:p>4.574025437</text:p>
          </table:table-cell>
          <table:table-cell office:value-type="string">
            <text:p>4.303573219</text:p>
          </table:table-cell>
          <table:table-cell office:value-type="string">
            <text:p>4.121516224</text:p>
          </table:table-cell>
          <table:table-cell office:value-type="string">
            <text:p>3.039363672</text:p>
          </table:table-cell>
          <table:table-cell office:value-type="string">
            <text:p>3.165103981</text:p>
          </table:table-cell>
          <table:table-cell office:value-type="string">
            <text:p>3.529126068</text:p>
          </table:table-cell>
          <table:table-cell office:value-type="string">
            <text:p>3.53109715</text:p>
          </table:table-cell>
          <table:table-cell office:value-type="string">
            <text:p>2.39713886</text:p>
          </table:table-cell>
          <table:table-cell office:value-type="string">
            <text:p>2.849516349</text:p>
          </table:table-cell>
          <table:table-cell office:value-type="string">
            <text:p>2.792398358</text:p>
          </table:table-cell>
          <table:table-cell office:value-type="string">
            <text:p>2.577706272</text:p>
          </table:table-cell>
          <table:table-cell office:value-type="string">
            <text:p>2.71463971</text:p>
          </table:table-cell>
          <table:table-cell office:value-type="string">
            <text:p>2.805941719</text:p>
          </table:table-cell>
          <table:table-cell office:value-type="string">
            <text:p>2.399717832</text:p>
          </table:table-cell>
          <table:table-cell office:value-type="string">
            <text:p>2.258134519</text:p>
          </table:table-cell>
          <table:table-cell office:value-type="string">
            <text:p>2.394459652</text:p>
          </table:table-cell>
          <table:table-cell office:value-type="string">
            <text:p>2.435974942</text:p>
          </table:table-cell>
          <table:table-cell office:value-type="string">
            <text:p>2.502577187</text:p>
          </table:table-cell>
          <table:table-cell office:value-type="string">
            <text:p>2.530137823</text:p>
          </table:table-cell>
          <table:table-cell office:value-type="string">
            <text:p>2.237547997</text:p>
          </table:table-cell>
          <table:table-cell office:value-type="string">
            <text:p>2.040729697</text:p>
          </table:table-cell>
          <table:table-cell office:value-type="string">
            <text:p>2.000383757</text:p>
          </table:table-cell>
          <table:table-cell office:value-type="string">
            <text:p>2.006177553</text:p>
          </table:table-cell>
          <table:table-cell office:value-type="string">
            <text:p>1.777168544</text:p>
          </table:table-cell>
          <table:table-cell office:value-type="string">
            <text:p>1.869524959</text:p>
          </table:table-cell>
          <table:table-cell office:value-type="string">
            <text:p>1.82261339</text:p>
          </table:table-cell>
          <table:table-cell office:value-type="string">
            <text:p>1.875807851</text:p>
          </table:table-cell>
          <table:table-cell office:value-type="string">
            <text:p>1.719748942</text:p>
          </table:table-cell>
          <table:table-cell office:value-type="string">
            <text:p>1.803669825</text:p>
          </table:table-cell>
          <table:table-cell office:value-type="string">
            <text:p>1.816551302</text:p>
          </table:table-cell>
          <table:table-cell office:value-type="string">
            <text:p>1.807429455</text:p>
          </table:table-cell>
          <table:table-cell office:value-type="string">
            <text:p>1.820588137</text:p>
          </table:table-cell>
          <table:table-cell office:value-type="string">
            <text:p>1.85426099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Uzbekistan</text:p>
          </table:table-cell>
          <table:table-cell office:value-type="string">
            <text:p>UZB</text:p>
          </table:table-cell>
          <table:table-cell table:number-columns-repeated="34" office:value-type="string">
            <text:p>..</text:p>
          </table:table-cell>
          <table:table-cell office:value-type="string">
            <text:p>1.527491769</text:p>
          </table:table-cell>
          <table:table-cell office:value-type="string">
            <text:p>1.108038547</text:p>
          </table:table-cell>
          <table:table-cell office:value-type="string">
            <text:p>1.234188966</text:p>
          </table:table-cell>
          <table:table-cell office:value-type="string">
            <text:p>1.402495828</text:p>
          </table:table-cell>
          <table:table-cell office:value-type="string">
            <text:p>..</text:p>
          </table:table-cell>
          <table:table-cell office:value-type="string">
            <text:p>1.637649977</text:p>
          </table:table-cell>
          <table:table-cell office:value-type="string">
            <text:p>1.151780934</text:p>
          </table:table-cell>
          <table:table-cell office:value-type="string">
            <text:p>0.834782696</text:p>
          </table:table-cell>
          <table:table-cell office:value-type="string">
            <text:p>0.597786003</text:p>
          </table:table-cell>
          <table:table-cell office:value-type="string">
            <text:p>0.538919074</text:p>
          </table:table-cell>
          <table:table-cell table:number-columns-repeated="14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Vanuatu</text:p>
          </table:table-cell>
          <table:table-cell office:value-type="string">
            <text:p>VUT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Venezuela, RB</text:p>
          </table:table-cell>
          <table:table-cell office:value-type="string">
            <text:p>VEN</text:p>
          </table:table-cell>
          <table:table-cell office:value-type="string">
            <text:p>2.7226787</text:p>
          </table:table-cell>
          <table:table-cell office:value-type="string">
            <text:p>1.284633244</text:p>
          </table:table-cell>
          <table:table-cell office:value-type="string">
            <text:p>2.065153632</text:p>
          </table:table-cell>
          <table:table-cell office:value-type="string">
            <text:p>2.301309115</text:p>
          </table:table-cell>
          <table:table-cell office:value-type="string">
            <text:p>2.175192824</text:p>
          </table:table-cell>
          <table:table-cell office:value-type="string">
            <text:p>2.340106381</text:p>
          </table:table-cell>
          <table:table-cell office:value-type="string">
            <text:p>2.336979021</text:p>
          </table:table-cell>
          <table:table-cell office:value-type="string">
            <text:p>2.553434369</text:p>
          </table:table-cell>
          <table:table-cell office:value-type="string">
            <text:p>2.350843855</text:p>
          </table:table-cell>
          <table:table-cell office:value-type="string">
            <text:p>2.185475256</text:p>
          </table:table-cell>
          <table:table-cell office:value-type="string">
            <text:p>2.075427971</text:p>
          </table:table-cell>
          <table:table-cell office:value-type="string">
            <text:p>2.408653749</text:p>
          </table:table-cell>
          <table:table-cell office:value-type="string">
            <text:p>2.483564229</text:p>
          </table:table-cell>
          <table:table-cell office:value-type="string">
            <text:p>2.162355893</text:p>
          </table:table-cell>
          <table:table-cell office:value-type="string">
            <text:p>2.078014605</text:p>
          </table:table-cell>
          <table:table-cell office:value-type="string">
            <text:p>2.273311472</text:p>
          </table:table-cell>
          <table:table-cell office:value-type="string">
            <text:p>1.638773246</text:p>
          </table:table-cell>
          <table:table-cell office:value-type="string">
            <text:p>1.771841802</text:p>
          </table:table-cell>
          <table:table-cell office:value-type="string">
            <text:p>1.783263372</text:p>
          </table:table-cell>
          <table:table-cell office:value-type="string">
            <text:p>1.663119653</text:p>
          </table:table-cell>
          <table:table-cell office:value-type="string">
            <text:p>1.495606007</text:p>
          </table:table-cell>
          <table:table-cell office:value-type="string">
            <text:p>1.339180884</text:p>
          </table:table-cell>
          <table:table-cell office:value-type="string">
            <text:p>1.989626603</text:p>
          </table:table-cell>
          <table:table-cell office:value-type="string">
            <text:p>2.555347857</text:p>
          </table:table-cell>
          <table:table-cell office:value-type="string">
            <text:p>2.368562</text:p>
          </table:table-cell>
          <table:table-cell office:value-type="string">
            <text:p>1.415361063</text:p>
          </table:table-cell>
          <table:table-cell office:value-type="string">
            <text:p>1.705057406</text:p>
          </table:table-cell>
          <table:table-cell office:value-type="string">
            <text:p>1.688251443</text:p>
          </table:table-cell>
          <table:table-cell office:value-type="string">
            <text:p>1.876744177</text:p>
          </table:table-cell>
          <table:table-cell office:value-type="string">
            <text:p>2.839435143</text:p>
          </table:table-cell>
          <table:table-cell office:value-type="string">
            <text:p>1.568724387</text:p>
          </table:table-cell>
          <table:table-cell office:value-type="string">
            <text:p>1.901784435</text:p>
          </table:table-cell>
          <table:table-cell office:value-type="string">
            <text:p>1.698354782</text:p>
          </table:table-cell>
          <table:table-cell office:value-type="string">
            <text:p>2.21688452</text:p>
          </table:table-cell>
          <table:table-cell office:value-type="string">
            <text:p>1.643862952</text:p>
          </table:table-cell>
          <table:table-cell office:value-type="string">
            <text:p>1.600788325</text:p>
          </table:table-cell>
          <table:table-cell office:value-type="string">
            <text:p>1.074193288</text:p>
          </table:table-cell>
          <table:table-cell office:value-type="string">
            <text:p>1.79528715</text:p>
          </table:table-cell>
          <table:table-cell office:value-type="string">
            <text:p>1.588588016</text:p>
          </table:table-cell>
          <table:table-cell office:value-type="string">
            <text:p>1.437199004</text:p>
          </table:table-cell>
          <table:table-cell office:value-type="string">
            <text:p>1.526570129</text:p>
          </table:table-cell>
          <table:table-cell office:value-type="string">
            <text:p>1.555107911</text:p>
          </table:table-cell>
          <table:table-cell office:value-type="string">
            <text:p>1.153373596</text:p>
          </table:table-cell>
          <table:table-cell office:value-type="string">
            <text:p>1.182690627</text:p>
          </table:table-cell>
          <table:table-cell office:value-type="string">
            <text:p>1.288301812</text:p>
          </table:table-cell>
          <table:table-cell office:value-type="string">
            <text:p>1.411439033</text:p>
          </table:table-cell>
          <table:table-cell office:value-type="string">
            <text:p>1.633757629</text:p>
          </table:table-cell>
          <table:table-cell office:value-type="string">
            <text:p>1.289306336</text:p>
          </table:table-cell>
          <table:table-cell office:value-type="string">
            <text:p>1.370437899</text:p>
          </table:table-cell>
          <table:table-cell office:value-type="string">
            <text:p>1.220338899</text:p>
          </table:table-cell>
          <table:table-cell office:value-type="string">
            <text:p>0.853924398</text:p>
          </table:table-cell>
          <table:table-cell office:value-type="string">
            <text:p>0.753524678</text:p>
          </table:table-cell>
          <table:table-cell office:value-type="string">
            <text:p>1.302331847</text:p>
          </table:table-cell>
          <table:table-cell office:value-type="string">
            <text:p>1.430909738</text:p>
          </table:table-cell>
          <table:table-cell office:value-type="string">
            <text:p>1.156027629</text:p>
          </table:table-cell>
          <table:table-cell table:number-columns-repeated="3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Vietnam</text:p>
          </table:table-cell>
          <table:table-cell office:value-type="string">
            <text:p>VNM</text:p>
          </table:table-cell>
          <table:table-cell table:number-columns-repeated="27" office:value-type="string">
            <text:p>..</text:p>
          </table:table-cell>
          <table:table-cell office:value-type="string">
            <text:p>3.588850174</text:p>
          </table:table-cell>
          <table:table-cell office:value-type="string">
            <text:p>5.13618677</text:p>
          </table:table-cell>
          <table:table-cell office:value-type="string">
            <text:p>7.286512654</text:p>
          </table:table-cell>
          <table:table-cell office:value-type="string">
            <text:p>7.91085687</text:p>
          </table:table-cell>
          <table:table-cell office:value-type="string">
            <text:p>5.595317246</text:p>
          </table:table-cell>
          <table:table-cell office:value-type="string">
            <text:p>3.374588355</text:p>
          </table:table-cell>
          <table:table-cell office:value-type="string">
            <text:p>2.258694691</text:p>
          </table:table-cell>
          <table:table-cell office:value-type="string">
            <text:p>2.649355305</text:p>
          </table:table-cell>
          <table:table-cell table:number-columns-repeated="8" office:value-type="string">
            <text:p>..</text:p>
          </table:table-cell>
          <table:table-cell office:value-type="string">
            <text:p>2.128641129</text:p>
          </table:table-cell>
          <table:table-cell office:value-type="string">
            <text:p>2.01437984</text:p>
          </table:table-cell>
          <table:table-cell office:value-type="string">
            <text:p>1.780960852</text:p>
          </table:table-cell>
          <table:table-cell office:value-type="string">
            <text:p>1.938364584</text:p>
          </table:table-cell>
          <table:table-cell office:value-type="string">
            <text:p>2.304757337</text:p>
          </table:table-cell>
          <table:table-cell office:value-type="string">
            <text:p>2.156372927</text:p>
          </table:table-cell>
          <table:table-cell office:value-type="string">
            <text:p>2.26520867</text:p>
          </table:table-cell>
          <table:table-cell office:value-type="string">
            <text:p>2.305049337</text:p>
          </table:table-cell>
          <table:table-cell office:value-type="string">
            <text:p>1.982099947</text:p>
          </table:table-cell>
          <table:table-cell office:value-type="string">
            <text:p>2.156886368</text:p>
          </table:table-cell>
          <table:table-cell office:value-type="string">
            <text:p>2.176849795</text:p>
          </table:table-cell>
          <table:table-cell office:value-type="string">
            <text:p>2.285507647</text:p>
          </table:table-cell>
          <table:table-cell office:value-type="string">
            <text:p>2.361155697</text:p>
          </table:table-cell>
          <table:table-cell office:value-type="string">
            <text:p>2.44296075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Virgin Islands (U.S.)</text:p>
          </table:table-cell>
          <table:table-cell office:value-type="string">
            <text:p>VIR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West Bank and Gaza</text:p>
          </table:table-cell>
          <table:table-cell office:value-type="string">
            <text:p>PSE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World</text:p>
          </table:table-cell>
          <table:table-cell office:value-type="string">
            <text:p>WLD</text:p>
          </table:table-cell>
          <table:table-cell office:value-type="string">
            <text:p>6.01023591</text:p>
          </table:table-cell>
          <table:table-cell office:value-type="string">
            <text:p>5.978114718</text:p>
          </table:table-cell>
          <table:table-cell office:value-type="string">
            <text:p>5.977466417</text:p>
          </table:table-cell>
          <table:table-cell office:value-type="string">
            <text:p>5.660549957</text:p>
          </table:table-cell>
          <table:table-cell office:value-type="string">
            <text:p>5.233235416</text:p>
          </table:table-cell>
          <table:table-cell office:value-type="string">
            <text:p>4.991387553</text:p>
          </table:table-cell>
          <table:table-cell office:value-type="string">
            <text:p>5.360467784</text:p>
          </table:table-cell>
          <table:table-cell office:value-type="string">
            <text:p>5.788562041</text:p>
          </table:table-cell>
          <table:table-cell office:value-type="string">
            <text:p>5.678619507</text:p>
          </table:table-cell>
          <table:table-cell office:value-type="string">
            <text:p>5.293098574</text:p>
          </table:table-cell>
          <table:table-cell office:value-type="string">
            <text:p>4.754709255</text:p>
          </table:table-cell>
          <table:table-cell office:value-type="string">
            <text:p>4.300017874</text:p>
          </table:table-cell>
          <table:table-cell office:value-type="string">
            <text:p>4.068305209</text:p>
          </table:table-cell>
          <table:table-cell office:value-type="string">
            <text:p>3.675158785</text:p>
          </table:table-cell>
          <table:table-cell office:value-type="string">
            <text:p>3.705026064</text:p>
          </table:table-cell>
          <table:table-cell office:value-type="string">
            <text:p>3.721907214</text:p>
          </table:table-cell>
          <table:table-cell office:value-type="string">
            <text:p>3.575185391</text:p>
          </table:table-cell>
          <table:table-cell office:value-type="string">
            <text:p>3.666726784</text:p>
          </table:table-cell>
          <table:table-cell office:value-type="string">
            <text:p>3.49819683</text:p>
          </table:table-cell>
          <table:table-cell office:value-type="string">
            <text:p>3.433712001</text:p>
          </table:table-cell>
          <table:table-cell office:value-type="string">
            <text:p>3.468302619</text:p>
          </table:table-cell>
          <table:table-cell office:value-type="string">
            <text:p>3.734112071</text:p>
          </table:table-cell>
          <table:table-cell office:value-type="string">
            <text:p>4.235654797</text:p>
          </table:table-cell>
          <table:table-cell office:value-type="string">
            <text:p>4.063819156</text:p>
          </table:table-cell>
          <table:table-cell office:value-type="string">
            <text:p>4.034969793</text:p>
          </table:table-cell>
          <table:table-cell office:value-type="string">
            <text:p>4.085766897</text:p>
          </table:table-cell>
          <table:table-cell office:value-type="string">
            <text:p>3.782740322</text:p>
          </table:table-cell>
          <table:table-cell office:value-type="string">
            <text:p>3.671032953</text:p>
          </table:table-cell>
          <table:table-cell office:value-type="string">
            <text:p>3.41640932</text:p>
          </table:table-cell>
          <table:table-cell office:value-type="string">
            <text:p>3.311048358</text:p>
          </table:table-cell>
          <table:table-cell office:value-type="string">
            <text:p>3.199374295</text:p>
          </table:table-cell>
          <table:table-cell office:value-type="string">
            <text:p>2.954850139</text:p>
          </table:table-cell>
          <table:table-cell office:value-type="string">
            <text:p>2.903002267</text:p>
          </table:table-cell>
          <table:table-cell office:value-type="string">
            <text:p>2.73279179</text:p>
          </table:table-cell>
          <table:table-cell office:value-type="string">
            <text:p>2.554849336</text:p>
          </table:table-cell>
          <table:table-cell office:value-type="string">
            <text:p>2.36816206</text:p>
          </table:table-cell>
          <table:table-cell office:value-type="string">
            <text:p>2.300712614</text:p>
          </table:table-cell>
          <table:table-cell office:value-type="string">
            <text:p>2.2947399</text:p>
          </table:table-cell>
          <table:table-cell office:value-type="string">
            <text:p>2.23959565</text:p>
          </table:table-cell>
          <table:table-cell office:value-type="string">
            <text:p>2.190050416</text:p>
          </table:table-cell>
          <table:table-cell office:value-type="string">
            <text:p>2.174727426</text:p>
          </table:table-cell>
          <table:table-cell office:value-type="string">
            <text:p>2.220891699</text:p>
          </table:table-cell>
          <table:table-cell office:value-type="string">
            <text:p>2.325736571</text:p>
          </table:table-cell>
          <table:table-cell office:value-type="string">
            <text:p>2.385381668</text:p>
          </table:table-cell>
          <table:table-cell office:value-type="string">
            <text:p>2.384474193</text:p>
          </table:table-cell>
          <table:table-cell office:value-type="string">
            <text:p>2.382598128</text:p>
          </table:table-cell>
          <table:table-cell office:value-type="string">
            <text:p>2.348578449</text:p>
          </table:table-cell>
          <table:table-cell office:value-type="string">
            <text:p>2.312683891</text:p>
          </table:table-cell>
          <table:table-cell office:value-type="string">
            <text:p>2.381787531</text:p>
          </table:table-cell>
          <table:table-cell office:value-type="string">
            <text:p>2.611867262</text:p>
          </table:table-cell>
          <table:table-cell office:value-type="string">
            <text:p>2.509829291</text:p>
          </table:table-cell>
          <table:table-cell office:value-type="string">
            <text:p>2.402941858</text:p>
          </table:table-cell>
          <table:table-cell office:value-type="string">
            <text:p>2.363260189</text:p>
          </table:table-cell>
          <table:table-cell office:value-type="string">
            <text:p>2.300315815</text:p>
          </table:table-cell>
          <table:table-cell office:value-type="string">
            <text:p>2.250751591</text:p>
          </table:table-cell>
          <table:table-cell office:value-type="string">
            <text:p>2.260166942</text:p>
          </table:table-cell>
          <table:table-cell office:value-type="string">
            <text:p>2.22812894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Yemen, Rep.</text:p>
          </table:table-cell>
          <table:table-cell office:value-type="string">
            <text:p>YEM</text:p>
          </table:table-cell>
          <table:table-cell table:number-columns-repeated="30" office:value-type="string">
            <text:p>..</text:p>
          </table:table-cell>
          <table:table-cell office:value-type="string">
            <text:p>6.551183444</text:p>
          </table:table-cell>
          <table:table-cell office:value-type="string">
            <text:p>7.011218859</text:p>
          </table:table-cell>
          <table:table-cell office:value-type="string">
            <text:p>7.277043191</text:p>
          </table:table-cell>
          <table:table-cell office:value-type="string">
            <text:p>7.063920416</text:p>
          </table:table-cell>
          <table:table-cell office:value-type="string">
            <text:p>8.398759041</text:p>
          </table:table-cell>
          <table:table-cell office:value-type="string">
            <text:p>6.350578483</text:p>
          </table:table-cell>
          <table:table-cell office:value-type="string">
            <text:p>5.281345941</text:p>
          </table:table-cell>
          <table:table-cell office:value-type="string">
            <text:p>5.805752597</text:p>
          </table:table-cell>
          <table:table-cell office:value-type="string">
            <text:p>6.081568704</text:p>
          </table:table-cell>
          <table:table-cell office:value-type="string">
            <text:p>5.172722436</text:p>
          </table:table-cell>
          <table:table-cell office:value-type="string">
            <text:p>4.915392365</text:p>
          </table:table-cell>
          <table:table-cell office:value-type="string">
            <text:p>5.481014692</text:p>
          </table:table-cell>
          <table:table-cell office:value-type="string">
            <text:p>6.89560795</text:p>
          </table:table-cell>
          <table:table-cell office:value-type="string">
            <text:p>6.854552052</text:p>
          </table:table-cell>
          <table:table-cell office:value-type="string">
            <text:p>5.301366496</text:p>
          </table:table-cell>
          <table:table-cell office:value-type="string">
            <text:p>4.868317012</text:p>
          </table:table-cell>
          <table:table-cell office:value-type="string">
            <text:p>4.308466835</text:p>
          </table:table-cell>
          <table:table-cell office:value-type="string">
            <text:p>4.850723487</text:p>
          </table:table-cell>
          <table:table-cell office:value-type="string">
            <text:p>4.445829498</text:p>
          </table:table-cell>
          <table:table-cell office:value-type="string">
            <text:p>5.653648497</text:p>
          </table:table-cell>
          <table:table-cell office:value-type="string">
            <text:p>4.685557034</text:p>
          </table:table-cell>
          <table:table-cell office:value-type="string">
            <text:p>4.926461703</text:p>
          </table:table-cell>
          <table:table-cell office:value-type="string">
            <text:p>4.573884277</text:p>
          </table:table-cell>
          <table:table-cell office:value-type="string">
            <text:p>4.079527404</text:p>
          </table:table-cell>
          <table:table-cell office:value-type="string">
            <text:p>3.966891088</text:p>
          </table:table-cell>
          <table:table-cell table:number-columns-repeated="3"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Zambia</text:p>
          </table:table-cell>
          <table:table-cell office:value-type="string">
            <text:p>ZMB</text:p>
          </table:table-cell>
          <table:table-cell table:number-columns-repeated="24" office:value-type="string">
            <text:p>..</text:p>
          </table:table-cell>
          <table:table-cell office:value-type="string">
            <text:p>3.00141959</text:p>
          </table:table-cell>
          <table:table-cell office:value-type="string">
            <text:p>2.361458731</text:p>
          </table:table-cell>
          <table:table-cell office:value-type="string">
            <text:p>3.702789435</text:p>
          </table:table-cell>
          <table:table-cell office:value-type="string">
            <text:p>2.953997403</text:p>
          </table:table-cell>
          <table:table-cell office:value-type="string">
            <text:p>2.326184992</text:p>
          </table:table-cell>
          <table:table-cell office:value-type="string">
            <text:p>4.195269403</text:p>
          </table:table-cell>
          <table:table-cell office:value-type="string">
            <text:p>3.723310394</text:p>
          </table:table-cell>
          <table:table-cell office:value-type="string">
            <text:p>2.554108151</text:p>
          </table:table-cell>
          <table:table-cell office:value-type="string">
            <text:p>2.955769676</text:p>
          </table:table-cell>
          <table:table-cell office:value-type="string">
            <text:p>1.561882115</text:p>
          </table:table-cell>
          <table:table-cell office:value-type="string">
            <text:p>1.719245351</text:p>
          </table:table-cell>
          <table:table-cell office:value-type="string">
            <text:p>1.451688393</text:p>
          </table:table-cell>
          <table:table-cell office:value-type="string">
            <text:p>1.051809549</text:p>
          </table:table-cell>
          <table:table-cell office:value-type="string">
            <text:p>1.007661035</text:p>
          </table:table-cell>
          <table:table-cell office:value-type="string">
            <text:p>..</text:p>
          </table:table-cell>
          <table:table-cell office:value-type="string">
            <text:p>1.648318463</text:p>
          </table:table-cell>
          <table:table-cell table:number-columns-repeated="4" office:value-type="string">
            <text:p>..</text:p>
          </table:table-cell>
          <table:table-cell office:value-type="string">
            <text:p>1.580899606</text:p>
          </table:table-cell>
          <table:table-cell office:value-type="string">
            <text:p>1.674406236</text:p>
          </table:table-cell>
          <table:table-cell office:value-type="string">
            <text:p>1.613645798</text:p>
          </table:table-cell>
          <table:table-cell office:value-type="string">
            <text:p>1.652418863</text:p>
          </table:table-cell>
          <table:table-cell office:value-type="string">
            <text:p>1.552422316</text:p>
          </table:table-cell>
          <table:table-cell office:value-type="string">
            <text:p>1.441530462</text:p>
          </table:table-cell>
          <table:table-cell office:value-type="string">
            <text:p>1.382592765</text:p>
          </table:table-cell>
          <table:table-cell office:value-type="string">
            <text:p>1.317606823</text:p>
          </table:table-cell>
          <table:table-cell office:value-type="string">
            <text:p>1.357852118</text:p>
          </table:table-cell>
          <table:table-cell office:value-type="string">
            <text:p>1.359739114</text:p>
          </table:table-cell>
          <table:table-cell office:value-type="string">
            <text:p>1.633869373</text:p>
          </table:table-cell>
          <table:table-cell office:value-type="string">
            <text:p>1.753234112</text:p>
          </table:table-cell>
          <table:table-cell office:value-type="string">
            <text:p>1.42189301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litary expenditure (% of GDP)</text:p>
          </table:table-cell>
          <table:table-cell office:value-type="string">
            <text:p>mil_exp</text:p>
          </table:table-cell>
          <table:table-cell office:value-type="string">
            <text:p>Zimbabwe</text:p>
          </table:table-cell>
          <table:table-cell office:value-type="string">
            <text:p>ZWE</text:p>
          </table:table-cell>
          <table:table-cell table:number-columns-repeated="5" office:value-type="string">
            <text:p>..</text:p>
          </table:table-cell>
          <table:table-cell office:value-type="string">
            <text:p>1.189535927</text:p>
          </table:table-cell>
          <table:table-cell office:value-type="string">
            <text:p>1.322411282</text:p>
          </table:table-cell>
          <table:table-cell office:value-type="string">
            <text:p>1.360055318</text:p>
          </table:table-cell>
          <table:table-cell office:value-type="string">
            <text:p>2.06812666</text:p>
          </table:table-cell>
          <table:table-cell office:value-type="string">
            <text:p>2.422770542</text:p>
          </table:table-cell>
          <table:table-cell office:value-type="string">
            <text:p>2.438692621</text:p>
          </table:table-cell>
          <table:table-cell office:value-type="string">
            <text:p>2.28804457</text:p>
          </table:table-cell>
          <table:table-cell office:value-type="string">
            <text:p>2.182819519</text:p>
          </table:table-cell>
          <table:table-cell office:value-type="string">
            <text:p>2.625890446</text:p>
          </table:table-cell>
          <table:table-cell office:value-type="string">
            <text:p>2.977026496</text:p>
          </table:table-cell>
          <table:table-cell office:value-type="string">
            <text:p>3.399445845</text:p>
          </table:table-cell>
          <table:table-cell office:value-type="string">
            <text:p>4.626743597</text:p>
          </table:table-cell>
          <table:table-cell office:value-type="string">
            <text:p>6.538153477</text:p>
          </table:table-cell>
          <table:table-cell office:value-type="string">
            <text:p>7.991312622</text:p>
          </table:table-cell>
          <table:table-cell office:value-type="string">
            <text:p>8.520588302</text:p>
          </table:table-cell>
          <table:table-cell office:value-type="string">
            <text:p>6.629117191</text:p>
          </table:table-cell>
          <table:table-cell office:value-type="string">
            <text:p>4.864334254</text:p>
          </table:table-cell>
          <table:table-cell office:value-type="string">
            <text:p>5.122544869</text:p>
          </table:table-cell>
          <table:table-cell office:value-type="string">
            <text:p>5.560874217</text:p>
          </table:table-cell>
          <table:table-cell office:value-type="string">
            <text:p>5.677626761</text:p>
          </table:table-cell>
          <table:table-cell office:value-type="string">
            <text:p>5.486708763</text:p>
          </table:table-cell>
          <table:table-cell office:value-type="string">
            <text:p>5.503798884</text:p>
          </table:table-cell>
          <table:table-cell office:value-type="string">
            <text:p>5.823875877</text:p>
          </table:table-cell>
          <table:table-cell office:value-type="string">
            <text:p>5.208717154</text:p>
          </table:table-cell>
          <table:table-cell office:value-type="string">
            <text:p>4.931017229</text:p>
          </table:table-cell>
          <table:table-cell office:value-type="string">
            <text:p>4.739397624</text:p>
          </table:table-cell>
          <table:table-cell office:value-type="string">
            <text:p>4.351684272</text:p>
          </table:table-cell>
          <table:table-cell office:value-type="string">
            <text:p>4.389413023</text:p>
          </table:table-cell>
          <table:table-cell office:value-type="string">
            <text:p>3.805714584</text:p>
          </table:table-cell>
          <table:table-cell office:value-type="string">
            <text:p>3.597615618</text:p>
          </table:table-cell>
          <table:table-cell office:value-type="string">
            <text:p>3.696948282</text:p>
          </table:table-cell>
          <table:table-cell office:value-type="string">
            <text:p>3.409856204</text:p>
          </table:table-cell>
          <table:table-cell office:value-type="string">
            <text:p>3.650828138</text:p>
          </table:table-cell>
          <table:table-cell office:value-type="string">
            <text:p>4.779780068</text:p>
          </table:table-cell>
          <table:table-cell office:value-type="string">
            <text:p>3.840762567</text:p>
          </table:table-cell>
          <table:table-cell office:value-type="string">
            <text:p>5.176415468</text:p>
          </table:table-cell>
          <table:table-cell office:value-type="string">
            <text:p>4.230245333</text:p>
          </table:table-cell>
          <table:table-cell office:value-type="string">
            <text:p>10.67467005</text:p>
          </table:table-cell>
          <table:table-cell office:value-type="string">
            <text:p>3.401080363</text:p>
          </table:table-cell>
          <table:table-cell office:value-type="string">
            <text:p>4.411259311</text:p>
          </table:table-cell>
          <table:table-cell office:value-type="string">
            <text:p>2.283146597</text:p>
          </table:table-cell>
          <table:table-cell office:value-type="string">
            <text:p>2.970298939</text:p>
          </table:table-cell>
          <table:table-cell table:number-columns-repeated="3" office:value-type="string">
            <text:p>..</text:p>
          </table:table-cell>
          <table:table-cell office:value-type="string">
            <text:p>0.969181223</text:p>
          </table:table-cell>
          <table:table-cell office:value-type="string">
            <text:p>1.640193477</text:p>
          </table:table-cell>
          <table:table-cell office:value-type="string">
            <text:p>2.234665388</text:p>
          </table:table-cell>
          <table:table-cell office:value-type="string">
            <text:p>2.308473599</text:p>
          </table:table-cell>
          <table:table-cell office:value-type="string">
            <text:p>2.316398336</text:p>
          </table:table-cell>
          <table:table-cell office:value-type="string">
            <text:p>2.31024026</text:p>
          </table:table-cell>
          <table:table-cell office:value-type="string">
            <text:p>2.154427516</text:p>
          </table:table-cell>
          <table:table-cell office:value-type="string">
            <text:p>.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13.06.2018</text:date>, <text:time>18:13:5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430" meta:object-count="0"/>
    <meta:generator>OpenOffice/4.1.5$Win32 OpenOffice.org_project/415m1$Build-9789</meta:generator>
  </office:meta>
</office:document-meta>
</file>